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48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3.30729166666667cm" style:use-optimal-column-width="true"/>
    </style:style>
    <style:style style:name="co42" style:family="table-column">
      <style:table-column-properties fo:break-before="auto" style:column-width="3.70416666666667cm" style:use-optimal-column-width="true"/>
    </style:style>
    <style:style style:name="co43" style:family="table-column">
      <style:table-column-properties fo:break-before="auto" style:column-width="5.3975cm" style:use-optimal-column-width="true"/>
    </style:style>
    <style:style style:name="co44" style:family="table-column">
      <style:table-column-properties fo:break-before="auto" style:column-width="3.22791666666667cm" style:use-optimal-column-width="true"/>
    </style:style>
    <style:style style:name="co45" style:family="table-column">
      <style:table-column-properties fo:break-before="auto" style:column-width="1.95791666666667cm" style:use-optimal-column-width="true"/>
    </style:style>
    <style:style style:name="co46" style:family="table-column">
      <style:table-column-properties fo:break-before="auto" style:column-width="6.0325cm" style:use-optimal-column-width="true"/>
    </style:style>
    <style:style style:name="co47" style:family="table-column">
      <style:table-column-properties fo:break-before="auto" style:column-width="3.62479166666667cm" style:use-optimal-column-width="true"/>
    </style:style>
    <style:style style:name="co48" style:family="table-column">
      <style:table-column-properties fo:break-before="auto" style:column-width="2.59291666666667cm" style:use-optimal-column-width="true"/>
    </style:style>
    <style:style style:name="co49" style:family="table-column">
      <style:table-column-properties fo:break-before="auto" style:column-width="3.12208333333333cm" style:use-optimal-column-width="true"/>
    </style:style>
    <style:style style:name="co50" style:family="table-column">
      <style:table-column-properties fo:break-before="auto" style:column-width="2.8575cm" style:use-optimal-column-width="true"/>
    </style:style>
    <style:style style:name="co51" style:family="table-column">
      <style:table-column-properties fo:break-before="auto" style:column-width="5.50333333333333cm" style:use-optimal-column-width="true"/>
    </style:style>
    <style:style style:name="co52" style:family="table-column">
      <style:table-column-properties fo:break-before="auto" style:column-width="4.7625cm" style:use-optimal-column-width="true"/>
    </style:style>
    <style:style style:name="co53" style:family="table-column">
      <style:table-column-properties fo:break-before="auto" style:column-width="5.13291666666667cm" style:use-optimal-column-width="true"/>
    </style:style>
    <style:style style:name="co54" style:family="table-column">
      <style:table-column-properties fo:break-before="auto" style:column-width="5.82083333333333cm" style:use-optimal-column-width="true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10" table:default-cell-style-name="ce6"/>
        <table:table-column table:style-name="co6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38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8-11-01T00:00:00" table:style-name="ce4">
            <text:p>2018/11/1</text:p>
          </table:table-cell>
          <table:table-cell office:value-type="float" office:value="5511" table:style-name="ce5">
            <text:p>5,511<text:s/></text:p>
          </table:table-cell>
          <table:table-cell office:value-type="float" office:value="16373" table:style-name="ce5">
            <text:p>16,373<text:s/></text:p>
          </table:table-cell>
          <table:table-cell office:value-type="float" office:value="45480" table:style-name="ce5">
            <text:p>45,480<text:s/></text:p>
          </table:table-cell>
          <table:table-cell office:value-type="float" office:value="48168" table:style-name="ce5">
            <text:p>48,168<text:s/></text:p>
          </table:table-cell>
          <table:table-cell office:value-type="float" office:value="28700" table:style-name="ce5">
            <text:p>28,700<text:s/></text:p>
          </table:table-cell>
          <table:table-cell office:value-type="float" office:value="16732" table:style-name="ce5">
            <text:p>16,732<text:s/></text:p>
          </table:table-cell>
          <table:table-cell office:value-type="float" office:value="12476" table:style-name="ce5">
            <text:p>12,476<text:s/></text:p>
          </table:table-cell>
          <table:table-cell office:value-type="float" office:value="4021" table:style-name="ce5">
            <text:p>4,021<text:s/></text:p>
          </table:table-cell>
          <table:table-cell office:value-type="float" office:value="3014" table:style-name="ce5">
            <text:p>3,014<text:s/></text:p>
          </table:table-cell>
          <table:table-cell office:value-type="float" office:value="16486" table:style-name="ce5">
            <text:p>16,486<text:s/></text:p>
          </table:table-cell>
          <table:table-cell office:value-type="float" office:value="2231" table:style-name="ce5">
            <text:p>2,231<text:s/></text:p>
          </table:table-cell>
          <table:table-cell office:value-type="float" office:value="4911" table:style-name="ce5">
            <text:p>4,911<text:s/></text:p>
          </table:table-cell>
          <table:table-cell office:value-type="float" office:value="5625" table:style-name="ce5">
            <text:p>5,625<text:s/></text:p>
          </table:table-cell>
          <table:table-cell office:value-type="float" office:value="11085" table:style-name="ce5">
            <text:p>11,085<text:s/></text:p>
          </table:table-cell>
          <table:table-cell office:value-type="float" office:value="11105" table:style-name="ce5">
            <text:p>11,105<text:s/></text:p>
          </table:table-cell>
          <table:table-cell office:value-type="float" office:value="20209" table:style-name="ce5">
            <text:p>20,209<text:s/></text:p>
          </table:table-cell>
          <table:table-cell office:value-type="float" office:value="18103" table:style-name="ce5">
            <text:p>18,103<text:s/></text:p>
          </table:table-cell>
          <table:table-cell office:value-type="float" office:value="5975" table:style-name="ce5">
            <text:p>5,975<text:s/></text:p>
          </table:table-cell>
          <table:table-cell office:value-type="float" office:value="9222" table:style-name="ce5">
            <text:p>9,222<text:s/></text:p>
          </table:table-cell>
          <table:table-cell office:value-type="float" office:value="3173" table:style-name="ce5">
            <text:p>3,173<text:s/></text:p>
          </table:table-cell>
          <table:table-cell office:value-type="float" office:value="9067" table:style-name="ce5">
            <text:p>9,067<text:s/></text:p>
          </table:table-cell>
          <table:table-cell office:value-type="float" office:value="8910" table:style-name="ce5">
            <text:p>8,910<text:s/></text:p>
          </table:table-cell>
          <table:table-cell office:value-type="float" office:value="5716" table:style-name="ce5">
            <text:p>5,716<text:s/></text:p>
          </table:table-cell>
          <table:table-cell office:value-type="float" office:value="36671" table:style-name="ce5">
            <text:p>36,671<text:s/></text:p>
          </table:table-cell>
          <table:table-cell office:value-type="float" office:value="2586" table:style-name="ce5">
            <text:p>2,586<text:s/></text:p>
          </table:table-cell>
          <table:table-cell office:value-type="float" office:value="11022" table:style-name="ce5">
            <text:p>11,022<text:s/></text:p>
          </table:table-cell>
          <table:table-cell office:value-type="float" office:value="12387" table:style-name="ce5">
            <text:p>12,387<text:s/></text:p>
          </table:table-cell>
          <table:table-cell office:value-type="float" office:value="17353" table:style-name="ce5">
            <text:p>17,353<text:s/></text:p>
          </table:table-cell>
          <table:table-cell office:value-type="float" office:value="22627" table:style-name="ce5">
            <text:p>22,627<text:s/></text:p>
          </table:table-cell>
          <table:table-cell office:value-type="float" office:value="18204" table:style-name="ce5">
            <text:p>18,204<text:s/></text:p>
          </table:table-cell>
          <table:table-cell office:value-type="float" office:value="9943" table:style-name="ce5">
            <text:p>9,943<text:s/></text:p>
          </table:table-cell>
          <table:table-cell office:value-type="float" office:value="28284" table:style-name="ce5">
            <text:p>28,284<text:s/></text:p>
          </table:table-cell>
          <table:table-cell office:value-type="float" office:value="18994" table:style-name="ce5">
            <text:p>18,994<text:s/></text:p>
          </table:table-cell>
          <table:table-cell office:value-type="float" office:value="35073" table:style-name="ce5">
            <text:p>35,073<text:s/></text:p>
          </table:table-cell>
          <table:table-cell office:value-type="float" office:value="29269" table:style-name="ce5">
            <text:p>29,269<text:s/></text:p>
          </table:table-cell>
          <table:table-cell office:value-type="float" office:value="11921" table:style-name="ce5">
            <text:p>11,921<text:s/></text:p>
          </table:table-cell>
          <table:table-cell office:value-type="float" office:value="39124" table:style-name="ce5">
            <text:p>39,124<text:s/></text:p>
          </table:table-cell>
          <table:table-cell office:value-type="float" office:value="28391" table:style-name="ce5">
            <text:p>28,391<text:s/></text:p>
          </table:table-cell>
          <table:table-cell office:value-type="float" office:value="26640" table:style-name="ce5">
            <text:p>26,640<text:s/></text:p>
          </table:table-cell>
          <table:table-cell office:value-type="float" office:value="22524" table:style-name="ce5">
            <text:p>22,524<text:s/></text:p>
          </table:table-cell>
          <table:table-cell office:value-type="float" office:value="26763" table:style-name="ce5">
            <text:p>26,763<text:s/></text:p>
          </table:table-cell>
          <table:table-cell office:value-type="float" office:value="135757" table:style-name="ce5">
            <text:p>135,757<text:s/></text:p>
          </table:table-cell>
          <table:table-cell office:value-type="float" office:value="40659" table:style-name="ce5">
            <text:p>40,659<text:s/></text:p>
          </table:table-cell>
          <table:table-cell office:value-type="float" office:value="24380" table:style-name="ce5">
            <text:p>24,380<text:s/></text:p>
          </table:table-cell>
          <table:table-cell office:value-type="float" office:value="24939" table:style-name="ce5">
            <text:p>24,939<text:s/></text:p>
          </table:table-cell>
          <table:table-cell office:value-type="float" office:value="28279" table:style-name="ce5">
            <text:p>28,279<text:s/></text:p>
          </table:table-cell>
          <table:table-cell office:value-type="float" office:value="32787" table:style-name="ce5">
            <text:p>32,787<text:s/></text:p>
          </table:table-cell>
          <table:table-cell office:value-type="float" office:value="29075" table:style-name="ce5">
            <text:p>29,075<text:s/></text:p>
          </table:table-cell>
          <table:table-cell office:value-type="float" office:value="24269" table:style-name="ce5">
            <text:p>24,269<text:s/></text:p>
          </table:table-cell>
          <table:table-cell office:value-type="float" office:value="13396" table:style-name="ce5">
            <text:p>13,396<text:s/></text:p>
          </table:table-cell>
          <table:table-cell office:value-type="float" office:value="33628" table:style-name="ce5">
            <text:p>33,628<text:s/></text:p>
          </table:table-cell>
          <table:table-cell office:value-type="float" office:value="7247" table:style-name="ce5">
            <text:p>7,247<text:s/></text:p>
          </table:table-cell>
          <table:table-cell office:value-type="float" office:value="8739" table:style-name="ce5">
            <text:p>8,739<text:s/></text:p>
          </table:table-cell>
          <table:table-cell office:value-type="float" office:value="19199" table:style-name="ce5">
            <text:p>19,199<text:s/></text:p>
          </table:table-cell>
          <table:table-cell office:value-type="float" office:value="6091" table:style-name="ce5">
            <text:p>6,091<text:s/></text:p>
          </table:table-cell>
          <table:table-cell office:value-type="float" office:value="3816" table:style-name="ce5">
            <text:p>3,816<text:s/></text:p>
          </table:table-cell>
          <table:table-cell office:value-type="float" office:value="3793" table:style-name="ce5">
            <text:p>3,793<text:s/></text:p>
          </table:table-cell>
          <table:table-cell office:value-type="float" office:value="14122" table:style-name="ce5">
            <text:p>14,122<text:s/></text:p>
          </table:table-cell>
          <table:table-cell office:value-type="float" office:value="9943" table:style-name="ce5">
            <text:p>9,943<text:s/></text:p>
          </table:table-cell>
          <table:table-cell office:value-type="float" office:value="7215" table:style-name="ce5">
            <text:p>7,215<text:s/></text:p>
          </table:table-cell>
          <table:table-cell office:value-type="float" office:value="34135" table:style-name="ce5">
            <text:p>34,135<text:s/></text:p>
          </table:table-cell>
          <table:table-cell office:value-type="float" office:value="8279" table:style-name="ce5">
            <text:p>8,279<text:s/></text:p>
          </table:table-cell>
          <table:table-cell office:value-type="float" office:value="13340" table:style-name="ce5">
            <text:p>13,340<text:s/></text:p>
          </table:table-cell>
          <table:table-cell office:value-type="float" office:value="7283" table:style-name="ce5">
            <text:p>7,283<text:s/></text:p>
          </table:table-cell>
          <table:table-cell office:value-type="float" office:value="22825" table:style-name="ce5">
            <text:p>22,825<text:s/></text:p>
          </table:table-cell>
          <table:table-cell office:value-type="float" office:value="24347" table:style-name="ce5">
            <text:p>24,347<text:s/></text:p>
          </table:table-cell>
          <table:table-cell office:value-type="float" office:value="27769" table:style-name="ce5">
            <text:p>27,769<text:s/></text:p>
          </table:table-cell>
          <table:table-cell office:value-type="float" office:value="43116" table:style-name="ce5">
            <text:p>43,116<text:s/></text:p>
          </table:table-cell>
          <table:table-cell office:value-type="float" office:value="43185" table:style-name="ce5">
            <text:p>43,185<text:s/></text:p>
          </table:table-cell>
          <table:table-cell office:value-type="float" office:value="27527" table:style-name="ce5">
            <text:p>27,527<text:s/></text:p>
          </table:table-cell>
          <table:table-cell office:value-type="float" office:value="29146" table:style-name="ce5">
            <text:p>29,146<text:s/></text:p>
          </table:table-cell>
          <table:table-cell office:value-type="float" office:value="67153" table:style-name="ce5">
            <text:p>67,153<text:s/></text:p>
          </table:table-cell>
          <table:table-cell office:value-type="float" office:value="26039" table:style-name="ce5">
            <text:p>26,039<text:s/></text:p>
          </table:table-cell>
          <table:table-cell office:value-type="float" office:value="33240" table:style-name="ce5">
            <text:p>33,240<text:s/></text:p>
          </table:table-cell>
          <table:table-cell office:value-type="float" office:value="37442" table:style-name="ce5">
            <text:p>37,442<text:s/></text:p>
          </table:table-cell>
          <table:table-cell office:value-type="float" office:value="23946" table:style-name="ce5">
            <text:p>23,946<text:s/></text:p>
          </table:table-cell>
          <table:table-cell office:value-type="float" office:value="63668" table:style-name="ce5">
            <text:p>63,668<text:s/></text:p>
          </table:table-cell>
          <table:table-cell office:value-type="float" office:value="21986" table:style-name="ce5">
            <text:p>21,986<text:s/></text:p>
          </table:table-cell>
          <table:table-cell office:value-type="float" office:value="17150" table:style-name="ce5">
            <text:p>17,150<text:s/></text:p>
          </table:table-cell>
          <table:table-cell office:value-type="float" office:value="16883" table:style-name="ce5">
            <text:p>16,883<text:s/></text:p>
          </table:table-cell>
          <table:table-cell office:value-type="float" office:value="19320" table:style-name="ce5">
            <text:p>19,320<text:s/></text:p>
          </table:table-cell>
          <table:table-cell office:value-type="float" office:value="12880" table:style-name="ce5">
            <text:p>12,880<text:s/></text:p>
          </table:table-cell>
          <table:table-cell office:value-type="float" office:value="29954" table:style-name="ce5">
            <text:p>29,954<text:s/></text:p>
          </table:table-cell>
          <table:table-cell office:value-type="float" office:value="19882" table:style-name="ce5">
            <text:p>19,882<text:s/></text:p>
          </table:table-cell>
          <table:table-cell office:value-type="float" office:value="7588" table:style-name="ce5">
            <text:p>7,588<text:s/></text:p>
          </table:table-cell>
          <table:table-cell office:value-type="float" office:value="11978" table:style-name="ce5">
            <text:p>11,978<text:s/></text:p>
          </table:table-cell>
          <table:table-cell office:value-type="float" office:value="43292" table:style-name="ce5">
            <text:p>43,292<text:s/></text:p>
          </table:table-cell>
          <table:table-cell office:value-type="float" office:value="26492" table:style-name="ce5">
            <text:p>26,492<text:s/></text:p>
          </table:table-cell>
          <table:table-cell office:value-type="float" office:value="26348" table:style-name="ce5">
            <text:p>26,348<text:s/></text:p>
          </table:table-cell>
          <table:table-cell office:value-type="float" office:value="24721" table:style-name="ce5">
            <text:p>24,721<text:s/></text:p>
          </table:table-cell>
          <table:table-cell office:value-type="float" office:value="14885" table:style-name="ce5">
            <text:p>14,885<text:s/></text:p>
          </table:table-cell>
          <table:table-cell office:value-type="float" office:value="12018" table:style-name="ce5">
            <text:p>12,018<text:s/></text:p>
          </table:table-cell>
          <table:table-cell office:value-type="float" office:value="4779" table:style-name="ce5">
            <text:p>4,779<text:s/></text:p>
          </table:table-cell>
          <table:table-cell office:value-type="float" office:value="5208" table:style-name="ce5">
            <text:p>5,208<text:s/></text:p>
          </table:table-cell>
          <table:table-cell office:value-type="float" office:value="6467" table:style-name="ce5">
            <text:p>6,467<text:s/></text:p>
          </table:table-cell>
          <table:table-cell office:value-type="float" office:value="10695" table:style-name="ce5">
            <text:p>10,695<text:s/></text:p>
          </table:table-cell>
          <table:table-cell office:value-type="float" office:value="10009" table:style-name="ce5">
            <text:p>10,009<text:s/></text:p>
          </table:table-cell>
          <table:table-cell office:value-type="float" office:value="12403" table:style-name="ce5">
            <text:p>12,403<text:s/></text:p>
          </table:table-cell>
          <table:table-cell office:value-type="float" office:value="19093" table:style-name="ce5">
            <text:p>19,093<text:s/></text:p>
          </table:table-cell>
          <table:table-cell office:value-type="float" office:value="30564" table:style-name="ce5">
            <text:p>30,564<text:s/></text:p>
          </table:table-cell>
          <table:table-cell office:value-type="float" office:value="26905" table:style-name="ce5">
            <text:p>26,905<text:s/></text:p>
          </table:table-cell>
          <table:table-cell office:value-type="float" office:value="13716" table:style-name="ce5">
            <text:p>13,716<text:s/></text:p>
          </table:table-cell>
          <table:table-cell office:value-type="float" office:value="13044" table:style-name="ce5">
            <text:p>13,044<text:s/></text:p>
          </table:table-cell>
          <table:table-cell office:value-type="float" office:value="13148" table:style-name="ce5">
            <text:p>13,148<text:s/></text:p>
          </table:table-cell>
          <table:table-cell office:value-type="float" office:value="13002" table:style-name="ce5">
            <text:p>13,002<text:s/></text:p>
          </table:table-cell>
          <table:table-cell office:value-type="float" office:value="12523" table:style-name="ce5">
            <text:p>12,523<text:s/></text:p>
          </table:table-cell>
          <table:table-cell office:value-type="float" office:value="10465" table:style-name="ce5">
            <text:p>10,465<text:s/></text:p>
          </table:table-cell>
          <table:table-cell office:value-type="float" office:value="9356" table:style-name="ce5">
            <text:p>9,356<text:s/></text:p>
          </table:table-cell>
          <table:table-cell table:number-columns-repeated="16275"/>
        </table:table-row>
        <table:table-row table:style-name="ro2">
          <table:table-cell office:value-type="date" office:date-value="2018-11-02T00:00:00" table:style-name="ce4">
            <text:p>2018/11/2</text:p>
          </table:table-cell>
          <table:table-cell office:value-type="float" office:value="6285" table:style-name="ce5">
            <text:p>6,285<text:s/></text:p>
          </table:table-cell>
          <table:table-cell office:value-type="float" office:value="16965" table:style-name="ce5">
            <text:p>16,965<text:s/></text:p>
          </table:table-cell>
          <table:table-cell office:value-type="float" office:value="47891" table:style-name="ce5">
            <text:p>47,891<text:s/></text:p>
          </table:table-cell>
          <table:table-cell office:value-type="float" office:value="55335" table:style-name="ce5">
            <text:p>55,335<text:s/></text:p>
          </table:table-cell>
          <table:table-cell office:value-type="float" office:value="30043" table:style-name="ce5">
            <text:p>30,043<text:s/></text:p>
          </table:table-cell>
          <table:table-cell office:value-type="float" office:value="17510" table:style-name="ce5">
            <text:p>17,510<text:s/></text:p>
          </table:table-cell>
          <table:table-cell office:value-type="float" office:value="13245" table:style-name="ce5">
            <text:p>13,245<text:s/></text:p>
          </table:table-cell>
          <table:table-cell office:value-type="float" office:value="4298" table:style-name="ce5">
            <text:p>4,298<text:s/></text:p>
          </table:table-cell>
          <table:table-cell office:value-type="float" office:value="3087" table:style-name="ce5">
            <text:p>3,087<text:s/></text:p>
          </table:table-cell>
          <table:table-cell office:value-type="float" office:value="17006" table:style-name="ce5">
            <text:p>17,006<text:s/></text:p>
          </table:table-cell>
          <table:table-cell office:value-type="float" office:value="2237" table:style-name="ce5">
            <text:p>2,237<text:s/></text:p>
          </table:table-cell>
          <table:table-cell office:value-type="float" office:value="4974" table:style-name="ce5">
            <text:p>4,974<text:s/></text:p>
          </table:table-cell>
          <table:table-cell office:value-type="float" office:value="5999" table:style-name="ce5">
            <text:p>5,999<text:s/></text:p>
          </table:table-cell>
          <table:table-cell office:value-type="float" office:value="10937" table:style-name="ce5">
            <text:p>10,937<text:s/></text:p>
          </table:table-cell>
          <table:table-cell office:value-type="float" office:value="12325" table:style-name="ce5">
            <text:p>12,325<text:s/></text:p>
          </table:table-cell>
          <table:table-cell office:value-type="float" office:value="20321" table:style-name="ce5">
            <text:p>20,321<text:s/></text:p>
          </table:table-cell>
          <table:table-cell office:value-type="float" office:value="18118" table:style-name="ce5">
            <text:p>18,118<text:s/></text:p>
          </table:table-cell>
          <table:table-cell office:value-type="float" office:value="6324" table:style-name="ce5">
            <text:p>6,324<text:s/></text:p>
          </table:table-cell>
          <table:table-cell office:value-type="float" office:value="9777" table:style-name="ce5">
            <text:p>9,777<text:s/></text:p>
          </table:table-cell>
          <table:table-cell office:value-type="float" office:value="3091" table:style-name="ce5">
            <text:p>3,091<text:s/></text:p>
          </table:table-cell>
          <table:table-cell office:value-type="float" office:value="9280" table:style-name="ce5">
            <text:p>9,280<text:s/></text:p>
          </table:table-cell>
          <table:table-cell office:value-type="float" office:value="9459" table:style-name="ce5">
            <text:p>9,459<text:s/></text:p>
          </table:table-cell>
          <table:table-cell office:value-type="float" office:value="5799" table:style-name="ce5">
            <text:p>5,799<text:s/></text:p>
          </table:table-cell>
          <table:table-cell office:value-type="float" office:value="36697" table:style-name="ce5">
            <text:p>36,697<text:s/></text:p>
          </table:table-cell>
          <table:table-cell office:value-type="float" office:value="2786" table:style-name="ce5">
            <text:p>2,786<text:s/></text:p>
          </table:table-cell>
          <table:table-cell office:value-type="float" office:value="11639" table:style-name="ce5">
            <text:p>11,639<text:s/></text:p>
          </table:table-cell>
          <table:table-cell office:value-type="float" office:value="13101" table:style-name="ce5">
            <text:p>13,101<text:s/></text:p>
          </table:table-cell>
          <table:table-cell office:value-type="float" office:value="18339" table:style-name="ce5">
            <text:p>18,339<text:s/></text:p>
          </table:table-cell>
          <table:table-cell office:value-type="float" office:value="23810" table:style-name="ce5">
            <text:p>23,810<text:s/></text:p>
          </table:table-cell>
          <table:table-cell office:value-type="float" office:value="19068" table:style-name="ce5">
            <text:p>19,068<text:s/></text:p>
          </table:table-cell>
          <table:table-cell office:value-type="float" office:value="10404" table:style-name="ce5">
            <text:p>10,404<text:s/></text:p>
          </table:table-cell>
          <table:table-cell office:value-type="float" office:value="31644" table:style-name="ce5">
            <text:p>31,644<text:s/></text:p>
          </table:table-cell>
          <table:table-cell office:value-type="float" office:value="20016" table:style-name="ce5">
            <text:p>20,016<text:s/></text:p>
          </table:table-cell>
          <table:table-cell office:value-type="float" office:value="37388" table:style-name="ce5">
            <text:p>37,388<text:s/></text:p>
          </table:table-cell>
          <table:table-cell office:value-type="float" office:value="31489" table:style-name="ce5">
            <text:p>31,489<text:s/></text:p>
          </table:table-cell>
          <table:table-cell office:value-type="float" office:value="12331" table:style-name="ce5">
            <text:p>12,331<text:s/></text:p>
          </table:table-cell>
          <table:table-cell office:value-type="float" office:value="40804" table:style-name="ce5">
            <text:p>40,804<text:s/></text:p>
          </table:table-cell>
          <table:table-cell office:value-type="float" office:value="30013" table:style-name="ce5">
            <text:p>30,013<text:s/></text:p>
          </table:table-cell>
          <table:table-cell office:value-type="float" office:value="27567" table:style-name="ce5">
            <text:p>27,567<text:s/></text:p>
          </table:table-cell>
          <table:table-cell office:value-type="float" office:value="23493" table:style-name="ce5">
            <text:p>23,493<text:s/></text:p>
          </table:table-cell>
          <table:table-cell office:value-type="float" office:value="28045" table:style-name="ce5">
            <text:p>28,045<text:s/></text:p>
          </table:table-cell>
          <table:table-cell office:value-type="float" office:value="178640" table:style-name="ce5">
            <text:p>178,640<text:s/></text:p>
          </table:table-cell>
          <table:table-cell office:value-type="float" office:value="46799" table:style-name="ce5">
            <text:p>46,799<text:s/></text:p>
          </table:table-cell>
          <table:table-cell office:value-type="float" office:value="25580" table:style-name="ce5">
            <text:p>25,580<text:s/></text:p>
          </table:table-cell>
          <table:table-cell office:value-type="float" office:value="25860" table:style-name="ce5">
            <text:p>25,860<text:s/></text:p>
          </table:table-cell>
          <table:table-cell office:value-type="float" office:value="29692" table:style-name="ce5">
            <text:p>29,692<text:s/></text:p>
          </table:table-cell>
          <table:table-cell office:value-type="float" office:value="34117" table:style-name="ce5">
            <text:p>34,117<text:s/></text:p>
          </table:table-cell>
          <table:table-cell office:value-type="float" office:value="31120" table:style-name="ce5">
            <text:p>31,120<text:s/></text:p>
          </table:table-cell>
          <table:table-cell office:value-type="float" office:value="25526" table:style-name="ce5">
            <text:p>25,526<text:s/></text:p>
          </table:table-cell>
          <table:table-cell office:value-type="float" office:value="13572" table:style-name="ce5">
            <text:p>13,572<text:s/></text:p>
          </table:table-cell>
          <table:table-cell office:value-type="float" office:value="34554" table:style-name="ce5">
            <text:p>34,554<text:s/></text:p>
          </table:table-cell>
          <table:table-cell office:value-type="float" office:value="7588" table:style-name="ce5">
            <text:p>7,588<text:s/></text:p>
          </table:table-cell>
          <table:table-cell office:value-type="float" office:value="9313" table:style-name="ce5">
            <text:p>9,313<text:s/></text:p>
          </table:table-cell>
          <table:table-cell office:value-type="float" office:value="19968" table:style-name="ce5">
            <text:p>19,968<text:s/></text:p>
          </table:table-cell>
          <table:table-cell office:value-type="float" office:value="7086" table:style-name="ce5">
            <text:p>7,086<text:s/></text:p>
          </table:table-cell>
          <table:table-cell office:value-type="float" office:value="3952" table:style-name="ce5">
            <text:p>3,952<text:s/></text:p>
          </table:table-cell>
          <table:table-cell office:value-type="float" office:value="3774" table:style-name="ce5">
            <text:p>3,774<text:s/></text:p>
          </table:table-cell>
          <table:table-cell office:value-type="float" office:value="13765" table:style-name="ce5">
            <text:p>13,765<text:s/></text:p>
          </table:table-cell>
          <table:table-cell office:value-type="float" office:value="10287" table:style-name="ce5">
            <text:p>10,287<text:s/></text:p>
          </table:table-cell>
          <table:table-cell office:value-type="float" office:value="7328" table:style-name="ce5">
            <text:p>7,328<text:s/></text:p>
          </table:table-cell>
          <table:table-cell office:value-type="float" office:value="36034" table:style-name="ce5">
            <text:p>36,034<text:s/></text:p>
          </table:table-cell>
          <table:table-cell office:value-type="float" office:value="8879" table:style-name="ce5">
            <text:p>8,879<text:s/></text:p>
          </table:table-cell>
          <table:table-cell office:value-type="float" office:value="14826" table:style-name="ce5">
            <text:p>14,826<text:s/></text:p>
          </table:table-cell>
          <table:table-cell office:value-type="float" office:value="7857" table:style-name="ce5">
            <text:p>7,857<text:s/></text:p>
          </table:table-cell>
          <table:table-cell office:value-type="float" office:value="24499" table:style-name="ce5">
            <text:p>24,499<text:s/></text:p>
          </table:table-cell>
          <table:table-cell office:value-type="float" office:value="24969" table:style-name="ce5">
            <text:p>24,969<text:s/></text:p>
          </table:table-cell>
          <table:table-cell office:value-type="float" office:value="30661" table:style-name="ce5">
            <text:p>30,661<text:s/></text:p>
          </table:table-cell>
          <table:table-cell office:value-type="float" office:value="49084" table:style-name="ce5">
            <text:p>49,084<text:s/></text:p>
          </table:table-cell>
          <table:table-cell office:value-type="float" office:value="44533" table:style-name="ce5">
            <text:p>44,533<text:s/></text:p>
          </table:table-cell>
          <table:table-cell office:value-type="float" office:value="28949" table:style-name="ce5">
            <text:p>28,949<text:s/></text:p>
          </table:table-cell>
          <table:table-cell office:value-type="float" office:value="30626" table:style-name="ce5">
            <text:p>30,626<text:s/></text:p>
          </table:table-cell>
          <table:table-cell office:value-type="float" office:value="77482" table:style-name="ce5">
            <text:p>77,482<text:s/></text:p>
          </table:table-cell>
          <table:table-cell office:value-type="float" office:value="27393" table:style-name="ce5">
            <text:p>27,393<text:s/></text:p>
          </table:table-cell>
          <table:table-cell office:value-type="float" office:value="36264" table:style-name="ce5">
            <text:p>36,264<text:s/></text:p>
          </table:table-cell>
          <table:table-cell office:value-type="float" office:value="42617" table:style-name="ce5">
            <text:p>42,617<text:s/></text:p>
          </table:table-cell>
          <table:table-cell office:value-type="float" office:value="25504" table:style-name="ce5">
            <text:p>25,504<text:s/></text:p>
          </table:table-cell>
          <table:table-cell office:value-type="float" office:value="72902" table:style-name="ce5">
            <text:p>72,902<text:s/></text:p>
          </table:table-cell>
          <table:table-cell office:value-type="float" office:value="23057" table:style-name="ce5">
            <text:p>23,057<text:s/></text:p>
          </table:table-cell>
          <table:table-cell office:value-type="float" office:value="18999" table:style-name="ce5">
            <text:p>18,999<text:s/></text:p>
          </table:table-cell>
          <table:table-cell office:value-type="float" office:value="16868" table:style-name="ce5">
            <text:p>16,868<text:s/></text:p>
          </table:table-cell>
          <table:table-cell office:value-type="float" office:value="23011" table:style-name="ce5">
            <text:p>23,011<text:s/></text:p>
          </table:table-cell>
          <table:table-cell office:value-type="float" office:value="13050" table:style-name="ce5">
            <text:p>13,050<text:s/></text:p>
          </table:table-cell>
          <table:table-cell office:value-type="float" office:value="33525" table:style-name="ce5">
            <text:p>33,525<text:s/></text:p>
          </table:table-cell>
          <table:table-cell office:value-type="float" office:value="21632" table:style-name="ce5">
            <text:p>21,632<text:s/></text:p>
          </table:table-cell>
          <table:table-cell office:value-type="float" office:value="8300" table:style-name="ce5">
            <text:p>8,300<text:s/></text:p>
          </table:table-cell>
          <table:table-cell office:value-type="float" office:value="13116" table:style-name="ce5">
            <text:p>13,116<text:s/></text:p>
          </table:table-cell>
          <table:table-cell office:value-type="float" office:value="44972" table:style-name="ce5">
            <text:p>44,972<text:s/></text:p>
          </table:table-cell>
          <table:table-cell office:value-type="float" office:value="27414" table:style-name="ce5">
            <text:p>27,414<text:s/></text:p>
          </table:table-cell>
          <table:table-cell office:value-type="float" office:value="28397" table:style-name="ce5">
            <text:p>28,397<text:s/></text:p>
          </table:table-cell>
          <table:table-cell office:value-type="float" office:value="25760" table:style-name="ce5">
            <text:p>25,760<text:s/></text:p>
          </table:table-cell>
          <table:table-cell office:value-type="float" office:value="14795" table:style-name="ce5">
            <text:p>14,795<text:s/></text:p>
          </table:table-cell>
          <table:table-cell office:value-type="float" office:value="12766" table:style-name="ce5">
            <text:p>12,766<text:s/></text:p>
          </table:table-cell>
          <table:table-cell office:value-type="float" office:value="4947" table:style-name="ce5">
            <text:p>4,947<text:s/></text:p>
          </table:table-cell>
          <table:table-cell office:value-type="float" office:value="5267" table:style-name="ce5">
            <text:p>5,267<text:s/></text:p>
          </table:table-cell>
          <table:table-cell office:value-type="float" office:value="7009" table:style-name="ce5">
            <text:p>7,009<text:s/></text:p>
          </table:table-cell>
          <table:table-cell office:value-type="float" office:value="11383" table:style-name="ce5">
            <text:p>11,383<text:s/></text:p>
          </table:table-cell>
          <table:table-cell office:value-type="float" office:value="10673" table:style-name="ce5">
            <text:p>10,673<text:s/></text:p>
          </table:table-cell>
          <table:table-cell office:value-type="float" office:value="13050" table:style-name="ce5">
            <text:p>13,050<text:s/></text:p>
          </table:table-cell>
          <table:table-cell office:value-type="float" office:value="20223" table:style-name="ce5">
            <text:p>20,223<text:s/></text:p>
          </table:table-cell>
          <table:table-cell office:value-type="float" office:value="32256" table:style-name="ce5">
            <text:p>32,256<text:s/></text:p>
          </table:table-cell>
          <table:table-cell office:value-type="float" office:value="28859" table:style-name="ce5">
            <text:p>28,859<text:s/></text:p>
          </table:table-cell>
          <table:table-cell office:value-type="float" office:value="14300" table:style-name="ce5">
            <text:p>14,300<text:s/></text:p>
          </table:table-cell>
          <table:table-cell office:value-type="float" office:value="13636" table:style-name="ce5">
            <text:p>13,636<text:s/></text:p>
          </table:table-cell>
          <table:table-cell office:value-type="float" office:value="14124" table:style-name="ce5">
            <text:p>14,124<text:s/></text:p>
          </table:table-cell>
          <table:table-cell office:value-type="float" office:value="13572" table:style-name="ce5">
            <text:p>13,572<text:s/></text:p>
          </table:table-cell>
          <table:table-cell office:value-type="float" office:value="13547" table:style-name="ce5">
            <text:p>13,547<text:s/></text:p>
          </table:table-cell>
          <table:table-cell office:value-type="float" office:value="10935" table:style-name="ce5">
            <text:p>10,935<text:s/></text:p>
          </table:table-cell>
          <table:table-cell office:value-type="float" office:value="9630" table:style-name="ce5">
            <text:p>9,630<text:s/></text:p>
          </table:table-cell>
          <table:table-cell table:number-columns-repeated="16275"/>
        </table:table-row>
        <table:table-row table:style-name="ro2">
          <table:table-cell office:value-type="date" office:date-value="2018-11-03T00:00:00" table:style-name="ce4">
            <text:p>2018/11/3</text:p>
          </table:table-cell>
          <table:table-cell office:value-type="float" office:value="4318" table:style-name="ce5">
            <text:p>4,318<text:s/></text:p>
          </table:table-cell>
          <table:table-cell office:value-type="float" office:value="10612" table:style-name="ce5">
            <text:p>10,612<text:s/></text:p>
          </table:table-cell>
          <table:table-cell office:value-type="float" office:value="26259" table:style-name="ce5">
            <text:p>26,259<text:s/></text:p>
          </table:table-cell>
          <table:table-cell office:value-type="float" office:value="53046" table:style-name="ce5">
            <text:p>53,046<text:s/></text:p>
          </table:table-cell>
          <table:table-cell office:value-type="float" office:value="20090" table:style-name="ce5">
            <text:p>20,090<text:s/></text:p>
          </table:table-cell>
          <table:table-cell office:value-type="float" office:value="12006" table:style-name="ce5">
            <text:p>12,006<text:s/></text:p>
          </table:table-cell>
          <table:table-cell office:value-type="float" office:value="8833" table:style-name="ce5">
            <text:p>8,833<text:s/></text:p>
          </table:table-cell>
          <table:table-cell office:value-type="float" office:value="3590" table:style-name="ce5">
            <text:p>3,590<text:s/></text:p>
          </table:table-cell>
          <table:table-cell office:value-type="float" office:value="2700" table:style-name="ce5">
            <text:p>2,700<text:s/></text:p>
          </table:table-cell>
          <table:table-cell office:value-type="float" office:value="10497" table:style-name="ce5">
            <text:p>10,497<text:s/></text:p>
          </table:table-cell>
          <table:table-cell office:value-type="float" office:value="1652" table:style-name="ce5">
            <text:p>1,652<text:s/></text:p>
          </table:table-cell>
          <table:table-cell office:value-type="float" office:value="3810" table:style-name="ce5">
            <text:p>3,810<text:s/></text:p>
          </table:table-cell>
          <table:table-cell office:value-type="float" office:value="10536" table:style-name="ce5">
            <text:p>10,536<text:s/></text:p>
          </table:table-cell>
          <table:table-cell office:value-type="float" office:value="8499" table:style-name="ce5">
            <text:p>8,499<text:s/></text:p>
          </table:table-cell>
          <table:table-cell office:value-type="float" office:value="11834" table:style-name="ce5">
            <text:p>11,834<text:s/></text:p>
          </table:table-cell>
          <table:table-cell office:value-type="float" office:value="6352" table:style-name="ce5">
            <text:p>6,352<text:s/></text:p>
          </table:table-cell>
          <table:table-cell office:value-type="float" office:value="8440" table:style-name="ce5">
            <text:p>8,440<text:s/></text:p>
          </table:table-cell>
          <table:table-cell office:value-type="float" office:value="4395" table:style-name="ce5">
            <text:p>4,395<text:s/></text:p>
          </table:table-cell>
          <table:table-cell office:value-type="float" office:value="8271" table:style-name="ce5">
            <text:p>8,271<text:s/></text:p>
          </table:table-cell>
          <table:table-cell office:value-type="float" office:value="3241" table:style-name="ce5">
            <text:p>3,241<text:s/></text:p>
          </table:table-cell>
          <table:table-cell office:value-type="float" office:value="6181" table:style-name="ce5">
            <text:p>6,181<text:s/></text:p>
          </table:table-cell>
          <table:table-cell office:value-type="float" office:value="9317" table:style-name="ce5">
            <text:p>9,317<text:s/></text:p>
          </table:table-cell>
          <table:table-cell office:value-type="float" office:value="2521" table:style-name="ce5">
            <text:p>2,521<text:s/></text:p>
          </table:table-cell>
          <table:table-cell office:value-type="float" office:value="23474" table:style-name="ce5">
            <text:p>23,474<text:s/></text:p>
          </table:table-cell>
          <table:table-cell office:value-type="float" office:value="2384" table:style-name="ce5">
            <text:p>2,384<text:s/></text:p>
          </table:table-cell>
          <table:table-cell office:value-type="float" office:value="12232" table:style-name="ce5">
            <text:p>12,232<text:s/></text:p>
          </table:table-cell>
          <table:table-cell office:value-type="float" office:value="10153" table:style-name="ce5">
            <text:p>10,153<text:s/></text:p>
          </table:table-cell>
          <table:table-cell office:value-type="float" office:value="14169" table:style-name="ce5">
            <text:p>14,169<text:s/></text:p>
          </table:table-cell>
          <table:table-cell office:value-type="float" office:value="16535" table:style-name="ce5">
            <text:p>16,535<text:s/></text:p>
          </table:table-cell>
          <table:table-cell office:value-type="float" office:value="16092" table:style-name="ce5">
            <text:p>16,092<text:s/></text:p>
          </table:table-cell>
          <table:table-cell office:value-type="float" office:value="8969" table:style-name="ce5">
            <text:p>8,969<text:s/></text:p>
          </table:table-cell>
          <table:table-cell office:value-type="float" office:value="31635" table:style-name="ce5">
            <text:p>31,635<text:s/></text:p>
          </table:table-cell>
          <table:table-cell office:value-type="float" office:value="18486" table:style-name="ce5">
            <text:p>18,486<text:s/></text:p>
          </table:table-cell>
          <table:table-cell office:value-type="float" office:value="29610" table:style-name="ce5">
            <text:p>29,610<text:s/></text:p>
          </table:table-cell>
          <table:table-cell office:value-type="float" office:value="26198" table:style-name="ce5">
            <text:p>26,198<text:s/></text:p>
          </table:table-cell>
          <table:table-cell office:value-type="float" office:value="6012" table:style-name="ce5">
            <text:p>6,012<text:s/></text:p>
          </table:table-cell>
          <table:table-cell office:value-type="float" office:value="33080" table:style-name="ce5">
            <text:p>33,080<text:s/></text:p>
          </table:table-cell>
          <table:table-cell office:value-type="float" office:value="23058" table:style-name="ce5">
            <text:p>23,058<text:s/></text:p>
          </table:table-cell>
          <table:table-cell office:value-type="float" office:value="20474" table:style-name="ce5">
            <text:p>20,474<text:s/></text:p>
          </table:table-cell>
          <table:table-cell office:value-type="float" office:value="19572" table:style-name="ce5">
            <text:p>19,572<text:s/></text:p>
          </table:table-cell>
          <table:table-cell office:value-type="float" office:value="15458" table:style-name="ce5">
            <text:p>15,458<text:s/></text:p>
          </table:table-cell>
          <table:table-cell office:value-type="float" office:value="169657" table:style-name="ce5">
            <text:p>169,657<text:s/></text:p>
          </table:table-cell>
          <table:table-cell office:value-type="float" office:value="48614" table:style-name="ce5">
            <text:p>48,614<text:s/></text:p>
          </table:table-cell>
          <table:table-cell office:value-type="float" office:value="21068" table:style-name="ce5">
            <text:p>21,068<text:s/></text:p>
          </table:table-cell>
          <table:table-cell office:value-type="float" office:value="18474" table:style-name="ce5">
            <text:p>18,474<text:s/></text:p>
          </table:table-cell>
          <table:table-cell office:value-type="float" office:value="32819" table:style-name="ce5">
            <text:p>32,819<text:s/></text:p>
          </table:table-cell>
          <table:table-cell office:value-type="float" office:value="38179" table:style-name="ce5">
            <text:p>38,179<text:s/></text:p>
          </table:table-cell>
          <table:table-cell office:value-type="float" office:value="29219" table:style-name="ce5">
            <text:p>29,219<text:s/></text:p>
          </table:table-cell>
          <table:table-cell office:value-type="float" office:value="21702" table:style-name="ce5">
            <text:p>21,702<text:s/></text:p>
          </table:table-cell>
          <table:table-cell office:value-type="float" office:value="9899" table:style-name="ce5">
            <text:p>9,899<text:s/></text:p>
          </table:table-cell>
          <table:table-cell office:value-type="float" office:value="28386" table:style-name="ce5">
            <text:p>28,386<text:s/></text:p>
          </table:table-cell>
          <table:table-cell office:value-type="float" office:value="7515" table:style-name="ce5">
            <text:p>7,515<text:s/></text:p>
          </table:table-cell>
          <table:table-cell office:value-type="float" office:value="6587" table:style-name="ce5">
            <text:p>6,587<text:s/></text:p>
          </table:table-cell>
          <table:table-cell office:value-type="float" office:value="17202" table:style-name="ce5">
            <text:p>17,202<text:s/></text:p>
          </table:table-cell>
          <table:table-cell office:value-type="float" office:value="9792" table:style-name="ce5">
            <text:p>9,792<text:s/></text:p>
          </table:table-cell>
          <table:table-cell office:value-type="float" office:value="3323" table:style-name="ce5">
            <text:p>3,323<text:s/></text:p>
          </table:table-cell>
          <table:table-cell office:value-type="float" office:value="1957" table:style-name="ce5">
            <text:p>1,957<text:s/></text:p>
          </table:table-cell>
          <table:table-cell office:value-type="float" office:value="9613" table:style-name="ce5">
            <text:p>9,613<text:s/></text:p>
          </table:table-cell>
          <table:table-cell office:value-type="float" office:value="9118" table:style-name="ce5">
            <text:p>9,118<text:s/></text:p>
          </table:table-cell>
          <table:table-cell office:value-type="float" office:value="5964" table:style-name="ce5">
            <text:p>5,964<text:s/></text:p>
          </table:table-cell>
          <table:table-cell office:value-type="float" office:value="39583" table:style-name="ce5">
            <text:p>39,583<text:s/></text:p>
          </table:table-cell>
          <table:table-cell office:value-type="float" office:value="6545" table:style-name="ce5">
            <text:p>6,545<text:s/></text:p>
          </table:table-cell>
          <table:table-cell office:value-type="float" office:value="11793" table:style-name="ce5">
            <text:p>11,793<text:s/></text:p>
          </table:table-cell>
          <table:table-cell office:value-type="float" office:value="6233" table:style-name="ce5">
            <text:p>6,233<text:s/></text:p>
          </table:table-cell>
          <table:table-cell office:value-type="float" office:value="18993" table:style-name="ce5">
            <text:p>18,993<text:s/></text:p>
          </table:table-cell>
          <table:table-cell office:value-type="float" office:value="17164" table:style-name="ce5">
            <text:p>17,164<text:s/></text:p>
          </table:table-cell>
          <table:table-cell office:value-type="float" office:value="28742" table:style-name="ce5">
            <text:p>28,742<text:s/></text:p>
          </table:table-cell>
          <table:table-cell office:value-type="float" office:value="44175" table:style-name="ce5">
            <text:p>44,175<text:s/></text:p>
          </table:table-cell>
          <table:table-cell office:value-type="float" office:value="34168" table:style-name="ce5">
            <text:p>34,168<text:s/></text:p>
          </table:table-cell>
          <table:table-cell office:value-type="float" office:value="22808" table:style-name="ce5">
            <text:p>22,808<text:s/></text:p>
          </table:table-cell>
          <table:table-cell office:value-type="float" office:value="31801" table:style-name="ce5">
            <text:p>31,801<text:s/></text:p>
          </table:table-cell>
          <table:table-cell office:value-type="float" office:value="86945" table:style-name="ce5">
            <text:p>86,945<text:s/></text:p>
          </table:table-cell>
          <table:table-cell office:value-type="float" office:value="17629" table:style-name="ce5">
            <text:p>17,629<text:s/></text:p>
          </table:table-cell>
          <table:table-cell office:value-type="float" office:value="32780" table:style-name="ce5">
            <text:p>32,780<text:s/></text:p>
          </table:table-cell>
          <table:table-cell office:value-type="float" office:value="38035" table:style-name="ce5">
            <text:p>38,035<text:s/></text:p>
          </table:table-cell>
          <table:table-cell office:value-type="float" office:value="22025" table:style-name="ce5">
            <text:p>22,025<text:s/></text:p>
          </table:table-cell>
          <table:table-cell office:value-type="float" office:value="59893" table:style-name="ce5">
            <text:p>59,893<text:s/></text:p>
          </table:table-cell>
          <table:table-cell office:value-type="float" office:value="16118" table:style-name="ce5">
            <text:p>16,118<text:s/></text:p>
          </table:table-cell>
          <table:table-cell office:value-type="float" office:value="15116" table:style-name="ce5">
            <text:p>15,116<text:s/></text:p>
          </table:table-cell>
          <table:table-cell office:value-type="float" office:value="11036" table:style-name="ce5">
            <text:p>11,036<text:s/></text:p>
          </table:table-cell>
          <table:table-cell office:value-type="float" office:value="16837" table:style-name="ce5">
            <text:p>16,837<text:s/></text:p>
          </table:table-cell>
          <table:table-cell office:value-type="float" office:value="9529" table:style-name="ce5">
            <text:p>9,529<text:s/></text:p>
          </table:table-cell>
          <table:table-cell office:value-type="float" office:value="29426" table:style-name="ce5">
            <text:p>29,426<text:s/></text:p>
          </table:table-cell>
          <table:table-cell office:value-type="float" office:value="14576" table:style-name="ce5">
            <text:p>14,576<text:s/></text:p>
          </table:table-cell>
          <table:table-cell office:value-type="float" office:value="11734" table:style-name="ce5">
            <text:p>11,734<text:s/></text:p>
          </table:table-cell>
          <table:table-cell office:value-type="float" office:value="11929" table:style-name="ce5">
            <text:p>11,929<text:s/></text:p>
          </table:table-cell>
          <table:table-cell office:value-type="float" office:value="22025" table:style-name="ce5">
            <text:p>22,025<text:s/></text:p>
          </table:table-cell>
          <table:table-cell office:value-type="float" office:value="19728" table:style-name="ce5">
            <text:p>19,728<text:s/></text:p>
          </table:table-cell>
          <table:table-cell office:value-type="float" office:value="17698" table:style-name="ce5">
            <text:p>17,698<text:s/></text:p>
          </table:table-cell>
          <table:table-cell office:value-type="float" office:value="21061" table:style-name="ce5">
            <text:p>21,061<text:s/></text:p>
          </table:table-cell>
          <table:table-cell office:value-type="float" office:value="8691" table:style-name="ce5">
            <text:p>8,691<text:s/></text:p>
          </table:table-cell>
          <table:table-cell office:value-type="float" office:value="9755" table:style-name="ce5">
            <text:p>9,755<text:s/></text:p>
          </table:table-cell>
          <table:table-cell office:value-type="float" office:value="4314" table:style-name="ce5">
            <text:p>4,314<text:s/></text:p>
          </table:table-cell>
          <table:table-cell office:value-type="float" office:value="2732" table:style-name="ce5">
            <text:p>2,732<text:s/></text:p>
          </table:table-cell>
          <table:table-cell office:value-type="float" office:value="7413" table:style-name="ce5">
            <text:p>7,413<text:s/></text:p>
          </table:table-cell>
          <table:table-cell office:value-type="float" office:value="8723" table:style-name="ce5">
            <text:p>8,723<text:s/></text:p>
          </table:table-cell>
          <table:table-cell office:value-type="float" office:value="9623" table:style-name="ce5">
            <text:p>9,623<text:s/></text:p>
          </table:table-cell>
          <table:table-cell office:value-type="float" office:value="11497" table:style-name="ce5">
            <text:p>11,497<text:s/></text:p>
          </table:table-cell>
          <table:table-cell office:value-type="float" office:value="14416" table:style-name="ce5">
            <text:p>14,416<text:s/></text:p>
          </table:table-cell>
          <table:table-cell office:value-type="float" office:value="21516" table:style-name="ce5">
            <text:p>21,516<text:s/></text:p>
          </table:table-cell>
          <table:table-cell office:value-type="float" office:value="25660" table:style-name="ce5">
            <text:p>25,660<text:s/></text:p>
          </table:table-cell>
          <table:table-cell office:value-type="float" office:value="11225" table:style-name="ce5">
            <text:p>11,225<text:s/></text:p>
          </table:table-cell>
          <table:table-cell office:value-type="float" office:value="10683" table:style-name="ce5">
            <text:p>10,683<text:s/></text:p>
          </table:table-cell>
          <table:table-cell office:value-type="float" office:value="10946" table:style-name="ce5">
            <text:p>10,946<text:s/></text:p>
          </table:table-cell>
          <table:table-cell office:value-type="float" office:value="9963" table:style-name="ce5">
            <text:p>9,963<text:s/></text:p>
          </table:table-cell>
          <table:table-cell office:value-type="float" office:value="10917" table:style-name="ce5">
            <text:p>10,917<text:s/></text:p>
          </table:table-cell>
          <table:table-cell office:value-type="float" office:value="7964" table:style-name="ce5">
            <text:p>7,964<text:s/></text:p>
          </table:table-cell>
          <table:table-cell office:value-type="float" office:value="7819" table:style-name="ce5">
            <text:p>7,819<text:s/></text:p>
          </table:table-cell>
          <table:table-cell table:number-columns-repeated="16275"/>
        </table:table-row>
        <table:table-row table:style-name="ro2">
          <table:table-cell office:value-type="date" office:date-value="2018-11-04T00:00:00" table:style-name="ce4">
            <text:p>2018/11/4</text:p>
          </table:table-cell>
          <table:table-cell office:value-type="float" office:value="4387" table:style-name="ce5">
            <text:p>4,387<text:s/></text:p>
          </table:table-cell>
          <table:table-cell office:value-type="float" office:value="8487" table:style-name="ce5">
            <text:p>8,487<text:s/></text:p>
          </table:table-cell>
          <table:table-cell office:value-type="float" office:value="19590" table:style-name="ce5">
            <text:p>19,590<text:s/></text:p>
          </table:table-cell>
          <table:table-cell office:value-type="float" office:value="41907" table:style-name="ce5">
            <text:p>41,907<text:s/></text:p>
          </table:table-cell>
          <table:table-cell office:value-type="float" office:value="13650" table:style-name="ce5">
            <text:p>13,650<text:s/></text:p>
          </table:table-cell>
          <table:table-cell office:value-type="float" office:value="9108" table:style-name="ce5">
            <text:p>9,108<text:s/></text:p>
          </table:table-cell>
          <table:table-cell office:value-type="float" office:value="7410" table:style-name="ce5">
            <text:p>7,410<text:s/></text:p>
          </table:table-cell>
          <table:table-cell office:value-type="float" office:value="3539" table:style-name="ce5">
            <text:p>3,539<text:s/></text:p>
          </table:table-cell>
          <table:table-cell office:value-type="float" office:value="2351" table:style-name="ce5">
            <text:p>2,351<text:s/></text:p>
          </table:table-cell>
          <table:table-cell office:value-type="float" office:value="9373" table:style-name="ce5">
            <text:p>9,373<text:s/></text:p>
          </table:table-cell>
          <table:table-cell office:value-type="float" office:value="1593" table:style-name="ce5">
            <text:p>1,593<text:s/></text:p>
          </table:table-cell>
          <table:table-cell office:value-type="float" office:value="3313" table:style-name="ce5">
            <text:p>3,313<text:s/></text:p>
          </table:table-cell>
          <table:table-cell office:value-type="float" office:value="11308" table:style-name="ce5">
            <text:p>11,308<text:s/></text:p>
          </table:table-cell>
          <table:table-cell office:value-type="float" office:value="6307" table:style-name="ce5">
            <text:p>6,307<text:s/></text:p>
          </table:table-cell>
          <table:table-cell office:value-type="float" office:value="11480" table:style-name="ce5">
            <text:p>11,480<text:s/></text:p>
          </table:table-cell>
          <table:table-cell office:value-type="float" office:value="5453" table:style-name="ce5">
            <text:p>5,453<text:s/></text:p>
          </table:table-cell>
          <table:table-cell office:value-type="float" office:value="7428" table:style-name="ce5">
            <text:p>7,428<text:s/></text:p>
          </table:table-cell>
          <table:table-cell office:value-type="float" office:value="3697" table:style-name="ce5">
            <text:p>3,697<text:s/></text:p>
          </table:table-cell>
          <table:table-cell office:value-type="float" office:value="7042" table:style-name="ce5">
            <text:p>7,042<text:s/></text:p>
          </table:table-cell>
          <table:table-cell office:value-type="float" office:value="3489" table:style-name="ce5">
            <text:p>3,489<text:s/></text:p>
          </table:table-cell>
          <table:table-cell office:value-type="float" office:value="5346" table:style-name="ce5">
            <text:p>5,346<text:s/></text:p>
          </table:table-cell>
          <table:table-cell office:value-type="float" office:value="6020" table:style-name="ce5">
            <text:p>6,020<text:s/></text:p>
          </table:table-cell>
          <table:table-cell office:value-type="float" office:value="2194" table:style-name="ce5">
            <text:p>2,194<text:s/></text:p>
          </table:table-cell>
          <table:table-cell office:value-type="float" office:value="14591" table:style-name="ce5">
            <text:p>14,591<text:s/></text:p>
          </table:table-cell>
          <table:table-cell office:value-type="float" office:value="2233" table:style-name="ce5">
            <text:p>2,233<text:s/></text:p>
          </table:table-cell>
          <table:table-cell office:value-type="float" office:value="11315" table:style-name="ce5">
            <text:p>11,315<text:s/></text:p>
          </table:table-cell>
          <table:table-cell office:value-type="float" office:value="9013" table:style-name="ce5">
            <text:p>9,013<text:s/></text:p>
          </table:table-cell>
          <table:table-cell office:value-type="float" office:value="12341" table:style-name="ce5">
            <text:p>12,341<text:s/></text:p>
          </table:table-cell>
          <table:table-cell office:value-type="float" office:value="14348" table:style-name="ce5">
            <text:p>14,348<text:s/></text:p>
          </table:table-cell>
          <table:table-cell office:value-type="float" office:value="15334" table:style-name="ce5">
            <text:p>15,334<text:s/></text:p>
          </table:table-cell>
          <table:table-cell office:value-type="float" office:value="8112" table:style-name="ce5">
            <text:p>8,112<text:s/></text:p>
          </table:table-cell>
          <table:table-cell office:value-type="float" office:value="27460" table:style-name="ce5">
            <text:p>27,460<text:s/></text:p>
          </table:table-cell>
          <table:table-cell office:value-type="float" office:value="15179" table:style-name="ce5">
            <text:p>15,179<text:s/></text:p>
          </table:table-cell>
          <table:table-cell office:value-type="float" office:value="22215" table:style-name="ce5">
            <text:p>22,215<text:s/></text:p>
          </table:table-cell>
          <table:table-cell office:value-type="float" office:value="24828" table:style-name="ce5">
            <text:p>24,828<text:s/></text:p>
          </table:table-cell>
          <table:table-cell office:value-type="float" office:value="4873" table:style-name="ce5">
            <text:p>4,873<text:s/></text:p>
          </table:table-cell>
          <table:table-cell office:value-type="float" office:value="28555" table:style-name="ce5">
            <text:p>28,555<text:s/></text:p>
          </table:table-cell>
          <table:table-cell office:value-type="float" office:value="20343" table:style-name="ce5">
            <text:p>20,343<text:s/></text:p>
          </table:table-cell>
          <table:table-cell office:value-type="float" office:value="17683" table:style-name="ce5">
            <text:p>17,683<text:s/></text:p>
          </table:table-cell>
          <table:table-cell office:value-type="float" office:value="16965" table:style-name="ce5">
            <text:p>16,965<text:s/></text:p>
          </table:table-cell>
          <table:table-cell office:value-type="float" office:value="11640" table:style-name="ce5">
            <text:p>11,640<text:s/></text:p>
          </table:table-cell>
          <table:table-cell office:value-type="float" office:value="148671" table:style-name="ce5">
            <text:p>148,671<text:s/></text:p>
          </table:table-cell>
          <table:table-cell office:value-type="float" office:value="38950" table:style-name="ce5">
            <text:p>38,950<text:s/></text:p>
          </table:table-cell>
          <table:table-cell office:value-type="float" office:value="15057" table:style-name="ce5">
            <text:p>15,057<text:s/></text:p>
          </table:table-cell>
          <table:table-cell office:value-type="float" office:value="17176" table:style-name="ce5">
            <text:p>17,176<text:s/></text:p>
          </table:table-cell>
          <table:table-cell office:value-type="float" office:value="27159" table:style-name="ce5">
            <text:p>27,159<text:s/></text:p>
          </table:table-cell>
          <table:table-cell office:value-type="float" office:value="31757" table:style-name="ce5">
            <text:p>31,757<text:s/></text:p>
          </table:table-cell>
          <table:table-cell office:value-type="float" office:value="23796" table:style-name="ce5">
            <text:p>23,796<text:s/></text:p>
          </table:table-cell>
          <table:table-cell office:value-type="float" office:value="22005" table:style-name="ce5">
            <text:p>22,005<text:s/></text:p>
          </table:table-cell>
          <table:table-cell office:value-type="float" office:value="8158" table:style-name="ce5">
            <text:p>8,158<text:s/></text:p>
          </table:table-cell>
          <table:table-cell office:value-type="float" office:value="23745" table:style-name="ce5">
            <text:p>23,745<text:s/></text:p>
          </table:table-cell>
          <table:table-cell office:value-type="float" office:value="5572" table:style-name="ce5">
            <text:p>5,572<text:s/></text:p>
          </table:table-cell>
          <table:table-cell office:value-type="float" office:value="5671" table:style-name="ce5">
            <text:p>5,671<text:s/></text:p>
          </table:table-cell>
          <table:table-cell office:value-type="float" office:value="15555" table:style-name="ce5">
            <text:p>15,555<text:s/></text:p>
          </table:table-cell>
          <table:table-cell office:value-type="float" office:value="9302" table:style-name="ce5">
            <text:p>9,302<text:s/></text:p>
          </table:table-cell>
          <table:table-cell office:value-type="float" office:value="2878" table:style-name="ce5">
            <text:p>2,878<text:s/></text:p>
          </table:table-cell>
          <table:table-cell office:value-type="float" office:value="1712" table:style-name="ce5">
            <text:p>1,712<text:s/></text:p>
          </table:table-cell>
          <table:table-cell office:value-type="float" office:value="9011" table:style-name="ce5">
            <text:p>9,011<text:s/></text:p>
          </table:table-cell>
          <table:table-cell office:value-type="float" office:value="7843" table:style-name="ce5">
            <text:p>7,843<text:s/></text:p>
          </table:table-cell>
          <table:table-cell office:value-type="float" office:value="5650" table:style-name="ce5">
            <text:p>5,650<text:s/></text:p>
          </table:table-cell>
          <table:table-cell office:value-type="float" office:value="42998" table:style-name="ce5">
            <text:p>42,998<text:s/></text:p>
          </table:table-cell>
          <table:table-cell office:value-type="float" office:value="6011" table:style-name="ce5">
            <text:p>6,011<text:s/></text:p>
          </table:table-cell>
          <table:table-cell office:value-type="float" office:value="9894" table:style-name="ce5">
            <text:p>9,894<text:s/></text:p>
          </table:table-cell>
          <table:table-cell office:value-type="float" office:value="5651" table:style-name="ce5">
            <text:p>5,651<text:s/></text:p>
          </table:table-cell>
          <table:table-cell office:value-type="float" office:value="16463" table:style-name="ce5">
            <text:p>16,463<text:s/></text:p>
          </table:table-cell>
          <table:table-cell office:value-type="float" office:value="14786" table:style-name="ce5">
            <text:p>14,786<text:s/></text:p>
          </table:table-cell>
          <table:table-cell office:value-type="float" office:value="23007" table:style-name="ce5">
            <text:p>23,007<text:s/></text:p>
          </table:table-cell>
          <table:table-cell office:value-type="float" office:value="38268" table:style-name="ce5">
            <text:p>38,268<text:s/></text:p>
          </table:table-cell>
          <table:table-cell office:value-type="float" office:value="28228" table:style-name="ce5">
            <text:p>28,228<text:s/></text:p>
          </table:table-cell>
          <table:table-cell office:value-type="float" office:value="19262" table:style-name="ce5">
            <text:p>19,262<text:s/></text:p>
          </table:table-cell>
          <table:table-cell office:value-type="float" office:value="26749" table:style-name="ce5">
            <text:p>26,749<text:s/></text:p>
          </table:table-cell>
          <table:table-cell office:value-type="float" office:value="70663" table:style-name="ce5">
            <text:p>70,663<text:s/></text:p>
          </table:table-cell>
          <table:table-cell office:value-type="float" office:value="14950" table:style-name="ce5">
            <text:p>14,950<text:s/></text:p>
          </table:table-cell>
          <table:table-cell office:value-type="float" office:value="25774" table:style-name="ce5">
            <text:p>25,774<text:s/></text:p>
          </table:table-cell>
          <table:table-cell office:value-type="float" office:value="27765" table:style-name="ce5">
            <text:p>27,765<text:s/></text:p>
          </table:table-cell>
          <table:table-cell office:value-type="float" office:value="15616" table:style-name="ce5">
            <text:p>15,616<text:s/></text:p>
          </table:table-cell>
          <table:table-cell office:value-type="float" office:value="49212" table:style-name="ce5">
            <text:p>49,212<text:s/></text:p>
          </table:table-cell>
          <table:table-cell office:value-type="float" office:value="13609" table:style-name="ce5">
            <text:p>13,609<text:s/></text:p>
          </table:table-cell>
          <table:table-cell office:value-type="float" office:value="13597" table:style-name="ce5">
            <text:p>13,597<text:s/></text:p>
          </table:table-cell>
          <table:table-cell office:value-type="float" office:value="9244" table:style-name="ce5">
            <text:p>9,244<text:s/></text:p>
          </table:table-cell>
          <table:table-cell office:value-type="float" office:value="14010" table:style-name="ce5">
            <text:p>14,010<text:s/></text:p>
          </table:table-cell>
          <table:table-cell office:value-type="float" office:value="9542" table:style-name="ce5">
            <text:p>9,542<text:s/></text:p>
          </table:table-cell>
          <table:table-cell office:value-type="float" office:value="25422" table:style-name="ce5">
            <text:p>25,422<text:s/></text:p>
          </table:table-cell>
          <table:table-cell office:value-type="float" office:value="11372" table:style-name="ce5">
            <text:p>11,372<text:s/></text:p>
          </table:table-cell>
          <table:table-cell office:value-type="float" office:value="10889" table:style-name="ce5">
            <text:p>10,889<text:s/></text:p>
          </table:table-cell>
          <table:table-cell office:value-type="float" office:value="9570" table:style-name="ce5">
            <text:p>9,570<text:s/></text:p>
          </table:table-cell>
          <table:table-cell office:value-type="float" office:value="16435" table:style-name="ce5">
            <text:p>16,435<text:s/></text:p>
          </table:table-cell>
          <table:table-cell office:value-type="float" office:value="12297" table:style-name="ce5">
            <text:p>12,297<text:s/></text:p>
          </table:table-cell>
          <table:table-cell office:value-type="float" office:value="14477" table:style-name="ce5">
            <text:p>14,477<text:s/></text:p>
          </table:table-cell>
          <table:table-cell office:value-type="float" office:value="17023" table:style-name="ce5">
            <text:p>17,023<text:s/></text:p>
          </table:table-cell>
          <table:table-cell office:value-type="float" office:value="7091" table:style-name="ce5">
            <text:p>7,091<text:s/></text:p>
          </table:table-cell>
          <table:table-cell office:value-type="float" office:value="8163" table:style-name="ce5">
            <text:p>8,163<text:s/></text:p>
          </table:table-cell>
          <table:table-cell office:value-type="float" office:value="3543" table:style-name="ce5">
            <text:p>3,543<text:s/></text:p>
          </table:table-cell>
          <table:table-cell office:value-type="float" office:value="2070" table:style-name="ce5">
            <text:p>2,070<text:s/></text:p>
          </table:table-cell>
          <table:table-cell office:value-type="float" office:value="5591" table:style-name="ce5">
            <text:p>5,591<text:s/></text:p>
          </table:table-cell>
          <table:table-cell office:value-type="float" office:value="7166" table:style-name="ce5">
            <text:p>7,166<text:s/></text:p>
          </table:table-cell>
          <table:table-cell office:value-type="float" office:value="7852" table:style-name="ce5">
            <text:p>7,852<text:s/></text:p>
          </table:table-cell>
          <table:table-cell office:value-type="float" office:value="8929" table:style-name="ce5">
            <text:p>8,929<text:s/></text:p>
          </table:table-cell>
          <table:table-cell office:value-type="float" office:value="11613" table:style-name="ce5">
            <text:p>11,613<text:s/></text:p>
          </table:table-cell>
          <table:table-cell office:value-type="float" office:value="17733" table:style-name="ce5">
            <text:p>17,733<text:s/></text:p>
          </table:table-cell>
          <table:table-cell office:value-type="float" office:value="21076" table:style-name="ce5">
            <text:p>21,076<text:s/></text:p>
          </table:table-cell>
          <table:table-cell office:value-type="float" office:value="9165" table:style-name="ce5">
            <text:p>9,165<text:s/></text:p>
          </table:table-cell>
          <table:table-cell office:value-type="float" office:value="8802" table:style-name="ce5">
            <text:p>8,802<text:s/></text:p>
          </table:table-cell>
          <table:table-cell office:value-type="float" office:value="9287" table:style-name="ce5">
            <text:p>9,287<text:s/></text:p>
          </table:table-cell>
          <table:table-cell office:value-type="float" office:value="8769" table:style-name="ce5">
            <text:p>8,769<text:s/></text:p>
          </table:table-cell>
          <table:table-cell office:value-type="float" office:value="9293" table:style-name="ce5">
            <text:p>9,293<text:s/></text:p>
          </table:table-cell>
          <table:table-cell office:value-type="float" office:value="6934" table:style-name="ce5">
            <text:p>6,934<text:s/></text:p>
          </table:table-cell>
          <table:table-cell office:value-type="float" office:value="6629" table:style-name="ce5">
            <text:p>6,629<text:s/></text:p>
          </table:table-cell>
          <table:table-cell table:number-columns-repeated="16275"/>
        </table:table-row>
        <table:table-row table:style-name="ro2">
          <table:table-cell office:value-type="date" office:date-value="2018-11-05T00:00:00" table:style-name="ce4">
            <text:p>2018/11/5</text:p>
          </table:table-cell>
          <table:table-cell office:value-type="float" office:value="5551" table:style-name="ce5">
            <text:p>5,551<text:s/></text:p>
          </table:table-cell>
          <table:table-cell office:value-type="float" office:value="15342" table:style-name="ce5">
            <text:p>15,342<text:s/></text:p>
          </table:table-cell>
          <table:table-cell office:value-type="float" office:value="43221" table:style-name="ce5">
            <text:p>43,221<text:s/></text:p>
          </table:table-cell>
          <table:table-cell office:value-type="float" office:value="44844" table:style-name="ce5">
            <text:p>44,844<text:s/></text:p>
          </table:table-cell>
          <table:table-cell office:value-type="float" office:value="27476" table:style-name="ce5">
            <text:p>27,476<text:s/></text:p>
          </table:table-cell>
          <table:table-cell office:value-type="float" office:value="15362" table:style-name="ce5">
            <text:p>15,362<text:s/></text:p>
          </table:table-cell>
          <table:table-cell office:value-type="float" office:value="11939" table:style-name="ce5">
            <text:p>11,939<text:s/></text:p>
          </table:table-cell>
          <table:table-cell office:value-type="float" office:value="3944" table:style-name="ce5">
            <text:p>3,944<text:s/></text:p>
          </table:table-cell>
          <table:table-cell office:value-type="float" office:value="2972" table:style-name="ce5">
            <text:p>2,972<text:s/></text:p>
          </table:table-cell>
          <table:table-cell office:value-type="float" office:value="16310" table:style-name="ce5">
            <text:p>16,310<text:s/></text:p>
          </table:table-cell>
          <table:table-cell office:value-type="float" office:value="2127" table:style-name="ce5">
            <text:p>2,127<text:s/></text:p>
          </table:table-cell>
          <table:table-cell office:value-type="float" office:value="4940" table:style-name="ce5">
            <text:p>4,940<text:s/></text:p>
          </table:table-cell>
          <table:table-cell office:value-type="float" office:value="6124" table:style-name="ce5">
            <text:p>6,124<text:s/></text:p>
          </table:table-cell>
          <table:table-cell office:value-type="float" office:value="10576" table:style-name="ce5">
            <text:p>10,576<text:s/></text:p>
          </table:table-cell>
          <table:table-cell office:value-type="float" office:value="9940" table:style-name="ce5">
            <text:p>9,940<text:s/></text:p>
          </table:table-cell>
          <table:table-cell office:value-type="float" office:value="19817" table:style-name="ce5">
            <text:p>19,817<text:s/></text:p>
          </table:table-cell>
          <table:table-cell office:value-type="float" office:value="17348" table:style-name="ce5">
            <text:p>17,348<text:s/></text:p>
          </table:table-cell>
          <table:table-cell office:value-type="float" office:value="5734" table:style-name="ce5">
            <text:p>5,734<text:s/></text:p>
          </table:table-cell>
          <table:table-cell office:value-type="float" office:value="8924" table:style-name="ce5">
            <text:p>8,924<text:s/></text:p>
          </table:table-cell>
          <table:table-cell office:value-type="float" office:value="3083" table:style-name="ce5">
            <text:p>3,083<text:s/></text:p>
          </table:table-cell>
          <table:table-cell office:value-type="float" office:value="8818" table:style-name="ce5">
            <text:p>8,818<text:s/></text:p>
          </table:table-cell>
          <table:table-cell office:value-type="float" office:value="8003" table:style-name="ce5">
            <text:p>8,003<text:s/></text:p>
          </table:table-cell>
          <table:table-cell office:value-type="float" office:value="5346" table:style-name="ce5">
            <text:p>5,346<text:s/></text:p>
          </table:table-cell>
          <table:table-cell office:value-type="float" office:value="28154" table:style-name="ce5">
            <text:p>28,154<text:s/></text:p>
          </table:table-cell>
          <table:table-cell office:value-type="float" office:value="2419" table:style-name="ce5">
            <text:p>2,419<text:s/></text:p>
          </table:table-cell>
          <table:table-cell office:value-type="float" office:value="10982" table:style-name="ce5">
            <text:p>10,982<text:s/></text:p>
          </table:table-cell>
          <table:table-cell office:value-type="float" office:value="12038" table:style-name="ce5">
            <text:p>12,038<text:s/></text:p>
          </table:table-cell>
          <table:table-cell office:value-type="float" office:value="17315" table:style-name="ce5">
            <text:p>17,315<text:s/></text:p>
          </table:table-cell>
          <table:table-cell office:value-type="float" office:value="22075" table:style-name="ce5">
            <text:p>22,075<text:s/></text:p>
          </table:table-cell>
          <table:table-cell office:value-type="float" office:value="17616" table:style-name="ce5">
            <text:p>17,616<text:s/></text:p>
          </table:table-cell>
          <table:table-cell office:value-type="float" office:value="9595" table:style-name="ce5">
            <text:p>9,595<text:s/></text:p>
          </table:table-cell>
          <table:table-cell office:value-type="float" office:value="27067" table:style-name="ce5">
            <text:p>27,067<text:s/></text:p>
          </table:table-cell>
          <table:table-cell office:value-type="float" office:value="17560" table:style-name="ce5">
            <text:p>17,560<text:s/></text:p>
          </table:table-cell>
          <table:table-cell office:value-type="float" office:value="33776" table:style-name="ce5">
            <text:p>33,776<text:s/></text:p>
          </table:table-cell>
          <table:table-cell office:value-type="float" office:value="27776" table:style-name="ce5">
            <text:p>27,776<text:s/></text:p>
          </table:table-cell>
          <table:table-cell office:value-type="float" office:value="11656" table:style-name="ce5">
            <text:p>11,656<text:s/></text:p>
          </table:table-cell>
          <table:table-cell office:value-type="float" office:value="38031" table:style-name="ce5">
            <text:p>38,031<text:s/></text:p>
          </table:table-cell>
          <table:table-cell office:value-type="float" office:value="27409" table:style-name="ce5">
            <text:p>27,409<text:s/></text:p>
          </table:table-cell>
          <table:table-cell office:value-type="float" office:value="25929" table:style-name="ce5">
            <text:p>25,929<text:s/></text:p>
          </table:table-cell>
          <table:table-cell office:value-type="float" office:value="22096" table:style-name="ce5">
            <text:p>22,096<text:s/></text:p>
          </table:table-cell>
          <table:table-cell office:value-type="float" office:value="27008" table:style-name="ce5">
            <text:p>27,008<text:s/></text:p>
          </table:table-cell>
          <table:table-cell office:value-type="float" office:value="136623" table:style-name="ce5">
            <text:p>136,623<text:s/></text:p>
          </table:table-cell>
          <table:table-cell office:value-type="float" office:value="38359" table:style-name="ce5">
            <text:p>38,359<text:s/></text:p>
          </table:table-cell>
          <table:table-cell office:value-type="float" office:value="23742" table:style-name="ce5">
            <text:p>23,742<text:s/></text:p>
          </table:table-cell>
          <table:table-cell office:value-type="float" office:value="24470" table:style-name="ce5">
            <text:p>24,470<text:s/></text:p>
          </table:table-cell>
          <table:table-cell office:value-type="float" office:value="26881" table:style-name="ce5">
            <text:p>26,881<text:s/></text:p>
          </table:table-cell>
          <table:table-cell office:value-type="float" office:value="32328" table:style-name="ce5">
            <text:p>32,328<text:s/></text:p>
          </table:table-cell>
          <table:table-cell office:value-type="float" office:value="28706" table:style-name="ce5">
            <text:p>28,706<text:s/></text:p>
          </table:table-cell>
          <table:table-cell office:value-type="float" office:value="22947" table:style-name="ce5">
            <text:p>22,947<text:s/></text:p>
          </table:table-cell>
          <table:table-cell office:value-type="float" office:value="13289" table:style-name="ce5">
            <text:p>13,289<text:s/></text:p>
          </table:table-cell>
          <table:table-cell office:value-type="float" office:value="33238" table:style-name="ce5">
            <text:p>33,238<text:s/></text:p>
          </table:table-cell>
          <table:table-cell office:value-type="float" office:value="7159" table:style-name="ce5">
            <text:p>7,159<text:s/></text:p>
          </table:table-cell>
          <table:table-cell office:value-type="float" office:value="8400" table:style-name="ce5">
            <text:p>8,400<text:s/></text:p>
          </table:table-cell>
          <table:table-cell office:value-type="float" office:value="19015" table:style-name="ce5">
            <text:p>19,015<text:s/></text:p>
          </table:table-cell>
          <table:table-cell office:value-type="float" office:value="5758" table:style-name="ce5">
            <text:p>5,758<text:s/></text:p>
          </table:table-cell>
          <table:table-cell office:value-type="float" office:value="3633" table:style-name="ce5">
            <text:p>3,633<text:s/></text:p>
          </table:table-cell>
          <table:table-cell office:value-type="float" office:value="3873" table:style-name="ce5">
            <text:p>3,873<text:s/></text:p>
          </table:table-cell>
          <table:table-cell office:value-type="float" office:value="13986" table:style-name="ce5">
            <text:p>13,986<text:s/></text:p>
          </table:table-cell>
          <table:table-cell office:value-type="float" office:value="9883" table:style-name="ce5">
            <text:p>9,883<text:s/></text:p>
          </table:table-cell>
          <table:table-cell office:value-type="float" office:value="7254" table:style-name="ce5">
            <text:p>7,254<text:s/></text:p>
          </table:table-cell>
          <table:table-cell office:value-type="float" office:value="36932" table:style-name="ce5">
            <text:p>36,932<text:s/></text:p>
          </table:table-cell>
          <table:table-cell office:value-type="float" office:value="8324" table:style-name="ce5">
            <text:p>8,324<text:s/></text:p>
          </table:table-cell>
          <table:table-cell office:value-type="float" office:value="13434" table:style-name="ce5">
            <text:p>13,434<text:s/></text:p>
          </table:table-cell>
          <table:table-cell office:value-type="float" office:value="7283" table:style-name="ce5">
            <text:p>7,283<text:s/></text:p>
          </table:table-cell>
          <table:table-cell office:value-type="float" office:value="22943" table:style-name="ce5">
            <text:p>22,943<text:s/></text:p>
          </table:table-cell>
          <table:table-cell office:value-type="float" office:value="24145" table:style-name="ce5">
            <text:p>24,145<text:s/></text:p>
          </table:table-cell>
          <table:table-cell office:value-type="float" office:value="27563" table:style-name="ce5">
            <text:p>27,563<text:s/></text:p>
          </table:table-cell>
          <table:table-cell office:value-type="float" office:value="41843" table:style-name="ce5">
            <text:p>41,843<text:s/></text:p>
          </table:table-cell>
          <table:table-cell office:value-type="float" office:value="41817" table:style-name="ce5">
            <text:p>41,817<text:s/></text:p>
          </table:table-cell>
          <table:table-cell office:value-type="float" office:value="27115" table:style-name="ce5">
            <text:p>27,115<text:s/></text:p>
          </table:table-cell>
          <table:table-cell office:value-type="float" office:value="29475" table:style-name="ce5">
            <text:p>29,475<text:s/></text:p>
          </table:table-cell>
          <table:table-cell office:value-type="float" office:value="65383" table:style-name="ce5">
            <text:p>65,383<text:s/></text:p>
          </table:table-cell>
          <table:table-cell office:value-type="float" office:value="23999" table:style-name="ce5">
            <text:p>23,999<text:s/></text:p>
          </table:table-cell>
          <table:table-cell office:value-type="float" office:value="31299" table:style-name="ce5">
            <text:p>31,299<text:s/></text:p>
          </table:table-cell>
          <table:table-cell office:value-type="float" office:value="35615" table:style-name="ce5">
            <text:p>35,615<text:s/></text:p>
          </table:table-cell>
          <table:table-cell office:value-type="float" office:value="21699" table:style-name="ce5">
            <text:p>21,699<text:s/></text:p>
          </table:table-cell>
          <table:table-cell office:value-type="float" office:value="61188" table:style-name="ce5">
            <text:p>61,188<text:s/></text:p>
          </table:table-cell>
          <table:table-cell office:value-type="float" office:value="21020" table:style-name="ce5">
            <text:p>21,020<text:s/></text:p>
          </table:table-cell>
          <table:table-cell office:value-type="float" office:value="16640" table:style-name="ce5">
            <text:p>16,640<text:s/></text:p>
          </table:table-cell>
          <table:table-cell office:value-type="float" office:value="15882" table:style-name="ce5">
            <text:p>15,882<text:s/></text:p>
          </table:table-cell>
          <table:table-cell office:value-type="float" office:value="17131" table:style-name="ce5">
            <text:p>17,131<text:s/></text:p>
          </table:table-cell>
          <table:table-cell office:value-type="float" office:value="13033" table:style-name="ce5">
            <text:p>13,033<text:s/></text:p>
          </table:table-cell>
          <table:table-cell office:value-type="float" office:value="29817" table:style-name="ce5">
            <text:p>29,817<text:s/></text:p>
          </table:table-cell>
          <table:table-cell office:value-type="float" office:value="18983" table:style-name="ce5">
            <text:p>18,983<text:s/></text:p>
          </table:table-cell>
          <table:table-cell office:value-type="float" office:value="7608" table:style-name="ce5">
            <text:p>7,608<text:s/></text:p>
          </table:table-cell>
          <table:table-cell office:value-type="float" office:value="11757" table:style-name="ce5">
            <text:p>11,757<text:s/></text:p>
          </table:table-cell>
          <table:table-cell office:value-type="float" office:value="41141" table:style-name="ce5">
            <text:p>41,141<text:s/></text:p>
          </table:table-cell>
          <table:table-cell office:value-type="float" office:value="25189" table:style-name="ce5">
            <text:p>25,189<text:s/></text:p>
          </table:table-cell>
          <table:table-cell office:value-type="float" office:value="25655" table:style-name="ce5">
            <text:p>25,655<text:s/></text:p>
          </table:table-cell>
          <table:table-cell office:value-type="float" office:value="24117" table:style-name="ce5">
            <text:p>24,117<text:s/></text:p>
          </table:table-cell>
          <table:table-cell office:value-type="float" office:value="14592" table:style-name="ce5">
            <text:p>14,592<text:s/></text:p>
          </table:table-cell>
          <table:table-cell office:value-type="float" office:value="11640" table:style-name="ce5">
            <text:p>11,640<text:s/></text:p>
          </table:table-cell>
          <table:table-cell office:value-type="float" office:value="4746" table:style-name="ce5">
            <text:p>4,746<text:s/></text:p>
          </table:table-cell>
          <table:table-cell office:value-type="float" office:value="5031" table:style-name="ce5">
            <text:p>5,031<text:s/></text:p>
          </table:table-cell>
          <table:table-cell office:value-type="float" office:value="6364" table:style-name="ce5">
            <text:p>6,364<text:s/></text:p>
          </table:table-cell>
          <table:table-cell office:value-type="float" office:value="10356" table:style-name="ce5">
            <text:p>10,356<text:s/></text:p>
          </table:table-cell>
          <table:table-cell office:value-type="float" office:value="9692" table:style-name="ce5">
            <text:p>9,692<text:s/></text:p>
          </table:table-cell>
          <table:table-cell office:value-type="float" office:value="11791" table:style-name="ce5">
            <text:p>11,791<text:s/></text:p>
          </table:table-cell>
          <table:table-cell office:value-type="float" office:value="17897" table:style-name="ce5">
            <text:p>17,897<text:s/></text:p>
          </table:table-cell>
          <table:table-cell office:value-type="float" office:value="29468" table:style-name="ce5">
            <text:p>29,468<text:s/></text:p>
          </table:table-cell>
          <table:table-cell office:value-type="float" office:value="25134" table:style-name="ce5">
            <text:p>25,134<text:s/></text:p>
          </table:table-cell>
          <table:table-cell office:value-type="float" office:value="13575" table:style-name="ce5">
            <text:p>13,575<text:s/></text:p>
          </table:table-cell>
          <table:table-cell office:value-type="float" office:value="12958" table:style-name="ce5">
            <text:p>12,958<text:s/></text:p>
          </table:table-cell>
          <table:table-cell office:value-type="float" office:value="12864" table:style-name="ce5">
            <text:p>12,864<text:s/></text:p>
          </table:table-cell>
          <table:table-cell office:value-type="float" office:value="12860" table:style-name="ce5">
            <text:p>12,860<text:s/></text:p>
          </table:table-cell>
          <table:table-cell office:value-type="float" office:value="12223" table:style-name="ce5">
            <text:p>12,223<text:s/></text:p>
          </table:table-cell>
          <table:table-cell office:value-type="float" office:value="10458" table:style-name="ce5">
            <text:p>10,458<text:s/></text:p>
          </table:table-cell>
          <table:table-cell office:value-type="float" office:value="9151" table:style-name="ce5">
            <text:p>9,151<text:s/></text:p>
          </table:table-cell>
          <table:table-cell table:number-columns-repeated="16275"/>
        </table:table-row>
        <table:table-row table:style-name="ro2">
          <table:table-cell office:value-type="date" office:date-value="2018-11-06T00:00:00" table:style-name="ce4">
            <text:p>2018/11/6</text:p>
          </table:table-cell>
          <table:table-cell office:value-type="float" office:value="5139" table:style-name="ce5">
            <text:p>5,139<text:s/></text:p>
          </table:table-cell>
          <table:table-cell office:value-type="float" office:value="15956" table:style-name="ce5">
            <text:p>15,956<text:s/></text:p>
          </table:table-cell>
          <table:table-cell office:value-type="float" office:value="43959" table:style-name="ce5">
            <text:p>43,959<text:s/></text:p>
          </table:table-cell>
          <table:table-cell office:value-type="float" office:value="46014" table:style-name="ce5">
            <text:p>46,014<text:s/></text:p>
          </table:table-cell>
          <table:table-cell office:value-type="float" office:value="28105" table:style-name="ce5">
            <text:p>28,105<text:s/></text:p>
          </table:table-cell>
          <table:table-cell office:value-type="float" office:value="15604" table:style-name="ce5">
            <text:p>15,604<text:s/></text:p>
          </table:table-cell>
          <table:table-cell office:value-type="float" office:value="11945" table:style-name="ce5">
            <text:p>11,945<text:s/></text:p>
          </table:table-cell>
          <table:table-cell office:value-type="float" office:value="3895" table:style-name="ce5">
            <text:p>3,895<text:s/></text:p>
          </table:table-cell>
          <table:table-cell office:value-type="float" office:value="3053" table:style-name="ce5">
            <text:p>3,053<text:s/></text:p>
          </table:table-cell>
          <table:table-cell office:value-type="float" office:value="16321" table:style-name="ce5">
            <text:p>16,321<text:s/></text:p>
          </table:table-cell>
          <table:table-cell office:value-type="float" office:value="2262" table:style-name="ce5">
            <text:p>2,262<text:s/></text:p>
          </table:table-cell>
          <table:table-cell office:value-type="float" office:value="5086" table:style-name="ce5">
            <text:p>5,086<text:s/></text:p>
          </table:table-cell>
          <table:table-cell office:value-type="float" office:value="7412" table:style-name="ce5">
            <text:p>7,412<text:s/></text:p>
          </table:table-cell>
          <table:table-cell office:value-type="float" office:value="10976" table:style-name="ce5">
            <text:p>10,976<text:s/></text:p>
          </table:table-cell>
          <table:table-cell office:value-type="float" office:value="10427" table:style-name="ce5">
            <text:p>10,427<text:s/></text:p>
          </table:table-cell>
          <table:table-cell office:value-type="float" office:value="20022" table:style-name="ce5">
            <text:p>20,022<text:s/></text:p>
          </table:table-cell>
          <table:table-cell office:value-type="float" office:value="17700" table:style-name="ce5">
            <text:p>17,700<text:s/></text:p>
          </table:table-cell>
          <table:table-cell office:value-type="float" office:value="5893" table:style-name="ce5">
            <text:p>5,893<text:s/></text:p>
          </table:table-cell>
          <table:table-cell office:value-type="float" office:value="9038" table:style-name="ce5">
            <text:p>9,038<text:s/></text:p>
          </table:table-cell>
          <table:table-cell office:value-type="float" office:value="3486" table:style-name="ce5">
            <text:p>3,486<text:s/></text:p>
          </table:table-cell>
          <table:table-cell office:value-type="float" office:value="8789" table:style-name="ce5">
            <text:p>8,789<text:s/></text:p>
          </table:table-cell>
          <table:table-cell office:value-type="float" office:value="8876" table:style-name="ce5">
            <text:p>8,876<text:s/></text:p>
          </table:table-cell>
          <table:table-cell office:value-type="float" office:value="5300" table:style-name="ce5">
            <text:p>5,300<text:s/></text:p>
          </table:table-cell>
          <table:table-cell office:value-type="float" office:value="28547" table:style-name="ce5">
            <text:p>28,547<text:s/></text:p>
          </table:table-cell>
          <table:table-cell office:value-type="float" office:value="2432" table:style-name="ce5">
            <text:p>2,432<text:s/></text:p>
          </table:table-cell>
          <table:table-cell office:value-type="float" office:value="11790" table:style-name="ce5">
            <text:p>11,790<text:s/></text:p>
          </table:table-cell>
          <table:table-cell office:value-type="float" office:value="12256" table:style-name="ce5">
            <text:p>12,256<text:s/></text:p>
          </table:table-cell>
          <table:table-cell office:value-type="float" office:value="17448" table:style-name="ce5">
            <text:p>17,448<text:s/></text:p>
          </table:table-cell>
          <table:table-cell office:value-type="float" office:value="22760" table:style-name="ce5">
            <text:p>22,760<text:s/></text:p>
          </table:table-cell>
          <table:table-cell office:value-type="float" office:value="18233" table:style-name="ce5">
            <text:p>18,233<text:s/></text:p>
          </table:table-cell>
          <table:table-cell office:value-type="float" office:value="9733" table:style-name="ce5">
            <text:p>9,733<text:s/></text:p>
          </table:table-cell>
          <table:table-cell office:value-type="float" office:value="27348" table:style-name="ce5">
            <text:p>27,348<text:s/></text:p>
          </table:table-cell>
          <table:table-cell office:value-type="float" office:value="17853" table:style-name="ce5">
            <text:p>17,853<text:s/></text:p>
          </table:table-cell>
          <table:table-cell office:value-type="float" office:value="34715" table:style-name="ce5">
            <text:p>34,715<text:s/></text:p>
          </table:table-cell>
          <table:table-cell office:value-type="float" office:value="29127" table:style-name="ce5">
            <text:p>29,127<text:s/></text:p>
          </table:table-cell>
          <table:table-cell office:value-type="float" office:value="11771" table:style-name="ce5">
            <text:p>11,771<text:s/></text:p>
          </table:table-cell>
          <table:table-cell office:value-type="float" office:value="38532" table:style-name="ce5">
            <text:p>38,532<text:s/></text:p>
          </table:table-cell>
          <table:table-cell office:value-type="float" office:value="28223" table:style-name="ce5">
            <text:p>28,223<text:s/></text:p>
          </table:table-cell>
          <table:table-cell office:value-type="float" office:value="26170" table:style-name="ce5">
            <text:p>26,170<text:s/></text:p>
          </table:table-cell>
          <table:table-cell office:value-type="float" office:value="22231" table:style-name="ce5">
            <text:p>22,231<text:s/></text:p>
          </table:table-cell>
          <table:table-cell office:value-type="float" office:value="27847" table:style-name="ce5">
            <text:p>27,847<text:s/></text:p>
          </table:table-cell>
          <table:table-cell office:value-type="float" office:value="133164" table:style-name="ce5">
            <text:p>133,164<text:s/></text:p>
          </table:table-cell>
          <table:table-cell office:value-type="float" office:value="39480" table:style-name="ce5">
            <text:p>39,480<text:s/></text:p>
          </table:table-cell>
          <table:table-cell office:value-type="float" office:value="24390" table:style-name="ce5">
            <text:p>24,390<text:s/></text:p>
          </table:table-cell>
          <table:table-cell office:value-type="float" office:value="24849" table:style-name="ce5">
            <text:p>24,849<text:s/></text:p>
          </table:table-cell>
          <table:table-cell office:value-type="float" office:value="29010" table:style-name="ce5">
            <text:p>29,010<text:s/></text:p>
          </table:table-cell>
          <table:table-cell office:value-type="float" office:value="34209" table:style-name="ce5">
            <text:p>34,209<text:s/></text:p>
          </table:table-cell>
          <table:table-cell office:value-type="float" office:value="29001" table:style-name="ce5">
            <text:p>29,001<text:s/></text:p>
          </table:table-cell>
          <table:table-cell office:value-type="float" office:value="24290" table:style-name="ce5">
            <text:p>24,290<text:s/></text:p>
          </table:table-cell>
          <table:table-cell office:value-type="float" office:value="13666" table:style-name="ce5">
            <text:p>13,666<text:s/></text:p>
          </table:table-cell>
          <table:table-cell office:value-type="float" office:value="33784" table:style-name="ce5">
            <text:p>33,784<text:s/></text:p>
          </table:table-cell>
          <table:table-cell office:value-type="float" office:value="7271" table:style-name="ce5">
            <text:p>7,271<text:s/></text:p>
          </table:table-cell>
          <table:table-cell office:value-type="float" office:value="8938" table:style-name="ce5">
            <text:p>8,938<text:s/></text:p>
          </table:table-cell>
          <table:table-cell office:value-type="float" office:value="20088" table:style-name="ce5">
            <text:p>20,088<text:s/></text:p>
          </table:table-cell>
          <table:table-cell office:value-type="float" office:value="5902" table:style-name="ce5">
            <text:p>5,902<text:s/></text:p>
          </table:table-cell>
          <table:table-cell office:value-type="float" office:value="3778" table:style-name="ce5">
            <text:p>3,778<text:s/></text:p>
          </table:table-cell>
          <table:table-cell office:value-type="float" office:value="3747" table:style-name="ce5">
            <text:p>3,747<text:s/></text:p>
          </table:table-cell>
          <table:table-cell office:value-type="float" office:value="14488" table:style-name="ce5">
            <text:p>14,488<text:s/></text:p>
          </table:table-cell>
          <table:table-cell office:value-type="float" office:value="10261" table:style-name="ce5">
            <text:p>10,261<text:s/></text:p>
          </table:table-cell>
          <table:table-cell office:value-type="float" office:value="7438" table:style-name="ce5">
            <text:p>7,438<text:s/></text:p>
          </table:table-cell>
          <table:table-cell office:value-type="float" office:value="37694" table:style-name="ce5">
            <text:p>37,694<text:s/></text:p>
          </table:table-cell>
          <table:table-cell office:value-type="float" office:value="8488" table:style-name="ce5">
            <text:p>8,488<text:s/></text:p>
          </table:table-cell>
          <table:table-cell office:value-type="float" office:value="13607" table:style-name="ce5">
            <text:p>13,607<text:s/></text:p>
          </table:table-cell>
          <table:table-cell office:value-type="float" office:value="7557" table:style-name="ce5">
            <text:p>7,557<text:s/></text:p>
          </table:table-cell>
          <table:table-cell office:value-type="float" office:value="23545" table:style-name="ce5">
            <text:p>23,545<text:s/></text:p>
          </table:table-cell>
          <table:table-cell office:value-type="float" office:value="24502" table:style-name="ce5">
            <text:p>24,502<text:s/></text:p>
          </table:table-cell>
          <table:table-cell office:value-type="float" office:value="28342" table:style-name="ce5">
            <text:p>28,342<text:s/></text:p>
          </table:table-cell>
          <table:table-cell office:value-type="float" office:value="41854" table:style-name="ce5">
            <text:p>41,854<text:s/></text:p>
          </table:table-cell>
          <table:table-cell office:value-type="float" office:value="42783" table:style-name="ce5">
            <text:p>42,783<text:s/></text:p>
          </table:table-cell>
          <table:table-cell office:value-type="float" office:value="27258" table:style-name="ce5">
            <text:p>27,258<text:s/></text:p>
          </table:table-cell>
          <table:table-cell office:value-type="float" office:value="29591" table:style-name="ce5">
            <text:p>29,591<text:s/></text:p>
          </table:table-cell>
          <table:table-cell office:value-type="float" office:value="65338" table:style-name="ce5">
            <text:p>65,338<text:s/></text:p>
          </table:table-cell>
          <table:table-cell office:value-type="float" office:value="25532" table:style-name="ce5">
            <text:p>25,532<text:s/></text:p>
          </table:table-cell>
          <table:table-cell office:value-type="float" office:value="31437" table:style-name="ce5">
            <text:p>31,437<text:s/></text:p>
          </table:table-cell>
          <table:table-cell office:value-type="float" office:value="36313" table:style-name="ce5">
            <text:p>36,313<text:s/></text:p>
          </table:table-cell>
          <table:table-cell office:value-type="float" office:value="23101" table:style-name="ce5">
            <text:p>23,101<text:s/></text:p>
          </table:table-cell>
          <table:table-cell office:value-type="float" office:value="61799" table:style-name="ce5">
            <text:p>61,799<text:s/></text:p>
          </table:table-cell>
          <table:table-cell office:value-type="float" office:value="21338" table:style-name="ce5">
            <text:p>21,338<text:s/></text:p>
          </table:table-cell>
          <table:table-cell office:value-type="float" office:value="16749" table:style-name="ce5">
            <text:p>16,749<text:s/></text:p>
          </table:table-cell>
          <table:table-cell office:value-type="float" office:value="16500" table:style-name="ce5">
            <text:p>16,500<text:s/></text:p>
          </table:table-cell>
          <table:table-cell office:value-type="float" office:value="17500" table:style-name="ce5">
            <text:p>17,500<text:s/></text:p>
          </table:table-cell>
          <table:table-cell office:value-type="float" office:value="13495" table:style-name="ce5">
            <text:p>13,495<text:s/></text:p>
          </table:table-cell>
          <table:table-cell office:value-type="float" office:value="29277" table:style-name="ce5">
            <text:p>29,277<text:s/></text:p>
          </table:table-cell>
          <table:table-cell office:value-type="float" office:value="19279" table:style-name="ce5">
            <text:p>19,279<text:s/></text:p>
          </table:table-cell>
          <table:table-cell office:value-type="float" office:value="7857" table:style-name="ce5">
            <text:p>7,857<text:s/></text:p>
          </table:table-cell>
          <table:table-cell office:value-type="float" office:value="12227" table:style-name="ce5">
            <text:p>12,227<text:s/></text:p>
          </table:table-cell>
          <table:table-cell office:value-type="float" office:value="41377" table:style-name="ce5">
            <text:p>41,377<text:s/></text:p>
          </table:table-cell>
          <table:table-cell office:value-type="float" office:value="25466" table:style-name="ce5">
            <text:p>25,466<text:s/></text:p>
          </table:table-cell>
          <table:table-cell office:value-type="float" office:value="25798" table:style-name="ce5">
            <text:p>25,798<text:s/></text:p>
          </table:table-cell>
          <table:table-cell office:value-type="float" office:value="24973" table:style-name="ce5">
            <text:p>24,973<text:s/></text:p>
          </table:table-cell>
          <table:table-cell office:value-type="float" office:value="14581" table:style-name="ce5">
            <text:p>14,581<text:s/></text:p>
          </table:table-cell>
          <table:table-cell office:value-type="float" office:value="12138" table:style-name="ce5">
            <text:p>12,138<text:s/></text:p>
          </table:table-cell>
          <table:table-cell office:value-type="float" office:value="4831" table:style-name="ce5">
            <text:p>4,831<text:s/></text:p>
          </table:table-cell>
          <table:table-cell office:value-type="float" office:value="4970" table:style-name="ce5">
            <text:p>4,970<text:s/></text:p>
          </table:table-cell>
          <table:table-cell office:value-type="float" office:value="6320" table:style-name="ce5">
            <text:p>6,320<text:s/></text:p>
          </table:table-cell>
          <table:table-cell office:value-type="float" office:value="10565" table:style-name="ce5">
            <text:p>10,565<text:s/></text:p>
          </table:table-cell>
          <table:table-cell office:value-type="float" office:value="9636" table:style-name="ce5">
            <text:p>9,636<text:s/></text:p>
          </table:table-cell>
          <table:table-cell office:value-type="float" office:value="12119" table:style-name="ce5">
            <text:p>12,119<text:s/></text:p>
          </table:table-cell>
          <table:table-cell office:value-type="float" office:value="18483" table:style-name="ce5">
            <text:p>18,483<text:s/></text:p>
          </table:table-cell>
          <table:table-cell office:value-type="float" office:value="30379" table:style-name="ce5">
            <text:p>30,379<text:s/></text:p>
          </table:table-cell>
          <table:table-cell office:value-type="float" office:value="25454" table:style-name="ce5">
            <text:p>25,454<text:s/></text:p>
          </table:table-cell>
          <table:table-cell office:value-type="float" office:value="13638" table:style-name="ce5">
            <text:p>13,638<text:s/></text:p>
          </table:table-cell>
          <table:table-cell office:value-type="float" office:value="13084" table:style-name="ce5">
            <text:p>13,084<text:s/></text:p>
          </table:table-cell>
          <table:table-cell office:value-type="float" office:value="12938" table:style-name="ce5">
            <text:p>12,938<text:s/></text:p>
          </table:table-cell>
          <table:table-cell office:value-type="float" office:value="12804" table:style-name="ce5">
            <text:p>12,804<text:s/></text:p>
          </table:table-cell>
          <table:table-cell office:value-type="float" office:value="12417" table:style-name="ce5">
            <text:p>12,417<text:s/></text:p>
          </table:table-cell>
          <table:table-cell office:value-type="float" office:value="10522" table:style-name="ce5">
            <text:p>10,522<text:s/></text:p>
          </table:table-cell>
          <table:table-cell office:value-type="float" office:value="9273" table:style-name="ce5">
            <text:p>9,273<text:s/></text:p>
          </table:table-cell>
          <table:table-cell table:number-columns-repeated="16275"/>
        </table:table-row>
        <table:table-row table:style-name="ro2">
          <table:table-cell office:value-type="date" office:date-value="2018-11-07T00:00:00" table:style-name="ce4">
            <text:p>2018/11/7</text:p>
          </table:table-cell>
          <table:table-cell office:value-type="float" office:value="5248" table:style-name="ce5">
            <text:p>5,248<text:s/></text:p>
          </table:table-cell>
          <table:table-cell office:value-type="float" office:value="15839" table:style-name="ce5">
            <text:p>15,839<text:s/></text:p>
          </table:table-cell>
          <table:table-cell office:value-type="float" office:value="43695" table:style-name="ce5">
            <text:p>43,695<text:s/></text:p>
          </table:table-cell>
          <table:table-cell office:value-type="float" office:value="47892" table:style-name="ce5">
            <text:p>47,892<text:s/></text:p>
          </table:table-cell>
          <table:table-cell office:value-type="float" office:value="28082" table:style-name="ce5">
            <text:p>28,082<text:s/></text:p>
          </table:table-cell>
          <table:table-cell office:value-type="float" office:value="15724" table:style-name="ce5">
            <text:p>15,724<text:s/></text:p>
          </table:table-cell>
          <table:table-cell office:value-type="float" office:value="12219" table:style-name="ce5">
            <text:p>12,219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3093" table:style-name="ce5">
            <text:p>3,093<text:s/></text:p>
          </table:table-cell>
          <table:table-cell office:value-type="float" office:value="16358" table:style-name="ce5">
            <text:p>16,358<text:s/></text:p>
          </table:table-cell>
          <table:table-cell office:value-type="float" office:value="2255" table:style-name="ce5">
            <text:p>2,255<text:s/></text:p>
          </table:table-cell>
          <table:table-cell office:value-type="float" office:value="4952" table:style-name="ce5">
            <text:p>4,952<text:s/></text:p>
          </table:table-cell>
          <table:table-cell office:value-type="float" office:value="7375" table:style-name="ce5">
            <text:p>7,375<text:s/></text:p>
          </table:table-cell>
          <table:table-cell office:value-type="float" office:value="11104" table:style-name="ce5">
            <text:p>11,104<text:s/></text:p>
          </table:table-cell>
          <table:table-cell office:value-type="float" office:value="11612" table:style-name="ce5">
            <text:p>11,612<text:s/></text:p>
          </table:table-cell>
          <table:table-cell office:value-type="float" office:value="20139" table:style-name="ce5">
            <text:p>20,139<text:s/></text:p>
          </table:table-cell>
          <table:table-cell office:value-type="float" office:value="18052" table:style-name="ce5">
            <text:p>18,052<text:s/></text:p>
          </table:table-cell>
          <table:table-cell office:value-type="float" office:value="5990" table:style-name="ce5">
            <text:p>5,990<text:s/></text:p>
          </table:table-cell>
          <table:table-cell office:value-type="float" office:value="9036" table:style-name="ce5">
            <text:p>9,036<text:s/></text:p>
          </table:table-cell>
          <table:table-cell office:value-type="float" office:value="3398" table:style-name="ce5">
            <text:p>3,398<text:s/></text:p>
          </table:table-cell>
          <table:table-cell office:value-type="float" office:value="9298" table:style-name="ce5">
            <text:p>9,298<text:s/></text:p>
          </table:table-cell>
          <table:table-cell office:value-type="float" office:value="8831" table:style-name="ce5">
            <text:p>8,831<text:s/></text:p>
          </table:table-cell>
          <table:table-cell office:value-type="float" office:value="5294" table:style-name="ce5">
            <text:p>5,294<text:s/></text:p>
          </table:table-cell>
          <table:table-cell office:value-type="float" office:value="28770" table:style-name="ce5">
            <text:p>28,770<text:s/></text:p>
          </table:table-cell>
          <table:table-cell office:value-type="float" office:value="2294" table:style-name="ce5">
            <text:p>2,294<text:s/></text:p>
          </table:table-cell>
          <table:table-cell office:value-type="float" office:value="11704" table:style-name="ce5">
            <text:p>11,704<text:s/></text:p>
          </table:table-cell>
          <table:table-cell office:value-type="float" office:value="12459" table:style-name="ce5">
            <text:p>12,459<text:s/></text:p>
          </table:table-cell>
          <table:table-cell office:value-type="float" office:value="17582" table:style-name="ce5">
            <text:p>17,582<text:s/></text:p>
          </table:table-cell>
          <table:table-cell office:value-type="float" office:value="22730" table:style-name="ce5">
            <text:p>22,730<text:s/></text:p>
          </table:table-cell>
          <table:table-cell office:value-type="float" office:value="18112" table:style-name="ce5">
            <text:p>18,112<text:s/></text:p>
          </table:table-cell>
          <table:table-cell office:value-type="float" office:value="9760" table:style-name="ce5">
            <text:p>9,760<text:s/></text:p>
          </table:table-cell>
          <table:table-cell office:value-type="float" office:value="27703" table:style-name="ce5">
            <text:p>27,703<text:s/></text:p>
          </table:table-cell>
          <table:table-cell office:value-type="float" office:value="18443" table:style-name="ce5">
            <text:p>18,443<text:s/></text:p>
          </table:table-cell>
          <table:table-cell office:value-type="float" office:value="34808" table:style-name="ce5">
            <text:p>34,808<text:s/></text:p>
          </table:table-cell>
          <table:table-cell office:value-type="float" office:value="29149" table:style-name="ce5">
            <text:p>29,149<text:s/></text:p>
          </table:table-cell>
          <table:table-cell office:value-type="float" office:value="11649" table:style-name="ce5">
            <text:p>11,649<text:s/></text:p>
          </table:table-cell>
          <table:table-cell office:value-type="float" office:value="38603" table:style-name="ce5">
            <text:p>38,603<text:s/></text:p>
          </table:table-cell>
          <table:table-cell office:value-type="float" office:value="28134" table:style-name="ce5">
            <text:p>28,134<text:s/></text:p>
          </table:table-cell>
          <table:table-cell office:value-type="float" office:value="26229" table:style-name="ce5">
            <text:p>26,229<text:s/></text:p>
          </table:table-cell>
          <table:table-cell office:value-type="float" office:value="22148" table:style-name="ce5">
            <text:p>22,148<text:s/></text:p>
          </table:table-cell>
          <table:table-cell office:value-type="float" office:value="27121" table:style-name="ce5">
            <text:p>27,121<text:s/></text:p>
          </table:table-cell>
          <table:table-cell office:value-type="float" office:value="134543" table:style-name="ce5">
            <text:p>134,543<text:s/></text:p>
          </table:table-cell>
          <table:table-cell office:value-type="float" office:value="40344" table:style-name="ce5">
            <text:p>40,344<text:s/></text:p>
          </table:table-cell>
          <table:table-cell office:value-type="float" office:value="24448" table:style-name="ce5">
            <text:p>24,448<text:s/></text:p>
          </table:table-cell>
          <table:table-cell office:value-type="float" office:value="24745" table:style-name="ce5">
            <text:p>24,745<text:s/></text:p>
          </table:table-cell>
          <table:table-cell office:value-type="float" office:value="29193" table:style-name="ce5">
            <text:p>29,193<text:s/></text:p>
          </table:table-cell>
          <table:table-cell office:value-type="float" office:value="34475" table:style-name="ce5">
            <text:p>34,475<text:s/></text:p>
          </table:table-cell>
          <table:table-cell office:value-type="float" office:value="29049" table:style-name="ce5">
            <text:p>29,049<text:s/></text:p>
          </table:table-cell>
          <table:table-cell office:value-type="float" office:value="24111" table:style-name="ce5">
            <text:p>24,111<text:s/></text:p>
          </table:table-cell>
          <table:table-cell office:value-type="float" office:value="13624" table:style-name="ce5">
            <text:p>13,624<text:s/></text:p>
          </table:table-cell>
          <table:table-cell office:value-type="float" office:value="33854" table:style-name="ce5">
            <text:p>33,854<text:s/></text:p>
          </table:table-cell>
          <table:table-cell office:value-type="float" office:value="7412" table:style-name="ce5">
            <text:p>7,412<text:s/></text:p>
          </table:table-cell>
          <table:table-cell office:value-type="float" office:value="8841" table:style-name="ce5">
            <text:p>8,841<text:s/></text:p>
          </table:table-cell>
          <table:table-cell office:value-type="float" office:value="20159" table:style-name="ce5">
            <text:p>20,159<text:s/></text:p>
          </table:table-cell>
          <table:table-cell office:value-type="float" office:value="5705" table:style-name="ce5">
            <text:p>5,705<text:s/></text:p>
          </table:table-cell>
          <table:table-cell office:value-type="float" office:value="3781" table:style-name="ce5">
            <text:p>3,781<text:s/></text:p>
          </table:table-cell>
          <table:table-cell office:value-type="float" office:value="3860" table:style-name="ce5">
            <text:p>3,860<text:s/></text:p>
          </table:table-cell>
          <table:table-cell office:value-type="float" office:value="14455" table:style-name="ce5">
            <text:p>14,455<text:s/></text:p>
          </table:table-cell>
          <table:table-cell office:value-type="float" office:value="10201" table:style-name="ce5">
            <text:p>10,201<text:s/></text:p>
          </table:table-cell>
          <table:table-cell office:value-type="float" office:value="7340" table:style-name="ce5">
            <text:p>7,340<text:s/></text:p>
          </table:table-cell>
          <table:table-cell office:value-type="float" office:value="37703" table:style-name="ce5">
            <text:p>37,703<text:s/></text:p>
          </table:table-cell>
          <table:table-cell office:value-type="float" office:value="8350" table:style-name="ce5">
            <text:p>8,350<text:s/></text:p>
          </table:table-cell>
          <table:table-cell office:value-type="float" office:value="13503" table:style-name="ce5">
            <text:p>13,503<text:s/></text:p>
          </table:table-cell>
          <table:table-cell office:value-type="float" office:value="7583" table:style-name="ce5">
            <text:p>7,583<text:s/></text:p>
          </table:table-cell>
          <table:table-cell office:value-type="float" office:value="23397" table:style-name="ce5">
            <text:p>23,397<text:s/></text:p>
          </table:table-cell>
          <table:table-cell office:value-type="float" office:value="24603" table:style-name="ce5">
            <text:p>24,603<text:s/></text:p>
          </table:table-cell>
          <table:table-cell office:value-type="float" office:value="28297" table:style-name="ce5">
            <text:p>28,297<text:s/></text:p>
          </table:table-cell>
          <table:table-cell office:value-type="float" office:value="42860" table:style-name="ce5">
            <text:p>42,860<text:s/></text:p>
          </table:table-cell>
          <table:table-cell office:value-type="float" office:value="42913" table:style-name="ce5">
            <text:p>42,913<text:s/></text:p>
          </table:table-cell>
          <table:table-cell office:value-type="float" office:value="27871" table:style-name="ce5">
            <text:p>27,871<text:s/></text:p>
          </table:table-cell>
          <table:table-cell office:value-type="float" office:value="29597" table:style-name="ce5">
            <text:p>29,597<text:s/></text:p>
          </table:table-cell>
          <table:table-cell office:value-type="float" office:value="65624" table:style-name="ce5">
            <text:p>65,624<text:s/></text:p>
          </table:table-cell>
          <table:table-cell office:value-type="float" office:value="25529" table:style-name="ce5">
            <text:p>25,529<text:s/></text:p>
          </table:table-cell>
          <table:table-cell office:value-type="float" office:value="31969" table:style-name="ce5">
            <text:p>31,969<text:s/></text:p>
          </table:table-cell>
          <table:table-cell office:value-type="float" office:value="36370" table:style-name="ce5">
            <text:p>36,370<text:s/></text:p>
          </table:table-cell>
          <table:table-cell office:value-type="float" office:value="24313" table:style-name="ce5">
            <text:p>24,313<text:s/></text:p>
          </table:table-cell>
          <table:table-cell office:value-type="float" office:value="62426" table:style-name="ce5">
            <text:p>62,426<text:s/></text:p>
          </table:table-cell>
          <table:table-cell office:value-type="float" office:value="21389" table:style-name="ce5">
            <text:p>21,389<text:s/></text:p>
          </table:table-cell>
          <table:table-cell office:value-type="float" office:value="17009" table:style-name="ce5">
            <text:p>17,009<text:s/></text:p>
          </table:table-cell>
          <table:table-cell office:value-type="float" office:value="15654" table:style-name="ce5">
            <text:p>15,654<text:s/></text:p>
          </table:table-cell>
          <table:table-cell office:value-type="float" office:value="17345" table:style-name="ce5">
            <text:p>17,345<text:s/></text:p>
          </table:table-cell>
          <table:table-cell office:value-type="float" office:value="13558" table:style-name="ce5">
            <text:p>13,558<text:s/></text:p>
          </table:table-cell>
          <table:table-cell office:value-type="float" office:value="28068" table:style-name="ce5">
            <text:p>28,068<text:s/></text:p>
          </table:table-cell>
          <table:table-cell office:value-type="float" office:value="19663" table:style-name="ce5">
            <text:p>19,663<text:s/></text:p>
          </table:table-cell>
          <table:table-cell office:value-type="float" office:value="7912" table:style-name="ce5">
            <text:p>7,912<text:s/></text:p>
          </table:table-cell>
          <table:table-cell office:value-type="float" office:value="11955" table:style-name="ce5">
            <text:p>11,955<text:s/></text:p>
          </table:table-cell>
          <table:table-cell office:value-type="float" office:value="41951" table:style-name="ce5">
            <text:p>41,951<text:s/></text:p>
          </table:table-cell>
          <table:table-cell office:value-type="float" office:value="26117" table:style-name="ce5">
            <text:p>26,117<text:s/></text:p>
          </table:table-cell>
          <table:table-cell office:value-type="float" office:value="25833" table:style-name="ce5">
            <text:p>25,833<text:s/></text:p>
          </table:table-cell>
          <table:table-cell office:value-type="float" office:value="25010" table:style-name="ce5">
            <text:p>25,010<text:s/></text:p>
          </table:table-cell>
          <table:table-cell office:value-type="float" office:value="14185" table:style-name="ce5">
            <text:p>14,185<text:s/></text:p>
          </table:table-cell>
          <table:table-cell office:value-type="float" office:value="12181" table:style-name="ce5">
            <text:p>12,181<text:s/></text:p>
          </table:table-cell>
          <table:table-cell office:value-type="float" office:value="4883" table:style-name="ce5">
            <text:p>4,883<text:s/></text:p>
          </table:table-cell>
          <table:table-cell office:value-type="float" office:value="5130" table:style-name="ce5">
            <text:p>5,130<text:s/></text:p>
          </table:table-cell>
          <table:table-cell office:value-type="float" office:value="6495" table:style-name="ce5">
            <text:p>6,495<text:s/></text:p>
          </table:table-cell>
          <table:table-cell office:value-type="float" office:value="10549" table:style-name="ce5">
            <text:p>10,549<text:s/></text:p>
          </table:table-cell>
          <table:table-cell office:value-type="float" office:value="9768" table:style-name="ce5">
            <text:p>9,768<text:s/></text:p>
          </table:table-cell>
          <table:table-cell office:value-type="float" office:value="12244" table:style-name="ce5">
            <text:p>12,244<text:s/></text:p>
          </table:table-cell>
          <table:table-cell office:value-type="float" office:value="18323" table:style-name="ce5">
            <text:p>18,323<text:s/></text:p>
          </table:table-cell>
          <table:table-cell office:value-type="float" office:value="29958" table:style-name="ce5">
            <text:p>29,958<text:s/></text:p>
          </table:table-cell>
          <table:table-cell office:value-type="float" office:value="26105" table:style-name="ce5">
            <text:p>26,105<text:s/></text:p>
          </table:table-cell>
          <table:table-cell office:value-type="float" office:value="13490" table:style-name="ce5">
            <text:p>13,490<text:s/></text:p>
          </table:table-cell>
          <table:table-cell office:value-type="float" office:value="13224" table:style-name="ce5">
            <text:p>13,224<text:s/></text:p>
          </table:table-cell>
          <table:table-cell office:value-type="float" office:value="13057" table:style-name="ce5">
            <text:p>13,057<text:s/></text:p>
          </table:table-cell>
          <table:table-cell office:value-type="float" office:value="12694" table:style-name="ce5">
            <text:p>12,694<text:s/></text:p>
          </table:table-cell>
          <table:table-cell office:value-type="float" office:value="12357" table:style-name="ce5">
            <text:p>12,357<text:s/></text:p>
          </table:table-cell>
          <table:table-cell office:value-type="float" office:value="10677" table:style-name="ce5">
            <text:p>10,677<text:s/></text:p>
          </table:table-cell>
          <table:table-cell office:value-type="float" office:value="9346" table:style-name="ce5">
            <text:p>9,346<text:s/></text:p>
          </table:table-cell>
          <table:table-cell table:number-columns-repeated="16275"/>
        </table:table-row>
        <table:table-row table:style-name="ro2">
          <table:table-cell office:value-type="date" office:date-value="2018-11-08T00:00:00" table:style-name="ce4">
            <text:p>2018/11/8</text:p>
          </table:table-cell>
          <table:table-cell office:value-type="float" office:value="5488" table:style-name="ce5">
            <text:p>5,488<text:s/></text:p>
          </table:table-cell>
          <table:table-cell office:value-type="float" office:value="16551" table:style-name="ce5">
            <text:p>16,551<text:s/></text:p>
          </table:table-cell>
          <table:table-cell office:value-type="float" office:value="44903" table:style-name="ce5">
            <text:p>44,903<text:s/></text:p>
          </table:table-cell>
          <table:table-cell office:value-type="float" office:value="68010" table:style-name="ce5">
            <text:p>68,010<text:s/></text:p>
          </table:table-cell>
          <table:table-cell office:value-type="float" office:value="28513" table:style-name="ce5">
            <text:p>28,513<text:s/></text:p>
          </table:table-cell>
          <table:table-cell office:value-type="float" office:value="16037" table:style-name="ce5">
            <text:p>16,037<text:s/></text:p>
          </table:table-cell>
          <table:table-cell office:value-type="float" office:value="12441" table:style-name="ce5">
            <text:p>12,441<text:s/></text:p>
          </table:table-cell>
          <table:table-cell office:value-type="float" office:value="4096" table:style-name="ce5">
            <text:p>4,096<text:s/></text:p>
          </table:table-cell>
          <table:table-cell office:value-type="float" office:value="3140" table:style-name="ce5">
            <text:p>3,140<text:s/></text:p>
          </table:table-cell>
          <table:table-cell office:value-type="float" office:value="16620" table:style-name="ce5">
            <text:p>16,620<text:s/></text:p>
          </table:table-cell>
          <table:table-cell office:value-type="float" office:value="2306" table:style-name="ce5">
            <text:p>2,306<text:s/></text:p>
          </table:table-cell>
          <table:table-cell office:value-type="float" office:value="5027" table:style-name="ce5">
            <text:p>5,027<text:s/></text:p>
          </table:table-cell>
          <table:table-cell office:value-type="float" office:value="7917" table:style-name="ce5">
            <text:p>7,917<text:s/></text:p>
          </table:table-cell>
          <table:table-cell office:value-type="float" office:value="11357" table:style-name="ce5">
            <text:p>11,357<text:s/></text:p>
          </table:table-cell>
          <table:table-cell office:value-type="float" office:value="11383" table:style-name="ce5">
            <text:p>11,383<text:s/></text:p>
          </table:table-cell>
          <table:table-cell office:value-type="float" office:value="19808" table:style-name="ce5">
            <text:p>19,808<text:s/></text:p>
          </table:table-cell>
          <table:table-cell office:value-type="float" office:value="17684" table:style-name="ce5">
            <text:p>17,684<text:s/></text:p>
          </table:table-cell>
          <table:table-cell office:value-type="float" office:value="6011" table:style-name="ce5">
            <text:p>6,011<text:s/></text:p>
          </table:table-cell>
          <table:table-cell office:value-type="float" office:value="9267" table:style-name="ce5">
            <text:p>9,267<text:s/></text:p>
          </table:table-cell>
          <table:table-cell office:value-type="float" office:value="3353" table:style-name="ce5">
            <text:p>3,353<text:s/></text:p>
          </table:table-cell>
          <table:table-cell office:value-type="float" office:value="8898" table:style-name="ce5">
            <text:p>8,898<text:s/></text:p>
          </table:table-cell>
          <table:table-cell office:value-type="float" office:value="8988" table:style-name="ce5">
            <text:p>8,988<text:s/></text:p>
          </table:table-cell>
          <table:table-cell office:value-type="float" office:value="5241" table:style-name="ce5">
            <text:p>5,241<text:s/></text:p>
          </table:table-cell>
          <table:table-cell office:value-type="float" office:value="29284" table:style-name="ce5">
            <text:p>29,284<text:s/></text:p>
          </table:table-cell>
          <table:table-cell office:value-type="float" office:value="2516" table:style-name="ce5">
            <text:p>2,516<text:s/></text:p>
          </table:table-cell>
          <table:table-cell office:value-type="float" office:value="11694" table:style-name="ce5">
            <text:p>11,694<text:s/></text:p>
          </table:table-cell>
          <table:table-cell office:value-type="float" office:value="12407" table:style-name="ce5">
            <text:p>12,407<text:s/></text:p>
          </table:table-cell>
          <table:table-cell office:value-type="float" office:value="17518" table:style-name="ce5">
            <text:p>17,518<text:s/></text:p>
          </table:table-cell>
          <table:table-cell office:value-type="float" office:value="22388" table:style-name="ce5">
            <text:p>22,388<text:s/></text:p>
          </table:table-cell>
          <table:table-cell office:value-type="float" office:value="18070" table:style-name="ce5">
            <text:p>18,070<text:s/></text:p>
          </table:table-cell>
          <table:table-cell office:value-type="float" office:value="10033" table:style-name="ce5">
            <text:p>10,033<text:s/></text:p>
          </table:table-cell>
          <table:table-cell office:value-type="float" office:value="28021" table:style-name="ce5">
            <text:p>28,021<text:s/></text:p>
          </table:table-cell>
          <table:table-cell office:value-type="float" office:value="18843" table:style-name="ce5">
            <text:p>18,843<text:s/></text:p>
          </table:table-cell>
          <table:table-cell office:value-type="float" office:value="34452" table:style-name="ce5">
            <text:p>34,452<text:s/></text:p>
          </table:table-cell>
          <table:table-cell office:value-type="float" office:value="30238" table:style-name="ce5">
            <text:p>30,238<text:s/></text:p>
          </table:table-cell>
          <table:table-cell office:value-type="float" office:value="11734" table:style-name="ce5">
            <text:p>11,734<text:s/></text:p>
          </table:table-cell>
          <table:table-cell office:value-type="float" office:value="38930" table:style-name="ce5">
            <text:p>38,930<text:s/></text:p>
          </table:table-cell>
          <table:table-cell office:value-type="float" office:value="28438" table:style-name="ce5">
            <text:p>28,438<text:s/></text:p>
          </table:table-cell>
          <table:table-cell office:value-type="float" office:value="26261" table:style-name="ce5">
            <text:p>26,261<text:s/></text:p>
          </table:table-cell>
          <table:table-cell office:value-type="float" office:value="22429" table:style-name="ce5">
            <text:p>22,429<text:s/></text:p>
          </table:table-cell>
          <table:table-cell office:value-type="float" office:value="27332" table:style-name="ce5">
            <text:p>27,332<text:s/></text:p>
          </table:table-cell>
          <table:table-cell office:value-type="float" office:value="140424" table:style-name="ce5">
            <text:p>140,424<text:s/></text:p>
          </table:table-cell>
          <table:table-cell office:value-type="float" office:value="40861" table:style-name="ce5">
            <text:p>40,861<text:s/></text:p>
          </table:table-cell>
          <table:table-cell office:value-type="float" office:value="24239" table:style-name="ce5">
            <text:p>24,239<text:s/></text:p>
          </table:table-cell>
          <table:table-cell office:value-type="float" office:value="24725" table:style-name="ce5">
            <text:p>24,725<text:s/></text:p>
          </table:table-cell>
          <table:table-cell office:value-type="float" office:value="28636" table:style-name="ce5">
            <text:p>28,636<text:s/></text:p>
          </table:table-cell>
          <table:table-cell office:value-type="float" office:value="35675" table:style-name="ce5">
            <text:p>35,675<text:s/></text:p>
          </table:table-cell>
          <table:table-cell office:value-type="float" office:value="29602" table:style-name="ce5">
            <text:p>29,602<text:s/></text:p>
          </table:table-cell>
          <table:table-cell office:value-type="float" office:value="24531" table:style-name="ce5">
            <text:p>24,531<text:s/></text:p>
          </table:table-cell>
          <table:table-cell office:value-type="float" office:value="13691" table:style-name="ce5">
            <text:p>13,691<text:s/></text:p>
          </table:table-cell>
          <table:table-cell office:value-type="float" office:value="33913" table:style-name="ce5">
            <text:p>33,913<text:s/></text:p>
          </table:table-cell>
          <table:table-cell office:value-type="float" office:value="7373" table:style-name="ce5">
            <text:p>7,373<text:s/></text:p>
          </table:table-cell>
          <table:table-cell office:value-type="float" office:value="9209" table:style-name="ce5">
            <text:p>9,209<text:s/></text:p>
          </table:table-cell>
          <table:table-cell office:value-type="float" office:value="20084" table:style-name="ce5">
            <text:p>20,084<text:s/></text:p>
          </table:table-cell>
          <table:table-cell office:value-type="float" office:value="6029" table:style-name="ce5">
            <text:p>6,029<text:s/></text:p>
          </table:table-cell>
          <table:table-cell office:value-type="float" office:value="3774" table:style-name="ce5">
            <text:p>3,774<text:s/></text:p>
          </table:table-cell>
          <table:table-cell office:value-type="float" office:value="3953" table:style-name="ce5">
            <text:p>3,953<text:s/></text:p>
          </table:table-cell>
          <table:table-cell office:value-type="float" office:value="14384" table:style-name="ce5">
            <text:p>14,384<text:s/></text:p>
          </table:table-cell>
          <table:table-cell office:value-type="float" office:value="10060" table:style-name="ce5">
            <text:p>10,060<text:s/></text:p>
          </table:table-cell>
          <table:table-cell office:value-type="float" office:value="7442" table:style-name="ce5">
            <text:p>7,442<text:s/></text:p>
          </table:table-cell>
          <table:table-cell office:value-type="float" office:value="38149" table:style-name="ce5">
            <text:p>38,149<text:s/></text:p>
          </table:table-cell>
          <table:table-cell office:value-type="float" office:value="8470" table:style-name="ce5">
            <text:p>8,470<text:s/></text:p>
          </table:table-cell>
          <table:table-cell office:value-type="float" office:value="13890" table:style-name="ce5">
            <text:p>13,890<text:s/></text:p>
          </table:table-cell>
          <table:table-cell office:value-type="float" office:value="7516" table:style-name="ce5">
            <text:p>7,516<text:s/></text:p>
          </table:table-cell>
          <table:table-cell office:value-type="float" office:value="23879" table:style-name="ce5">
            <text:p>23,879<text:s/></text:p>
          </table:table-cell>
          <table:table-cell office:value-type="float" office:value="24581" table:style-name="ce5">
            <text:p>24,581<text:s/></text:p>
          </table:table-cell>
          <table:table-cell office:value-type="float" office:value="28933" table:style-name="ce5">
            <text:p>28,933<text:s/></text:p>
          </table:table-cell>
          <table:table-cell office:value-type="float" office:value="43481" table:style-name="ce5">
            <text:p>43,481<text:s/></text:p>
          </table:table-cell>
          <table:table-cell office:value-type="float" office:value="43266" table:style-name="ce5">
            <text:p>43,266<text:s/></text:p>
          </table:table-cell>
          <table:table-cell office:value-type="float" office:value="27942" table:style-name="ce5">
            <text:p>27,942<text:s/></text:p>
          </table:table-cell>
          <table:table-cell office:value-type="float" office:value="31446" table:style-name="ce5">
            <text:p>31,446<text:s/></text:p>
          </table:table-cell>
          <table:table-cell office:value-type="float" office:value="72066" table:style-name="ce5">
            <text:p>72,066<text:s/></text:p>
          </table:table-cell>
          <table:table-cell office:value-type="float" office:value="25643" table:style-name="ce5">
            <text:p>25,643<text:s/></text:p>
          </table:table-cell>
          <table:table-cell office:value-type="float" office:value="32493" table:style-name="ce5">
            <text:p>32,493<text:s/></text:p>
          </table:table-cell>
          <table:table-cell office:value-type="float" office:value="37498" table:style-name="ce5">
            <text:p>37,498<text:s/></text:p>
          </table:table-cell>
          <table:table-cell office:value-type="float" office:value="24139" table:style-name="ce5">
            <text:p>24,139<text:s/></text:p>
          </table:table-cell>
          <table:table-cell office:value-type="float" office:value="62998" table:style-name="ce5">
            <text:p>62,998<text:s/></text:p>
          </table:table-cell>
          <table:table-cell office:value-type="float" office:value="21695" table:style-name="ce5">
            <text:p>21,695<text:s/></text:p>
          </table:table-cell>
          <table:table-cell office:value-type="float" office:value="17073" table:style-name="ce5">
            <text:p>17,073<text:s/></text:p>
          </table:table-cell>
          <table:table-cell office:value-type="float" office:value="16903" table:style-name="ce5">
            <text:p>16,903<text:s/></text:p>
          </table:table-cell>
          <table:table-cell office:value-type="float" office:value="17894" table:style-name="ce5">
            <text:p>17,894<text:s/></text:p>
          </table:table-cell>
          <table:table-cell office:value-type="float" office:value="13621" table:style-name="ce5">
            <text:p>13,621<text:s/></text:p>
          </table:table-cell>
          <table:table-cell office:value-type="float" office:value="29395" table:style-name="ce5">
            <text:p>29,395<text:s/></text:p>
          </table:table-cell>
          <table:table-cell office:value-type="float" office:value="19369" table:style-name="ce5">
            <text:p>19,369<text:s/></text:p>
          </table:table-cell>
          <table:table-cell office:value-type="float" office:value="7913" table:style-name="ce5">
            <text:p>7,913<text:s/></text:p>
          </table:table-cell>
          <table:table-cell office:value-type="float" office:value="12111" table:style-name="ce5">
            <text:p>12,111<text:s/></text:p>
          </table:table-cell>
          <table:table-cell office:value-type="float" office:value="42187" table:style-name="ce5">
            <text:p>42,187<text:s/></text:p>
          </table:table-cell>
          <table:table-cell office:value-type="float" office:value="28561" table:style-name="ce5">
            <text:p>28,561<text:s/></text:p>
          </table:table-cell>
          <table:table-cell office:value-type="float" office:value="25934" table:style-name="ce5">
            <text:p>25,934<text:s/></text:p>
          </table:table-cell>
          <table:table-cell office:value-type="float" office:value="25653" table:style-name="ce5">
            <text:p>25,653<text:s/></text:p>
          </table:table-cell>
          <table:table-cell office:value-type="float" office:value="14637" table:style-name="ce5">
            <text:p>14,637<text:s/></text:p>
          </table:table-cell>
          <table:table-cell office:value-type="float" office:value="12178" table:style-name="ce5">
            <text:p>12,178<text:s/></text:p>
          </table:table-cell>
          <table:table-cell office:value-type="float" office:value="4754" table:style-name="ce5">
            <text:p>4,754<text:s/></text:p>
          </table:table-cell>
          <table:table-cell office:value-type="float" office:value="5028" table:style-name="ce5">
            <text:p>5,028<text:s/></text:p>
          </table:table-cell>
          <table:table-cell office:value-type="float" office:value="6405" table:style-name="ce5">
            <text:p>6,405<text:s/></text:p>
          </table:table-cell>
          <table:table-cell office:value-type="float" office:value="10615" table:style-name="ce5">
            <text:p>10,615<text:s/></text:p>
          </table:table-cell>
          <table:table-cell office:value-type="float" office:value="9895" table:style-name="ce5">
            <text:p>9,895<text:s/></text:p>
          </table:table-cell>
          <table:table-cell office:value-type="float" office:value="12583" table:style-name="ce5">
            <text:p>12,583<text:s/></text:p>
          </table:table-cell>
          <table:table-cell office:value-type="float" office:value="18831" table:style-name="ce5">
            <text:p>18,831<text:s/></text:p>
          </table:table-cell>
          <table:table-cell office:value-type="float" office:value="31448" table:style-name="ce5">
            <text:p>31,448<text:s/></text:p>
          </table:table-cell>
          <table:table-cell office:value-type="float" office:value="26733" table:style-name="ce5">
            <text:p>26,733<text:s/></text:p>
          </table:table-cell>
          <table:table-cell office:value-type="float" office:value="13777" table:style-name="ce5">
            <text:p>13,777<text:s/></text:p>
          </table:table-cell>
          <table:table-cell office:value-type="float" office:value="13315" table:style-name="ce5">
            <text:p>13,315<text:s/></text:p>
          </table:table-cell>
          <table:table-cell office:value-type="float" office:value="13006" table:style-name="ce5">
            <text:p>13,006<text:s/></text:p>
          </table:table-cell>
          <table:table-cell office:value-type="float" office:value="12919" table:style-name="ce5">
            <text:p>12,919<text:s/></text:p>
          </table:table-cell>
          <table:table-cell office:value-type="float" office:value="12300" table:style-name="ce5">
            <text:p>12,300<text:s/></text:p>
          </table:table-cell>
          <table:table-cell office:value-type="float" office:value="10674" table:style-name="ce5">
            <text:p>10,674<text:s/></text:p>
          </table:table-cell>
          <table:table-cell office:value-type="float" office:value="9416" table:style-name="ce5">
            <text:p>9,416<text:s/></text:p>
          </table:table-cell>
          <table:table-cell table:number-columns-repeated="16275"/>
        </table:table-row>
        <table:table-row table:style-name="ro2">
          <table:table-cell office:value-type="date" office:date-value="2018-11-09T00:00:00" table:style-name="ce4">
            <text:p>2018/11/9</text:p>
          </table:table-cell>
          <table:table-cell office:value-type="float" office:value="6126" table:style-name="ce5">
            <text:p>6,126<text:s/></text:p>
          </table:table-cell>
          <table:table-cell office:value-type="float" office:value="16809" table:style-name="ce5">
            <text:p>16,809<text:s/></text:p>
          </table:table-cell>
          <table:table-cell office:value-type="float" office:value="47145" table:style-name="ce5">
            <text:p>47,145<text:s/></text:p>
          </table:table-cell>
          <table:table-cell office:value-type="float" office:value="79022" table:style-name="ce5">
            <text:p>79,022<text:s/></text:p>
          </table:table-cell>
          <table:table-cell office:value-type="float" office:value="29761" table:style-name="ce5">
            <text:p>29,761<text:s/></text:p>
          </table:table-cell>
          <table:table-cell office:value-type="float" office:value="17282" table:style-name="ce5">
            <text:p>17,282<text:s/></text:p>
          </table:table-cell>
          <table:table-cell office:value-type="float" office:value="13395" table:style-name="ce5">
            <text:p>13,395<text:s/></text:p>
          </table:table-cell>
          <table:table-cell office:value-type="float" office:value="4191" table:style-name="ce5">
            <text:p>4,191<text:s/></text:p>
          </table:table-cell>
          <table:table-cell office:value-type="float" office:value="3295" table:style-name="ce5">
            <text:p>3,295<text:s/></text:p>
          </table:table-cell>
          <table:table-cell office:value-type="float" office:value="17098" table:style-name="ce5">
            <text:p>17,098<text:s/></text:p>
          </table:table-cell>
          <table:table-cell office:value-type="float" office:value="2396" table:style-name="ce5">
            <text:p>2,396<text:s/></text:p>
          </table:table-cell>
          <table:table-cell office:value-type="float" office:value="5205" table:style-name="ce5">
            <text:p>5,205<text:s/></text:p>
          </table:table-cell>
          <table:table-cell office:value-type="float" office:value="8486" table:style-name="ce5">
            <text:p>8,486<text:s/></text:p>
          </table:table-cell>
          <table:table-cell office:value-type="float" office:value="11242" table:style-name="ce5">
            <text:p>11,242<text:s/></text:p>
          </table:table-cell>
          <table:table-cell office:value-type="float" office:value="12185" table:style-name="ce5">
            <text:p>12,185<text:s/></text:p>
          </table:table-cell>
          <table:table-cell office:value-type="float" office:value="20071" table:style-name="ce5">
            <text:p>20,071<text:s/></text:p>
          </table:table-cell>
          <table:table-cell office:value-type="float" office:value="18413" table:style-name="ce5">
            <text:p>18,413<text:s/></text:p>
          </table:table-cell>
          <table:table-cell office:value-type="float" office:value="6408" table:style-name="ce5">
            <text:p>6,408<text:s/></text:p>
          </table:table-cell>
          <table:table-cell office:value-type="float" office:value="9831" table:style-name="ce5">
            <text:p>9,831<text:s/></text:p>
          </table:table-cell>
          <table:table-cell office:value-type="float" office:value="3708" table:style-name="ce5">
            <text:p>3,708<text:s/></text:p>
          </table:table-cell>
          <table:table-cell office:value-type="float" office:value="9334" table:style-name="ce5">
            <text:p>9,334<text:s/></text:p>
          </table:table-cell>
          <table:table-cell office:value-type="float" office:value="9719" table:style-name="ce5">
            <text:p>9,719<text:s/></text:p>
          </table:table-cell>
          <table:table-cell office:value-type="float" office:value="5484" table:style-name="ce5">
            <text:p>5,484<text:s/></text:p>
          </table:table-cell>
          <table:table-cell office:value-type="float" office:value="36876" table:style-name="ce5">
            <text:p>36,876<text:s/></text:p>
          </table:table-cell>
          <table:table-cell office:value-type="float" office:value="3074" table:style-name="ce5">
            <text:p>3,074<text:s/></text:p>
          </table:table-cell>
          <table:table-cell office:value-type="float" office:value="11840" table:style-name="ce5">
            <text:p>11,840<text:s/></text:p>
          </table:table-cell>
          <table:table-cell office:value-type="float" office:value="13245" table:style-name="ce5">
            <text:p>13,245<text:s/></text:p>
          </table:table-cell>
          <table:table-cell office:value-type="float" office:value="18610" table:style-name="ce5">
            <text:p>18,610<text:s/></text:p>
          </table:table-cell>
          <table:table-cell office:value-type="float" office:value="23442" table:style-name="ce5">
            <text:p>23,442<text:s/></text:p>
          </table:table-cell>
          <table:table-cell office:value-type="float" office:value="19313" table:style-name="ce5">
            <text:p>19,313<text:s/></text:p>
          </table:table-cell>
          <table:table-cell office:value-type="float" office:value="10799" table:style-name="ce5">
            <text:p>10,799<text:s/></text:p>
          </table:table-cell>
          <table:table-cell office:value-type="float" office:value="32526" table:style-name="ce5">
            <text:p>32,526<text:s/></text:p>
          </table:table-cell>
          <table:table-cell office:value-type="float" office:value="20797" table:style-name="ce5">
            <text:p>20,797<text:s/></text:p>
          </table:table-cell>
          <table:table-cell office:value-type="float" office:value="36927" table:style-name="ce5">
            <text:p>36,927<text:s/></text:p>
          </table:table-cell>
          <table:table-cell office:value-type="float" office:value="30861" table:style-name="ce5">
            <text:p>30,861<text:s/></text:p>
          </table:table-cell>
          <table:table-cell office:value-type="float" office:value="11957" table:style-name="ce5">
            <text:p>11,957<text:s/></text:p>
          </table:table-cell>
          <table:table-cell office:value-type="float" office:value="40767" table:style-name="ce5">
            <text:p>40,767<text:s/></text:p>
          </table:table-cell>
          <table:table-cell office:value-type="float" office:value="30038" table:style-name="ce5">
            <text:p>30,038<text:s/></text:p>
          </table:table-cell>
          <table:table-cell office:value-type="float" office:value="27313" table:style-name="ce5">
            <text:p>27,313<text:s/></text:p>
          </table:table-cell>
          <table:table-cell office:value-type="float" office:value="23295" table:style-name="ce5">
            <text:p>23,295<text:s/></text:p>
          </table:table-cell>
          <table:table-cell office:value-type="float" office:value="27977" table:style-name="ce5">
            <text:p>27,977<text:s/></text:p>
          </table:table-cell>
          <table:table-cell office:value-type="float" office:value="182788" table:style-name="ce5">
            <text:p>182,788<text:s/></text:p>
          </table:table-cell>
          <table:table-cell office:value-type="float" office:value="47795" table:style-name="ce5">
            <text:p>47,795<text:s/></text:p>
          </table:table-cell>
          <table:table-cell office:value-type="float" office:value="26754" table:style-name="ce5">
            <text:p>26,754<text:s/></text:p>
          </table:table-cell>
          <table:table-cell office:value-type="float" office:value="26181" table:style-name="ce5">
            <text:p>26,181<text:s/></text:p>
          </table:table-cell>
          <table:table-cell office:value-type="float" office:value="30742" table:style-name="ce5">
            <text:p>30,742<text:s/></text:p>
          </table:table-cell>
          <table:table-cell office:value-type="float" office:value="37486" table:style-name="ce5">
            <text:p>37,486<text:s/></text:p>
          </table:table-cell>
          <table:table-cell office:value-type="float" office:value="32006" table:style-name="ce5">
            <text:p>32,006<text:s/></text:p>
          </table:table-cell>
          <table:table-cell office:value-type="float" office:value="26547" table:style-name="ce5">
            <text:p>26,547<text:s/></text:p>
          </table:table-cell>
          <table:table-cell office:value-type="float" office:value="13877" table:style-name="ce5">
            <text:p>13,877<text:s/></text:p>
          </table:table-cell>
          <table:table-cell office:value-type="float" office:value="34685" table:style-name="ce5">
            <text:p>34,685<text:s/></text:p>
          </table:table-cell>
          <table:table-cell office:value-type="float" office:value="7470" table:style-name="ce5">
            <text:p>7,470<text:s/></text:p>
          </table:table-cell>
          <table:table-cell office:value-type="float" office:value="9085" table:style-name="ce5">
            <text:p>9,085<text:s/></text:p>
          </table:table-cell>
          <table:table-cell office:value-type="float" office:value="21298" table:style-name="ce5">
            <text:p>21,298<text:s/></text:p>
          </table:table-cell>
          <table:table-cell office:value-type="float" office:value="6800" table:style-name="ce5">
            <text:p>6,800<text:s/></text:p>
          </table:table-cell>
          <table:table-cell office:value-type="float" office:value="3847" table:style-name="ce5">
            <text:p>3,847<text:s/></text:p>
          </table:table-cell>
          <table:table-cell office:value-type="float" office:value="3895" table:style-name="ce5">
            <text:p>3,895<text:s/></text:p>
          </table:table-cell>
          <table:table-cell office:value-type="float" office:value="14148" table:style-name="ce5">
            <text:p>14,148<text:s/></text:p>
          </table:table-cell>
          <table:table-cell office:value-type="float" office:value="10588" table:style-name="ce5">
            <text:p>10,588<text:s/></text:p>
          </table:table-cell>
          <table:table-cell office:value-type="float" office:value="7622" table:style-name="ce5">
            <text:p>7,622<text:s/></text:p>
          </table:table-cell>
          <table:table-cell office:value-type="float" office:value="40184" table:style-name="ce5">
            <text:p>40,184<text:s/></text:p>
          </table:table-cell>
          <table:table-cell office:value-type="float" office:value="9305" table:style-name="ce5">
            <text:p>9,305<text:s/></text:p>
          </table:table-cell>
          <table:table-cell office:value-type="float" office:value="15494" table:style-name="ce5">
            <text:p>15,494<text:s/></text:p>
          </table:table-cell>
          <table:table-cell office:value-type="float" office:value="8164" table:style-name="ce5">
            <text:p>8,164<text:s/></text:p>
          </table:table-cell>
          <table:table-cell office:value-type="float" office:value="24777" table:style-name="ce5">
            <text:p>24,777<text:s/></text:p>
          </table:table-cell>
          <table:table-cell office:value-type="float" office:value="24907" table:style-name="ce5">
            <text:p>24,907<text:s/></text:p>
          </table:table-cell>
          <table:table-cell office:value-type="float" office:value="31957" table:style-name="ce5">
            <text:p>31,957<text:s/></text:p>
          </table:table-cell>
          <table:table-cell office:value-type="float" office:value="49818" table:style-name="ce5">
            <text:p>49,818<text:s/></text:p>
          </table:table-cell>
          <table:table-cell office:value-type="float" office:value="45241" table:style-name="ce5">
            <text:p>45,241<text:s/></text:p>
          </table:table-cell>
          <table:table-cell office:value-type="float" office:value="30167" table:style-name="ce5">
            <text:p>30,167<text:s/></text:p>
          </table:table-cell>
          <table:table-cell office:value-type="float" office:value="32568" table:style-name="ce5">
            <text:p>32,568<text:s/></text:p>
          </table:table-cell>
          <table:table-cell office:value-type="float" office:value="83979" table:style-name="ce5">
            <text:p>83,979<text:s/></text:p>
          </table:table-cell>
          <table:table-cell office:value-type="float" office:value="26623" table:style-name="ce5">
            <text:p>26,623<text:s/></text:p>
          </table:table-cell>
          <table:table-cell office:value-type="float" office:value="36294" table:style-name="ce5">
            <text:p>36,294<text:s/></text:p>
          </table:table-cell>
          <table:table-cell office:value-type="float" office:value="44699" table:style-name="ce5">
            <text:p>44,699<text:s/></text:p>
          </table:table-cell>
          <table:table-cell office:value-type="float" office:value="27367" table:style-name="ce5">
            <text:p>27,367<text:s/></text:p>
          </table:table-cell>
          <table:table-cell office:value-type="float" office:value="74357" table:style-name="ce5">
            <text:p>74,357<text:s/></text:p>
          </table:table-cell>
          <table:table-cell office:value-type="float" office:value="23042" table:style-name="ce5">
            <text:p>23,042<text:s/></text:p>
          </table:table-cell>
          <table:table-cell office:value-type="float" office:value="18746" table:style-name="ce5">
            <text:p>18,746<text:s/></text:p>
          </table:table-cell>
          <table:table-cell office:value-type="float" office:value="17294" table:style-name="ce5">
            <text:p>17,294<text:s/></text:p>
          </table:table-cell>
          <table:table-cell office:value-type="float" office:value="22307" table:style-name="ce5">
            <text:p>22,307<text:s/></text:p>
          </table:table-cell>
          <table:table-cell office:value-type="float" office:value="14217" table:style-name="ce5">
            <text:p>14,217<text:s/></text:p>
          </table:table-cell>
          <table:table-cell office:value-type="float" office:value="33105" table:style-name="ce5">
            <text:p>33,105<text:s/></text:p>
          </table:table-cell>
          <table:table-cell office:value-type="float" office:value="21552" table:style-name="ce5">
            <text:p>21,552<text:s/></text:p>
          </table:table-cell>
          <table:table-cell office:value-type="float" office:value="8723" table:style-name="ce5">
            <text:p>8,723<text:s/></text:p>
          </table:table-cell>
          <table:table-cell office:value-type="float" office:value="13602" table:style-name="ce5">
            <text:p>13,602<text:s/></text:p>
          </table:table-cell>
          <table:table-cell office:value-type="float" office:value="44357" table:style-name="ce5">
            <text:p>44,357<text:s/></text:p>
          </table:table-cell>
          <table:table-cell office:value-type="float" office:value="27805" table:style-name="ce5">
            <text:p>27,805<text:s/></text:p>
          </table:table-cell>
          <table:table-cell office:value-type="float" office:value="28250" table:style-name="ce5">
            <text:p>28,250<text:s/></text:p>
          </table:table-cell>
          <table:table-cell office:value-type="float" office:value="27152" table:style-name="ce5">
            <text:p>27,152<text:s/></text:p>
          </table:table-cell>
          <table:table-cell office:value-type="float" office:value="14912" table:style-name="ce5">
            <text:p>14,912<text:s/></text:p>
          </table:table-cell>
          <table:table-cell office:value-type="float" office:value="12771" table:style-name="ce5">
            <text:p>12,771<text:s/></text:p>
          </table:table-cell>
          <table:table-cell office:value-type="float" office:value="5059" table:style-name="ce5">
            <text:p>5,059<text:s/></text:p>
          </table:table-cell>
          <table:table-cell office:value-type="float" office:value="5421" table:style-name="ce5">
            <text:p>5,421<text:s/></text:p>
          </table:table-cell>
          <table:table-cell office:value-type="float" office:value="6865" table:style-name="ce5">
            <text:p>6,865<text:s/></text:p>
          </table:table-cell>
          <table:table-cell office:value-type="float" office:value="10802" table:style-name="ce5">
            <text:p>10,802<text:s/></text:p>
          </table:table-cell>
          <table:table-cell office:value-type="float" office:value="10930" table:style-name="ce5">
            <text:p>10,930<text:s/></text:p>
          </table:table-cell>
          <table:table-cell office:value-type="float" office:value="13058" table:style-name="ce5">
            <text:p>13,058<text:s/></text:p>
          </table:table-cell>
          <table:table-cell office:value-type="float" office:value="19821" table:style-name="ce5">
            <text:p>19,821<text:s/></text:p>
          </table:table-cell>
          <table:table-cell office:value-type="float" office:value="31814" table:style-name="ce5">
            <text:p>31,814<text:s/></text:p>
          </table:table-cell>
          <table:table-cell office:value-type="float" office:value="28107" table:style-name="ce5">
            <text:p>28,107<text:s/></text:p>
          </table:table-cell>
          <table:table-cell office:value-type="float" office:value="14375" table:style-name="ce5">
            <text:p>14,375<text:s/></text:p>
          </table:table-cell>
          <table:table-cell office:value-type="float" office:value="14045" table:style-name="ce5">
            <text:p>14,045<text:s/></text:p>
          </table:table-cell>
          <table:table-cell office:value-type="float" office:value="13991" table:style-name="ce5">
            <text:p>13,991<text:s/></text:p>
          </table:table-cell>
          <table:table-cell office:value-type="float" office:value="13266" table:style-name="ce5">
            <text:p>13,266<text:s/></text:p>
          </table:table-cell>
          <table:table-cell office:value-type="float" office:value="12922" table:style-name="ce5">
            <text:p>12,922<text:s/></text:p>
          </table:table-cell>
          <table:table-cell office:value-type="float" office:value="10900" table:style-name="ce5">
            <text:p>10,900<text:s/></text:p>
          </table:table-cell>
          <table:table-cell office:value-type="float" office:value="9765" table:style-name="ce5">
            <text:p>9,765<text:s/></text:p>
          </table:table-cell>
          <table:table-cell table:number-columns-repeated="16275"/>
        </table:table-row>
        <table:table-row table:style-name="ro2">
          <table:table-cell office:value-type="date" office:date-value="2018-11-10T00:00:00" table:style-name="ce4">
            <text:p>2018/11/10</text:p>
          </table:table-cell>
          <table:table-cell office:value-type="float" office:value="4357" table:style-name="ce5">
            <text:p>4,357<text:s/></text:p>
          </table:table-cell>
          <table:table-cell office:value-type="float" office:value="11794" table:style-name="ce5">
            <text:p>11,794<text:s/></text:p>
          </table:table-cell>
          <table:table-cell office:value-type="float" office:value="27128" table:style-name="ce5">
            <text:p>27,128<text:s/></text:p>
          </table:table-cell>
          <table:table-cell office:value-type="float" office:value="77259" table:style-name="ce5">
            <text:p>77,259<text:s/></text:p>
          </table:table-cell>
          <table:table-cell office:value-type="float" office:value="19704" table:style-name="ce5">
            <text:p>19,704<text:s/></text:p>
          </table:table-cell>
          <table:table-cell office:value-type="float" office:value="12774" table:style-name="ce5">
            <text:p>12,774<text:s/></text:p>
          </table:table-cell>
          <table:table-cell office:value-type="float" office:value="10373" table:style-name="ce5">
            <text:p>10,373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2844" table:style-name="ce5">
            <text:p>2,844<text:s/></text:p>
          </table:table-cell>
          <table:table-cell office:value-type="float" office:value="12448" table:style-name="ce5">
            <text:p>12,448<text:s/></text:p>
          </table:table-cell>
          <table:table-cell office:value-type="float" office:value="1910" table:style-name="ce5">
            <text:p>1,910<text:s/></text:p>
          </table:table-cell>
          <table:table-cell office:value-type="float" office:value="5345" table:style-name="ce5">
            <text:p>5,345<text:s/></text:p>
          </table:table-cell>
          <table:table-cell office:value-type="float" office:value="12199" table:style-name="ce5">
            <text:p>12,199<text:s/></text:p>
          </table:table-cell>
          <table:table-cell office:value-type="float" office:value="8879" table:style-name="ce5">
            <text:p>8,879<text:s/></text:p>
          </table:table-cell>
          <table:table-cell office:value-type="float" office:value="12712" table:style-name="ce5">
            <text:p>12,712<text:s/></text:p>
          </table:table-cell>
          <table:table-cell office:value-type="float" office:value="7215" table:style-name="ce5">
            <text:p>7,215<text:s/></text:p>
          </table:table-cell>
          <table:table-cell office:value-type="float" office:value="8005" table:style-name="ce5">
            <text:p>8,005<text:s/></text:p>
          </table:table-cell>
          <table:table-cell office:value-type="float" office:value="8523" table:style-name="ce5">
            <text:p>8,523<text:s/></text:p>
          </table:table-cell>
          <table:table-cell office:value-type="float" office:value="8839" table:style-name="ce5">
            <text:p>8,839<text:s/></text:p>
          </table:table-cell>
          <table:table-cell office:value-type="float" office:value="5071" table:style-name="ce5">
            <text:p>5,071<text:s/></text:p>
          </table:table-cell>
          <table:table-cell office:value-type="float" office:value="6738" table:style-name="ce5">
            <text:p>6,738<text:s/></text:p>
          </table:table-cell>
          <table:table-cell office:value-type="float" office:value="7950" table:style-name="ce5">
            <text:p>7,950<text:s/></text:p>
          </table:table-cell>
          <table:table-cell office:value-type="float" office:value="2535" table:style-name="ce5">
            <text:p>2,535<text:s/></text:p>
          </table:table-cell>
          <table:table-cell office:value-type="float" office:value="27800" table:style-name="ce5">
            <text:p>27,800<text:s/></text:p>
          </table:table-cell>
          <table:table-cell office:value-type="float" office:value="3452" table:style-name="ce5">
            <text:p>3,452<text:s/></text:p>
          </table:table-cell>
          <table:table-cell office:value-type="float" office:value="13899" table:style-name="ce5">
            <text:p>13,899<text:s/></text:p>
          </table:table-cell>
          <table:table-cell office:value-type="float" office:value="10870" table:style-name="ce5">
            <text:p>10,870<text:s/></text:p>
          </table:table-cell>
          <table:table-cell office:value-type="float" office:value="14879" table:style-name="ce5">
            <text:p>14,879<text:s/></text:p>
          </table:table-cell>
          <table:table-cell office:value-type="float" office:value="18252" table:style-name="ce5">
            <text:p>18,252<text:s/></text:p>
          </table:table-cell>
          <table:table-cell office:value-type="float" office:value="17296" table:style-name="ce5">
            <text:p>17,296<text:s/></text:p>
          </table:table-cell>
          <table:table-cell office:value-type="float" office:value="9322" table:style-name="ce5">
            <text:p>9,322<text:s/></text:p>
          </table:table-cell>
          <table:table-cell office:value-type="float" office:value="33885" table:style-name="ce5">
            <text:p>33,885<text:s/></text:p>
          </table:table-cell>
          <table:table-cell office:value-type="float" office:value="20080" table:style-name="ce5">
            <text:p>20,080<text:s/></text:p>
          </table:table-cell>
          <table:table-cell office:value-type="float" office:value="30915" table:style-name="ce5">
            <text:p>30,915<text:s/></text:p>
          </table:table-cell>
          <table:table-cell office:value-type="float" office:value="27222" table:style-name="ce5">
            <text:p>27,222<text:s/></text:p>
          </table:table-cell>
          <table:table-cell office:value-type="float" office:value="6129" table:style-name="ce5">
            <text:p>6,129<text:s/></text:p>
          </table:table-cell>
          <table:table-cell office:value-type="float" office:value="35794" table:style-name="ce5">
            <text:p>35,794<text:s/></text:p>
          </table:table-cell>
          <table:table-cell office:value-type="float" office:value="25385" table:style-name="ce5">
            <text:p>25,385<text:s/></text:p>
          </table:table-cell>
          <table:table-cell office:value-type="float" office:value="22171" table:style-name="ce5">
            <text:p>22,171<text:s/></text:p>
          </table:table-cell>
          <table:table-cell office:value-type="float" office:value="20517" table:style-name="ce5">
            <text:p>20,517<text:s/></text:p>
          </table:table-cell>
          <table:table-cell office:value-type="float" office:value="14205" table:style-name="ce5">
            <text:p>14,205<text:s/></text:p>
          </table:table-cell>
          <table:table-cell office:value-type="float" office:value="182193" table:style-name="ce5">
            <text:p>182,193<text:s/></text:p>
          </table:table-cell>
          <table:table-cell office:value-type="float" office:value="49698" table:style-name="ce5">
            <text:p>49,698<text:s/></text:p>
          </table:table-cell>
          <table:table-cell office:value-type="float" office:value="22062" table:style-name="ce5">
            <text:p>22,062<text:s/></text:p>
          </table:table-cell>
          <table:table-cell office:value-type="float" office:value="21612" table:style-name="ce5">
            <text:p>21,612<text:s/></text:p>
          </table:table-cell>
          <table:table-cell office:value-type="float" office:value="37005" table:style-name="ce5">
            <text:p>37,005<text:s/></text:p>
          </table:table-cell>
          <table:table-cell office:value-type="float" office:value="40422" table:style-name="ce5">
            <text:p>40,422<text:s/></text:p>
          </table:table-cell>
          <table:table-cell office:value-type="float" office:value="31074" table:style-name="ce5">
            <text:p>31,074<text:s/></text:p>
          </table:table-cell>
          <table:table-cell office:value-type="float" office:value="23334" table:style-name="ce5">
            <text:p>23,334<text:s/></text:p>
          </table:table-cell>
          <table:table-cell office:value-type="float" office:value="12264" table:style-name="ce5">
            <text:p>12,264<text:s/></text:p>
          </table:table-cell>
          <table:table-cell office:value-type="float" office:value="31209" table:style-name="ce5">
            <text:p>31,209<text:s/></text:p>
          </table:table-cell>
          <table:table-cell office:value-type="float" office:value="6761" table:style-name="ce5">
            <text:p>6,761<text:s/></text:p>
          </table:table-cell>
          <table:table-cell office:value-type="float" office:value="6680" table:style-name="ce5">
            <text:p>6,680<text:s/></text:p>
          </table:table-cell>
          <table:table-cell office:value-type="float" office:value="17788" table:style-name="ce5">
            <text:p>17,788<text:s/></text:p>
          </table:table-cell>
          <table:table-cell office:value-type="float" office:value="8754" table:style-name="ce5">
            <text:p>8,754<text:s/></text:p>
          </table:table-cell>
          <table:table-cell office:value-type="float" office:value="3400" table:style-name="ce5">
            <text:p>3,400<text:s/></text:p>
          </table:table-cell>
          <table:table-cell office:value-type="float" office:value="2371" table:style-name="ce5">
            <text:p>2,371<text:s/></text:p>
          </table:table-cell>
          <table:table-cell office:value-type="float" office:value="10642" table:style-name="ce5">
            <text:p>10,642<text:s/></text:p>
          </table:table-cell>
          <table:table-cell office:value-type="float" office:value="9751" table:style-name="ce5">
            <text:p>9,751<text:s/></text:p>
          </table:table-cell>
          <table:table-cell office:value-type="float" office:value="6784" table:style-name="ce5">
            <text:p>6,784<text:s/></text:p>
          </table:table-cell>
          <table:table-cell office:value-type="float" office:value="45117" table:style-name="ce5">
            <text:p>45,117<text:s/></text:p>
          </table:table-cell>
          <table:table-cell office:value-type="float" office:value="7374" table:style-name="ce5">
            <text:p>7,374<text:s/></text:p>
          </table:table-cell>
          <table:table-cell office:value-type="float" office:value="13267" table:style-name="ce5">
            <text:p>13,267<text:s/></text:p>
          </table:table-cell>
          <table:table-cell office:value-type="float" office:value="6847" table:style-name="ce5">
            <text:p>6,847<text:s/></text:p>
          </table:table-cell>
          <table:table-cell office:value-type="float" office:value="20503" table:style-name="ce5">
            <text:p>20,503<text:s/></text:p>
          </table:table-cell>
          <table:table-cell office:value-type="float" office:value="17950" table:style-name="ce5">
            <text:p>17,950<text:s/></text:p>
          </table:table-cell>
          <table:table-cell office:value-type="float" office:value="31776" table:style-name="ce5">
            <text:p>31,776<text:s/></text:p>
          </table:table-cell>
          <table:table-cell office:value-type="float" office:value="50069" table:style-name="ce5">
            <text:p>50,069<text:s/></text:p>
          </table:table-cell>
          <table:table-cell office:value-type="float" office:value="37187" table:style-name="ce5">
            <text:p>37,187<text:s/></text:p>
          </table:table-cell>
          <table:table-cell office:value-type="float" office:value="24296" table:style-name="ce5">
            <text:p>24,296<text:s/></text:p>
          </table:table-cell>
          <table:table-cell office:value-type="float" office:value="31584" table:style-name="ce5">
            <text:p>31,584<text:s/></text:p>
          </table:table-cell>
          <table:table-cell office:value-type="float" office:value="96937" table:style-name="ce5">
            <text:p>96,937<text:s/></text:p>
          </table:table-cell>
          <table:table-cell office:value-type="float" office:value="18183" table:style-name="ce5">
            <text:p>18,183<text:s/></text:p>
          </table:table-cell>
          <table:table-cell office:value-type="float" office:value="35836" table:style-name="ce5">
            <text:p>35,836<text:s/></text:p>
          </table:table-cell>
          <table:table-cell office:value-type="float" office:value="40699" table:style-name="ce5">
            <text:p>40,699<text:s/></text:p>
          </table:table-cell>
          <table:table-cell office:value-type="float" office:value="23476" table:style-name="ce5">
            <text:p>23,476<text:s/></text:p>
          </table:table-cell>
          <table:table-cell office:value-type="float" office:value="72077" table:style-name="ce5">
            <text:p>72,077<text:s/></text:p>
          </table:table-cell>
          <table:table-cell office:value-type="float" office:value="18007" table:style-name="ce5">
            <text:p>18,007<text:s/></text:p>
          </table:table-cell>
          <table:table-cell office:value-type="float" office:value="17286" table:style-name="ce5">
            <text:p>17,286<text:s/></text:p>
          </table:table-cell>
          <table:table-cell office:value-type="float" office:value="11881" table:style-name="ce5">
            <text:p>11,881<text:s/></text:p>
          </table:table-cell>
          <table:table-cell office:value-type="float" office:value="17388" table:style-name="ce5">
            <text:p>17,388<text:s/></text:p>
          </table:table-cell>
          <table:table-cell office:value-type="float" office:value="11040" table:style-name="ce5">
            <text:p>11,040<text:s/></text:p>
          </table:table-cell>
          <table:table-cell office:value-type="float" office:value="29724" table:style-name="ce5">
            <text:p>29,724<text:s/></text:p>
          </table:table-cell>
          <table:table-cell office:value-type="float" office:value="15037" table:style-name="ce5">
            <text:p>15,037<text:s/></text:p>
          </table:table-cell>
          <table:table-cell office:value-type="float" office:value="12195" table:style-name="ce5">
            <text:p>12,195<text:s/></text:p>
          </table:table-cell>
          <table:table-cell office:value-type="float" office:value="12379" table:style-name="ce5">
            <text:p>12,379<text:s/></text:p>
          </table:table-cell>
          <table:table-cell office:value-type="float" office:value="23989" table:style-name="ce5">
            <text:p>23,989<text:s/></text:p>
          </table:table-cell>
          <table:table-cell office:value-type="float" office:value="16823" table:style-name="ce5">
            <text:p>16,823<text:s/></text:p>
          </table:table-cell>
          <table:table-cell office:value-type="float" office:value="19696" table:style-name="ce5">
            <text:p>19,696<text:s/></text:p>
          </table:table-cell>
          <table:table-cell office:value-type="float" office:value="22066" table:style-name="ce5">
            <text:p>22,066<text:s/></text:p>
          </table:table-cell>
          <table:table-cell office:value-type="float" office:value="10001" table:style-name="ce5">
            <text:p>10,001<text:s/></text:p>
          </table:table-cell>
          <table:table-cell office:value-type="float" office:value="11031" table:style-name="ce5">
            <text:p>11,031<text:s/></text:p>
          </table:table-cell>
          <table:table-cell office:value-type="float" office:value="4630" table:style-name="ce5">
            <text:p>4,630<text:s/></text:p>
          </table:table-cell>
          <table:table-cell office:value-type="float" office:value="2723" table:style-name="ce5">
            <text:p>2,723<text:s/></text:p>
          </table:table-cell>
          <table:table-cell office:value-type="float" office:value="6936" table:style-name="ce5">
            <text:p>6,936<text:s/></text:p>
          </table:table-cell>
          <table:table-cell office:value-type="float" office:value="8623" table:style-name="ce5">
            <text:p>8,623<text:s/></text:p>
          </table:table-cell>
          <table:table-cell office:value-type="float" office:value="11089" table:style-name="ce5">
            <text:p>11,089<text:s/></text:p>
          </table:table-cell>
          <table:table-cell office:value-type="float" office:value="11526" table:style-name="ce5">
            <text:p>11,526<text:s/></text:p>
          </table:table-cell>
          <table:table-cell office:value-type="float" office:value="15489" table:style-name="ce5">
            <text:p>15,489<text:s/></text:p>
          </table:table-cell>
          <table:table-cell office:value-type="float" office:value="25409" table:style-name="ce5">
            <text:p>25,409<text:s/></text:p>
          </table:table-cell>
          <table:table-cell office:value-type="float" office:value="27067" table:style-name="ce5">
            <text:p>27,067<text:s/></text:p>
          </table:table-cell>
          <table:table-cell office:value-type="float" office:value="12114" table:style-name="ce5">
            <text:p>12,114<text:s/></text:p>
          </table:table-cell>
          <table:table-cell office:value-type="float" office:value="12996" table:style-name="ce5">
            <text:p>12,996<text:s/></text:p>
          </table:table-cell>
          <table:table-cell office:value-type="float" office:value="13200" table:style-name="ce5">
            <text:p>13,200<text:s/></text:p>
          </table:table-cell>
          <table:table-cell office:value-type="float" office:value="10955" table:style-name="ce5">
            <text:p>10,955<text:s/></text:p>
          </table:table-cell>
          <table:table-cell office:value-type="float" office:value="11871" table:style-name="ce5">
            <text:p>11,871<text:s/></text:p>
          </table:table-cell>
          <table:table-cell office:value-type="float" office:value="8658" table:style-name="ce5">
            <text:p>8,658<text:s/></text:p>
          </table:table-cell>
          <table:table-cell office:value-type="float" office:value="8830" table:style-name="ce5">
            <text:p>8,830<text:s/></text:p>
          </table:table-cell>
          <table:table-cell table:number-columns-repeated="16275"/>
        </table:table-row>
        <table:table-row table:style-name="ro2">
          <table:table-cell office:value-type="date" office:date-value="2018-11-11T00:00:00" table:style-name="ce4">
            <text:p>2018/11/11</text:p>
          </table:table-cell>
          <table:table-cell office:value-type="float" office:value="4697" table:style-name="ce5">
            <text:p>4,697<text:s/></text:p>
          </table:table-cell>
          <table:table-cell office:value-type="float" office:value="8870" table:style-name="ce5">
            <text:p>8,870<text:s/></text:p>
          </table:table-cell>
          <table:table-cell office:value-type="float" office:value="20964" table:style-name="ce5">
            <text:p>20,964<text:s/></text:p>
          </table:table-cell>
          <table:table-cell office:value-type="float" office:value="61635" table:style-name="ce5">
            <text:p>61,635<text:s/></text:p>
          </table:table-cell>
          <table:table-cell office:value-type="float" office:value="14186" table:style-name="ce5">
            <text:p>14,186<text:s/></text:p>
          </table:table-cell>
          <table:table-cell office:value-type="float" office:value="9570" table:style-name="ce5">
            <text:p>9,570<text:s/></text:p>
          </table:table-cell>
          <table:table-cell office:value-type="float" office:value="7891" table:style-name="ce5">
            <text:p>7,891<text:s/></text:p>
          </table:table-cell>
          <table:table-cell office:value-type="float" office:value="3624" table:style-name="ce5">
            <text:p>3,624<text:s/></text:p>
          </table:table-cell>
          <table:table-cell office:value-type="float" office:value="2247" table:style-name="ce5">
            <text:p>2,247<text:s/></text:p>
          </table:table-cell>
          <table:table-cell office:value-type="float" office:value="10375" table:style-name="ce5">
            <text:p>10,375<text:s/></text:p>
          </table:table-cell>
          <table:table-cell office:value-type="float" office:value="1833" table:style-name="ce5">
            <text:p>1,833<text:s/></text:p>
          </table:table-cell>
          <table:table-cell office:value-type="float" office:value="3622" table:style-name="ce5">
            <text:p>3,622<text:s/></text:p>
          </table:table-cell>
          <table:table-cell office:value-type="float" office:value="13575" table:style-name="ce5">
            <text:p>13,575<text:s/></text:p>
          </table:table-cell>
          <table:table-cell office:value-type="float" office:value="7543" table:style-name="ce5">
            <text:p>7,543<text:s/></text:p>
          </table:table-cell>
          <table:table-cell office:value-type="float" office:value="9883" table:style-name="ce5">
            <text:p>9,883<text:s/></text:p>
          </table:table-cell>
          <table:table-cell office:value-type="float" office:value="6148" table:style-name="ce5">
            <text:p>6,148<text:s/></text:p>
          </table:table-cell>
          <table:table-cell office:value-type="float" office:value="6514" table:style-name="ce5">
            <text:p>6,514<text:s/></text:p>
          </table:table-cell>
          <table:table-cell office:value-type="float" office:value="4185" table:style-name="ce5">
            <text:p>4,185<text:s/></text:p>
          </table:table-cell>
          <table:table-cell office:value-type="float" office:value="7449" table:style-name="ce5">
            <text:p>7,449<text:s/></text:p>
          </table:table-cell>
          <table:table-cell office:value-type="float" office:value="3810" table:style-name="ce5">
            <text:p>3,810<text:s/></text:p>
          </table:table-cell>
          <table:table-cell office:value-type="float" office:value="5641" table:style-name="ce5">
            <text:p>5,641<text:s/></text:p>
          </table:table-cell>
          <table:table-cell office:value-type="float" office:value="6189" table:style-name="ce5">
            <text:p>6,189<text:s/></text:p>
          </table:table-cell>
          <table:table-cell office:value-type="float" office:value="2235" table:style-name="ce5">
            <text:p>2,235<text:s/></text:p>
          </table:table-cell>
          <table:table-cell office:value-type="float" office:value="23663" table:style-name="ce5">
            <text:p>23,663<text:s/></text:p>
          </table:table-cell>
          <table:table-cell office:value-type="float" office:value="2252" table:style-name="ce5">
            <text:p>2,252<text:s/></text:p>
          </table:table-cell>
          <table:table-cell office:value-type="float" office:value="13446" table:style-name="ce5">
            <text:p>13,446<text:s/></text:p>
          </table:table-cell>
          <table:table-cell office:value-type="float" office:value="9637" table:style-name="ce5">
            <text:p>9,637<text:s/></text:p>
          </table:table-cell>
          <table:table-cell office:value-type="float" office:value="12615" table:style-name="ce5">
            <text:p>12,615<text:s/></text:p>
          </table:table-cell>
          <table:table-cell office:value-type="float" office:value="14935" table:style-name="ce5">
            <text:p>14,935<text:s/></text:p>
          </table:table-cell>
          <table:table-cell office:value-type="float" office:value="14866" table:style-name="ce5">
            <text:p>14,866<text:s/></text:p>
          </table:table-cell>
          <table:table-cell office:value-type="float" office:value="8489" table:style-name="ce5">
            <text:p>8,489<text:s/></text:p>
          </table:table-cell>
          <table:table-cell office:value-type="float" office:value="30749" table:style-name="ce5">
            <text:p>30,749<text:s/></text:p>
          </table:table-cell>
          <table:table-cell office:value-type="float" office:value="16678" table:style-name="ce5">
            <text:p>16,678<text:s/></text:p>
          </table:table-cell>
          <table:table-cell office:value-type="float" office:value="23252" table:style-name="ce5">
            <text:p>23,252<text:s/></text:p>
          </table:table-cell>
          <table:table-cell office:value-type="float" office:value="26224" table:style-name="ce5">
            <text:p>26,224<text:s/></text:p>
          </table:table-cell>
          <table:table-cell office:value-type="float" office:value="5655" table:style-name="ce5">
            <text:p>5,655<text:s/></text:p>
          </table:table-cell>
          <table:table-cell office:value-type="float" office:value="30512" table:style-name="ce5">
            <text:p>30,512<text:s/></text:p>
          </table:table-cell>
          <table:table-cell office:value-type="float" office:value="21237" table:style-name="ce5">
            <text:p>21,237<text:s/></text:p>
          </table:table-cell>
          <table:table-cell office:value-type="float" office:value="18894" table:style-name="ce5">
            <text:p>18,894<text:s/></text:p>
          </table:table-cell>
          <table:table-cell office:value-type="float" office:value="17724" table:style-name="ce5">
            <text:p>17,724<text:s/></text:p>
          </table:table-cell>
          <table:table-cell office:value-type="float" office:value="15513" table:style-name="ce5">
            <text:p>15,513<text:s/></text:p>
          </table:table-cell>
          <table:table-cell office:value-type="float" office:value="171368" table:style-name="ce5">
            <text:p>171,368<text:s/></text:p>
          </table:table-cell>
          <table:table-cell office:value-type="float" office:value="40232" table:style-name="ce5">
            <text:p>40,232<text:s/></text:p>
          </table:table-cell>
          <table:table-cell office:value-type="float" office:value="15855" table:style-name="ce5">
            <text:p>15,855<text:s/></text:p>
          </table:table-cell>
          <table:table-cell office:value-type="float" office:value="19469" table:style-name="ce5">
            <text:p>19,469<text:s/></text:p>
          </table:table-cell>
          <table:table-cell office:value-type="float" office:value="30407" table:style-name="ce5">
            <text:p>30,407<text:s/></text:p>
          </table:table-cell>
          <table:table-cell office:value-type="float" office:value="34778" table:style-name="ce5">
            <text:p>34,778<text:s/></text:p>
          </table:table-cell>
          <table:table-cell office:value-type="float" office:value="26018" table:style-name="ce5">
            <text:p>26,018<text:s/></text:p>
          </table:table-cell>
          <table:table-cell office:value-type="float" office:value="22671" table:style-name="ce5">
            <text:p>22,671<text:s/></text:p>
          </table:table-cell>
          <table:table-cell office:value-type="float" office:value="8224" table:style-name="ce5">
            <text:p>8,224<text:s/></text:p>
          </table:table-cell>
          <table:table-cell office:value-type="float" office:value="26406" table:style-name="ce5">
            <text:p>26,406<text:s/></text:p>
          </table:table-cell>
          <table:table-cell office:value-type="float" office:value="6087" table:style-name="ce5">
            <text:p>6,087<text:s/></text:p>
          </table:table-cell>
          <table:table-cell office:value-type="float" office:value="5737" table:style-name="ce5">
            <text:p>5,737<text:s/></text:p>
          </table:table-cell>
          <table:table-cell office:value-type="float" office:value="16396" table:style-name="ce5">
            <text:p>16,396<text:s/></text:p>
          </table:table-cell>
          <table:table-cell office:value-type="float" office:value="7330" table:style-name="ce5">
            <text:p>7,330<text:s/></text:p>
          </table:table-cell>
          <table:table-cell office:value-type="float" office:value="2945" table:style-name="ce5">
            <text:p>2,945<text:s/></text:p>
          </table:table-cell>
          <table:table-cell office:value-type="float" office:value="1872" table:style-name="ce5">
            <text:p>1,872<text:s/></text:p>
          </table:table-cell>
          <table:table-cell office:value-type="float" office:value="9471" table:style-name="ce5">
            <text:p>9,471<text:s/></text:p>
          </table:table-cell>
          <table:table-cell office:value-type="float" office:value="8105" table:style-name="ce5">
            <text:p>8,105<text:s/></text:p>
          </table:table-cell>
          <table:table-cell office:value-type="float" office:value="6042" table:style-name="ce5">
            <text:p>6,042<text:s/></text:p>
          </table:table-cell>
          <table:table-cell office:value-type="float" office:value="45868" table:style-name="ce5">
            <text:p>45,868<text:s/></text:p>
          </table:table-cell>
          <table:table-cell office:value-type="float" office:value="6866" table:style-name="ce5">
            <text:p>6,866<text:s/></text:p>
          </table:table-cell>
          <table:table-cell office:value-type="float" office:value="11703" table:style-name="ce5">
            <text:p>11,703<text:s/></text:p>
          </table:table-cell>
          <table:table-cell office:value-type="float" office:value="6033" table:style-name="ce5">
            <text:p>6,033<text:s/></text:p>
          </table:table-cell>
          <table:table-cell office:value-type="float" office:value="17536" table:style-name="ce5">
            <text:p>17,536<text:s/></text:p>
          </table:table-cell>
          <table:table-cell office:value-type="float" office:value="14824" table:style-name="ce5">
            <text:p>14,824<text:s/></text:p>
          </table:table-cell>
          <table:table-cell office:value-type="float" office:value="25754" table:style-name="ce5">
            <text:p>25,754<text:s/></text:p>
          </table:table-cell>
          <table:table-cell office:value-type="float" office:value="44767" table:style-name="ce5">
            <text:p>44,767<text:s/></text:p>
          </table:table-cell>
          <table:table-cell office:value-type="float" office:value="32795" table:style-name="ce5">
            <text:p>32,795<text:s/></text:p>
          </table:table-cell>
          <table:table-cell office:value-type="float" office:value="21154" table:style-name="ce5">
            <text:p>21,154<text:s/></text:p>
          </table:table-cell>
          <table:table-cell office:value-type="float" office:value="27578" table:style-name="ce5">
            <text:p>27,578<text:s/></text:p>
          </table:table-cell>
          <table:table-cell office:value-type="float" office:value="80090" table:style-name="ce5">
            <text:p>80,090<text:s/></text:p>
          </table:table-cell>
          <table:table-cell office:value-type="float" office:value="14763" table:style-name="ce5">
            <text:p>14,763<text:s/></text:p>
          </table:table-cell>
          <table:table-cell office:value-type="float" office:value="30146" table:style-name="ce5">
            <text:p>30,146<text:s/></text:p>
          </table:table-cell>
          <table:table-cell office:value-type="float" office:value="30347" table:style-name="ce5">
            <text:p>30,347<text:s/></text:p>
          </table:table-cell>
          <table:table-cell office:value-type="float" office:value="18139" table:style-name="ce5">
            <text:p>18,139<text:s/></text:p>
          </table:table-cell>
          <table:table-cell office:value-type="float" office:value="55125" table:style-name="ce5">
            <text:p>55,125<text:s/></text:p>
          </table:table-cell>
          <table:table-cell office:value-type="float" office:value="14615" table:style-name="ce5">
            <text:p>14,615<text:s/></text:p>
          </table:table-cell>
          <table:table-cell office:value-type="float" office:value="14127" table:style-name="ce5">
            <text:p>14,127<text:s/></text:p>
          </table:table-cell>
          <table:table-cell office:value-type="float" office:value="9766" table:style-name="ce5">
            <text:p>9,766<text:s/></text:p>
          </table:table-cell>
          <table:table-cell office:value-type="float" office:value="17294" table:style-name="ce5">
            <text:p>17,294<text:s/></text:p>
          </table:table-cell>
          <table:table-cell office:value-type="float" office:value="10654" table:style-name="ce5">
            <text:p>10,654<text:s/></text:p>
          </table:table-cell>
          <table:table-cell office:value-type="float" office:value="26822" table:style-name="ce5">
            <text:p>26,822<text:s/></text:p>
          </table:table-cell>
          <table:table-cell office:value-type="float" office:value="11685" table:style-name="ce5">
            <text:p>11,685<text:s/></text:p>
          </table:table-cell>
          <table:table-cell office:value-type="float" office:value="10853" table:style-name="ce5">
            <text:p>10,853<text:s/></text:p>
          </table:table-cell>
          <table:table-cell office:value-type="float" office:value="10153" table:style-name="ce5">
            <text:p>10,153<text:s/></text:p>
          </table:table-cell>
          <table:table-cell office:value-type="float" office:value="17088" table:style-name="ce5">
            <text:p>17,088<text:s/></text:p>
          </table:table-cell>
          <table:table-cell office:value-type="float" office:value="14724" table:style-name="ce5">
            <text:p>14,724<text:s/></text:p>
          </table:table-cell>
          <table:table-cell office:value-type="float" office:value="15106" table:style-name="ce5">
            <text:p>15,106<text:s/></text:p>
          </table:table-cell>
          <table:table-cell office:value-type="float" office:value="18115" table:style-name="ce5">
            <text:p>18,115<text:s/></text:p>
          </table:table-cell>
          <table:table-cell office:value-type="float" office:value="8883" table:style-name="ce5">
            <text:p>8,883<text:s/></text:p>
          </table:table-cell>
          <table:table-cell office:value-type="float" office:value="9178" table:style-name="ce5">
            <text:p>9,178<text:s/></text:p>
          </table:table-cell>
          <table:table-cell office:value-type="float" office:value="3801" table:style-name="ce5">
            <text:p>3,801<text:s/></text:p>
          </table:table-cell>
          <table:table-cell office:value-type="float" office:value="2364" table:style-name="ce5">
            <text:p>2,364<text:s/></text:p>
          </table:table-cell>
          <table:table-cell office:value-type="float" office:value="5631" table:style-name="ce5">
            <text:p>5,631<text:s/></text:p>
          </table:table-cell>
          <table:table-cell office:value-type="float" office:value="7710" table:style-name="ce5">
            <text:p>7,710<text:s/></text:p>
          </table:table-cell>
          <table:table-cell office:value-type="float" office:value="8458" table:style-name="ce5">
            <text:p>8,458<text:s/></text:p>
          </table:table-cell>
          <table:table-cell office:value-type="float" office:value="9420" table:style-name="ce5">
            <text:p>9,420<text:s/></text:p>
          </table:table-cell>
          <table:table-cell office:value-type="float" office:value="11958" table:style-name="ce5">
            <text:p>11,958<text:s/></text:p>
          </table:table-cell>
          <table:table-cell office:value-type="float" office:value="18366" table:style-name="ce5">
            <text:p>18,366<text:s/></text:p>
          </table:table-cell>
          <table:table-cell office:value-type="float" office:value="21279" table:style-name="ce5">
            <text:p>21,279<text:s/></text:p>
          </table:table-cell>
          <table:table-cell office:value-type="float" office:value="10018" table:style-name="ce5">
            <text:p>10,018<text:s/></text:p>
          </table:table-cell>
          <table:table-cell office:value-type="float" office:value="9799" table:style-name="ce5">
            <text:p>9,799<text:s/></text:p>
          </table:table-cell>
          <table:table-cell office:value-type="float" office:value="9988" table:style-name="ce5">
            <text:p>9,988<text:s/></text:p>
          </table:table-cell>
          <table:table-cell office:value-type="float" office:value="9119" table:style-name="ce5">
            <text:p>9,119<text:s/></text:p>
          </table:table-cell>
          <table:table-cell office:value-type="float" office:value="9702" table:style-name="ce5">
            <text:p>9,702<text:s/></text:p>
          </table:table-cell>
          <table:table-cell office:value-type="float" office:value="7856" table:style-name="ce5">
            <text:p>7,856<text:s/></text:p>
          </table:table-cell>
          <table:table-cell office:value-type="float" office:value="7078" table:style-name="ce5">
            <text:p>7,078<text:s/></text:p>
          </table:table-cell>
          <table:table-cell table:number-columns-repeated="16275"/>
        </table:table-row>
        <table:table-row table:style-name="ro2">
          <table:table-cell office:value-type="date" office:date-value="2018-11-12T00:00:00" table:style-name="ce4">
            <text:p>2018/11/12</text:p>
          </table:table-cell>
          <table:table-cell office:value-type="float" office:value="5653" table:style-name="ce5">
            <text:p>5,653<text:s/></text:p>
          </table:table-cell>
          <table:table-cell office:value-type="float" office:value="15453" table:style-name="ce5">
            <text:p>15,453<text:s/></text:p>
          </table:table-cell>
          <table:table-cell office:value-type="float" office:value="42314" table:style-name="ce5">
            <text:p>42,314<text:s/></text:p>
          </table:table-cell>
          <table:table-cell office:value-type="float" office:value="63638" table:style-name="ce5">
            <text:p>63,638<text:s/></text:p>
          </table:table-cell>
          <table:table-cell office:value-type="float" office:value="26731" table:style-name="ce5">
            <text:p>26,731<text:s/></text:p>
          </table:table-cell>
          <table:table-cell office:value-type="float" office:value="15486" table:style-name="ce5">
            <text:p>15,486<text:s/></text:p>
          </table:table-cell>
          <table:table-cell office:value-type="float" office:value="11713" table:style-name="ce5">
            <text:p>11,713<text:s/></text:p>
          </table:table-cell>
          <table:table-cell office:value-type="float" office:value="3934" table:style-name="ce5">
            <text:p>3,934<text:s/></text:p>
          </table:table-cell>
          <table:table-cell office:value-type="float" office:value="3094" table:style-name="ce5">
            <text:p>3,094<text:s/></text:p>
          </table:table-cell>
          <table:table-cell office:value-type="float" office:value="15707" table:style-name="ce5">
            <text:p>15,707<text:s/></text:p>
          </table:table-cell>
          <table:table-cell office:value-type="float" office:value="2166" table:style-name="ce5">
            <text:p>2,166<text:s/></text:p>
          </table:table-cell>
          <table:table-cell office:value-type="float" office:value="4142" table:style-name="ce5">
            <text:p>4,142<text:s/></text:p>
          </table:table-cell>
          <table:table-cell office:value-type="float" office:value="6291" table:style-name="ce5">
            <text:p>6,291<text:s/></text:p>
          </table:table-cell>
          <table:table-cell office:value-type="float" office:value="11010" table:style-name="ce5">
            <text:p>11,010<text:s/></text:p>
          </table:table-cell>
          <table:table-cell office:value-type="float" office:value="9989" table:style-name="ce5">
            <text:p>9,989<text:s/></text:p>
          </table:table-cell>
          <table:table-cell office:value-type="float" office:value="19274" table:style-name="ce5">
            <text:p>19,274<text:s/></text:p>
          </table:table-cell>
          <table:table-cell office:value-type="float" office:value="17373" table:style-name="ce5">
            <text:p>17,373<text:s/></text:p>
          </table:table-cell>
          <table:table-cell office:value-type="float" office:value="4667" table:style-name="ce5">
            <text:p>4,667<text:s/></text:p>
          </table:table-cell>
          <table:table-cell office:value-type="float" office:value="8850" table:style-name="ce5">
            <text:p>8,850<text:s/></text:p>
          </table:table-cell>
          <table:table-cell office:value-type="float" office:value="3222" table:style-name="ce5">
            <text:p>3,222<text:s/></text:p>
          </table:table-cell>
          <table:table-cell office:value-type="float" office:value="8825" table:style-name="ce5">
            <text:p>8,825<text:s/></text:p>
          </table:table-cell>
          <table:table-cell office:value-type="float" office:value="8612" table:style-name="ce5">
            <text:p>8,612<text:s/></text:p>
          </table:table-cell>
          <table:table-cell office:value-type="float" office:value="5097" table:style-name="ce5">
            <text:p>5,097<text:s/></text:p>
          </table:table-cell>
          <table:table-cell office:value-type="float" office:value="27774" table:style-name="ce5">
            <text:p>27,774<text:s/></text:p>
          </table:table-cell>
          <table:table-cell office:value-type="float" office:value="2249" table:style-name="ce5">
            <text:p>2,249<text:s/></text:p>
          </table:table-cell>
          <table:table-cell office:value-type="float" office:value="11292" table:style-name="ce5">
            <text:p>11,292<text:s/></text:p>
          </table:table-cell>
          <table:table-cell office:value-type="float" office:value="12197" table:style-name="ce5">
            <text:p>12,197<text:s/></text:p>
          </table:table-cell>
          <table:table-cell office:value-type="float" office:value="17030" table:style-name="ce5">
            <text:p>17,030<text:s/></text:p>
          </table:table-cell>
          <table:table-cell office:value-type="float" office:value="21814" table:style-name="ce5">
            <text:p>21,814<text:s/></text:p>
          </table:table-cell>
          <table:table-cell office:value-type="float" office:value="17909" table:style-name="ce5">
            <text:p>17,909<text:s/></text:p>
          </table:table-cell>
          <table:table-cell office:value-type="float" office:value="9618" table:style-name="ce5">
            <text:p>9,618<text:s/></text:p>
          </table:table-cell>
          <table:table-cell office:value-type="float" office:value="28085" table:style-name="ce5">
            <text:p>28,085<text:s/></text:p>
          </table:table-cell>
          <table:table-cell office:value-type="float" office:value="17897" table:style-name="ce5">
            <text:p>17,897<text:s/></text:p>
          </table:table-cell>
          <table:table-cell office:value-type="float" office:value="33630" table:style-name="ce5">
            <text:p>33,630<text:s/></text:p>
          </table:table-cell>
          <table:table-cell office:value-type="float" office:value="27297" table:style-name="ce5">
            <text:p>27,297<text:s/></text:p>
          </table:table-cell>
          <table:table-cell office:value-type="float" office:value="11744" table:style-name="ce5">
            <text:p>11,744<text:s/></text:p>
          </table:table-cell>
          <table:table-cell office:value-type="float" office:value="37517" table:style-name="ce5">
            <text:p>37,517<text:s/></text:p>
          </table:table-cell>
          <table:table-cell office:value-type="float" office:value="27057" table:style-name="ce5">
            <text:p>27,057<text:s/></text:p>
          </table:table-cell>
          <table:table-cell office:value-type="float" office:value="25812" table:style-name="ce5">
            <text:p>25,812<text:s/></text:p>
          </table:table-cell>
          <table:table-cell office:value-type="float" office:value="21926" table:style-name="ce5">
            <text:p>21,926<text:s/></text:p>
          </table:table-cell>
          <table:table-cell office:value-type="float" office:value="26060" table:style-name="ce5">
            <text:p>26,060<text:s/></text:p>
          </table:table-cell>
          <table:table-cell office:value-type="float" office:value="138877" table:style-name="ce5">
            <text:p>138,877<text:s/></text:p>
          </table:table-cell>
          <table:table-cell office:value-type="float" office:value="38135" table:style-name="ce5">
            <text:p>38,135<text:s/></text:p>
          </table:table-cell>
          <table:table-cell office:value-type="float" office:value="24196" table:style-name="ce5">
            <text:p>24,196<text:s/></text:p>
          </table:table-cell>
          <table:table-cell office:value-type="float" office:value="23224" table:style-name="ce5">
            <text:p>23,224<text:s/></text:p>
          </table:table-cell>
          <table:table-cell office:value-type="float" office:value="27777" table:style-name="ce5">
            <text:p>27,777<text:s/></text:p>
          </table:table-cell>
          <table:table-cell office:value-type="float" office:value="34401" table:style-name="ce5">
            <text:p>34,401<text:s/></text:p>
          </table:table-cell>
          <table:table-cell office:value-type="float" office:value="29258" table:style-name="ce5">
            <text:p>29,258<text:s/></text:p>
          </table:table-cell>
          <table:table-cell office:value-type="float" office:value="23140" table:style-name="ce5">
            <text:p>23,140<text:s/></text:p>
          </table:table-cell>
          <table:table-cell office:value-type="float" office:value="12527" table:style-name="ce5">
            <text:p>12,527<text:s/></text:p>
          </table:table-cell>
          <table:table-cell office:value-type="float" office:value="33505" table:style-name="ce5">
            <text:p>33,505<text:s/></text:p>
          </table:table-cell>
          <table:table-cell office:value-type="float" office:value="7076" table:style-name="ce5">
            <text:p>7,076<text:s/></text:p>
          </table:table-cell>
          <table:table-cell office:value-type="float" office:value="8416" table:style-name="ce5">
            <text:p>8,416<text:s/></text:p>
          </table:table-cell>
          <table:table-cell office:value-type="float" office:value="19164" table:style-name="ce5">
            <text:p>19,164<text:s/></text:p>
          </table:table-cell>
          <table:table-cell office:value-type="float" office:value="5642" table:style-name="ce5">
            <text:p>5,642<text:s/></text:p>
          </table:table-cell>
          <table:table-cell office:value-type="float" office:value="3661" table:style-name="ce5">
            <text:p>3,661<text:s/></text:p>
          </table:table-cell>
          <table:table-cell office:value-type="float" office:value="3698" table:style-name="ce5">
            <text:p>3,698<text:s/></text:p>
          </table:table-cell>
          <table:table-cell office:value-type="float" office:value="14032" table:style-name="ce5">
            <text:p>14,032<text:s/></text:p>
          </table:table-cell>
          <table:table-cell office:value-type="float" office:value="10015" table:style-name="ce5">
            <text:p>10,015<text:s/></text:p>
          </table:table-cell>
          <table:table-cell office:value-type="float" office:value="7296" table:style-name="ce5">
            <text:p>7,296<text:s/></text:p>
          </table:table-cell>
          <table:table-cell office:value-type="float" office:value="37795" table:style-name="ce5">
            <text:p>37,795<text:s/></text:p>
          </table:table-cell>
          <table:table-cell office:value-type="float" office:value="8479" table:style-name="ce5">
            <text:p>8,479<text:s/></text:p>
          </table:table-cell>
          <table:table-cell office:value-type="float" office:value="13641" table:style-name="ce5">
            <text:p>13,641<text:s/></text:p>
          </table:table-cell>
          <table:table-cell office:value-type="float" office:value="7391" table:style-name="ce5">
            <text:p>7,391<text:s/></text:p>
          </table:table-cell>
          <table:table-cell office:value-type="float" office:value="22938" table:style-name="ce5">
            <text:p>22,938<text:s/></text:p>
          </table:table-cell>
          <table:table-cell office:value-type="float" office:value="23924" table:style-name="ce5">
            <text:p>23,924<text:s/></text:p>
          </table:table-cell>
          <table:table-cell office:value-type="float" office:value="27456" table:style-name="ce5">
            <text:p>27,456<text:s/></text:p>
          </table:table-cell>
          <table:table-cell office:value-type="float" office:value="42777" table:style-name="ce5">
            <text:p>42,777<text:s/></text:p>
          </table:table-cell>
          <table:table-cell office:value-type="float" office:value="41608" table:style-name="ce5">
            <text:p>41,608<text:s/></text:p>
          </table:table-cell>
          <table:table-cell office:value-type="float" office:value="26710" table:style-name="ce5">
            <text:p>26,710<text:s/></text:p>
          </table:table-cell>
          <table:table-cell office:value-type="float" office:value="29104" table:style-name="ce5">
            <text:p>29,104<text:s/></text:p>
          </table:table-cell>
          <table:table-cell office:value-type="float" office:value="68350" table:style-name="ce5">
            <text:p>68,350<text:s/></text:p>
          </table:table-cell>
          <table:table-cell office:value-type="float" office:value="23528" table:style-name="ce5">
            <text:p>23,528<text:s/></text:p>
          </table:table-cell>
          <table:table-cell office:value-type="float" office:value="33065" table:style-name="ce5">
            <text:p>33,065<text:s/></text:p>
          </table:table-cell>
          <table:table-cell office:value-type="float" office:value="36038" table:style-name="ce5">
            <text:p>36,038<text:s/></text:p>
          </table:table-cell>
          <table:table-cell office:value-type="float" office:value="22663" table:style-name="ce5">
            <text:p>22,663<text:s/></text:p>
          </table:table-cell>
          <table:table-cell office:value-type="float" office:value="60107" table:style-name="ce5">
            <text:p>60,107<text:s/></text:p>
          </table:table-cell>
          <table:table-cell office:value-type="float" office:value="20096" table:style-name="ce5">
            <text:p>20,096<text:s/></text:p>
          </table:table-cell>
          <table:table-cell office:value-type="float" office:value="16224" table:style-name="ce5">
            <text:p>16,224<text:s/></text:p>
          </table:table-cell>
          <table:table-cell office:value-type="float" office:value="15586" table:style-name="ce5">
            <text:p>15,586<text:s/></text:p>
          </table:table-cell>
          <table:table-cell office:value-type="float" office:value="17350" table:style-name="ce5">
            <text:p>17,350<text:s/></text:p>
          </table:table-cell>
          <table:table-cell office:value-type="float" office:value="13032" table:style-name="ce5">
            <text:p>13,032<text:s/></text:p>
          </table:table-cell>
          <table:table-cell office:value-type="float" office:value="28137" table:style-name="ce5">
            <text:p>28,137<text:s/></text:p>
          </table:table-cell>
          <table:table-cell office:value-type="float" office:value="18549" table:style-name="ce5">
            <text:p>18,549<text:s/></text:p>
          </table:table-cell>
          <table:table-cell office:value-type="float" office:value="7289" table:style-name="ce5">
            <text:p>7,289<text:s/></text:p>
          </table:table-cell>
          <table:table-cell office:value-type="float" office:value="12162" table:style-name="ce5">
            <text:p>12,162<text:s/></text:p>
          </table:table-cell>
          <table:table-cell office:value-type="float" office:value="39520" table:style-name="ce5">
            <text:p>39,520<text:s/></text:p>
          </table:table-cell>
          <table:table-cell office:value-type="float" office:value="25151" table:style-name="ce5">
            <text:p>25,151<text:s/></text:p>
          </table:table-cell>
          <table:table-cell office:value-type="float" office:value="24798" table:style-name="ce5">
            <text:p>24,798<text:s/></text:p>
          </table:table-cell>
          <table:table-cell office:value-type="float" office:value="24276" table:style-name="ce5">
            <text:p>24,276<text:s/></text:p>
          </table:table-cell>
          <table:table-cell office:value-type="float" office:value="15068" table:style-name="ce5">
            <text:p>15,068<text:s/></text:p>
          </table:table-cell>
          <table:table-cell office:value-type="float" office:value="11623" table:style-name="ce5">
            <text:p>11,623<text:s/></text:p>
          </table:table-cell>
          <table:table-cell office:value-type="float" office:value="4663" table:style-name="ce5">
            <text:p>4,663<text:s/></text:p>
          </table:table-cell>
          <table:table-cell office:value-type="float" office:value="4784" table:style-name="ce5">
            <text:p>4,784<text:s/></text:p>
          </table:table-cell>
          <table:table-cell office:value-type="float" office:value="6208" table:style-name="ce5">
            <text:p>6,208<text:s/></text:p>
          </table:table-cell>
          <table:table-cell office:value-type="float" office:value="10077" table:style-name="ce5">
            <text:p>10,077<text:s/></text:p>
          </table:table-cell>
          <table:table-cell office:value-type="float" office:value="9629" table:style-name="ce5">
            <text:p>9,629<text:s/></text:p>
          </table:table-cell>
          <table:table-cell office:value-type="float" office:value="11938" table:style-name="ce5">
            <text:p>11,938<text:s/></text:p>
          </table:table-cell>
          <table:table-cell office:value-type="float" office:value="17707" table:style-name="ce5">
            <text:p>17,707<text:s/></text:p>
          </table:table-cell>
          <table:table-cell office:value-type="float" office:value="28644" table:style-name="ce5">
            <text:p>28,644<text:s/></text:p>
          </table:table-cell>
          <table:table-cell office:value-type="float" office:value="24588" table:style-name="ce5">
            <text:p>24,588<text:s/></text:p>
          </table:table-cell>
          <table:table-cell office:value-type="float" office:value="13283" table:style-name="ce5">
            <text:p>13,283<text:s/></text:p>
          </table:table-cell>
          <table:table-cell office:value-type="float" office:value="12406" table:style-name="ce5">
            <text:p>12,406<text:s/></text:p>
          </table:table-cell>
          <table:table-cell office:value-type="float" office:value="12962" table:style-name="ce5">
            <text:p>12,962<text:s/></text:p>
          </table:table-cell>
          <table:table-cell office:value-type="float" office:value="12351" table:style-name="ce5">
            <text:p>12,351<text:s/></text:p>
          </table:table-cell>
          <table:table-cell office:value-type="float" office:value="12356" table:style-name="ce5">
            <text:p>12,356<text:s/></text:p>
          </table:table-cell>
          <table:table-cell office:value-type="float" office:value="10504" table:style-name="ce5">
            <text:p>10,504<text:s/></text:p>
          </table:table-cell>
          <table:table-cell office:value-type="float" office:value="9182" table:style-name="ce5">
            <text:p>9,182<text:s/></text:p>
          </table:table-cell>
          <table:table-cell table:number-columns-repeated="16275"/>
        </table:table-row>
        <table:table-row table:style-name="ro2">
          <table:table-cell office:value-type="date" office:date-value="2018-11-13T00:00:00" table:style-name="ce4">
            <text:p>2018/11/13</text:p>
          </table:table-cell>
          <table:table-cell office:value-type="float" office:value="5315" table:style-name="ce5">
            <text:p>5,315<text:s/></text:p>
          </table:table-cell>
          <table:table-cell office:value-type="float" office:value="15831" table:style-name="ce5">
            <text:p>15,831<text:s/></text:p>
          </table:table-cell>
          <table:table-cell office:value-type="float" office:value="43627" table:style-name="ce5">
            <text:p>43,627<text:s/></text:p>
          </table:table-cell>
          <table:table-cell office:value-type="float" office:value="57766" table:style-name="ce5">
            <text:p>57,766<text:s/></text:p>
          </table:table-cell>
          <table:table-cell office:value-type="float" office:value="28147" table:style-name="ce5">
            <text:p>28,147<text:s/></text:p>
          </table:table-cell>
          <table:table-cell office:value-type="float" office:value="15980" table:style-name="ce5">
            <text:p>15,980<text:s/></text:p>
          </table:table-cell>
          <table:table-cell office:value-type="float" office:value="12270" table:style-name="ce5">
            <text:p>12,270<text:s/></text:p>
          </table:table-cell>
          <table:table-cell office:value-type="float" office:value="3984" table:style-name="ce5">
            <text:p>3,984<text:s/></text:p>
          </table:table-cell>
          <table:table-cell office:value-type="float" office:value="3064" table:style-name="ce5">
            <text:p>3,064<text:s/></text:p>
          </table:table-cell>
          <table:table-cell office:value-type="float" office:value="16514" table:style-name="ce5">
            <text:p>16,514<text:s/></text:p>
          </table:table-cell>
          <table:table-cell office:value-type="float" office:value="2178" table:style-name="ce5">
            <text:p>2,178<text:s/></text:p>
          </table:table-cell>
          <table:table-cell office:value-type="float" office:value="4953" table:style-name="ce5">
            <text:p>4,953<text:s/></text:p>
          </table:table-cell>
          <table:table-cell office:value-type="float" office:value="7078" table:style-name="ce5">
            <text:p>7,078<text:s/></text:p>
          </table:table-cell>
          <table:table-cell office:value-type="float" office:value="11022" table:style-name="ce5">
            <text:p>11,022<text:s/></text:p>
          </table:table-cell>
          <table:table-cell office:value-type="float" office:value="10528" table:style-name="ce5">
            <text:p>10,528<text:s/></text:p>
          </table:table-cell>
          <table:table-cell office:value-type="float" office:value="19925" table:style-name="ce5">
            <text:p>19,925<text:s/></text:p>
          </table:table-cell>
          <table:table-cell office:value-type="float" office:value="17627" table:style-name="ce5">
            <text:p>17,627<text:s/></text:p>
          </table:table-cell>
          <table:table-cell office:value-type="float" office:value="5818" table:style-name="ce5">
            <text:p>5,818<text:s/></text:p>
          </table:table-cell>
          <table:table-cell office:value-type="float" office:value="9122" table:style-name="ce5">
            <text:p>9,122<text:s/></text:p>
          </table:table-cell>
          <table:table-cell office:value-type="float" office:value="3133" table:style-name="ce5">
            <text:p>3,133<text:s/></text:p>
          </table:table-cell>
          <table:table-cell office:value-type="float" office:value="8933" table:style-name="ce5">
            <text:p>8,933<text:s/></text:p>
          </table:table-cell>
          <table:table-cell office:value-type="float" office:value="9062" table:style-name="ce5">
            <text:p>9,062<text:s/></text:p>
          </table:table-cell>
          <table:table-cell office:value-type="float" office:value="5314" table:style-name="ce5">
            <text:p>5,314<text:s/></text:p>
          </table:table-cell>
          <table:table-cell office:value-type="float" office:value="28515" table:style-name="ce5">
            <text:p>28,515<text:s/></text:p>
          </table:table-cell>
          <table:table-cell office:value-type="float" office:value="2447" table:style-name="ce5">
            <text:p>2,447<text:s/></text:p>
          </table:table-cell>
          <table:table-cell office:value-type="float" office:value="11307" table:style-name="ce5">
            <text:p>11,307<text:s/></text:p>
          </table:table-cell>
          <table:table-cell office:value-type="float" office:value="12317" table:style-name="ce5">
            <text:p>12,317<text:s/></text:p>
          </table:table-cell>
          <table:table-cell office:value-type="float" office:value="17272" table:style-name="ce5">
            <text:p>17,272<text:s/></text:p>
          </table:table-cell>
          <table:table-cell office:value-type="float" office:value="22354" table:style-name="ce5">
            <text:p>22,354<text:s/></text:p>
          </table:table-cell>
          <table:table-cell office:value-type="float" office:value="18219" table:style-name="ce5">
            <text:p>18,219<text:s/></text:p>
          </table:table-cell>
          <table:table-cell office:value-type="float" office:value="9746" table:style-name="ce5">
            <text:p>9,746<text:s/></text:p>
          </table:table-cell>
          <table:table-cell office:value-type="float" office:value="27752" table:style-name="ce5">
            <text:p>27,752<text:s/></text:p>
          </table:table-cell>
          <table:table-cell office:value-type="float" office:value="18614" table:style-name="ce5">
            <text:p>18,614<text:s/></text:p>
          </table:table-cell>
          <table:table-cell office:value-type="float" office:value="34967" table:style-name="ce5">
            <text:p>34,967<text:s/></text:p>
          </table:table-cell>
          <table:table-cell office:value-type="float" office:value="29342" table:style-name="ce5">
            <text:p>29,342<text:s/></text:p>
          </table:table-cell>
          <table:table-cell office:value-type="float" office:value="11912" table:style-name="ce5">
            <text:p>11,912<text:s/></text:p>
          </table:table-cell>
          <table:table-cell office:value-type="float" office:value="38293" table:style-name="ce5">
            <text:p>38,293<text:s/></text:p>
          </table:table-cell>
          <table:table-cell office:value-type="float" office:value="27955" table:style-name="ce5">
            <text:p>27,955<text:s/></text:p>
          </table:table-cell>
          <table:table-cell office:value-type="float" office:value="26322" table:style-name="ce5">
            <text:p>26,322<text:s/></text:p>
          </table:table-cell>
          <table:table-cell office:value-type="float" office:value="22194" table:style-name="ce5">
            <text:p>22,194<text:s/></text:p>
          </table:table-cell>
          <table:table-cell office:value-type="float" office:value="27461" table:style-name="ce5">
            <text:p>27,461<text:s/></text:p>
          </table:table-cell>
          <table:table-cell office:value-type="float" office:value="134085" table:style-name="ce5">
            <text:p>134,085<text:s/></text:p>
          </table:table-cell>
          <table:table-cell office:value-type="float" office:value="39051" table:style-name="ce5">
            <text:p>39,051<text:s/></text:p>
          </table:table-cell>
          <table:table-cell office:value-type="float" office:value="24166" table:style-name="ce5">
            <text:p>24,166<text:s/></text:p>
          </table:table-cell>
          <table:table-cell office:value-type="float" office:value="24455" table:style-name="ce5">
            <text:p>24,455<text:s/></text:p>
          </table:table-cell>
          <table:table-cell office:value-type="float" office:value="28951" table:style-name="ce5">
            <text:p>28,951<text:s/></text:p>
          </table:table-cell>
          <table:table-cell office:value-type="float" office:value="33553" table:style-name="ce5">
            <text:p>33,553<text:s/></text:p>
          </table:table-cell>
          <table:table-cell office:value-type="float" office:value="29284" table:style-name="ce5">
            <text:p>29,284<text:s/></text:p>
          </table:table-cell>
          <table:table-cell office:value-type="float" office:value="24211" table:style-name="ce5">
            <text:p>24,211<text:s/></text:p>
          </table:table-cell>
          <table:table-cell office:value-type="float" office:value="13621" table:style-name="ce5">
            <text:p>13,621<text:s/></text:p>
          </table:table-cell>
          <table:table-cell office:value-type="float" office:value="33559" table:style-name="ce5">
            <text:p>33,559<text:s/></text:p>
          </table:table-cell>
          <table:table-cell office:value-type="float" office:value="7307" table:style-name="ce5">
            <text:p>7,307<text:s/></text:p>
          </table:table-cell>
          <table:table-cell office:value-type="float" office:value="8841" table:style-name="ce5">
            <text:p>8,841<text:s/></text:p>
          </table:table-cell>
          <table:table-cell office:value-type="float" office:value="19677" table:style-name="ce5">
            <text:p>19,677<text:s/></text:p>
          </table:table-cell>
          <table:table-cell office:value-type="float" office:value="6314" table:style-name="ce5">
            <text:p>6,314<text:s/></text:p>
          </table:table-cell>
          <table:table-cell office:value-type="float" office:value="3734" table:style-name="ce5">
            <text:p>3,734<text:s/></text:p>
          </table:table-cell>
          <table:table-cell office:value-type="float" office:value="3743" table:style-name="ce5">
            <text:p>3,743<text:s/></text:p>
          </table:table-cell>
          <table:table-cell office:value-type="float" office:value="14236" table:style-name="ce5">
            <text:p>14,236<text:s/></text:p>
          </table:table-cell>
          <table:table-cell office:value-type="float" office:value="10073" table:style-name="ce5">
            <text:p>10,073<text:s/></text:p>
          </table:table-cell>
          <table:table-cell office:value-type="float" office:value="7416" table:style-name="ce5">
            <text:p>7,416<text:s/></text:p>
          </table:table-cell>
          <table:table-cell office:value-type="float" office:value="36178" table:style-name="ce5">
            <text:p>36,178<text:s/></text:p>
          </table:table-cell>
          <table:table-cell office:value-type="float" office:value="8485" table:style-name="ce5">
            <text:p>8,485<text:s/></text:p>
          </table:table-cell>
          <table:table-cell office:value-type="float" office:value="13748" table:style-name="ce5">
            <text:p>13,748<text:s/></text:p>
          </table:table-cell>
          <table:table-cell office:value-type="float" office:value="7339" table:style-name="ce5">
            <text:p>7,339<text:s/></text:p>
          </table:table-cell>
          <table:table-cell office:value-type="float" office:value="23096" table:style-name="ce5">
            <text:p>23,096<text:s/></text:p>
          </table:table-cell>
          <table:table-cell office:value-type="float" office:value="24449" table:style-name="ce5">
            <text:p>24,449<text:s/></text:p>
          </table:table-cell>
          <table:table-cell office:value-type="float" office:value="28097" table:style-name="ce5">
            <text:p>28,097<text:s/></text:p>
          </table:table-cell>
          <table:table-cell office:value-type="float" office:value="42724" table:style-name="ce5">
            <text:p>42,724<text:s/></text:p>
          </table:table-cell>
          <table:table-cell office:value-type="float" office:value="42373" table:style-name="ce5">
            <text:p>42,373<text:s/></text:p>
          </table:table-cell>
          <table:table-cell office:value-type="float" office:value="27000" table:style-name="ce5">
            <text:p>27,000<text:s/></text:p>
          </table:table-cell>
          <table:table-cell office:value-type="float" office:value="29272" table:style-name="ce5">
            <text:p>29,272<text:s/></text:p>
          </table:table-cell>
          <table:table-cell office:value-type="float" office:value="66669" table:style-name="ce5">
            <text:p>66,669<text:s/></text:p>
          </table:table-cell>
          <table:table-cell office:value-type="float" office:value="25503" table:style-name="ce5">
            <text:p>25,503<text:s/></text:p>
          </table:table-cell>
          <table:table-cell office:value-type="float" office:value="32374" table:style-name="ce5">
            <text:p>32,374<text:s/></text:p>
          </table:table-cell>
          <table:table-cell office:value-type="float" office:value="36349" table:style-name="ce5">
            <text:p>36,349<text:s/></text:p>
          </table:table-cell>
          <table:table-cell office:value-type="float" office:value="22274" table:style-name="ce5">
            <text:p>22,274<text:s/></text:p>
          </table:table-cell>
          <table:table-cell office:value-type="float" office:value="60896" table:style-name="ce5">
            <text:p>60,896<text:s/></text:p>
          </table:table-cell>
          <table:table-cell office:value-type="float" office:value="21588" table:style-name="ce5">
            <text:p>21,588<text:s/></text:p>
          </table:table-cell>
          <table:table-cell office:value-type="float" office:value="16970" table:style-name="ce5">
            <text:p>16,970<text:s/></text:p>
          </table:table-cell>
          <table:table-cell office:value-type="float" office:value="15539" table:style-name="ce5">
            <text:p>15,539<text:s/></text:p>
          </table:table-cell>
          <table:table-cell office:value-type="float" office:value="17227" table:style-name="ce5">
            <text:p>17,227<text:s/></text:p>
          </table:table-cell>
          <table:table-cell office:value-type="float" office:value="13052" table:style-name="ce5">
            <text:p>13,052<text:s/></text:p>
          </table:table-cell>
          <table:table-cell office:value-type="float" office:value="28482" table:style-name="ce5">
            <text:p>28,482<text:s/></text:p>
          </table:table-cell>
          <table:table-cell office:value-type="float" office:value="19277" table:style-name="ce5">
            <text:p>19,277<text:s/></text:p>
          </table:table-cell>
          <table:table-cell office:value-type="float" office:value="7529" table:style-name="ce5">
            <text:p>7,529<text:s/></text:p>
          </table:table-cell>
          <table:table-cell office:value-type="float" office:value="11965" table:style-name="ce5">
            <text:p>11,965<text:s/></text:p>
          </table:table-cell>
          <table:table-cell office:value-type="float" office:value="41021" table:style-name="ce5">
            <text:p>41,021<text:s/></text:p>
          </table:table-cell>
          <table:table-cell office:value-type="float" office:value="26596" table:style-name="ce5">
            <text:p>26,596<text:s/></text:p>
          </table:table-cell>
          <table:table-cell office:value-type="float" office:value="25576" table:style-name="ce5">
            <text:p>25,576<text:s/></text:p>
          </table:table-cell>
          <table:table-cell office:value-type="float" office:value="24960" table:style-name="ce5">
            <text:p>24,960<text:s/></text:p>
          </table:table-cell>
          <table:table-cell office:value-type="float" office:value="14840" table:style-name="ce5">
            <text:p>14,840<text:s/></text:p>
          </table:table-cell>
          <table:table-cell office:value-type="float" office:value="12039" table:style-name="ce5">
            <text:p>12,039<text:s/></text:p>
          </table:table-cell>
          <table:table-cell office:value-type="float" office:value="4868" table:style-name="ce5">
            <text:p>4,868<text:s/></text:p>
          </table:table-cell>
          <table:table-cell office:value-type="float" office:value="5191" table:style-name="ce5">
            <text:p>5,191<text:s/></text:p>
          </table:table-cell>
          <table:table-cell office:value-type="float" office:value="6331" table:style-name="ce5">
            <text:p>6,331<text:s/></text:p>
          </table:table-cell>
          <table:table-cell office:value-type="float" office:value="10764" table:style-name="ce5">
            <text:p>10,764<text:s/></text:p>
          </table:table-cell>
          <table:table-cell office:value-type="float" office:value="9659" table:style-name="ce5">
            <text:p>9,659<text:s/></text:p>
          </table:table-cell>
          <table:table-cell office:value-type="float" office:value="12270" table:style-name="ce5">
            <text:p>12,270<text:s/></text:p>
          </table:table-cell>
          <table:table-cell office:value-type="float" office:value="18524" table:style-name="ce5">
            <text:p>18,524<text:s/></text:p>
          </table:table-cell>
          <table:table-cell office:value-type="float" office:value="29844" table:style-name="ce5">
            <text:p>29,844<text:s/></text:p>
          </table:table-cell>
          <table:table-cell office:value-type="float" office:value="25452" table:style-name="ce5">
            <text:p>25,452<text:s/></text:p>
          </table:table-cell>
          <table:table-cell office:value-type="float" office:value="13683" table:style-name="ce5">
            <text:p>13,683<text:s/></text:p>
          </table:table-cell>
          <table:table-cell office:value-type="float" office:value="13192" table:style-name="ce5">
            <text:p>13,192<text:s/></text:p>
          </table:table-cell>
          <table:table-cell office:value-type="float" office:value="12986" table:style-name="ce5">
            <text:p>12,986<text:s/></text:p>
          </table:table-cell>
          <table:table-cell office:value-type="float" office:value="12660" table:style-name="ce5">
            <text:p>12,660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10663" table:style-name="ce5">
            <text:p>10,663<text:s/></text:p>
          </table:table-cell>
          <table:table-cell office:value-type="float" office:value="9293" table:style-name="ce5">
            <text:p>9,293<text:s/></text:p>
          </table:table-cell>
          <table:table-cell table:number-columns-repeated="16275"/>
        </table:table-row>
        <table:table-row table:style-name="ro2">
          <table:table-cell office:value-type="date" office:date-value="2018-11-14T00:00:00" table:style-name="ce4">
            <text:p>2018/11/14</text:p>
          </table:table-cell>
          <table:table-cell office:value-type="float" office:value="5244" table:style-name="ce5">
            <text:p>5,244<text:s/></text:p>
          </table:table-cell>
          <table:table-cell office:value-type="float" office:value="16057" table:style-name="ce5">
            <text:p>16,057<text:s/></text:p>
          </table:table-cell>
          <table:table-cell office:value-type="float" office:value="43741" table:style-name="ce5">
            <text:p>43,741<text:s/></text:p>
          </table:table-cell>
          <table:table-cell office:value-type="float" office:value="62141" table:style-name="ce5">
            <text:p>62,141<text:s/></text:p>
          </table:table-cell>
          <table:table-cell office:value-type="float" office:value="29025" table:style-name="ce5">
            <text:p>29,025<text:s/></text:p>
          </table:table-cell>
          <table:table-cell office:value-type="float" office:value="16240" table:style-name="ce5">
            <text:p>16,240<text:s/></text:p>
          </table:table-cell>
          <table:table-cell office:value-type="float" office:value="12370" table:style-name="ce5">
            <text:p>12,370<text:s/></text:p>
          </table:table-cell>
          <table:table-cell office:value-type="float" office:value="4141" table:style-name="ce5">
            <text:p>4,141<text:s/></text:p>
          </table:table-cell>
          <table:table-cell office:value-type="float" office:value="3782" table:style-name="ce5">
            <text:p>3,782<text:s/></text:p>
          </table:table-cell>
          <table:table-cell office:value-type="float" office:value="16869" table:style-name="ce5">
            <text:p>16,869<text:s/></text:p>
          </table:table-cell>
          <table:table-cell office:value-type="float" office:value="2233" table:style-name="ce5">
            <text:p>2,233<text:s/></text:p>
          </table:table-cell>
          <table:table-cell office:value-type="float" office:value="5080" table:style-name="ce5">
            <text:p>5,080<text:s/></text:p>
          </table:table-cell>
          <table:table-cell office:value-type="float" office:value="7352" table:style-name="ce5">
            <text:p>7,352<text:s/></text:p>
          </table:table-cell>
          <table:table-cell office:value-type="float" office:value="11195" table:style-name="ce5">
            <text:p>11,195<text:s/></text:p>
          </table:table-cell>
          <table:table-cell office:value-type="float" office:value="11919" table:style-name="ce5">
            <text:p>11,919<text:s/></text:p>
          </table:table-cell>
          <table:table-cell office:value-type="float" office:value="19919" table:style-name="ce5">
            <text:p>19,919<text:s/></text:p>
          </table:table-cell>
          <table:table-cell office:value-type="float" office:value="17829" table:style-name="ce5">
            <text:p>17,829<text:s/></text:p>
          </table:table-cell>
          <table:table-cell office:value-type="float" office:value="5818" table:style-name="ce5">
            <text:p>5,818<text:s/></text:p>
          </table:table-cell>
          <table:table-cell office:value-type="float" office:value="9114" table:style-name="ce5">
            <text:p>9,114<text:s/></text:p>
          </table:table-cell>
          <table:table-cell office:value-type="float" office:value="3424" table:style-name="ce5">
            <text:p>3,424<text:s/></text:p>
          </table:table-cell>
          <table:table-cell office:value-type="float" office:value="9182" table:style-name="ce5">
            <text:p>9,182<text:s/></text:p>
          </table:table-cell>
          <table:table-cell office:value-type="float" office:value="8898" table:style-name="ce5">
            <text:p>8,898<text:s/></text:p>
          </table:table-cell>
          <table:table-cell office:value-type="float" office:value="5175" table:style-name="ce5">
            <text:p>5,175<text:s/></text:p>
          </table:table-cell>
          <table:table-cell office:value-type="float" office:value="28751" table:style-name="ce5">
            <text:p>28,751<text:s/></text:p>
          </table:table-cell>
          <table:table-cell office:value-type="float" office:value="2405" table:style-name="ce5">
            <text:p>2,405<text:s/></text:p>
          </table:table-cell>
          <table:table-cell office:value-type="float" office:value="11895" table:style-name="ce5">
            <text:p>11,895<text:s/></text:p>
          </table:table-cell>
          <table:table-cell office:value-type="float" office:value="12532" table:style-name="ce5">
            <text:p>12,532<text:s/></text:p>
          </table:table-cell>
          <table:table-cell office:value-type="float" office:value="17231" table:style-name="ce5">
            <text:p>17,231<text:s/></text:p>
          </table:table-cell>
          <table:table-cell office:value-type="float" office:value="22545" table:style-name="ce5">
            <text:p>22,545<text:s/></text:p>
          </table:table-cell>
          <table:table-cell office:value-type="float" office:value="18441" table:style-name="ce5">
            <text:p>18,441<text:s/></text:p>
          </table:table-cell>
          <table:table-cell office:value-type="float" office:value="9880" table:style-name="ce5">
            <text:p>9,880<text:s/></text:p>
          </table:table-cell>
          <table:table-cell office:value-type="float" office:value="28939" table:style-name="ce5">
            <text:p>28,939<text:s/></text:p>
          </table:table-cell>
          <table:table-cell office:value-type="float" office:value="18815" table:style-name="ce5">
            <text:p>18,815<text:s/></text:p>
          </table:table-cell>
          <table:table-cell office:value-type="float" office:value="34857" table:style-name="ce5">
            <text:p>34,857<text:s/></text:p>
          </table:table-cell>
          <table:table-cell office:value-type="float" office:value="28582" table:style-name="ce5">
            <text:p>28,582<text:s/></text:p>
          </table:table-cell>
          <table:table-cell office:value-type="float" office:value="11869" table:style-name="ce5">
            <text:p>11,869<text:s/></text:p>
          </table:table-cell>
          <table:table-cell office:value-type="float" office:value="38930" table:style-name="ce5">
            <text:p>38,930<text:s/></text:p>
          </table:table-cell>
          <table:table-cell office:value-type="float" office:value="28524" table:style-name="ce5">
            <text:p>28,524<text:s/></text:p>
          </table:table-cell>
          <table:table-cell office:value-type="float" office:value="26560" table:style-name="ce5">
            <text:p>26,560<text:s/></text:p>
          </table:table-cell>
          <table:table-cell office:value-type="float" office:value="22480" table:style-name="ce5">
            <text:p>22,480<text:s/></text:p>
          </table:table-cell>
          <table:table-cell office:value-type="float" office:value="27345" table:style-name="ce5">
            <text:p>27,345<text:s/></text:p>
          </table:table-cell>
          <table:table-cell office:value-type="float" office:value="136301" table:style-name="ce5">
            <text:p>136,301<text:s/></text:p>
          </table:table-cell>
          <table:table-cell office:value-type="float" office:value="40251" table:style-name="ce5">
            <text:p>40,251<text:s/></text:p>
          </table:table-cell>
          <table:table-cell office:value-type="float" office:value="24440" table:style-name="ce5">
            <text:p>24,440<text:s/></text:p>
          </table:table-cell>
          <table:table-cell office:value-type="float" office:value="24855" table:style-name="ce5">
            <text:p>24,855<text:s/></text:p>
          </table:table-cell>
          <table:table-cell office:value-type="float" office:value="29193" table:style-name="ce5">
            <text:p>29,193<text:s/></text:p>
          </table:table-cell>
          <table:table-cell office:value-type="float" office:value="34218" table:style-name="ce5">
            <text:p>34,218<text:s/></text:p>
          </table:table-cell>
          <table:table-cell office:value-type="float" office:value="29661" table:style-name="ce5">
            <text:p>29,661<text:s/></text:p>
          </table:table-cell>
          <table:table-cell office:value-type="float" office:value="24799" table:style-name="ce5">
            <text:p>24,799<text:s/></text:p>
          </table:table-cell>
          <table:table-cell office:value-type="float" office:value="13794" table:style-name="ce5">
            <text:p>13,794<text:s/></text:p>
          </table:table-cell>
          <table:table-cell office:value-type="float" office:value="34221" table:style-name="ce5">
            <text:p>34,221<text:s/></text:p>
          </table:table-cell>
          <table:table-cell office:value-type="float" office:value="7312" table:style-name="ce5">
            <text:p>7,312<text:s/></text:p>
          </table:table-cell>
          <table:table-cell office:value-type="float" office:value="8668" table:style-name="ce5">
            <text:p>8,668<text:s/></text:p>
          </table:table-cell>
          <table:table-cell office:value-type="float" office:value="19854" table:style-name="ce5">
            <text:p>19,854<text:s/></text:p>
          </table:table-cell>
          <table:table-cell office:value-type="float" office:value="6175" table:style-name="ce5">
            <text:p>6,175<text:s/></text:p>
          </table:table-cell>
          <table:table-cell office:value-type="float" office:value="3700" table:style-name="ce5">
            <text:p>3,700<text:s/></text:p>
          </table:table-cell>
          <table:table-cell office:value-type="float" office:value="3876" table:style-name="ce5">
            <text:p>3,876<text:s/></text:p>
          </table:table-cell>
          <table:table-cell office:value-type="float" office:value="14300" table:style-name="ce5">
            <text:p>14,300<text:s/></text:p>
          </table:table-cell>
          <table:table-cell office:value-type="float" office:value="10254" table:style-name="ce5">
            <text:p>10,254<text:s/></text:p>
          </table:table-cell>
          <table:table-cell office:value-type="float" office:value="7531" table:style-name="ce5">
            <text:p>7,531<text:s/></text:p>
          </table:table-cell>
          <table:table-cell office:value-type="float" office:value="37544" table:style-name="ce5">
            <text:p>37,544<text:s/></text:p>
          </table:table-cell>
          <table:table-cell office:value-type="float" office:value="8601" table:style-name="ce5">
            <text:p>8,601<text:s/></text:p>
          </table:table-cell>
          <table:table-cell office:value-type="float" office:value="13831" table:style-name="ce5">
            <text:p>13,831<text:s/></text:p>
          </table:table-cell>
          <table:table-cell office:value-type="float" office:value="7649" table:style-name="ce5">
            <text:p>7,649<text:s/></text:p>
          </table:table-cell>
          <table:table-cell office:value-type="float" office:value="23172" table:style-name="ce5">
            <text:p>23,172<text:s/></text:p>
          </table:table-cell>
          <table:table-cell office:value-type="float" office:value="24374" table:style-name="ce5">
            <text:p>24,374<text:s/></text:p>
          </table:table-cell>
          <table:table-cell office:value-type="float" office:value="28742" table:style-name="ce5">
            <text:p>28,742<text:s/></text:p>
          </table:table-cell>
          <table:table-cell office:value-type="float" office:value="43566" table:style-name="ce5">
            <text:p>43,566<text:s/></text:p>
          </table:table-cell>
          <table:table-cell office:value-type="float" office:value="42877" table:style-name="ce5">
            <text:p>42,877<text:s/></text:p>
          </table:table-cell>
          <table:table-cell office:value-type="float" office:value="27659" table:style-name="ce5">
            <text:p>27,659<text:s/></text:p>
          </table:table-cell>
          <table:table-cell office:value-type="float" office:value="28909" table:style-name="ce5">
            <text:p>28,909<text:s/></text:p>
          </table:table-cell>
          <table:table-cell office:value-type="float" office:value="68863" table:style-name="ce5">
            <text:p>68,863<text:s/></text:p>
          </table:table-cell>
          <table:table-cell office:value-type="float" office:value="26215" table:style-name="ce5">
            <text:p>26,215<text:s/></text:p>
          </table:table-cell>
          <table:table-cell office:value-type="float" office:value="32834" table:style-name="ce5">
            <text:p>32,834<text:s/></text:p>
          </table:table-cell>
          <table:table-cell office:value-type="float" office:value="37686" table:style-name="ce5">
            <text:p>37,686<text:s/></text:p>
          </table:table-cell>
          <table:table-cell office:value-type="float" office:value="23531" table:style-name="ce5">
            <text:p>23,531<text:s/></text:p>
          </table:table-cell>
          <table:table-cell office:value-type="float" office:value="61566" table:style-name="ce5">
            <text:p>61,566<text:s/></text:p>
          </table:table-cell>
          <table:table-cell office:value-type="float" office:value="21363" table:style-name="ce5">
            <text:p>21,363<text:s/></text:p>
          </table:table-cell>
          <table:table-cell office:value-type="float" office:value="17114" table:style-name="ce5">
            <text:p>17,114<text:s/></text:p>
          </table:table-cell>
          <table:table-cell office:value-type="float" office:value="15721" table:style-name="ce5">
            <text:p>15,721<text:s/></text:p>
          </table:table-cell>
          <table:table-cell office:value-type="float" office:value="17614" table:style-name="ce5">
            <text:p>17,614<text:s/></text:p>
          </table:table-cell>
          <table:table-cell office:value-type="float" office:value="13302" table:style-name="ce5">
            <text:p>13,302<text:s/></text:p>
          </table:table-cell>
          <table:table-cell office:value-type="float" office:value="28867" table:style-name="ce5">
            <text:p>28,867<text:s/></text:p>
          </table:table-cell>
          <table:table-cell office:value-type="float" office:value="19527" table:style-name="ce5">
            <text:p>19,527<text:s/></text:p>
          </table:table-cell>
          <table:table-cell office:value-type="float" office:value="8052" table:style-name="ce5">
            <text:p>8,052<text:s/></text:p>
          </table:table-cell>
          <table:table-cell office:value-type="float" office:value="11936" table:style-name="ce5">
            <text:p>11,936<text:s/></text:p>
          </table:table-cell>
          <table:table-cell office:value-type="float" office:value="41806" table:style-name="ce5">
            <text:p>41,806<text:s/></text:p>
          </table:table-cell>
          <table:table-cell office:value-type="float" office:value="26095" table:style-name="ce5">
            <text:p>26,095<text:s/></text:p>
          </table:table-cell>
          <table:table-cell office:value-type="float" office:value="25802" table:style-name="ce5">
            <text:p>25,802<text:s/></text:p>
          </table:table-cell>
          <table:table-cell office:value-type="float" office:value="24981" table:style-name="ce5">
            <text:p>24,981<text:s/></text:p>
          </table:table-cell>
          <table:table-cell office:value-type="float" office:value="15142" table:style-name="ce5">
            <text:p>15,142<text:s/></text:p>
          </table:table-cell>
          <table:table-cell office:value-type="float" office:value="12160" table:style-name="ce5">
            <text:p>12,160<text:s/></text:p>
          </table:table-cell>
          <table:table-cell office:value-type="float" office:value="4894" table:style-name="ce5">
            <text:p>4,894<text:s/></text:p>
          </table:table-cell>
          <table:table-cell office:value-type="float" office:value="5061" table:style-name="ce5">
            <text:p>5,061<text:s/></text:p>
          </table:table-cell>
          <table:table-cell office:value-type="float" office:value="6330" table:style-name="ce5">
            <text:p>6,330<text:s/></text:p>
          </table:table-cell>
          <table:table-cell office:value-type="float" office:value="10492" table:style-name="ce5">
            <text:p>10,492<text:s/></text:p>
          </table:table-cell>
          <table:table-cell office:value-type="float" office:value="10041" table:style-name="ce5">
            <text:p>10,041<text:s/></text:p>
          </table:table-cell>
          <table:table-cell office:value-type="float" office:value="12248" table:style-name="ce5">
            <text:p>12,248<text:s/></text:p>
          </table:table-cell>
          <table:table-cell office:value-type="float" office:value="18415" table:style-name="ce5">
            <text:p>18,415<text:s/></text:p>
          </table:table-cell>
          <table:table-cell office:value-type="float" office:value="30355" table:style-name="ce5">
            <text:p>30,355<text:s/></text:p>
          </table:table-cell>
          <table:table-cell office:value-type="float" office:value="26564" table:style-name="ce5">
            <text:p>26,564<text:s/></text:p>
          </table:table-cell>
          <table:table-cell office:value-type="float" office:value="13677" table:style-name="ce5">
            <text:p>13,677<text:s/></text:p>
          </table:table-cell>
          <table:table-cell office:value-type="float" office:value="13241" table:style-name="ce5">
            <text:p>13,241<text:s/></text:p>
          </table:table-cell>
          <table:table-cell office:value-type="float" office:value="13042" table:style-name="ce5">
            <text:p>13,042<text:s/></text:p>
          </table:table-cell>
          <table:table-cell office:value-type="float" office:value="12606" table:style-name="ce5">
            <text:p>12,606<text:s/></text:p>
          </table:table-cell>
          <table:table-cell office:value-type="float" office:value="12604" table:style-name="ce5">
            <text:p>12,604<text:s/></text:p>
          </table:table-cell>
          <table:table-cell office:value-type="float" office:value="10622" table:style-name="ce5">
            <text:p>10,622<text:s/></text:p>
          </table:table-cell>
          <table:table-cell office:value-type="float" office:value="9316" table:style-name="ce5">
            <text:p>9,316<text:s/></text:p>
          </table:table-cell>
          <table:table-cell table:number-columns-repeated="16275"/>
        </table:table-row>
        <table:table-row table:style-name="ro2">
          <table:table-cell office:value-type="date" office:date-value="2018-11-15T00:00:00" table:style-name="ce4">
            <text:p>2018/11/15</text:p>
          </table:table-cell>
          <table:table-cell office:value-type="float" office:value="5358" table:style-name="ce5">
            <text:p>5,358<text:s/></text:p>
          </table:table-cell>
          <table:table-cell office:value-type="float" office:value="16190" table:style-name="ce5">
            <text:p>16,190<text:s/></text:p>
          </table:table-cell>
          <table:table-cell office:value-type="float" office:value="45005" table:style-name="ce5">
            <text:p>45,005<text:s/></text:p>
          </table:table-cell>
          <table:table-cell office:value-type="float" office:value="60348" table:style-name="ce5">
            <text:p>60,348<text:s/></text:p>
          </table:table-cell>
          <table:table-cell office:value-type="float" office:value="28566" table:style-name="ce5">
            <text:p>28,566<text:s/></text:p>
          </table:table-cell>
          <table:table-cell office:value-type="float" office:value="15917" table:style-name="ce5">
            <text:p>15,917<text:s/></text:p>
          </table:table-cell>
          <table:table-cell office:value-type="float" office:value="12418" table:style-name="ce5">
            <text:p>12,418<text:s/></text:p>
          </table:table-cell>
          <table:table-cell office:value-type="float" office:value="3975" table:style-name="ce5">
            <text:p>3,975<text:s/></text:p>
          </table:table-cell>
          <table:table-cell office:value-type="float" office:value="3703" table:style-name="ce5">
            <text:p>3,703<text:s/></text:p>
          </table:table-cell>
          <table:table-cell office:value-type="float" office:value="16570" table:style-name="ce5">
            <text:p>16,570<text:s/></text:p>
          </table:table-cell>
          <table:table-cell office:value-type="float" office:value="2297" table:style-name="ce5">
            <text:p>2,297<text:s/></text:p>
          </table:table-cell>
          <table:table-cell office:value-type="float" office:value="5079" table:style-name="ce5">
            <text:p>5,079<text:s/></text:p>
          </table:table-cell>
          <table:table-cell office:value-type="float" office:value="8123" table:style-name="ce5">
            <text:p>8,123<text:s/></text:p>
          </table:table-cell>
          <table:table-cell office:value-type="float" office:value="11287" table:style-name="ce5">
            <text:p>11,287<text:s/></text:p>
          </table:table-cell>
          <table:table-cell office:value-type="float" office:value="12136" table:style-name="ce5">
            <text:p>12,136<text:s/></text:p>
          </table:table-cell>
          <table:table-cell office:value-type="float" office:value="19943" table:style-name="ce5">
            <text:p>19,943<text:s/></text:p>
          </table:table-cell>
          <table:table-cell office:value-type="float" office:value="17830" table:style-name="ce5">
            <text:p>17,830<text:s/></text:p>
          </table:table-cell>
          <table:table-cell office:value-type="float" office:value="5965" table:style-name="ce5">
            <text:p>5,965<text:s/></text:p>
          </table:table-cell>
          <table:table-cell office:value-type="float" office:value="9182" table:style-name="ce5">
            <text:p>9,182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8999" table:style-name="ce5">
            <text:p>8,999<text:s/></text:p>
          </table:table-cell>
          <table:table-cell office:value-type="float" office:value="8793" table:style-name="ce5">
            <text:p>8,793<text:s/></text:p>
          </table:table-cell>
          <table:table-cell office:value-type="float" office:value="5179" table:style-name="ce5">
            <text:p>5,179<text:s/></text:p>
          </table:table-cell>
          <table:table-cell office:value-type="float" office:value="29937" table:style-name="ce5">
            <text:p>29,937<text:s/></text:p>
          </table:table-cell>
          <table:table-cell office:value-type="float" office:value="2615" table:style-name="ce5">
            <text:p>2,615<text:s/></text:p>
          </table:table-cell>
          <table:table-cell office:value-type="float" office:value="11705" table:style-name="ce5">
            <text:p>11,705<text:s/></text:p>
          </table:table-cell>
          <table:table-cell office:value-type="float" office:value="12422" table:style-name="ce5">
            <text:p>12,422<text:s/></text:p>
          </table:table-cell>
          <table:table-cell office:value-type="float" office:value="17348" table:style-name="ce5">
            <text:p>17,348<text:s/></text:p>
          </table:table-cell>
          <table:table-cell office:value-type="float" office:value="22359" table:style-name="ce5">
            <text:p>22,359<text:s/></text:p>
          </table:table-cell>
          <table:table-cell office:value-type="float" office:value="18300" table:style-name="ce5">
            <text:p>18,300<text:s/></text:p>
          </table:table-cell>
          <table:table-cell office:value-type="float" office:value="10058" table:style-name="ce5">
            <text:p>10,058<text:s/></text:p>
          </table:table-cell>
          <table:table-cell office:value-type="float" office:value="28784" table:style-name="ce5">
            <text:p>28,784<text:s/></text:p>
          </table:table-cell>
          <table:table-cell office:value-type="float" office:value="18830" table:style-name="ce5">
            <text:p>18,830<text:s/></text:p>
          </table:table-cell>
          <table:table-cell office:value-type="float" office:value="35542" table:style-name="ce5">
            <text:p>35,542<text:s/></text:p>
          </table:table-cell>
          <table:table-cell office:value-type="float" office:value="29857" table:style-name="ce5">
            <text:p>29,857<text:s/></text:p>
          </table:table-cell>
          <table:table-cell office:value-type="float" office:value="11853" table:style-name="ce5">
            <text:p>11,853<text:s/></text:p>
          </table:table-cell>
          <table:table-cell office:value-type="float" office:value="38518" table:style-name="ce5">
            <text:p>38,518<text:s/></text:p>
          </table:table-cell>
          <table:table-cell office:value-type="float" office:value="28588" table:style-name="ce5">
            <text:p>28,588<text:s/></text:p>
          </table:table-cell>
          <table:table-cell office:value-type="float" office:value="26289" table:style-name="ce5">
            <text:p>26,289<text:s/></text:p>
          </table:table-cell>
          <table:table-cell office:value-type="float" office:value="22374" table:style-name="ce5">
            <text:p>22,374<text:s/></text:p>
          </table:table-cell>
          <table:table-cell office:value-type="float" office:value="26854" table:style-name="ce5">
            <text:p>26,854<text:s/></text:p>
          </table:table-cell>
          <table:table-cell office:value-type="float" office:value="145239" table:style-name="ce5">
            <text:p>145,239<text:s/></text:p>
          </table:table-cell>
          <table:table-cell office:value-type="float" office:value="40930" table:style-name="ce5">
            <text:p>40,930<text:s/></text:p>
          </table:table-cell>
          <table:table-cell office:value-type="float" office:value="24672" table:style-name="ce5">
            <text:p>24,672<text:s/></text:p>
          </table:table-cell>
          <table:table-cell office:value-type="float" office:value="24817" table:style-name="ce5">
            <text:p>24,817<text:s/></text:p>
          </table:table-cell>
          <table:table-cell office:value-type="float" office:value="31279" table:style-name="ce5">
            <text:p>31,279<text:s/></text:p>
          </table:table-cell>
          <table:table-cell office:value-type="float" office:value="35809" table:style-name="ce5">
            <text:p>35,809<text:s/></text:p>
          </table:table-cell>
          <table:table-cell office:value-type="float" office:value="30498" table:style-name="ce5">
            <text:p>30,498<text:s/></text:p>
          </table:table-cell>
          <table:table-cell office:value-type="float" office:value="24640" table:style-name="ce5">
            <text:p>24,640<text:s/></text:p>
          </table:table-cell>
          <table:table-cell office:value-type="float" office:value="13863" table:style-name="ce5">
            <text:p>13,863<text:s/></text:p>
          </table:table-cell>
          <table:table-cell office:value-type="float" office:value="34073" table:style-name="ce5">
            <text:p>34,073<text:s/></text:p>
          </table:table-cell>
          <table:table-cell office:value-type="float" office:value="7448" table:style-name="ce5">
            <text:p>7,448<text:s/></text:p>
          </table:table-cell>
          <table:table-cell office:value-type="float" office:value="8956" table:style-name="ce5">
            <text:p>8,956<text:s/></text:p>
          </table:table-cell>
          <table:table-cell office:value-type="float" office:value="20349" table:style-name="ce5">
            <text:p>20,349<text:s/></text:p>
          </table:table-cell>
          <table:table-cell office:value-type="float" office:value="6279" table:style-name="ce5">
            <text:p>6,279<text:s/></text:p>
          </table:table-cell>
          <table:table-cell office:value-type="float" office:value="3729" table:style-name="ce5">
            <text:p>3,729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14193" table:style-name="ce5">
            <text:p>14,193<text:s/></text:p>
          </table:table-cell>
          <table:table-cell office:value-type="float" office:value="10211" table:style-name="ce5">
            <text:p>10,211<text:s/></text:p>
          </table:table-cell>
          <table:table-cell office:value-type="float" office:value="7419" table:style-name="ce5">
            <text:p>7,419<text:s/></text:p>
          </table:table-cell>
          <table:table-cell office:value-type="float" office:value="38910" table:style-name="ce5">
            <text:p>38,910<text:s/></text:p>
          </table:table-cell>
          <table:table-cell office:value-type="float" office:value="8420" table:style-name="ce5">
            <text:p>8,420<text:s/></text:p>
          </table:table-cell>
          <table:table-cell office:value-type="float" office:value="13577" table:style-name="ce5">
            <text:p>13,577<text:s/></text:p>
          </table:table-cell>
          <table:table-cell office:value-type="float" office:value="7315" table:style-name="ce5">
            <text:p>7,315<text:s/></text:p>
          </table:table-cell>
          <table:table-cell office:value-type="float" office:value="22498" table:style-name="ce5">
            <text:p>22,498<text:s/></text:p>
          </table:table-cell>
          <table:table-cell office:value-type="float" office:value="23101" table:style-name="ce5">
            <text:p>23,101<text:s/></text:p>
          </table:table-cell>
          <table:table-cell office:value-type="float" office:value="27809" table:style-name="ce5">
            <text:p>27,809<text:s/></text:p>
          </table:table-cell>
          <table:table-cell office:value-type="float" office:value="44213" table:style-name="ce5">
            <text:p>44,213<text:s/></text:p>
          </table:table-cell>
          <table:table-cell office:value-type="float" office:value="40412" table:style-name="ce5">
            <text:p>40,412<text:s/></text:p>
          </table:table-cell>
          <table:table-cell office:value-type="float" office:value="28949" table:style-name="ce5">
            <text:p>28,949<text:s/></text:p>
          </table:table-cell>
          <table:table-cell office:value-type="float" office:value="31367" table:style-name="ce5">
            <text:p>31,367<text:s/></text:p>
          </table:table-cell>
          <table:table-cell office:value-type="float" office:value="74151" table:style-name="ce5">
            <text:p>74,151<text:s/></text:p>
          </table:table-cell>
          <table:table-cell office:value-type="float" office:value="27198" table:style-name="ce5">
            <text:p>27,198<text:s/></text:p>
          </table:table-cell>
          <table:table-cell office:value-type="float" office:value="33999" table:style-name="ce5">
            <text:p>33,999<text:s/></text:p>
          </table:table-cell>
          <table:table-cell office:value-type="float" office:value="38016" table:style-name="ce5">
            <text:p>38,016<text:s/></text:p>
          </table:table-cell>
          <table:table-cell office:value-type="float" office:value="24476" table:style-name="ce5">
            <text:p>24,476<text:s/></text:p>
          </table:table-cell>
          <table:table-cell office:value-type="float" office:value="63992" table:style-name="ce5">
            <text:p>63,992<text:s/></text:p>
          </table:table-cell>
          <table:table-cell office:value-type="float" office:value="21321" table:style-name="ce5">
            <text:p>21,321<text:s/></text:p>
          </table:table-cell>
          <table:table-cell office:value-type="float" office:value="17016" table:style-name="ce5">
            <text:p>17,016<text:s/></text:p>
          </table:table-cell>
          <table:table-cell office:value-type="float" office:value="16408" table:style-name="ce5">
            <text:p>16,408<text:s/></text:p>
          </table:table-cell>
          <table:table-cell office:value-type="float" office:value="18015" table:style-name="ce5">
            <text:p>18,015<text:s/></text:p>
          </table:table-cell>
          <table:table-cell office:value-type="float" office:value="13908" table:style-name="ce5">
            <text:p>13,908<text:s/></text:p>
          </table:table-cell>
          <table:table-cell office:value-type="float" office:value="31173" table:style-name="ce5">
            <text:p>31,173<text:s/></text:p>
          </table:table-cell>
          <table:table-cell office:value-type="float" office:value="19567" table:style-name="ce5">
            <text:p>19,567<text:s/></text:p>
          </table:table-cell>
          <table:table-cell office:value-type="float" office:value="8294" table:style-name="ce5">
            <text:p>8,294<text:s/></text:p>
          </table:table-cell>
          <table:table-cell office:value-type="float" office:value="12628" table:style-name="ce5">
            <text:p>12,628<text:s/></text:p>
          </table:table-cell>
          <table:table-cell office:value-type="float" office:value="42741" table:style-name="ce5">
            <text:p>42,741<text:s/></text:p>
          </table:table-cell>
          <table:table-cell office:value-type="float" office:value="27099" table:style-name="ce5">
            <text:p>27,099<text:s/></text:p>
          </table:table-cell>
          <table:table-cell office:value-type="float" office:value="26082" table:style-name="ce5">
            <text:p>26,082<text:s/></text:p>
          </table:table-cell>
          <table:table-cell office:value-type="float" office:value="25732" table:style-name="ce5">
            <text:p>25,732<text:s/></text:p>
          </table:table-cell>
          <table:table-cell office:value-type="float" office:value="15104" table:style-name="ce5">
            <text:p>15,104<text:s/></text:p>
          </table:table-cell>
          <table:table-cell office:value-type="float" office:value="12206" table:style-name="ce5">
            <text:p>12,206<text:s/></text:p>
          </table:table-cell>
          <table:table-cell office:value-type="float" office:value="4826" table:style-name="ce5">
            <text:p>4,826<text:s/></text:p>
          </table:table-cell>
          <table:table-cell office:value-type="float" office:value="5097" table:style-name="ce5">
            <text:p>5,097<text:s/></text:p>
          </table:table-cell>
          <table:table-cell office:value-type="float" office:value="6349" table:style-name="ce5">
            <text:p>6,349<text:s/></text:p>
          </table:table-cell>
          <table:table-cell office:value-type="float" office:value="10639" table:style-name="ce5">
            <text:p>10,639<text:s/></text:p>
          </table:table-cell>
          <table:table-cell office:value-type="float" office:value="9892" table:style-name="ce5">
            <text:p>9,892<text:s/></text:p>
          </table:table-cell>
          <table:table-cell office:value-type="float" office:value="12383" table:style-name="ce5">
            <text:p>12,383<text:s/></text:p>
          </table:table-cell>
          <table:table-cell office:value-type="float" office:value="18632" table:style-name="ce5">
            <text:p>18,632<text:s/></text:p>
          </table:table-cell>
          <table:table-cell office:value-type="float" office:value="30579" table:style-name="ce5">
            <text:p>30,579<text:s/></text:p>
          </table:table-cell>
          <table:table-cell office:value-type="float" office:value="27418" table:style-name="ce5">
            <text:p>27,418<text:s/></text:p>
          </table:table-cell>
          <table:table-cell office:value-type="float" office:value="13695" table:style-name="ce5">
            <text:p>13,695<text:s/></text:p>
          </table:table-cell>
          <table:table-cell office:value-type="float" office:value="13358" table:style-name="ce5">
            <text:p>13,358<text:s/></text:p>
          </table:table-cell>
          <table:table-cell office:value-type="float" office:value="13068" table:style-name="ce5">
            <text:p>13,068<text:s/></text:p>
          </table:table-cell>
          <table:table-cell office:value-type="float" office:value="12785" table:style-name="ce5">
            <text:p>12,785<text:s/></text:p>
          </table:table-cell>
          <table:table-cell office:value-type="float" office:value="12281" table:style-name="ce5">
            <text:p>12,281<text:s/></text:p>
          </table:table-cell>
          <table:table-cell office:value-type="float" office:value="10580" table:style-name="ce5">
            <text:p>10,580<text:s/></text:p>
          </table:table-cell>
          <table:table-cell office:value-type="float" office:value="9299" table:style-name="ce5">
            <text:p>9,299<text:s/></text:p>
          </table:table-cell>
          <table:table-cell table:number-columns-repeated="16275"/>
        </table:table-row>
        <table:table-row table:style-name="ro2">
          <table:table-cell office:value-type="date" office:date-value="2018-11-16T00:00:00" table:style-name="ce4">
            <text:p>2018/11/16</text:p>
          </table:table-cell>
          <table:table-cell office:value-type="float" office:value="6239" table:style-name="ce5">
            <text:p>6,239<text:s/></text:p>
          </table:table-cell>
          <table:table-cell office:value-type="float" office:value="17085" table:style-name="ce5">
            <text:p>17,085<text:s/></text:p>
          </table:table-cell>
          <table:table-cell office:value-type="float" office:value="47278" table:style-name="ce5">
            <text:p>47,278<text:s/></text:p>
          </table:table-cell>
          <table:table-cell office:value-type="float" office:value="70341" table:style-name="ce5">
            <text:p>70,341<text:s/></text:p>
          </table:table-cell>
          <table:table-cell office:value-type="float" office:value="30060" table:style-name="ce5">
            <text:p>30,060<text:s/></text:p>
          </table:table-cell>
          <table:table-cell office:value-type="float" office:value="17087" table:style-name="ce5">
            <text:p>17,087<text:s/></text:p>
          </table:table-cell>
          <table:table-cell office:value-type="float" office:value="13371" table:style-name="ce5">
            <text:p>13,371<text:s/></text:p>
          </table:table-cell>
          <table:table-cell office:value-type="float" office:value="4101" table:style-name="ce5">
            <text:p>4,101<text:s/></text:p>
          </table:table-cell>
          <table:table-cell office:value-type="float" office:value="3310" table:style-name="ce5">
            <text:p>3,310<text:s/></text:p>
          </table:table-cell>
          <table:table-cell office:value-type="float" office:value="17291" table:style-name="ce5">
            <text:p>17,291<text:s/></text:p>
          </table:table-cell>
          <table:table-cell office:value-type="float" office:value="2338" table:style-name="ce5">
            <text:p>2,338<text:s/></text:p>
          </table:table-cell>
          <table:table-cell office:value-type="float" office:value="5230" table:style-name="ce5">
            <text:p>5,230<text:s/></text:p>
          </table:table-cell>
          <table:table-cell office:value-type="float" office:value="8462" table:style-name="ce5">
            <text:p>8,462<text:s/></text:p>
          </table:table-cell>
          <table:table-cell office:value-type="float" office:value="11106" table:style-name="ce5">
            <text:p>11,106<text:s/></text:p>
          </table:table-cell>
          <table:table-cell office:value-type="float" office:value="12596" table:style-name="ce5">
            <text:p>12,596<text:s/></text:p>
          </table:table-cell>
          <table:table-cell office:value-type="float" office:value="19896" table:style-name="ce5">
            <text:p>19,896<text:s/></text:p>
          </table:table-cell>
          <table:table-cell office:value-type="float" office:value="18199" table:style-name="ce5">
            <text:p>18,199<text:s/></text:p>
          </table:table-cell>
          <table:table-cell office:value-type="float" office:value="6224" table:style-name="ce5">
            <text:p>6,224<text:s/></text:p>
          </table:table-cell>
          <table:table-cell office:value-type="float" office:value="9991" table:style-name="ce5">
            <text:p>9,991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9227" table:style-name="ce5">
            <text:p>9,227<text:s/></text:p>
          </table:table-cell>
          <table:table-cell office:value-type="float" office:value="9752" table:style-name="ce5">
            <text:p>9,752<text:s/></text:p>
          </table:table-cell>
          <table:table-cell office:value-type="float" office:value="5382" table:style-name="ce5">
            <text:p>5,382<text:s/></text:p>
          </table:table-cell>
          <table:table-cell office:value-type="float" office:value="45851" table:style-name="ce5">
            <text:p>45,851<text:s/></text:p>
          </table:table-cell>
          <table:table-cell office:value-type="float" office:value="2614" table:style-name="ce5">
            <text:p>2,614<text:s/></text:p>
          </table:table-cell>
          <table:table-cell office:value-type="float" office:value="12208" table:style-name="ce5">
            <text:p>12,208<text:s/></text:p>
          </table:table-cell>
          <table:table-cell office:value-type="float" office:value="13205" table:style-name="ce5">
            <text:p>13,205<text:s/></text:p>
          </table:table-cell>
          <table:table-cell office:value-type="float" office:value="18495" table:style-name="ce5">
            <text:p>18,495<text:s/></text:p>
          </table:table-cell>
          <table:table-cell office:value-type="float" office:value="23777" table:style-name="ce5">
            <text:p>23,777<text:s/></text:p>
          </table:table-cell>
          <table:table-cell office:value-type="float" office:value="19404" table:style-name="ce5">
            <text:p>19,404<text:s/></text:p>
          </table:table-cell>
          <table:table-cell office:value-type="float" office:value="10455" table:style-name="ce5">
            <text:p>10,455<text:s/></text:p>
          </table:table-cell>
          <table:table-cell office:value-type="float" office:value="33073" table:style-name="ce5">
            <text:p>33,073<text:s/></text:p>
          </table:table-cell>
          <table:table-cell office:value-type="float" office:value="20741" table:style-name="ce5">
            <text:p>20,741<text:s/></text:p>
          </table:table-cell>
          <table:table-cell office:value-type="float" office:value="36585" table:style-name="ce5">
            <text:p>36,585<text:s/></text:p>
          </table:table-cell>
          <table:table-cell office:value-type="float" office:value="32117" table:style-name="ce5">
            <text:p>32,117<text:s/></text:p>
          </table:table-cell>
          <table:table-cell office:value-type="float" office:value="12197" table:style-name="ce5">
            <text:p>12,197<text:s/></text:p>
          </table:table-cell>
          <table:table-cell office:value-type="float" office:value="41027" table:style-name="ce5">
            <text:p>41,027<text:s/></text:p>
          </table:table-cell>
          <table:table-cell office:value-type="float" office:value="30507" table:style-name="ce5">
            <text:p>30,507<text:s/></text:p>
          </table:table-cell>
          <table:table-cell office:value-type="float" office:value="27604" table:style-name="ce5">
            <text:p>27,604<text:s/></text:p>
          </table:table-cell>
          <table:table-cell office:value-type="float" office:value="23288" table:style-name="ce5">
            <text:p>23,288<text:s/></text:p>
          </table:table-cell>
          <table:table-cell office:value-type="float" office:value="27753" table:style-name="ce5">
            <text:p>27,753<text:s/></text:p>
          </table:table-cell>
          <table:table-cell office:value-type="float" office:value="188354" table:style-name="ce5">
            <text:p>188,354<text:s/></text:p>
          </table:table-cell>
          <table:table-cell office:value-type="float" office:value="47764" table:style-name="ce5">
            <text:p>47,764<text:s/></text:p>
          </table:table-cell>
          <table:table-cell office:value-type="float" office:value="26496" table:style-name="ce5">
            <text:p>26,496<text:s/></text:p>
          </table:table-cell>
          <table:table-cell office:value-type="float" office:value="25963" table:style-name="ce5">
            <text:p>25,963<text:s/></text:p>
          </table:table-cell>
          <table:table-cell office:value-type="float" office:value="33974" table:style-name="ce5">
            <text:p>33,974<text:s/></text:p>
          </table:table-cell>
          <table:table-cell office:value-type="float" office:value="40139" table:style-name="ce5">
            <text:p>40,139<text:s/></text:p>
          </table:table-cell>
          <table:table-cell office:value-type="float" office:value="33170" table:style-name="ce5">
            <text:p>33,170<text:s/></text:p>
          </table:table-cell>
          <table:table-cell office:value-type="float" office:value="26772" table:style-name="ce5">
            <text:p>26,772<text:s/></text:p>
          </table:table-cell>
          <table:table-cell office:value-type="float" office:value="13899" table:style-name="ce5">
            <text:p>13,899<text:s/></text:p>
          </table:table-cell>
          <table:table-cell office:value-type="float" office:value="35980" table:style-name="ce5">
            <text:p>35,980<text:s/></text:p>
          </table:table-cell>
          <table:table-cell office:value-type="float" office:value="7630" table:style-name="ce5">
            <text:p>7,630<text:s/></text:p>
          </table:table-cell>
          <table:table-cell office:value-type="float" office:value="9163" table:style-name="ce5">
            <text:p>9,163<text:s/></text:p>
          </table:table-cell>
          <table:table-cell office:value-type="float" office:value="21404" table:style-name="ce5">
            <text:p>21,404<text:s/></text:p>
          </table:table-cell>
          <table:table-cell office:value-type="float" office:value="6820" table:style-name="ce5">
            <text:p>6,820<text:s/></text:p>
          </table:table-cell>
          <table:table-cell office:value-type="float" office:value="3931" table:style-name="ce5">
            <text:p>3,931<text:s/></text:p>
          </table:table-cell>
          <table:table-cell office:value-type="float" office:value="3888" table:style-name="ce5">
            <text:p>3,888<text:s/></text:p>
          </table:table-cell>
          <table:table-cell office:value-type="float" office:value="14209" table:style-name="ce5">
            <text:p>14,209<text:s/></text:p>
          </table:table-cell>
          <table:table-cell office:value-type="float" office:value="10751" table:style-name="ce5">
            <text:p>10,751<text:s/></text:p>
          </table:table-cell>
          <table:table-cell office:value-type="float" office:value="7517" table:style-name="ce5">
            <text:p>7,517<text:s/></text:p>
          </table:table-cell>
          <table:table-cell office:value-type="float" office:value="42095" table:style-name="ce5">
            <text:p>42,095<text:s/></text:p>
          </table:table-cell>
          <table:table-cell office:value-type="float" office:value="9354" table:style-name="ce5">
            <text:p>9,354<text:s/></text:p>
          </table:table-cell>
          <table:table-cell office:value-type="float" office:value="15921" table:style-name="ce5">
            <text:p>15,921<text:s/></text:p>
          </table:table-cell>
          <table:table-cell office:value-type="float" office:value="8118" table:style-name="ce5">
            <text:p>8,118<text:s/></text:p>
          </table:table-cell>
          <table:table-cell office:value-type="float" office:value="24762" table:style-name="ce5">
            <text:p>24,762<text:s/></text:p>
          </table:table-cell>
          <table:table-cell office:value-type="float" office:value="25139" table:style-name="ce5">
            <text:p>25,139<text:s/></text:p>
          </table:table-cell>
          <table:table-cell office:value-type="float" office:value="32762" table:style-name="ce5">
            <text:p>32,762<text:s/></text:p>
          </table:table-cell>
          <table:table-cell office:value-type="float" office:value="57451" table:style-name="ce5">
            <text:p>57,451<text:s/></text:p>
          </table:table-cell>
          <table:table-cell office:value-type="float" office:value="44871" table:style-name="ce5">
            <text:p>44,871<text:s/></text:p>
          </table:table-cell>
          <table:table-cell office:value-type="float" office:value="29597" table:style-name="ce5">
            <text:p>29,597<text:s/></text:p>
          </table:table-cell>
          <table:table-cell office:value-type="float" office:value="31881" table:style-name="ce5">
            <text:p>31,881<text:s/></text:p>
          </table:table-cell>
          <table:table-cell office:value-type="float" office:value="84197" table:style-name="ce5">
            <text:p>84,197<text:s/></text:p>
          </table:table-cell>
          <table:table-cell office:value-type="float" office:value="26966" table:style-name="ce5">
            <text:p>26,966<text:s/></text:p>
          </table:table-cell>
          <table:table-cell office:value-type="float" office:value="37606" table:style-name="ce5">
            <text:p>37,606<text:s/></text:p>
          </table:table-cell>
          <table:table-cell office:value-type="float" office:value="44667" table:style-name="ce5">
            <text:p>44,667<text:s/></text:p>
          </table:table-cell>
          <table:table-cell office:value-type="float" office:value="27982" table:style-name="ce5">
            <text:p>27,982<text:s/></text:p>
          </table:table-cell>
          <table:table-cell office:value-type="float" office:value="76457" table:style-name="ce5">
            <text:p>76,457<text:s/></text:p>
          </table:table-cell>
          <table:table-cell office:value-type="float" office:value="23245" table:style-name="ce5">
            <text:p>23,245<text:s/></text:p>
          </table:table-cell>
          <table:table-cell office:value-type="float" office:value="18462" table:style-name="ce5">
            <text:p>18,462<text:s/></text:p>
          </table:table-cell>
          <table:table-cell office:value-type="float" office:value="16858" table:style-name="ce5">
            <text:p>16,858<text:s/></text:p>
          </table:table-cell>
          <table:table-cell office:value-type="float" office:value="23202" table:style-name="ce5">
            <text:p>23,202<text:s/></text:p>
          </table:table-cell>
          <table:table-cell office:value-type="float" office:value="14408" table:style-name="ce5">
            <text:p>14,408<text:s/></text:p>
          </table:table-cell>
          <table:table-cell office:value-type="float" office:value="36167" table:style-name="ce5">
            <text:p>36,167<text:s/></text:p>
          </table:table-cell>
          <table:table-cell office:value-type="float" office:value="21397" table:style-name="ce5">
            <text:p>21,397<text:s/></text:p>
          </table:table-cell>
          <table:table-cell office:value-type="float" office:value="8865" table:style-name="ce5">
            <text:p>8,865<text:s/></text:p>
          </table:table-cell>
          <table:table-cell office:value-type="float" office:value="13676" table:style-name="ce5">
            <text:p>13,676<text:s/></text:p>
          </table:table-cell>
          <table:table-cell office:value-type="float" office:value="44173" table:style-name="ce5">
            <text:p>44,173<text:s/></text:p>
          </table:table-cell>
          <table:table-cell office:value-type="float" office:value="28722" table:style-name="ce5">
            <text:p>28,722<text:s/></text:p>
          </table:table-cell>
          <table:table-cell office:value-type="float" office:value="27690" table:style-name="ce5">
            <text:p>27,690<text:s/></text:p>
          </table:table-cell>
          <table:table-cell office:value-type="float" office:value="27392" table:style-name="ce5">
            <text:p>27,392<text:s/></text:p>
          </table:table-cell>
          <table:table-cell office:value-type="float" office:value="15219" table:style-name="ce5">
            <text:p>15,219<text:s/></text:p>
          </table:table-cell>
          <table:table-cell office:value-type="float" office:value="12738" table:style-name="ce5">
            <text:p>12,738<text:s/></text:p>
          </table:table-cell>
          <table:table-cell office:value-type="float" office:value="5252" table:style-name="ce5">
            <text:p>5,252<text:s/></text:p>
          </table:table-cell>
          <table:table-cell office:value-type="float" office:value="5328" table:style-name="ce5">
            <text:p>5,328<text:s/></text:p>
          </table:table-cell>
          <table:table-cell office:value-type="float" office:value="6786" table:style-name="ce5">
            <text:p>6,786<text:s/></text:p>
          </table:table-cell>
          <table:table-cell office:value-type="float" office:value="10758" table:style-name="ce5">
            <text:p>10,758<text:s/></text:p>
          </table:table-cell>
          <table:table-cell office:value-type="float" office:value="10851" table:style-name="ce5">
            <text:p>10,851<text:s/></text:p>
          </table:table-cell>
          <table:table-cell office:value-type="float" office:value="13204" table:style-name="ce5">
            <text:p>13,204<text:s/></text:p>
          </table:table-cell>
          <table:table-cell office:value-type="float" office:value="20134" table:style-name="ce5">
            <text:p>20,134<text:s/></text:p>
          </table:table-cell>
          <table:table-cell office:value-type="float" office:value="31941" table:style-name="ce5">
            <text:p>31,941<text:s/></text:p>
          </table:table-cell>
          <table:table-cell office:value-type="float" office:value="28838" table:style-name="ce5">
            <text:p>28,838<text:s/></text:p>
          </table:table-cell>
          <table:table-cell office:value-type="float" office:value="14655" table:style-name="ce5">
            <text:p>14,655<text:s/></text:p>
          </table:table-cell>
          <table:table-cell office:value-type="float" office:value="13931" table:style-name="ce5">
            <text:p>13,931<text:s/></text:p>
          </table:table-cell>
          <table:table-cell office:value-type="float" office:value="14255" table:style-name="ce5">
            <text:p>14,255<text:s/></text:p>
          </table:table-cell>
          <table:table-cell office:value-type="float" office:value="13161" table:style-name="ce5">
            <text:p>13,161<text:s/></text:p>
          </table:table-cell>
          <table:table-cell office:value-type="float" office:value="13273" table:style-name="ce5">
            <text:p>13,273<text:s/></text:p>
          </table:table-cell>
          <table:table-cell office:value-type="float" office:value="11126" table:style-name="ce5">
            <text:p>11,126<text:s/></text:p>
          </table:table-cell>
          <table:table-cell office:value-type="float" office:value="9889" table:style-name="ce5">
            <text:p>9,889<text:s/></text:p>
          </table:table-cell>
          <table:table-cell table:number-columns-repeated="16275"/>
        </table:table-row>
        <table:table-row table:style-name="ro2">
          <table:table-cell office:value-type="date" office:date-value="2018-11-17T00:00:00" table:style-name="ce4">
            <text:p>2018/11/17</text:p>
          </table:table-cell>
          <table:table-cell office:value-type="float" office:value="4549" table:style-name="ce5">
            <text:p>4,549<text:s/></text:p>
          </table:table-cell>
          <table:table-cell office:value-type="float" office:value="11630" table:style-name="ce5">
            <text:p>11,630<text:s/></text:p>
          </table:table-cell>
          <table:table-cell office:value-type="float" office:value="28191" table:style-name="ce5">
            <text:p>28,191<text:s/></text:p>
          </table:table-cell>
          <table:table-cell office:value-type="float" office:value="72506" table:style-name="ce5">
            <text:p>72,506<text:s/></text:p>
          </table:table-cell>
          <table:table-cell office:value-type="float" office:value="18965" table:style-name="ce5">
            <text:p>18,965<text:s/></text:p>
          </table:table-cell>
          <table:table-cell office:value-type="float" office:value="11976" table:style-name="ce5">
            <text:p>11,976<text:s/></text:p>
          </table:table-cell>
          <table:table-cell office:value-type="float" office:value="9710" table:style-name="ce5">
            <text:p>9,710<text:s/></text:p>
          </table:table-cell>
          <table:table-cell office:value-type="float" office:value="3796" table:style-name="ce5">
            <text:p>3,796<text:s/></text:p>
          </table:table-cell>
          <table:table-cell office:value-type="float" office:value="2688" table:style-name="ce5">
            <text:p>2,688<text:s/></text:p>
          </table:table-cell>
          <table:table-cell office:value-type="float" office:value="12157" table:style-name="ce5">
            <text:p>12,157<text:s/></text:p>
          </table:table-cell>
          <table:table-cell office:value-type="float" office:value="1746" table:style-name="ce5">
            <text:p>1,746<text:s/></text:p>
          </table:table-cell>
          <table:table-cell office:value-type="float" office:value="3665" table:style-name="ce5">
            <text:p>3,665<text:s/></text:p>
          </table:table-cell>
          <table:table-cell office:value-type="float" office:value="9541" table:style-name="ce5">
            <text:p>9,541<text:s/></text:p>
          </table:table-cell>
          <table:table-cell office:value-type="float" office:value="8123" table:style-name="ce5">
            <text:p>8,123<text:s/></text:p>
          </table:table-cell>
          <table:table-cell office:value-type="float" office:value="12727" table:style-name="ce5">
            <text:p>12,727<text:s/></text:p>
          </table:table-cell>
          <table:table-cell office:value-type="float" office:value="9566" table:style-name="ce5">
            <text:p>9,566<text:s/></text:p>
          </table:table-cell>
          <table:table-cell office:value-type="float" office:value="7933" table:style-name="ce5">
            <text:p>7,933<text:s/></text:p>
          </table:table-cell>
          <table:table-cell office:value-type="float" office:value="4143" table:style-name="ce5">
            <text:p>4,143<text:s/></text:p>
          </table:table-cell>
          <table:table-cell office:value-type="float" office:value="8784" table:style-name="ce5">
            <text:p>8,784<text:s/></text:p>
          </table:table-cell>
          <table:table-cell office:value-type="float" office:value="3151" table:style-name="ce5">
            <text:p>3,151<text:s/></text:p>
          </table:table-cell>
          <table:table-cell office:value-type="float" office:value="6691" table:style-name="ce5">
            <text:p>6,691<text:s/></text:p>
          </table:table-cell>
          <table:table-cell office:value-type="float" office:value="7499" table:style-name="ce5">
            <text:p>7,499<text:s/></text:p>
          </table:table-cell>
          <table:table-cell office:value-type="float" office:value="2860" table:style-name="ce5">
            <text:p>2,860<text:s/></text:p>
          </table:table-cell>
          <table:table-cell office:value-type="float" office:value="40852" table:style-name="ce5">
            <text:p>40,852<text:s/></text:p>
          </table:table-cell>
          <table:table-cell office:value-type="float" office:value="2242" table:style-name="ce5">
            <text:p>2,242<text:s/></text:p>
          </table:table-cell>
          <table:table-cell office:value-type="float" office:value="11102" table:style-name="ce5">
            <text:p>11,102<text:s/></text:p>
          </table:table-cell>
          <table:table-cell office:value-type="float" office:value="10470" table:style-name="ce5">
            <text:p>10,470<text:s/></text:p>
          </table:table-cell>
          <table:table-cell office:value-type="float" office:value="14807" table:style-name="ce5">
            <text:p>14,807<text:s/></text:p>
          </table:table-cell>
          <table:table-cell office:value-type="float" office:value="17230" table:style-name="ce5">
            <text:p>17,230<text:s/></text:p>
          </table:table-cell>
          <table:table-cell office:value-type="float" office:value="16899" table:style-name="ce5">
            <text:p>16,899<text:s/></text:p>
          </table:table-cell>
          <table:table-cell office:value-type="float" office:value="9541" table:style-name="ce5">
            <text:p>9,541<text:s/></text:p>
          </table:table-cell>
          <table:table-cell office:value-type="float" office:value="33366" table:style-name="ce5">
            <text:p>33,366<text:s/></text:p>
          </table:table-cell>
          <table:table-cell office:value-type="float" office:value="19416" table:style-name="ce5">
            <text:p>19,416<text:s/></text:p>
          </table:table-cell>
          <table:table-cell office:value-type="float" office:value="29567" table:style-name="ce5">
            <text:p>29,567<text:s/></text:p>
          </table:table-cell>
          <table:table-cell office:value-type="float" office:value="25834" table:style-name="ce5">
            <text:p>25,834<text:s/></text:p>
          </table:table-cell>
          <table:table-cell office:value-type="float" office:value="6419" table:style-name="ce5">
            <text:p>6,419<text:s/></text:p>
          </table:table-cell>
          <table:table-cell office:value-type="float" office:value="34944" table:style-name="ce5">
            <text:p>34,944<text:s/></text:p>
          </table:table-cell>
          <table:table-cell office:value-type="float" office:value="24483" table:style-name="ce5">
            <text:p>24,483<text:s/></text:p>
          </table:table-cell>
          <table:table-cell office:value-type="float" office:value="22289" table:style-name="ce5">
            <text:p>22,289<text:s/></text:p>
          </table:table-cell>
          <table:table-cell office:value-type="float" office:value="20459" table:style-name="ce5">
            <text:p>20,459<text:s/></text:p>
          </table:table-cell>
          <table:table-cell office:value-type="float" office:value="13920" table:style-name="ce5">
            <text:p>13,920<text:s/></text:p>
          </table:table-cell>
          <table:table-cell office:value-type="float" office:value="192566" table:style-name="ce5">
            <text:p>192,566<text:s/></text:p>
          </table:table-cell>
          <table:table-cell office:value-type="float" office:value="51200" table:style-name="ce5">
            <text:p>51,200<text:s/></text:p>
          </table:table-cell>
          <table:table-cell office:value-type="float" office:value="22035" table:style-name="ce5">
            <text:p>22,035<text:s/></text:p>
          </table:table-cell>
          <table:table-cell office:value-type="float" office:value="18753" table:style-name="ce5">
            <text:p>18,753<text:s/></text:p>
          </table:table-cell>
          <table:table-cell office:value-type="float" office:value="34099" table:style-name="ce5">
            <text:p>34,099<text:s/></text:p>
          </table:table-cell>
          <table:table-cell office:value-type="float" office:value="36266" table:style-name="ce5">
            <text:p>36,266<text:s/></text:p>
          </table:table-cell>
          <table:table-cell office:value-type="float" office:value="30967" table:style-name="ce5">
            <text:p>30,967<text:s/></text:p>
          </table:table-cell>
          <table:table-cell office:value-type="float" office:value="22521" table:style-name="ce5">
            <text:p>22,521<text:s/></text:p>
          </table:table-cell>
          <table:table-cell office:value-type="float" office:value="10545" table:style-name="ce5">
            <text:p>10,545<text:s/></text:p>
          </table:table-cell>
          <table:table-cell office:value-type="float" office:value="28372" table:style-name="ce5">
            <text:p>28,372<text:s/></text:p>
          </table:table-cell>
          <table:table-cell office:value-type="float" office:value="6753" table:style-name="ce5">
            <text:p>6,753<text:s/></text:p>
          </table:table-cell>
          <table:table-cell office:value-type="float" office:value="6112" table:style-name="ce5">
            <text:p>6,112<text:s/></text:p>
          </table:table-cell>
          <table:table-cell office:value-type="float" office:value="17267" table:style-name="ce5">
            <text:p>17,267<text:s/></text:p>
          </table:table-cell>
          <table:table-cell office:value-type="float" office:value="8025" table:style-name="ce5">
            <text:p>8,025<text:s/></text:p>
          </table:table-cell>
          <table:table-cell office:value-type="float" office:value="3162" table:style-name="ce5">
            <text:p>3,162<text:s/></text:p>
          </table:table-cell>
          <table:table-cell office:value-type="float" office:value="1963" table:style-name="ce5">
            <text:p>1,963<text:s/></text:p>
          </table:table-cell>
          <table:table-cell office:value-type="float" office:value="9306" table:style-name="ce5">
            <text:p>9,306<text:s/></text:p>
          </table:table-cell>
          <table:table-cell office:value-type="float" office:value="9129" table:style-name="ce5">
            <text:p>9,129<text:s/></text:p>
          </table:table-cell>
          <table:table-cell office:value-type="float" office:value="6015" table:style-name="ce5">
            <text:p>6,015<text:s/></text:p>
          </table:table-cell>
          <table:table-cell office:value-type="float" office:value="37766" table:style-name="ce5">
            <text:p>37,766<text:s/></text:p>
          </table:table-cell>
          <table:table-cell office:value-type="float" office:value="7288" table:style-name="ce5">
            <text:p>7,288<text:s/></text:p>
          </table:table-cell>
          <table:table-cell office:value-type="float" office:value="13174" table:style-name="ce5">
            <text:p>13,174<text:s/></text:p>
          </table:table-cell>
          <table:table-cell office:value-type="float" office:value="6892" table:style-name="ce5">
            <text:p>6,892<text:s/></text:p>
          </table:table-cell>
          <table:table-cell office:value-type="float" office:value="19566" table:style-name="ce5">
            <text:p>19,566<text:s/></text:p>
          </table:table-cell>
          <table:table-cell office:value-type="float" office:value="18514" table:style-name="ce5">
            <text:p>18,514<text:s/></text:p>
          </table:table-cell>
          <table:table-cell office:value-type="float" office:value="31300" table:style-name="ce5">
            <text:p>31,300<text:s/></text:p>
          </table:table-cell>
          <table:table-cell office:value-type="float" office:value="65867" table:style-name="ce5">
            <text:p>65,867<text:s/></text:p>
          </table:table-cell>
          <table:table-cell office:value-type="float" office:value="36550" table:style-name="ce5">
            <text:p>36,550<text:s/></text:p>
          </table:table-cell>
          <table:table-cell office:value-type="float" office:value="23525" table:style-name="ce5">
            <text:p>23,525<text:s/></text:p>
          </table:table-cell>
          <table:table-cell office:value-type="float" office:value="31351" table:style-name="ce5">
            <text:p>31,351<text:s/></text:p>
          </table:table-cell>
          <table:table-cell office:value-type="float" office:value="96843" table:style-name="ce5">
            <text:p>96,843<text:s/></text:p>
          </table:table-cell>
          <table:table-cell office:value-type="float" office:value="17940" table:style-name="ce5">
            <text:p>17,940<text:s/></text:p>
          </table:table-cell>
          <table:table-cell office:value-type="float" office:value="33434" table:style-name="ce5">
            <text:p>33,434<text:s/></text:p>
          </table:table-cell>
          <table:table-cell office:value-type="float" office:value="40745" table:style-name="ce5">
            <text:p>40,745<text:s/></text:p>
          </table:table-cell>
          <table:table-cell office:value-type="float" office:value="27217" table:style-name="ce5">
            <text:p>27,217<text:s/></text:p>
          </table:table-cell>
          <table:table-cell office:value-type="float" office:value="66879" table:style-name="ce5">
            <text:p>66,879<text:s/></text:p>
          </table:table-cell>
          <table:table-cell office:value-type="float" office:value="16516" table:style-name="ce5">
            <text:p>16,516<text:s/></text:p>
          </table:table-cell>
          <table:table-cell office:value-type="float" office:value="15799" table:style-name="ce5">
            <text:p>15,799<text:s/></text:p>
          </table:table-cell>
          <table:table-cell office:value-type="float" office:value="10829" table:style-name="ce5">
            <text:p>10,829<text:s/></text:p>
          </table:table-cell>
          <table:table-cell office:value-type="float" office:value="20030" table:style-name="ce5">
            <text:p>20,030<text:s/></text:p>
          </table:table-cell>
          <table:table-cell office:value-type="float" office:value="9359" table:style-name="ce5">
            <text:p>9,359<text:s/></text:p>
          </table:table-cell>
          <table:table-cell office:value-type="float" office:value="37696" table:style-name="ce5">
            <text:p>37,696<text:s/></text:p>
          </table:table-cell>
          <table:table-cell office:value-type="float" office:value="15455" table:style-name="ce5">
            <text:p>15,455<text:s/></text:p>
          </table:table-cell>
          <table:table-cell office:value-type="float" office:value="9424" table:style-name="ce5">
            <text:p>9,424<text:s/></text:p>
          </table:table-cell>
          <table:table-cell office:value-type="float" office:value="11663" table:style-name="ce5">
            <text:p>11,663<text:s/></text:p>
          </table:table-cell>
          <table:table-cell office:value-type="float" office:value="23674" table:style-name="ce5">
            <text:p>23,674<text:s/></text:p>
          </table:table-cell>
          <table:table-cell office:value-type="float" office:value="16634" table:style-name="ce5">
            <text:p>16,634<text:s/></text:p>
          </table:table-cell>
          <table:table-cell office:value-type="float" office:value="19185" table:style-name="ce5">
            <text:p>19,185<text:s/></text:p>
          </table:table-cell>
          <table:table-cell office:value-type="float" office:value="20495" table:style-name="ce5">
            <text:p>20,495<text:s/></text:p>
          </table:table-cell>
          <table:table-cell office:value-type="float" office:value="10176" table:style-name="ce5">
            <text:p>10,176<text:s/></text:p>
          </table:table-cell>
          <table:table-cell office:value-type="float" office:value="10220" table:style-name="ce5">
            <text:p>10,220<text:s/></text:p>
          </table:table-cell>
          <table:table-cell office:value-type="float" office:value="4208" table:style-name="ce5">
            <text:p>4,208<text:s/></text:p>
          </table:table-cell>
          <table:table-cell office:value-type="float" office:value="2583" table:style-name="ce5">
            <text:p>2,583<text:s/></text:p>
          </table:table-cell>
          <table:table-cell office:value-type="float" office:value="7373" table:style-name="ce5">
            <text:p>7,373<text:s/></text:p>
          </table:table-cell>
          <table:table-cell office:value-type="float" office:value="8372" table:style-name="ce5">
            <text:p>8,372<text:s/></text:p>
          </table:table-cell>
          <table:table-cell office:value-type="float" office:value="10606" table:style-name="ce5">
            <text:p>10,606<text:s/></text:p>
          </table:table-cell>
          <table:table-cell office:value-type="float" office:value="11115" table:style-name="ce5">
            <text:p>11,115<text:s/></text:p>
          </table:table-cell>
          <table:table-cell office:value-type="float" office:value="14922" table:style-name="ce5">
            <text:p>14,922<text:s/></text:p>
          </table:table-cell>
          <table:table-cell office:value-type="float" office:value="22078" table:style-name="ce5">
            <text:p>22,078<text:s/></text:p>
          </table:table-cell>
          <table:table-cell office:value-type="float" office:value="25868" table:style-name="ce5">
            <text:p>25,868<text:s/></text:p>
          </table:table-cell>
          <table:table-cell office:value-type="float" office:value="11604" table:style-name="ce5">
            <text:p>11,604<text:s/></text:p>
          </table:table-cell>
          <table:table-cell office:value-type="float" office:value="10944" table:style-name="ce5">
            <text:p>10,944<text:s/></text:p>
          </table:table-cell>
          <table:table-cell office:value-type="float" office:value="11972" table:style-name="ce5">
            <text:p>11,972<text:s/></text:p>
          </table:table-cell>
          <table:table-cell office:value-type="float" office:value="10727" table:style-name="ce5">
            <text:p>10,727<text:s/></text:p>
          </table:table-cell>
          <table:table-cell office:value-type="float" office:value="11544" table:style-name="ce5">
            <text:p>11,544<text:s/></text:p>
          </table:table-cell>
          <table:table-cell office:value-type="float" office:value="8402" table:style-name="ce5">
            <text:p>8,402<text:s/></text:p>
          </table:table-cell>
          <table:table-cell office:value-type="float" office:value="8037" table:style-name="ce5">
            <text:p>8,037<text:s/></text:p>
          </table:table-cell>
          <table:table-cell table:number-columns-repeated="16275"/>
        </table:table-row>
        <table:table-row table:style-name="ro2">
          <table:table-cell office:value-type="date" office:date-value="2018-11-18T00:00:00" table:style-name="ce4">
            <text:p>2018/11/18</text:p>
          </table:table-cell>
          <table:table-cell office:value-type="float" office:value="4938" table:style-name="ce5">
            <text:p>4,938<text:s/></text:p>
          </table:table-cell>
          <table:table-cell office:value-type="float" office:value="9255" table:style-name="ce5">
            <text:p>9,255<text:s/></text:p>
          </table:table-cell>
          <table:table-cell office:value-type="float" office:value="21725" table:style-name="ce5">
            <text:p>21,725<text:s/></text:p>
          </table:table-cell>
          <table:table-cell office:value-type="float" office:value="58551" table:style-name="ce5">
            <text:p>58,551<text:s/></text:p>
          </table:table-cell>
          <table:table-cell office:value-type="float" office:value="14953" table:style-name="ce5">
            <text:p>14,953<text:s/></text:p>
          </table:table-cell>
          <table:table-cell office:value-type="float" office:value="11944" table:style-name="ce5">
            <text:p>11,944<text:s/></text:p>
          </table:table-cell>
          <table:table-cell office:value-type="float" office:value="8258" table:style-name="ce5">
            <text:p>8,258<text:s/></text:p>
          </table:table-cell>
          <table:table-cell office:value-type="float" office:value="3593" table:style-name="ce5">
            <text:p>3,593<text:s/></text:p>
          </table:table-cell>
          <table:table-cell office:value-type="float" office:value="2530" table:style-name="ce5">
            <text:p>2,530<text:s/></text:p>
          </table:table-cell>
          <table:table-cell office:value-type="float" office:value="11116" table:style-name="ce5">
            <text:p>11,116<text:s/></text:p>
          </table:table-cell>
          <table:table-cell office:value-type="float" office:value="1773" table:style-name="ce5">
            <text:p>1,773<text:s/></text:p>
          </table:table-cell>
          <table:table-cell office:value-type="float" office:value="3342" table:style-name="ce5">
            <text:p>3,342<text:s/></text:p>
          </table:table-cell>
          <table:table-cell office:value-type="float" office:value="12481" table:style-name="ce5">
            <text:p>12,481<text:s/></text:p>
          </table:table-cell>
          <table:table-cell office:value-type="float" office:value="7175" table:style-name="ce5">
            <text:p>7,175<text:s/></text:p>
          </table:table-cell>
          <table:table-cell office:value-type="float" office:value="12350" table:style-name="ce5">
            <text:p>12,350<text:s/></text:p>
          </table:table-cell>
          <table:table-cell office:value-type="float" office:value="6045" table:style-name="ce5">
            <text:p>6,045<text:s/></text:p>
          </table:table-cell>
          <table:table-cell office:value-type="float" office:value="7045" table:style-name="ce5">
            <text:p>7,045<text:s/></text:p>
          </table:table-cell>
          <table:table-cell office:value-type="float" office:value="4181" table:style-name="ce5">
            <text:p>4,181<text:s/></text:p>
          </table:table-cell>
          <table:table-cell office:value-type="float" office:value="7636" table:style-name="ce5">
            <text:p>7,636<text:s/></text:p>
          </table:table-cell>
          <table:table-cell office:value-type="float" office:value="4052" table:style-name="ce5">
            <text:p>4,052<text:s/></text:p>
          </table:table-cell>
          <table:table-cell office:value-type="float" office:value="5774" table:style-name="ce5">
            <text:p>5,774<text:s/></text:p>
          </table:table-cell>
          <table:table-cell office:value-type="float" office:value="6676" table:style-name="ce5">
            <text:p>6,676<text:s/></text:p>
          </table:table-cell>
          <table:table-cell office:value-type="float" office:value="2440" table:style-name="ce5">
            <text:p>2,440<text:s/></text:p>
          </table:table-cell>
          <table:table-cell office:value-type="float" office:value="36707" table:style-name="ce5">
            <text:p>36,707<text:s/></text:p>
          </table:table-cell>
          <table:table-cell office:value-type="float" office:value="2292" table:style-name="ce5">
            <text:p>2,292<text:s/></text:p>
          </table:table-cell>
          <table:table-cell office:value-type="float" office:value="12039" table:style-name="ce5">
            <text:p>12,039<text:s/></text:p>
          </table:table-cell>
          <table:table-cell office:value-type="float" office:value="10041" table:style-name="ce5">
            <text:p>10,041<text:s/></text:p>
          </table:table-cell>
          <table:table-cell office:value-type="float" office:value="13353" table:style-name="ce5">
            <text:p>13,353<text:s/></text:p>
          </table:table-cell>
          <table:table-cell office:value-type="float" office:value="16056" table:style-name="ce5">
            <text:p>16,056<text:s/></text:p>
          </table:table-cell>
          <table:table-cell office:value-type="float" office:value="16089" table:style-name="ce5">
            <text:p>16,089<text:s/></text:p>
          </table:table-cell>
          <table:table-cell office:value-type="float" office:value="8575" table:style-name="ce5">
            <text:p>8,575<text:s/></text:p>
          </table:table-cell>
          <table:table-cell office:value-type="float" office:value="32075" table:style-name="ce5">
            <text:p>32,075<text:s/></text:p>
          </table:table-cell>
          <table:table-cell office:value-type="float" office:value="18762" table:style-name="ce5">
            <text:p>18,762<text:s/></text:p>
          </table:table-cell>
          <table:table-cell office:value-type="float" office:value="24113" table:style-name="ce5">
            <text:p>24,113<text:s/></text:p>
          </table:table-cell>
          <table:table-cell office:value-type="float" office:value="27807" table:style-name="ce5">
            <text:p>27,807<text:s/></text:p>
          </table:table-cell>
          <table:table-cell office:value-type="float" office:value="4749" table:style-name="ce5">
            <text:p>4,749<text:s/></text:p>
          </table:table-cell>
          <table:table-cell office:value-type="float" office:value="31517" table:style-name="ce5">
            <text:p>31,517<text:s/></text:p>
          </table:table-cell>
          <table:table-cell office:value-type="float" office:value="22026" table:style-name="ce5">
            <text:p>22,026<text:s/></text:p>
          </table:table-cell>
          <table:table-cell office:value-type="float" office:value="19650" table:style-name="ce5">
            <text:p>19,650<text:s/></text:p>
          </table:table-cell>
          <table:table-cell office:value-type="float" office:value="18035" table:style-name="ce5">
            <text:p>18,035<text:s/></text:p>
          </table:table-cell>
          <table:table-cell office:value-type="float" office:value="17320" table:style-name="ce5">
            <text:p>17,320<text:s/></text:p>
          </table:table-cell>
          <table:table-cell office:value-type="float" office:value="190224" table:style-name="ce5">
            <text:p>190,224<text:s/></text:p>
          </table:table-cell>
          <table:table-cell office:value-type="float" office:value="41068" table:style-name="ce5">
            <text:p>41,068<text:s/></text:p>
          </table:table-cell>
          <table:table-cell office:value-type="float" office:value="15817" table:style-name="ce5">
            <text:p>15,817<text:s/></text:p>
          </table:table-cell>
          <table:table-cell office:value-type="float" office:value="18369" table:style-name="ce5">
            <text:p>18,369<text:s/></text:p>
          </table:table-cell>
          <table:table-cell office:value-type="float" office:value="30927" table:style-name="ce5">
            <text:p>30,927<text:s/></text:p>
          </table:table-cell>
          <table:table-cell office:value-type="float" office:value="34724" table:style-name="ce5">
            <text:p>34,724<text:s/></text:p>
          </table:table-cell>
          <table:table-cell office:value-type="float" office:value="27371" table:style-name="ce5">
            <text:p>27,371<text:s/></text:p>
          </table:table-cell>
          <table:table-cell office:value-type="float" office:value="22813" table:style-name="ce5">
            <text:p>22,813<text:s/></text:p>
          </table:table-cell>
          <table:table-cell office:value-type="float" office:value="8647" table:style-name="ce5">
            <text:p>8,647<text:s/></text:p>
          </table:table-cell>
          <table:table-cell office:value-type="float" office:value="25611" table:style-name="ce5">
            <text:p>25,611<text:s/></text:p>
          </table:table-cell>
          <table:table-cell office:value-type="float" office:value="6071" table:style-name="ce5">
            <text:p>6,071<text:s/></text:p>
          </table:table-cell>
          <table:table-cell office:value-type="float" office:value="5760" table:style-name="ce5">
            <text:p>5,760<text:s/></text:p>
          </table:table-cell>
          <table:table-cell office:value-type="float" office:value="16831" table:style-name="ce5">
            <text:p>16,831<text:s/></text:p>
          </table:table-cell>
          <table:table-cell office:value-type="float" office:value="7560" table:style-name="ce5">
            <text:p>7,560<text:s/></text:p>
          </table:table-cell>
          <table:table-cell office:value-type="float" office:value="3230" table:style-name="ce5">
            <text:p>3,230<text:s/></text:p>
          </table:table-cell>
          <table:table-cell office:value-type="float" office:value="4651" table:style-name="ce5">
            <text:p>4,651<text:s/></text:p>
          </table:table-cell>
          <table:table-cell office:value-type="float" office:value="9270" table:style-name="ce5">
            <text:p>9,270<text:s/></text:p>
          </table:table-cell>
          <table:table-cell office:value-type="float" office:value="8344" table:style-name="ce5">
            <text:p>8,344<text:s/></text:p>
          </table:table-cell>
          <table:table-cell office:value-type="float" office:value="5991" table:style-name="ce5">
            <text:p>5,991<text:s/></text:p>
          </table:table-cell>
          <table:table-cell office:value-type="float" office:value="49346" table:style-name="ce5">
            <text:p>49,346<text:s/></text:p>
          </table:table-cell>
          <table:table-cell office:value-type="float" office:value="7171" table:style-name="ce5">
            <text:p>7,171<text:s/></text:p>
          </table:table-cell>
          <table:table-cell office:value-type="float" office:value="12185" table:style-name="ce5">
            <text:p>12,185<text:s/></text:p>
          </table:table-cell>
          <table:table-cell office:value-type="float" office:value="6028" table:style-name="ce5">
            <text:p>6,028<text:s/></text:p>
          </table:table-cell>
          <table:table-cell office:value-type="float" office:value="17946" table:style-name="ce5">
            <text:p>17,946<text:s/></text:p>
          </table:table-cell>
          <table:table-cell office:value-type="float" office:value="15245" table:style-name="ce5">
            <text:p>15,245<text:s/></text:p>
          </table:table-cell>
          <table:table-cell office:value-type="float" office:value="27044" table:style-name="ce5">
            <text:p>27,044<text:s/></text:p>
          </table:table-cell>
          <table:table-cell office:value-type="float" office:value="58385" table:style-name="ce5">
            <text:p>58,385<text:s/></text:p>
          </table:table-cell>
          <table:table-cell office:value-type="float" office:value="31884" table:style-name="ce5">
            <text:p>31,884<text:s/></text:p>
          </table:table-cell>
          <table:table-cell office:value-type="float" office:value="20956" table:style-name="ce5">
            <text:p>20,956<text:s/></text:p>
          </table:table-cell>
          <table:table-cell office:value-type="float" office:value="29060" table:style-name="ce5">
            <text:p>29,060<text:s/></text:p>
          </table:table-cell>
          <table:table-cell office:value-type="float" office:value="83392" table:style-name="ce5">
            <text:p>83,392<text:s/></text:p>
          </table:table-cell>
          <table:table-cell office:value-type="float" office:value="15229" table:style-name="ce5">
            <text:p>15,229<text:s/></text:p>
          </table:table-cell>
          <table:table-cell office:value-type="float" office:value="29062" table:style-name="ce5">
            <text:p>29,062<text:s/></text:p>
          </table:table-cell>
          <table:table-cell office:value-type="float" office:value="29538" table:style-name="ce5">
            <text:p>29,538<text:s/></text:p>
          </table:table-cell>
          <table:table-cell office:value-type="float" office:value="21952" table:style-name="ce5">
            <text:p>21,952<text:s/></text:p>
          </table:table-cell>
          <table:table-cell office:value-type="float" office:value="63316" table:style-name="ce5">
            <text:p>63,316<text:s/></text:p>
          </table:table-cell>
          <table:table-cell office:value-type="float" office:value="15539" table:style-name="ce5">
            <text:p>15,539<text:s/></text:p>
          </table:table-cell>
          <table:table-cell office:value-type="float" office:value="14452" table:style-name="ce5">
            <text:p>14,452<text:s/></text:p>
          </table:table-cell>
          <table:table-cell office:value-type="float" office:value="9827" table:style-name="ce5">
            <text:p>9,827<text:s/></text:p>
          </table:table-cell>
          <table:table-cell office:value-type="float" office:value="16695" table:style-name="ce5">
            <text:p>16,695<text:s/></text:p>
          </table:table-cell>
          <table:table-cell office:value-type="float" office:value="11414" table:style-name="ce5">
            <text:p>11,414<text:s/></text:p>
          </table:table-cell>
          <table:table-cell office:value-type="float" office:value="34266" table:style-name="ce5">
            <text:p>34,266<text:s/></text:p>
          </table:table-cell>
          <table:table-cell office:value-type="float" office:value="11693" table:style-name="ce5">
            <text:p>11,693<text:s/></text:p>
          </table:table-cell>
          <table:table-cell office:value-type="float" office:value="10930" table:style-name="ce5">
            <text:p>10,930<text:s/></text:p>
          </table:table-cell>
          <table:table-cell office:value-type="float" office:value="16775" table:style-name="ce5">
            <text:p>16,775<text:s/></text:p>
          </table:table-cell>
          <table:table-cell office:value-type="float" office:value="17554" table:style-name="ce5">
            <text:p>17,554<text:s/></text:p>
          </table:table-cell>
          <table:table-cell office:value-type="float" office:value="14134" table:style-name="ce5">
            <text:p>14,134<text:s/></text:p>
          </table:table-cell>
          <table:table-cell office:value-type="float" office:value="15856" table:style-name="ce5">
            <text:p>15,856<text:s/></text:p>
          </table:table-cell>
          <table:table-cell office:value-type="float" office:value="17871" table:style-name="ce5">
            <text:p>17,871<text:s/></text:p>
          </table:table-cell>
          <table:table-cell office:value-type="float" office:value="9252" table:style-name="ce5">
            <text:p>9,252<text:s/></text:p>
          </table:table-cell>
          <table:table-cell office:value-type="float" office:value="9318" table:style-name="ce5">
            <text:p>9,318<text:s/></text:p>
          </table:table-cell>
          <table:table-cell office:value-type="float" office:value="4234" table:style-name="ce5">
            <text:p>4,234<text:s/></text:p>
          </table:table-cell>
          <table:table-cell office:value-type="float" office:value="2460" table:style-name="ce5">
            <text:p>2,460<text:s/></text:p>
          </table:table-cell>
          <table:table-cell office:value-type="float" office:value="6029" table:style-name="ce5">
            <text:p>6,029<text:s/></text:p>
          </table:table-cell>
          <table:table-cell office:value-type="float" office:value="7378" table:style-name="ce5">
            <text:p>7,378<text:s/></text:p>
          </table:table-cell>
          <table:table-cell office:value-type="float" office:value="8768" table:style-name="ce5">
            <text:p>8,768<text:s/></text:p>
          </table:table-cell>
          <table:table-cell office:value-type="float" office:value="9676" table:style-name="ce5">
            <text:p>9,676<text:s/></text:p>
          </table:table-cell>
          <table:table-cell office:value-type="float" office:value="12816" table:style-name="ce5">
            <text:p>12,816<text:s/></text:p>
          </table:table-cell>
          <table:table-cell office:value-type="float" office:value="19572" table:style-name="ce5">
            <text:p>19,572<text:s/></text:p>
          </table:table-cell>
          <table:table-cell office:value-type="float" office:value="22924" table:style-name="ce5">
            <text:p>22,924<text:s/></text:p>
          </table:table-cell>
          <table:table-cell office:value-type="float" office:value="10403" table:style-name="ce5">
            <text:p>10,403<text:s/></text:p>
          </table:table-cell>
          <table:table-cell office:value-type="float" office:value="10378" table:style-name="ce5">
            <text:p>10,378<text:s/></text:p>
          </table:table-cell>
          <table:table-cell office:value-type="float" office:value="10712" table:style-name="ce5">
            <text:p>10,712<text:s/></text:p>
          </table:table-cell>
          <table:table-cell office:value-type="float" office:value="9497" table:style-name="ce5">
            <text:p>9,497<text:s/></text:p>
          </table:table-cell>
          <table:table-cell office:value-type="float" office:value="10375" table:style-name="ce5">
            <text:p>10,375<text:s/></text:p>
          </table:table-cell>
          <table:table-cell office:value-type="float" office:value="7843" table:style-name="ce5">
            <text:p>7,843<text:s/></text:p>
          </table:table-cell>
          <table:table-cell office:value-type="float" office:value="7469" table:style-name="ce5">
            <text:p>7,469<text:s/></text:p>
          </table:table-cell>
          <table:table-cell table:number-columns-repeated="16275"/>
        </table:table-row>
        <table:table-row table:style-name="ro2">
          <table:table-cell office:value-type="date" office:date-value="2018-11-19T00:00:00" table:style-name="ce4">
            <text:p>2018/11/19</text:p>
          </table:table-cell>
          <table:table-cell office:value-type="float" office:value="5876" table:style-name="ce5">
            <text:p>5,876<text:s/></text:p>
          </table:table-cell>
          <table:table-cell office:value-type="float" office:value="15580" table:style-name="ce5">
            <text:p>15,580<text:s/></text:p>
          </table:table-cell>
          <table:table-cell office:value-type="float" office:value="43531" table:style-name="ce5">
            <text:p>43,531<text:s/></text:p>
          </table:table-cell>
          <table:table-cell office:value-type="float" office:value="60369" table:style-name="ce5">
            <text:p>60,369<text:s/></text:p>
          </table:table-cell>
          <table:table-cell office:value-type="float" office:value="27771" table:style-name="ce5">
            <text:p>27,771<text:s/></text:p>
          </table:table-cell>
          <table:table-cell office:value-type="float" office:value="15690" table:style-name="ce5">
            <text:p>15,690<text:s/></text:p>
          </table:table-cell>
          <table:table-cell office:value-type="float" office:value="12357" table:style-name="ce5">
            <text:p>12,357<text:s/></text:p>
          </table:table-cell>
          <table:table-cell office:value-type="float" office:value="3957" table:style-name="ce5">
            <text:p>3,957<text:s/></text:p>
          </table:table-cell>
          <table:table-cell office:value-type="float" office:value="3087" table:style-name="ce5">
            <text:p>3,087<text:s/></text:p>
          </table:table-cell>
          <table:table-cell office:value-type="float" office:value="16633" table:style-name="ce5">
            <text:p>16,633<text:s/></text:p>
          </table:table-cell>
          <table:table-cell office:value-type="float" office:value="2100" table:style-name="ce5">
            <text:p>2,100<text:s/></text:p>
          </table:table-cell>
          <table:table-cell office:value-type="float" office:value="4980" table:style-name="ce5">
            <text:p>4,980<text:s/></text:p>
          </table:table-cell>
          <table:table-cell office:value-type="float" office:value="6006" table:style-name="ce5">
            <text:p>6,006<text:s/></text:p>
          </table:table-cell>
          <table:table-cell office:value-type="float" office:value="11131" table:style-name="ce5">
            <text:p>11,131<text:s/></text:p>
          </table:table-cell>
          <table:table-cell office:value-type="float" office:value="10638" table:style-name="ce5">
            <text:p>10,638<text:s/></text:p>
          </table:table-cell>
          <table:table-cell office:value-type="float" office:value="19734" table:style-name="ce5">
            <text:p>19,734<text:s/></text:p>
          </table:table-cell>
          <table:table-cell office:value-type="float" office:value="17745" table:style-name="ce5">
            <text:p>17,745<text:s/></text:p>
          </table:table-cell>
          <table:table-cell office:value-type="float" office:value="5763" table:style-name="ce5">
            <text:p>5,763<text:s/></text:p>
          </table:table-cell>
          <table:table-cell office:value-type="float" office:value="9137" table:style-name="ce5">
            <text:p>9,137<text:s/></text:p>
          </table:table-cell>
          <table:table-cell office:value-type="float" office:value="3054" table:style-name="ce5">
            <text:p>3,054<text:s/></text:p>
          </table:table-cell>
          <table:table-cell office:value-type="float" office:value="9148" table:style-name="ce5">
            <text:p>9,148<text:s/></text:p>
          </table:table-cell>
          <table:table-cell office:value-type="float" office:value="9006" table:style-name="ce5">
            <text:p>9,006<text:s/></text:p>
          </table:table-cell>
          <table:table-cell office:value-type="float" office:value="5419" table:style-name="ce5">
            <text:p>5,419<text:s/></text:p>
          </table:table-cell>
          <table:table-cell office:value-type="float" office:value="41857" table:style-name="ce5">
            <text:p>41,857<text:s/></text:p>
          </table:table-cell>
          <table:table-cell office:value-type="float" office:value="2593" table:style-name="ce5">
            <text:p>2,593<text:s/></text:p>
          </table:table-cell>
          <table:table-cell office:value-type="float" office:value="11002" table:style-name="ce5">
            <text:p>11,002<text:s/></text:p>
          </table:table-cell>
          <table:table-cell office:value-type="float" office:value="12342" table:style-name="ce5">
            <text:p>12,342<text:s/></text:p>
          </table:table-cell>
          <table:table-cell office:value-type="float" office:value="16980" table:style-name="ce5">
            <text:p>16,980<text:s/></text:p>
          </table:table-cell>
          <table:table-cell office:value-type="float" office:value="21846" table:style-name="ce5">
            <text:p>21,846<text:s/></text:p>
          </table:table-cell>
          <table:table-cell office:value-type="float" office:value="18328" table:style-name="ce5">
            <text:p>18,328<text:s/></text:p>
          </table:table-cell>
          <table:table-cell office:value-type="float" office:value="9643" table:style-name="ce5">
            <text:p>9,643<text:s/></text:p>
          </table:table-cell>
          <table:table-cell office:value-type="float" office:value="27890" table:style-name="ce5">
            <text:p>27,890<text:s/></text:p>
          </table:table-cell>
          <table:table-cell office:value-type="float" office:value="17670" table:style-name="ce5">
            <text:p>17,670<text:s/></text:p>
          </table:table-cell>
          <table:table-cell office:value-type="float" office:value="34716" table:style-name="ce5">
            <text:p>34,716<text:s/></text:p>
          </table:table-cell>
          <table:table-cell office:value-type="float" office:value="27718" table:style-name="ce5">
            <text:p>27,718<text:s/></text:p>
          </table:table-cell>
          <table:table-cell office:value-type="float" office:value="11556" table:style-name="ce5">
            <text:p>11,556<text:s/></text:p>
          </table:table-cell>
          <table:table-cell office:value-type="float" office:value="38680" table:style-name="ce5">
            <text:p>38,680<text:s/></text:p>
          </table:table-cell>
          <table:table-cell office:value-type="float" office:value="27778" table:style-name="ce5">
            <text:p>27,778<text:s/></text:p>
          </table:table-cell>
          <table:table-cell office:value-type="float" office:value="26281" table:style-name="ce5">
            <text:p>26,281<text:s/></text:p>
          </table:table-cell>
          <table:table-cell office:value-type="float" office:value="22180" table:style-name="ce5">
            <text:p>22,180<text:s/></text:p>
          </table:table-cell>
          <table:table-cell office:value-type="float" office:value="26751" table:style-name="ce5">
            <text:p>26,751<text:s/></text:p>
          </table:table-cell>
          <table:table-cell office:value-type="float" office:value="144024" table:style-name="ce5">
            <text:p>144,024<text:s/></text:p>
          </table:table-cell>
          <table:table-cell office:value-type="float" office:value="38972" table:style-name="ce5">
            <text:p>38,972<text:s/></text:p>
          </table:table-cell>
          <table:table-cell office:value-type="float" office:value="23951" table:style-name="ce5">
            <text:p>23,951<text:s/></text:p>
          </table:table-cell>
          <table:table-cell office:value-type="float" office:value="24038" table:style-name="ce5">
            <text:p>24,038<text:s/></text:p>
          </table:table-cell>
          <table:table-cell office:value-type="float" office:value="26776" table:style-name="ce5">
            <text:p>26,776<text:s/></text:p>
          </table:table-cell>
          <table:table-cell office:value-type="float" office:value="33192" table:style-name="ce5">
            <text:p>33,192<text:s/></text:p>
          </table:table-cell>
          <table:table-cell office:value-type="float" office:value="28816" table:style-name="ce5">
            <text:p>28,816<text:s/></text:p>
          </table:table-cell>
          <table:table-cell office:value-type="float" office:value="23804" table:style-name="ce5">
            <text:p>23,804<text:s/></text:p>
          </table:table-cell>
          <table:table-cell office:value-type="float" office:value="13255" table:style-name="ce5">
            <text:p>13,255<text:s/></text:p>
          </table:table-cell>
          <table:table-cell office:value-type="float" office:value="33345" table:style-name="ce5">
            <text:p>33,345<text:s/></text:p>
          </table:table-cell>
          <table:table-cell office:value-type="float" office:value="7197" table:style-name="ce5">
            <text:p>7,197<text:s/></text:p>
          </table:table-cell>
          <table:table-cell office:value-type="float" office:value="8497" table:style-name="ce5">
            <text:p>8,497<text:s/></text:p>
          </table:table-cell>
          <table:table-cell office:value-type="float" office:value="19237" table:style-name="ce5">
            <text:p>19,237<text:s/></text:p>
          </table:table-cell>
          <table:table-cell office:value-type="float" office:value="5585" table:style-name="ce5">
            <text:p>5,585<text:s/></text:p>
          </table:table-cell>
          <table:table-cell office:value-type="float" office:value="3662" table:style-name="ce5">
            <text:p>3,662<text:s/></text:p>
          </table:table-cell>
          <table:table-cell office:value-type="float" office:value="3603" table:style-name="ce5">
            <text:p>3,603<text:s/></text:p>
          </table:table-cell>
          <table:table-cell office:value-type="float" office:value="14155" table:style-name="ce5">
            <text:p>14,155<text:s/></text:p>
          </table:table-cell>
          <table:table-cell office:value-type="float" office:value="9913" table:style-name="ce5">
            <text:p>9,913<text:s/></text:p>
          </table:table-cell>
          <table:table-cell office:value-type="float" office:value="7191" table:style-name="ce5">
            <text:p>7,191<text:s/></text:p>
          </table:table-cell>
          <table:table-cell office:value-type="float" office:value="37685" table:style-name="ce5">
            <text:p>37,685<text:s/></text:p>
          </table:table-cell>
          <table:table-cell office:value-type="float" office:value="8390" table:style-name="ce5">
            <text:p>8,390<text:s/></text:p>
          </table:table-cell>
          <table:table-cell office:value-type="float" office:value="13581" table:style-name="ce5">
            <text:p>13,581<text:s/></text:p>
          </table:table-cell>
          <table:table-cell office:value-type="float" office:value="7502" table:style-name="ce5">
            <text:p>7,502<text:s/></text:p>
          </table:table-cell>
          <table:table-cell office:value-type="float" office:value="22915" table:style-name="ce5">
            <text:p>22,915<text:s/></text:p>
          </table:table-cell>
          <table:table-cell office:value-type="float" office:value="24212" table:style-name="ce5">
            <text:p>24,212<text:s/></text:p>
          </table:table-cell>
          <table:table-cell office:value-type="float" office:value="27815" table:style-name="ce5">
            <text:p>27,815<text:s/></text:p>
          </table:table-cell>
          <table:table-cell office:value-type="float" office:value="47591" table:style-name="ce5">
            <text:p>47,591<text:s/></text:p>
          </table:table-cell>
          <table:table-cell office:value-type="float" office:value="42152" table:style-name="ce5">
            <text:p>42,152<text:s/></text:p>
          </table:table-cell>
          <table:table-cell office:value-type="float" office:value="26926" table:style-name="ce5">
            <text:p>26,926<text:s/></text:p>
          </table:table-cell>
          <table:table-cell office:value-type="float" office:value="28853" table:style-name="ce5">
            <text:p>28,853<text:s/></text:p>
          </table:table-cell>
          <table:table-cell office:value-type="float" office:value="68474" table:style-name="ce5">
            <text:p>68,474<text:s/></text:p>
          </table:table-cell>
          <table:table-cell office:value-type="float" office:value="24421" table:style-name="ce5">
            <text:p>24,421<text:s/></text:p>
          </table:table-cell>
          <table:table-cell office:value-type="float" office:value="32527" table:style-name="ce5">
            <text:p>32,527<text:s/></text:p>
          </table:table-cell>
          <table:table-cell office:value-type="float" office:value="35900" table:style-name="ce5">
            <text:p>35,900<text:s/></text:p>
          </table:table-cell>
          <table:table-cell office:value-type="float" office:value="22412" table:style-name="ce5">
            <text:p>22,412<text:s/></text:p>
          </table:table-cell>
          <table:table-cell office:value-type="float" office:value="62913" table:style-name="ce5">
            <text:p>62,913<text:s/></text:p>
          </table:table-cell>
          <table:table-cell office:value-type="float" office:value="21149" table:style-name="ce5">
            <text:p>21,149<text:s/></text:p>
          </table:table-cell>
          <table:table-cell office:value-type="float" office:value="17280" table:style-name="ce5">
            <text:p>17,280<text:s/></text:p>
          </table:table-cell>
          <table:table-cell office:value-type="float" office:value="16128" table:style-name="ce5">
            <text:p>16,128<text:s/></text:p>
          </table:table-cell>
          <table:table-cell office:value-type="float" office:value="19517" table:style-name="ce5">
            <text:p>19,517<text:s/></text:p>
          </table:table-cell>
          <table:table-cell office:value-type="float" office:value="12593" table:style-name="ce5">
            <text:p>12,593<text:s/></text:p>
          </table:table-cell>
          <table:table-cell office:value-type="float" office:value="31951" table:style-name="ce5">
            <text:p>31,951<text:s/></text:p>
          </table:table-cell>
          <table:table-cell office:value-type="float" office:value="18803" table:style-name="ce5">
            <text:p>18,803<text:s/></text:p>
          </table:table-cell>
          <table:table-cell office:value-type="float" office:value="7289" table:style-name="ce5">
            <text:p>7,289<text:s/></text:p>
          </table:table-cell>
          <table:table-cell office:value-type="float" office:value="12351" table:style-name="ce5">
            <text:p>12,351<text:s/></text:p>
          </table:table-cell>
          <table:table-cell office:value-type="float" office:value="40856" table:style-name="ce5">
            <text:p>40,856<text:s/></text:p>
          </table:table-cell>
          <table:table-cell office:value-type="float" office:value="24525" table:style-name="ce5">
            <text:p>24,525<text:s/></text:p>
          </table:table-cell>
          <table:table-cell office:value-type="float" office:value="25750" table:style-name="ce5">
            <text:p>25,750<text:s/></text:p>
          </table:table-cell>
          <table:table-cell office:value-type="float" office:value="23895" table:style-name="ce5">
            <text:p>23,895<text:s/></text:p>
          </table:table-cell>
          <table:table-cell office:value-type="float" office:value="15059" table:style-name="ce5">
            <text:p>15,059<text:s/></text:p>
          </table:table-cell>
          <table:table-cell office:value-type="float" office:value="11804" table:style-name="ce5">
            <text:p>11,804<text:s/></text:p>
          </table:table-cell>
          <table:table-cell office:value-type="float" office:value="4653" table:style-name="ce5">
            <text:p>4,653<text:s/></text:p>
          </table:table-cell>
          <table:table-cell office:value-type="float" office:value="5027" table:style-name="ce5">
            <text:p>5,027<text:s/></text:p>
          </table:table-cell>
          <table:table-cell office:value-type="float" office:value="6410" table:style-name="ce5">
            <text:p>6,410<text:s/></text:p>
          </table:table-cell>
          <table:table-cell office:value-type="float" office:value="10570" table:style-name="ce5">
            <text:p>10,570<text:s/></text:p>
          </table:table-cell>
          <table:table-cell office:value-type="float" office:value="9899" table:style-name="ce5">
            <text:p>9,899<text:s/></text:p>
          </table:table-cell>
          <table:table-cell office:value-type="float" office:value="11846" table:style-name="ce5">
            <text:p>11,846<text:s/></text:p>
          </table:table-cell>
          <table:table-cell office:value-type="float" office:value="18621" table:style-name="ce5">
            <text:p>18,621<text:s/></text:p>
          </table:table-cell>
          <table:table-cell office:value-type="float" office:value="29949" table:style-name="ce5">
            <text:p>29,949<text:s/></text:p>
          </table:table-cell>
          <table:table-cell office:value-type="float" office:value="25240" table:style-name="ce5">
            <text:p>25,240<text:s/></text:p>
          </table:table-cell>
          <table:table-cell office:value-type="float" office:value="13507" table:style-name="ce5">
            <text:p>13,507<text:s/></text:p>
          </table:table-cell>
          <table:table-cell office:value-type="float" office:value="12837" table:style-name="ce5">
            <text:p>12,837<text:s/></text:p>
          </table:table-cell>
          <table:table-cell office:value-type="float" office:value="13075" table:style-name="ce5">
            <text:p>13,075<text:s/></text:p>
          </table:table-cell>
          <table:table-cell office:value-type="float" office:value="12767" table:style-name="ce5">
            <text:p>12,767<text:s/></text:p>
          </table:table-cell>
          <table:table-cell office:value-type="float" office:value="12314" table:style-name="ce5">
            <text:p>12,314<text:s/></text:p>
          </table:table-cell>
          <table:table-cell office:value-type="float" office:value="10487" table:style-name="ce5">
            <text:p>10,487<text:s/></text:p>
          </table:table-cell>
          <table:table-cell office:value-type="float" office:value="9229" table:style-name="ce5">
            <text:p>9,229<text:s/></text:p>
          </table:table-cell>
          <table:table-cell table:number-columns-repeated="16275"/>
        </table:table-row>
        <table:table-row table:style-name="ro2">
          <table:table-cell office:value-type="date" office:date-value="2018-11-20T00:00:00" table:style-name="ce4">
            <text:p>2018/11/20</text:p>
          </table:table-cell>
          <table:table-cell office:value-type="float" office:value="5492" table:style-name="ce5">
            <text:p>5,492<text:s/></text:p>
          </table:table-cell>
          <table:table-cell office:value-type="float" office:value="15610" table:style-name="ce5">
            <text:p>15,610<text:s/></text:p>
          </table:table-cell>
          <table:table-cell office:value-type="float" office:value="44244" table:style-name="ce5">
            <text:p>44,244<text:s/></text:p>
          </table:table-cell>
          <table:table-cell office:value-type="float" office:value="46742" table:style-name="ce5">
            <text:p>46,742<text:s/></text:p>
          </table:table-cell>
          <table:table-cell office:value-type="float" office:value="28190" table:style-name="ce5">
            <text:p>28,190<text:s/></text:p>
          </table:table-cell>
          <table:table-cell office:value-type="float" office:value="15802" table:style-name="ce5">
            <text:p>15,802<text:s/></text:p>
          </table:table-cell>
          <table:table-cell office:value-type="float" office:value="12055" table:style-name="ce5">
            <text:p>12,055<text:s/></text:p>
          </table:table-cell>
          <table:table-cell office:value-type="float" office:value="4063" table:style-name="ce5">
            <text:p>4,063<text:s/></text:p>
          </table:table-cell>
          <table:table-cell office:value-type="float" office:value="3163" table:style-name="ce5">
            <text:p>3,163<text:s/></text:p>
          </table:table-cell>
          <table:table-cell office:value-type="float" office:value="15955" table:style-name="ce5">
            <text:p>15,955<text:s/></text:p>
          </table:table-cell>
          <table:table-cell office:value-type="float" office:value="2226" table:style-name="ce5">
            <text:p>2,226<text:s/></text:p>
          </table:table-cell>
          <table:table-cell office:value-type="float" office:value="5017" table:style-name="ce5">
            <text:p>5,017<text:s/></text:p>
          </table:table-cell>
          <table:table-cell office:value-type="float" office:value="7893" table:style-name="ce5">
            <text:p>7,893<text:s/></text:p>
          </table:table-cell>
          <table:table-cell office:value-type="float" office:value="11096" table:style-name="ce5">
            <text:p>11,096<text:s/></text:p>
          </table:table-cell>
          <table:table-cell office:value-type="float" office:value="10860" table:style-name="ce5">
            <text:p>10,860<text:s/></text:p>
          </table:table-cell>
          <table:table-cell office:value-type="float" office:value="19832" table:style-name="ce5">
            <text:p>19,832<text:s/></text:p>
          </table:table-cell>
          <table:table-cell office:value-type="float" office:value="17743" table:style-name="ce5">
            <text:p>17,743<text:s/></text:p>
          </table:table-cell>
          <table:table-cell office:value-type="float" office:value="5856" table:style-name="ce5">
            <text:p>5,856<text:s/></text:p>
          </table:table-cell>
          <table:table-cell office:value-type="float" office:value="8966" table:style-name="ce5">
            <text:p>8,966<text:s/></text:p>
          </table:table-cell>
          <table:table-cell office:value-type="float" office:value="3197" table:style-name="ce5">
            <text:p>3,197<text:s/></text:p>
          </table:table-cell>
          <table:table-cell office:value-type="float" office:value="8949" table:style-name="ce5">
            <text:p>8,949<text:s/></text:p>
          </table:table-cell>
          <table:table-cell office:value-type="float" office:value="8926" table:style-name="ce5">
            <text:p>8,926<text:s/></text:p>
          </table:table-cell>
          <table:table-cell office:value-type="float" office:value="5231" table:style-name="ce5">
            <text:p>5,231<text:s/></text:p>
          </table:table-cell>
          <table:table-cell office:value-type="float" office:value="28838" table:style-name="ce5">
            <text:p>28,838<text:s/></text:p>
          </table:table-cell>
          <table:table-cell office:value-type="float" office:value="2471" table:style-name="ce5">
            <text:p>2,471<text:s/></text:p>
          </table:table-cell>
          <table:table-cell office:value-type="float" office:value="11668" table:style-name="ce5">
            <text:p>11,668<text:s/></text:p>
          </table:table-cell>
          <table:table-cell office:value-type="float" office:value="12453" table:style-name="ce5">
            <text:p>12,453<text:s/></text:p>
          </table:table-cell>
          <table:table-cell office:value-type="float" office:value="17183" table:style-name="ce5">
            <text:p>17,183<text:s/></text:p>
          </table:table-cell>
          <table:table-cell office:value-type="float" office:value="22246" table:style-name="ce5">
            <text:p>22,246<text:s/></text:p>
          </table:table-cell>
          <table:table-cell office:value-type="float" office:value="18571" table:style-name="ce5">
            <text:p>18,571<text:s/></text:p>
          </table:table-cell>
          <table:table-cell office:value-type="float" office:value="9645" table:style-name="ce5">
            <text:p>9,645<text:s/></text:p>
          </table:table-cell>
          <table:table-cell office:value-type="float" office:value="27861" table:style-name="ce5">
            <text:p>27,861<text:s/></text:p>
          </table:table-cell>
          <table:table-cell office:value-type="float" office:value="18582" table:style-name="ce5">
            <text:p>18,582<text:s/></text:p>
          </table:table-cell>
          <table:table-cell office:value-type="float" office:value="34773" table:style-name="ce5">
            <text:p>34,773<text:s/></text:p>
          </table:table-cell>
          <table:table-cell office:value-type="float" office:value="30818" table:style-name="ce5">
            <text:p>30,818<text:s/></text:p>
          </table:table-cell>
          <table:table-cell office:value-type="float" office:value="12093" table:style-name="ce5">
            <text:p>12,093<text:s/></text:p>
          </table:table-cell>
          <table:table-cell office:value-type="float" office:value="38424" table:style-name="ce5">
            <text:p>38,424<text:s/></text:p>
          </table:table-cell>
          <table:table-cell office:value-type="float" office:value="28113" table:style-name="ce5">
            <text:p>28,113<text:s/></text:p>
          </table:table-cell>
          <table:table-cell office:value-type="float" office:value="26321" table:style-name="ce5">
            <text:p>26,321<text:s/></text:p>
          </table:table-cell>
          <table:table-cell office:value-type="float" office:value="22116" table:style-name="ce5">
            <text:p>22,116<text:s/></text:p>
          </table:table-cell>
          <table:table-cell office:value-type="float" office:value="27798" table:style-name="ce5">
            <text:p>27,798<text:s/></text:p>
          </table:table-cell>
          <table:table-cell office:value-type="float" office:value="135468" table:style-name="ce5">
            <text:p>135,468<text:s/></text:p>
          </table:table-cell>
          <table:table-cell office:value-type="float" office:value="39652" table:style-name="ce5">
            <text:p>39,652<text:s/></text:p>
          </table:table-cell>
          <table:table-cell office:value-type="float" office:value="24231" table:style-name="ce5">
            <text:p>24,231<text:s/></text:p>
          </table:table-cell>
          <table:table-cell office:value-type="float" office:value="24286" table:style-name="ce5">
            <text:p>24,286<text:s/></text:p>
          </table:table-cell>
          <table:table-cell office:value-type="float" office:value="28869" table:style-name="ce5">
            <text:p>28,869<text:s/></text:p>
          </table:table-cell>
          <table:table-cell office:value-type="float" office:value="34617" table:style-name="ce5">
            <text:p>34,617<text:s/></text:p>
          </table:table-cell>
          <table:table-cell office:value-type="float" office:value="29733" table:style-name="ce5">
            <text:p>29,733<text:s/></text:p>
          </table:table-cell>
          <table:table-cell office:value-type="float" office:value="24132" table:style-name="ce5">
            <text:p>24,132<text:s/></text:p>
          </table:table-cell>
          <table:table-cell office:value-type="float" office:value="13757" table:style-name="ce5">
            <text:p>13,757<text:s/></text:p>
          </table:table-cell>
          <table:table-cell office:value-type="float" office:value="33901" table:style-name="ce5">
            <text:p>33,901<text:s/></text:p>
          </table:table-cell>
          <table:table-cell office:value-type="float" office:value="7453" table:style-name="ce5">
            <text:p>7,453<text:s/></text:p>
          </table:table-cell>
          <table:table-cell office:value-type="float" office:value="8933" table:style-name="ce5">
            <text:p>8,933<text:s/></text:p>
          </table:table-cell>
          <table:table-cell office:value-type="float" office:value="20173" table:style-name="ce5">
            <text:p>20,173<text:s/></text:p>
          </table:table-cell>
          <table:table-cell office:value-type="float" office:value="6341" table:style-name="ce5">
            <text:p>6,341<text:s/></text:p>
          </table:table-cell>
          <table:table-cell office:value-type="float" office:value="3891" table:style-name="ce5">
            <text:p>3,891<text:s/></text:p>
          </table:table-cell>
          <table:table-cell office:value-type="float" office:value="3782" table:style-name="ce5">
            <text:p>3,782<text:s/></text:p>
          </table:table-cell>
          <table:table-cell office:value-type="float" office:value="14103" table:style-name="ce5">
            <text:p>14,103<text:s/></text:p>
          </table:table-cell>
          <table:table-cell office:value-type="float" office:value="10104" table:style-name="ce5">
            <text:p>10,104<text:s/></text:p>
          </table:table-cell>
          <table:table-cell office:value-type="float" office:value="7567" table:style-name="ce5">
            <text:p>7,567<text:s/></text:p>
          </table:table-cell>
          <table:table-cell office:value-type="float" office:value="37697" table:style-name="ce5">
            <text:p>37,697<text:s/></text:p>
          </table:table-cell>
          <table:table-cell office:value-type="float" office:value="8406" table:style-name="ce5">
            <text:p>8,406<text:s/></text:p>
          </table:table-cell>
          <table:table-cell office:value-type="float" office:value="13746" table:style-name="ce5">
            <text:p>13,746<text:s/></text:p>
          </table:table-cell>
          <table:table-cell office:value-type="float" office:value="7344" table:style-name="ce5">
            <text:p>7,344<text:s/></text:p>
          </table:table-cell>
          <table:table-cell office:value-type="float" office:value="23014" table:style-name="ce5">
            <text:p>23,014<text:s/></text:p>
          </table:table-cell>
          <table:table-cell office:value-type="float" office:value="24697" table:style-name="ce5">
            <text:p>24,697<text:s/></text:p>
          </table:table-cell>
          <table:table-cell office:value-type="float" office:value="28579" table:style-name="ce5">
            <text:p>28,579<text:s/></text:p>
          </table:table-cell>
          <table:table-cell office:value-type="float" office:value="46083" table:style-name="ce5">
            <text:p>46,083<text:s/></text:p>
          </table:table-cell>
          <table:table-cell office:value-type="float" office:value="42540" table:style-name="ce5">
            <text:p>42,540<text:s/></text:p>
          </table:table-cell>
          <table:table-cell office:value-type="float" office:value="27249" table:style-name="ce5">
            <text:p>27,249<text:s/></text:p>
          </table:table-cell>
          <table:table-cell office:value-type="float" office:value="29842" table:style-name="ce5">
            <text:p>29,842<text:s/></text:p>
          </table:table-cell>
          <table:table-cell office:value-type="float" office:value="68772" table:style-name="ce5">
            <text:p>68,772<text:s/></text:p>
          </table:table-cell>
          <table:table-cell office:value-type="float" office:value="25213" table:style-name="ce5">
            <text:p>25,213<text:s/></text:p>
          </table:table-cell>
          <table:table-cell office:value-type="float" office:value="32014" table:style-name="ce5">
            <text:p>32,014<text:s/></text:p>
          </table:table-cell>
          <table:table-cell office:value-type="float" office:value="36046" table:style-name="ce5">
            <text:p>36,046<text:s/></text:p>
          </table:table-cell>
          <table:table-cell office:value-type="float" office:value="23131" table:style-name="ce5">
            <text:p>23,131<text:s/></text:p>
          </table:table-cell>
          <table:table-cell office:value-type="float" office:value="61826" table:style-name="ce5">
            <text:p>61,826<text:s/></text:p>
          </table:table-cell>
          <table:table-cell office:value-type="float" office:value="21483" table:style-name="ce5">
            <text:p>21,483<text:s/></text:p>
          </table:table-cell>
          <table:table-cell office:value-type="float" office:value="16696" table:style-name="ce5">
            <text:p>16,696<text:s/></text:p>
          </table:table-cell>
          <table:table-cell office:value-type="float" office:value="15736" table:style-name="ce5">
            <text:p>15,736<text:s/></text:p>
          </table:table-cell>
          <table:table-cell office:value-type="float" office:value="17067" table:style-name="ce5">
            <text:p>17,067<text:s/></text:p>
          </table:table-cell>
          <table:table-cell office:value-type="float" office:value="13285" table:style-name="ce5">
            <text:p>13,285<text:s/></text:p>
          </table:table-cell>
          <table:table-cell office:value-type="float" office:value="28618" table:style-name="ce5">
            <text:p>28,618<text:s/></text:p>
          </table:table-cell>
          <table:table-cell office:value-type="float" office:value="19460" table:style-name="ce5">
            <text:p>19,460<text:s/></text:p>
          </table:table-cell>
          <table:table-cell office:value-type="float" office:value="8009" table:style-name="ce5">
            <text:p>8,009<text:s/></text:p>
          </table:table-cell>
          <table:table-cell office:value-type="float" office:value="12402" table:style-name="ce5">
            <text:p>12,402<text:s/></text:p>
          </table:table-cell>
          <table:table-cell office:value-type="float" office:value="41433" table:style-name="ce5">
            <text:p>41,433<text:s/></text:p>
          </table:table-cell>
          <table:table-cell office:value-type="float" office:value="27011" table:style-name="ce5">
            <text:p>27,011<text:s/></text:p>
          </table:table-cell>
          <table:table-cell office:value-type="float" office:value="26098" table:style-name="ce5">
            <text:p>26,098<text:s/></text:p>
          </table:table-cell>
          <table:table-cell office:value-type="float" office:value="24919" table:style-name="ce5">
            <text:p>24,919<text:s/></text:p>
          </table:table-cell>
          <table:table-cell office:value-type="float" office:value="14791" table:style-name="ce5">
            <text:p>14,791<text:s/></text:p>
          </table:table-cell>
          <table:table-cell office:value-type="float" office:value="12072" table:style-name="ce5">
            <text:p>12,072<text:s/></text:p>
          </table:table-cell>
          <table:table-cell office:value-type="float" office:value="4818" table:style-name="ce5">
            <text:p>4,818<text:s/></text:p>
          </table:table-cell>
          <table:table-cell office:value-type="float" office:value="5146" table:style-name="ce5">
            <text:p>5,146<text:s/></text:p>
          </table:table-cell>
          <table:table-cell office:value-type="float" office:value="6502" table:style-name="ce5">
            <text:p>6,502<text:s/></text:p>
          </table:table-cell>
          <table:table-cell office:value-type="float" office:value="10543" table:style-name="ce5">
            <text:p>10,543<text:s/></text:p>
          </table:table-cell>
          <table:table-cell office:value-type="float" office:value="9680" table:style-name="ce5">
            <text:p>9,680<text:s/></text:p>
          </table:table-cell>
          <table:table-cell office:value-type="float" office:value="12042" table:style-name="ce5">
            <text:p>12,042<text:s/></text:p>
          </table:table-cell>
          <table:table-cell office:value-type="float" office:value="18313" table:style-name="ce5">
            <text:p>18,313<text:s/></text:p>
          </table:table-cell>
          <table:table-cell office:value-type="float" office:value="29803" table:style-name="ce5">
            <text:p>29,803<text:s/></text:p>
          </table:table-cell>
          <table:table-cell office:value-type="float" office:value="26183" table:style-name="ce5">
            <text:p>26,183<text:s/></text:p>
          </table:table-cell>
          <table:table-cell office:value-type="float" office:value="13569" table:style-name="ce5">
            <text:p>13,569<text:s/></text:p>
          </table:table-cell>
          <table:table-cell office:value-type="float" office:value="13115" table:style-name="ce5">
            <text:p>13,115<text:s/></text:p>
          </table:table-cell>
          <table:table-cell office:value-type="float" office:value="12961" table:style-name="ce5">
            <text:p>12,961<text:s/></text:p>
          </table:table-cell>
          <table:table-cell office:value-type="float" office:value="12450" table:style-name="ce5">
            <text:p>12,450<text:s/></text:p>
          </table:table-cell>
          <table:table-cell office:value-type="float" office:value="12271" table:style-name="ce5">
            <text:p>12,271<text:s/></text:p>
          </table:table-cell>
          <table:table-cell office:value-type="float" office:value="10585" table:style-name="ce5">
            <text:p>10,585<text:s/></text:p>
          </table:table-cell>
          <table:table-cell office:value-type="float" office:value="9212" table:style-name="ce5">
            <text:p>9,212<text:s/></text:p>
          </table:table-cell>
          <table:table-cell table:number-columns-repeated="16275"/>
        </table:table-row>
        <table:table-row table:style-name="ro2">
          <table:table-cell office:value-type="date" office:date-value="2018-11-21T00:00:00" table:style-name="ce4">
            <text:p>2018/11/21</text:p>
          </table:table-cell>
          <table:table-cell office:value-type="float" office:value="5492" table:style-name="ce5">
            <text:p>5,492<text:s/></text:p>
          </table:table-cell>
          <table:table-cell office:value-type="float" office:value="15913" table:style-name="ce5">
            <text:p>15,913<text:s/></text:p>
          </table:table-cell>
          <table:table-cell office:value-type="float" office:value="44308" table:style-name="ce5">
            <text:p>44,308<text:s/></text:p>
          </table:table-cell>
          <table:table-cell office:value-type="float" office:value="45442" table:style-name="ce5">
            <text:p>45,442<text:s/></text:p>
          </table:table-cell>
          <table:table-cell office:value-type="float" office:value="28032" table:style-name="ce5">
            <text:p>28,032<text:s/></text:p>
          </table:table-cell>
          <table:table-cell office:value-type="float" office:value="15749" table:style-name="ce5">
            <text:p>15,749<text:s/></text:p>
          </table:table-cell>
          <table:table-cell office:value-type="float" office:value="12229" table:style-name="ce5">
            <text:p>12,229<text:s/></text:p>
          </table:table-cell>
          <table:table-cell office:value-type="float" office:value="4010" table:style-name="ce5">
            <text:p>4,010<text:s/></text:p>
          </table:table-cell>
          <table:table-cell office:value-type="float" office:value="3161" table:style-name="ce5">
            <text:p>3,161<text:s/></text:p>
          </table:table-cell>
          <table:table-cell office:value-type="float" office:value="16192" table:style-name="ce5">
            <text:p>16,192<text:s/></text:p>
          </table:table-cell>
          <table:table-cell office:value-type="float" office:value="2198" table:style-name="ce5">
            <text:p>2,198<text:s/></text:p>
          </table:table-cell>
          <table:table-cell office:value-type="float" office:value="5048" table:style-name="ce5">
            <text:p>5,048<text:s/></text:p>
          </table:table-cell>
          <table:table-cell office:value-type="float" office:value="7788" table:style-name="ce5">
            <text:p>7,788<text:s/></text:p>
          </table:table-cell>
          <table:table-cell office:value-type="float" office:value="11214" table:style-name="ce5">
            <text:p>11,214<text:s/></text:p>
          </table:table-cell>
          <table:table-cell office:value-type="float" office:value="10528" table:style-name="ce5">
            <text:p>10,528<text:s/></text:p>
          </table:table-cell>
          <table:table-cell office:value-type="float" office:value="19916" table:style-name="ce5">
            <text:p>19,916<text:s/></text:p>
          </table:table-cell>
          <table:table-cell office:value-type="float" office:value="17981" table:style-name="ce5">
            <text:p>17,981<text:s/></text:p>
          </table:table-cell>
          <table:table-cell office:value-type="float" office:value="5779" table:style-name="ce5">
            <text:p>5,779<text:s/></text:p>
          </table:table-cell>
          <table:table-cell office:value-type="float" office:value="9029" table:style-name="ce5">
            <text:p>9,029<text:s/></text:p>
          </table:table-cell>
          <table:table-cell office:value-type="float" office:value="3312" table:style-name="ce5">
            <text:p>3,312<text:s/></text:p>
          </table:table-cell>
          <table:table-cell office:value-type="float" office:value="9058" table:style-name="ce5">
            <text:p>9,058<text:s/></text:p>
          </table:table-cell>
          <table:table-cell office:value-type="float" office:value="8865" table:style-name="ce5">
            <text:p>8,865<text:s/></text:p>
          </table:table-cell>
          <table:table-cell office:value-type="float" office:value="5162" table:style-name="ce5">
            <text:p>5,162<text:s/></text:p>
          </table:table-cell>
          <table:table-cell office:value-type="float" office:value="29296" table:style-name="ce5">
            <text:p>29,296<text:s/></text:p>
          </table:table-cell>
          <table:table-cell office:value-type="float" office:value="2475" table:style-name="ce5">
            <text:p>2,475<text:s/></text:p>
          </table:table-cell>
          <table:table-cell office:value-type="float" office:value="11641" table:style-name="ce5">
            <text:p>11,641<text:s/></text:p>
          </table:table-cell>
          <table:table-cell office:value-type="float" office:value="12858" table:style-name="ce5">
            <text:p>12,858<text:s/></text:p>
          </table:table-cell>
          <table:table-cell office:value-type="float" office:value="17481" table:style-name="ce5">
            <text:p>17,481<text:s/></text:p>
          </table:table-cell>
          <table:table-cell office:value-type="float" office:value="22405" table:style-name="ce5">
            <text:p>22,405<text:s/></text:p>
          </table:table-cell>
          <table:table-cell office:value-type="float" office:value="18605" table:style-name="ce5">
            <text:p>18,605<text:s/></text:p>
          </table:table-cell>
          <table:table-cell office:value-type="float" office:value="10053" table:style-name="ce5">
            <text:p>10,053<text:s/></text:p>
          </table:table-cell>
          <table:table-cell office:value-type="float" office:value="28929" table:style-name="ce5">
            <text:p>28,929<text:s/></text:p>
          </table:table-cell>
          <table:table-cell office:value-type="float" office:value="18582" table:style-name="ce5">
            <text:p>18,582<text:s/></text:p>
          </table:table-cell>
          <table:table-cell office:value-type="float" office:value="35307" table:style-name="ce5">
            <text:p>35,307<text:s/></text:p>
          </table:table-cell>
          <table:table-cell office:value-type="float" office:value="30264" table:style-name="ce5">
            <text:p>30,264<text:s/></text:p>
          </table:table-cell>
          <table:table-cell office:value-type="float" office:value="12037" table:style-name="ce5">
            <text:p>12,037<text:s/></text:p>
          </table:table-cell>
          <table:table-cell office:value-type="float" office:value="38702" table:style-name="ce5">
            <text:p>38,702<text:s/></text:p>
          </table:table-cell>
          <table:table-cell office:value-type="float" office:value="28253" table:style-name="ce5">
            <text:p>28,253<text:s/></text:p>
          </table:table-cell>
          <table:table-cell office:value-type="float" office:value="26334" table:style-name="ce5">
            <text:p>26,334<text:s/></text:p>
          </table:table-cell>
          <table:table-cell office:value-type="float" office:value="22568" table:style-name="ce5">
            <text:p>22,568<text:s/></text:p>
          </table:table-cell>
          <table:table-cell office:value-type="float" office:value="27728" table:style-name="ce5">
            <text:p>27,728<text:s/></text:p>
          </table:table-cell>
          <table:table-cell office:value-type="float" office:value="141859" table:style-name="ce5">
            <text:p>141,859<text:s/></text:p>
          </table:table-cell>
          <table:table-cell office:value-type="float" office:value="40743" table:style-name="ce5">
            <text:p>40,743<text:s/></text:p>
          </table:table-cell>
          <table:table-cell office:value-type="float" office:value="24449" table:style-name="ce5">
            <text:p>24,449<text:s/></text:p>
          </table:table-cell>
          <table:table-cell office:value-type="float" office:value="24796" table:style-name="ce5">
            <text:p>24,796<text:s/></text:p>
          </table:table-cell>
          <table:table-cell office:value-type="float" office:value="32757" table:style-name="ce5">
            <text:p>32,757<text:s/></text:p>
          </table:table-cell>
          <table:table-cell office:value-type="float" office:value="35661" table:style-name="ce5">
            <text:p>35,661<text:s/></text:p>
          </table:table-cell>
          <table:table-cell office:value-type="float" office:value="30148" table:style-name="ce5">
            <text:p>30,148<text:s/></text:p>
          </table:table-cell>
          <table:table-cell office:value-type="float" office:value="25001" table:style-name="ce5">
            <text:p>25,001<text:s/></text:p>
          </table:table-cell>
          <table:table-cell office:value-type="float" office:value="14020" table:style-name="ce5">
            <text:p>14,020<text:s/></text:p>
          </table:table-cell>
          <table:table-cell office:value-type="float" office:value="35058" table:style-name="ce5">
            <text:p>35,058<text:s/></text:p>
          </table:table-cell>
          <table:table-cell office:value-type="float" office:value="7436" table:style-name="ce5">
            <text:p>7,436<text:s/></text:p>
          </table:table-cell>
          <table:table-cell office:value-type="float" office:value="8818" table:style-name="ce5">
            <text:p>8,818<text:s/></text:p>
          </table:table-cell>
          <table:table-cell office:value-type="float" office:value="20330" table:style-name="ce5">
            <text:p>20,330<text:s/></text:p>
          </table:table-cell>
          <table:table-cell office:value-type="float" office:value="5977" table:style-name="ce5">
            <text:p>5,977<text:s/></text:p>
          </table:table-cell>
          <table:table-cell office:value-type="float" office:value="3816" table:style-name="ce5">
            <text:p>3,816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14514" table:style-name="ce5">
            <text:p>14,514<text:s/></text:p>
          </table:table-cell>
          <table:table-cell office:value-type="float" office:value="10503" table:style-name="ce5">
            <text:p>10,503<text:s/></text:p>
          </table:table-cell>
          <table:table-cell office:value-type="float" office:value="7690" table:style-name="ce5">
            <text:p>7,690<text:s/></text:p>
          </table:table-cell>
          <table:table-cell office:value-type="float" office:value="38808" table:style-name="ce5">
            <text:p>38,808<text:s/></text:p>
          </table:table-cell>
          <table:table-cell office:value-type="float" office:value="8621" table:style-name="ce5">
            <text:p>8,621<text:s/></text:p>
          </table:table-cell>
          <table:table-cell office:value-type="float" office:value="13874" table:style-name="ce5">
            <text:p>13,874<text:s/></text:p>
          </table:table-cell>
          <table:table-cell office:value-type="float" office:value="7548" table:style-name="ce5">
            <text:p>7,548<text:s/></text:p>
          </table:table-cell>
          <table:table-cell office:value-type="float" office:value="22924" table:style-name="ce5">
            <text:p>22,924<text:s/></text:p>
          </table:table-cell>
          <table:table-cell office:value-type="float" office:value="24660" table:style-name="ce5">
            <text:p>24,660<text:s/></text:p>
          </table:table-cell>
          <table:table-cell office:value-type="float" office:value="28709" table:style-name="ce5">
            <text:p>28,709<text:s/></text:p>
          </table:table-cell>
          <table:table-cell office:value-type="float" office:value="47555" table:style-name="ce5">
            <text:p>47,555<text:s/></text:p>
          </table:table-cell>
          <table:table-cell office:value-type="float" office:value="42502" table:style-name="ce5">
            <text:p>42,502<text:s/></text:p>
          </table:table-cell>
          <table:table-cell office:value-type="float" office:value="27626" table:style-name="ce5">
            <text:p>27,626<text:s/></text:p>
          </table:table-cell>
          <table:table-cell office:value-type="float" office:value="29537" table:style-name="ce5">
            <text:p>29,537<text:s/></text:p>
          </table:table-cell>
          <table:table-cell office:value-type="float" office:value="68272" table:style-name="ce5">
            <text:p>68,272<text:s/></text:p>
          </table:table-cell>
          <table:table-cell office:value-type="float" office:value="25747" table:style-name="ce5">
            <text:p>25,747<text:s/></text:p>
          </table:table-cell>
          <table:table-cell office:value-type="float" office:value="32556" table:style-name="ce5">
            <text:p>32,556<text:s/></text:p>
          </table:table-cell>
          <table:table-cell office:value-type="float" office:value="37341" table:style-name="ce5">
            <text:p>37,341<text:s/></text:p>
          </table:table-cell>
          <table:table-cell office:value-type="float" office:value="23123" table:style-name="ce5">
            <text:p>23,123<text:s/></text:p>
          </table:table-cell>
          <table:table-cell office:value-type="float" office:value="63070" table:style-name="ce5">
            <text:p>63,070<text:s/></text:p>
          </table:table-cell>
          <table:table-cell office:value-type="float" office:value="21633" table:style-name="ce5">
            <text:p>21,633<text:s/></text:p>
          </table:table-cell>
          <table:table-cell office:value-type="float" office:value="17291" table:style-name="ce5">
            <text:p>17,291<text:s/></text:p>
          </table:table-cell>
          <table:table-cell office:value-type="float" office:value="15643" table:style-name="ce5">
            <text:p>15,643<text:s/></text:p>
          </table:table-cell>
          <table:table-cell office:value-type="float" office:value="17475" table:style-name="ce5">
            <text:p>17,475<text:s/></text:p>
          </table:table-cell>
          <table:table-cell office:value-type="float" office:value="13722" table:style-name="ce5">
            <text:p>13,722<text:s/></text:p>
          </table:table-cell>
          <table:table-cell office:value-type="float" office:value="28668" table:style-name="ce5">
            <text:p>28,668<text:s/></text:p>
          </table:table-cell>
          <table:table-cell office:value-type="float" office:value="20091" table:style-name="ce5">
            <text:p>20,091<text:s/></text:p>
          </table:table-cell>
          <table:table-cell office:value-type="float" office:value="8390" table:style-name="ce5">
            <text:p>8,390<text:s/></text:p>
          </table:table-cell>
          <table:table-cell office:value-type="float" office:value="12300" table:style-name="ce5">
            <text:p>12,300<text:s/></text:p>
          </table:table-cell>
          <table:table-cell office:value-type="float" office:value="41697" table:style-name="ce5">
            <text:p>41,697<text:s/></text:p>
          </table:table-cell>
          <table:table-cell office:value-type="float" office:value="27156" table:style-name="ce5">
            <text:p>27,156<text:s/></text:p>
          </table:table-cell>
          <table:table-cell office:value-type="float" office:value="26173" table:style-name="ce5">
            <text:p>26,173<text:s/></text:p>
          </table:table-cell>
          <table:table-cell office:value-type="float" office:value="25126" table:style-name="ce5">
            <text:p>25,126<text:s/></text:p>
          </table:table-cell>
          <table:table-cell office:value-type="float" office:value="15013" table:style-name="ce5">
            <text:p>15,013<text:s/></text:p>
          </table:table-cell>
          <table:table-cell office:value-type="float" office:value="12196" table:style-name="ce5">
            <text:p>12,196<text:s/></text:p>
          </table:table-cell>
          <table:table-cell office:value-type="float" office:value="4989" table:style-name="ce5">
            <text:p>4,989<text:s/></text:p>
          </table:table-cell>
          <table:table-cell office:value-type="float" office:value="5182" table:style-name="ce5">
            <text:p>5,182<text:s/></text:p>
          </table:table-cell>
          <table:table-cell office:value-type="float" office:value="6603" table:style-name="ce5">
            <text:p>6,603<text:s/></text:p>
          </table:table-cell>
          <table:table-cell office:value-type="float" office:value="10365" table:style-name="ce5">
            <text:p>10,365<text:s/></text:p>
          </table:table-cell>
          <table:table-cell office:value-type="float" office:value="9903" table:style-name="ce5">
            <text:p>9,903<text:s/></text:p>
          </table:table-cell>
          <table:table-cell office:value-type="float" office:value="12361" table:style-name="ce5">
            <text:p>12,361<text:s/></text:p>
          </table:table-cell>
          <table:table-cell office:value-type="float" office:value="18546" table:style-name="ce5">
            <text:p>18,546<text:s/></text:p>
          </table:table-cell>
          <table:table-cell office:value-type="float" office:value="30263" table:style-name="ce5">
            <text:p>30,263<text:s/></text:p>
          </table:table-cell>
          <table:table-cell office:value-type="float" office:value="26733" table:style-name="ce5">
            <text:p>26,733<text:s/></text:p>
          </table:table-cell>
          <table:table-cell office:value-type="float" office:value="13605" table:style-name="ce5">
            <text:p>13,605<text:s/></text:p>
          </table:table-cell>
          <table:table-cell office:value-type="float" office:value="13130" table:style-name="ce5">
            <text:p>13,130<text:s/></text:p>
          </table:table-cell>
          <table:table-cell office:value-type="float" office:value="13029" table:style-name="ce5">
            <text:p>13,029<text:s/></text:p>
          </table:table-cell>
          <table:table-cell office:value-type="float" office:value="12687" table:style-name="ce5">
            <text:p>12,687<text:s/></text:p>
          </table:table-cell>
          <table:table-cell office:value-type="float" office:value="12354" table:style-name="ce5">
            <text:p>12,354<text:s/></text:p>
          </table:table-cell>
          <table:table-cell office:value-type="float" office:value="10604" table:style-name="ce5">
            <text:p>10,604<text:s/></text:p>
          </table:table-cell>
          <table:table-cell office:value-type="float" office:value="9277" table:style-name="ce5">
            <text:p>9,277<text:s/></text:p>
          </table:table-cell>
          <table:table-cell table:number-columns-repeated="16275"/>
        </table:table-row>
        <table:table-row table:style-name="ro2">
          <table:table-cell office:value-type="date" office:date-value="2018-11-22T00:00:00" table:style-name="ce4">
            <text:p>2018/11/22</text:p>
          </table:table-cell>
          <table:table-cell office:value-type="float" office:value="5963" table:style-name="ce5">
            <text:p>5,963<text:s/></text:p>
          </table:table-cell>
          <table:table-cell office:value-type="float" office:value="16531" table:style-name="ce5">
            <text:p>16,531<text:s/></text:p>
          </table:table-cell>
          <table:table-cell office:value-type="float" office:value="46567" table:style-name="ce5">
            <text:p>46,567<text:s/></text:p>
          </table:table-cell>
          <table:table-cell office:value-type="float" office:value="47626" table:style-name="ce5">
            <text:p>47,626<text:s/></text:p>
          </table:table-cell>
          <table:table-cell office:value-type="float" office:value="28678" table:style-name="ce5">
            <text:p>28,678<text:s/></text:p>
          </table:table-cell>
          <table:table-cell office:value-type="float" office:value="16423" table:style-name="ce5">
            <text:p>16,423<text:s/></text:p>
          </table:table-cell>
          <table:table-cell office:value-type="float" office:value="12920" table:style-name="ce5">
            <text:p>12,920<text:s/></text:p>
          </table:table-cell>
          <table:table-cell office:value-type="float" office:value="4181" table:style-name="ce5">
            <text:p>4,181<text:s/></text:p>
          </table:table-cell>
          <table:table-cell office:value-type="float" office:value="3166" table:style-name="ce5">
            <text:p>3,166<text:s/></text:p>
          </table:table-cell>
          <table:table-cell office:value-type="float" office:value="16387" table:style-name="ce5">
            <text:p>16,387<text:s/></text:p>
          </table:table-cell>
          <table:table-cell office:value-type="float" office:value="2175" table:style-name="ce5">
            <text:p>2,175<text:s/></text:p>
          </table:table-cell>
          <table:table-cell office:value-type="float" office:value="5037" table:style-name="ce5">
            <text:p>5,037<text:s/></text:p>
          </table:table-cell>
          <table:table-cell office:value-type="float" office:value="6419" table:style-name="ce5">
            <text:p>6,419<text:s/></text:p>
          </table:table-cell>
          <table:table-cell office:value-type="float" office:value="11271" table:style-name="ce5">
            <text:p>11,271<text:s/></text:p>
          </table:table-cell>
          <table:table-cell office:value-type="float" office:value="11158" table:style-name="ce5">
            <text:p>11,158<text:s/></text:p>
          </table:table-cell>
          <table:table-cell office:value-type="float" office:value="20336" table:style-name="ce5">
            <text:p>20,336<text:s/></text:p>
          </table:table-cell>
          <table:table-cell office:value-type="float" office:value="18167" table:style-name="ce5">
            <text:p>18,167<text:s/></text:p>
          </table:table-cell>
          <table:table-cell office:value-type="float" office:value="5996" table:style-name="ce5">
            <text:p>5,996<text:s/></text:p>
          </table:table-cell>
          <table:table-cell office:value-type="float" office:value="9444" table:style-name="ce5">
            <text:p>9,444<text:s/></text:p>
          </table:table-cell>
          <table:table-cell office:value-type="float" office:value="3124" table:style-name="ce5">
            <text:p>3,124<text:s/></text:p>
          </table:table-cell>
          <table:table-cell office:value-type="float" office:value="9034" table:style-name="ce5">
            <text:p>9,034<text:s/></text:p>
          </table:table-cell>
          <table:table-cell office:value-type="float" office:value="9100" table:style-name="ce5">
            <text:p>9,100<text:s/></text:p>
          </table:table-cell>
          <table:table-cell office:value-type="float" office:value="5580" table:style-name="ce5">
            <text:p>5,580<text:s/></text:p>
          </table:table-cell>
          <table:table-cell office:value-type="float" office:value="30671" table:style-name="ce5">
            <text:p>30,671<text:s/></text:p>
          </table:table-cell>
          <table:table-cell office:value-type="float" office:value="2763" table:style-name="ce5">
            <text:p>2,763<text:s/></text:p>
          </table:table-cell>
          <table:table-cell office:value-type="float" office:value="11509" table:style-name="ce5">
            <text:p>11,509<text:s/></text:p>
          </table:table-cell>
          <table:table-cell office:value-type="float" office:value="12760" table:style-name="ce5">
            <text:p>12,760<text:s/></text:p>
          </table:table-cell>
          <table:table-cell office:value-type="float" office:value="17807" table:style-name="ce5">
            <text:p>17,807<text:s/></text:p>
          </table:table-cell>
          <table:table-cell office:value-type="float" office:value="23415" table:style-name="ce5">
            <text:p>23,415<text:s/></text:p>
          </table:table-cell>
          <table:table-cell office:value-type="float" office:value="18536" table:style-name="ce5">
            <text:p>18,536<text:s/></text:p>
          </table:table-cell>
          <table:table-cell office:value-type="float" office:value="10466" table:style-name="ce5">
            <text:p>10,466<text:s/></text:p>
          </table:table-cell>
          <table:table-cell office:value-type="float" office:value="29512" table:style-name="ce5">
            <text:p>29,512<text:s/></text:p>
          </table:table-cell>
          <table:table-cell office:value-type="float" office:value="19065" table:style-name="ce5">
            <text:p>19,065<text:s/></text:p>
          </table:table-cell>
          <table:table-cell office:value-type="float" office:value="35928" table:style-name="ce5">
            <text:p>35,928<text:s/></text:p>
          </table:table-cell>
          <table:table-cell office:value-type="float" office:value="31557" table:style-name="ce5">
            <text:p>31,557<text:s/></text:p>
          </table:table-cell>
          <table:table-cell office:value-type="float" office:value="12440" table:style-name="ce5">
            <text:p>12,440<text:s/></text:p>
          </table:table-cell>
          <table:table-cell office:value-type="float" office:value="39807" table:style-name="ce5">
            <text:p>39,807<text:s/></text:p>
          </table:table-cell>
          <table:table-cell office:value-type="float" office:value="28768" table:style-name="ce5">
            <text:p>28,768<text:s/></text:p>
          </table:table-cell>
          <table:table-cell office:value-type="float" office:value="26928" table:style-name="ce5">
            <text:p>26,928<text:s/></text:p>
          </table:table-cell>
          <table:table-cell office:value-type="float" office:value="22976" table:style-name="ce5">
            <text:p>22,976<text:s/></text:p>
          </table:table-cell>
          <table:table-cell office:value-type="float" office:value="26855" table:style-name="ce5">
            <text:p>26,855<text:s/></text:p>
          </table:table-cell>
          <table:table-cell office:value-type="float" office:value="152848" table:style-name="ce5">
            <text:p>152,848<text:s/></text:p>
          </table:table-cell>
          <table:table-cell office:value-type="float" office:value="43122" table:style-name="ce5">
            <text:p>43,122<text:s/></text:p>
          </table:table-cell>
          <table:table-cell office:value-type="float" office:value="24260" table:style-name="ce5">
            <text:p>24,260<text:s/></text:p>
          </table:table-cell>
          <table:table-cell office:value-type="float" office:value="25219" table:style-name="ce5">
            <text:p>25,219<text:s/></text:p>
          </table:table-cell>
          <table:table-cell office:value-type="float" office:value="28432" table:style-name="ce5">
            <text:p>28,432<text:s/></text:p>
          </table:table-cell>
          <table:table-cell office:value-type="float" office:value="34092" table:style-name="ce5">
            <text:p>34,092<text:s/></text:p>
          </table:table-cell>
          <table:table-cell office:value-type="float" office:value="30285" table:style-name="ce5">
            <text:p>30,285<text:s/></text:p>
          </table:table-cell>
          <table:table-cell office:value-type="float" office:value="24547" table:style-name="ce5">
            <text:p>24,547<text:s/></text:p>
          </table:table-cell>
          <table:table-cell office:value-type="float" office:value="13551" table:style-name="ce5">
            <text:p>13,551<text:s/></text:p>
          </table:table-cell>
          <table:table-cell office:value-type="float" office:value="34218" table:style-name="ce5">
            <text:p>34,218<text:s/></text:p>
          </table:table-cell>
          <table:table-cell office:value-type="float" office:value="7309" table:style-name="ce5">
            <text:p>7,309<text:s/></text:p>
          </table:table-cell>
          <table:table-cell office:value-type="float" office:value="8915" table:style-name="ce5">
            <text:p>8,915<text:s/></text:p>
          </table:table-cell>
          <table:table-cell office:value-type="float" office:value="20026" table:style-name="ce5">
            <text:p>20,026<text:s/></text:p>
          </table:table-cell>
          <table:table-cell office:value-type="float" office:value="6591" table:style-name="ce5">
            <text:p>6,591<text:s/></text:p>
          </table:table-cell>
          <table:table-cell office:value-type="float" office:value="3822" table:style-name="ce5">
            <text:p>3,822<text:s/></text:p>
          </table:table-cell>
          <table:table-cell office:value-type="float" office:value="3904" table:style-name="ce5">
            <text:p>3,904<text:s/></text:p>
          </table:table-cell>
          <table:table-cell office:value-type="float" office:value="14481" table:style-name="ce5">
            <text:p>14,481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7442" table:style-name="ce5">
            <text:p>7,442<text:s/></text:p>
          </table:table-cell>
          <table:table-cell office:value-type="float" office:value="36055" table:style-name="ce5">
            <text:p>36,055<text:s/></text:p>
          </table:table-cell>
          <table:table-cell office:value-type="float" office:value="8507" table:style-name="ce5">
            <text:p>8,507<text:s/></text:p>
          </table:table-cell>
          <table:table-cell office:value-type="float" office:value="14042" table:style-name="ce5">
            <text:p>14,042<text:s/></text:p>
          </table:table-cell>
          <table:table-cell office:value-type="float" office:value="7420" table:style-name="ce5">
            <text:p>7,420<text:s/></text:p>
          </table:table-cell>
          <table:table-cell office:value-type="float" office:value="23463" table:style-name="ce5">
            <text:p>23,463<text:s/></text:p>
          </table:table-cell>
          <table:table-cell office:value-type="float" office:value="24890" table:style-name="ce5">
            <text:p>24,890<text:s/></text:p>
          </table:table-cell>
          <table:table-cell office:value-type="float" office:value="29004" table:style-name="ce5">
            <text:p>29,004<text:s/></text:p>
          </table:table-cell>
          <table:table-cell office:value-type="float" office:value="48397" table:style-name="ce5">
            <text:p>48,397<text:s/></text:p>
          </table:table-cell>
          <table:table-cell office:value-type="float" office:value="43013" table:style-name="ce5">
            <text:p>43,013<text:s/></text:p>
          </table:table-cell>
          <table:table-cell office:value-type="float" office:value="28350" table:style-name="ce5">
            <text:p>28,350<text:s/></text:p>
          </table:table-cell>
          <table:table-cell office:value-type="float" office:value="30992" table:style-name="ce5">
            <text:p>30,992<text:s/></text:p>
          </table:table-cell>
          <table:table-cell office:value-type="float" office:value="71220" table:style-name="ce5">
            <text:p>71,220<text:s/></text:p>
          </table:table-cell>
          <table:table-cell office:value-type="float" office:value="26403" table:style-name="ce5">
            <text:p>26,403<text:s/></text:p>
          </table:table-cell>
          <table:table-cell office:value-type="float" office:value="33758" table:style-name="ce5">
            <text:p>33,758<text:s/></text:p>
          </table:table-cell>
          <table:table-cell office:value-type="float" office:value="38728" table:style-name="ce5">
            <text:p>38,728<text:s/></text:p>
          </table:table-cell>
          <table:table-cell office:value-type="float" office:value="24481" table:style-name="ce5">
            <text:p>24,481<text:s/></text:p>
          </table:table-cell>
          <table:table-cell office:value-type="float" office:value="66193" table:style-name="ce5">
            <text:p>66,193<text:s/></text:p>
          </table:table-cell>
          <table:table-cell office:value-type="float" office:value="22427" table:style-name="ce5">
            <text:p>22,427<text:s/></text:p>
          </table:table-cell>
          <table:table-cell office:value-type="float" office:value="17441" table:style-name="ce5">
            <text:p>17,441<text:s/></text:p>
          </table:table-cell>
          <table:table-cell office:value-type="float" office:value="16643" table:style-name="ce5">
            <text:p>16,643<text:s/></text:p>
          </table:table-cell>
          <table:table-cell office:value-type="float" office:value="18498" table:style-name="ce5">
            <text:p>18,498<text:s/></text:p>
          </table:table-cell>
          <table:table-cell office:value-type="float" office:value="12846" table:style-name="ce5">
            <text:p>12,846<text:s/></text:p>
          </table:table-cell>
          <table:table-cell office:value-type="float" office:value="31991" table:style-name="ce5">
            <text:p>31,991<text:s/></text:p>
          </table:table-cell>
          <table:table-cell office:value-type="float" office:value="20664" table:style-name="ce5">
            <text:p>20,664<text:s/></text:p>
          </table:table-cell>
          <table:table-cell office:value-type="float" office:value="7820" table:style-name="ce5">
            <text:p>7,820<text:s/></text:p>
          </table:table-cell>
          <table:table-cell office:value-type="float" office:value="12549" table:style-name="ce5">
            <text:p>12,549<text:s/></text:p>
          </table:table-cell>
          <table:table-cell office:value-type="float" office:value="43991" table:style-name="ce5">
            <text:p>43,991<text:s/></text:p>
          </table:table-cell>
          <table:table-cell office:value-type="float" office:value="29409" table:style-name="ce5">
            <text:p>29,409<text:s/></text:p>
          </table:table-cell>
          <table:table-cell office:value-type="float" office:value="27391" table:style-name="ce5">
            <text:p>27,391<text:s/></text:p>
          </table:table-cell>
          <table:table-cell office:value-type="float" office:value="25427" table:style-name="ce5">
            <text:p>25,427<text:s/></text:p>
          </table:table-cell>
          <table:table-cell office:value-type="float" office:value="15011" table:style-name="ce5">
            <text:p>15,011<text:s/></text:p>
          </table:table-cell>
          <table:table-cell office:value-type="float" office:value="12419" table:style-name="ce5">
            <text:p>12,419<text:s/></text:p>
          </table:table-cell>
          <table:table-cell office:value-type="float" office:value="4837" table:style-name="ce5">
            <text:p>4,837<text:s/></text:p>
          </table:table-cell>
          <table:table-cell office:value-type="float" office:value="5140" table:style-name="ce5">
            <text:p>5,140<text:s/></text:p>
          </table:table-cell>
          <table:table-cell office:value-type="float" office:value="6532" table:style-name="ce5">
            <text:p>6,532<text:s/></text:p>
          </table:table-cell>
          <table:table-cell office:value-type="float" office:value="10834" table:style-name="ce5">
            <text:p>10,834<text:s/></text:p>
          </table:table-cell>
          <table:table-cell office:value-type="float" office:value="10074" table:style-name="ce5">
            <text:p>10,074<text:s/></text:p>
          </table:table-cell>
          <table:table-cell office:value-type="float" office:value="12593" table:style-name="ce5">
            <text:p>12,593<text:s/></text:p>
          </table:table-cell>
          <table:table-cell office:value-type="float" office:value="19077" table:style-name="ce5">
            <text:p>19,077<text:s/></text:p>
          </table:table-cell>
          <table:table-cell office:value-type="float" office:value="32350" table:style-name="ce5">
            <text:p>32,350<text:s/></text:p>
          </table:table-cell>
          <table:table-cell office:value-type="float" office:value="27757" table:style-name="ce5">
            <text:p>27,757<text:s/></text:p>
          </table:table-cell>
          <table:table-cell office:value-type="float" office:value="13905" table:style-name="ce5">
            <text:p>13,905<text:s/></text:p>
          </table:table-cell>
          <table:table-cell office:value-type="float" office:value="13265" table:style-name="ce5">
            <text:p>13,265<text:s/></text:p>
          </table:table-cell>
          <table:table-cell office:value-type="float" office:value="13200" table:style-name="ce5">
            <text:p>13,200<text:s/></text:p>
          </table:table-cell>
          <table:table-cell office:value-type="float" office:value="13048" table:style-name="ce5">
            <text:p>13,048<text:s/></text:p>
          </table:table-cell>
          <table:table-cell office:value-type="float" office:value="12650" table:style-name="ce5">
            <text:p>12,650<text:s/></text:p>
          </table:table-cell>
          <table:table-cell office:value-type="float" office:value="10483" table:style-name="ce5">
            <text:p>10,483<text:s/></text:p>
          </table:table-cell>
          <table:table-cell office:value-type="float" office:value="9504" table:style-name="ce5">
            <text:p>9,504<text:s/></text:p>
          </table:table-cell>
          <table:table-cell table:number-columns-repeated="16275"/>
        </table:table-row>
        <table:table-row table:style-name="ro2">
          <table:table-cell office:value-type="date" office:date-value="2018-11-23T00:00:00" table:style-name="ce4">
            <text:p>2018/11/23</text:p>
          </table:table-cell>
          <table:table-cell office:value-type="float" office:value="6751" table:style-name="ce5">
            <text:p>6,751<text:s/></text:p>
          </table:table-cell>
          <table:table-cell office:value-type="float" office:value="17231" table:style-name="ce5">
            <text:p>17,231<text:s/></text:p>
          </table:table-cell>
          <table:table-cell office:value-type="float" office:value="48075" table:style-name="ce5">
            <text:p>48,075<text:s/></text:p>
          </table:table-cell>
          <table:table-cell office:value-type="float" office:value="55792" table:style-name="ce5">
            <text:p>55,792<text:s/></text:p>
          </table:table-cell>
          <table:table-cell office:value-type="float" office:value="30418" table:style-name="ce5">
            <text:p>30,418<text:s/></text:p>
          </table:table-cell>
          <table:table-cell office:value-type="float" office:value="17041" table:style-name="ce5">
            <text:p>17,041<text:s/></text:p>
          </table:table-cell>
          <table:table-cell office:value-type="float" office:value="12950" table:style-name="ce5">
            <text:p>12,950<text:s/></text:p>
          </table:table-cell>
          <table:table-cell office:value-type="float" office:value="4169" table:style-name="ce5">
            <text:p>4,169<text:s/></text:p>
          </table:table-cell>
          <table:table-cell office:value-type="float" office:value="3420" table:style-name="ce5">
            <text:p>3,420<text:s/></text:p>
          </table:table-cell>
          <table:table-cell office:value-type="float" office:value="16975" table:style-name="ce5">
            <text:p>16,975<text:s/></text:p>
          </table:table-cell>
          <table:table-cell office:value-type="float" office:value="2273" table:style-name="ce5">
            <text:p>2,273<text:s/></text:p>
          </table:table-cell>
          <table:table-cell office:value-type="float" office:value="5131" table:style-name="ce5">
            <text:p>5,131<text:s/></text:p>
          </table:table-cell>
          <table:table-cell office:value-type="float" office:value="6561" table:style-name="ce5">
            <text:p>6,561<text:s/></text:p>
          </table:table-cell>
          <table:table-cell office:value-type="float" office:value="11150" table:style-name="ce5">
            <text:p>11,150<text:s/></text:p>
          </table:table-cell>
          <table:table-cell office:value-type="float" office:value="12375" table:style-name="ce5">
            <text:p>12,375<text:s/></text:p>
          </table:table-cell>
          <table:table-cell office:value-type="float" office:value="20099" table:style-name="ce5">
            <text:p>20,099<text:s/></text:p>
          </table:table-cell>
          <table:table-cell office:value-type="float" office:value="18671" table:style-name="ce5">
            <text:p>18,671<text:s/></text:p>
          </table:table-cell>
          <table:table-cell office:value-type="float" office:value="6255" table:style-name="ce5">
            <text:p>6,255<text:s/></text:p>
          </table:table-cell>
          <table:table-cell office:value-type="float" office:value="10198" table:style-name="ce5">
            <text:p>10,198<text:s/></text:p>
          </table:table-cell>
          <table:table-cell office:value-type="float" office:value="3435" table:style-name="ce5">
            <text:p>3,435<text:s/></text:p>
          </table:table-cell>
          <table:table-cell office:value-type="float" office:value="9586" table:style-name="ce5">
            <text:p>9,586<text:s/></text:p>
          </table:table-cell>
          <table:table-cell office:value-type="float" office:value="9944" table:style-name="ce5">
            <text:p>9,944<text:s/></text:p>
          </table:table-cell>
          <table:table-cell office:value-type="float" office:value="5789" table:style-name="ce5">
            <text:p>5,789<text:s/></text:p>
          </table:table-cell>
          <table:table-cell office:value-type="float" office:value="45539" table:style-name="ce5">
            <text:p>45,539<text:s/></text:p>
          </table:table-cell>
          <table:table-cell office:value-type="float" office:value="2723" table:style-name="ce5">
            <text:p>2,723<text:s/></text:p>
          </table:table-cell>
          <table:table-cell office:value-type="float" office:value="12609" table:style-name="ce5">
            <text:p>12,609<text:s/></text:p>
          </table:table-cell>
          <table:table-cell office:value-type="float" office:value="13725" table:style-name="ce5">
            <text:p>13,725<text:s/></text:p>
          </table:table-cell>
          <table:table-cell office:value-type="float" office:value="18842" table:style-name="ce5">
            <text:p>18,842<text:s/></text:p>
          </table:table-cell>
          <table:table-cell office:value-type="float" office:value="23894" table:style-name="ce5">
            <text:p>23,894<text:s/></text:p>
          </table:table-cell>
          <table:table-cell office:value-type="float" office:value="19218" table:style-name="ce5">
            <text:p>19,218<text:s/></text:p>
          </table:table-cell>
          <table:table-cell office:value-type="float" office:value="10745" table:style-name="ce5">
            <text:p>10,745<text:s/></text:p>
          </table:table-cell>
          <table:table-cell office:value-type="float" office:value="32097" table:style-name="ce5">
            <text:p>32,097<text:s/></text:p>
          </table:table-cell>
          <table:table-cell office:value-type="float" office:value="20080" table:style-name="ce5">
            <text:p>20,080<text:s/></text:p>
          </table:table-cell>
          <table:table-cell office:value-type="float" office:value="36875" table:style-name="ce5">
            <text:p>36,875<text:s/></text:p>
          </table:table-cell>
          <table:table-cell office:value-type="float" office:value="33943" table:style-name="ce5">
            <text:p>33,943<text:s/></text:p>
          </table:table-cell>
          <table:table-cell office:value-type="float" office:value="12167" table:style-name="ce5">
            <text:p>12,167<text:s/></text:p>
          </table:table-cell>
          <table:table-cell office:value-type="float" office:value="40876" table:style-name="ce5">
            <text:p>40,876<text:s/></text:p>
          </table:table-cell>
          <table:table-cell office:value-type="float" office:value="30081" table:style-name="ce5">
            <text:p>30,081<text:s/></text:p>
          </table:table-cell>
          <table:table-cell office:value-type="float" office:value="27739" table:style-name="ce5">
            <text:p>27,739<text:s/></text:p>
          </table:table-cell>
          <table:table-cell office:value-type="float" office:value="23495" table:style-name="ce5">
            <text:p>23,495<text:s/></text:p>
          </table:table-cell>
          <table:table-cell office:value-type="float" office:value="30026" table:style-name="ce5">
            <text:p>30,026<text:s/></text:p>
          </table:table-cell>
          <table:table-cell office:value-type="float" office:value="216196" table:style-name="ce5">
            <text:p>216,196<text:s/></text:p>
          </table:table-cell>
          <table:table-cell office:value-type="float" office:value="48833" table:style-name="ce5">
            <text:p>48,833<text:s/></text:p>
          </table:table-cell>
          <table:table-cell office:value-type="float" office:value="26307" table:style-name="ce5">
            <text:p>26,307<text:s/></text:p>
          </table:table-cell>
          <table:table-cell office:value-type="float" office:value="26608" table:style-name="ce5">
            <text:p>26,608<text:s/></text:p>
          </table:table-cell>
          <table:table-cell office:value-type="float" office:value="32917" table:style-name="ce5">
            <text:p>32,917<text:s/></text:p>
          </table:table-cell>
          <table:table-cell office:value-type="float" office:value="37884" table:style-name="ce5">
            <text:p>37,884<text:s/></text:p>
          </table:table-cell>
          <table:table-cell office:value-type="float" office:value="32478" table:style-name="ce5">
            <text:p>32,478<text:s/></text:p>
          </table:table-cell>
          <table:table-cell office:value-type="float" office:value="27306" table:style-name="ce5">
            <text:p>27,306<text:s/></text:p>
          </table:table-cell>
          <table:table-cell office:value-type="float" office:value="13890" table:style-name="ce5">
            <text:p>13,890<text:s/></text:p>
          </table:table-cell>
          <table:table-cell office:value-type="float" office:value="35215" table:style-name="ce5">
            <text:p>35,215<text:s/></text:p>
          </table:table-cell>
          <table:table-cell office:value-type="float" office:value="7897" table:style-name="ce5">
            <text:p>7,897<text:s/></text:p>
          </table:table-cell>
          <table:table-cell office:value-type="float" office:value="9040" table:style-name="ce5">
            <text:p>9,040<text:s/></text:p>
          </table:table-cell>
          <table:table-cell office:value-type="float" office:value="21468" table:style-name="ce5">
            <text:p>21,468<text:s/></text:p>
          </table:table-cell>
          <table:table-cell office:value-type="float" office:value="6887" table:style-name="ce5">
            <text:p>6,887<text:s/></text:p>
          </table:table-cell>
          <table:table-cell office:value-type="float" office:value="3955" table:style-name="ce5">
            <text:p>3,955<text:s/></text:p>
          </table:table-cell>
          <table:table-cell office:value-type="float" office:value="3958" table:style-name="ce5">
            <text:p>3,958<text:s/></text:p>
          </table:table-cell>
          <table:table-cell office:value-type="float" office:value="14603" table:style-name="ce5">
            <text:p>14,603<text:s/></text:p>
          </table:table-cell>
          <table:table-cell office:value-type="float" office:value="10560" table:style-name="ce5">
            <text:p>10,560<text:s/></text:p>
          </table:table-cell>
          <table:table-cell office:value-type="float" office:value="7427" table:style-name="ce5">
            <text:p>7,427<text:s/></text:p>
          </table:table-cell>
          <table:table-cell office:value-type="float" office:value="38288" table:style-name="ce5">
            <text:p>38,288<text:s/></text:p>
          </table:table-cell>
          <table:table-cell office:value-type="float" office:value="9494" table:style-name="ce5">
            <text:p>9,494<text:s/></text:p>
          </table:table-cell>
          <table:table-cell office:value-type="float" office:value="15987" table:style-name="ce5">
            <text:p>15,987<text:s/></text:p>
          </table:table-cell>
          <table:table-cell office:value-type="float" office:value="8588" table:style-name="ce5">
            <text:p>8,588<text:s/></text:p>
          </table:table-cell>
          <table:table-cell office:value-type="float" office:value="25333" table:style-name="ce5">
            <text:p>25,333<text:s/></text:p>
          </table:table-cell>
          <table:table-cell office:value-type="float" office:value="25685" table:style-name="ce5">
            <text:p>25,685<text:s/></text:p>
          </table:table-cell>
          <table:table-cell office:value-type="float" office:value="31846" table:style-name="ce5">
            <text:p>31,846<text:s/></text:p>
          </table:table-cell>
          <table:table-cell office:value-type="float" office:value="59497" table:style-name="ce5">
            <text:p>59,497<text:s/></text:p>
          </table:table-cell>
          <table:table-cell office:value-type="float" office:value="45090" table:style-name="ce5">
            <text:p>45,090<text:s/></text:p>
          </table:table-cell>
          <table:table-cell office:value-type="float" office:value="29063" table:style-name="ce5">
            <text:p>29,063<text:s/></text:p>
          </table:table-cell>
          <table:table-cell office:value-type="float" office:value="32472" table:style-name="ce5">
            <text:p>32,472<text:s/></text:p>
          </table:table-cell>
          <table:table-cell office:value-type="float" office:value="80802" table:style-name="ce5">
            <text:p>80,802<text:s/></text:p>
          </table:table-cell>
          <table:table-cell office:value-type="float" office:value="27083" table:style-name="ce5">
            <text:p>27,083<text:s/></text:p>
          </table:table-cell>
          <table:table-cell office:value-type="float" office:value="36840" table:style-name="ce5">
            <text:p>36,840<text:s/></text:p>
          </table:table-cell>
          <table:table-cell office:value-type="float" office:value="43702" table:style-name="ce5">
            <text:p>43,702<text:s/></text:p>
          </table:table-cell>
          <table:table-cell office:value-type="float" office:value="26303" table:style-name="ce5">
            <text:p>26,303<text:s/></text:p>
          </table:table-cell>
          <table:table-cell office:value-type="float" office:value="83621" table:style-name="ce5">
            <text:p>83,621<text:s/></text:p>
          </table:table-cell>
          <table:table-cell office:value-type="float" office:value="23319" table:style-name="ce5">
            <text:p>23,319<text:s/></text:p>
          </table:table-cell>
          <table:table-cell office:value-type="float" office:value="18618" table:style-name="ce5">
            <text:p>18,618<text:s/></text:p>
          </table:table-cell>
          <table:table-cell office:value-type="float" office:value="16830" table:style-name="ce5">
            <text:p>16,830<text:s/></text:p>
          </table:table-cell>
          <table:table-cell office:value-type="float" office:value="28336" table:style-name="ce5">
            <text:p>28,336<text:s/></text:p>
          </table:table-cell>
          <table:table-cell office:value-type="float" office:value="14089" table:style-name="ce5">
            <text:p>14,089<text:s/></text:p>
          </table:table-cell>
          <table:table-cell office:value-type="float" office:value="45348" table:style-name="ce5">
            <text:p>45,348<text:s/></text:p>
          </table:table-cell>
          <table:table-cell office:value-type="float" office:value="22053" table:style-name="ce5">
            <text:p>22,053<text:s/></text:p>
          </table:table-cell>
          <table:table-cell office:value-type="float" office:value="8823" table:style-name="ce5">
            <text:p>8,823<text:s/></text:p>
          </table:table-cell>
          <table:table-cell office:value-type="float" office:value="14192" table:style-name="ce5">
            <text:p>14,192<text:s/></text:p>
          </table:table-cell>
          <table:table-cell office:value-type="float" office:value="45502" table:style-name="ce5">
            <text:p>45,502<text:s/></text:p>
          </table:table-cell>
          <table:table-cell office:value-type="float" office:value="33024" table:style-name="ce5">
            <text:p>33,024<text:s/></text:p>
          </table:table-cell>
          <table:table-cell office:value-type="float" office:value="28424" table:style-name="ce5">
            <text:p>28,424<text:s/></text:p>
          </table:table-cell>
          <table:table-cell office:value-type="float" office:value="27939" table:style-name="ce5">
            <text:p>27,939<text:s/></text:p>
          </table:table-cell>
          <table:table-cell office:value-type="float" office:value="14598" table:style-name="ce5">
            <text:p>14,598<text:s/></text:p>
          </table:table-cell>
          <table:table-cell office:value-type="float" office:value="13070" table:style-name="ce5">
            <text:p>13,070<text:s/></text:p>
          </table:table-cell>
          <table:table-cell office:value-type="float" office:value="5207" table:style-name="ce5">
            <text:p>5,207<text:s/></text:p>
          </table:table-cell>
          <table:table-cell office:value-type="float" office:value="5376" table:style-name="ce5">
            <text:p>5,376<text:s/></text:p>
          </table:table-cell>
          <table:table-cell office:value-type="float" office:value="7026" table:style-name="ce5">
            <text:p>7,026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10650" table:style-name="ce5">
            <text:p>10,650<text:s/></text:p>
          </table:table-cell>
          <table:table-cell office:value-type="float" office:value="13406" table:style-name="ce5">
            <text:p>13,406<text:s/></text:p>
          </table:table-cell>
          <table:table-cell office:value-type="float" office:value="19990" table:style-name="ce5">
            <text:p>19,990<text:s/></text:p>
          </table:table-cell>
          <table:table-cell office:value-type="float" office:value="32629" table:style-name="ce5">
            <text:p>32,629<text:s/></text:p>
          </table:table-cell>
          <table:table-cell office:value-type="float" office:value="30254" table:style-name="ce5">
            <text:p>30,254<text:s/></text:p>
          </table:table-cell>
          <table:table-cell office:value-type="float" office:value="14858" table:style-name="ce5">
            <text:p>14,858<text:s/></text:p>
          </table:table-cell>
          <table:table-cell office:value-type="float" office:value="14464" table:style-name="ce5">
            <text:p>14,464<text:s/></text:p>
          </table:table-cell>
          <table:table-cell office:value-type="float" office:value="14381" table:style-name="ce5">
            <text:p>14,381<text:s/></text:p>
          </table:table-cell>
          <table:table-cell office:value-type="float" office:value="13628" table:style-name="ce5">
            <text:p>13,628<text:s/></text:p>
          </table:table-cell>
          <table:table-cell office:value-type="float" office:value="13279" table:style-name="ce5">
            <text:p>13,279<text:s/></text:p>
          </table:table-cell>
          <table:table-cell office:value-type="float" office:value="10970" table:style-name="ce5">
            <text:p>10,970<text:s/></text:p>
          </table:table-cell>
          <table:table-cell office:value-type="float" office:value="10014" table:style-name="ce5">
            <text:p>10,014<text:s/></text:p>
          </table:table-cell>
          <table:table-cell table:number-columns-repeated="16275"/>
        </table:table-row>
        <table:table-row table:style-name="ro2">
          <table:table-cell office:value-type="date" office:date-value="2018-11-24T00:00:00" table:style-name="ce4">
            <text:p>2018/11/24</text:p>
          </table:table-cell>
          <table:table-cell office:value-type="float" office:value="4620" table:style-name="ce5">
            <text:p>4,620<text:s/></text:p>
          </table:table-cell>
          <table:table-cell office:value-type="float" office:value="9767" table:style-name="ce5">
            <text:p>9,767<text:s/></text:p>
          </table:table-cell>
          <table:table-cell office:value-type="float" office:value="24220" table:style-name="ce5">
            <text:p>24,220<text:s/></text:p>
          </table:table-cell>
          <table:table-cell office:value-type="float" office:value="45967" table:style-name="ce5">
            <text:p>45,967<text:s/></text:p>
          </table:table-cell>
          <table:table-cell office:value-type="float" office:value="16715" table:style-name="ce5">
            <text:p>16,715<text:s/></text:p>
          </table:table-cell>
          <table:table-cell office:value-type="float" office:value="9514" table:style-name="ce5">
            <text:p>9,514<text:s/></text:p>
          </table:table-cell>
          <table:table-cell office:value-type="float" office:value="8572" table:style-name="ce5">
            <text:p>8,572<text:s/></text:p>
          </table:table-cell>
          <table:table-cell office:value-type="float" office:value="3706" table:style-name="ce5">
            <text:p>3,706<text:s/></text:p>
          </table:table-cell>
          <table:table-cell office:value-type="float" office:value="2563" table:style-name="ce5">
            <text:p>2,563<text:s/></text:p>
          </table:table-cell>
          <table:table-cell office:value-type="float" office:value="9906" table:style-name="ce5">
            <text:p>9,906<text:s/></text:p>
          </table:table-cell>
          <table:table-cell office:value-type="float" office:value="1725" table:style-name="ce5">
            <text:p>1,725<text:s/></text:p>
          </table:table-cell>
          <table:table-cell office:value-type="float" office:value="3434" table:style-name="ce5">
            <text:p>3,434<text:s/></text:p>
          </table:table-cell>
          <table:table-cell office:value-type="float" office:value="9126" table:style-name="ce5">
            <text:p>9,126<text:s/></text:p>
          </table:table-cell>
          <table:table-cell office:value-type="float" office:value="6449" table:style-name="ce5">
            <text:p>6,449<text:s/></text:p>
          </table:table-cell>
          <table:table-cell office:value-type="float" office:value="10478" table:style-name="ce5">
            <text:p>10,478<text:s/></text:p>
          </table:table-cell>
          <table:table-cell office:value-type="float" office:value="5904" table:style-name="ce5">
            <text:p>5,904<text:s/></text:p>
          </table:table-cell>
          <table:table-cell office:value-type="float" office:value="6734" table:style-name="ce5">
            <text:p>6,734<text:s/></text:p>
          </table:table-cell>
          <table:table-cell office:value-type="float" office:value="4081" table:style-name="ce5">
            <text:p>4,081<text:s/></text:p>
          </table:table-cell>
          <table:table-cell office:value-type="float" office:value="8004" table:style-name="ce5">
            <text:p>8,004<text:s/></text:p>
          </table:table-cell>
          <table:table-cell office:value-type="float" office:value="3334" table:style-name="ce5">
            <text:p>3,334<text:s/></text:p>
          </table:table-cell>
          <table:table-cell office:value-type="float" office:value="6126" table:style-name="ce5">
            <text:p>6,126<text:s/></text:p>
          </table:table-cell>
          <table:table-cell office:value-type="float" office:value="6810" table:style-name="ce5">
            <text:p>6,810<text:s/></text:p>
          </table:table-cell>
          <table:table-cell office:value-type="float" office:value="2172" table:style-name="ce5">
            <text:p>2,172<text:s/></text:p>
          </table:table-cell>
          <table:table-cell office:value-type="float" office:value="33069" table:style-name="ce5">
            <text:p>33,069<text:s/></text:p>
          </table:table-cell>
          <table:table-cell office:value-type="float" office:value="2112" table:style-name="ce5">
            <text:p>2,112<text:s/></text:p>
          </table:table-cell>
          <table:table-cell office:value-type="float" office:value="10570" table:style-name="ce5">
            <text:p>10,570<text:s/></text:p>
          </table:table-cell>
          <table:table-cell office:value-type="float" office:value="10235" table:style-name="ce5">
            <text:p>10,235<text:s/></text:p>
          </table:table-cell>
          <table:table-cell office:value-type="float" office:value="12748" table:style-name="ce5">
            <text:p>12,748<text:s/></text:p>
          </table:table-cell>
          <table:table-cell office:value-type="float" office:value="14728" table:style-name="ce5">
            <text:p>14,728<text:s/></text:p>
          </table:table-cell>
          <table:table-cell office:value-type="float" office:value="13852" table:style-name="ce5">
            <text:p>13,852<text:s/></text:p>
          </table:table-cell>
          <table:table-cell office:value-type="float" office:value="8581" table:style-name="ce5">
            <text:p>8,581<text:s/></text:p>
          </table:table-cell>
          <table:table-cell office:value-type="float" office:value="24321" table:style-name="ce5">
            <text:p>24,321<text:s/></text:p>
          </table:table-cell>
          <table:table-cell office:value-type="float" office:value="16254" table:style-name="ce5">
            <text:p>16,254<text:s/></text:p>
          </table:table-cell>
          <table:table-cell office:value-type="float" office:value="25840" table:style-name="ce5">
            <text:p>25,840<text:s/></text:p>
          </table:table-cell>
          <table:table-cell office:value-type="float" office:value="24707" table:style-name="ce5">
            <text:p>24,707<text:s/></text:p>
          </table:table-cell>
          <table:table-cell office:value-type="float" office:value="4335" table:style-name="ce5">
            <text:p>4,335<text:s/></text:p>
          </table:table-cell>
          <table:table-cell office:value-type="float" office:value="30741" table:style-name="ce5">
            <text:p>30,741<text:s/></text:p>
          </table:table-cell>
          <table:table-cell office:value-type="float" office:value="21448" table:style-name="ce5">
            <text:p>21,448<text:s/></text:p>
          </table:table-cell>
          <table:table-cell office:value-type="float" office:value="19519" table:style-name="ce5">
            <text:p>19,519<text:s/></text:p>
          </table:table-cell>
          <table:table-cell office:value-type="float" office:value="18026" table:style-name="ce5">
            <text:p>18,026<text:s/></text:p>
          </table:table-cell>
          <table:table-cell office:value-type="float" office:value="11158" table:style-name="ce5">
            <text:p>11,158<text:s/></text:p>
          </table:table-cell>
          <table:table-cell office:value-type="float" office:value="158949" table:style-name="ce5">
            <text:p>158,949<text:s/></text:p>
          </table:table-cell>
          <table:table-cell office:value-type="float" office:value="42639" table:style-name="ce5">
            <text:p>42,639<text:s/></text:p>
          </table:table-cell>
          <table:table-cell office:value-type="float" office:value="18212" table:style-name="ce5">
            <text:p>18,212<text:s/></text:p>
          </table:table-cell>
          <table:table-cell office:value-type="float" office:value="16754" table:style-name="ce5">
            <text:p>16,754<text:s/></text:p>
          </table:table-cell>
          <table:table-cell office:value-type="float" office:value="27268" table:style-name="ce5">
            <text:p>27,268<text:s/></text:p>
          </table:table-cell>
          <table:table-cell office:value-type="float" office:value="33655" table:style-name="ce5">
            <text:p>33,655<text:s/></text:p>
          </table:table-cell>
          <table:table-cell office:value-type="float" office:value="25929" table:style-name="ce5">
            <text:p>25,929<text:s/></text:p>
          </table:table-cell>
          <table:table-cell office:value-type="float" office:value="21581" table:style-name="ce5">
            <text:p>21,581<text:s/></text:p>
          </table:table-cell>
          <table:table-cell office:value-type="float" office:value="9575" table:style-name="ce5">
            <text:p>9,575<text:s/></text:p>
          </table:table-cell>
          <table:table-cell office:value-type="float" office:value="24959" table:style-name="ce5">
            <text:p>24,959<text:s/></text:p>
          </table:table-cell>
          <table:table-cell office:value-type="float" office:value="6233" table:style-name="ce5">
            <text:p>6,233<text:s/></text:p>
          </table:table-cell>
          <table:table-cell office:value-type="float" office:value="5783" table:style-name="ce5">
            <text:p>5,783<text:s/></text:p>
          </table:table-cell>
          <table:table-cell office:value-type="float" office:value="16333" table:style-name="ce5">
            <text:p>16,333<text:s/></text:p>
          </table:table-cell>
          <table:table-cell office:value-type="float" office:value="7303" table:style-name="ce5">
            <text:p>7,303<text:s/></text:p>
          </table:table-cell>
          <table:table-cell office:value-type="float" office:value="3384" table:style-name="ce5">
            <text:p>3,384<text:s/></text:p>
          </table:table-cell>
          <table:table-cell office:value-type="float" office:value="1801" table:style-name="ce5">
            <text:p>1,801<text:s/></text:p>
          </table:table-cell>
          <table:table-cell office:value-type="float" office:value="8866" table:style-name="ce5">
            <text:p>8,866<text:s/></text:p>
          </table:table-cell>
          <table:table-cell office:value-type="float" office:value="8824" table:style-name="ce5">
            <text:p>8,824<text:s/></text:p>
          </table:table-cell>
          <table:table-cell office:value-type="float" office:value="5754" table:style-name="ce5">
            <text:p>5,754<text:s/></text:p>
          </table:table-cell>
          <table:table-cell office:value-type="float" office:value="39667" table:style-name="ce5">
            <text:p>39,667<text:s/></text:p>
          </table:table-cell>
          <table:table-cell office:value-type="float" office:value="6861" table:style-name="ce5">
            <text:p>6,861<text:s/></text:p>
          </table:table-cell>
          <table:table-cell office:value-type="float" office:value="12188" table:style-name="ce5">
            <text:p>12,188<text:s/></text:p>
          </table:table-cell>
          <table:table-cell office:value-type="float" office:value="6568" table:style-name="ce5">
            <text:p>6,568<text:s/></text:p>
          </table:table-cell>
          <table:table-cell office:value-type="float" office:value="17869" table:style-name="ce5">
            <text:p>17,869<text:s/></text:p>
          </table:table-cell>
          <table:table-cell office:value-type="float" office:value="15953" table:style-name="ce5">
            <text:p>15,953<text:s/></text:p>
          </table:table-cell>
          <table:table-cell office:value-type="float" office:value="27577" table:style-name="ce5">
            <text:p>27,577<text:s/></text:p>
          </table:table-cell>
          <table:table-cell office:value-type="float" office:value="58877" table:style-name="ce5">
            <text:p>58,877<text:s/></text:p>
          </table:table-cell>
          <table:table-cell office:value-type="float" office:value="31217" table:style-name="ce5">
            <text:p>31,217<text:s/></text:p>
          </table:table-cell>
          <table:table-cell office:value-type="float" office:value="21302" table:style-name="ce5">
            <text:p>21,302<text:s/></text:p>
          </table:table-cell>
          <table:table-cell office:value-type="float" office:value="29032" table:style-name="ce5">
            <text:p>29,032<text:s/></text:p>
          </table:table-cell>
          <table:table-cell office:value-type="float" office:value="78625" table:style-name="ce5">
            <text:p>78,625<text:s/></text:p>
          </table:table-cell>
          <table:table-cell office:value-type="float" office:value="14298" table:style-name="ce5">
            <text:p>14,298<text:s/></text:p>
          </table:table-cell>
          <table:table-cell office:value-type="float" office:value="26785" table:style-name="ce5">
            <text:p>26,785<text:s/></text:p>
          </table:table-cell>
          <table:table-cell office:value-type="float" office:value="32833" table:style-name="ce5">
            <text:p>32,833<text:s/></text:p>
          </table:table-cell>
          <table:table-cell office:value-type="float" office:value="19906" table:style-name="ce5">
            <text:p>19,906<text:s/></text:p>
          </table:table-cell>
          <table:table-cell office:value-type="float" office:value="56129" table:style-name="ce5">
            <text:p>56,129<text:s/></text:p>
          </table:table-cell>
          <table:table-cell office:value-type="float" office:value="14869" table:style-name="ce5">
            <text:p>14,869<text:s/></text:p>
          </table:table-cell>
          <table:table-cell office:value-type="float" office:value="14888" table:style-name="ce5">
            <text:p>14,888<text:s/></text:p>
          </table:table-cell>
          <table:table-cell office:value-type="float" office:value="9586" table:style-name="ce5">
            <text:p>9,586<text:s/></text:p>
          </table:table-cell>
          <table:table-cell office:value-type="float" office:value="16712" table:style-name="ce5">
            <text:p>16,712<text:s/></text:p>
          </table:table-cell>
          <table:table-cell office:value-type="float" office:value="10389" table:style-name="ce5">
            <text:p>10,389<text:s/></text:p>
          </table:table-cell>
          <table:table-cell office:value-type="float" office:value="32867" table:style-name="ce5">
            <text:p>32,867<text:s/></text:p>
          </table:table-cell>
          <table:table-cell office:value-type="float" office:value="13914" table:style-name="ce5">
            <text:p>13,914<text:s/></text:p>
          </table:table-cell>
          <table:table-cell office:value-type="float" office:value="8909" table:style-name="ce5">
            <text:p>8,909<text:s/></text:p>
          </table:table-cell>
          <table:table-cell office:value-type="float" office:value="10039" table:style-name="ce5">
            <text:p>10,039<text:s/></text:p>
          </table:table-cell>
          <table:table-cell office:value-type="float" office:value="19422" table:style-name="ce5">
            <text:p>19,422<text:s/></text:p>
          </table:table-cell>
          <table:table-cell office:value-type="float" office:value="13590" table:style-name="ce5">
            <text:p>13,590<text:s/></text:p>
          </table:table-cell>
          <table:table-cell office:value-type="float" office:value="16439" table:style-name="ce5">
            <text:p>16,439<text:s/></text:p>
          </table:table-cell>
          <table:table-cell office:value-type="float" office:value="17814" table:style-name="ce5">
            <text:p>17,814<text:s/></text:p>
          </table:table-cell>
          <table:table-cell office:value-type="float" office:value="6875" table:style-name="ce5">
            <text:p>6,875<text:s/></text:p>
          </table:table-cell>
          <table:table-cell office:value-type="float" office:value="8837" table:style-name="ce5">
            <text:p>8,837<text:s/></text:p>
          </table:table-cell>
          <table:table-cell office:value-type="float" office:value="3449" table:style-name="ce5">
            <text:p>3,449<text:s/></text:p>
          </table:table-cell>
          <table:table-cell office:value-type="float" office:value="2104" table:style-name="ce5">
            <text:p>2,104<text:s/></text:p>
          </table:table-cell>
          <table:table-cell office:value-type="float" office:value="5361" table:style-name="ce5">
            <text:p>5,361<text:s/></text:p>
          </table:table-cell>
          <table:table-cell office:value-type="float" office:value="7351" table:style-name="ce5">
            <text:p>7,351<text:s/></text:p>
          </table:table-cell>
          <table:table-cell office:value-type="float" office:value="8929" table:style-name="ce5">
            <text:p>8,929<text:s/></text:p>
          </table:table-cell>
          <table:table-cell office:value-type="float" office:value="9997" table:style-name="ce5">
            <text:p>9,997<text:s/></text:p>
          </table:table-cell>
          <table:table-cell office:value-type="float" office:value="14401" table:style-name="ce5">
            <text:p>14,401<text:s/></text:p>
          </table:table-cell>
          <table:table-cell office:value-type="float" office:value="18379" table:style-name="ce5">
            <text:p>18,379<text:s/></text:p>
          </table:table-cell>
          <table:table-cell office:value-type="float" office:value="23897" table:style-name="ce5">
            <text:p>23,897<text:s/></text:p>
          </table:table-cell>
          <table:table-cell office:value-type="float" office:value="10282" table:style-name="ce5">
            <text:p>10,282<text:s/></text:p>
          </table:table-cell>
          <table:table-cell office:value-type="float" office:value="10034" table:style-name="ce5">
            <text:p>10,034<text:s/></text:p>
          </table:table-cell>
          <table:table-cell office:value-type="float" office:value="10404" table:style-name="ce5">
            <text:p>10,404<text:s/></text:p>
          </table:table-cell>
          <table:table-cell office:value-type="float" office:value="9559" table:style-name="ce5">
            <text:p>9,559<text:s/></text:p>
          </table:table-cell>
          <table:table-cell office:value-type="float" office:value="10126" table:style-name="ce5">
            <text:p>10,126<text:s/></text:p>
          </table:table-cell>
          <table:table-cell office:value-type="float" office:value="7537" table:style-name="ce5">
            <text:p>7,537<text:s/></text:p>
          </table:table-cell>
          <table:table-cell office:value-type="float" office:value="7277" table:style-name="ce5">
            <text:p>7,277<text:s/></text:p>
          </table:table-cell>
          <table:table-cell table:number-columns-repeated="16275"/>
        </table:table-row>
        <table:table-row table:style-name="ro2">
          <table:table-cell office:value-type="date" office:date-value="2018-11-25T00:00:00" table:style-name="ce4">
            <text:p>2018/11/25</text:p>
          </table:table-cell>
          <table:table-cell office:value-type="float" office:value="4675" table:style-name="ce5">
            <text:p>4,675<text:s/></text:p>
          </table:table-cell>
          <table:table-cell office:value-type="float" office:value="8850" table:style-name="ce5">
            <text:p>8,850<text:s/></text:p>
          </table:table-cell>
          <table:table-cell office:value-type="float" office:value="20705" table:style-name="ce5">
            <text:p>20,705<text:s/></text:p>
          </table:table-cell>
          <table:table-cell office:value-type="float" office:value="40966" table:style-name="ce5">
            <text:p>40,966<text:s/></text:p>
          </table:table-cell>
          <table:table-cell office:value-type="float" office:value="14111" table:style-name="ce5">
            <text:p>14,111<text:s/></text:p>
          </table:table-cell>
          <table:table-cell office:value-type="float" office:value="9430" table:style-name="ce5">
            <text:p>9,430<text:s/></text:p>
          </table:table-cell>
          <table:table-cell office:value-type="float" office:value="7619" table:style-name="ce5">
            <text:p>7,619<text:s/></text:p>
          </table:table-cell>
          <table:table-cell office:value-type="float" office:value="3893" table:style-name="ce5">
            <text:p>3,893<text:s/></text:p>
          </table:table-cell>
          <table:table-cell office:value-type="float" office:value="2331" table:style-name="ce5">
            <text:p>2,331<text:s/></text:p>
          </table:table-cell>
          <table:table-cell office:value-type="float" office:value="9629" table:style-name="ce5">
            <text:p>9,629<text:s/></text:p>
          </table:table-cell>
          <table:table-cell office:value-type="float" office:value="1730" table:style-name="ce5">
            <text:p>1,730<text:s/></text:p>
          </table:table-cell>
          <table:table-cell office:value-type="float" office:value="3419" table:style-name="ce5">
            <text:p>3,419<text:s/></text:p>
          </table:table-cell>
          <table:table-cell office:value-type="float" office:value="11360" table:style-name="ce5">
            <text:p>11,360<text:s/></text:p>
          </table:table-cell>
          <table:table-cell office:value-type="float" office:value="6433" table:style-name="ce5">
            <text:p>6,433<text:s/></text:p>
          </table:table-cell>
          <table:table-cell office:value-type="float" office:value="10909" table:style-name="ce5">
            <text:p>10,909<text:s/></text:p>
          </table:table-cell>
          <table:table-cell office:value-type="float" office:value="5880" table:style-name="ce5">
            <text:p>5,880<text:s/></text:p>
          </table:table-cell>
          <table:table-cell office:value-type="float" office:value="6227" table:style-name="ce5">
            <text:p>6,227<text:s/></text:p>
          </table:table-cell>
          <table:table-cell office:value-type="float" office:value="4040" table:style-name="ce5">
            <text:p>4,040<text:s/></text:p>
          </table:table-cell>
          <table:table-cell office:value-type="float" office:value="7319" table:style-name="ce5">
            <text:p>7,319<text:s/></text:p>
          </table:table-cell>
          <table:table-cell office:value-type="float" office:value="3613" table:style-name="ce5">
            <text:p>3,613<text:s/></text:p>
          </table:table-cell>
          <table:table-cell office:value-type="float" office:value="5571" table:style-name="ce5">
            <text:p>5,571<text:s/></text:p>
          </table:table-cell>
          <table:table-cell office:value-type="float" office:value="6074" table:style-name="ce5">
            <text:p>6,074<text:s/></text:p>
          </table:table-cell>
          <table:table-cell office:value-type="float" office:value="2450" table:style-name="ce5">
            <text:p>2,450<text:s/></text:p>
          </table:table-cell>
          <table:table-cell office:value-type="float" office:value="35925" table:style-name="ce5">
            <text:p>35,925<text:s/></text:p>
          </table:table-cell>
          <table:table-cell office:value-type="float" office:value="2203" table:style-name="ce5">
            <text:p>2,203<text:s/></text:p>
          </table:table-cell>
          <table:table-cell office:value-type="float" office:value="11426" table:style-name="ce5">
            <text:p>11,426<text:s/></text:p>
          </table:table-cell>
          <table:table-cell office:value-type="float" office:value="9232" table:style-name="ce5">
            <text:p>9,232<text:s/></text:p>
          </table:table-cell>
          <table:table-cell office:value-type="float" office:value="12540" table:style-name="ce5">
            <text:p>12,540<text:s/></text:p>
          </table:table-cell>
          <table:table-cell office:value-type="float" office:value="15699" table:style-name="ce5">
            <text:p>15,699<text:s/></text:p>
          </table:table-cell>
          <table:table-cell office:value-type="float" office:value="14685" table:style-name="ce5">
            <text:p>14,685<text:s/></text:p>
          </table:table-cell>
          <table:table-cell office:value-type="float" office:value="8564" table:style-name="ce5">
            <text:p>8,564<text:s/></text:p>
          </table:table-cell>
          <table:table-cell office:value-type="float" office:value="28894" table:style-name="ce5">
            <text:p>28,894<text:s/></text:p>
          </table:table-cell>
          <table:table-cell office:value-type="float" office:value="15823" table:style-name="ce5">
            <text:p>15,823<text:s/></text:p>
          </table:table-cell>
          <table:table-cell office:value-type="float" office:value="23519" table:style-name="ce5">
            <text:p>23,519<text:s/></text:p>
          </table:table-cell>
          <table:table-cell office:value-type="float" office:value="23255" table:style-name="ce5">
            <text:p>23,255<text:s/></text:p>
          </table:table-cell>
          <table:table-cell office:value-type="float" office:value="4264" table:style-name="ce5">
            <text:p>4,264<text:s/></text:p>
          </table:table-cell>
          <table:table-cell office:value-type="float" office:value="29624" table:style-name="ce5">
            <text:p>29,624<text:s/></text:p>
          </table:table-cell>
          <table:table-cell office:value-type="float" office:value="21189" table:style-name="ce5">
            <text:p>21,189<text:s/></text:p>
          </table:table-cell>
          <table:table-cell office:value-type="float" office:value="18164" table:style-name="ce5">
            <text:p>18,164<text:s/></text:p>
          </table:table-cell>
          <table:table-cell office:value-type="float" office:value="16741" table:style-name="ce5">
            <text:p>16,741<text:s/></text:p>
          </table:table-cell>
          <table:table-cell office:value-type="float" office:value="11622" table:style-name="ce5">
            <text:p>11,622<text:s/></text:p>
          </table:table-cell>
          <table:table-cell office:value-type="float" office:value="166408" table:style-name="ce5">
            <text:p>166,408<text:s/></text:p>
          </table:table-cell>
          <table:table-cell office:value-type="float" office:value="38969" table:style-name="ce5">
            <text:p>38,969<text:s/></text:p>
          </table:table-cell>
          <table:table-cell office:value-type="float" office:value="14771" table:style-name="ce5">
            <text:p>14,771<text:s/></text:p>
          </table:table-cell>
          <table:table-cell office:value-type="float" office:value="17802" table:style-name="ce5">
            <text:p>17,802<text:s/></text:p>
          </table:table-cell>
          <table:table-cell office:value-type="float" office:value="30303" table:style-name="ce5">
            <text:p>30,303<text:s/></text:p>
          </table:table-cell>
          <table:table-cell office:value-type="float" office:value="32669" table:style-name="ce5">
            <text:p>32,669<text:s/></text:p>
          </table:table-cell>
          <table:table-cell office:value-type="float" office:value="25273" table:style-name="ce5">
            <text:p>25,273<text:s/></text:p>
          </table:table-cell>
          <table:table-cell office:value-type="float" office:value="21587" table:style-name="ce5">
            <text:p>21,587<text:s/></text:p>
          </table:table-cell>
          <table:table-cell office:value-type="float" office:value="8072" table:style-name="ce5">
            <text:p>8,072<text:s/></text:p>
          </table:table-cell>
          <table:table-cell office:value-type="float" office:value="22814" table:style-name="ce5">
            <text:p>22,814<text:s/></text:p>
          </table:table-cell>
          <table:table-cell office:value-type="float" office:value="5674" table:style-name="ce5">
            <text:p>5,674<text:s/></text:p>
          </table:table-cell>
          <table:table-cell office:value-type="float" office:value="5276" table:style-name="ce5">
            <text:p>5,276<text:s/></text:p>
          </table:table-cell>
          <table:table-cell office:value-type="float" office:value="16290" table:style-name="ce5">
            <text:p>16,290<text:s/></text:p>
          </table:table-cell>
          <table:table-cell office:value-type="float" office:value="7154" table:style-name="ce5">
            <text:p>7,154<text:s/></text:p>
          </table:table-cell>
          <table:table-cell office:value-type="float" office:value="2904" table:style-name="ce5">
            <text:p>2,904<text:s/></text:p>
          </table:table-cell>
          <table:table-cell office:value-type="float" office:value="1798" table:style-name="ce5">
            <text:p>1,798<text:s/></text:p>
          </table:table-cell>
          <table:table-cell office:value-type="float" office:value="9370" table:style-name="ce5">
            <text:p>9,370<text:s/></text:p>
          </table:table-cell>
          <table:table-cell office:value-type="float" office:value="8149" table:style-name="ce5">
            <text:p>8,149<text:s/></text:p>
          </table:table-cell>
          <table:table-cell office:value-type="float" office:value="5968" table:style-name="ce5">
            <text:p>5,968<text:s/></text:p>
          </table:table-cell>
          <table:table-cell office:value-type="float" office:value="46339" table:style-name="ce5">
            <text:p>46,339<text:s/></text:p>
          </table:table-cell>
          <table:table-cell office:value-type="float" office:value="6485" table:style-name="ce5">
            <text:p>6,485<text:s/></text:p>
          </table:table-cell>
          <table:table-cell office:value-type="float" office:value="11019" table:style-name="ce5">
            <text:p>11,019<text:s/></text:p>
          </table:table-cell>
          <table:table-cell office:value-type="float" office:value="5643" table:style-name="ce5">
            <text:p>5,643<text:s/></text:p>
          </table:table-cell>
          <table:table-cell office:value-type="float" office:value="16279" table:style-name="ce5">
            <text:p>16,279<text:s/></text:p>
          </table:table-cell>
          <table:table-cell office:value-type="float" office:value="14750" table:style-name="ce5">
            <text:p>14,750<text:s/></text:p>
          </table:table-cell>
          <table:table-cell office:value-type="float" office:value="25102" table:style-name="ce5">
            <text:p>25,102<text:s/></text:p>
          </table:table-cell>
          <table:table-cell office:value-type="float" office:value="52681" table:style-name="ce5">
            <text:p>52,681<text:s/></text:p>
          </table:table-cell>
          <table:table-cell office:value-type="float" office:value="29917" table:style-name="ce5">
            <text:p>29,917<text:s/></text:p>
          </table:table-cell>
          <table:table-cell office:value-type="float" office:value="19648" table:style-name="ce5">
            <text:p>19,648<text:s/></text:p>
          </table:table-cell>
          <table:table-cell office:value-type="float" office:value="27240" table:style-name="ce5">
            <text:p>27,240<text:s/></text:p>
          </table:table-cell>
          <table:table-cell office:value-type="float" office:value="70312" table:style-name="ce5">
            <text:p>70,312<text:s/></text:p>
          </table:table-cell>
          <table:table-cell office:value-type="float" office:value="14374" table:style-name="ce5">
            <text:p>14,374<text:s/></text:p>
          </table:table-cell>
          <table:table-cell office:value-type="float" office:value="27228" table:style-name="ce5">
            <text:p>27,228<text:s/></text:p>
          </table:table-cell>
          <table:table-cell office:value-type="float" office:value="28109" table:style-name="ce5">
            <text:p>28,109<text:s/></text:p>
          </table:table-cell>
          <table:table-cell office:value-type="float" office:value="17288" table:style-name="ce5">
            <text:p>17,288<text:s/></text:p>
          </table:table-cell>
          <table:table-cell office:value-type="float" office:value="53468" table:style-name="ce5">
            <text:p>53,468<text:s/></text:p>
          </table:table-cell>
          <table:table-cell office:value-type="float" office:value="14392" table:style-name="ce5">
            <text:p>14,392<text:s/></text:p>
          </table:table-cell>
          <table:table-cell office:value-type="float" office:value="13319" table:style-name="ce5">
            <text:p>13,319<text:s/></text:p>
          </table:table-cell>
          <table:table-cell office:value-type="float" office:value="9073" table:style-name="ce5">
            <text:p>9,073<text:s/></text:p>
          </table:table-cell>
          <table:table-cell office:value-type="float" office:value="15784" table:style-name="ce5">
            <text:p>15,784<text:s/></text:p>
          </table:table-cell>
          <table:table-cell office:value-type="float" office:value="10208" table:style-name="ce5">
            <text:p>10,208<text:s/></text:p>
          </table:table-cell>
          <table:table-cell office:value-type="float" office:value="25788" table:style-name="ce5">
            <text:p>25,788<text:s/></text:p>
          </table:table-cell>
          <table:table-cell office:value-type="float" office:value="11515" table:style-name="ce5">
            <text:p>11,515<text:s/></text:p>
          </table:table-cell>
          <table:table-cell office:value-type="float" office:value="10219" table:style-name="ce5">
            <text:p>10,219<text:s/></text:p>
          </table:table-cell>
          <table:table-cell office:value-type="float" office:value="9856" table:style-name="ce5">
            <text:p>9,856<text:s/></text:p>
          </table:table-cell>
          <table:table-cell office:value-type="float" office:value="16459" table:style-name="ce5">
            <text:p>16,459<text:s/></text:p>
          </table:table-cell>
          <table:table-cell office:value-type="float" office:value="13959" table:style-name="ce5">
            <text:p>13,959<text:s/></text:p>
          </table:table-cell>
          <table:table-cell office:value-type="float" office:value="14503" table:style-name="ce5">
            <text:p>14,503<text:s/></text:p>
          </table:table-cell>
          <table:table-cell office:value-type="float" office:value="15826" table:style-name="ce5">
            <text:p>15,826<text:s/></text:p>
          </table:table-cell>
          <table:table-cell office:value-type="float" office:value="9177" table:style-name="ce5">
            <text:p>9,177<text:s/></text:p>
          </table:table-cell>
          <table:table-cell office:value-type="float" office:value="8165" table:style-name="ce5">
            <text:p>8,165<text:s/></text:p>
          </table:table-cell>
          <table:table-cell office:value-type="float" office:value="3547" table:style-name="ce5">
            <text:p>3,547<text:s/></text:p>
          </table:table-cell>
          <table:table-cell office:value-type="float" office:value="2181" table:style-name="ce5">
            <text:p>2,181<text:s/></text:p>
          </table:table-cell>
          <table:table-cell office:value-type="float" office:value="5284" table:style-name="ce5">
            <text:p>5,284<text:s/></text:p>
          </table:table-cell>
          <table:table-cell office:value-type="float" office:value="6901" table:style-name="ce5">
            <text:p>6,901<text:s/></text:p>
          </table:table-cell>
          <table:table-cell office:value-type="float" office:value="8033" table:style-name="ce5">
            <text:p>8,033<text:s/></text:p>
          </table:table-cell>
          <table:table-cell office:value-type="float" office:value="9246" table:style-name="ce5">
            <text:p>9,246<text:s/></text:p>
          </table:table-cell>
          <table:table-cell office:value-type="float" office:value="12396" table:style-name="ce5">
            <text:p>12,396<text:s/></text:p>
          </table:table-cell>
          <table:table-cell office:value-type="float" office:value="18313" table:style-name="ce5">
            <text:p>18,313<text:s/></text:p>
          </table:table-cell>
          <table:table-cell office:value-type="float" office:value="22216" table:style-name="ce5">
            <text:p>22,216<text:s/></text:p>
          </table:table-cell>
          <table:table-cell office:value-type="float" office:value="9452" table:style-name="ce5">
            <text:p>9,452<text:s/></text:p>
          </table:table-cell>
          <table:table-cell office:value-type="float" office:value="9204" table:style-name="ce5">
            <text:p>9,204<text:s/></text:p>
          </table:table-cell>
          <table:table-cell office:value-type="float" office:value="9470" table:style-name="ce5">
            <text:p>9,470<text:s/></text:p>
          </table:table-cell>
          <table:table-cell office:value-type="float" office:value="8684" table:style-name="ce5">
            <text:p>8,684<text:s/></text:p>
          </table:table-cell>
          <table:table-cell office:value-type="float" office:value="9619" table:style-name="ce5">
            <text:p>9,619<text:s/></text:p>
          </table:table-cell>
          <table:table-cell office:value-type="float" office:value="7187" table:style-name="ce5">
            <text:p>7,187<text:s/></text:p>
          </table:table-cell>
          <table:table-cell office:value-type="float" office:value="7013" table:style-name="ce5">
            <text:p>7,013<text:s/></text:p>
          </table:table-cell>
          <table:table-cell table:number-columns-repeated="16275"/>
        </table:table-row>
        <table:table-row table:style-name="ro2">
          <table:table-cell office:value-type="date" office:date-value="2018-11-26T00:00:00" table:style-name="ce4">
            <text:p>2018/11/26</text:p>
          </table:table-cell>
          <table:table-cell office:value-type="float" office:value="5648" table:style-name="ce5">
            <text:p>5,648<text:s/></text:p>
          </table:table-cell>
          <table:table-cell office:value-type="float" office:value="15511" table:style-name="ce5">
            <text:p>15,511<text:s/></text:p>
          </table:table-cell>
          <table:table-cell office:value-type="float" office:value="43063" table:style-name="ce5">
            <text:p>43,063<text:s/></text:p>
          </table:table-cell>
          <table:table-cell office:value-type="float" office:value="44047" table:style-name="ce5">
            <text:p>44,047<text:s/></text:p>
          </table:table-cell>
          <table:table-cell office:value-type="float" office:value="27205" table:style-name="ce5">
            <text:p>27,205<text:s/></text:p>
          </table:table-cell>
          <table:table-cell office:value-type="float" office:value="15765" table:style-name="ce5">
            <text:p>15,765<text:s/></text:p>
          </table:table-cell>
          <table:table-cell office:value-type="float" office:value="12181" table:style-name="ce5">
            <text:p>12,181<text:s/></text:p>
          </table:table-cell>
          <table:table-cell office:value-type="float" office:value="4039" table:style-name="ce5">
            <text:p>4,039<text:s/></text:p>
          </table:table-cell>
          <table:table-cell office:value-type="float" office:value="3087" table:style-name="ce5">
            <text:p>3,087<text:s/></text:p>
          </table:table-cell>
          <table:table-cell office:value-type="float" office:value="16162" table:style-name="ce5">
            <text:p>16,162<text:s/></text:p>
          </table:table-cell>
          <table:table-cell office:value-type="float" office:value="2150" table:style-name="ce5">
            <text:p>2,150<text:s/></text:p>
          </table:table-cell>
          <table:table-cell office:value-type="float" office:value="4988" table:style-name="ce5">
            <text:p>4,988<text:s/></text:p>
          </table:table-cell>
          <table:table-cell office:value-type="float" office:value="6216" table:style-name="ce5">
            <text:p>6,216<text:s/></text:p>
          </table:table-cell>
          <table:table-cell office:value-type="float" office:value="11025" table:style-name="ce5">
            <text:p>11,025<text:s/></text:p>
          </table:table-cell>
          <table:table-cell office:value-type="float" office:value="10493" table:style-name="ce5">
            <text:p>10,493<text:s/></text:p>
          </table:table-cell>
          <table:table-cell office:value-type="float" office:value="19662" table:style-name="ce5">
            <text:p>19,662<text:s/></text:p>
          </table:table-cell>
          <table:table-cell office:value-type="float" office:value="17551" table:style-name="ce5">
            <text:p>17,551<text:s/></text:p>
          </table:table-cell>
          <table:table-cell office:value-type="float" office:value="5657" table:style-name="ce5">
            <text:p>5,657<text:s/></text:p>
          </table:table-cell>
          <table:table-cell office:value-type="float" office:value="9148" table:style-name="ce5">
            <text:p>9,148<text:s/></text:p>
          </table:table-cell>
          <table:table-cell office:value-type="float" office:value="3146" table:style-name="ce5">
            <text:p>3,146<text:s/></text:p>
          </table:table-cell>
          <table:table-cell office:value-type="float" office:value="9129" table:style-name="ce5">
            <text:p>9,129<text:s/></text:p>
          </table:table-cell>
          <table:table-cell office:value-type="float" office:value="8841" table:style-name="ce5">
            <text:p>8,841<text:s/></text:p>
          </table:table-cell>
          <table:table-cell office:value-type="float" office:value="5338" table:style-name="ce5">
            <text:p>5,338<text:s/></text:p>
          </table:table-cell>
          <table:table-cell office:value-type="float" office:value="45198" table:style-name="ce5">
            <text:p>45,198<text:s/></text:p>
          </table:table-cell>
          <table:table-cell office:value-type="float" office:value="2425" table:style-name="ce5">
            <text:p>2,425<text:s/></text:p>
          </table:table-cell>
          <table:table-cell office:value-type="float" office:value="10974" table:style-name="ce5">
            <text:p>10,974<text:s/></text:p>
          </table:table-cell>
          <table:table-cell office:value-type="float" office:value="12398" table:style-name="ce5">
            <text:p>12,398<text:s/></text:p>
          </table:table-cell>
          <table:table-cell office:value-type="float" office:value="17212" table:style-name="ce5">
            <text:p>17,212<text:s/></text:p>
          </table:table-cell>
          <table:table-cell office:value-type="float" office:value="22346" table:style-name="ce5">
            <text:p>22,346<text:s/></text:p>
          </table:table-cell>
          <table:table-cell office:value-type="float" office:value="18131" table:style-name="ce5">
            <text:p>18,131<text:s/></text:p>
          </table:table-cell>
          <table:table-cell office:value-type="float" office:value="9801" table:style-name="ce5">
            <text:p>9,801<text:s/></text:p>
          </table:table-cell>
          <table:table-cell office:value-type="float" office:value="29193" table:style-name="ce5">
            <text:p>29,193<text:s/></text:p>
          </table:table-cell>
          <table:table-cell office:value-type="float" office:value="18208" table:style-name="ce5">
            <text:p>18,208<text:s/></text:p>
          </table:table-cell>
          <table:table-cell office:value-type="float" office:value="34392" table:style-name="ce5">
            <text:p>34,392<text:s/></text:p>
          </table:table-cell>
          <table:table-cell office:value-type="float" office:value="26834" table:style-name="ce5">
            <text:p>26,834<text:s/></text:p>
          </table:table-cell>
          <table:table-cell office:value-type="float" office:value="12009" table:style-name="ce5">
            <text:p>12,009<text:s/></text:p>
          </table:table-cell>
          <table:table-cell office:value-type="float" office:value="38507" table:style-name="ce5">
            <text:p>38,507<text:s/></text:p>
          </table:table-cell>
          <table:table-cell office:value-type="float" office:value="27634" table:style-name="ce5">
            <text:p>27,634<text:s/></text:p>
          </table:table-cell>
          <table:table-cell office:value-type="float" office:value="26194" table:style-name="ce5">
            <text:p>26,194<text:s/></text:p>
          </table:table-cell>
          <table:table-cell office:value-type="float" office:value="22238" table:style-name="ce5">
            <text:p>22,238<text:s/></text:p>
          </table:table-cell>
          <table:table-cell office:value-type="float" office:value="26353" table:style-name="ce5">
            <text:p>26,353<text:s/></text:p>
          </table:table-cell>
          <table:table-cell office:value-type="float" office:value="140683" table:style-name="ce5">
            <text:p>140,683<text:s/></text:p>
          </table:table-cell>
          <table:table-cell office:value-type="float" office:value="38294" table:style-name="ce5">
            <text:p>38,294<text:s/></text:p>
          </table:table-cell>
          <table:table-cell office:value-type="float" office:value="24193" table:style-name="ce5">
            <text:p>24,193<text:s/></text:p>
          </table:table-cell>
          <table:table-cell office:value-type="float" office:value="23941" table:style-name="ce5">
            <text:p>23,941<text:s/></text:p>
          </table:table-cell>
          <table:table-cell office:value-type="float" office:value="29480" table:style-name="ce5">
            <text:p>29,480<text:s/></text:p>
          </table:table-cell>
          <table:table-cell office:value-type="float" office:value="32596" table:style-name="ce5">
            <text:p>32,596<text:s/></text:p>
          </table:table-cell>
          <table:table-cell office:value-type="float" office:value="28852" table:style-name="ce5">
            <text:p>28,852<text:s/></text:p>
          </table:table-cell>
          <table:table-cell office:value-type="float" office:value="23567" table:style-name="ce5">
            <text:p>23,567<text:s/></text:p>
          </table:table-cell>
          <table:table-cell office:value-type="float" office:value="13558" table:style-name="ce5">
            <text:p>13,558<text:s/></text:p>
          </table:table-cell>
          <table:table-cell office:value-type="float" office:value="33930" table:style-name="ce5">
            <text:p>33,930<text:s/></text:p>
          </table:table-cell>
          <table:table-cell office:value-type="float" office:value="7197" table:style-name="ce5">
            <text:p>7,197<text:s/></text:p>
          </table:table-cell>
          <table:table-cell office:value-type="float" office:value="8396" table:style-name="ce5">
            <text:p>8,396<text:s/></text:p>
          </table:table-cell>
          <table:table-cell office:value-type="float" office:value="19451" table:style-name="ce5">
            <text:p>19,451<text:s/></text:p>
          </table:table-cell>
          <table:table-cell office:value-type="float" office:value="5787" table:style-name="ce5">
            <text:p>5,787<text:s/></text:p>
          </table:table-cell>
          <table:table-cell office:value-type="float" office:value="3769" table:style-name="ce5">
            <text:p>3,769<text:s/></text:p>
          </table:table-cell>
          <table:table-cell office:value-type="float" office:value="3786" table:style-name="ce5">
            <text:p>3,786<text:s/></text:p>
          </table:table-cell>
          <table:table-cell office:value-type="float" office:value="14120" table:style-name="ce5">
            <text:p>14,120<text:s/></text:p>
          </table:table-cell>
          <table:table-cell office:value-type="float" office:value="9965" table:style-name="ce5">
            <text:p>9,965<text:s/></text:p>
          </table:table-cell>
          <table:table-cell office:value-type="float" office:value="7519" table:style-name="ce5">
            <text:p>7,519<text:s/></text:p>
          </table:table-cell>
          <table:table-cell office:value-type="float" office:value="37857" table:style-name="ce5">
            <text:p>37,857<text:s/></text:p>
          </table:table-cell>
          <table:table-cell office:value-type="float" office:value="8194" table:style-name="ce5">
            <text:p>8,194<text:s/></text:p>
          </table:table-cell>
          <table:table-cell office:value-type="float" office:value="13512" table:style-name="ce5">
            <text:p>13,512<text:s/></text:p>
          </table:table-cell>
          <table:table-cell office:value-type="float" office:value="7414" table:style-name="ce5">
            <text:p>7,414<text:s/></text:p>
          </table:table-cell>
          <table:table-cell office:value-type="float" office:value="21923" table:style-name="ce5">
            <text:p>21,923<text:s/></text:p>
          </table:table-cell>
          <table:table-cell office:value-type="float" office:value="24144" table:style-name="ce5">
            <text:p>24,144<text:s/></text:p>
          </table:table-cell>
          <table:table-cell office:value-type="float" office:value="27254" table:style-name="ce5">
            <text:p>27,254<text:s/></text:p>
          </table:table-cell>
          <table:table-cell office:value-type="float" office:value="45245" table:style-name="ce5">
            <text:p>45,245<text:s/></text:p>
          </table:table-cell>
          <table:table-cell office:value-type="float" office:value="41884" table:style-name="ce5">
            <text:p>41,884<text:s/></text:p>
          </table:table-cell>
          <table:table-cell office:value-type="float" office:value="26977" table:style-name="ce5">
            <text:p>26,977<text:s/></text:p>
          </table:table-cell>
          <table:table-cell office:value-type="float" office:value="29153" table:style-name="ce5">
            <text:p>29,153<text:s/></text:p>
          </table:table-cell>
          <table:table-cell office:value-type="float" office:value="64476" table:style-name="ce5">
            <text:p>64,476<text:s/></text:p>
          </table:table-cell>
          <table:table-cell office:value-type="float" office:value="24527" table:style-name="ce5">
            <text:p>24,527<text:s/></text:p>
          </table:table-cell>
          <table:table-cell office:value-type="float" office:value="31848" table:style-name="ce5">
            <text:p>31,848<text:s/></text:p>
          </table:table-cell>
          <table:table-cell office:value-type="float" office:value="35834" table:style-name="ce5">
            <text:p>35,834<text:s/></text:p>
          </table:table-cell>
          <table:table-cell office:value-type="float" office:value="22022" table:style-name="ce5">
            <text:p>22,022<text:s/></text:p>
          </table:table-cell>
          <table:table-cell office:value-type="float" office:value="62962" table:style-name="ce5">
            <text:p>62,962<text:s/></text:p>
          </table:table-cell>
          <table:table-cell office:value-type="float" office:value="21413" table:style-name="ce5">
            <text:p>21,413<text:s/></text:p>
          </table:table-cell>
          <table:table-cell office:value-type="float" office:value="17215" table:style-name="ce5">
            <text:p>17,215<text:s/></text:p>
          </table:table-cell>
          <table:table-cell office:value-type="float" office:value="15974" table:style-name="ce5">
            <text:p>15,974<text:s/></text:p>
          </table:table-cell>
          <table:table-cell office:value-type="float" office:value="19665" table:style-name="ce5">
            <text:p>19,665<text:s/></text:p>
          </table:table-cell>
          <table:table-cell office:value-type="float" office:value="12600" table:style-name="ce5">
            <text:p>12,600<text:s/></text:p>
          </table:table-cell>
          <table:table-cell office:value-type="float" office:value="28192" table:style-name="ce5">
            <text:p>28,192<text:s/></text:p>
          </table:table-cell>
          <table:table-cell office:value-type="float" office:value="18997" table:style-name="ce5">
            <text:p>18,997<text:s/></text:p>
          </table:table-cell>
          <table:table-cell office:value-type="float" office:value="7285" table:style-name="ce5">
            <text:p>7,285<text:s/></text:p>
          </table:table-cell>
          <table:table-cell office:value-type="float" office:value="12144" table:style-name="ce5">
            <text:p>12,144<text:s/></text:p>
          </table:table-cell>
          <table:table-cell office:value-type="float" office:value="40562" table:style-name="ce5">
            <text:p>40,562<text:s/></text:p>
          </table:table-cell>
          <table:table-cell office:value-type="float" office:value="24590" table:style-name="ce5">
            <text:p>24,590<text:s/></text:p>
          </table:table-cell>
          <table:table-cell office:value-type="float" office:value="25606" table:style-name="ce5">
            <text:p>25,606<text:s/></text:p>
          </table:table-cell>
          <table:table-cell office:value-type="float" office:value="23791" table:style-name="ce5">
            <text:p>23,791<text:s/></text:p>
          </table:table-cell>
          <table:table-cell office:value-type="float" office:value="15295" table:style-name="ce5">
            <text:p>15,295<text:s/></text:p>
          </table:table-cell>
          <table:table-cell office:value-type="float" office:value="11733" table:style-name="ce5">
            <text:p>11,733<text:s/></text:p>
          </table:table-cell>
          <table:table-cell office:value-type="float" office:value="4662" table:style-name="ce5">
            <text:p>4,662<text:s/></text:p>
          </table:table-cell>
          <table:table-cell office:value-type="float" office:value="4928" table:style-name="ce5">
            <text:p>4,928<text:s/></text:p>
          </table:table-cell>
          <table:table-cell office:value-type="float" office:value="6253" table:style-name="ce5">
            <text:p>6,253<text:s/></text:p>
          </table:table-cell>
          <table:table-cell office:value-type="float" office:value="10461" table:style-name="ce5">
            <text:p>10,461<text:s/></text:p>
          </table:table-cell>
          <table:table-cell office:value-type="float" office:value="9436" table:style-name="ce5">
            <text:p>9,436<text:s/></text:p>
          </table:table-cell>
          <table:table-cell office:value-type="float" office:value="12080" table:style-name="ce5">
            <text:p>12,080<text:s/></text:p>
          </table:table-cell>
          <table:table-cell office:value-type="float" office:value="18172" table:style-name="ce5">
            <text:p>18,172<text:s/></text:p>
          </table:table-cell>
          <table:table-cell office:value-type="float" office:value="29389" table:style-name="ce5">
            <text:p>29,389<text:s/></text:p>
          </table:table-cell>
          <table:table-cell office:value-type="float" office:value="24855" table:style-name="ce5">
            <text:p>24,855<text:s/></text:p>
          </table:table-cell>
          <table:table-cell office:value-type="float" office:value="13518" table:style-name="ce5">
            <text:p>13,518<text:s/></text:p>
          </table:table-cell>
          <table:table-cell office:value-type="float" office:value="13032" table:style-name="ce5">
            <text:p>13,032<text:s/></text:p>
          </table:table-cell>
          <table:table-cell office:value-type="float" office:value="13019" table:style-name="ce5">
            <text:p>13,019<text:s/></text:p>
          </table:table-cell>
          <table:table-cell office:value-type="float" office:value="12787" table:style-name="ce5">
            <text:p>12,787<text:s/></text:p>
          </table:table-cell>
          <table:table-cell office:value-type="float" office:value="12149" table:style-name="ce5">
            <text:p>12,149<text:s/></text:p>
          </table:table-cell>
          <table:table-cell office:value-type="float" office:value="10559" table:style-name="ce5">
            <text:p>10,559<text:s/></text:p>
          </table:table-cell>
          <table:table-cell office:value-type="float" office:value="9205" table:style-name="ce5">
            <text:p>9,205<text:s/></text:p>
          </table:table-cell>
          <table:table-cell table:number-columns-repeated="16275"/>
        </table:table-row>
        <table:table-row table:style-name="ro2">
          <table:table-cell office:value-type="date" office:date-value="2018-11-27T00:00:00" table:style-name="ce4">
            <text:p>2018/11/27</text:p>
          </table:table-cell>
          <table:table-cell office:value-type="float" office:value="5482" table:style-name="ce5">
            <text:p>5,482<text:s/></text:p>
          </table:table-cell>
          <table:table-cell office:value-type="float" office:value="15598" table:style-name="ce5">
            <text:p>15,598<text:s/></text:p>
          </table:table-cell>
          <table:table-cell office:value-type="float" office:value="44270" table:style-name="ce5">
            <text:p>44,270<text:s/></text:p>
          </table:table-cell>
          <table:table-cell office:value-type="float" office:value="44836" table:style-name="ce5">
            <text:p>44,836<text:s/></text:p>
          </table:table-cell>
          <table:table-cell office:value-type="float" office:value="27927" table:style-name="ce5">
            <text:p>27,927<text:s/></text:p>
          </table:table-cell>
          <table:table-cell office:value-type="float" office:value="15846" table:style-name="ce5">
            <text:p>15,846<text:s/></text:p>
          </table:table-cell>
          <table:table-cell office:value-type="float" office:value="12448" table:style-name="ce5">
            <text:p>12,448<text:s/></text:p>
          </table:table-cell>
          <table:table-cell office:value-type="float" office:value="3951" table:style-name="ce5">
            <text:p>3,951<text:s/></text:p>
          </table:table-cell>
          <table:table-cell office:value-type="float" office:value="3063" table:style-name="ce5">
            <text:p>3,063<text:s/></text:p>
          </table:table-cell>
          <table:table-cell office:value-type="float" office:value="16137" table:style-name="ce5">
            <text:p>16,137<text:s/></text:p>
          </table:table-cell>
          <table:table-cell office:value-type="float" office:value="2232" table:style-name="ce5">
            <text:p>2,232<text:s/></text:p>
          </table:table-cell>
          <table:table-cell office:value-type="float" office:value="4822" table:style-name="ce5">
            <text:p>4,822<text:s/></text:p>
          </table:table-cell>
          <table:table-cell office:value-type="float" office:value="7145" table:style-name="ce5">
            <text:p>7,145<text:s/></text:p>
          </table:table-cell>
          <table:table-cell office:value-type="float" office:value="11031" table:style-name="ce5">
            <text:p>11,031<text:s/></text:p>
          </table:table-cell>
          <table:table-cell office:value-type="float" office:value="10296" table:style-name="ce5">
            <text:p>10,296<text:s/></text:p>
          </table:table-cell>
          <table:table-cell office:value-type="float" office:value="19967" table:style-name="ce5">
            <text:p>19,967<text:s/></text:p>
          </table:table-cell>
          <table:table-cell office:value-type="float" office:value="17867" table:style-name="ce5">
            <text:p>17,867<text:s/></text:p>
          </table:table-cell>
          <table:table-cell office:value-type="float" office:value="5810" table:style-name="ce5">
            <text:p>5,810<text:s/></text:p>
          </table:table-cell>
          <table:table-cell office:value-type="float" office:value="9153" table:style-name="ce5">
            <text:p>9,153<text:s/></text:p>
          </table:table-cell>
          <table:table-cell office:value-type="float" office:value="3234" table:style-name="ce5">
            <text:p>3,234<text:s/></text:p>
          </table:table-cell>
          <table:table-cell office:value-type="float" office:value="8996" table:style-name="ce5">
            <text:p>8,996<text:s/></text:p>
          </table:table-cell>
          <table:table-cell office:value-type="float" office:value="8903" table:style-name="ce5">
            <text:p>8,903<text:s/></text:p>
          </table:table-cell>
          <table:table-cell office:value-type="float" office:value="5379" table:style-name="ce5">
            <text:p>5,379<text:s/></text:p>
          </table:table-cell>
          <table:table-cell office:value-type="float" office:value="28915" table:style-name="ce5">
            <text:p>28,915<text:s/></text:p>
          </table:table-cell>
          <table:table-cell office:value-type="float" office:value="2462" table:style-name="ce5">
            <text:p>2,462<text:s/></text:p>
          </table:table-cell>
          <table:table-cell office:value-type="float" office:value="11365" table:style-name="ce5">
            <text:p>11,365<text:s/></text:p>
          </table:table-cell>
          <table:table-cell office:value-type="float" office:value="12332" table:style-name="ce5">
            <text:p>12,332<text:s/></text:p>
          </table:table-cell>
          <table:table-cell office:value-type="float" office:value="17032" table:style-name="ce5">
            <text:p>17,032<text:s/></text:p>
          </table:table-cell>
          <table:table-cell office:value-type="float" office:value="22321" table:style-name="ce5">
            <text:p>22,321<text:s/></text:p>
          </table:table-cell>
          <table:table-cell office:value-type="float" office:value="18348" table:style-name="ce5">
            <text:p>18,348<text:s/></text:p>
          </table:table-cell>
          <table:table-cell office:value-type="float" office:value="9700" table:style-name="ce5">
            <text:p>9,700<text:s/></text:p>
          </table:table-cell>
          <table:table-cell office:value-type="float" office:value="28104" table:style-name="ce5">
            <text:p>28,104<text:s/></text:p>
          </table:table-cell>
          <table:table-cell office:value-type="float" office:value="18446" table:style-name="ce5">
            <text:p>18,446<text:s/></text:p>
          </table:table-cell>
          <table:table-cell office:value-type="float" office:value="34554" table:style-name="ce5">
            <text:p>34,554<text:s/></text:p>
          </table:table-cell>
          <table:table-cell office:value-type="float" office:value="29670" table:style-name="ce5">
            <text:p>29,670<text:s/></text:p>
          </table:table-cell>
          <table:table-cell office:value-type="float" office:value="11928" table:style-name="ce5">
            <text:p>11,928<text:s/></text:p>
          </table:table-cell>
          <table:table-cell office:value-type="float" office:value="38352" table:style-name="ce5">
            <text:p>38,352<text:s/></text:p>
          </table:table-cell>
          <table:table-cell office:value-type="float" office:value="28263" table:style-name="ce5">
            <text:p>28,263<text:s/></text:p>
          </table:table-cell>
          <table:table-cell office:value-type="float" office:value="26045" table:style-name="ce5">
            <text:p>26,045<text:s/></text:p>
          </table:table-cell>
          <table:table-cell office:value-type="float" office:value="22248" table:style-name="ce5">
            <text:p>22,248<text:s/></text:p>
          </table:table-cell>
          <table:table-cell office:value-type="float" office:value="27283" table:style-name="ce5">
            <text:p>27,283<text:s/></text:p>
          </table:table-cell>
          <table:table-cell office:value-type="float" office:value="134528" table:style-name="ce5">
            <text:p>134,528<text:s/></text:p>
          </table:table-cell>
          <table:table-cell office:value-type="float" office:value="39470" table:style-name="ce5">
            <text:p>39,470<text:s/></text:p>
          </table:table-cell>
          <table:table-cell office:value-type="float" office:value="24354" table:style-name="ce5">
            <text:p>24,354<text:s/></text:p>
          </table:table-cell>
          <table:table-cell office:value-type="float" office:value="24911" table:style-name="ce5">
            <text:p>24,911<text:s/></text:p>
          </table:table-cell>
          <table:table-cell office:value-type="float" office:value="29129" table:style-name="ce5">
            <text:p>29,129<text:s/></text:p>
          </table:table-cell>
          <table:table-cell office:value-type="float" office:value="34189" table:style-name="ce5">
            <text:p>34,189<text:s/></text:p>
          </table:table-cell>
          <table:table-cell office:value-type="float" office:value="29532" table:style-name="ce5">
            <text:p>29,532<text:s/></text:p>
          </table:table-cell>
          <table:table-cell office:value-type="float" office:value="24600" table:style-name="ce5">
            <text:p>24,600<text:s/></text:p>
          </table:table-cell>
          <table:table-cell office:value-type="float" office:value="13683" table:style-name="ce5">
            <text:p>13,683<text:s/></text:p>
          </table:table-cell>
          <table:table-cell office:value-type="float" office:value="33666" table:style-name="ce5">
            <text:p>33,666<text:s/></text:p>
          </table:table-cell>
          <table:table-cell office:value-type="float" office:value="7233" table:style-name="ce5">
            <text:p>7,233<text:s/></text:p>
          </table:table-cell>
          <table:table-cell office:value-type="float" office:value="8646" table:style-name="ce5">
            <text:p>8,646<text:s/></text:p>
          </table:table-cell>
          <table:table-cell office:value-type="float" office:value="20127" table:style-name="ce5">
            <text:p>20,127<text:s/></text:p>
          </table:table-cell>
          <table:table-cell office:value-type="float" office:value="6518" table:style-name="ce5">
            <text:p>6,518<text:s/></text:p>
          </table:table-cell>
          <table:table-cell office:value-type="float" office:value="3866" table:style-name="ce5">
            <text:p>3,866<text:s/></text:p>
          </table:table-cell>
          <table:table-cell office:value-type="float" office:value="3769" table:style-name="ce5">
            <text:p>3,769<text:s/></text:p>
          </table:table-cell>
          <table:table-cell office:value-type="float" office:value="14175" table:style-name="ce5">
            <text:p>14,175<text:s/></text:p>
          </table:table-cell>
          <table:table-cell office:value-type="float" office:value="10231" table:style-name="ce5">
            <text:p>10,231<text:s/></text:p>
          </table:table-cell>
          <table:table-cell office:value-type="float" office:value="7459" table:style-name="ce5">
            <text:p>7,459<text:s/></text:p>
          </table:table-cell>
          <table:table-cell office:value-type="float" office:value="36993" table:style-name="ce5">
            <text:p>36,993<text:s/></text:p>
          </table:table-cell>
          <table:table-cell office:value-type="float" office:value="8394" table:style-name="ce5">
            <text:p>8,394<text:s/></text:p>
          </table:table-cell>
          <table:table-cell office:value-type="float" office:value="13729" table:style-name="ce5">
            <text:p>13,729<text:s/></text:p>
          </table:table-cell>
          <table:table-cell office:value-type="float" office:value="7290" table:style-name="ce5">
            <text:p>7,290<text:s/></text:p>
          </table:table-cell>
          <table:table-cell office:value-type="float" office:value="22568" table:style-name="ce5">
            <text:p>22,568<text:s/></text:p>
          </table:table-cell>
          <table:table-cell office:value-type="float" office:value="24633" table:style-name="ce5">
            <text:p>24,633<text:s/></text:p>
          </table:table-cell>
          <table:table-cell office:value-type="float" office:value="28717" table:style-name="ce5">
            <text:p>28,717<text:s/></text:p>
          </table:table-cell>
          <table:table-cell office:value-type="float" office:value="46233" table:style-name="ce5">
            <text:p>46,233<text:s/></text:p>
          </table:table-cell>
          <table:table-cell office:value-type="float" office:value="42275" table:style-name="ce5">
            <text:p>42,275<text:s/></text:p>
          </table:table-cell>
          <table:table-cell office:value-type="float" office:value="27150" table:style-name="ce5">
            <text:p>27,150<text:s/></text:p>
          </table:table-cell>
          <table:table-cell office:value-type="float" office:value="30505" table:style-name="ce5">
            <text:p>30,505<text:s/></text:p>
          </table:table-cell>
          <table:table-cell office:value-type="float" office:value="66503" table:style-name="ce5">
            <text:p>66,503<text:s/></text:p>
          </table:table-cell>
          <table:table-cell office:value-type="float" office:value="25201" table:style-name="ce5">
            <text:p>25,201<text:s/></text:p>
          </table:table-cell>
          <table:table-cell office:value-type="float" office:value="32336" table:style-name="ce5">
            <text:p>32,336<text:s/></text:p>
          </table:table-cell>
          <table:table-cell office:value-type="float" office:value="36561" table:style-name="ce5">
            <text:p>36,561<text:s/></text:p>
          </table:table-cell>
          <table:table-cell office:value-type="float" office:value="22923" table:style-name="ce5">
            <text:p>22,923<text:s/></text:p>
          </table:table-cell>
          <table:table-cell office:value-type="float" office:value="62528" table:style-name="ce5">
            <text:p>62,528<text:s/></text:p>
          </table:table-cell>
          <table:table-cell office:value-type="float" office:value="21440" table:style-name="ce5">
            <text:p>21,440<text:s/></text:p>
          </table:table-cell>
          <table:table-cell office:value-type="float" office:value="16828" table:style-name="ce5">
            <text:p>16,828<text:s/></text:p>
          </table:table-cell>
          <table:table-cell office:value-type="float" office:value="15800" table:style-name="ce5">
            <text:p>15,800<text:s/></text:p>
          </table:table-cell>
          <table:table-cell office:value-type="float" office:value="17716" table:style-name="ce5">
            <text:p>17,716<text:s/></text:p>
          </table:table-cell>
          <table:table-cell office:value-type="float" office:value="13313" table:style-name="ce5">
            <text:p>13,313<text:s/></text:p>
          </table:table-cell>
          <table:table-cell office:value-type="float" office:value="28740" table:style-name="ce5">
            <text:p>28,740<text:s/></text:p>
          </table:table-cell>
          <table:table-cell office:value-type="float" office:value="19478" table:style-name="ce5">
            <text:p>19,478<text:s/></text:p>
          </table:table-cell>
          <table:table-cell office:value-type="float" office:value="8105" table:style-name="ce5">
            <text:p>8,105<text:s/></text:p>
          </table:table-cell>
          <table:table-cell office:value-type="float" office:value="12524" table:style-name="ce5">
            <text:p>12,524<text:s/></text:p>
          </table:table-cell>
          <table:table-cell office:value-type="float" office:value="41262" table:style-name="ce5">
            <text:p>41,262<text:s/></text:p>
          </table:table-cell>
          <table:table-cell office:value-type="float" office:value="25636" table:style-name="ce5">
            <text:p>25,636<text:s/></text:p>
          </table:table-cell>
          <table:table-cell office:value-type="float" office:value="26172" table:style-name="ce5">
            <text:p>26,172<text:s/></text:p>
          </table:table-cell>
          <table:table-cell office:value-type="float" office:value="24456" table:style-name="ce5">
            <text:p>24,456<text:s/></text:p>
          </table:table-cell>
          <table:table-cell office:value-type="float" office:value="14807" table:style-name="ce5">
            <text:p>14,807<text:s/></text:p>
          </table:table-cell>
          <table:table-cell office:value-type="float" office:value="11870" table:style-name="ce5">
            <text:p>11,870<text:s/></text:p>
          </table:table-cell>
          <table:table-cell office:value-type="float" office:value="4625" table:style-name="ce5">
            <text:p>4,625<text:s/></text:p>
          </table:table-cell>
          <table:table-cell office:value-type="float" office:value="5013" table:style-name="ce5">
            <text:p>5,013<text:s/></text:p>
          </table:table-cell>
          <table:table-cell office:value-type="float" office:value="6421" table:style-name="ce5">
            <text:p>6,421<text:s/></text:p>
          </table:table-cell>
          <table:table-cell office:value-type="float" office:value="10596" table:style-name="ce5">
            <text:p>10,596<text:s/></text:p>
          </table:table-cell>
          <table:table-cell office:value-type="float" office:value="9719" table:style-name="ce5">
            <text:p>9,719<text:s/></text:p>
          </table:table-cell>
          <table:table-cell office:value-type="float" office:value="12007" table:style-name="ce5">
            <text:p>12,007<text:s/></text:p>
          </table:table-cell>
          <table:table-cell office:value-type="float" office:value="18039" table:style-name="ce5">
            <text:p>18,039<text:s/></text:p>
          </table:table-cell>
          <table:table-cell office:value-type="float" office:value="29803" table:style-name="ce5">
            <text:p>29,803<text:s/></text:p>
          </table:table-cell>
          <table:table-cell office:value-type="float" office:value="26020" table:style-name="ce5">
            <text:p>26,020<text:s/></text:p>
          </table:table-cell>
          <table:table-cell office:value-type="float" office:value="13651" table:style-name="ce5">
            <text:p>13,651<text:s/></text:p>
          </table:table-cell>
          <table:table-cell office:value-type="float" office:value="13086" table:style-name="ce5">
            <text:p>13,086<text:s/></text:p>
          </table:table-cell>
          <table:table-cell office:value-type="float" office:value="12907" table:style-name="ce5">
            <text:p>12,907<text:s/></text:p>
          </table:table-cell>
          <table:table-cell office:value-type="float" office:value="12561" table:style-name="ce5">
            <text:p>12,561<text:s/></text:p>
          </table:table-cell>
          <table:table-cell office:value-type="float" office:value="12275" table:style-name="ce5">
            <text:p>12,275<text:s/></text:p>
          </table:table-cell>
          <table:table-cell office:value-type="float" office:value="10346" table:style-name="ce5">
            <text:p>10,346<text:s/></text:p>
          </table:table-cell>
          <table:table-cell office:value-type="float" office:value="9245" table:style-name="ce5">
            <text:p>9,245<text:s/></text:p>
          </table:table-cell>
          <table:table-cell table:number-columns-repeated="16275"/>
        </table:table-row>
        <table:table-row table:style-name="ro2">
          <table:table-cell office:value-type="date" office:date-value="2018-11-28T00:00:00" table:style-name="ce4">
            <text:p>2018/11/28</text:p>
          </table:table-cell>
          <table:table-cell office:value-type="float" office:value="5377" table:style-name="ce5">
            <text:p>5,377<text:s/></text:p>
          </table:table-cell>
          <table:table-cell office:value-type="float" office:value="16111" table:style-name="ce5">
            <text:p>16,111<text:s/></text:p>
          </table:table-cell>
          <table:table-cell office:value-type="float" office:value="44098" table:style-name="ce5">
            <text:p>44,098<text:s/></text:p>
          </table:table-cell>
          <table:table-cell office:value-type="float" office:value="45815" table:style-name="ce5">
            <text:p>45,815<text:s/></text:p>
          </table:table-cell>
          <table:table-cell office:value-type="float" office:value="28299" table:style-name="ce5">
            <text:p>28,299<text:s/></text:p>
          </table:table-cell>
          <table:table-cell office:value-type="float" office:value="16045" table:style-name="ce5">
            <text:p>16,045<text:s/></text:p>
          </table:table-cell>
          <table:table-cell office:value-type="float" office:value="12276" table:style-name="ce5">
            <text:p>12,276<text:s/></text:p>
          </table:table-cell>
          <table:table-cell office:value-type="float" office:value="4116" table:style-name="ce5">
            <text:p>4,116<text:s/></text:p>
          </table:table-cell>
          <table:table-cell office:value-type="float" office:value="3173" table:style-name="ce5">
            <text:p>3,173<text:s/></text:p>
          </table:table-cell>
          <table:table-cell office:value-type="float" office:value="16067" table:style-name="ce5">
            <text:p>16,067<text:s/></text:p>
          </table:table-cell>
          <table:table-cell office:value-type="float" office:value="2186" table:style-name="ce5">
            <text:p>2,186<text:s/></text:p>
          </table:table-cell>
          <table:table-cell office:value-type="float" office:value="4881" table:style-name="ce5">
            <text:p>4,881<text:s/></text:p>
          </table:table-cell>
          <table:table-cell office:value-type="float" office:value="6448" table:style-name="ce5">
            <text:p>6,448<text:s/></text:p>
          </table:table-cell>
          <table:table-cell office:value-type="float" office:value="11076" table:style-name="ce5">
            <text:p>11,076<text:s/></text:p>
          </table:table-cell>
          <table:table-cell office:value-type="float" office:value="10811" table:style-name="ce5">
            <text:p>10,811<text:s/></text:p>
          </table:table-cell>
          <table:table-cell office:value-type="float" office:value="20187" table:style-name="ce5">
            <text:p>20,187<text:s/></text:p>
          </table:table-cell>
          <table:table-cell office:value-type="float" office:value="18146" table:style-name="ce5">
            <text:p>18,146<text:s/></text:p>
          </table:table-cell>
          <table:table-cell office:value-type="float" office:value="5809" table:style-name="ce5">
            <text:p>5,809<text:s/></text:p>
          </table:table-cell>
          <table:table-cell office:value-type="float" office:value="8879" table:style-name="ce5">
            <text:p>8,879<text:s/></text:p>
          </table:table-cell>
          <table:table-cell office:value-type="float" office:value="3306" table:style-name="ce5">
            <text:p>3,306<text:s/></text:p>
          </table:table-cell>
          <table:table-cell office:value-type="float" office:value="9042" table:style-name="ce5">
            <text:p>9,042<text:s/></text:p>
          </table:table-cell>
          <table:table-cell office:value-type="float" office:value="8923" table:style-name="ce5">
            <text:p>8,923<text:s/></text:p>
          </table:table-cell>
          <table:table-cell office:value-type="float" office:value="5403" table:style-name="ce5">
            <text:p>5,403<text:s/></text:p>
          </table:table-cell>
          <table:table-cell office:value-type="float" office:value="29778" table:style-name="ce5">
            <text:p>29,778<text:s/></text:p>
          </table:table-cell>
          <table:table-cell office:value-type="float" office:value="2394" table:style-name="ce5">
            <text:p>2,394<text:s/></text:p>
          </table:table-cell>
          <table:table-cell office:value-type="float" office:value="11429" table:style-name="ce5">
            <text:p>11,429<text:s/></text:p>
          </table:table-cell>
          <table:table-cell office:value-type="float" office:value="12653" table:style-name="ce5">
            <text:p>12,653<text:s/></text:p>
          </table:table-cell>
          <table:table-cell office:value-type="float" office:value="17366" table:style-name="ce5">
            <text:p>17,366<text:s/></text:p>
          </table:table-cell>
          <table:table-cell office:value-type="float" office:value="22387" table:style-name="ce5">
            <text:p>22,387<text:s/></text:p>
          </table:table-cell>
          <table:table-cell office:value-type="float" office:value="18647" table:style-name="ce5">
            <text:p>18,647<text:s/></text:p>
          </table:table-cell>
          <table:table-cell office:value-type="float" office:value="10048" table:style-name="ce5">
            <text:p>10,048<text:s/></text:p>
          </table:table-cell>
          <table:table-cell office:value-type="float" office:value="28890" table:style-name="ce5">
            <text:p>28,890<text:s/></text:p>
          </table:table-cell>
          <table:table-cell office:value-type="float" office:value="18594" table:style-name="ce5">
            <text:p>18,594<text:s/></text:p>
          </table:table-cell>
          <table:table-cell office:value-type="float" office:value="35143" table:style-name="ce5">
            <text:p>35,143<text:s/></text:p>
          </table:table-cell>
          <table:table-cell office:value-type="float" office:value="29007" table:style-name="ce5">
            <text:p>29,007<text:s/></text:p>
          </table:table-cell>
          <table:table-cell office:value-type="float" office:value="11728" table:style-name="ce5">
            <text:p>11,728<text:s/></text:p>
          </table:table-cell>
          <table:table-cell office:value-type="float" office:value="39057" table:style-name="ce5">
            <text:p>39,057<text:s/></text:p>
          </table:table-cell>
          <table:table-cell office:value-type="float" office:value="28472" table:style-name="ce5">
            <text:p>28,472<text:s/></text:p>
          </table:table-cell>
          <table:table-cell office:value-type="float" office:value="26686" table:style-name="ce5">
            <text:p>26,686<text:s/></text:p>
          </table:table-cell>
          <table:table-cell office:value-type="float" office:value="22527" table:style-name="ce5">
            <text:p>22,527<text:s/></text:p>
          </table:table-cell>
          <table:table-cell office:value-type="float" office:value="27112" table:style-name="ce5">
            <text:p>27,112<text:s/></text:p>
          </table:table-cell>
          <table:table-cell office:value-type="float" office:value="135776" table:style-name="ce5">
            <text:p>135,776<text:s/></text:p>
          </table:table-cell>
          <table:table-cell office:value-type="float" office:value="40914" table:style-name="ce5">
            <text:p>40,914<text:s/></text:p>
          </table:table-cell>
          <table:table-cell office:value-type="float" office:value="25009" table:style-name="ce5">
            <text:p>25,009<text:s/></text:p>
          </table:table-cell>
          <table:table-cell office:value-type="float" office:value="24686" table:style-name="ce5">
            <text:p>24,686<text:s/></text:p>
          </table:table-cell>
          <table:table-cell office:value-type="float" office:value="28639" table:style-name="ce5">
            <text:p>28,639<text:s/></text:p>
          </table:table-cell>
          <table:table-cell office:value-type="float" office:value="34008" table:style-name="ce5">
            <text:p>34,008<text:s/></text:p>
          </table:table-cell>
          <table:table-cell office:value-type="float" office:value="29828" table:style-name="ce5">
            <text:p>29,828<text:s/></text:p>
          </table:table-cell>
          <table:table-cell office:value-type="float" office:value="30027" table:style-name="ce5">
            <text:p>30,027<text:s/></text:p>
          </table:table-cell>
          <table:table-cell office:value-type="float" office:value="13461" table:style-name="ce5">
            <text:p>13,461<text:s/></text:p>
          </table:table-cell>
          <table:table-cell office:value-type="float" office:value="34482" table:style-name="ce5">
            <text:p>34,482<text:s/></text:p>
          </table:table-cell>
          <table:table-cell office:value-type="float" office:value="7432" table:style-name="ce5">
            <text:p>7,432<text:s/></text:p>
          </table:table-cell>
          <table:table-cell office:value-type="float" office:value="8670" table:style-name="ce5">
            <text:p>8,670<text:s/></text:p>
          </table:table-cell>
          <table:table-cell office:value-type="float" office:value="20194" table:style-name="ce5">
            <text:p>20,194<text:s/></text:p>
          </table:table-cell>
          <table:table-cell office:value-type="float" office:value="6438" table:style-name="ce5">
            <text:p>6,438<text:s/></text:p>
          </table:table-cell>
          <table:table-cell office:value-type="float" office:value="3971" table:style-name="ce5">
            <text:p>3,971<text:s/></text:p>
          </table:table-cell>
          <table:table-cell office:value-type="float" office:value="3849" table:style-name="ce5">
            <text:p>3,849<text:s/></text:p>
          </table:table-cell>
          <table:table-cell office:value-type="float" office:value="14232" table:style-name="ce5">
            <text:p>14,232<text:s/></text:p>
          </table:table-cell>
          <table:table-cell office:value-type="float" office:value="10231" table:style-name="ce5">
            <text:p>10,231<text:s/></text:p>
          </table:table-cell>
          <table:table-cell office:value-type="float" office:value="7508" table:style-name="ce5">
            <text:p>7,508<text:s/></text:p>
          </table:table-cell>
          <table:table-cell office:value-type="float" office:value="36415" table:style-name="ce5">
            <text:p>36,415<text:s/></text:p>
          </table:table-cell>
          <table:table-cell office:value-type="float" office:value="8361" table:style-name="ce5">
            <text:p>8,361<text:s/></text:p>
          </table:table-cell>
          <table:table-cell office:value-type="float" office:value="13519" table:style-name="ce5">
            <text:p>13,519<text:s/></text:p>
          </table:table-cell>
          <table:table-cell office:value-type="float" office:value="7519" table:style-name="ce5">
            <text:p>7,519<text:s/></text:p>
          </table:table-cell>
          <table:table-cell office:value-type="float" office:value="23944" table:style-name="ce5">
            <text:p>23,944<text:s/></text:p>
          </table:table-cell>
          <table:table-cell office:value-type="float" office:value="24664" table:style-name="ce5">
            <text:p>24,664<text:s/></text:p>
          </table:table-cell>
          <table:table-cell office:value-type="float" office:value="28882" table:style-name="ce5">
            <text:p>28,882<text:s/></text:p>
          </table:table-cell>
          <table:table-cell office:value-type="float" office:value="47331" table:style-name="ce5">
            <text:p>47,331<text:s/></text:p>
          </table:table-cell>
          <table:table-cell office:value-type="float" office:value="42612" table:style-name="ce5">
            <text:p>42,612<text:s/></text:p>
          </table:table-cell>
          <table:table-cell office:value-type="float" office:value="27691" table:style-name="ce5">
            <text:p>27,691<text:s/></text:p>
          </table:table-cell>
          <table:table-cell office:value-type="float" office:value="30291" table:style-name="ce5">
            <text:p>30,291<text:s/></text:p>
          </table:table-cell>
          <table:table-cell office:value-type="float" office:value="67243" table:style-name="ce5">
            <text:p>67,243<text:s/></text:p>
          </table:table-cell>
          <table:table-cell office:value-type="float" office:value="25728" table:style-name="ce5">
            <text:p>25,728<text:s/></text:p>
          </table:table-cell>
          <table:table-cell office:value-type="float" office:value="33069" table:style-name="ce5">
            <text:p>33,069<text:s/></text:p>
          </table:table-cell>
          <table:table-cell office:value-type="float" office:value="37259" table:style-name="ce5">
            <text:p>37,259<text:s/></text:p>
          </table:table-cell>
          <table:table-cell office:value-type="float" office:value="23518" table:style-name="ce5">
            <text:p>23,518<text:s/></text:p>
          </table:table-cell>
          <table:table-cell office:value-type="float" office:value="63860" table:style-name="ce5">
            <text:p>63,860<text:s/></text:p>
          </table:table-cell>
          <table:table-cell office:value-type="float" office:value="21719" table:style-name="ce5">
            <text:p>21,719<text:s/></text:p>
          </table:table-cell>
          <table:table-cell office:value-type="float" office:value="17166" table:style-name="ce5">
            <text:p>17,166<text:s/></text:p>
          </table:table-cell>
          <table:table-cell office:value-type="float" office:value="15969" table:style-name="ce5">
            <text:p>15,969<text:s/></text:p>
          </table:table-cell>
          <table:table-cell office:value-type="float" office:value="17926" table:style-name="ce5">
            <text:p>17,926<text:s/></text:p>
          </table:table-cell>
          <table:table-cell office:value-type="float" office:value="12932" table:style-name="ce5">
            <text:p>12,932<text:s/></text:p>
          </table:table-cell>
          <table:table-cell office:value-type="float" office:value="32251" table:style-name="ce5">
            <text:p>32,251<text:s/></text:p>
          </table:table-cell>
          <table:table-cell office:value-type="float" office:value="19854" table:style-name="ce5">
            <text:p>19,854<text:s/></text:p>
          </table:table-cell>
          <table:table-cell office:value-type="float" office:value="7727" table:style-name="ce5">
            <text:p>7,727<text:s/></text:p>
          </table:table-cell>
          <table:table-cell office:value-type="float" office:value="12161" table:style-name="ce5">
            <text:p>12,161<text:s/></text:p>
          </table:table-cell>
          <table:table-cell office:value-type="float" office:value="42284" table:style-name="ce5">
            <text:p>42,284<text:s/></text:p>
          </table:table-cell>
          <table:table-cell office:value-type="float" office:value="26115" table:style-name="ce5">
            <text:p>26,115<text:s/></text:p>
          </table:table-cell>
          <table:table-cell office:value-type="float" office:value="26393" table:style-name="ce5">
            <text:p>26,393<text:s/></text:p>
          </table:table-cell>
          <table:table-cell office:value-type="float" office:value="24686" table:style-name="ce5">
            <text:p>24,686<text:s/></text:p>
          </table:table-cell>
          <table:table-cell office:value-type="float" office:value="14570" table:style-name="ce5">
            <text:p>14,570<text:s/></text:p>
          </table:table-cell>
          <table:table-cell office:value-type="float" office:value="12132" table:style-name="ce5">
            <text:p>12,132<text:s/></text:p>
          </table:table-cell>
          <table:table-cell office:value-type="float" office:value="4878" table:style-name="ce5">
            <text:p>4,878<text:s/></text:p>
          </table:table-cell>
          <table:table-cell office:value-type="float" office:value="5027" table:style-name="ce5">
            <text:p>5,027<text:s/></text:p>
          </table:table-cell>
          <table:table-cell office:value-type="float" office:value="6374" table:style-name="ce5">
            <text:p>6,374<text:s/></text:p>
          </table:table-cell>
          <table:table-cell office:value-type="float" office:value="10904" table:style-name="ce5">
            <text:p>10,904<text:s/></text:p>
          </table:table-cell>
          <table:table-cell office:value-type="float" office:value="9953" table:style-name="ce5">
            <text:p>9,953<text:s/></text:p>
          </table:table-cell>
          <table:table-cell office:value-type="float" office:value="12389" table:style-name="ce5">
            <text:p>12,389<text:s/></text:p>
          </table:table-cell>
          <table:table-cell office:value-type="float" office:value="18243" table:style-name="ce5">
            <text:p>18,243<text:s/></text:p>
          </table:table-cell>
          <table:table-cell office:value-type="float" office:value="30516" table:style-name="ce5">
            <text:p>30,516<text:s/></text:p>
          </table:table-cell>
          <table:table-cell office:value-type="float" office:value="26457" table:style-name="ce5">
            <text:p>26,457<text:s/></text:p>
          </table:table-cell>
          <table:table-cell office:value-type="float" office:value="13541" table:style-name="ce5">
            <text:p>13,541<text:s/></text:p>
          </table:table-cell>
          <table:table-cell office:value-type="float" office:value="13025" table:style-name="ce5">
            <text:p>13,025<text:s/></text:p>
          </table:table-cell>
          <table:table-cell office:value-type="float" office:value="13122" table:style-name="ce5">
            <text:p>13,122<text:s/></text:p>
          </table:table-cell>
          <table:table-cell office:value-type="float" office:value="12753" table:style-name="ce5">
            <text:p>12,753<text:s/></text:p>
          </table:table-cell>
          <table:table-cell office:value-type="float" office:value="12620" table:style-name="ce5">
            <text:p>12,620<text:s/></text:p>
          </table:table-cell>
          <table:table-cell office:value-type="float" office:value="10466" table:style-name="ce5">
            <text:p>10,466<text:s/></text:p>
          </table:table-cell>
          <table:table-cell office:value-type="float" office:value="9388" table:style-name="ce5">
            <text:p>9,388<text:s/></text:p>
          </table:table-cell>
          <table:table-cell table:number-columns-repeated="16275"/>
        </table:table-row>
        <table:table-row table:style-name="ro2">
          <table:table-cell office:value-type="date" office:date-value="2018-11-29T00:00:00" table:style-name="ce4">
            <text:p>2018/11/29</text:p>
          </table:table-cell>
          <table:table-cell office:value-type="float" office:value="5344" table:style-name="ce5">
            <text:p>5,344<text:s/></text:p>
          </table:table-cell>
          <table:table-cell office:value-type="float" office:value="15966" table:style-name="ce5">
            <text:p>15,966<text:s/></text:p>
          </table:table-cell>
          <table:table-cell office:value-type="float" office:value="44965" table:style-name="ce5">
            <text:p>44,965<text:s/></text:p>
          </table:table-cell>
          <table:table-cell office:value-type="float" office:value="47206" table:style-name="ce5">
            <text:p>47,206<text:s/></text:p>
          </table:table-cell>
          <table:table-cell office:value-type="float" office:value="29011" table:style-name="ce5">
            <text:p>29,011<text:s/></text:p>
          </table:table-cell>
          <table:table-cell office:value-type="float" office:value="16342" table:style-name="ce5">
            <text:p>16,342<text:s/></text:p>
          </table:table-cell>
          <table:table-cell office:value-type="float" office:value="12308" table:style-name="ce5">
            <text:p>12,308<text:s/></text:p>
          </table:table-cell>
          <table:table-cell office:value-type="float" office:value="4190" table:style-name="ce5">
            <text:p>4,190<text:s/></text:p>
          </table:table-cell>
          <table:table-cell office:value-type="float" office:value="3150" table:style-name="ce5">
            <text:p>3,150<text:s/></text:p>
          </table:table-cell>
          <table:table-cell office:value-type="float" office:value="16166" table:style-name="ce5">
            <text:p>16,166<text:s/></text:p>
          </table:table-cell>
          <table:table-cell office:value-type="float" office:value="2232" table:style-name="ce5">
            <text:p>2,232<text:s/></text:p>
          </table:table-cell>
          <table:table-cell office:value-type="float" office:value="4991" table:style-name="ce5">
            <text:p>4,991<text:s/></text:p>
          </table:table-cell>
          <table:table-cell office:value-type="float" office:value="7993" table:style-name="ce5">
            <text:p>7,993<text:s/></text:p>
          </table:table-cell>
          <table:table-cell office:value-type="float" office:value="11195" table:style-name="ce5">
            <text:p>11,195<text:s/></text:p>
          </table:table-cell>
          <table:table-cell office:value-type="float" office:value="10936" table:style-name="ce5">
            <text:p>10,936<text:s/></text:p>
          </table:table-cell>
          <table:table-cell office:value-type="float" office:value="20238" table:style-name="ce5">
            <text:p>20,238<text:s/></text:p>
          </table:table-cell>
          <table:table-cell office:value-type="float" office:value="18039" table:style-name="ce5">
            <text:p>18,039<text:s/></text:p>
          </table:table-cell>
          <table:table-cell office:value-type="float" office:value="5936" table:style-name="ce5">
            <text:p>5,936<text:s/></text:p>
          </table:table-cell>
          <table:table-cell office:value-type="float" office:value="9020" table:style-name="ce5">
            <text:p>9,020<text:s/></text:p>
          </table:table-cell>
          <table:table-cell office:value-type="float" office:value="3448" table:style-name="ce5">
            <text:p>3,448<text:s/></text:p>
          </table:table-cell>
          <table:table-cell office:value-type="float" office:value="9060" table:style-name="ce5">
            <text:p>9,060<text:s/></text:p>
          </table:table-cell>
          <table:table-cell office:value-type="float" office:value="8968" table:style-name="ce5">
            <text:p>8,968<text:s/></text:p>
          </table:table-cell>
          <table:table-cell office:value-type="float" office:value="5469" table:style-name="ce5">
            <text:p>5,469<text:s/></text:p>
          </table:table-cell>
          <table:table-cell office:value-type="float" office:value="34445" table:style-name="ce5">
            <text:p>34,445<text:s/></text:p>
          </table:table-cell>
          <table:table-cell office:value-type="float" office:value="2595" table:style-name="ce5">
            <text:p>2,595<text:s/></text:p>
          </table:table-cell>
          <table:table-cell office:value-type="float" office:value="11764" table:style-name="ce5">
            <text:p>11,764<text:s/></text:p>
          </table:table-cell>
          <table:table-cell office:value-type="float" office:value="12629" table:style-name="ce5">
            <text:p>12,629<text:s/></text:p>
          </table:table-cell>
          <table:table-cell office:value-type="float" office:value="17478" table:style-name="ce5">
            <text:p>17,478<text:s/></text:p>
          </table:table-cell>
          <table:table-cell office:value-type="float" office:value="22958" table:style-name="ce5">
            <text:p>22,958<text:s/></text:p>
          </table:table-cell>
          <table:table-cell office:value-type="float" office:value="18552" table:style-name="ce5">
            <text:p>18,552<text:s/></text:p>
          </table:table-cell>
          <table:table-cell office:value-type="float" office:value="10158" table:style-name="ce5">
            <text:p>10,158<text:s/></text:p>
          </table:table-cell>
          <table:table-cell office:value-type="float" office:value="29701" table:style-name="ce5">
            <text:p>29,701<text:s/></text:p>
          </table:table-cell>
          <table:table-cell office:value-type="float" office:value="19519" table:style-name="ce5">
            <text:p>19,519<text:s/></text:p>
          </table:table-cell>
          <table:table-cell office:value-type="float" office:value="34887" table:style-name="ce5">
            <text:p>34,887<text:s/></text:p>
          </table:table-cell>
          <table:table-cell office:value-type="float" office:value="30606" table:style-name="ce5">
            <text:p>30,606<text:s/></text:p>
          </table:table-cell>
          <table:table-cell office:value-type="float" office:value="11979" table:style-name="ce5">
            <text:p>11,979<text:s/></text:p>
          </table:table-cell>
          <table:table-cell office:value-type="float" office:value="39380" table:style-name="ce5">
            <text:p>39,380<text:s/></text:p>
          </table:table-cell>
          <table:table-cell office:value-type="float" office:value="28618" table:style-name="ce5">
            <text:p>28,618<text:s/></text:p>
          </table:table-cell>
          <table:table-cell office:value-type="float" office:value="26237" table:style-name="ce5">
            <text:p>26,237<text:s/></text:p>
          </table:table-cell>
          <table:table-cell office:value-type="float" office:value="22572" table:style-name="ce5">
            <text:p>22,572<text:s/></text:p>
          </table:table-cell>
          <table:table-cell office:value-type="float" office:value="26931" table:style-name="ce5">
            <text:p>26,931<text:s/></text:p>
          </table:table-cell>
          <table:table-cell office:value-type="float" office:value="142045" table:style-name="ce5">
            <text:p>142,045<text:s/></text:p>
          </table:table-cell>
          <table:table-cell office:value-type="float" office:value="41158" table:style-name="ce5">
            <text:p>41,158<text:s/></text:p>
          </table:table-cell>
          <table:table-cell office:value-type="float" office:value="24539" table:style-name="ce5">
            <text:p>24,539<text:s/></text:p>
          </table:table-cell>
          <table:table-cell office:value-type="float" office:value="24973" table:style-name="ce5">
            <text:p>24,973<text:s/></text:p>
          </table:table-cell>
          <table:table-cell office:value-type="float" office:value="29681" table:style-name="ce5">
            <text:p>29,681<text:s/></text:p>
          </table:table-cell>
          <table:table-cell office:value-type="float" office:value="35821" table:style-name="ce5">
            <text:p>35,821<text:s/></text:p>
          </table:table-cell>
          <table:table-cell office:value-type="float" office:value="30750" table:style-name="ce5">
            <text:p>30,750<text:s/></text:p>
          </table:table-cell>
          <table:table-cell office:value-type="float" office:value="27999" table:style-name="ce5">
            <text:p>27,999<text:s/></text:p>
          </table:table-cell>
          <table:table-cell office:value-type="float" office:value="13673" table:style-name="ce5">
            <text:p>13,673<text:s/></text:p>
          </table:table-cell>
          <table:table-cell office:value-type="float" office:value="34021" table:style-name="ce5">
            <text:p>34,021<text:s/></text:p>
          </table:table-cell>
          <table:table-cell office:value-type="float" office:value="7263" table:style-name="ce5">
            <text:p>7,263<text:s/></text:p>
          </table:table-cell>
          <table:table-cell office:value-type="float" office:value="8778" table:style-name="ce5">
            <text:p>8,778<text:s/></text:p>
          </table:table-cell>
          <table:table-cell office:value-type="float" office:value="20511" table:style-name="ce5">
            <text:p>20,511<text:s/></text:p>
          </table:table-cell>
          <table:table-cell office:value-type="float" office:value="6316" table:style-name="ce5">
            <text:p>6,316<text:s/></text:p>
          </table:table-cell>
          <table:table-cell office:value-type="float" office:value="3929" table:style-name="ce5">
            <text:p>3,929<text:s/></text:p>
          </table:table-cell>
          <table:table-cell office:value-type="float" office:value="3715" table:style-name="ce5">
            <text:p>3,715<text:s/></text:p>
          </table:table-cell>
          <table:table-cell office:value-type="float" office:value="14277" table:style-name="ce5">
            <text:p>14,277<text:s/></text:p>
          </table:table-cell>
          <table:table-cell office:value-type="float" office:value="10456" table:style-name="ce5">
            <text:p>10,456<text:s/></text:p>
          </table:table-cell>
          <table:table-cell office:value-type="float" office:value="7495" table:style-name="ce5">
            <text:p>7,495<text:s/></text:p>
          </table:table-cell>
          <table:table-cell office:value-type="float" office:value="38924" table:style-name="ce5">
            <text:p>38,924<text:s/></text:p>
          </table:table-cell>
          <table:table-cell office:value-type="float" office:value="8409" table:style-name="ce5">
            <text:p>8,409<text:s/></text:p>
          </table:table-cell>
          <table:table-cell office:value-type="float" office:value="14177" table:style-name="ce5">
            <text:p>14,177<text:s/></text:p>
          </table:table-cell>
          <table:table-cell office:value-type="float" office:value="7740" table:style-name="ce5">
            <text:p>7,740<text:s/></text:p>
          </table:table-cell>
          <table:table-cell office:value-type="float" office:value="23916" table:style-name="ce5">
            <text:p>23,916<text:s/></text:p>
          </table:table-cell>
          <table:table-cell office:value-type="float" office:value="24629" table:style-name="ce5">
            <text:p>24,629<text:s/></text:p>
          </table:table-cell>
          <table:table-cell office:value-type="float" office:value="29652" table:style-name="ce5">
            <text:p>29,652<text:s/></text:p>
          </table:table-cell>
          <table:table-cell office:value-type="float" office:value="49869" table:style-name="ce5">
            <text:p>49,869<text:s/></text:p>
          </table:table-cell>
          <table:table-cell office:value-type="float" office:value="43066" table:style-name="ce5">
            <text:p>43,066<text:s/></text:p>
          </table:table-cell>
          <table:table-cell office:value-type="float" office:value="28004" table:style-name="ce5">
            <text:p>28,004<text:s/></text:p>
          </table:table-cell>
          <table:table-cell office:value-type="float" office:value="33213" table:style-name="ce5">
            <text:p>33,213<text:s/></text:p>
          </table:table-cell>
          <table:table-cell office:value-type="float" office:value="69374" table:style-name="ce5">
            <text:p>69,374<text:s/></text:p>
          </table:table-cell>
          <table:table-cell office:value-type="float" office:value="25481" table:style-name="ce5">
            <text:p>25,481<text:s/></text:p>
          </table:table-cell>
          <table:table-cell office:value-type="float" office:value="33511" table:style-name="ce5">
            <text:p>33,511<text:s/></text:p>
          </table:table-cell>
          <table:table-cell office:value-type="float" office:value="37540" table:style-name="ce5">
            <text:p>37,540<text:s/></text:p>
          </table:table-cell>
          <table:table-cell office:value-type="float" office:value="24050" table:style-name="ce5">
            <text:p>24,050<text:s/></text:p>
          </table:table-cell>
          <table:table-cell office:value-type="float" office:value="65377" table:style-name="ce5">
            <text:p>65,377<text:s/></text:p>
          </table:table-cell>
          <table:table-cell office:value-type="float" office:value="21804" table:style-name="ce5">
            <text:p>21,804<text:s/></text:p>
          </table:table-cell>
          <table:table-cell office:value-type="float" office:value="17254" table:style-name="ce5">
            <text:p>17,254<text:s/></text:p>
          </table:table-cell>
          <table:table-cell office:value-type="float" office:value="17025" table:style-name="ce5">
            <text:p>17,025<text:s/></text:p>
          </table:table-cell>
          <table:table-cell office:value-type="float" office:value="19260" table:style-name="ce5">
            <text:p>19,260<text:s/></text:p>
          </table:table-cell>
          <table:table-cell office:value-type="float" office:value="13901" table:style-name="ce5">
            <text:p>13,901<text:s/></text:p>
          </table:table-cell>
          <table:table-cell office:value-type="float" office:value="33658" table:style-name="ce5">
            <text:p>33,658<text:s/></text:p>
          </table:table-cell>
          <table:table-cell office:value-type="float" office:value="20010" table:style-name="ce5">
            <text:p>20,010<text:s/></text:p>
          </table:table-cell>
          <table:table-cell office:value-type="float" office:value="8416" table:style-name="ce5">
            <text:p>8,416<text:s/></text:p>
          </table:table-cell>
          <table:table-cell office:value-type="float" office:value="12044" table:style-name="ce5">
            <text:p>12,044<text:s/></text:p>
          </table:table-cell>
          <table:table-cell office:value-type="float" office:value="42795" table:style-name="ce5">
            <text:p>42,795<text:s/></text:p>
          </table:table-cell>
          <table:table-cell office:value-type="float" office:value="26368" table:style-name="ce5">
            <text:p>26,368<text:s/></text:p>
          </table:table-cell>
          <table:table-cell office:value-type="float" office:value="26359" table:style-name="ce5">
            <text:p>26,359<text:s/></text:p>
          </table:table-cell>
          <table:table-cell office:value-type="float" office:value="25256" table:style-name="ce5">
            <text:p>25,256<text:s/></text:p>
          </table:table-cell>
          <table:table-cell office:value-type="float" office:value="14500" table:style-name="ce5">
            <text:p>14,500<text:s/></text:p>
          </table:table-cell>
          <table:table-cell office:value-type="float" office:value="12269" table:style-name="ce5">
            <text:p>12,269<text:s/></text:p>
          </table:table-cell>
          <table:table-cell office:value-type="float" office:value="4880" table:style-name="ce5">
            <text:p>4,880<text:s/></text:p>
          </table:table-cell>
          <table:table-cell office:value-type="float" office:value="4947" table:style-name="ce5">
            <text:p>4,947<text:s/></text:p>
          </table:table-cell>
          <table:table-cell office:value-type="float" office:value="6505" table:style-name="ce5">
            <text:p>6,505<text:s/></text:p>
          </table:table-cell>
          <table:table-cell office:value-type="float" office:value="10726" table:style-name="ce5">
            <text:p>10,726<text:s/></text:p>
          </table:table-cell>
          <table:table-cell office:value-type="float" office:value="9840" table:style-name="ce5">
            <text:p>9,840<text:s/></text:p>
          </table:table-cell>
          <table:table-cell office:value-type="float" office:value="12327" table:style-name="ce5">
            <text:p>12,327<text:s/></text:p>
          </table:table-cell>
          <table:table-cell office:value-type="float" office:value="18858" table:style-name="ce5">
            <text:p>18,858<text:s/></text:p>
          </table:table-cell>
          <table:table-cell office:value-type="float" office:value="30277" table:style-name="ce5">
            <text:p>30,277<text:s/></text:p>
          </table:table-cell>
          <table:table-cell office:value-type="float" office:value="26585" table:style-name="ce5">
            <text:p>26,585<text:s/></text:p>
          </table:table-cell>
          <table:table-cell office:value-type="float" office:value="13659" table:style-name="ce5">
            <text:p>13,659<text:s/></text:p>
          </table:table-cell>
          <table:table-cell office:value-type="float" office:value="13348" table:style-name="ce5">
            <text:p>13,348<text:s/></text:p>
          </table:table-cell>
          <table:table-cell office:value-type="float" office:value="13087" table:style-name="ce5">
            <text:p>13,087<text:s/></text:p>
          </table:table-cell>
          <table:table-cell office:value-type="float" office:value="12785" table:style-name="ce5">
            <text:p>12,785<text:s/></text:p>
          </table:table-cell>
          <table:table-cell office:value-type="float" office:value="12560" table:style-name="ce5">
            <text:p>12,560<text:s/></text:p>
          </table:table-cell>
          <table:table-cell office:value-type="float" office:value="10493" table:style-name="ce5">
            <text:p>10,493<text:s/></text:p>
          </table:table-cell>
          <table:table-cell office:value-type="float" office:value="9280" table:style-name="ce5">
            <text:p>9,280<text:s/></text:p>
          </table:table-cell>
          <table:table-cell table:number-columns-repeated="16275"/>
        </table:table-row>
        <table:table-row table:style-name="ro2">
          <table:table-cell office:value-type="date" office:date-value="2018-11-30T00:00:00" table:style-name="ce4">
            <text:p>2018/11/30</text:p>
          </table:table-cell>
          <table:table-cell office:value-type="float" office:value="6045" table:style-name="ce5">
            <text:p>6,045<text:s/></text:p>
          </table:table-cell>
          <table:table-cell office:value-type="float" office:value="16672" table:style-name="ce5">
            <text:p>16,672<text:s/></text:p>
          </table:table-cell>
          <table:table-cell office:value-type="float" office:value="46712" table:style-name="ce5">
            <text:p>46,712<text:s/></text:p>
          </table:table-cell>
          <table:table-cell office:value-type="float" office:value="53454" table:style-name="ce5">
            <text:p>53,454<text:s/></text:p>
          </table:table-cell>
          <table:table-cell office:value-type="float" office:value="30049" table:style-name="ce5">
            <text:p>30,049<text:s/></text:p>
          </table:table-cell>
          <table:table-cell office:value-type="float" office:value="16655" table:style-name="ce5">
            <text:p>16,655<text:s/></text:p>
          </table:table-cell>
          <table:table-cell office:value-type="float" office:value="13052" table:style-name="ce5">
            <text:p>13,052<text:s/></text:p>
          </table:table-cell>
          <table:table-cell office:value-type="float" office:value="4170" table:style-name="ce5">
            <text:p>4,170<text:s/></text:p>
          </table:table-cell>
          <table:table-cell office:value-type="float" office:value="3202" table:style-name="ce5">
            <text:p>3,202<text:s/></text:p>
          </table:table-cell>
          <table:table-cell office:value-type="float" office:value="16620" table:style-name="ce5">
            <text:p>16,620<text:s/></text:p>
          </table:table-cell>
          <table:table-cell office:value-type="float" office:value="2353" table:style-name="ce5">
            <text:p>2,353<text:s/></text:p>
          </table:table-cell>
          <table:table-cell office:value-type="float" office:value="5198" table:style-name="ce5">
            <text:p>5,198<text:s/></text:p>
          </table:table-cell>
          <table:table-cell office:value-type="float" office:value="8638" table:style-name="ce5">
            <text:p>8,638<text:s/></text:p>
          </table:table-cell>
          <table:table-cell office:value-type="float" office:value="11778" table:style-name="ce5">
            <text:p>11,778<text:s/></text:p>
          </table:table-cell>
          <table:table-cell office:value-type="float" office:value="13408" table:style-name="ce5">
            <text:p>13,408<text:s/></text:p>
          </table:table-cell>
          <table:table-cell office:value-type="float" office:value="20286" table:style-name="ce5">
            <text:p>20,286<text:s/></text:p>
          </table:table-cell>
          <table:table-cell office:value-type="float" office:value="18353" table:style-name="ce5">
            <text:p>18,353<text:s/></text:p>
          </table:table-cell>
          <table:table-cell office:value-type="float" office:value="6219" table:style-name="ce5">
            <text:p>6,219<text:s/></text:p>
          </table:table-cell>
          <table:table-cell office:value-type="float" office:value="9940" table:style-name="ce5">
            <text:p>9,940<text:s/></text:p>
          </table:table-cell>
          <table:table-cell office:value-type="float" office:value="3815" table:style-name="ce5">
            <text:p>3,815<text:s/></text:p>
          </table:table-cell>
          <table:table-cell office:value-type="float" office:value="9629" table:style-name="ce5">
            <text:p>9,629<text:s/></text:p>
          </table:table-cell>
          <table:table-cell office:value-type="float" office:value="9542" table:style-name="ce5">
            <text:p>9,542<text:s/></text:p>
          </table:table-cell>
          <table:table-cell office:value-type="float" office:value="5598" table:style-name="ce5">
            <text:p>5,598<text:s/></text:p>
          </table:table-cell>
          <table:table-cell office:value-type="float" office:value="35951" table:style-name="ce5">
            <text:p>35,951<text:s/></text:p>
          </table:table-cell>
          <table:table-cell office:value-type="float" office:value="2618" table:style-name="ce5">
            <text:p>2,618<text:s/></text:p>
          </table:table-cell>
          <table:table-cell office:value-type="float" office:value="12356" table:style-name="ce5">
            <text:p>12,356<text:s/></text:p>
          </table:table-cell>
          <table:table-cell office:value-type="float" office:value="13260" table:style-name="ce5">
            <text:p>13,260<text:s/></text:p>
          </table:table-cell>
          <table:table-cell office:value-type="float" office:value="18418" table:style-name="ce5">
            <text:p>18,418<text:s/></text:p>
          </table:table-cell>
          <table:table-cell office:value-type="float" office:value="23911" table:style-name="ce5">
            <text:p>23,911<text:s/></text:p>
          </table:table-cell>
          <table:table-cell office:value-type="float" office:value="19650" table:style-name="ce5">
            <text:p>19,650<text:s/></text:p>
          </table:table-cell>
          <table:table-cell office:value-type="float" office:value="10621" table:style-name="ce5">
            <text:p>10,621<text:s/></text:p>
          </table:table-cell>
          <table:table-cell office:value-type="float" office:value="33190" table:style-name="ce5">
            <text:p>33,190<text:s/></text:p>
          </table:table-cell>
          <table:table-cell office:value-type="float" office:value="20924" table:style-name="ce5">
            <text:p>20,924<text:s/></text:p>
          </table:table-cell>
          <table:table-cell office:value-type="float" office:value="37427" table:style-name="ce5">
            <text:p>37,427<text:s/></text:p>
          </table:table-cell>
          <table:table-cell office:value-type="float" office:value="32038" table:style-name="ce5">
            <text:p>32,038<text:s/></text:p>
          </table:table-cell>
          <table:table-cell office:value-type="float" office:value="12353" table:style-name="ce5">
            <text:p>12,353<text:s/></text:p>
          </table:table-cell>
          <table:table-cell office:value-type="float" office:value="40974" table:style-name="ce5">
            <text:p>40,974<text:s/></text:p>
          </table:table-cell>
          <table:table-cell office:value-type="float" office:value="30084" table:style-name="ce5">
            <text:p>30,084<text:s/></text:p>
          </table:table-cell>
          <table:table-cell office:value-type="float" office:value="27699" table:style-name="ce5">
            <text:p>27,699<text:s/></text:p>
          </table:table-cell>
          <table:table-cell office:value-type="float" office:value="23251" table:style-name="ce5">
            <text:p>23,251<text:s/></text:p>
          </table:table-cell>
          <table:table-cell office:value-type="float" office:value="27246" table:style-name="ce5">
            <text:p>27,246<text:s/></text:p>
          </table:table-cell>
          <table:table-cell office:value-type="float" office:value="185274" table:style-name="ce5">
            <text:p>185,274<text:s/></text:p>
          </table:table-cell>
          <table:table-cell office:value-type="float" office:value="47957" table:style-name="ce5">
            <text:p>47,957<text:s/></text:p>
          </table:table-cell>
          <table:table-cell office:value-type="float" office:value="26239" table:style-name="ce5">
            <text:p>26,239<text:s/></text:p>
          </table:table-cell>
          <table:table-cell office:value-type="float" office:value="26245" table:style-name="ce5">
            <text:p>26,245<text:s/></text:p>
          </table:table-cell>
          <table:table-cell office:value-type="float" office:value="33880" table:style-name="ce5">
            <text:p>33,880<text:s/></text:p>
          </table:table-cell>
          <table:table-cell office:value-type="float" office:value="39686" table:style-name="ce5">
            <text:p>39,686<text:s/></text:p>
          </table:table-cell>
          <table:table-cell office:value-type="float" office:value="35848" table:style-name="ce5">
            <text:p>35,848<text:s/></text:p>
          </table:table-cell>
          <table:table-cell office:value-type="float" office:value="30199" table:style-name="ce5">
            <text:p>30,199<text:s/></text:p>
          </table:table-cell>
          <table:table-cell office:value-type="float" office:value="13894" table:style-name="ce5">
            <text:p>13,894<text:s/></text:p>
          </table:table-cell>
          <table:table-cell office:value-type="float" office:value="35620" table:style-name="ce5">
            <text:p>35,620<text:s/></text:p>
          </table:table-cell>
          <table:table-cell office:value-type="float" office:value="7773" table:style-name="ce5">
            <text:p>7,773<text:s/></text:p>
          </table:table-cell>
          <table:table-cell office:value-type="float" office:value="9261" table:style-name="ce5">
            <text:p>9,261<text:s/></text:p>
          </table:table-cell>
          <table:table-cell office:value-type="float" office:value="21525" table:style-name="ce5">
            <text:p>21,525<text:s/></text:p>
          </table:table-cell>
          <table:table-cell office:value-type="float" office:value="7023" table:style-name="ce5">
            <text:p>7,023<text:s/></text:p>
          </table:table-cell>
          <table:table-cell office:value-type="float" office:value="3999" table:style-name="ce5">
            <text:p>3,999<text:s/></text:p>
          </table:table-cell>
          <table:table-cell office:value-type="float" office:value="3792" table:style-name="ce5">
            <text:p>3,792<text:s/></text:p>
          </table:table-cell>
          <table:table-cell office:value-type="float" office:value="14313" table:style-name="ce5">
            <text:p>14,313<text:s/></text:p>
          </table:table-cell>
          <table:table-cell office:value-type="float" office:value="10708" table:style-name="ce5">
            <text:p>10,708<text:s/></text:p>
          </table:table-cell>
          <table:table-cell office:value-type="float" office:value="7649" table:style-name="ce5">
            <text:p>7,649<text:s/></text:p>
          </table:table-cell>
          <table:table-cell office:value-type="float" office:value="41982" table:style-name="ce5">
            <text:p>41,982<text:s/></text:p>
          </table:table-cell>
          <table:table-cell office:value-type="float" office:value="9062" table:style-name="ce5">
            <text:p>9,062<text:s/></text:p>
          </table:table-cell>
          <table:table-cell office:value-type="float" office:value="15704" table:style-name="ce5">
            <text:p>15,704<text:s/></text:p>
          </table:table-cell>
          <table:table-cell office:value-type="float" office:value="8125" table:style-name="ce5">
            <text:p>8,125<text:s/></text:p>
          </table:table-cell>
          <table:table-cell office:value-type="float" office:value="23608" table:style-name="ce5">
            <text:p>23,608<text:s/></text:p>
          </table:table-cell>
          <table:table-cell office:value-type="float" office:value="25217" table:style-name="ce5">
            <text:p>25,217<text:s/></text:p>
          </table:table-cell>
          <table:table-cell office:value-type="float" office:value="32039" table:style-name="ce5">
            <text:p>32,039<text:s/></text:p>
          </table:table-cell>
          <table:table-cell office:value-type="float" office:value="60243" table:style-name="ce5">
            <text:p>60,243<text:s/></text:p>
          </table:table-cell>
          <table:table-cell office:value-type="float" office:value="44763" table:style-name="ce5">
            <text:p>44,763<text:s/></text:p>
          </table:table-cell>
          <table:table-cell office:value-type="float" office:value="29180" table:style-name="ce5">
            <text:p>29,180<text:s/></text:p>
          </table:table-cell>
          <table:table-cell office:value-type="float" office:value="32541" table:style-name="ce5">
            <text:p>32,541<text:s/></text:p>
          </table:table-cell>
          <table:table-cell office:value-type="float" office:value="82926" table:style-name="ce5">
            <text:p>82,926<text:s/></text:p>
          </table:table-cell>
          <table:table-cell office:value-type="float" office:value="27169" table:style-name="ce5">
            <text:p>27,169<text:s/></text:p>
          </table:table-cell>
          <table:table-cell office:value-type="float" office:value="36271" table:style-name="ce5">
            <text:p>36,271<text:s/></text:p>
          </table:table-cell>
          <table:table-cell office:value-type="float" office:value="43174" table:style-name="ce5">
            <text:p>43,174<text:s/></text:p>
          </table:table-cell>
          <table:table-cell office:value-type="float" office:value="26936" table:style-name="ce5">
            <text:p>26,936<text:s/></text:p>
          </table:table-cell>
          <table:table-cell office:value-type="float" office:value="76704" table:style-name="ce5">
            <text:p>76,704<text:s/></text:p>
          </table:table-cell>
          <table:table-cell office:value-type="float" office:value="23059" table:style-name="ce5">
            <text:p>23,059<text:s/></text:p>
          </table:table-cell>
          <table:table-cell office:value-type="float" office:value="18258" table:style-name="ce5">
            <text:p>18,258<text:s/></text:p>
          </table:table-cell>
          <table:table-cell office:value-type="float" office:value="16638" table:style-name="ce5">
            <text:p>16,638<text:s/></text:p>
          </table:table-cell>
          <table:table-cell office:value-type="float" office:value="22864" table:style-name="ce5">
            <text:p>22,864<text:s/></text:p>
          </table:table-cell>
          <table:table-cell office:value-type="float" office:value="15767" table:style-name="ce5">
            <text:p>15,767<text:s/></text:p>
          </table:table-cell>
          <table:table-cell office:value-type="float" office:value="38645" table:style-name="ce5">
            <text:p>38,645<text:s/></text:p>
          </table:table-cell>
          <table:table-cell office:value-type="float" office:value="21690" table:style-name="ce5">
            <text:p>21,690<text:s/></text:p>
          </table:table-cell>
          <table:table-cell office:value-type="float" office:value="8942" table:style-name="ce5">
            <text:p>8,942<text:s/></text:p>
          </table:table-cell>
          <table:table-cell office:value-type="float" office:value="13168" table:style-name="ce5">
            <text:p>13,168<text:s/></text:p>
          </table:table-cell>
          <table:table-cell office:value-type="float" office:value="43832" table:style-name="ce5">
            <text:p>43,832<text:s/></text:p>
          </table:table-cell>
          <table:table-cell office:value-type="float" office:value="27422" table:style-name="ce5">
            <text:p>27,422<text:s/></text:p>
          </table:table-cell>
          <table:table-cell office:value-type="float" office:value="27857" table:style-name="ce5">
            <text:p>27,857<text:s/></text:p>
          </table:table-cell>
          <table:table-cell office:value-type="float" office:value="27961" table:style-name="ce5">
            <text:p>27,961<text:s/></text:p>
          </table:table-cell>
          <table:table-cell office:value-type="float" office:value="14795" table:style-name="ce5">
            <text:p>14,795<text:s/></text:p>
          </table:table-cell>
          <table:table-cell office:value-type="float" office:value="12739" table:style-name="ce5">
            <text:p>12,739<text:s/></text:p>
          </table:table-cell>
          <table:table-cell office:value-type="float" office:value="5474" table:style-name="ce5">
            <text:p>5,474<text:s/></text:p>
          </table:table-cell>
          <table:table-cell office:value-type="float" office:value="5282" table:style-name="ce5">
            <text:p>5,282<text:s/></text:p>
          </table:table-cell>
          <table:table-cell office:value-type="float" office:value="6862" table:style-name="ce5">
            <text:p>6,862<text:s/></text:p>
          </table:table-cell>
          <table:table-cell office:value-type="float" office:value="10887" table:style-name="ce5">
            <text:p>10,887<text:s/></text:p>
          </table:table-cell>
          <table:table-cell office:value-type="float" office:value="10914" table:style-name="ce5">
            <text:p>10,914<text:s/></text:p>
          </table:table-cell>
          <table:table-cell office:value-type="float" office:value="13297" table:style-name="ce5">
            <text:p>13,297<text:s/></text:p>
          </table:table-cell>
          <table:table-cell office:value-type="float" office:value="20221" table:style-name="ce5">
            <text:p>20,221<text:s/></text:p>
          </table:table-cell>
          <table:table-cell office:value-type="float" office:value="32349" table:style-name="ce5">
            <text:p>32,349<text:s/></text:p>
          </table:table-cell>
          <table:table-cell office:value-type="float" office:value="28448" table:style-name="ce5">
            <text:p>28,448<text:s/></text:p>
          </table:table-cell>
          <table:table-cell office:value-type="float" office:value="14658" table:style-name="ce5">
            <text:p>14,658<text:s/></text:p>
          </table:table-cell>
          <table:table-cell office:value-type="float" office:value="14137" table:style-name="ce5">
            <text:p>14,137<text:s/></text:p>
          </table:table-cell>
          <table:table-cell office:value-type="float" office:value="13919" table:style-name="ce5">
            <text:p>13,919<text:s/></text:p>
          </table:table-cell>
          <table:table-cell office:value-type="float" office:value="13262" table:style-name="ce5">
            <text:p>13,262<text:s/></text:p>
          </table:table-cell>
          <table:table-cell office:value-type="float" office:value="13077" table:style-name="ce5">
            <text:p>13,077<text:s/></text:p>
          </table:table-cell>
          <table:table-cell office:value-type="float" office:value="10936" table:style-name="ce5">
            <text:p>10,936<text:s/></text:p>
          </table:table-cell>
          <table:table-cell office:value-type="float" office:value="9860" table:style-name="ce5">
            <text:p>9,860<text:s/></text:p>
          </table:table-cell>
          <table:table-cell table:number-columns-repeated="16275"/>
        </table:table-row>
        <table:table-row table:style-name="ro2">
          <table:table-cell table:style-name="ce4"/>
          <table:table-cell table:number-columns-repeated="108" table:style-name="ce5"/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10" table:default-cell-style-name="ce6"/>
        <table:table-column table:style-name="co6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56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8-11-01T00:00:00" table:style-name="ce4">
            <text:p>2018/11/1</text:p>
          </table:table-cell>
          <table:table-cell office:value-type="float" office:value="5475" table:style-name="ce5">
            <text:p>5,475<text:s/></text:p>
          </table:table-cell>
          <table:table-cell office:value-type="float" office:value="16728" table:style-name="ce5">
            <text:p>16,728<text:s/></text:p>
          </table:table-cell>
          <table:table-cell office:value-type="float" office:value="43073" table:style-name="ce5">
            <text:p>43,073<text:s/></text:p>
          </table:table-cell>
          <table:table-cell office:value-type="float" office:value="48288" table:style-name="ce5">
            <text:p>48,288<text:s/></text:p>
          </table:table-cell>
          <table:table-cell office:value-type="float" office:value="29317" table:style-name="ce5">
            <text:p>29,317<text:s/></text:p>
          </table:table-cell>
          <table:table-cell office:value-type="float" office:value="17168" table:style-name="ce5">
            <text:p>17,168<text:s/></text:p>
          </table:table-cell>
          <table:table-cell office:value-type="float" office:value="12748" table:style-name="ce5">
            <text:p>12,748<text:s/></text:p>
          </table:table-cell>
          <table:table-cell office:value-type="float" office:value="4413" table:style-name="ce5">
            <text:p>4,413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15707" table:style-name="ce5">
            <text:p>15,707<text:s/></text:p>
          </table:table-cell>
          <table:table-cell office:value-type="float" office:value="2705" table:style-name="ce5">
            <text:p>2,705<text:s/></text:p>
          </table:table-cell>
          <table:table-cell office:value-type="float" office:value="4596" table:style-name="ce5">
            <text:p>4,596<text:s/></text:p>
          </table:table-cell>
          <table:table-cell office:value-type="float" office:value="5550" table:style-name="ce5">
            <text:p>5,550<text:s/></text:p>
          </table:table-cell>
          <table:table-cell office:value-type="float" office:value="11176" table:style-name="ce5">
            <text:p>11,176<text:s/></text:p>
          </table:table-cell>
          <table:table-cell office:value-type="float" office:value="11059" table:style-name="ce5">
            <text:p>11,059<text:s/></text:p>
          </table:table-cell>
          <table:table-cell office:value-type="float" office:value="19547" table:style-name="ce5">
            <text:p>19,547<text:s/></text:p>
          </table:table-cell>
          <table:table-cell office:value-type="float" office:value="18258" table:style-name="ce5">
            <text:p>18,258<text:s/></text:p>
          </table:table-cell>
          <table:table-cell office:value-type="float" office:value="6165" table:style-name="ce5">
            <text:p>6,165<text:s/></text:p>
          </table:table-cell>
          <table:table-cell office:value-type="float" office:value="9110" table:style-name="ce5">
            <text:p>9,110<text:s/></text:p>
          </table:table-cell>
          <table:table-cell office:value-type="float" office:value="3326" table:style-name="ce5">
            <text:p>3,326<text:s/></text:p>
          </table:table-cell>
          <table:table-cell office:value-type="float" office:value="8931" table:style-name="ce5">
            <text:p>8,931<text:s/></text:p>
          </table:table-cell>
          <table:table-cell office:value-type="float" office:value="8620" table:style-name="ce5">
            <text:p>8,620<text:s/></text:p>
          </table:table-cell>
          <table:table-cell office:value-type="float" office:value="6323" table:style-name="ce5">
            <text:p>6,323<text:s/></text:p>
          </table:table-cell>
          <table:table-cell office:value-type="float" office:value="38188" table:style-name="ce5">
            <text:p>38,188<text:s/></text:p>
          </table:table-cell>
          <table:table-cell office:value-type="float" office:value="2556" table:style-name="ce5">
            <text:p>2,556<text:s/></text:p>
          </table:table-cell>
          <table:table-cell office:value-type="float" office:value="12868" table:style-name="ce5">
            <text:p>12,868<text:s/></text:p>
          </table:table-cell>
          <table:table-cell office:value-type="float" office:value="11470" table:style-name="ce5">
            <text:p>11,470<text:s/></text:p>
          </table:table-cell>
          <table:table-cell office:value-type="float" office:value="17401" table:style-name="ce5">
            <text:p>17,401<text:s/></text:p>
          </table:table-cell>
          <table:table-cell office:value-type="float" office:value="23102" table:style-name="ce5">
            <text:p>23,102<text:s/></text:p>
          </table:table-cell>
          <table:table-cell office:value-type="float" office:value="18092" table:style-name="ce5">
            <text:p>18,092<text:s/></text:p>
          </table:table-cell>
          <table:table-cell office:value-type="float" office:value="10311" table:style-name="ce5">
            <text:p>10,311<text:s/></text:p>
          </table:table-cell>
          <table:table-cell office:value-type="float" office:value="29307" table:style-name="ce5">
            <text:p>29,307<text:s/></text:p>
          </table:table-cell>
          <table:table-cell office:value-type="float" office:value="19211" table:style-name="ce5">
            <text:p>19,211<text:s/></text:p>
          </table:table-cell>
          <table:table-cell office:value-type="float" office:value="35337" table:style-name="ce5">
            <text:p>35,337<text:s/></text:p>
          </table:table-cell>
          <table:table-cell office:value-type="float" office:value="30137" table:style-name="ce5">
            <text:p>30,137<text:s/></text:p>
          </table:table-cell>
          <table:table-cell office:value-type="float" office:value="11894" table:style-name="ce5">
            <text:p>11,894<text:s/></text:p>
          </table:table-cell>
          <table:table-cell office:value-type="float" office:value="37454" table:style-name="ce5">
            <text:p>37,454<text:s/></text:p>
          </table:table-cell>
          <table:table-cell office:value-type="float" office:value="27873" table:style-name="ce5">
            <text:p>27,873<text:s/></text:p>
          </table:table-cell>
          <table:table-cell office:value-type="float" office:value="27077" table:style-name="ce5">
            <text:p>27,077<text:s/></text:p>
          </table:table-cell>
          <table:table-cell office:value-type="float" office:value="23274" table:style-name="ce5">
            <text:p>23,274<text:s/></text:p>
          </table:table-cell>
          <table:table-cell office:value-type="float" office:value="25656" table:style-name="ce5">
            <text:p>25,656<text:s/></text:p>
          </table:table-cell>
          <table:table-cell office:value-type="float" office:value="135948" table:style-name="ce5">
            <text:p>135,948<text:s/></text:p>
          </table:table-cell>
          <table:table-cell office:value-type="float" office:value="39513" table:style-name="ce5">
            <text:p>39,513<text:s/></text:p>
          </table:table-cell>
          <table:table-cell office:value-type="float" office:value="22795" table:style-name="ce5">
            <text:p>22,795<text:s/></text:p>
          </table:table-cell>
          <table:table-cell office:value-type="float" office:value="25563" table:style-name="ce5">
            <text:p>25,563<text:s/></text:p>
          </table:table-cell>
          <table:table-cell office:value-type="float" office:value="28527" table:style-name="ce5">
            <text:p>28,527<text:s/></text:p>
          </table:table-cell>
          <table:table-cell office:value-type="float" office:value="34399" table:style-name="ce5">
            <text:p>34,399<text:s/></text:p>
          </table:table-cell>
          <table:table-cell office:value-type="float" office:value="28952" table:style-name="ce5">
            <text:p>28,952<text:s/></text:p>
          </table:table-cell>
          <table:table-cell office:value-type="float" office:value="24208" table:style-name="ce5">
            <text:p>24,208<text:s/></text:p>
          </table:table-cell>
          <table:table-cell office:value-type="float" office:value="14001" table:style-name="ce5">
            <text:p>14,001<text:s/></text:p>
          </table:table-cell>
          <table:table-cell office:value-type="float" office:value="32573" table:style-name="ce5">
            <text:p>32,573<text:s/></text:p>
          </table:table-cell>
          <table:table-cell office:value-type="float" office:value="7680" table:style-name="ce5">
            <text:p>7,680<text:s/></text:p>
          </table:table-cell>
          <table:table-cell office:value-type="float" office:value="10114" table:style-name="ce5">
            <text:p>10,114<text:s/></text:p>
          </table:table-cell>
          <table:table-cell office:value-type="float" office:value="17613" table:style-name="ce5">
            <text:p>17,613<text:s/></text:p>
          </table:table-cell>
          <table:table-cell office:value-type="float" office:value="6593" table:style-name="ce5">
            <text:p>6,593<text:s/></text:p>
          </table:table-cell>
          <table:table-cell office:value-type="float" office:value="3860" table:style-name="ce5">
            <text:p>3,860<text:s/></text:p>
          </table:table-cell>
          <table:table-cell office:value-type="float" office:value="3579" table:style-name="ce5">
            <text:p>3,579<text:s/></text:p>
          </table:table-cell>
          <table:table-cell office:value-type="float" office:value="13869" table:style-name="ce5">
            <text:p>13,869<text:s/></text:p>
          </table:table-cell>
          <table:table-cell office:value-type="float" office:value="9437" table:style-name="ce5">
            <text:p>9,437<text:s/></text:p>
          </table:table-cell>
          <table:table-cell office:value-type="float" office:value="7640" table:style-name="ce5">
            <text:p>7,640<text:s/></text:p>
          </table:table-cell>
          <table:table-cell office:value-type="float" office:value="35602" table:style-name="ce5">
            <text:p>35,602<text:s/></text:p>
          </table:table-cell>
          <table:table-cell office:value-type="float" office:value="8819" table:style-name="ce5">
            <text:p>8,819<text:s/></text:p>
          </table:table-cell>
          <table:table-cell office:value-type="float" office:value="12452" table:style-name="ce5">
            <text:p>12,452<text:s/></text:p>
          </table:table-cell>
          <table:table-cell office:value-type="float" office:value="7430" table:style-name="ce5">
            <text:p>7,430<text:s/></text:p>
          </table:table-cell>
          <table:table-cell office:value-type="float" office:value="22369" table:style-name="ce5">
            <text:p>22,369<text:s/></text:p>
          </table:table-cell>
          <table:table-cell office:value-type="float" office:value="26649" table:style-name="ce5">
            <text:p>26,649<text:s/></text:p>
          </table:table-cell>
          <table:table-cell office:value-type="float" office:value="31202" table:style-name="ce5">
            <text:p>31,202<text:s/></text:p>
          </table:table-cell>
          <table:table-cell office:value-type="float" office:value="38279" table:style-name="ce5">
            <text:p>38,279<text:s/></text:p>
          </table:table-cell>
          <table:table-cell office:value-type="float" office:value="44346" table:style-name="ce5">
            <text:p>44,346<text:s/></text:p>
          </table:table-cell>
          <table:table-cell office:value-type="float" office:value="26791" table:style-name="ce5">
            <text:p>26,791<text:s/></text:p>
          </table:table-cell>
          <table:table-cell office:value-type="float" office:value="30314" table:style-name="ce5">
            <text:p>30,314<text:s/></text:p>
          </table:table-cell>
          <table:table-cell office:value-type="float" office:value="67464" table:style-name="ce5">
            <text:p>67,464<text:s/></text:p>
          </table:table-cell>
          <table:table-cell office:value-type="float" office:value="25138" table:style-name="ce5">
            <text:p>25,138<text:s/></text:p>
          </table:table-cell>
          <table:table-cell office:value-type="float" office:value="33942" table:style-name="ce5">
            <text:p>33,942<text:s/></text:p>
          </table:table-cell>
          <table:table-cell office:value-type="float" office:value="36252" table:style-name="ce5">
            <text:p>36,252<text:s/></text:p>
          </table:table-cell>
          <table:table-cell office:value-type="float" office:value="22572" table:style-name="ce5">
            <text:p>22,572<text:s/></text:p>
          </table:table-cell>
          <table:table-cell office:value-type="float" office:value="62096" table:style-name="ce5">
            <text:p>62,096<text:s/></text:p>
          </table:table-cell>
          <table:table-cell office:value-type="float" office:value="21509" table:style-name="ce5">
            <text:p>21,509<text:s/></text:p>
          </table:table-cell>
          <table:table-cell office:value-type="float" office:value="17396" table:style-name="ce5">
            <text:p>17,396<text:s/></text:p>
          </table:table-cell>
          <table:table-cell office:value-type="float" office:value="15840" table:style-name="ce5">
            <text:p>15,840<text:s/></text:p>
          </table:table-cell>
          <table:table-cell office:value-type="float" office:value="19573" table:style-name="ce5">
            <text:p>19,573<text:s/></text:p>
          </table:table-cell>
          <table:table-cell office:value-type="float" office:value="14350" table:style-name="ce5">
            <text:p>14,350<text:s/></text:p>
          </table:table-cell>
          <table:table-cell office:value-type="float" office:value="29438" table:style-name="ce5">
            <text:p>29,438<text:s/></text:p>
          </table:table-cell>
          <table:table-cell office:value-type="float" office:value="18898" table:style-name="ce5">
            <text:p>18,898<text:s/></text:p>
          </table:table-cell>
          <table:table-cell office:value-type="float" office:value="7779" table:style-name="ce5">
            <text:p>7,779<text:s/></text:p>
          </table:table-cell>
          <table:table-cell office:value-type="float" office:value="12327" table:style-name="ce5">
            <text:p>12,327<text:s/></text:p>
          </table:table-cell>
          <table:table-cell office:value-type="float" office:value="41811" table:style-name="ce5">
            <text:p>41,811<text:s/></text:p>
          </table:table-cell>
          <table:table-cell office:value-type="float" office:value="25506" table:style-name="ce5">
            <text:p>25,506<text:s/></text:p>
          </table:table-cell>
          <table:table-cell office:value-type="float" office:value="25219" table:style-name="ce5">
            <text:p>25,219<text:s/></text:p>
          </table:table-cell>
          <table:table-cell office:value-type="float" office:value="25878" table:style-name="ce5">
            <text:p>25,878<text:s/></text:p>
          </table:table-cell>
          <table:table-cell office:value-type="float" office:value="13822" table:style-name="ce5">
            <text:p>13,822<text:s/></text:p>
          </table:table-cell>
          <table:table-cell office:value-type="float" office:value="11200" table:style-name="ce5">
            <text:p>11,200<text:s/></text:p>
          </table:table-cell>
          <table:table-cell office:value-type="float" office:value="5354" table:style-name="ce5">
            <text:p>5,354<text:s/></text:p>
          </table:table-cell>
          <table:table-cell office:value-type="float" office:value="5355" table:style-name="ce5">
            <text:p>5,355<text:s/></text:p>
          </table:table-cell>
          <table:table-cell office:value-type="float" office:value="6530" table:style-name="ce5">
            <text:p>6,530<text:s/></text:p>
          </table:table-cell>
          <table:table-cell office:value-type="float" office:value="11034" table:style-name="ce5">
            <text:p>11,034<text:s/></text:p>
          </table:table-cell>
          <table:table-cell office:value-type="float" office:value="9866" table:style-name="ce5">
            <text:p>9,866<text:s/></text:p>
          </table:table-cell>
          <table:table-cell office:value-type="float" office:value="14004" table:style-name="ce5">
            <text:p>14,004<text:s/></text:p>
          </table:table-cell>
          <table:table-cell office:value-type="float" office:value="19031" table:style-name="ce5">
            <text:p>19,031<text:s/></text:p>
          </table:table-cell>
          <table:table-cell office:value-type="float" office:value="29385" table:style-name="ce5">
            <text:p>29,385<text:s/></text:p>
          </table:table-cell>
          <table:table-cell office:value-type="float" office:value="26390" table:style-name="ce5">
            <text:p>26,390<text:s/></text:p>
          </table:table-cell>
          <table:table-cell office:value-type="float" office:value="14990" table:style-name="ce5">
            <text:p>14,990<text:s/></text:p>
          </table:table-cell>
          <table:table-cell office:value-type="float" office:value="12734" table:style-name="ce5">
            <text:p>12,734<text:s/></text:p>
          </table:table-cell>
          <table:table-cell office:value-type="float" office:value="12507" table:style-name="ce5">
            <text:p>12,507<text:s/></text:p>
          </table:table-cell>
          <table:table-cell office:value-type="float" office:value="13500" table:style-name="ce5">
            <text:p>13,500<text:s/></text:p>
          </table:table-cell>
          <table:table-cell office:value-type="float" office:value="12466" table:style-name="ce5">
            <text:p>12,466<text:s/></text:p>
          </table:table-cell>
          <table:table-cell office:value-type="float" office:value="11333" table:style-name="ce5">
            <text:p>11,333<text:s/></text:p>
          </table:table-cell>
          <table:table-cell office:value-type="float" office:value="10206" table:style-name="ce5">
            <text:p>10,206<text:s/></text:p>
          </table:table-cell>
          <table:table-cell table:number-columns-repeated="16275"/>
        </table:table-row>
        <table:table-row table:style-name="ro2">
          <table:table-cell office:value-type="date" office:date-value="2018-11-02T00:00:00" table:style-name="ce4">
            <text:p>2018/11/2</text:p>
          </table:table-cell>
          <table:table-cell office:value-type="float" office:value="6320" table:style-name="ce5">
            <text:p>6,320<text:s/></text:p>
          </table:table-cell>
          <table:table-cell office:value-type="float" office:value="17282" table:style-name="ce5">
            <text:p>17,282<text:s/></text:p>
          </table:table-cell>
          <table:table-cell office:value-type="float" office:value="45375" table:style-name="ce5">
            <text:p>45,375<text:s/></text:p>
          </table:table-cell>
          <table:table-cell office:value-type="float" office:value="54356" table:style-name="ce5">
            <text:p>54,356<text:s/></text:p>
          </table:table-cell>
          <table:table-cell office:value-type="float" office:value="30486" table:style-name="ce5">
            <text:p>30,486<text:s/></text:p>
          </table:table-cell>
          <table:table-cell office:value-type="float" office:value="18258" table:style-name="ce5">
            <text:p>18,258<text:s/></text:p>
          </table:table-cell>
          <table:table-cell office:value-type="float" office:value="13533" table:style-name="ce5">
            <text:p>13,533<text:s/></text:p>
          </table:table-cell>
          <table:table-cell office:value-type="float" office:value="4768" table:style-name="ce5">
            <text:p>4,768<text:s/></text:p>
          </table:table-cell>
          <table:table-cell office:value-type="float" office:value="3459" table:style-name="ce5">
            <text:p>3,459<text:s/></text:p>
          </table:table-cell>
          <table:table-cell office:value-type="float" office:value="17708" table:style-name="ce5">
            <text:p>17,708<text:s/></text:p>
          </table:table-cell>
          <table:table-cell office:value-type="float" office:value="2727" table:style-name="ce5">
            <text:p>2,727<text:s/></text:p>
          </table:table-cell>
          <table:table-cell office:value-type="float" office:value="4894" table:style-name="ce5">
            <text:p>4,894<text:s/></text:p>
          </table:table-cell>
          <table:table-cell office:value-type="float" office:value="6570" table:style-name="ce5">
            <text:p>6,570<text:s/></text:p>
          </table:table-cell>
          <table:table-cell office:value-type="float" office:value="11712" table:style-name="ce5">
            <text:p>11,712<text:s/></text:p>
          </table:table-cell>
          <table:table-cell office:value-type="float" office:value="12224" table:style-name="ce5">
            <text:p>12,224<text:s/></text:p>
          </table:table-cell>
          <table:table-cell office:value-type="float" office:value="20631" table:style-name="ce5">
            <text:p>20,631<text:s/></text:p>
          </table:table-cell>
          <table:table-cell office:value-type="float" office:value="18824" table:style-name="ce5">
            <text:p>18,824<text:s/></text:p>
          </table:table-cell>
          <table:table-cell office:value-type="float" office:value="6964" table:style-name="ce5">
            <text:p>6,964<text:s/></text:p>
          </table:table-cell>
          <table:table-cell office:value-type="float" office:value="10007" table:style-name="ce5">
            <text:p>10,007<text:s/></text:p>
          </table:table-cell>
          <table:table-cell office:value-type="float" office:value="3428" table:style-name="ce5">
            <text:p>3,428<text:s/></text:p>
          </table:table-cell>
          <table:table-cell office:value-type="float" office:value="9795" table:style-name="ce5">
            <text:p>9,795<text:s/></text:p>
          </table:table-cell>
          <table:table-cell office:value-type="float" office:value="9324" table:style-name="ce5">
            <text:p>9,324<text:s/></text:p>
          </table:table-cell>
          <table:table-cell office:value-type="float" office:value="6290" table:style-name="ce5">
            <text:p>6,290<text:s/></text:p>
          </table:table-cell>
          <table:table-cell office:value-type="float" office:value="38791" table:style-name="ce5">
            <text:p>38,791<text:s/></text:p>
          </table:table-cell>
          <table:table-cell office:value-type="float" office:value="2733" table:style-name="ce5">
            <text:p>2,733<text:s/></text:p>
          </table:table-cell>
          <table:table-cell office:value-type="float" office:value="13857" table:style-name="ce5">
            <text:p>13,857<text:s/></text:p>
          </table:table-cell>
          <table:table-cell office:value-type="float" office:value="12241" table:style-name="ce5">
            <text:p>12,241<text:s/></text:p>
          </table:table-cell>
          <table:table-cell office:value-type="float" office:value="19021" table:style-name="ce5">
            <text:p>19,021<text:s/></text:p>
          </table:table-cell>
          <table:table-cell office:value-type="float" office:value="24701" table:style-name="ce5">
            <text:p>24,701<text:s/></text:p>
          </table:table-cell>
          <table:table-cell office:value-type="float" office:value="19245" table:style-name="ce5">
            <text:p>19,245<text:s/></text:p>
          </table:table-cell>
          <table:table-cell office:value-type="float" office:value="11115" table:style-name="ce5">
            <text:p>11,115<text:s/></text:p>
          </table:table-cell>
          <table:table-cell office:value-type="float" office:value="34159" table:style-name="ce5">
            <text:p>34,159<text:s/></text:p>
          </table:table-cell>
          <table:table-cell office:value-type="float" office:value="20659" table:style-name="ce5">
            <text:p>20,659<text:s/></text:p>
          </table:table-cell>
          <table:table-cell office:value-type="float" office:value="37709" table:style-name="ce5">
            <text:p>37,709<text:s/></text:p>
          </table:table-cell>
          <table:table-cell office:value-type="float" office:value="32717" table:style-name="ce5">
            <text:p>32,717<text:s/></text:p>
          </table:table-cell>
          <table:table-cell office:value-type="float" office:value="12255" table:style-name="ce5">
            <text:p>12,255<text:s/></text:p>
          </table:table-cell>
          <table:table-cell office:value-type="float" office:value="39885" table:style-name="ce5">
            <text:p>39,885<text:s/></text:p>
          </table:table-cell>
          <table:table-cell office:value-type="float" office:value="29438" table:style-name="ce5">
            <text:p>29,438<text:s/></text:p>
          </table:table-cell>
          <table:table-cell office:value-type="float" office:value="28752" table:style-name="ce5">
            <text:p>28,752<text:s/></text:p>
          </table:table-cell>
          <table:table-cell office:value-type="float" office:value="24280" table:style-name="ce5">
            <text:p>24,280<text:s/></text:p>
          </table:table-cell>
          <table:table-cell office:value-type="float" office:value="26502" table:style-name="ce5">
            <text:p>26,502<text:s/></text:p>
          </table:table-cell>
          <table:table-cell office:value-type="float" office:value="164183" table:style-name="ce5">
            <text:p>164,183<text:s/></text:p>
          </table:table-cell>
          <table:table-cell office:value-type="float" office:value="44889" table:style-name="ce5">
            <text:p>44,889<text:s/></text:p>
          </table:table-cell>
          <table:table-cell office:value-type="float" office:value="23757" table:style-name="ce5">
            <text:p>23,757<text:s/></text:p>
          </table:table-cell>
          <table:table-cell office:value-type="float" office:value="26787" table:style-name="ce5">
            <text:p>26,787<text:s/></text:p>
          </table:table-cell>
          <table:table-cell office:value-type="float" office:value="28747" table:style-name="ce5">
            <text:p>28,747<text:s/></text:p>
          </table:table-cell>
          <table:table-cell office:value-type="float" office:value="36261" table:style-name="ce5">
            <text:p>36,261<text:s/></text:p>
          </table:table-cell>
          <table:table-cell office:value-type="float" office:value="32713" table:style-name="ce5">
            <text:p>32,713<text:s/></text:p>
          </table:table-cell>
          <table:table-cell office:value-type="float" office:value="25657" table:style-name="ce5">
            <text:p>25,657<text:s/></text:p>
          </table:table-cell>
          <table:table-cell office:value-type="float" office:value="14399" table:style-name="ce5">
            <text:p>14,399<text:s/></text:p>
          </table:table-cell>
          <table:table-cell office:value-type="float" office:value="34318" table:style-name="ce5">
            <text:p>34,318<text:s/></text:p>
          </table:table-cell>
          <table:table-cell office:value-type="float" office:value="8321" table:style-name="ce5">
            <text:p>8,321<text:s/></text:p>
          </table:table-cell>
          <table:table-cell office:value-type="float" office:value="10739" table:style-name="ce5">
            <text:p>10,739<text:s/></text:p>
          </table:table-cell>
          <table:table-cell office:value-type="float" office:value="18965" table:style-name="ce5">
            <text:p>18,965<text:s/></text:p>
          </table:table-cell>
          <table:table-cell office:value-type="float" office:value="7618" table:style-name="ce5">
            <text:p>7,618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3708" table:style-name="ce5">
            <text:p>3,708<text:s/></text:p>
          </table:table-cell>
          <table:table-cell office:value-type="float" office:value="14380" table:style-name="ce5">
            <text:p>14,380<text:s/></text:p>
          </table:table-cell>
          <table:table-cell office:value-type="float" office:value="9853" table:style-name="ce5">
            <text:p>9,853<text:s/></text:p>
          </table:table-cell>
          <table:table-cell office:value-type="float" office:value="8434" table:style-name="ce5">
            <text:p>8,434<text:s/></text:p>
          </table:table-cell>
          <table:table-cell office:value-type="float" office:value="40656" table:style-name="ce5">
            <text:p>40,656<text:s/></text:p>
          </table:table-cell>
          <table:table-cell office:value-type="float" office:value="9135" table:style-name="ce5">
            <text:p>9,135<text:s/></text:p>
          </table:table-cell>
          <table:table-cell office:value-type="float" office:value="13641" table:style-name="ce5">
            <text:p>13,641<text:s/></text:p>
          </table:table-cell>
          <table:table-cell office:value-type="float" office:value="7972" table:style-name="ce5">
            <text:p>7,972<text:s/></text:p>
          </table:table-cell>
          <table:table-cell office:value-type="float" office:value="23703" table:style-name="ce5">
            <text:p>23,703<text:s/></text:p>
          </table:table-cell>
          <table:table-cell office:value-type="float" office:value="27898" table:style-name="ce5">
            <text:p>27,898<text:s/></text:p>
          </table:table-cell>
          <table:table-cell office:value-type="float" office:value="33711" table:style-name="ce5">
            <text:p>33,711<text:s/></text:p>
          </table:table-cell>
          <table:table-cell office:value-type="float" office:value="44012" table:style-name="ce5">
            <text:p>44,012<text:s/></text:p>
          </table:table-cell>
          <table:table-cell office:value-type="float" office:value="46734" table:style-name="ce5">
            <text:p>46,734<text:s/></text:p>
          </table:table-cell>
          <table:table-cell office:value-type="float" office:value="27950" table:style-name="ce5">
            <text:p>27,950<text:s/></text:p>
          </table:table-cell>
          <table:table-cell office:value-type="float" office:value="31781" table:style-name="ce5">
            <text:p>31,781<text:s/></text:p>
          </table:table-cell>
          <table:table-cell office:value-type="float" office:value="76622" table:style-name="ce5">
            <text:p>76,622<text:s/></text:p>
          </table:table-cell>
          <table:table-cell office:value-type="float" office:value="26323" table:style-name="ce5">
            <text:p>26,323<text:s/></text:p>
          </table:table-cell>
          <table:table-cell office:value-type="float" office:value="37334" table:style-name="ce5">
            <text:p>37,334<text:s/></text:p>
          </table:table-cell>
          <table:table-cell office:value-type="float" office:value="40374" table:style-name="ce5">
            <text:p>40,374<text:s/></text:p>
          </table:table-cell>
          <table:table-cell office:value-type="float" office:value="24305" table:style-name="ce5">
            <text:p>24,305<text:s/></text:p>
          </table:table-cell>
          <table:table-cell office:value-type="float" office:value="70222" table:style-name="ce5">
            <text:p>70,222<text:s/></text:p>
          </table:table-cell>
          <table:table-cell office:value-type="float" office:value="23268" table:style-name="ce5">
            <text:p>23,268<text:s/></text:p>
          </table:table-cell>
          <table:table-cell office:value-type="float" office:value="18632" table:style-name="ce5">
            <text:p>18,632<text:s/></text:p>
          </table:table-cell>
          <table:table-cell office:value-type="float" office:value="16552" table:style-name="ce5">
            <text:p>16,552<text:s/></text:p>
          </table:table-cell>
          <table:table-cell office:value-type="float" office:value="21484" table:style-name="ce5">
            <text:p>21,484<text:s/></text:p>
          </table:table-cell>
          <table:table-cell office:value-type="float" office:value="14553" table:style-name="ce5">
            <text:p>14,553<text:s/></text:p>
          </table:table-cell>
          <table:table-cell office:value-type="float" office:value="33028" table:style-name="ce5">
            <text:p>33,028<text:s/></text:p>
          </table:table-cell>
          <table:table-cell office:value-type="float" office:value="20070" table:style-name="ce5">
            <text:p>20,070<text:s/></text:p>
          </table:table-cell>
          <table:table-cell office:value-type="float" office:value="8645" table:style-name="ce5">
            <text:p>8,645<text:s/></text:p>
          </table:table-cell>
          <table:table-cell office:value-type="float" office:value="13534" table:style-name="ce5">
            <text:p>13,534<text:s/></text:p>
          </table:table-cell>
          <table:table-cell office:value-type="float" office:value="43188" table:style-name="ce5">
            <text:p>43,188<text:s/></text:p>
          </table:table-cell>
          <table:table-cell office:value-type="float" office:value="26281" table:style-name="ce5">
            <text:p>26,281<text:s/></text:p>
          </table:table-cell>
          <table:table-cell office:value-type="float" office:value="27130" table:style-name="ce5">
            <text:p>27,130<text:s/></text:p>
          </table:table-cell>
          <table:table-cell office:value-type="float" office:value="26486" table:style-name="ce5">
            <text:p>26,486<text:s/></text:p>
          </table:table-cell>
          <table:table-cell office:value-type="float" office:value="14763" table:style-name="ce5">
            <text:p>14,763<text:s/></text:p>
          </table:table-cell>
          <table:table-cell office:value-type="float" office:value="11614" table:style-name="ce5">
            <text:p>11,614<text:s/></text:p>
          </table:table-cell>
          <table:table-cell office:value-type="float" office:value="5535" table:style-name="ce5">
            <text:p>5,535<text:s/></text:p>
          </table:table-cell>
          <table:table-cell office:value-type="float" office:value="5536" table:style-name="ce5">
            <text:p>5,536<text:s/></text:p>
          </table:table-cell>
          <table:table-cell office:value-type="float" office:value="6888" table:style-name="ce5">
            <text:p>6,888<text:s/></text:p>
          </table:table-cell>
          <table:table-cell office:value-type="float" office:value="11601" table:style-name="ce5">
            <text:p>11,601<text:s/></text:p>
          </table:table-cell>
          <table:table-cell office:value-type="float" office:value="10483" table:style-name="ce5">
            <text:p>10,483<text:s/></text:p>
          </table:table-cell>
          <table:table-cell office:value-type="float" office:value="16203" table:style-name="ce5">
            <text:p>16,203<text:s/></text:p>
          </table:table-cell>
          <table:table-cell office:value-type="float" office:value="19884" table:style-name="ce5">
            <text:p>19,884<text:s/></text:p>
          </table:table-cell>
          <table:table-cell office:value-type="float" office:value="30872" table:style-name="ce5">
            <text:p>30,872<text:s/></text:p>
          </table:table-cell>
          <table:table-cell office:value-type="float" office:value="28258" table:style-name="ce5">
            <text:p>28,258<text:s/></text:p>
          </table:table-cell>
          <table:table-cell office:value-type="float" office:value="15255" table:style-name="ce5">
            <text:p>15,255<text:s/></text:p>
          </table:table-cell>
          <table:table-cell office:value-type="float" office:value="13327" table:style-name="ce5">
            <text:p>13,327<text:s/></text:p>
          </table:table-cell>
          <table:table-cell office:value-type="float" office:value="13454" table:style-name="ce5">
            <text:p>13,454<text:s/></text:p>
          </table:table-cell>
          <table:table-cell office:value-type="float" office:value="14144" table:style-name="ce5">
            <text:p>14,144<text:s/></text:p>
          </table:table-cell>
          <table:table-cell office:value-type="float" office:value="13221" table:style-name="ce5">
            <text:p>13,221<text:s/></text:p>
          </table:table-cell>
          <table:table-cell office:value-type="float" office:value="11846" table:style-name="ce5">
            <text:p>11,846<text:s/></text:p>
          </table:table-cell>
          <table:table-cell office:value-type="float" office:value="10786" table:style-name="ce5">
            <text:p>10,786<text:s/></text:p>
          </table:table-cell>
          <table:table-cell table:number-columns-repeated="16275"/>
        </table:table-row>
        <table:table-row table:style-name="ro2">
          <table:table-cell office:value-type="date" office:date-value="2018-11-03T00:00:00" table:style-name="ce4">
            <text:p>2018/11/3</text:p>
          </table:table-cell>
          <table:table-cell office:value-type="float" office:value="4637" table:style-name="ce5">
            <text:p>4,637<text:s/></text:p>
          </table:table-cell>
          <table:table-cell office:value-type="float" office:value="11064" table:style-name="ce5">
            <text:p>11,064<text:s/></text:p>
          </table:table-cell>
          <table:table-cell office:value-type="float" office:value="24919" table:style-name="ce5">
            <text:p>24,919<text:s/></text:p>
          </table:table-cell>
          <table:table-cell office:value-type="float" office:value="52593" table:style-name="ce5">
            <text:p>52,593<text:s/></text:p>
          </table:table-cell>
          <table:table-cell office:value-type="float" office:value="18987" table:style-name="ce5">
            <text:p>18,987<text:s/></text:p>
          </table:table-cell>
          <table:table-cell office:value-type="float" office:value="12400" table:style-name="ce5">
            <text:p>12,400<text:s/></text:p>
          </table:table-cell>
          <table:table-cell office:value-type="float" office:value="9151" table:style-name="ce5">
            <text:p>9,151<text:s/></text:p>
          </table:table-cell>
          <table:table-cell office:value-type="float" office:value="3939" table:style-name="ce5">
            <text:p>3,939<text:s/></text:p>
          </table:table-cell>
          <table:table-cell office:value-type="float" office:value="2822" table:style-name="ce5">
            <text:p>2,822<text:s/></text:p>
          </table:table-cell>
          <table:table-cell office:value-type="float" office:value="10888" table:style-name="ce5">
            <text:p>10,888<text:s/></text:p>
          </table:table-cell>
          <table:table-cell office:value-type="float" office:value="2155" table:style-name="ce5">
            <text:p>2,155<text:s/></text:p>
          </table:table-cell>
          <table:table-cell office:value-type="float" office:value="3671" table:style-name="ce5">
            <text:p>3,671<text:s/></text:p>
          </table:table-cell>
          <table:table-cell office:value-type="float" office:value="9973" table:style-name="ce5">
            <text:p>9,973<text:s/></text:p>
          </table:table-cell>
          <table:table-cell office:value-type="float" office:value="8773" table:style-name="ce5">
            <text:p>8,773<text:s/></text:p>
          </table:table-cell>
          <table:table-cell office:value-type="float" office:value="12403" table:style-name="ce5">
            <text:p>12,403<text:s/></text:p>
          </table:table-cell>
          <table:table-cell office:value-type="float" office:value="6306" table:style-name="ce5">
            <text:p>6,306<text:s/></text:p>
          </table:table-cell>
          <table:table-cell office:value-type="float" office:value="8456" table:style-name="ce5">
            <text:p>8,456<text:s/></text:p>
          </table:table-cell>
          <table:table-cell office:value-type="float" office:value="4559" table:style-name="ce5">
            <text:p>4,559<text:s/></text:p>
          </table:table-cell>
          <table:table-cell office:value-type="float" office:value="8846" table:style-name="ce5">
            <text:p>8,846<text:s/></text:p>
          </table:table-cell>
          <table:table-cell office:value-type="float" office:value="3214" table:style-name="ce5">
            <text:p>3,214<text:s/></text:p>
          </table:table-cell>
          <table:table-cell office:value-type="float" office:value="6726" table:style-name="ce5">
            <text:p>6,726<text:s/></text:p>
          </table:table-cell>
          <table:table-cell office:value-type="float" office:value="9608" table:style-name="ce5">
            <text:p>9,608<text:s/></text:p>
          </table:table-cell>
          <table:table-cell office:value-type="float" office:value="2461" table:style-name="ce5">
            <text:p>2,461<text:s/></text:p>
          </table:table-cell>
          <table:table-cell office:value-type="float" office:value="24390" table:style-name="ce5">
            <text:p>24,390<text:s/></text:p>
          </table:table-cell>
          <table:table-cell office:value-type="float" office:value="2112" table:style-name="ce5">
            <text:p>2,112<text:s/></text:p>
          </table:table-cell>
          <table:table-cell office:value-type="float" office:value="12968" table:style-name="ce5">
            <text:p>12,968<text:s/></text:p>
          </table:table-cell>
          <table:table-cell office:value-type="float" office:value="9707" table:style-name="ce5">
            <text:p>9,707<text:s/></text:p>
          </table:table-cell>
          <table:table-cell office:value-type="float" office:value="15332" table:style-name="ce5">
            <text:p>15,332<text:s/></text:p>
          </table:table-cell>
          <table:table-cell office:value-type="float" office:value="17215" table:style-name="ce5">
            <text:p>17,215<text:s/></text:p>
          </table:table-cell>
          <table:table-cell office:value-type="float" office:value="16776" table:style-name="ce5">
            <text:p>16,776<text:s/></text:p>
          </table:table-cell>
          <table:table-cell office:value-type="float" office:value="9601" table:style-name="ce5">
            <text:p>9,601<text:s/></text:p>
          </table:table-cell>
          <table:table-cell office:value-type="float" office:value="32738" table:style-name="ce5">
            <text:p>32,738<text:s/></text:p>
          </table:table-cell>
          <table:table-cell office:value-type="float" office:value="18973" table:style-name="ce5">
            <text:p>18,973<text:s/></text:p>
          </table:table-cell>
          <table:table-cell office:value-type="float" office:value="30144" table:style-name="ce5">
            <text:p>30,144<text:s/></text:p>
          </table:table-cell>
          <table:table-cell office:value-type="float" office:value="26387" table:style-name="ce5">
            <text:p>26,387<text:s/></text:p>
          </table:table-cell>
          <table:table-cell office:value-type="float" office:value="5941" table:style-name="ce5">
            <text:p>5,941<text:s/></text:p>
          </table:table-cell>
          <table:table-cell office:value-type="float" office:value="33277" table:style-name="ce5">
            <text:p>33,277<text:s/></text:p>
          </table:table-cell>
          <table:table-cell office:value-type="float" office:value="23375" table:style-name="ce5">
            <text:p>23,375<text:s/></text:p>
          </table:table-cell>
          <table:table-cell office:value-type="float" office:value="21486" table:style-name="ce5">
            <text:p>21,486<text:s/></text:p>
          </table:table-cell>
          <table:table-cell office:value-type="float" office:value="19856" table:style-name="ce5">
            <text:p>19,856<text:s/></text:p>
          </table:table-cell>
          <table:table-cell office:value-type="float" office:value="14731" table:style-name="ce5">
            <text:p>14,731<text:s/></text:p>
          </table:table-cell>
          <table:table-cell office:value-type="float" office:value="165850" table:style-name="ce5">
            <text:p>165,850<text:s/></text:p>
          </table:table-cell>
          <table:table-cell office:value-type="float" office:value="46682" table:style-name="ce5">
            <text:p>46,682<text:s/></text:p>
          </table:table-cell>
          <table:table-cell office:value-type="float" office:value="19863" table:style-name="ce5">
            <text:p>19,863<text:s/></text:p>
          </table:table-cell>
          <table:table-cell office:value-type="float" office:value="19260" table:style-name="ce5">
            <text:p>19,260<text:s/></text:p>
          </table:table-cell>
          <table:table-cell office:value-type="float" office:value="31581" table:style-name="ce5">
            <text:p>31,581<text:s/></text:p>
          </table:table-cell>
          <table:table-cell office:value-type="float" office:value="39293" table:style-name="ce5">
            <text:p>39,293<text:s/></text:p>
          </table:table-cell>
          <table:table-cell office:value-type="float" office:value="29234" table:style-name="ce5">
            <text:p>29,234<text:s/></text:p>
          </table:table-cell>
          <table:table-cell office:value-type="float" office:value="21683" table:style-name="ce5">
            <text:p>21,683<text:s/></text:p>
          </table:table-cell>
          <table:table-cell office:value-type="float" office:value="10281" table:style-name="ce5">
            <text:p>10,281<text:s/></text:p>
          </table:table-cell>
          <table:table-cell office:value-type="float" office:value="28550" table:style-name="ce5">
            <text:p>28,550<text:s/></text:p>
          </table:table-cell>
          <table:table-cell office:value-type="float" office:value="8006" table:style-name="ce5">
            <text:p>8,006<text:s/></text:p>
          </table:table-cell>
          <table:table-cell office:value-type="float" office:value="7739" table:style-name="ce5">
            <text:p>7,739<text:s/></text:p>
          </table:table-cell>
          <table:table-cell office:value-type="float" office:value="16960" table:style-name="ce5">
            <text:p>16,960<text:s/></text:p>
          </table:table-cell>
          <table:table-cell office:value-type="float" office:value="9728" table:style-name="ce5">
            <text:p>9,728<text:s/></text:p>
          </table:table-cell>
          <table:table-cell office:value-type="float" office:value="3259" table:style-name="ce5">
            <text:p>3,259<text:s/></text:p>
          </table:table-cell>
          <table:table-cell office:value-type="float" office:value="2034" table:style-name="ce5">
            <text:p>2,034<text:s/></text:p>
          </table:table-cell>
          <table:table-cell office:value-type="float" office:value="9795" table:style-name="ce5">
            <text:p>9,795<text:s/></text:p>
          </table:table-cell>
          <table:table-cell office:value-type="float" office:value="8928" table:style-name="ce5">
            <text:p>8,928<text:s/></text:p>
          </table:table-cell>
          <table:table-cell office:value-type="float" office:value="5985" table:style-name="ce5">
            <text:p>5,985<text:s/></text:p>
          </table:table-cell>
          <table:table-cell office:value-type="float" office:value="41976" table:style-name="ce5">
            <text:p>41,976<text:s/></text:p>
          </table:table-cell>
          <table:table-cell office:value-type="float" office:value="6727" table:style-name="ce5">
            <text:p>6,727<text:s/></text:p>
          </table:table-cell>
          <table:table-cell office:value-type="float" office:value="11007" table:style-name="ce5">
            <text:p>11,007<text:s/></text:p>
          </table:table-cell>
          <table:table-cell office:value-type="float" office:value="6465" table:style-name="ce5">
            <text:p>6,465<text:s/></text:p>
          </table:table-cell>
          <table:table-cell office:value-type="float" office:value="19152" table:style-name="ce5">
            <text:p>19,152<text:s/></text:p>
          </table:table-cell>
          <table:table-cell office:value-type="float" office:value="18810" table:style-name="ce5">
            <text:p>18,810<text:s/></text:p>
          </table:table-cell>
          <table:table-cell office:value-type="float" office:value="31480" table:style-name="ce5">
            <text:p>31,480<text:s/></text:p>
          </table:table-cell>
          <table:table-cell office:value-type="float" office:value="41780" table:style-name="ce5">
            <text:p>41,780<text:s/></text:p>
          </table:table-cell>
          <table:table-cell office:value-type="float" office:value="36203" table:style-name="ce5">
            <text:p>36,203<text:s/></text:p>
          </table:table-cell>
          <table:table-cell office:value-type="float" office:value="22784" table:style-name="ce5">
            <text:p>22,784<text:s/></text:p>
          </table:table-cell>
          <table:table-cell office:value-type="float" office:value="33273" table:style-name="ce5">
            <text:p>33,273<text:s/></text:p>
          </table:table-cell>
          <table:table-cell office:value-type="float" office:value="84527" table:style-name="ce5">
            <text:p>84,527<text:s/></text:p>
          </table:table-cell>
          <table:table-cell office:value-type="float" office:value="16883" table:style-name="ce5">
            <text:p>16,883<text:s/></text:p>
          </table:table-cell>
          <table:table-cell office:value-type="float" office:value="33347" table:style-name="ce5">
            <text:p>33,347<text:s/></text:p>
          </table:table-cell>
          <table:table-cell office:value-type="float" office:value="35656" table:style-name="ce5">
            <text:p>35,656<text:s/></text:p>
          </table:table-cell>
          <table:table-cell office:value-type="float" office:value="19656" table:style-name="ce5">
            <text:p>19,656<text:s/></text:p>
          </table:table-cell>
          <table:table-cell office:value-type="float" office:value="57070" table:style-name="ce5">
            <text:p>57,070<text:s/></text:p>
          </table:table-cell>
          <table:table-cell office:value-type="float" office:value="16756" table:style-name="ce5">
            <text:p>16,756<text:s/></text:p>
          </table:table-cell>
          <table:table-cell office:value-type="float" office:value="15510" table:style-name="ce5">
            <text:p>15,510<text:s/></text:p>
          </table:table-cell>
          <table:table-cell office:value-type="float" office:value="10653" table:style-name="ce5">
            <text:p>10,653<text:s/></text:p>
          </table:table-cell>
          <table:table-cell office:value-type="float" office:value="15331" table:style-name="ce5">
            <text:p>15,331<text:s/></text:p>
          </table:table-cell>
          <table:table-cell office:value-type="float" office:value="10267" table:style-name="ce5">
            <text:p>10,267<text:s/></text:p>
          </table:table-cell>
          <table:table-cell office:value-type="float" office:value="28834" table:style-name="ce5">
            <text:p>28,834<text:s/></text:p>
          </table:table-cell>
          <table:table-cell office:value-type="float" office:value="13863" table:style-name="ce5">
            <text:p>13,863<text:s/></text:p>
          </table:table-cell>
          <table:table-cell office:value-type="float" office:value="12046" table:style-name="ce5">
            <text:p>12,046<text:s/></text:p>
          </table:table-cell>
          <table:table-cell office:value-type="float" office:value="11738" table:style-name="ce5">
            <text:p>11,738<text:s/></text:p>
          </table:table-cell>
          <table:table-cell office:value-type="float" office:value="20662" table:style-name="ce5">
            <text:p>20,662<text:s/></text:p>
          </table:table-cell>
          <table:table-cell office:value-type="float" office:value="18708" table:style-name="ce5">
            <text:p>18,708<text:s/></text:p>
          </table:table-cell>
          <table:table-cell office:value-type="float" office:value="17076" table:style-name="ce5">
            <text:p>17,076<text:s/></text:p>
          </table:table-cell>
          <table:table-cell office:value-type="float" office:value="21509" table:style-name="ce5">
            <text:p>21,509<text:s/></text:p>
          </table:table-cell>
          <table:table-cell office:value-type="float" office:value="8619" table:style-name="ce5">
            <text:p>8,619<text:s/></text:p>
          </table:table-cell>
          <table:table-cell office:value-type="float" office:value="8891" table:style-name="ce5">
            <text:p>8,891<text:s/></text:p>
          </table:table-cell>
          <table:table-cell office:value-type="float" office:value="4448" table:style-name="ce5">
            <text:p>4,448<text:s/></text:p>
          </table:table-cell>
          <table:table-cell office:value-type="float" office:value="2841" table:style-name="ce5">
            <text:p>2,841<text:s/></text:p>
          </table:table-cell>
          <table:table-cell office:value-type="float" office:value="7336" table:style-name="ce5">
            <text:p>7,336<text:s/></text:p>
          </table:table-cell>
          <table:table-cell office:value-type="float" office:value="8843" table:style-name="ce5">
            <text:p>8,843<text:s/></text:p>
          </table:table-cell>
          <table:table-cell office:value-type="float" office:value="9308" table:style-name="ce5">
            <text:p>9,308<text:s/></text:p>
          </table:table-cell>
          <table:table-cell office:value-type="float" office:value="13956" table:style-name="ce5">
            <text:p>13,956<text:s/></text:p>
          </table:table-cell>
          <table:table-cell office:value-type="float" office:value="14098" table:style-name="ce5">
            <text:p>14,098<text:s/></text:p>
          </table:table-cell>
          <table:table-cell office:value-type="float" office:value="20644" table:style-name="ce5">
            <text:p>20,644<text:s/></text:p>
          </table:table-cell>
          <table:table-cell office:value-type="float" office:value="24922" table:style-name="ce5">
            <text:p>24,922<text:s/></text:p>
          </table:table-cell>
          <table:table-cell office:value-type="float" office:value="11985" table:style-name="ce5">
            <text:p>11,985<text:s/></text:p>
          </table:table-cell>
          <table:table-cell office:value-type="float" office:value="10847" table:style-name="ce5">
            <text:p>10,847<text:s/></text:p>
          </table:table-cell>
          <table:table-cell office:value-type="float" office:value="10574" table:style-name="ce5">
            <text:p>10,574<text:s/></text:p>
          </table:table-cell>
          <table:table-cell office:value-type="float" office:value="10648" table:style-name="ce5">
            <text:p>10,648<text:s/></text:p>
          </table:table-cell>
          <table:table-cell office:value-type="float" office:value="10965" table:style-name="ce5">
            <text:p>10,965<text:s/></text:p>
          </table:table-cell>
          <table:table-cell office:value-type="float" office:value="8240" table:style-name="ce5">
            <text:p>8,240<text:s/></text:p>
          </table:table-cell>
          <table:table-cell office:value-type="float" office:value="8476" table:style-name="ce5">
            <text:p>8,476<text:s/></text:p>
          </table:table-cell>
          <table:table-cell table:number-columns-repeated="16275"/>
        </table:table-row>
        <table:table-row table:style-name="ro2">
          <table:table-cell office:value-type="date" office:date-value="2018-11-04T00:00:00" table:style-name="ce4">
            <text:p>2018/11/4</text:p>
          </table:table-cell>
          <table:table-cell office:value-type="float" office:value="5023" table:style-name="ce5">
            <text:p>5,023<text:s/></text:p>
          </table:table-cell>
          <table:table-cell office:value-type="float" office:value="8516" table:style-name="ce5">
            <text:p>8,516<text:s/></text:p>
          </table:table-cell>
          <table:table-cell office:value-type="float" office:value="18773" table:style-name="ce5">
            <text:p>18,773<text:s/></text:p>
          </table:table-cell>
          <table:table-cell office:value-type="float" office:value="41571" table:style-name="ce5">
            <text:p>41,571<text:s/></text:p>
          </table:table-cell>
          <table:table-cell office:value-type="float" office:value="13105" table:style-name="ce5">
            <text:p>13,105<text:s/></text:p>
          </table:table-cell>
          <table:table-cell office:value-type="float" office:value="9254" table:style-name="ce5">
            <text:p>9,254<text:s/></text:p>
          </table:table-cell>
          <table:table-cell office:value-type="float" office:value="7417" table:style-name="ce5">
            <text:p>7,417<text:s/></text:p>
          </table:table-cell>
          <table:table-cell office:value-type="float" office:value="3446" table:style-name="ce5">
            <text:p>3,446<text:s/></text:p>
          </table:table-cell>
          <table:table-cell office:value-type="float" office:value="2315" table:style-name="ce5">
            <text:p>2,315<text:s/></text:p>
          </table:table-cell>
          <table:table-cell office:value-type="float" office:value="7593" table:style-name="ce5">
            <text:p>7,593<text:s/></text:p>
          </table:table-cell>
          <table:table-cell office:value-type="float" office:value="1846" table:style-name="ce5">
            <text:p>1,846<text:s/></text:p>
          </table:table-cell>
          <table:table-cell office:value-type="float" office:value="3157" table:style-name="ce5">
            <text:p>3,157<text:s/></text:p>
          </table:table-cell>
          <table:table-cell office:value-type="float" office:value="10426" table:style-name="ce5">
            <text:p>10,426<text:s/></text:p>
          </table:table-cell>
          <table:table-cell office:value-type="float" office:value="5597" table:style-name="ce5">
            <text:p>5,597<text:s/></text:p>
          </table:table-cell>
          <table:table-cell office:value-type="float" office:value="11125" table:style-name="ce5">
            <text:p>11,125<text:s/></text:p>
          </table:table-cell>
          <table:table-cell office:value-type="float" office:value="4840" table:style-name="ce5">
            <text:p>4,840<text:s/></text:p>
          </table:table-cell>
          <table:table-cell office:value-type="float" office:value="7141" table:style-name="ce5">
            <text:p>7,141<text:s/></text:p>
          </table:table-cell>
          <table:table-cell office:value-type="float" office:value="3417" table:style-name="ce5">
            <text:p>3,417<text:s/></text:p>
          </table:table-cell>
          <table:table-cell office:value-type="float" office:value="7055" table:style-name="ce5">
            <text:p>7,055<text:s/></text:p>
          </table:table-cell>
          <table:table-cell office:value-type="float" office:value="3350" table:style-name="ce5">
            <text:p>3,350<text:s/></text:p>
          </table:table-cell>
          <table:table-cell office:value-type="float" office:value="5187" table:style-name="ce5">
            <text:p>5,187<text:s/></text:p>
          </table:table-cell>
          <table:table-cell office:value-type="float" office:value="5580" table:style-name="ce5">
            <text:p>5,580<text:s/></text:p>
          </table:table-cell>
          <table:table-cell office:value-type="float" office:value="2212" table:style-name="ce5">
            <text:p>2,212<text:s/></text:p>
          </table:table-cell>
          <table:table-cell office:value-type="float" office:value="16091" table:style-name="ce5">
            <text:p>16,091<text:s/></text:p>
          </table:table-cell>
          <table:table-cell office:value-type="float" office:value="2059" table:style-name="ce5">
            <text:p>2,059<text:s/></text:p>
          </table:table-cell>
          <table:table-cell office:value-type="float" office:value="12047" table:style-name="ce5">
            <text:p>12,047<text:s/></text:p>
          </table:table-cell>
          <table:table-cell office:value-type="float" office:value="8242" table:style-name="ce5">
            <text:p>8,242<text:s/></text:p>
          </table:table-cell>
          <table:table-cell office:value-type="float" office:value="12569" table:style-name="ce5">
            <text:p>12,569<text:s/></text:p>
          </table:table-cell>
          <table:table-cell office:value-type="float" office:value="14525" table:style-name="ce5">
            <text:p>14,525<text:s/></text:p>
          </table:table-cell>
          <table:table-cell office:value-type="float" office:value="14782" table:style-name="ce5">
            <text:p>14,782<text:s/></text:p>
          </table:table-cell>
          <table:table-cell office:value-type="float" office:value="7966" table:style-name="ce5">
            <text:p>7,966<text:s/></text:p>
          </table:table-cell>
          <table:table-cell office:value-type="float" office:value="26497" table:style-name="ce5">
            <text:p>26,497<text:s/></text:p>
          </table:table-cell>
          <table:table-cell office:value-type="float" office:value="14689" table:style-name="ce5">
            <text:p>14,689<text:s/></text:p>
          </table:table-cell>
          <table:table-cell office:value-type="float" office:value="22017" table:style-name="ce5">
            <text:p>22,017<text:s/></text:p>
          </table:table-cell>
          <table:table-cell office:value-type="float" office:value="23008" table:style-name="ce5">
            <text:p>23,008<text:s/></text:p>
          </table:table-cell>
          <table:table-cell office:value-type="float" office:value="4444" table:style-name="ce5">
            <text:p>4,444<text:s/></text:p>
          </table:table-cell>
          <table:table-cell office:value-type="float" office:value="27321" table:style-name="ce5">
            <text:p>27,321<text:s/></text:p>
          </table:table-cell>
          <table:table-cell office:value-type="float" office:value="19791" table:style-name="ce5">
            <text:p>19,791<text:s/></text:p>
          </table:table-cell>
          <table:table-cell office:value-type="float" office:value="18311" table:style-name="ce5">
            <text:p>18,311<text:s/></text:p>
          </table:table-cell>
          <table:table-cell office:value-type="float" office:value="16653" table:style-name="ce5">
            <text:p>16,653<text:s/></text:p>
          </table:table-cell>
          <table:table-cell office:value-type="float" office:value="12699" table:style-name="ce5">
            <text:p>12,699<text:s/></text:p>
          </table:table-cell>
          <table:table-cell office:value-type="float" office:value="164234" table:style-name="ce5">
            <text:p>164,234<text:s/></text:p>
          </table:table-cell>
          <table:table-cell office:value-type="float" office:value="37795" table:style-name="ce5">
            <text:p>37,795<text:s/></text:p>
          </table:table-cell>
          <table:table-cell office:value-type="float" office:value="14273" table:style-name="ce5">
            <text:p>14,273<text:s/></text:p>
          </table:table-cell>
          <table:table-cell office:value-type="float" office:value="18505" table:style-name="ce5">
            <text:p>18,505<text:s/></text:p>
          </table:table-cell>
          <table:table-cell office:value-type="float" office:value="28146" table:style-name="ce5">
            <text:p>28,146<text:s/></text:p>
          </table:table-cell>
          <table:table-cell office:value-type="float" office:value="31018" table:style-name="ce5">
            <text:p>31,018<text:s/></text:p>
          </table:table-cell>
          <table:table-cell office:value-type="float" office:value="23476" table:style-name="ce5">
            <text:p>23,476<text:s/></text:p>
          </table:table-cell>
          <table:table-cell office:value-type="float" office:value="20614" table:style-name="ce5">
            <text:p>20,614<text:s/></text:p>
          </table:table-cell>
          <table:table-cell office:value-type="float" office:value="7911" table:style-name="ce5">
            <text:p>7,911<text:s/></text:p>
          </table:table-cell>
          <table:table-cell office:value-type="float" office:value="22067" table:style-name="ce5">
            <text:p>22,067<text:s/></text:p>
          </table:table-cell>
          <table:table-cell office:value-type="float" office:value="5701" table:style-name="ce5">
            <text:p>5,701<text:s/></text:p>
          </table:table-cell>
          <table:table-cell office:value-type="float" office:value="6395" table:style-name="ce5">
            <text:p>6,395<text:s/></text:p>
          </table:table-cell>
          <table:table-cell office:value-type="float" office:value="14460" table:style-name="ce5">
            <text:p>14,460<text:s/></text:p>
          </table:table-cell>
          <table:table-cell office:value-type="float" office:value="9154" table:style-name="ce5">
            <text:p>9,154<text:s/></text:p>
          </table:table-cell>
          <table:table-cell office:value-type="float" office:value="2783" table:style-name="ce5">
            <text:p>2,783<text:s/></text:p>
          </table:table-cell>
          <table:table-cell office:value-type="float" office:value="1671" table:style-name="ce5">
            <text:p>1,671<text:s/></text:p>
          </table:table-cell>
          <table:table-cell office:value-type="float" office:value="7923" table:style-name="ce5">
            <text:p>7,923<text:s/></text:p>
          </table:table-cell>
          <table:table-cell office:value-type="float" office:value="7579" table:style-name="ce5">
            <text:p>7,579<text:s/></text:p>
          </table:table-cell>
          <table:table-cell office:value-type="float" office:value="5404" table:style-name="ce5">
            <text:p>5,404<text:s/></text:p>
          </table:table-cell>
          <table:table-cell office:value-type="float" office:value="42189" table:style-name="ce5">
            <text:p>42,189<text:s/></text:p>
          </table:table-cell>
          <table:table-cell office:value-type="float" office:value="6321" table:style-name="ce5">
            <text:p>6,321<text:s/></text:p>
          </table:table-cell>
          <table:table-cell office:value-type="float" office:value="10263" table:style-name="ce5">
            <text:p>10,263<text:s/></text:p>
          </table:table-cell>
          <table:table-cell office:value-type="float" office:value="5848" table:style-name="ce5">
            <text:p>5,848<text:s/></text:p>
          </table:table-cell>
          <table:table-cell office:value-type="float" office:value="16284" table:style-name="ce5">
            <text:p>16,284<text:s/></text:p>
          </table:table-cell>
          <table:table-cell office:value-type="float" office:value="15859" table:style-name="ce5">
            <text:p>15,859<text:s/></text:p>
          </table:table-cell>
          <table:table-cell office:value-type="float" office:value="25590" table:style-name="ce5">
            <text:p>25,590<text:s/></text:p>
          </table:table-cell>
          <table:table-cell office:value-type="float" office:value="38272" table:style-name="ce5">
            <text:p>38,272<text:s/></text:p>
          </table:table-cell>
          <table:table-cell office:value-type="float" office:value="28551" table:style-name="ce5">
            <text:p>28,551<text:s/></text:p>
          </table:table-cell>
          <table:table-cell office:value-type="float" office:value="18669" table:style-name="ce5">
            <text:p>18,669<text:s/></text:p>
          </table:table-cell>
          <table:table-cell office:value-type="float" office:value="27571" table:style-name="ce5">
            <text:p>27,571<text:s/></text:p>
          </table:table-cell>
          <table:table-cell office:value-type="float" office:value="70232" table:style-name="ce5">
            <text:p>70,232<text:s/></text:p>
          </table:table-cell>
          <table:table-cell office:value-type="float" office:value="14404" table:style-name="ce5">
            <text:p>14,404<text:s/></text:p>
          </table:table-cell>
          <table:table-cell office:value-type="float" office:value="25909" table:style-name="ce5">
            <text:p>25,909<text:s/></text:p>
          </table:table-cell>
          <table:table-cell office:value-type="float" office:value="26637" table:style-name="ce5">
            <text:p>26,637<text:s/></text:p>
          </table:table-cell>
          <table:table-cell office:value-type="float" office:value="14397" table:style-name="ce5">
            <text:p>14,397<text:s/></text:p>
          </table:table-cell>
          <table:table-cell office:value-type="float" office:value="50043" table:style-name="ce5">
            <text:p>50,043<text:s/></text:p>
          </table:table-cell>
          <table:table-cell office:value-type="float" office:value="13440" table:style-name="ce5">
            <text:p>13,440<text:s/></text:p>
          </table:table-cell>
          <table:table-cell office:value-type="float" office:value="13171" table:style-name="ce5">
            <text:p>13,171<text:s/></text:p>
          </table:table-cell>
          <table:table-cell office:value-type="float" office:value="8566" table:style-name="ce5">
            <text:p>8,566<text:s/></text:p>
          </table:table-cell>
          <table:table-cell office:value-type="float" office:value="15109" table:style-name="ce5">
            <text:p>15,109<text:s/></text:p>
          </table:table-cell>
          <table:table-cell office:value-type="float" office:value="10024" table:style-name="ce5">
            <text:p>10,024<text:s/></text:p>
          </table:table-cell>
          <table:table-cell office:value-type="float" office:value="25258" table:style-name="ce5">
            <text:p>25,258<text:s/></text:p>
          </table:table-cell>
          <table:table-cell office:value-type="float" office:value="10528" table:style-name="ce5">
            <text:p>10,528<text:s/></text:p>
          </table:table-cell>
          <table:table-cell office:value-type="float" office:value="10611" table:style-name="ce5">
            <text:p>10,611<text:s/></text:p>
          </table:table-cell>
          <table:table-cell office:value-type="float" office:value="9469" table:style-name="ce5">
            <text:p>9,469<text:s/></text:p>
          </table:table-cell>
          <table:table-cell office:value-type="float" office:value="15703" table:style-name="ce5">
            <text:p>15,703<text:s/></text:p>
          </table:table-cell>
          <table:table-cell office:value-type="float" office:value="11675" table:style-name="ce5">
            <text:p>11,675<text:s/></text:p>
          </table:table-cell>
          <table:table-cell office:value-type="float" office:value="13732" table:style-name="ce5">
            <text:p>13,732<text:s/></text:p>
          </table:table-cell>
          <table:table-cell office:value-type="float" office:value="18425" table:style-name="ce5">
            <text:p>18,425<text:s/></text:p>
          </table:table-cell>
          <table:table-cell office:value-type="float" office:value="6171" table:style-name="ce5">
            <text:p>6,171<text:s/></text:p>
          </table:table-cell>
          <table:table-cell office:value-type="float" office:value="7591" table:style-name="ce5">
            <text:p>7,591<text:s/></text:p>
          </table:table-cell>
          <table:table-cell office:value-type="float" office:value="3696" table:style-name="ce5">
            <text:p>3,696<text:s/></text:p>
          </table:table-cell>
          <table:table-cell office:value-type="float" office:value="2183" table:style-name="ce5">
            <text:p>2,183<text:s/></text:p>
          </table:table-cell>
          <table:table-cell office:value-type="float" office:value="5355" table:style-name="ce5">
            <text:p>5,355<text:s/></text:p>
          </table:table-cell>
          <table:table-cell office:value-type="float" office:value="7166" table:style-name="ce5">
            <text:p>7,166<text:s/></text:p>
          </table:table-cell>
          <table:table-cell office:value-type="float" office:value="7414" table:style-name="ce5">
            <text:p>7,414<text:s/></text:p>
          </table:table-cell>
          <table:table-cell office:value-type="float" office:value="12097" table:style-name="ce5">
            <text:p>12,097<text:s/></text:p>
          </table:table-cell>
          <table:table-cell office:value-type="float" office:value="11388" table:style-name="ce5">
            <text:p>11,388<text:s/></text:p>
          </table:table-cell>
          <table:table-cell office:value-type="float" office:value="16997" table:style-name="ce5">
            <text:p>16,997<text:s/></text:p>
          </table:table-cell>
          <table:table-cell office:value-type="float" office:value="20273" table:style-name="ce5">
            <text:p>20,273<text:s/></text:p>
          </table:table-cell>
          <table:table-cell office:value-type="float" office:value="9785" table:style-name="ce5">
            <text:p>9,785<text:s/></text:p>
          </table:table-cell>
          <table:table-cell office:value-type="float" office:value="8731" table:style-name="ce5">
            <text:p>8,731<text:s/></text:p>
          </table:table-cell>
          <table:table-cell office:value-type="float" office:value="9070" table:style-name="ce5">
            <text:p>9,070<text:s/></text:p>
          </table:table-cell>
          <table:table-cell office:value-type="float" office:value="8969" table:style-name="ce5">
            <text:p>8,969<text:s/></text:p>
          </table:table-cell>
          <table:table-cell office:value-type="float" office:value="9177" table:style-name="ce5">
            <text:p>9,177<text:s/></text:p>
          </table:table-cell>
          <table:table-cell office:value-type="float" office:value="7094" table:style-name="ce5">
            <text:p>7,094<text:s/></text:p>
          </table:table-cell>
          <table:table-cell office:value-type="float" office:value="6985" table:style-name="ce5">
            <text:p>6,985<text:s/></text:p>
          </table:table-cell>
          <table:table-cell table:number-columns-repeated="16275"/>
        </table:table-row>
        <table:table-row table:style-name="ro2">
          <table:table-cell office:value-type="date" office:date-value="2018-11-05T00:00:00" table:style-name="ce4">
            <text:p>2018/11/5</text:p>
          </table:table-cell>
          <table:table-cell office:value-type="float" office:value="5821" table:style-name="ce5">
            <text:p>5,821<text:s/></text:p>
          </table:table-cell>
          <table:table-cell office:value-type="float" office:value="15527" table:style-name="ce5">
            <text:p>15,527<text:s/></text:p>
          </table:table-cell>
          <table:table-cell office:value-type="float" office:value="40832" table:style-name="ce5">
            <text:p>40,832<text:s/></text:p>
          </table:table-cell>
          <table:table-cell office:value-type="float" office:value="44771" table:style-name="ce5">
            <text:p>44,771<text:s/></text:p>
          </table:table-cell>
          <table:table-cell office:value-type="float" office:value="28096" table:style-name="ce5">
            <text:p>28,096<text:s/></text:p>
          </table:table-cell>
          <table:table-cell office:value-type="float" office:value="15717" table:style-name="ce5">
            <text:p>15,717<text:s/></text:p>
          </table:table-cell>
          <table:table-cell office:value-type="float" office:value="12092" table:style-name="ce5">
            <text:p>12,092<text:s/></text:p>
          </table:table-cell>
          <table:table-cell office:value-type="float" office:value="4234" table:style-name="ce5">
            <text:p>4,234<text:s/></text:p>
          </table:table-cell>
          <table:table-cell office:value-type="float" office:value="3101" table:style-name="ce5">
            <text:p>3,101<text:s/></text:p>
          </table:table-cell>
          <table:table-cell office:value-type="float" office:value="15358" table:style-name="ce5">
            <text:p>15,358<text:s/></text:p>
          </table:table-cell>
          <table:table-cell office:value-type="float" office:value="2581" table:style-name="ce5">
            <text:p>2,581<text:s/></text:p>
          </table:table-cell>
          <table:table-cell office:value-type="float" office:value="4648" table:style-name="ce5">
            <text:p>4,648<text:s/></text:p>
          </table:table-cell>
          <table:table-cell office:value-type="float" office:value="5560" table:style-name="ce5">
            <text:p>5,560<text:s/></text:p>
          </table:table-cell>
          <table:table-cell office:value-type="float" office:value="10166" table:style-name="ce5">
            <text:p>10,166<text:s/></text:p>
          </table:table-cell>
          <table:table-cell office:value-type="float" office:value="10016" table:style-name="ce5">
            <text:p>10,016<text:s/></text:p>
          </table:table-cell>
          <table:table-cell office:value-type="float" office:value="18853" table:style-name="ce5">
            <text:p>18,853<text:s/></text:p>
          </table:table-cell>
          <table:table-cell office:value-type="float" office:value="17321" table:style-name="ce5">
            <text:p>17,321<text:s/></text:p>
          </table:table-cell>
          <table:table-cell office:value-type="float" office:value="5905" table:style-name="ce5">
            <text:p>5,905<text:s/></text:p>
          </table:table-cell>
          <table:table-cell office:value-type="float" office:value="8916" table:style-name="ce5">
            <text:p>8,916<text:s/></text:p>
          </table:table-cell>
          <table:table-cell office:value-type="float" office:value="3286" table:style-name="ce5">
            <text:p>3,286<text:s/></text:p>
          </table:table-cell>
          <table:table-cell office:value-type="float" office:value="8721" table:style-name="ce5">
            <text:p>8,721<text:s/></text:p>
          </table:table-cell>
          <table:table-cell office:value-type="float" office:value="7703" table:style-name="ce5">
            <text:p>7,703<text:s/></text:p>
          </table:table-cell>
          <table:table-cell office:value-type="float" office:value="5684" table:style-name="ce5">
            <text:p>5,684<text:s/></text:p>
          </table:table-cell>
          <table:table-cell office:value-type="float" office:value="29820" table:style-name="ce5">
            <text:p>29,820<text:s/></text:p>
          </table:table-cell>
          <table:table-cell office:value-type="float" office:value="2379" table:style-name="ce5">
            <text:p>2,379<text:s/></text:p>
          </table:table-cell>
          <table:table-cell office:value-type="float" office:value="12934" table:style-name="ce5">
            <text:p>12,934<text:s/></text:p>
          </table:table-cell>
          <table:table-cell office:value-type="float" office:value="11251" table:style-name="ce5">
            <text:p>11,251<text:s/></text:p>
          </table:table-cell>
          <table:table-cell office:value-type="float" office:value="17273" table:style-name="ce5">
            <text:p>17,273<text:s/></text:p>
          </table:table-cell>
          <table:table-cell office:value-type="float" office:value="22438" table:style-name="ce5">
            <text:p>22,438<text:s/></text:p>
          </table:table-cell>
          <table:table-cell office:value-type="float" office:value="17302" table:style-name="ce5">
            <text:p>17,302<text:s/></text:p>
          </table:table-cell>
          <table:table-cell office:value-type="float" office:value="9964" table:style-name="ce5">
            <text:p>9,964<text:s/></text:p>
          </table:table-cell>
          <table:table-cell office:value-type="float" office:value="26803" table:style-name="ce5">
            <text:p>26,803<text:s/></text:p>
          </table:table-cell>
          <table:table-cell office:value-type="float" office:value="17490" table:style-name="ce5">
            <text:p>17,490<text:s/></text:p>
          </table:table-cell>
          <table:table-cell office:value-type="float" office:value="33453" table:style-name="ce5">
            <text:p>33,453<text:s/></text:p>
          </table:table-cell>
          <table:table-cell office:value-type="float" office:value="28192" table:style-name="ce5">
            <text:p>28,192<text:s/></text:p>
          </table:table-cell>
          <table:table-cell office:value-type="float" office:value="11532" table:style-name="ce5">
            <text:p>11,532<text:s/></text:p>
          </table:table-cell>
          <table:table-cell office:value-type="float" office:value="36148" table:style-name="ce5">
            <text:p>36,148<text:s/></text:p>
          </table:table-cell>
          <table:table-cell office:value-type="float" office:value="26910" table:style-name="ce5">
            <text:p>26,910<text:s/></text:p>
          </table:table-cell>
          <table:table-cell office:value-type="float" office:value="26695" table:style-name="ce5">
            <text:p>26,695<text:s/></text:p>
          </table:table-cell>
          <table:table-cell office:value-type="float" office:value="22883" table:style-name="ce5">
            <text:p>22,883<text:s/></text:p>
          </table:table-cell>
          <table:table-cell office:value-type="float" office:value="25460" table:style-name="ce5">
            <text:p>25,460<text:s/></text:p>
          </table:table-cell>
          <table:table-cell office:value-type="float" office:value="142763" table:style-name="ce5">
            <text:p>142,763<text:s/></text:p>
          </table:table-cell>
          <table:table-cell office:value-type="float" office:value="37837" table:style-name="ce5">
            <text:p>37,837<text:s/></text:p>
          </table:table-cell>
          <table:table-cell office:value-type="float" office:value="22270" table:style-name="ce5">
            <text:p>22,270<text:s/></text:p>
          </table:table-cell>
          <table:table-cell office:value-type="float" office:value="25416" table:style-name="ce5">
            <text:p>25,416<text:s/></text:p>
          </table:table-cell>
          <table:table-cell office:value-type="float" office:value="27211" table:style-name="ce5">
            <text:p>27,211<text:s/></text:p>
          </table:table-cell>
          <table:table-cell office:value-type="float" office:value="32474" table:style-name="ce5">
            <text:p>32,474<text:s/></text:p>
          </table:table-cell>
          <table:table-cell office:value-type="float" office:value="28311" table:style-name="ce5">
            <text:p>28,311<text:s/></text:p>
          </table:table-cell>
          <table:table-cell office:value-type="float" office:value="23043" table:style-name="ce5">
            <text:p>23,043<text:s/></text:p>
          </table:table-cell>
          <table:table-cell office:value-type="float" office:value="13899" table:style-name="ce5">
            <text:p>13,899<text:s/></text:p>
          </table:table-cell>
          <table:table-cell office:value-type="float" office:value="31320" table:style-name="ce5">
            <text:p>31,320<text:s/></text:p>
          </table:table-cell>
          <table:table-cell office:value-type="float" office:value="7579" table:style-name="ce5">
            <text:p>7,579<text:s/></text:p>
          </table:table-cell>
          <table:table-cell office:value-type="float" office:value="9868" table:style-name="ce5">
            <text:p>9,868<text:s/></text:p>
          </table:table-cell>
          <table:table-cell office:value-type="float" office:value="17280" table:style-name="ce5">
            <text:p>17,280<text:s/></text:p>
          </table:table-cell>
          <table:table-cell office:value-type="float" office:value="6183" table:style-name="ce5">
            <text:p>6,183<text:s/></text:p>
          </table:table-cell>
          <table:table-cell office:value-type="float" office:value="3628" table:style-name="ce5">
            <text:p>3,628<text:s/></text:p>
          </table:table-cell>
          <table:table-cell office:value-type="float" office:value="3550" table:style-name="ce5">
            <text:p>3,550<text:s/></text:p>
          </table:table-cell>
          <table:table-cell office:value-type="float" office:value="13425" table:style-name="ce5">
            <text:p>13,425<text:s/></text:p>
          </table:table-cell>
          <table:table-cell office:value-type="float" office:value="9333" table:style-name="ce5">
            <text:p>9,333<text:s/></text:p>
          </table:table-cell>
          <table:table-cell office:value-type="float" office:value="7503" table:style-name="ce5">
            <text:p>7,503<text:s/></text:p>
          </table:table-cell>
          <table:table-cell office:value-type="float" office:value="36563" table:style-name="ce5">
            <text:p>36,563<text:s/></text:p>
          </table:table-cell>
          <table:table-cell office:value-type="float" office:value="8888" table:style-name="ce5">
            <text:p>8,888<text:s/></text:p>
          </table:table-cell>
          <table:table-cell office:value-type="float" office:value="13162" table:style-name="ce5">
            <text:p>13,162<text:s/></text:p>
          </table:table-cell>
          <table:table-cell office:value-type="float" office:value="7370" table:style-name="ce5">
            <text:p>7,370<text:s/></text:p>
          </table:table-cell>
          <table:table-cell office:value-type="float" office:value="22678" table:style-name="ce5">
            <text:p>22,678<text:s/></text:p>
          </table:table-cell>
          <table:table-cell office:value-type="float" office:value="26259" table:style-name="ce5">
            <text:p>26,259<text:s/></text:p>
          </table:table-cell>
          <table:table-cell office:value-type="float" office:value="30589" table:style-name="ce5">
            <text:p>30,589<text:s/></text:p>
          </table:table-cell>
          <table:table-cell office:value-type="float" office:value="38287" table:style-name="ce5">
            <text:p>38,287<text:s/></text:p>
          </table:table-cell>
          <table:table-cell office:value-type="float" office:value="42764" table:style-name="ce5">
            <text:p>42,764<text:s/></text:p>
          </table:table-cell>
          <table:table-cell office:value-type="float" office:value="26155" table:style-name="ce5">
            <text:p>26,155<text:s/></text:p>
          </table:table-cell>
          <table:table-cell office:value-type="float" office:value="30694" table:style-name="ce5">
            <text:p>30,694<text:s/></text:p>
          </table:table-cell>
          <table:table-cell office:value-type="float" office:value="66132" table:style-name="ce5">
            <text:p>66,132<text:s/></text:p>
          </table:table-cell>
          <table:table-cell office:value-type="float" office:value="22835" table:style-name="ce5">
            <text:p>22,835<text:s/></text:p>
          </table:table-cell>
          <table:table-cell office:value-type="float" office:value="31589" table:style-name="ce5">
            <text:p>31,589<text:s/></text:p>
          </table:table-cell>
          <table:table-cell office:value-type="float" office:value="34135" table:style-name="ce5">
            <text:p>34,135<text:s/></text:p>
          </table:table-cell>
          <table:table-cell office:value-type="float" office:value="20515" table:style-name="ce5">
            <text:p>20,515<text:s/></text:p>
          </table:table-cell>
          <table:table-cell office:value-type="float" office:value="59416" table:style-name="ce5">
            <text:p>59,416<text:s/></text:p>
          </table:table-cell>
          <table:table-cell office:value-type="float" office:value="20858" table:style-name="ce5">
            <text:p>20,858<text:s/></text:p>
          </table:table-cell>
          <table:table-cell office:value-type="float" office:value="16701" table:style-name="ce5">
            <text:p>16,701<text:s/></text:p>
          </table:table-cell>
          <table:table-cell office:value-type="float" office:value="14879" table:style-name="ce5">
            <text:p>14,879<text:s/></text:p>
          </table:table-cell>
          <table:table-cell office:value-type="float" office:value="17930" table:style-name="ce5">
            <text:p>17,930<text:s/></text:p>
          </table:table-cell>
          <table:table-cell office:value-type="float" office:value="14396" table:style-name="ce5">
            <text:p>14,396<text:s/></text:p>
          </table:table-cell>
          <table:table-cell office:value-type="float" office:value="30047" table:style-name="ce5">
            <text:p>30,047<text:s/></text:p>
          </table:table-cell>
          <table:table-cell office:value-type="float" office:value="18069" table:style-name="ce5">
            <text:p>18,069<text:s/></text:p>
          </table:table-cell>
          <table:table-cell office:value-type="float" office:value="8027" table:style-name="ce5">
            <text:p>8,027<text:s/></text:p>
          </table:table-cell>
          <table:table-cell office:value-type="float" office:value="12107" table:style-name="ce5">
            <text:p>12,107<text:s/></text:p>
          </table:table-cell>
          <table:table-cell office:value-type="float" office:value="39698" table:style-name="ce5">
            <text:p>39,698<text:s/></text:p>
          </table:table-cell>
          <table:table-cell office:value-type="float" office:value="24453" table:style-name="ce5">
            <text:p>24,453<text:s/></text:p>
          </table:table-cell>
          <table:table-cell office:value-type="float" office:value="24745" table:style-name="ce5">
            <text:p>24,745<text:s/></text:p>
          </table:table-cell>
          <table:table-cell office:value-type="float" office:value="25378" table:style-name="ce5">
            <text:p>25,378<text:s/></text:p>
          </table:table-cell>
          <table:table-cell office:value-type="float" office:value="13194" table:style-name="ce5">
            <text:p>13,194<text:s/></text:p>
          </table:table-cell>
          <table:table-cell office:value-type="float" office:value="10912" table:style-name="ce5">
            <text:p>10,912<text:s/></text:p>
          </table:table-cell>
          <table:table-cell office:value-type="float" office:value="5334" table:style-name="ce5">
            <text:p>5,334<text:s/></text:p>
          </table:table-cell>
          <table:table-cell office:value-type="float" office:value="5156" table:style-name="ce5">
            <text:p>5,156<text:s/></text:p>
          </table:table-cell>
          <table:table-cell office:value-type="float" office:value="6160" table:style-name="ce5">
            <text:p>6,160<text:s/></text:p>
          </table:table-cell>
          <table:table-cell office:value-type="float" office:value="10548" table:style-name="ce5">
            <text:p>10,548<text:s/></text:p>
          </table:table-cell>
          <table:table-cell office:value-type="float" office:value="9596" table:style-name="ce5">
            <text:p>9,596<text:s/></text:p>
          </table:table-cell>
          <table:table-cell office:value-type="float" office:value="13642" table:style-name="ce5">
            <text:p>13,642<text:s/></text:p>
          </table:table-cell>
          <table:table-cell office:value-type="float" office:value="18141" table:style-name="ce5">
            <text:p>18,141<text:s/></text:p>
          </table:table-cell>
          <table:table-cell office:value-type="float" office:value="28601" table:style-name="ce5">
            <text:p>28,601<text:s/></text:p>
          </table:table-cell>
          <table:table-cell office:value-type="float" office:value="24836" table:style-name="ce5">
            <text:p>24,836<text:s/></text:p>
          </table:table-cell>
          <table:table-cell office:value-type="float" office:value="14765" table:style-name="ce5">
            <text:p>14,765<text:s/></text:p>
          </table:table-cell>
          <table:table-cell office:value-type="float" office:value="12782" table:style-name="ce5">
            <text:p>12,782<text:s/></text:p>
          </table:table-cell>
          <table:table-cell office:value-type="float" office:value="12099" table:style-name="ce5">
            <text:p>12,099<text:s/></text:p>
          </table:table-cell>
          <table:table-cell office:value-type="float" office:value="13440" table:style-name="ce5">
            <text:p>13,440<text:s/></text:p>
          </table:table-cell>
          <table:table-cell office:value-type="float" office:value="12152" table:style-name="ce5">
            <text:p>12,152<text:s/></text:p>
          </table:table-cell>
          <table:table-cell office:value-type="float" office:value="11185" table:style-name="ce5">
            <text:p>11,185<text:s/></text:p>
          </table:table-cell>
          <table:table-cell office:value-type="float" office:value="10026" table:style-name="ce5">
            <text:p>10,026<text:s/></text:p>
          </table:table-cell>
          <table:table-cell table:number-columns-repeated="16275"/>
        </table:table-row>
        <table:table-row table:style-name="ro2">
          <table:table-cell office:value-type="date" office:date-value="2018-11-06T00:00:00" table:style-name="ce4">
            <text:p>2018/11/6</text:p>
          </table:table-cell>
          <table:table-cell office:value-type="float" office:value="5345" table:style-name="ce5">
            <text:p>5,345<text:s/></text:p>
          </table:table-cell>
          <table:table-cell office:value-type="float" office:value="16146" table:style-name="ce5">
            <text:p>16,146<text:s/></text:p>
          </table:table-cell>
          <table:table-cell office:value-type="float" office:value="41737" table:style-name="ce5">
            <text:p>41,737<text:s/></text:p>
          </table:table-cell>
          <table:table-cell office:value-type="float" office:value="45469" table:style-name="ce5">
            <text:p>45,469<text:s/></text:p>
          </table:table-cell>
          <table:table-cell office:value-type="float" office:value="28482" table:style-name="ce5">
            <text:p>28,482<text:s/></text:p>
          </table:table-cell>
          <table:table-cell office:value-type="float" office:value="16071" table:style-name="ce5">
            <text:p>16,071<text:s/></text:p>
          </table:table-cell>
          <table:table-cell office:value-type="float" office:value="12271" table:style-name="ce5">
            <text:p>12,271<text:s/></text:p>
          </table:table-cell>
          <table:table-cell office:value-type="float" office:value="4349" table:style-name="ce5">
            <text:p>4,349<text:s/></text:p>
          </table:table-cell>
          <table:table-cell office:value-type="float" office:value="3303" table:style-name="ce5">
            <text:p>3,303<text:s/></text:p>
          </table:table-cell>
          <table:table-cell office:value-type="float" office:value="15373" table:style-name="ce5">
            <text:p>15,373<text:s/></text:p>
          </table:table-cell>
          <table:table-cell office:value-type="float" office:value="2710" table:style-name="ce5">
            <text:p>2,710<text:s/></text:p>
          </table:table-cell>
          <table:table-cell office:value-type="float" office:value="4846" table:style-name="ce5">
            <text:p>4,846<text:s/></text:p>
          </table:table-cell>
          <table:table-cell office:value-type="float" office:value="7304" table:style-name="ce5">
            <text:p>7,304<text:s/></text:p>
          </table:table-cell>
          <table:table-cell office:value-type="float" office:value="10874" table:style-name="ce5">
            <text:p>10,874<text:s/></text:p>
          </table:table-cell>
          <table:table-cell office:value-type="float" office:value="10637" table:style-name="ce5">
            <text:p>10,637<text:s/></text:p>
          </table:table-cell>
          <table:table-cell office:value-type="float" office:value="19333" table:style-name="ce5">
            <text:p>19,333<text:s/></text:p>
          </table:table-cell>
          <table:table-cell office:value-type="float" office:value="18062" table:style-name="ce5">
            <text:p>18,062<text:s/></text:p>
          </table:table-cell>
          <table:table-cell office:value-type="float" office:value="6000" table:style-name="ce5">
            <text:p>6,000<text:s/></text:p>
          </table:table-cell>
          <table:table-cell office:value-type="float" office:value="8969" table:style-name="ce5">
            <text:p>8,969<text:s/></text:p>
          </table:table-cell>
          <table:table-cell office:value-type="float" office:value="3545" table:style-name="ce5">
            <text:p>3,545<text:s/></text:p>
          </table:table-cell>
          <table:table-cell office:value-type="float" office:value="8800" table:style-name="ce5">
            <text:p>8,800<text:s/></text:p>
          </table:table-cell>
          <table:table-cell office:value-type="float" office:value="8543" table:style-name="ce5">
            <text:p>8,543<text:s/></text:p>
          </table:table-cell>
          <table:table-cell office:value-type="float" office:value="5539" table:style-name="ce5">
            <text:p>5,539<text:s/></text:p>
          </table:table-cell>
          <table:table-cell office:value-type="float" office:value="29986" table:style-name="ce5">
            <text:p>29,986<text:s/></text:p>
          </table:table-cell>
          <table:table-cell office:value-type="float" office:value="2369" table:style-name="ce5">
            <text:p>2,369<text:s/></text:p>
          </table:table-cell>
          <table:table-cell office:value-type="float" office:value="13664" table:style-name="ce5">
            <text:p>13,664<text:s/></text:p>
          </table:table-cell>
          <table:table-cell office:value-type="float" office:value="11427" table:style-name="ce5">
            <text:p>11,427<text:s/></text:p>
          </table:table-cell>
          <table:table-cell office:value-type="float" office:value="17633" table:style-name="ce5">
            <text:p>17,633<text:s/></text:p>
          </table:table-cell>
          <table:table-cell office:value-type="float" office:value="23444" table:style-name="ce5">
            <text:p>23,444<text:s/></text:p>
          </table:table-cell>
          <table:table-cell office:value-type="float" office:value="17958" table:style-name="ce5">
            <text:p>17,958<text:s/></text:p>
          </table:table-cell>
          <table:table-cell office:value-type="float" office:value="10135" table:style-name="ce5">
            <text:p>10,135<text:s/></text:p>
          </table:table-cell>
          <table:table-cell office:value-type="float" office:value="28120" table:style-name="ce5">
            <text:p>28,120<text:s/></text:p>
          </table:table-cell>
          <table:table-cell office:value-type="float" office:value="18034" table:style-name="ce5">
            <text:p>18,034<text:s/></text:p>
          </table:table-cell>
          <table:table-cell office:value-type="float" office:value="34531" table:style-name="ce5">
            <text:p>34,531<text:s/></text:p>
          </table:table-cell>
          <table:table-cell office:value-type="float" office:value="29859" table:style-name="ce5">
            <text:p>29,859<text:s/></text:p>
          </table:table-cell>
          <table:table-cell office:value-type="float" office:value="11595" table:style-name="ce5">
            <text:p>11,595<text:s/></text:p>
          </table:table-cell>
          <table:table-cell office:value-type="float" office:value="36880" table:style-name="ce5">
            <text:p>36,880<text:s/></text:p>
          </table:table-cell>
          <table:table-cell office:value-type="float" office:value="27756" table:style-name="ce5">
            <text:p>27,756<text:s/></text:p>
          </table:table-cell>
          <table:table-cell office:value-type="float" office:value="26735" table:style-name="ce5">
            <text:p>26,735<text:s/></text:p>
          </table:table-cell>
          <table:table-cell office:value-type="float" office:value="23136" table:style-name="ce5">
            <text:p>23,136<text:s/></text:p>
          </table:table-cell>
          <table:table-cell office:value-type="float" office:value="26304" table:style-name="ce5">
            <text:p>26,304<text:s/></text:p>
          </table:table-cell>
          <table:table-cell office:value-type="float" office:value="133891" table:style-name="ce5">
            <text:p>133,891<text:s/></text:p>
          </table:table-cell>
          <table:table-cell office:value-type="float" office:value="38696" table:style-name="ce5">
            <text:p>38,696<text:s/></text:p>
          </table:table-cell>
          <table:table-cell office:value-type="float" office:value="22771" table:style-name="ce5">
            <text:p>22,771<text:s/></text:p>
          </table:table-cell>
          <table:table-cell office:value-type="float" office:value="25736" table:style-name="ce5">
            <text:p>25,736<text:s/></text:p>
          </table:table-cell>
          <table:table-cell office:value-type="float" office:value="28511" table:style-name="ce5">
            <text:p>28,511<text:s/></text:p>
          </table:table-cell>
          <table:table-cell office:value-type="float" office:value="34616" table:style-name="ce5">
            <text:p>34,616<text:s/></text:p>
          </table:table-cell>
          <table:table-cell office:value-type="float" office:value="29641" table:style-name="ce5">
            <text:p>29,641<text:s/></text:p>
          </table:table-cell>
          <table:table-cell office:value-type="float" office:value="24329" table:style-name="ce5">
            <text:p>24,329<text:s/></text:p>
          </table:table-cell>
          <table:table-cell office:value-type="float" office:value="14193" table:style-name="ce5">
            <text:p>14,193<text:s/></text:p>
          </table:table-cell>
          <table:table-cell office:value-type="float" office:value="32687" table:style-name="ce5">
            <text:p>32,687<text:s/></text:p>
          </table:table-cell>
          <table:table-cell office:value-type="float" office:value="7730" table:style-name="ce5">
            <text:p>7,730<text:s/></text:p>
          </table:table-cell>
          <table:table-cell office:value-type="float" office:value="10438" table:style-name="ce5">
            <text:p>10,438<text:s/></text:p>
          </table:table-cell>
          <table:table-cell office:value-type="float" office:value="18355" table:style-name="ce5">
            <text:p>18,355<text:s/></text:p>
          </table:table-cell>
          <table:table-cell office:value-type="float" office:value="6437" table:style-name="ce5">
            <text:p>6,437<text:s/></text:p>
          </table:table-cell>
          <table:table-cell office:value-type="float" office:value="3788" table:style-name="ce5">
            <text:p>3,788<text:s/></text:p>
          </table:table-cell>
          <table:table-cell office:value-type="float" office:value="3576" table:style-name="ce5">
            <text:p>3,576<text:s/></text:p>
          </table:table-cell>
          <table:table-cell office:value-type="float" office:value="13995" table:style-name="ce5">
            <text:p>13,995<text:s/></text:p>
          </table:table-cell>
          <table:table-cell office:value-type="float" office:value="9655" table:style-name="ce5">
            <text:p>9,655<text:s/></text:p>
          </table:table-cell>
          <table:table-cell office:value-type="float" office:value="7839" table:style-name="ce5">
            <text:p>7,839<text:s/></text:p>
          </table:table-cell>
          <table:table-cell office:value-type="float" office:value="38600" table:style-name="ce5">
            <text:p>38,600<text:s/></text:p>
          </table:table-cell>
          <table:table-cell office:value-type="float" office:value="8909" table:style-name="ce5">
            <text:p>8,909<text:s/></text:p>
          </table:table-cell>
          <table:table-cell office:value-type="float" office:value="13039" table:style-name="ce5">
            <text:p>13,039<text:s/></text:p>
          </table:table-cell>
          <table:table-cell office:value-type="float" office:value="7529" table:style-name="ce5">
            <text:p>7,529<text:s/></text:p>
          </table:table-cell>
          <table:table-cell office:value-type="float" office:value="23072" table:style-name="ce5">
            <text:p>23,072<text:s/></text:p>
          </table:table-cell>
          <table:table-cell office:value-type="float" office:value="26892" table:style-name="ce5">
            <text:p>26,892<text:s/></text:p>
          </table:table-cell>
          <table:table-cell office:value-type="float" office:value="31575" table:style-name="ce5">
            <text:p>31,575<text:s/></text:p>
          </table:table-cell>
          <table:table-cell office:value-type="float" office:value="38067" table:style-name="ce5">
            <text:p>38,067<text:s/></text:p>
          </table:table-cell>
          <table:table-cell office:value-type="float" office:value="43872" table:style-name="ce5">
            <text:p>43,872<text:s/></text:p>
          </table:table-cell>
          <table:table-cell office:value-type="float" office:value="26549" table:style-name="ce5">
            <text:p>26,549<text:s/></text:p>
          </table:table-cell>
          <table:table-cell office:value-type="float" office:value="30938" table:style-name="ce5">
            <text:p>30,938<text:s/></text:p>
          </table:table-cell>
          <table:table-cell office:value-type="float" office:value="65821" table:style-name="ce5">
            <text:p>65,821<text:s/></text:p>
          </table:table-cell>
          <table:table-cell office:value-type="float" office:value="24739" table:style-name="ce5">
            <text:p>24,739<text:s/></text:p>
          </table:table-cell>
          <table:table-cell office:value-type="float" office:value="31986" table:style-name="ce5">
            <text:p>31,986<text:s/></text:p>
          </table:table-cell>
          <table:table-cell office:value-type="float" office:value="34803" table:style-name="ce5">
            <text:p>34,803<text:s/></text:p>
          </table:table-cell>
          <table:table-cell office:value-type="float" office:value="21723" table:style-name="ce5">
            <text:p>21,723<text:s/></text:p>
          </table:table-cell>
          <table:table-cell office:value-type="float" office:value="59674" table:style-name="ce5">
            <text:p>59,674<text:s/></text:p>
          </table:table-cell>
          <table:table-cell office:value-type="float" office:value="21268" table:style-name="ce5">
            <text:p>21,268<text:s/></text:p>
          </table:table-cell>
          <table:table-cell office:value-type="float" office:value="17058" table:style-name="ce5">
            <text:p>17,058<text:s/></text:p>
          </table:table-cell>
          <table:table-cell office:value-type="float" office:value="15732" table:style-name="ce5">
            <text:p>15,732<text:s/></text:p>
          </table:table-cell>
          <table:table-cell office:value-type="float" office:value="17831" table:style-name="ce5">
            <text:p>17,831<text:s/></text:p>
          </table:table-cell>
          <table:table-cell office:value-type="float" office:value="14942" table:style-name="ce5">
            <text:p>14,942<text:s/></text:p>
          </table:table-cell>
          <table:table-cell office:value-type="float" office:value="29280" table:style-name="ce5">
            <text:p>29,280<text:s/></text:p>
          </table:table-cell>
          <table:table-cell office:value-type="float" office:value="18380" table:style-name="ce5">
            <text:p>18,380<text:s/></text:p>
          </table:table-cell>
          <table:table-cell office:value-type="float" office:value="8234" table:style-name="ce5">
            <text:p>8,234<text:s/></text:p>
          </table:table-cell>
          <table:table-cell office:value-type="float" office:value="12383" table:style-name="ce5">
            <text:p>12,383<text:s/></text:p>
          </table:table-cell>
          <table:table-cell office:value-type="float" office:value="40114" table:style-name="ce5">
            <text:p>40,114<text:s/></text:p>
          </table:table-cell>
          <table:table-cell office:value-type="float" office:value="24904" table:style-name="ce5">
            <text:p>24,904<text:s/></text:p>
          </table:table-cell>
          <table:table-cell office:value-type="float" office:value="24789" table:style-name="ce5">
            <text:p>24,789<text:s/></text:p>
          </table:table-cell>
          <table:table-cell office:value-type="float" office:value="26219" table:style-name="ce5">
            <text:p>26,219<text:s/></text:p>
          </table:table-cell>
          <table:table-cell office:value-type="float" office:value="13580" table:style-name="ce5">
            <text:p>13,580<text:s/></text:p>
          </table:table-cell>
          <table:table-cell office:value-type="float" office:value="11177" table:style-name="ce5">
            <text:p>11,177<text:s/></text:p>
          </table:table-cell>
          <table:table-cell office:value-type="float" office:value="5508" table:style-name="ce5">
            <text:p>5,508<text:s/></text:p>
          </table:table-cell>
          <table:table-cell office:value-type="float" office:value="5135" table:style-name="ce5">
            <text:p>5,135<text:s/></text:p>
          </table:table-cell>
          <table:table-cell office:value-type="float" office:value="6337" table:style-name="ce5">
            <text:p>6,337<text:s/></text:p>
          </table:table-cell>
          <table:table-cell office:value-type="float" office:value="10648" table:style-name="ce5">
            <text:p>10,648<text:s/></text:p>
          </table:table-cell>
          <table:table-cell office:value-type="float" office:value="9430" table:style-name="ce5">
            <text:p>9,430<text:s/></text:p>
          </table:table-cell>
          <table:table-cell office:value-type="float" office:value="13808" table:style-name="ce5">
            <text:p>13,808<text:s/></text:p>
          </table:table-cell>
          <table:table-cell office:value-type="float" office:value="18663" table:style-name="ce5">
            <text:p>18,663<text:s/></text:p>
          </table:table-cell>
          <table:table-cell office:value-type="float" office:value="28990" table:style-name="ce5">
            <text:p>28,990<text:s/></text:p>
          </table:table-cell>
          <table:table-cell office:value-type="float" office:value="25304" table:style-name="ce5">
            <text:p>25,304<text:s/></text:p>
          </table:table-cell>
          <table:table-cell office:value-type="float" office:value="14936" table:style-name="ce5">
            <text:p>14,936<text:s/></text:p>
          </table:table-cell>
          <table:table-cell office:value-type="float" office:value="12885" table:style-name="ce5">
            <text:p>12,885<text:s/></text:p>
          </table:table-cell>
          <table:table-cell office:value-type="float" office:value="12337" table:style-name="ce5">
            <text:p>12,337<text:s/></text:p>
          </table:table-cell>
          <table:table-cell office:value-type="float" office:value="13357" table:style-name="ce5">
            <text:p>13,357<text:s/></text:p>
          </table:table-cell>
          <table:table-cell office:value-type="float" office:value="12191" table:style-name="ce5">
            <text:p>12,191<text:s/></text:p>
          </table:table-cell>
          <table:table-cell office:value-type="float" office:value="11273" table:style-name="ce5">
            <text:p>11,273<text:s/></text:p>
          </table:table-cell>
          <table:table-cell office:value-type="float" office:value="10118" table:style-name="ce5">
            <text:p>10,118<text:s/></text:p>
          </table:table-cell>
          <table:table-cell table:number-columns-repeated="16275"/>
        </table:table-row>
        <table:table-row table:style-name="ro2">
          <table:table-cell office:value-type="date" office:date-value="2018-11-07T00:00:00" table:style-name="ce4">
            <text:p>2018/11/7</text:p>
          </table:table-cell>
          <table:table-cell office:value-type="float" office:value="5418" table:style-name="ce5">
            <text:p>5,418<text:s/></text:p>
          </table:table-cell>
          <table:table-cell office:value-type="float" office:value="16073" table:style-name="ce5">
            <text:p>16,073<text:s/></text:p>
          </table:table-cell>
          <table:table-cell office:value-type="float" office:value="41199" table:style-name="ce5">
            <text:p>41,199<text:s/></text:p>
          </table:table-cell>
          <table:table-cell office:value-type="float" office:value="47525" table:style-name="ce5">
            <text:p>47,525<text:s/></text:p>
          </table:table-cell>
          <table:table-cell office:value-type="float" office:value="28499" table:style-name="ce5">
            <text:p>28,499<text:s/></text:p>
          </table:table-cell>
          <table:table-cell office:value-type="float" office:value="16221" table:style-name="ce5">
            <text:p>16,221<text:s/></text:p>
          </table:table-cell>
          <table:table-cell office:value-type="float" office:value="12429" table:style-name="ce5">
            <text:p>12,429<text:s/></text:p>
          </table:table-cell>
          <table:table-cell office:value-type="float" office:value="4463" table:style-name="ce5">
            <text:p>4,463<text:s/></text:p>
          </table:table-cell>
          <table:table-cell office:value-type="float" office:value="3339" table:style-name="ce5">
            <text:p>3,339<text:s/></text:p>
          </table:table-cell>
          <table:table-cell office:value-type="float" office:value="15536" table:style-name="ce5">
            <text:p>15,536<text:s/></text:p>
          </table:table-cell>
          <table:table-cell office:value-type="float" office:value="2733" table:style-name="ce5">
            <text:p>2,733<text:s/></text:p>
          </table:table-cell>
          <table:table-cell office:value-type="float" office:value="4785" table:style-name="ce5">
            <text:p>4,785<text:s/></text:p>
          </table:table-cell>
          <table:table-cell office:value-type="float" office:value="7294" table:style-name="ce5">
            <text:p>7,294<text:s/></text:p>
          </table:table-cell>
          <table:table-cell office:value-type="float" office:value="11086" table:style-name="ce5">
            <text:p>11,086<text:s/></text:p>
          </table:table-cell>
          <table:table-cell office:value-type="float" office:value="11603" table:style-name="ce5">
            <text:p>11,603<text:s/></text:p>
          </table:table-cell>
          <table:table-cell office:value-type="float" office:value="19474" table:style-name="ce5">
            <text:p>19,474<text:s/></text:p>
          </table:table-cell>
          <table:table-cell office:value-type="float" office:value="18114" table:style-name="ce5">
            <text:p>18,114<text:s/></text:p>
          </table:table-cell>
          <table:table-cell office:value-type="float" office:value="6234" table:style-name="ce5">
            <text:p>6,234<text:s/></text:p>
          </table:table-cell>
          <table:table-cell office:value-type="float" office:value="9152" table:style-name="ce5">
            <text:p>9,152<text:s/></text:p>
          </table:table-cell>
          <table:table-cell office:value-type="float" office:value="3550" table:style-name="ce5">
            <text:p>3,550<text:s/></text:p>
          </table:table-cell>
          <table:table-cell office:value-type="float" office:value="9212" table:style-name="ce5">
            <text:p>9,212<text:s/></text:p>
          </table:table-cell>
          <table:table-cell office:value-type="float" office:value="8708" table:style-name="ce5">
            <text:p>8,708<text:s/></text:p>
          </table:table-cell>
          <table:table-cell office:value-type="float" office:value="5485" table:style-name="ce5">
            <text:p>5,485<text:s/></text:p>
          </table:table-cell>
          <table:table-cell office:value-type="float" office:value="30465" table:style-name="ce5">
            <text:p>30,465<text:s/></text:p>
          </table:table-cell>
          <table:table-cell office:value-type="float" office:value="2288" table:style-name="ce5">
            <text:p>2,288<text:s/></text:p>
          </table:table-cell>
          <table:table-cell office:value-type="float" office:value="13500" table:style-name="ce5">
            <text:p>13,500<text:s/></text:p>
          </table:table-cell>
          <table:table-cell office:value-type="float" office:value="11572" table:style-name="ce5">
            <text:p>11,572<text:s/></text:p>
          </table:table-cell>
          <table:table-cell office:value-type="float" office:value="17743" table:style-name="ce5">
            <text:p>17,743<text:s/></text:p>
          </table:table-cell>
          <table:table-cell office:value-type="float" office:value="23124" table:style-name="ce5">
            <text:p>23,124<text:s/></text:p>
          </table:table-cell>
          <table:table-cell office:value-type="float" office:value="17887" table:style-name="ce5">
            <text:p>17,887<text:s/></text:p>
          </table:table-cell>
          <table:table-cell office:value-type="float" office:value="10337" table:style-name="ce5">
            <text:p>10,337<text:s/></text:p>
          </table:table-cell>
          <table:table-cell office:value-type="float" office:value="28404" table:style-name="ce5">
            <text:p>28,404<text:s/></text:p>
          </table:table-cell>
          <table:table-cell office:value-type="float" office:value="18756" table:style-name="ce5">
            <text:p>18,756<text:s/></text:p>
          </table:table-cell>
          <table:table-cell office:value-type="float" office:value="34877" table:style-name="ce5">
            <text:p>34,877<text:s/></text:p>
          </table:table-cell>
          <table:table-cell office:value-type="float" office:value="30131" table:style-name="ce5">
            <text:p>30,131<text:s/></text:p>
          </table:table-cell>
          <table:table-cell office:value-type="float" office:value="11558" table:style-name="ce5">
            <text:p>11,558<text:s/></text:p>
          </table:table-cell>
          <table:table-cell office:value-type="float" office:value="37173" table:style-name="ce5">
            <text:p>37,173<text:s/></text:p>
          </table:table-cell>
          <table:table-cell office:value-type="float" office:value="27698" table:style-name="ce5">
            <text:p>27,698<text:s/></text:p>
          </table:table-cell>
          <table:table-cell office:value-type="float" office:value="26927" table:style-name="ce5">
            <text:p>26,927<text:s/></text:p>
          </table:table-cell>
          <table:table-cell office:value-type="float" office:value="22751" table:style-name="ce5">
            <text:p>22,751<text:s/></text:p>
          </table:table-cell>
          <table:table-cell office:value-type="float" office:value="26034" table:style-name="ce5">
            <text:p>26,034<text:s/></text:p>
          </table:table-cell>
          <table:table-cell office:value-type="float" office:value="135761" table:style-name="ce5">
            <text:p>135,761<text:s/></text:p>
          </table:table-cell>
          <table:table-cell office:value-type="float" office:value="39251" table:style-name="ce5">
            <text:p>39,251<text:s/></text:p>
          </table:table-cell>
          <table:table-cell office:value-type="float" office:value="22782" table:style-name="ce5">
            <text:p>22,782<text:s/></text:p>
          </table:table-cell>
          <table:table-cell office:value-type="float" office:value="25686" table:style-name="ce5">
            <text:p>25,686<text:s/></text:p>
          </table:table-cell>
          <table:table-cell office:value-type="float" office:value="28909" table:style-name="ce5">
            <text:p>28,909<text:s/></text:p>
          </table:table-cell>
          <table:table-cell office:value-type="float" office:value="34983" table:style-name="ce5">
            <text:p>34,983<text:s/></text:p>
          </table:table-cell>
          <table:table-cell office:value-type="float" office:value="29744" table:style-name="ce5">
            <text:p>29,744<text:s/></text:p>
          </table:table-cell>
          <table:table-cell office:value-type="float" office:value="24319" table:style-name="ce5">
            <text:p>24,319<text:s/></text:p>
          </table:table-cell>
          <table:table-cell office:value-type="float" office:value="14159" table:style-name="ce5">
            <text:p>14,159<text:s/></text:p>
          </table:table-cell>
          <table:table-cell office:value-type="float" office:value="32652" table:style-name="ce5">
            <text:p>32,652<text:s/></text:p>
          </table:table-cell>
          <table:table-cell office:value-type="float" office:value="7865" table:style-name="ce5">
            <text:p>7,865<text:s/></text:p>
          </table:table-cell>
          <table:table-cell office:value-type="float" office:value="10164" table:style-name="ce5">
            <text:p>10,164<text:s/></text:p>
          </table:table-cell>
          <table:table-cell office:value-type="float" office:value="18374" table:style-name="ce5">
            <text:p>18,374<text:s/></text:p>
          </table:table-cell>
          <table:table-cell office:value-type="float" office:value="6287" table:style-name="ce5">
            <text:p>6,287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3759" table:style-name="ce5">
            <text:p>3,759<text:s/></text:p>
          </table:table-cell>
          <table:table-cell office:value-type="float" office:value="14097" table:style-name="ce5">
            <text:p>14,097<text:s/></text:p>
          </table:table-cell>
          <table:table-cell office:value-type="float" office:value="9620" table:style-name="ce5">
            <text:p>9,620<text:s/></text:p>
          </table:table-cell>
          <table:table-cell office:value-type="float" office:value="7762" table:style-name="ce5">
            <text:p>7,762<text:s/></text:p>
          </table:table-cell>
          <table:table-cell office:value-type="float" office:value="38965" table:style-name="ce5">
            <text:p>38,965<text:s/></text:p>
          </table:table-cell>
          <table:table-cell office:value-type="float" office:value="8928" table:style-name="ce5">
            <text:p>8,928<text:s/></text:p>
          </table:table-cell>
          <table:table-cell office:value-type="float" office:value="12885" table:style-name="ce5">
            <text:p>12,885<text:s/></text:p>
          </table:table-cell>
          <table:table-cell office:value-type="float" office:value="7689" table:style-name="ce5">
            <text:p>7,689<text:s/></text:p>
          </table:table-cell>
          <table:table-cell office:value-type="float" office:value="23175" table:style-name="ce5">
            <text:p>23,175<text:s/></text:p>
          </table:table-cell>
          <table:table-cell office:value-type="float" office:value="26713" table:style-name="ce5">
            <text:p>26,713<text:s/></text:p>
          </table:table-cell>
          <table:table-cell office:value-type="float" office:value="31490" table:style-name="ce5">
            <text:p>31,490<text:s/></text:p>
          </table:table-cell>
          <table:table-cell office:value-type="float" office:value="38553" table:style-name="ce5">
            <text:p>38,553<text:s/></text:p>
          </table:table-cell>
          <table:table-cell office:value-type="float" office:value="44043" table:style-name="ce5">
            <text:p>44,043<text:s/></text:p>
          </table:table-cell>
          <table:table-cell office:value-type="float" office:value="26890" table:style-name="ce5">
            <text:p>26,890<text:s/></text:p>
          </table:table-cell>
          <table:table-cell office:value-type="float" office:value="30996" table:style-name="ce5">
            <text:p>30,996<text:s/></text:p>
          </table:table-cell>
          <table:table-cell office:value-type="float" office:value="65895" table:style-name="ce5">
            <text:p>65,895<text:s/></text:p>
          </table:table-cell>
          <table:table-cell office:value-type="float" office:value="24506" table:style-name="ce5">
            <text:p>24,506<text:s/></text:p>
          </table:table-cell>
          <table:table-cell office:value-type="float" office:value="32501" table:style-name="ce5">
            <text:p>32,501<text:s/></text:p>
          </table:table-cell>
          <table:table-cell office:value-type="float" office:value="34856" table:style-name="ce5">
            <text:p>34,856<text:s/></text:p>
          </table:table-cell>
          <table:table-cell office:value-type="float" office:value="22906" table:style-name="ce5">
            <text:p>22,906<text:s/></text:p>
          </table:table-cell>
          <table:table-cell office:value-type="float" office:value="60213" table:style-name="ce5">
            <text:p>60,213<text:s/></text:p>
          </table:table-cell>
          <table:table-cell office:value-type="float" office:value="21213" table:style-name="ce5">
            <text:p>21,213<text:s/></text:p>
          </table:table-cell>
          <table:table-cell office:value-type="float" office:value="17037" table:style-name="ce5">
            <text:p>17,037<text:s/></text:p>
          </table:table-cell>
          <table:table-cell office:value-type="float" office:value="14752" table:style-name="ce5">
            <text:p>14,752<text:s/></text:p>
          </table:table-cell>
          <table:table-cell office:value-type="float" office:value="17493" table:style-name="ce5">
            <text:p>17,493<text:s/></text:p>
          </table:table-cell>
          <table:table-cell office:value-type="float" office:value="14956" table:style-name="ce5">
            <text:p>14,956<text:s/></text:p>
          </table:table-cell>
          <table:table-cell office:value-type="float" office:value="28293" table:style-name="ce5">
            <text:p>28,293<text:s/></text:p>
          </table:table-cell>
          <table:table-cell office:value-type="float" office:value="18402" table:style-name="ce5">
            <text:p>18,402<text:s/></text:p>
          </table:table-cell>
          <table:table-cell office:value-type="float" office:value="8403" table:style-name="ce5">
            <text:p>8,403<text:s/></text:p>
          </table:table-cell>
          <table:table-cell office:value-type="float" office:value="11964" table:style-name="ce5">
            <text:p>11,964<text:s/></text:p>
          </table:table-cell>
          <table:table-cell office:value-type="float" office:value="40762" table:style-name="ce5">
            <text:p>40,762<text:s/></text:p>
          </table:table-cell>
          <table:table-cell office:value-type="float" office:value="25329" table:style-name="ce5">
            <text:p>25,329<text:s/></text:p>
          </table:table-cell>
          <table:table-cell office:value-type="float" office:value="24984" table:style-name="ce5">
            <text:p>24,984<text:s/></text:p>
          </table:table-cell>
          <table:table-cell office:value-type="float" office:value="26044" table:style-name="ce5">
            <text:p>26,044<text:s/></text:p>
          </table:table-cell>
          <table:table-cell office:value-type="float" office:value="13249" table:style-name="ce5">
            <text:p>13,249<text:s/></text:p>
          </table:table-cell>
          <table:table-cell office:value-type="float" office:value="11232" table:style-name="ce5">
            <text:p>11,232<text:s/></text:p>
          </table:table-cell>
          <table:table-cell office:value-type="float" office:value="5539" table:style-name="ce5">
            <text:p>5,539<text:s/></text:p>
          </table:table-cell>
          <table:table-cell office:value-type="float" office:value="5307" table:style-name="ce5">
            <text:p>5,307<text:s/></text:p>
          </table:table-cell>
          <table:table-cell office:value-type="float" office:value="6349" table:style-name="ce5">
            <text:p>6,349<text:s/></text:p>
          </table:table-cell>
          <table:table-cell office:value-type="float" office:value="10627" table:style-name="ce5">
            <text:p>10,627<text:s/></text:p>
          </table:table-cell>
          <table:table-cell office:value-type="float" office:value="9553" table:style-name="ce5">
            <text:p>9,553<text:s/></text:p>
          </table:table-cell>
          <table:table-cell office:value-type="float" office:value="13769" table:style-name="ce5">
            <text:p>13,769<text:s/></text:p>
          </table:table-cell>
          <table:table-cell office:value-type="float" office:value="18560" table:style-name="ce5">
            <text:p>18,560<text:s/></text:p>
          </table:table-cell>
          <table:table-cell office:value-type="float" office:value="28670" table:style-name="ce5">
            <text:p>28,670<text:s/></text:p>
          </table:table-cell>
          <table:table-cell office:value-type="float" office:value="25656" table:style-name="ce5">
            <text:p>25,656<text:s/></text:p>
          </table:table-cell>
          <table:table-cell office:value-type="float" office:value="14793" table:style-name="ce5">
            <text:p>14,793<text:s/></text:p>
          </table:table-cell>
          <table:table-cell office:value-type="float" office:value="12940" table:style-name="ce5">
            <text:p>12,940<text:s/></text:p>
          </table:table-cell>
          <table:table-cell office:value-type="float" office:value="12435" table:style-name="ce5">
            <text:p>12,435<text:s/></text:p>
          </table:table-cell>
          <table:table-cell office:value-type="float" office:value="13370" table:style-name="ce5">
            <text:p>13,370<text:s/></text:p>
          </table:table-cell>
          <table:table-cell office:value-type="float" office:value="12304" table:style-name="ce5">
            <text:p>12,304<text:s/></text:p>
          </table:table-cell>
          <table:table-cell office:value-type="float" office:value="11343" table:style-name="ce5">
            <text:p>11,343<text:s/></text:p>
          </table:table-cell>
          <table:table-cell office:value-type="float" office:value="10155" table:style-name="ce5">
            <text:p>10,155<text:s/></text:p>
          </table:table-cell>
          <table:table-cell table:number-columns-repeated="16275"/>
        </table:table-row>
        <table:table-row table:style-name="ro2">
          <table:table-cell office:value-type="date" office:date-value="2018-11-08T00:00:00" table:style-name="ce4">
            <text:p>2018/11/8</text:p>
          </table:table-cell>
          <table:table-cell office:value-type="float" office:value="5815" table:style-name="ce5">
            <text:p>5,815<text:s/></text:p>
          </table:table-cell>
          <table:table-cell office:value-type="float" office:value="16729" table:style-name="ce5">
            <text:p>16,729<text:s/></text:p>
          </table:table-cell>
          <table:table-cell office:value-type="float" office:value="42215" table:style-name="ce5">
            <text:p>42,215<text:s/></text:p>
          </table:table-cell>
          <table:table-cell office:value-type="float" office:value="65809" table:style-name="ce5">
            <text:p>65,809<text:s/></text:p>
          </table:table-cell>
          <table:table-cell office:value-type="float" office:value="28830" table:style-name="ce5">
            <text:p>28,830<text:s/></text:p>
          </table:table-cell>
          <table:table-cell office:value-type="float" office:value="16717" table:style-name="ce5">
            <text:p>16,717<text:s/></text:p>
          </table:table-cell>
          <table:table-cell office:value-type="float" office:value="12685" table:style-name="ce5">
            <text:p>12,685<text:s/></text:p>
          </table:table-cell>
          <table:table-cell office:value-type="float" office:value="4447" table:style-name="ce5">
            <text:p>4,447<text:s/></text:p>
          </table:table-cell>
          <table:table-cell office:value-type="float" office:value="3376" table:style-name="ce5">
            <text:p>3,376<text:s/></text:p>
          </table:table-cell>
          <table:table-cell office:value-type="float" office:value="15886" table:style-name="ce5">
            <text:p>15,886<text:s/></text:p>
          </table:table-cell>
          <table:table-cell office:value-type="float" office:value="2817" table:style-name="ce5">
            <text:p>2,817<text:s/></text:p>
          </table:table-cell>
          <table:table-cell office:value-type="float" office:value="4842" table:style-name="ce5">
            <text:p>4,842<text:s/></text:p>
          </table:table-cell>
          <table:table-cell office:value-type="float" office:value="7598" table:style-name="ce5">
            <text:p>7,598<text:s/></text:p>
          </table:table-cell>
          <table:table-cell office:value-type="float" office:value="11432" table:style-name="ce5">
            <text:p>11,432<text:s/></text:p>
          </table:table-cell>
          <table:table-cell office:value-type="float" office:value="11521" table:style-name="ce5">
            <text:p>11,521<text:s/></text:p>
          </table:table-cell>
          <table:table-cell office:value-type="float" office:value="19252" table:style-name="ce5">
            <text:p>19,252<text:s/></text:p>
          </table:table-cell>
          <table:table-cell office:value-type="float" office:value="17831" table:style-name="ce5">
            <text:p>17,831<text:s/></text:p>
          </table:table-cell>
          <table:table-cell office:value-type="float" office:value="6142" table:style-name="ce5">
            <text:p>6,142<text:s/></text:p>
          </table:table-cell>
          <table:table-cell office:value-type="float" office:value="9355" table:style-name="ce5">
            <text:p>9,355<text:s/></text:p>
          </table:table-cell>
          <table:table-cell office:value-type="float" office:value="3503" table:style-name="ce5">
            <text:p>3,503<text:s/></text:p>
          </table:table-cell>
          <table:table-cell office:value-type="float" office:value="8793" table:style-name="ce5">
            <text:p>8,793<text:s/></text:p>
          </table:table-cell>
          <table:table-cell office:value-type="float" office:value="8685" table:style-name="ce5">
            <text:p>8,685<text:s/></text:p>
          </table:table-cell>
          <table:table-cell office:value-type="float" office:value="5513" table:style-name="ce5">
            <text:p>5,513<text:s/></text:p>
          </table:table-cell>
          <table:table-cell office:value-type="float" office:value="30690" table:style-name="ce5">
            <text:p>30,690<text:s/></text:p>
          </table:table-cell>
          <table:table-cell office:value-type="float" office:value="2471" table:style-name="ce5">
            <text:p>2,471<text:s/></text:p>
          </table:table-cell>
          <table:table-cell office:value-type="float" office:value="13380" table:style-name="ce5">
            <text:p>13,380<text:s/></text:p>
          </table:table-cell>
          <table:table-cell office:value-type="float" office:value="11493" table:style-name="ce5">
            <text:p>11,493<text:s/></text:p>
          </table:table-cell>
          <table:table-cell office:value-type="float" office:value="17745" table:style-name="ce5">
            <text:p>17,745<text:s/></text:p>
          </table:table-cell>
          <table:table-cell office:value-type="float" office:value="23154" table:style-name="ce5">
            <text:p>23,154<text:s/></text:p>
          </table:table-cell>
          <table:table-cell office:value-type="float" office:value="17982" table:style-name="ce5">
            <text:p>17,982<text:s/></text:p>
          </table:table-cell>
          <table:table-cell office:value-type="float" office:value="10363" table:style-name="ce5">
            <text:p>10,363<text:s/></text:p>
          </table:table-cell>
          <table:table-cell office:value-type="float" office:value="29083" table:style-name="ce5">
            <text:p>29,083<text:s/></text:p>
          </table:table-cell>
          <table:table-cell office:value-type="float" office:value="19125" table:style-name="ce5">
            <text:p>19,125<text:s/></text:p>
          </table:table-cell>
          <table:table-cell office:value-type="float" office:value="34522" table:style-name="ce5">
            <text:p>34,522<text:s/></text:p>
          </table:table-cell>
          <table:table-cell office:value-type="float" office:value="31934" table:style-name="ce5">
            <text:p>31,934<text:s/></text:p>
          </table:table-cell>
          <table:table-cell office:value-type="float" office:value="11649" table:style-name="ce5">
            <text:p>11,649<text:s/></text:p>
          </table:table-cell>
          <table:table-cell office:value-type="float" office:value="37289" table:style-name="ce5">
            <text:p>37,289<text:s/></text:p>
          </table:table-cell>
          <table:table-cell office:value-type="float" office:value="27992" table:style-name="ce5">
            <text:p>27,992<text:s/></text:p>
          </table:table-cell>
          <table:table-cell office:value-type="float" office:value="27013" table:style-name="ce5">
            <text:p>27,013<text:s/></text:p>
          </table:table-cell>
          <table:table-cell office:value-type="float" office:value="23431" table:style-name="ce5">
            <text:p>23,431<text:s/></text:p>
          </table:table-cell>
          <table:table-cell office:value-type="float" office:value="26143" table:style-name="ce5">
            <text:p>26,143<text:s/></text:p>
          </table:table-cell>
          <table:table-cell office:value-type="float" office:value="140586" table:style-name="ce5">
            <text:p>140,586<text:s/></text:p>
          </table:table-cell>
          <table:table-cell office:value-type="float" office:value="39703" table:style-name="ce5">
            <text:p>39,703<text:s/></text:p>
          </table:table-cell>
          <table:table-cell office:value-type="float" office:value="22825" table:style-name="ce5">
            <text:p>22,825<text:s/></text:p>
          </table:table-cell>
          <table:table-cell office:value-type="float" office:value="25818" table:style-name="ce5">
            <text:p>25,818<text:s/></text:p>
          </table:table-cell>
          <table:table-cell office:value-type="float" office:value="28253" table:style-name="ce5">
            <text:p>28,253<text:s/></text:p>
          </table:table-cell>
          <table:table-cell office:value-type="float" office:value="36543" table:style-name="ce5">
            <text:p>36,543<text:s/></text:p>
          </table:table-cell>
          <table:table-cell office:value-type="float" office:value="30075" table:style-name="ce5">
            <text:p>30,075<text:s/></text:p>
          </table:table-cell>
          <table:table-cell office:value-type="float" office:value="24410" table:style-name="ce5">
            <text:p>24,410<text:s/></text:p>
          </table:table-cell>
          <table:table-cell office:value-type="float" office:value="14098" table:style-name="ce5">
            <text:p>14,098<text:s/></text:p>
          </table:table-cell>
          <table:table-cell office:value-type="float" office:value="32927" table:style-name="ce5">
            <text:p>32,927<text:s/></text:p>
          </table:table-cell>
          <table:table-cell office:value-type="float" office:value="7888" table:style-name="ce5">
            <text:p>7,888<text:s/></text:p>
          </table:table-cell>
          <table:table-cell office:value-type="float" office:value="10517" table:style-name="ce5">
            <text:p>10,517<text:s/></text:p>
          </table:table-cell>
          <table:table-cell office:value-type="float" office:value="18422" table:style-name="ce5">
            <text:p>18,422<text:s/></text:p>
          </table:table-cell>
          <table:table-cell office:value-type="float" office:value="6581" table:style-name="ce5">
            <text:p>6,581<text:s/></text:p>
          </table:table-cell>
          <table:table-cell office:value-type="float" office:value="3784" table:style-name="ce5">
            <text:p>3,784<text:s/></text:p>
          </table:table-cell>
          <table:table-cell office:value-type="float" office:value="3940" table:style-name="ce5">
            <text:p>3,940<text:s/></text:p>
          </table:table-cell>
          <table:table-cell office:value-type="float" office:value="14404" table:style-name="ce5">
            <text:p>14,404<text:s/></text:p>
          </table:table-cell>
          <table:table-cell office:value-type="float" office:value="9651" table:style-name="ce5">
            <text:p>9,651<text:s/></text:p>
          </table:table-cell>
          <table:table-cell office:value-type="float" office:value="7839" table:style-name="ce5">
            <text:p>7,839<text:s/></text:p>
          </table:table-cell>
          <table:table-cell office:value-type="float" office:value="39562" table:style-name="ce5">
            <text:p>39,562<text:s/></text:p>
          </table:table-cell>
          <table:table-cell office:value-type="float" office:value="8979" table:style-name="ce5">
            <text:p>8,979<text:s/></text:p>
          </table:table-cell>
          <table:table-cell office:value-type="float" office:value="13141" table:style-name="ce5">
            <text:p>13,141<text:s/></text:p>
          </table:table-cell>
          <table:table-cell office:value-type="float" office:value="7601" table:style-name="ce5">
            <text:p>7,601<text:s/></text:p>
          </table:table-cell>
          <table:table-cell office:value-type="float" office:value="23475" table:style-name="ce5">
            <text:p>23,475<text:s/></text:p>
          </table:table-cell>
          <table:table-cell office:value-type="float" office:value="26924" table:style-name="ce5">
            <text:p>26,924<text:s/></text:p>
          </table:table-cell>
          <table:table-cell office:value-type="float" office:value="32256" table:style-name="ce5">
            <text:p>32,256<text:s/></text:p>
          </table:table-cell>
          <table:table-cell office:value-type="float" office:value="39370" table:style-name="ce5">
            <text:p>39,370<text:s/></text:p>
          </table:table-cell>
          <table:table-cell office:value-type="float" office:value="44763" table:style-name="ce5">
            <text:p>44,763<text:s/></text:p>
          </table:table-cell>
          <table:table-cell office:value-type="float" office:value="27104" table:style-name="ce5">
            <text:p>27,104<text:s/></text:p>
          </table:table-cell>
          <table:table-cell office:value-type="float" office:value="32743" table:style-name="ce5">
            <text:p>32,743<text:s/></text:p>
          </table:table-cell>
          <table:table-cell office:value-type="float" office:value="71724" table:style-name="ce5">
            <text:p>71,724<text:s/></text:p>
          </table:table-cell>
          <table:table-cell office:value-type="float" office:value="24922" table:style-name="ce5">
            <text:p>24,922<text:s/></text:p>
          </table:table-cell>
          <table:table-cell office:value-type="float" office:value="33050" table:style-name="ce5">
            <text:p>33,050<text:s/></text:p>
          </table:table-cell>
          <table:table-cell office:value-type="float" office:value="36382" table:style-name="ce5">
            <text:p>36,382<text:s/></text:p>
          </table:table-cell>
          <table:table-cell office:value-type="float" office:value="22379" table:style-name="ce5">
            <text:p>22,379<text:s/></text:p>
          </table:table-cell>
          <table:table-cell office:value-type="float" office:value="62284" table:style-name="ce5">
            <text:p>62,284<text:s/></text:p>
          </table:table-cell>
          <table:table-cell office:value-type="float" office:value="21319" table:style-name="ce5">
            <text:p>21,319<text:s/></text:p>
          </table:table-cell>
          <table:table-cell office:value-type="float" office:value="17336" table:style-name="ce5">
            <text:p>17,336<text:s/></text:p>
          </table:table-cell>
          <table:table-cell office:value-type="float" office:value="15836" table:style-name="ce5">
            <text:p>15,836<text:s/></text:p>
          </table:table-cell>
          <table:table-cell office:value-type="float" office:value="17882" table:style-name="ce5">
            <text:p>17,882<text:s/></text:p>
          </table:table-cell>
          <table:table-cell office:value-type="float" office:value="14887" table:style-name="ce5">
            <text:p>14,887<text:s/></text:p>
          </table:table-cell>
          <table:table-cell office:value-type="float" office:value="28960" table:style-name="ce5">
            <text:p>28,960<text:s/></text:p>
          </table:table-cell>
          <table:table-cell office:value-type="float" office:value="18278" table:style-name="ce5">
            <text:p>18,278<text:s/></text:p>
          </table:table-cell>
          <table:table-cell office:value-type="float" office:value="8256" table:style-name="ce5">
            <text:p>8,256<text:s/></text:p>
          </table:table-cell>
          <table:table-cell office:value-type="float" office:value="12558" table:style-name="ce5">
            <text:p>12,558<text:s/></text:p>
          </table:table-cell>
          <table:table-cell office:value-type="float" office:value="40602" table:style-name="ce5">
            <text:p>40,602<text:s/></text:p>
          </table:table-cell>
          <table:table-cell office:value-type="float" office:value="27685" table:style-name="ce5">
            <text:p>27,685<text:s/></text:p>
          </table:table-cell>
          <table:table-cell office:value-type="float" office:value="24695" table:style-name="ce5">
            <text:p>24,695<text:s/></text:p>
          </table:table-cell>
          <table:table-cell office:value-type="float" office:value="26943" table:style-name="ce5">
            <text:p>26,943<text:s/></text:p>
          </table:table-cell>
          <table:table-cell office:value-type="float" office:value="13863" table:style-name="ce5">
            <text:p>13,863<text:s/></text:p>
          </table:table-cell>
          <table:table-cell office:value-type="float" office:value="11361" table:style-name="ce5">
            <text:p>11,361<text:s/></text:p>
          </table:table-cell>
          <table:table-cell office:value-type="float" office:value="5400" table:style-name="ce5">
            <text:p>5,400<text:s/></text:p>
          </table:table-cell>
          <table:table-cell office:value-type="float" office:value="5199" table:style-name="ce5">
            <text:p>5,199<text:s/></text:p>
          </table:table-cell>
          <table:table-cell office:value-type="float" office:value="6357" table:style-name="ce5">
            <text:p>6,357<text:s/></text:p>
          </table:table-cell>
          <table:table-cell office:value-type="float" office:value="10719" table:style-name="ce5">
            <text:p>10,719<text:s/></text:p>
          </table:table-cell>
          <table:table-cell office:value-type="float" office:value="9582" table:style-name="ce5">
            <text:p>9,582<text:s/></text:p>
          </table:table-cell>
          <table:table-cell office:value-type="float" office:value="14386" table:style-name="ce5">
            <text:p>14,386<text:s/></text:p>
          </table:table-cell>
          <table:table-cell office:value-type="float" office:value="18778" table:style-name="ce5">
            <text:p>18,778<text:s/></text:p>
          </table:table-cell>
          <table:table-cell office:value-type="float" office:value="30086" table:style-name="ce5">
            <text:p>30,086<text:s/></text:p>
          </table:table-cell>
          <table:table-cell office:value-type="float" office:value="26354" table:style-name="ce5">
            <text:p>26,354<text:s/></text:p>
          </table:table-cell>
          <table:table-cell office:value-type="float" office:value="15100" table:style-name="ce5">
            <text:p>15,100<text:s/></text:p>
          </table:table-cell>
          <table:table-cell office:value-type="float" office:value="12999" table:style-name="ce5">
            <text:p>12,999<text:s/></text:p>
          </table:table-cell>
          <table:table-cell office:value-type="float" office:value="12434" table:style-name="ce5">
            <text:p>12,434<text:s/></text:p>
          </table:table-cell>
          <table:table-cell office:value-type="float" office:value="13458" table:style-name="ce5">
            <text:p>13,458<text:s/></text:p>
          </table:table-cell>
          <table:table-cell office:value-type="float" office:value="12311" table:style-name="ce5">
            <text:p>12,311<text:s/></text:p>
          </table:table-cell>
          <table:table-cell office:value-type="float" office:value="11440" table:style-name="ce5">
            <text:p>11,440<text:s/></text:p>
          </table:table-cell>
          <table:table-cell office:value-type="float" office:value="10206" table:style-name="ce5">
            <text:p>10,206<text:s/></text:p>
          </table:table-cell>
          <table:table-cell table:number-columns-repeated="16275"/>
        </table:table-row>
        <table:table-row table:style-name="ro2">
          <table:table-cell office:value-type="date" office:date-value="2018-11-09T00:00:00" table:style-name="ce4">
            <text:p>2018/11/9</text:p>
          </table:table-cell>
          <table:table-cell office:value-type="float" office:value="6180" table:style-name="ce5">
            <text:p>6,180<text:s/></text:p>
          </table:table-cell>
          <table:table-cell office:value-type="float" office:value="17156" table:style-name="ce5">
            <text:p>17,156<text:s/></text:p>
          </table:table-cell>
          <table:table-cell office:value-type="float" office:value="43806" table:style-name="ce5">
            <text:p>43,806<text:s/></text:p>
          </table:table-cell>
          <table:table-cell office:value-type="float" office:value="76569" table:style-name="ce5">
            <text:p>76,569<text:s/></text:p>
          </table:table-cell>
          <table:table-cell office:value-type="float" office:value="29869" table:style-name="ce5">
            <text:p>29,869<text:s/></text:p>
          </table:table-cell>
          <table:table-cell office:value-type="float" office:value="17816" table:style-name="ce5">
            <text:p>17,816<text:s/></text:p>
          </table:table-cell>
          <table:table-cell office:value-type="float" office:value="13825" table:style-name="ce5">
            <text:p>13,825<text:s/></text:p>
          </table:table-cell>
          <table:table-cell office:value-type="float" office:value="4630" table:style-name="ce5">
            <text:p>4,630<text:s/></text:p>
          </table:table-cell>
          <table:table-cell office:value-type="float" office:value="3598" table:style-name="ce5">
            <text:p>3,598<text:s/></text:p>
          </table:table-cell>
          <table:table-cell office:value-type="float" office:value="18339" table:style-name="ce5">
            <text:p>18,339<text:s/></text:p>
          </table:table-cell>
          <table:table-cell office:value-type="float" office:value="2864" table:style-name="ce5">
            <text:p>2,864<text:s/></text:p>
          </table:table-cell>
          <table:table-cell office:value-type="float" office:value="5125" table:style-name="ce5">
            <text:p>5,125<text:s/></text:p>
          </table:table-cell>
          <table:table-cell office:value-type="float" office:value="8847" table:style-name="ce5">
            <text:p>8,847<text:s/></text:p>
          </table:table-cell>
          <table:table-cell office:value-type="float" office:value="11960" table:style-name="ce5">
            <text:p>11,960<text:s/></text:p>
          </table:table-cell>
          <table:table-cell office:value-type="float" office:value="12243" table:style-name="ce5">
            <text:p>12,243<text:s/></text:p>
          </table:table-cell>
          <table:table-cell office:value-type="float" office:value="20366" table:style-name="ce5">
            <text:p>20,366<text:s/></text:p>
          </table:table-cell>
          <table:table-cell office:value-type="float" office:value="19061" table:style-name="ce5">
            <text:p>19,061<text:s/></text:p>
          </table:table-cell>
          <table:table-cell office:value-type="float" office:value="7058" table:style-name="ce5">
            <text:p>7,058<text:s/></text:p>
          </table:table-cell>
          <table:table-cell office:value-type="float" office:value="9774" table:style-name="ce5">
            <text:p>9,774<text:s/></text:p>
          </table:table-cell>
          <table:table-cell office:value-type="float" office:value="3920" table:style-name="ce5">
            <text:p>3,920<text:s/></text:p>
          </table:table-cell>
          <table:table-cell office:value-type="float" office:value="9948" table:style-name="ce5">
            <text:p>9,948<text:s/></text:p>
          </table:table-cell>
          <table:table-cell office:value-type="float" office:value="9288" table:style-name="ce5">
            <text:p>9,288<text:s/></text:p>
          </table:table-cell>
          <table:table-cell office:value-type="float" office:value="6203" table:style-name="ce5">
            <text:p>6,203<text:s/></text:p>
          </table:table-cell>
          <table:table-cell office:value-type="float" office:value="37641" table:style-name="ce5">
            <text:p>37,641<text:s/></text:p>
          </table:table-cell>
          <table:table-cell office:value-type="float" office:value="3100" table:style-name="ce5">
            <text:p>3,100<text:s/></text:p>
          </table:table-cell>
          <table:table-cell office:value-type="float" office:value="14148" table:style-name="ce5">
            <text:p>14,148<text:s/></text:p>
          </table:table-cell>
          <table:table-cell office:value-type="float" office:value="12375" table:style-name="ce5">
            <text:p>12,375<text:s/></text:p>
          </table:table-cell>
          <table:table-cell office:value-type="float" office:value="19219" table:style-name="ce5">
            <text:p>19,219<text:s/></text:p>
          </table:table-cell>
          <table:table-cell office:value-type="float" office:value="24499" table:style-name="ce5">
            <text:p>24,499<text:s/></text:p>
          </table:table-cell>
          <table:table-cell office:value-type="float" office:value="19746" table:style-name="ce5">
            <text:p>19,746<text:s/></text:p>
          </table:table-cell>
          <table:table-cell office:value-type="float" office:value="11165" table:style-name="ce5">
            <text:p>11,165<text:s/></text:p>
          </table:table-cell>
          <table:table-cell office:value-type="float" office:value="35173" table:style-name="ce5">
            <text:p>35,173<text:s/></text:p>
          </table:table-cell>
          <table:table-cell office:value-type="float" office:value="21178" table:style-name="ce5">
            <text:p>21,178<text:s/></text:p>
          </table:table-cell>
          <table:table-cell office:value-type="float" office:value="37263" table:style-name="ce5">
            <text:p>37,263<text:s/></text:p>
          </table:table-cell>
          <table:table-cell office:value-type="float" office:value="32531" table:style-name="ce5">
            <text:p>32,531<text:s/></text:p>
          </table:table-cell>
          <table:table-cell office:value-type="float" office:value="11764" table:style-name="ce5">
            <text:p>11,764<text:s/></text:p>
          </table:table-cell>
          <table:table-cell office:value-type="float" office:value="39720" table:style-name="ce5">
            <text:p>39,720<text:s/></text:p>
          </table:table-cell>
          <table:table-cell office:value-type="float" office:value="29655" table:style-name="ce5">
            <text:p>29,655<text:s/></text:p>
          </table:table-cell>
          <table:table-cell office:value-type="float" office:value="28294" table:style-name="ce5">
            <text:p>28,294<text:s/></text:p>
          </table:table-cell>
          <table:table-cell office:value-type="float" office:value="24437" table:style-name="ce5">
            <text:p>24,437<text:s/></text:p>
          </table:table-cell>
          <table:table-cell office:value-type="float" office:value="26364" table:style-name="ce5">
            <text:p>26,364<text:s/></text:p>
          </table:table-cell>
          <table:table-cell office:value-type="float" office:value="171826" table:style-name="ce5">
            <text:p>171,826<text:s/></text:p>
          </table:table-cell>
          <table:table-cell office:value-type="float" office:value="45407" table:style-name="ce5">
            <text:p>45,407<text:s/></text:p>
          </table:table-cell>
          <table:table-cell office:value-type="float" office:value="24421" table:style-name="ce5">
            <text:p>24,421<text:s/></text:p>
          </table:table-cell>
          <table:table-cell office:value-type="float" office:value="27250" table:style-name="ce5">
            <text:p>27,250<text:s/></text:p>
          </table:table-cell>
          <table:table-cell office:value-type="float" office:value="30227" table:style-name="ce5">
            <text:p>30,227<text:s/></text:p>
          </table:table-cell>
          <table:table-cell office:value-type="float" office:value="39204" table:style-name="ce5">
            <text:p>39,204<text:s/></text:p>
          </table:table-cell>
          <table:table-cell office:value-type="float" office:value="33615" table:style-name="ce5">
            <text:p>33,615<text:s/></text:p>
          </table:table-cell>
          <table:table-cell office:value-type="float" office:value="26393" table:style-name="ce5">
            <text:p>26,393<text:s/></text:p>
          </table:table-cell>
          <table:table-cell office:value-type="float" office:value="14525" table:style-name="ce5">
            <text:p>14,525<text:s/></text:p>
          </table:table-cell>
          <table:table-cell office:value-type="float" office:value="34564" table:style-name="ce5">
            <text:p>34,564<text:s/></text:p>
          </table:table-cell>
          <table:table-cell office:value-type="float" office:value="8120" table:style-name="ce5">
            <text:p>8,120<text:s/></text:p>
          </table:table-cell>
          <table:table-cell office:value-type="float" office:value="10501" table:style-name="ce5">
            <text:p>10,501<text:s/></text:p>
          </table:table-cell>
          <table:table-cell office:value-type="float" office:value="20638" table:style-name="ce5">
            <text:p>20,638<text:s/></text:p>
          </table:table-cell>
          <table:table-cell office:value-type="float" office:value="7219" table:style-name="ce5">
            <text:p>7,219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3774" table:style-name="ce5">
            <text:p>3,774<text:s/></text:p>
          </table:table-cell>
          <table:table-cell office:value-type="float" office:value="14564" table:style-name="ce5">
            <text:p>14,564<text:s/></text:p>
          </table:table-cell>
          <table:table-cell office:value-type="float" office:value="10267" table:style-name="ce5">
            <text:p>10,267<text:s/></text:p>
          </table:table-cell>
          <table:table-cell office:value-type="float" office:value="9025" table:style-name="ce5">
            <text:p>9,025<text:s/></text:p>
          </table:table-cell>
          <table:table-cell office:value-type="float" office:value="44644" table:style-name="ce5">
            <text:p>44,644<text:s/></text:p>
          </table:table-cell>
          <table:table-cell office:value-type="float" office:value="9831" table:style-name="ce5">
            <text:p>9,831<text:s/></text:p>
          </table:table-cell>
          <table:table-cell office:value-type="float" office:value="14221" table:style-name="ce5">
            <text:p>14,221<text:s/></text:p>
          </table:table-cell>
          <table:table-cell office:value-type="float" office:value="8226" table:style-name="ce5">
            <text:p>8,226<text:s/></text:p>
          </table:table-cell>
          <table:table-cell office:value-type="float" office:value="24412" table:style-name="ce5">
            <text:p>24,412<text:s/></text:p>
          </table:table-cell>
          <table:table-cell office:value-type="float" office:value="27785" table:style-name="ce5">
            <text:p>27,785<text:s/></text:p>
          </table:table-cell>
          <table:table-cell office:value-type="float" office:value="34868" table:style-name="ce5">
            <text:p>34,868<text:s/></text:p>
          </table:table-cell>
          <table:table-cell office:value-type="float" office:value="45705" table:style-name="ce5">
            <text:p>45,705<text:s/></text:p>
          </table:table-cell>
          <table:table-cell office:value-type="float" office:value="47414" table:style-name="ce5">
            <text:p>47,414<text:s/></text:p>
          </table:table-cell>
          <table:table-cell office:value-type="float" office:value="29415" table:style-name="ce5">
            <text:p>29,415<text:s/></text:p>
          </table:table-cell>
          <table:table-cell office:value-type="float" office:value="34123" table:style-name="ce5">
            <text:p>34,123<text:s/></text:p>
          </table:table-cell>
          <table:table-cell office:value-type="float" office:value="82291" table:style-name="ce5">
            <text:p>82,291<text:s/></text:p>
          </table:table-cell>
          <table:table-cell office:value-type="float" office:value="25662" table:style-name="ce5">
            <text:p>25,662<text:s/></text:p>
          </table:table-cell>
          <table:table-cell office:value-type="float" office:value="37341" table:style-name="ce5">
            <text:p>37,341<text:s/></text:p>
          </table:table-cell>
          <table:table-cell office:value-type="float" office:value="42514" table:style-name="ce5">
            <text:p>42,514<text:s/></text:p>
          </table:table-cell>
          <table:table-cell office:value-type="float" office:value="25383" table:style-name="ce5">
            <text:p>25,383<text:s/></text:p>
          </table:table-cell>
          <table:table-cell office:value-type="float" office:value="71565" table:style-name="ce5">
            <text:p>71,565<text:s/></text:p>
          </table:table-cell>
          <table:table-cell office:value-type="float" office:value="23053" table:style-name="ce5">
            <text:p>23,053<text:s/></text:p>
          </table:table-cell>
          <table:table-cell office:value-type="float" office:value="19065" table:style-name="ce5">
            <text:p>19,065<text:s/></text:p>
          </table:table-cell>
          <table:table-cell office:value-type="float" office:value="16855" table:style-name="ce5">
            <text:p>16,855<text:s/></text:p>
          </table:table-cell>
          <table:table-cell office:value-type="float" office:value="21461" table:style-name="ce5">
            <text:p>21,461<text:s/></text:p>
          </table:table-cell>
          <table:table-cell office:value-type="float" office:value="15197" table:style-name="ce5">
            <text:p>15,197<text:s/></text:p>
          </table:table-cell>
          <table:table-cell office:value-type="float" office:value="32609" table:style-name="ce5">
            <text:p>32,609<text:s/></text:p>
          </table:table-cell>
          <table:table-cell office:value-type="float" office:value="19856" table:style-name="ce5">
            <text:p>19,856<text:s/></text:p>
          </table:table-cell>
          <table:table-cell office:value-type="float" office:value="9056" table:style-name="ce5">
            <text:p>9,056<text:s/></text:p>
          </table:table-cell>
          <table:table-cell office:value-type="float" office:value="13915" table:style-name="ce5">
            <text:p>13,915<text:s/></text:p>
          </table:table-cell>
          <table:table-cell office:value-type="float" office:value="41779" table:style-name="ce5">
            <text:p>41,779<text:s/></text:p>
          </table:table-cell>
          <table:table-cell office:value-type="float" office:value="26555" table:style-name="ce5">
            <text:p>26,555<text:s/></text:p>
          </table:table-cell>
          <table:table-cell office:value-type="float" office:value="26944" table:style-name="ce5">
            <text:p>26,944<text:s/></text:p>
          </table:table-cell>
          <table:table-cell office:value-type="float" office:value="27996" table:style-name="ce5">
            <text:p>27,996<text:s/></text:p>
          </table:table-cell>
          <table:table-cell office:value-type="float" office:value="15292" table:style-name="ce5">
            <text:p>15,292<text:s/></text:p>
          </table:table-cell>
          <table:table-cell office:value-type="float" office:value="11939" table:style-name="ce5">
            <text:p>11,939<text:s/></text:p>
          </table:table-cell>
          <table:table-cell office:value-type="float" office:value="5642" table:style-name="ce5">
            <text:p>5,642<text:s/></text:p>
          </table:table-cell>
          <table:table-cell office:value-type="float" office:value="5428" table:style-name="ce5">
            <text:p>5,428<text:s/></text:p>
          </table:table-cell>
          <table:table-cell office:value-type="float" office:value="6829" table:style-name="ce5">
            <text:p>6,829<text:s/></text:p>
          </table:table-cell>
          <table:table-cell office:value-type="float" office:value="11242" table:style-name="ce5">
            <text:p>11,242<text:s/></text:p>
          </table:table-cell>
          <table:table-cell office:value-type="float" office:value="10382" table:style-name="ce5">
            <text:p>10,382<text:s/></text:p>
          </table:table-cell>
          <table:table-cell office:value-type="float" office:value="16415" table:style-name="ce5">
            <text:p>16,415<text:s/></text:p>
          </table:table-cell>
          <table:table-cell office:value-type="float" office:value="19474" table:style-name="ce5">
            <text:p>19,474<text:s/></text:p>
          </table:table-cell>
          <table:table-cell office:value-type="float" office:value="30360" table:style-name="ce5">
            <text:p>30,360<text:s/></text:p>
          </table:table-cell>
          <table:table-cell office:value-type="float" office:value="27704" table:style-name="ce5">
            <text:p>27,704<text:s/></text:p>
          </table:table-cell>
          <table:table-cell office:value-type="float" office:value="15642" table:style-name="ce5">
            <text:p>15,642<text:s/></text:p>
          </table:table-cell>
          <table:table-cell office:value-type="float" office:value="13631" table:style-name="ce5">
            <text:p>13,631<text:s/></text:p>
          </table:table-cell>
          <table:table-cell office:value-type="float" office:value="13208" table:style-name="ce5">
            <text:p>13,208<text:s/></text:p>
          </table:table-cell>
          <table:table-cell office:value-type="float" office:value="13797" table:style-name="ce5">
            <text:p>13,797<text:s/></text:p>
          </table:table-cell>
          <table:table-cell office:value-type="float" office:value="12905" table:style-name="ce5">
            <text:p>12,905<text:s/></text:p>
          </table:table-cell>
          <table:table-cell office:value-type="float" office:value="12078" table:style-name="ce5">
            <text:p>12,078<text:s/></text:p>
          </table:table-cell>
          <table:table-cell office:value-type="float" office:value="10793" table:style-name="ce5">
            <text:p>10,793<text:s/></text:p>
          </table:table-cell>
          <table:table-cell table:number-columns-repeated="16275"/>
        </table:table-row>
        <table:table-row table:style-name="ro2">
          <table:table-cell office:value-type="date" office:date-value="2018-11-10T00:00:00" table:style-name="ce4">
            <text:p>2018/11/10</text:p>
          </table:table-cell>
          <table:table-cell office:value-type="float" office:value="4722" table:style-name="ce5">
            <text:p>4,722<text:s/></text:p>
          </table:table-cell>
          <table:table-cell office:value-type="float" office:value="12230" table:style-name="ce5">
            <text:p>12,230<text:s/></text:p>
          </table:table-cell>
          <table:table-cell office:value-type="float" office:value="25606" table:style-name="ce5">
            <text:p>25,606<text:s/></text:p>
          </table:table-cell>
          <table:table-cell office:value-type="float" office:value="74462" table:style-name="ce5">
            <text:p>74,462<text:s/></text:p>
          </table:table-cell>
          <table:table-cell office:value-type="float" office:value="19316" table:style-name="ce5">
            <text:p>19,316<text:s/></text:p>
          </table:table-cell>
          <table:table-cell office:value-type="float" office:value="13153" table:style-name="ce5">
            <text:p>13,153<text:s/></text:p>
          </table:table-cell>
          <table:table-cell office:value-type="float" office:value="10918" table:style-name="ce5">
            <text:p>10,918<text:s/></text:p>
          </table:table-cell>
          <table:table-cell office:value-type="float" office:value="4299" table:style-name="ce5">
            <text:p>4,299<text:s/></text:p>
          </table:table-cell>
          <table:table-cell office:value-type="float" office:value="3064" table:style-name="ce5">
            <text:p>3,064<text:s/></text:p>
          </table:table-cell>
          <table:table-cell office:value-type="float" office:value="12649" table:style-name="ce5">
            <text:p>12,649<text:s/></text:p>
          </table:table-cell>
          <table:table-cell office:value-type="float" office:value="2309" table:style-name="ce5">
            <text:p>2,309<text:s/></text:p>
          </table:table-cell>
          <table:table-cell office:value-type="float" office:value="5467" table:style-name="ce5">
            <text:p>5,467<text:s/></text:p>
          </table:table-cell>
          <table:table-cell office:value-type="float" office:value="11713" table:style-name="ce5">
            <text:p>11,713<text:s/></text:p>
          </table:table-cell>
          <table:table-cell office:value-type="float" office:value="8725" table:style-name="ce5">
            <text:p>8,725<text:s/></text:p>
          </table:table-cell>
          <table:table-cell office:value-type="float" office:value="12189" table:style-name="ce5">
            <text:p>12,189<text:s/></text:p>
          </table:table-cell>
          <table:table-cell office:value-type="float" office:value="6916" table:style-name="ce5">
            <text:p>6,916<text:s/></text:p>
          </table:table-cell>
          <table:table-cell office:value-type="float" office:value="8195" table:style-name="ce5">
            <text:p>8,195<text:s/></text:p>
          </table:table-cell>
          <table:table-cell office:value-type="float" office:value="8711" table:style-name="ce5">
            <text:p>8,711<text:s/></text:p>
          </table:table-cell>
          <table:table-cell office:value-type="float" office:value="9630" table:style-name="ce5">
            <text:p>9,630<text:s/></text:p>
          </table:table-cell>
          <table:table-cell office:value-type="float" office:value="4759" table:style-name="ce5">
            <text:p>4,759<text:s/></text:p>
          </table:table-cell>
          <table:table-cell office:value-type="float" office:value="7421" table:style-name="ce5">
            <text:p>7,421<text:s/></text:p>
          </table:table-cell>
          <table:table-cell office:value-type="float" office:value="7788" table:style-name="ce5">
            <text:p>7,788<text:s/></text:p>
          </table:table-cell>
          <table:table-cell office:value-type="float" office:value="2616" table:style-name="ce5">
            <text:p>2,616<text:s/></text:p>
          </table:table-cell>
          <table:table-cell office:value-type="float" office:value="29777" table:style-name="ce5">
            <text:p>29,777<text:s/></text:p>
          </table:table-cell>
          <table:table-cell office:value-type="float" office:value="3978" table:style-name="ce5">
            <text:p>3,978<text:s/></text:p>
          </table:table-cell>
          <table:table-cell office:value-type="float" office:value="14208" table:style-name="ce5">
            <text:p>14,208<text:s/></text:p>
          </table:table-cell>
          <table:table-cell office:value-type="float" office:value="10476" table:style-name="ce5">
            <text:p>10,476<text:s/></text:p>
          </table:table-cell>
          <table:table-cell office:value-type="float" office:value="16081" table:style-name="ce5">
            <text:p>16,081<text:s/></text:p>
          </table:table-cell>
          <table:table-cell office:value-type="float" office:value="19425" table:style-name="ce5">
            <text:p>19,425<text:s/></text:p>
          </table:table-cell>
          <table:table-cell office:value-type="float" office:value="17876" table:style-name="ce5">
            <text:p>17,876<text:s/></text:p>
          </table:table-cell>
          <table:table-cell office:value-type="float" office:value="9954" table:style-name="ce5">
            <text:p>9,954<text:s/></text:p>
          </table:table-cell>
          <table:table-cell office:value-type="float" office:value="34652" table:style-name="ce5">
            <text:p>34,652<text:s/></text:p>
          </table:table-cell>
          <table:table-cell office:value-type="float" office:value="20010" table:style-name="ce5">
            <text:p>20,010<text:s/></text:p>
          </table:table-cell>
          <table:table-cell office:value-type="float" office:value="31652" table:style-name="ce5">
            <text:p>31,652<text:s/></text:p>
          </table:table-cell>
          <table:table-cell office:value-type="float" office:value="27441" table:style-name="ce5">
            <text:p>27,441<text:s/></text:p>
          </table:table-cell>
          <table:table-cell office:value-type="float" office:value="5873" table:style-name="ce5">
            <text:p>5,873<text:s/></text:p>
          </table:table-cell>
          <table:table-cell office:value-type="float" office:value="35688" table:style-name="ce5">
            <text:p>35,688<text:s/></text:p>
          </table:table-cell>
          <table:table-cell office:value-type="float" office:value="25493" table:style-name="ce5">
            <text:p>25,493<text:s/></text:p>
          </table:table-cell>
          <table:table-cell office:value-type="float" office:value="23716" table:style-name="ce5">
            <text:p>23,716<text:s/></text:p>
          </table:table-cell>
          <table:table-cell office:value-type="float" office:value="21207" table:style-name="ce5">
            <text:p>21,207<text:s/></text:p>
          </table:table-cell>
          <table:table-cell office:value-type="float" office:value="13717" table:style-name="ce5">
            <text:p>13,717<text:s/></text:p>
          </table:table-cell>
          <table:table-cell office:value-type="float" office:value="179887" table:style-name="ce5">
            <text:p>179,887<text:s/></text:p>
          </table:table-cell>
          <table:table-cell office:value-type="float" office:value="47461" table:style-name="ce5">
            <text:p>47,461<text:s/></text:p>
          </table:table-cell>
          <table:table-cell office:value-type="float" office:value="20577" table:style-name="ce5">
            <text:p>20,577<text:s/></text:p>
          </table:table-cell>
          <table:table-cell office:value-type="float" office:value="22973" table:style-name="ce5">
            <text:p>22,973<text:s/></text:p>
          </table:table-cell>
          <table:table-cell office:value-type="float" office:value="36387" table:style-name="ce5">
            <text:p>36,387<text:s/></text:p>
          </table:table-cell>
          <table:table-cell office:value-type="float" office:value="41255" table:style-name="ce5">
            <text:p>41,255<text:s/></text:p>
          </table:table-cell>
          <table:table-cell office:value-type="float" office:value="31666" table:style-name="ce5">
            <text:p>31,666<text:s/></text:p>
          </table:table-cell>
          <table:table-cell office:value-type="float" office:value="23075" table:style-name="ce5">
            <text:p>23,075<text:s/></text:p>
          </table:table-cell>
          <table:table-cell office:value-type="float" office:value="12780" table:style-name="ce5">
            <text:p>12,780<text:s/></text:p>
          </table:table-cell>
          <table:table-cell office:value-type="float" office:value="30615" table:style-name="ce5">
            <text:p>30,615<text:s/></text:p>
          </table:table-cell>
          <table:table-cell office:value-type="float" office:value="7530" table:style-name="ce5">
            <text:p>7,530<text:s/></text:p>
          </table:table-cell>
          <table:table-cell office:value-type="float" office:value="7968" table:style-name="ce5">
            <text:p>7,968<text:s/></text:p>
          </table:table-cell>
          <table:table-cell office:value-type="float" office:value="17549" table:style-name="ce5">
            <text:p>17,549<text:s/></text:p>
          </table:table-cell>
          <table:table-cell office:value-type="float" office:value="8508" table:style-name="ce5">
            <text:p>8,508<text:s/></text:p>
          </table:table-cell>
          <table:table-cell office:value-type="float" office:value="3379" table:style-name="ce5">
            <text:p>3,379<text:s/></text:p>
          </table:table-cell>
          <table:table-cell office:value-type="float" office:value="2393" table:style-name="ce5">
            <text:p>2,393<text:s/></text:p>
          </table:table-cell>
          <table:table-cell office:value-type="float" office:value="10379" table:style-name="ce5">
            <text:p>10,379<text:s/></text:p>
          </table:table-cell>
          <table:table-cell office:value-type="float" office:value="9591" table:style-name="ce5">
            <text:p>9,591<text:s/></text:p>
          </table:table-cell>
          <table:table-cell office:value-type="float" office:value="6641" table:style-name="ce5">
            <text:p>6,641<text:s/></text:p>
          </table:table-cell>
          <table:table-cell office:value-type="float" office:value="47252" table:style-name="ce5">
            <text:p>47,252<text:s/></text:p>
          </table:table-cell>
          <table:table-cell office:value-type="float" office:value="7701" table:style-name="ce5">
            <text:p>7,701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7155" table:style-name="ce5">
            <text:p>7,155<text:s/></text:p>
          </table:table-cell>
          <table:table-cell office:value-type="float" office:value="20646" table:style-name="ce5">
            <text:p>20,646<text:s/></text:p>
          </table:table-cell>
          <table:table-cell office:value-type="float" office:value="20172" table:style-name="ce5">
            <text:p>20,172<text:s/></text:p>
          </table:table-cell>
          <table:table-cell office:value-type="float" office:value="33932" table:style-name="ce5">
            <text:p>33,932<text:s/></text:p>
          </table:table-cell>
          <table:table-cell office:value-type="float" office:value="46793" table:style-name="ce5">
            <text:p>46,793<text:s/></text:p>
          </table:table-cell>
          <table:table-cell office:value-type="float" office:value="39151" table:style-name="ce5">
            <text:p>39,151<text:s/></text:p>
          </table:table-cell>
          <table:table-cell office:value-type="float" office:value="24483" table:style-name="ce5">
            <text:p>24,483<text:s/></text:p>
          </table:table-cell>
          <table:table-cell office:value-type="float" office:value="33046" table:style-name="ce5">
            <text:p>33,046<text:s/></text:p>
          </table:table-cell>
          <table:table-cell office:value-type="float" office:value="92493" table:style-name="ce5">
            <text:p>92,493<text:s/></text:p>
          </table:table-cell>
          <table:table-cell office:value-type="float" office:value="17296" table:style-name="ce5">
            <text:p>17,296<text:s/></text:p>
          </table:table-cell>
          <table:table-cell office:value-type="float" office:value="36327" table:style-name="ce5">
            <text:p>36,327<text:s/></text:p>
          </table:table-cell>
          <table:table-cell office:value-type="float" office:value="38378" table:style-name="ce5">
            <text:p>38,378<text:s/></text:p>
          </table:table-cell>
          <table:table-cell office:value-type="float" office:value="20729" table:style-name="ce5">
            <text:p>20,729<text:s/></text:p>
          </table:table-cell>
          <table:table-cell office:value-type="float" office:value="69445" table:style-name="ce5">
            <text:p>69,445<text:s/></text:p>
          </table:table-cell>
          <table:table-cell office:value-type="float" office:value="18651" table:style-name="ce5">
            <text:p>18,651<text:s/></text:p>
          </table:table-cell>
          <table:table-cell office:value-type="float" office:value="17129" table:style-name="ce5">
            <text:p>17,129<text:s/></text:p>
          </table:table-cell>
          <table:table-cell office:value-type="float" office:value="12017" table:style-name="ce5">
            <text:p>12,017<text:s/></text:p>
          </table:table-cell>
          <table:table-cell office:value-type="float" office:value="17474" table:style-name="ce5">
            <text:p>17,474<text:s/></text:p>
          </table:table-cell>
          <table:table-cell office:value-type="float" office:value="11757" table:style-name="ce5">
            <text:p>11,757<text:s/></text:p>
          </table:table-cell>
          <table:table-cell office:value-type="float" office:value="29723" table:style-name="ce5">
            <text:p>29,723<text:s/></text:p>
          </table:table-cell>
          <table:table-cell office:value-type="float" office:value="14337" table:style-name="ce5">
            <text:p>14,337<text:s/></text:p>
          </table:table-cell>
          <table:table-cell office:value-type="float" office:value="12252" table:style-name="ce5">
            <text:p>12,252<text:s/></text:p>
          </table:table-cell>
          <table:table-cell office:value-type="float" office:value="12775" table:style-name="ce5">
            <text:p>12,775<text:s/></text:p>
          </table:table-cell>
          <table:table-cell office:value-type="float" office:value="22896" table:style-name="ce5">
            <text:p>22,896<text:s/></text:p>
          </table:table-cell>
          <table:table-cell office:value-type="float" office:value="16110" table:style-name="ce5">
            <text:p>16,110<text:s/></text:p>
          </table:table-cell>
          <table:table-cell office:value-type="float" office:value="18761" table:style-name="ce5">
            <text:p>18,761<text:s/></text:p>
          </table:table-cell>
          <table:table-cell office:value-type="float" office:value="22935" table:style-name="ce5">
            <text:p>22,935<text:s/></text:p>
          </table:table-cell>
          <table:table-cell office:value-type="float" office:value="10115" table:style-name="ce5">
            <text:p>10,115<text:s/></text:p>
          </table:table-cell>
          <table:table-cell office:value-type="float" office:value="10222" table:style-name="ce5">
            <text:p>10,222<text:s/></text:p>
          </table:table-cell>
          <table:table-cell office:value-type="float" office:value="4769" table:style-name="ce5">
            <text:p>4,769<text:s/></text:p>
          </table:table-cell>
          <table:table-cell office:value-type="float" office:value="2792" table:style-name="ce5">
            <text:p>2,792<text:s/></text:p>
          </table:table-cell>
          <table:table-cell office:value-type="float" office:value="6894" table:style-name="ce5">
            <text:p>6,894<text:s/></text:p>
          </table:table-cell>
          <table:table-cell office:value-type="float" office:value="8714" table:style-name="ce5">
            <text:p>8,714<text:s/></text:p>
          </table:table-cell>
          <table:table-cell office:value-type="float" office:value="10842" table:style-name="ce5">
            <text:p>10,842<text:s/></text:p>
          </table:table-cell>
          <table:table-cell office:value-type="float" office:value="14241" table:style-name="ce5">
            <text:p>14,241<text:s/></text:p>
          </table:table-cell>
          <table:table-cell office:value-type="float" office:value="15268" table:style-name="ce5">
            <text:p>15,268<text:s/></text:p>
          </table:table-cell>
          <table:table-cell office:value-type="float" office:value="23912" table:style-name="ce5">
            <text:p>23,912<text:s/></text:p>
          </table:table-cell>
          <table:table-cell office:value-type="float" office:value="26568" table:style-name="ce5">
            <text:p>26,568<text:s/></text:p>
          </table:table-cell>
          <table:table-cell office:value-type="float" office:value="12920" table:style-name="ce5">
            <text:p>12,920<text:s/></text:p>
          </table:table-cell>
          <table:table-cell office:value-type="float" office:value="13203" table:style-name="ce5">
            <text:p>13,203<text:s/></text:p>
          </table:table-cell>
          <table:table-cell office:value-type="float" office:value="12913" table:style-name="ce5">
            <text:p>12,913<text:s/></text:p>
          </table:table-cell>
          <table:table-cell office:value-type="float" office:value="11490" table:style-name="ce5">
            <text:p>11,490<text:s/></text:p>
          </table:table-cell>
          <table:table-cell office:value-type="float" office:value="11840" table:style-name="ce5">
            <text:p>11,840<text:s/></text:p>
          </table:table-cell>
          <table:table-cell office:value-type="float" office:value="8930" table:style-name="ce5">
            <text:p>8,930<text:s/></text:p>
          </table:table-cell>
          <table:table-cell office:value-type="float" office:value="9646" table:style-name="ce5">
            <text:p>9,646<text:s/></text:p>
          </table:table-cell>
          <table:table-cell table:number-columns-repeated="16275"/>
        </table:table-row>
        <table:table-row table:style-name="ro2">
          <table:table-cell office:value-type="date" office:date-value="2018-11-11T00:00:00" table:style-name="ce4">
            <text:p>2018/11/11</text:p>
          </table:table-cell>
          <table:table-cell office:value-type="float" office:value="4838" table:style-name="ce5">
            <text:p>4,838<text:s/></text:p>
          </table:table-cell>
          <table:table-cell office:value-type="float" office:value="9185" table:style-name="ce5">
            <text:p>9,185<text:s/></text:p>
          </table:table-cell>
          <table:table-cell office:value-type="float" office:value="19925" table:style-name="ce5">
            <text:p>19,925<text:s/></text:p>
          </table:table-cell>
          <table:table-cell office:value-type="float" office:value="60447" table:style-name="ce5">
            <text:p>60,447<text:s/></text:p>
          </table:table-cell>
          <table:table-cell office:value-type="float" office:value="13838" table:style-name="ce5">
            <text:p>13,838<text:s/></text:p>
          </table:table-cell>
          <table:table-cell office:value-type="float" office:value="9673" table:style-name="ce5">
            <text:p>9,673<text:s/></text:p>
          </table:table-cell>
          <table:table-cell office:value-type="float" office:value="8019" table:style-name="ce5">
            <text:p>8,019<text:s/></text:p>
          </table:table-cell>
          <table:table-cell office:value-type="float" office:value="3721" table:style-name="ce5">
            <text:p>3,721<text:s/></text:p>
          </table:table-cell>
          <table:table-cell office:value-type="float" office:value="2381" table:style-name="ce5">
            <text:p>2,381<text:s/></text:p>
          </table:table-cell>
          <table:table-cell office:value-type="float" office:value="8170" table:style-name="ce5">
            <text:p>8,170<text:s/></text:p>
          </table:table-cell>
          <table:table-cell office:value-type="float" office:value="2082" table:style-name="ce5">
            <text:p>2,082<text:s/></text:p>
          </table:table-cell>
          <table:table-cell office:value-type="float" office:value="3565" table:style-name="ce5">
            <text:p>3,565<text:s/></text:p>
          </table:table-cell>
          <table:table-cell office:value-type="float" office:value="12664" table:style-name="ce5">
            <text:p>12,664<text:s/></text:p>
          </table:table-cell>
          <table:table-cell office:value-type="float" office:value="6731" table:style-name="ce5">
            <text:p>6,731<text:s/></text:p>
          </table:table-cell>
          <table:table-cell office:value-type="float" office:value="9760" table:style-name="ce5">
            <text:p>9,760<text:s/></text:p>
          </table:table-cell>
          <table:table-cell office:value-type="float" office:value="5722" table:style-name="ce5">
            <text:p>5,722<text:s/></text:p>
          </table:table-cell>
          <table:table-cell office:value-type="float" office:value="6163" table:style-name="ce5">
            <text:p>6,163<text:s/></text:p>
          </table:table-cell>
          <table:table-cell office:value-type="float" office:value="3781" table:style-name="ce5">
            <text:p>3,781<text:s/></text:p>
          </table:table-cell>
          <table:table-cell office:value-type="float" office:value="7575" table:style-name="ce5">
            <text:p>7,575<text:s/></text:p>
          </table:table-cell>
          <table:table-cell office:value-type="float" office:value="3757" table:style-name="ce5">
            <text:p>3,757<text:s/></text:p>
          </table:table-cell>
          <table:table-cell office:value-type="float" office:value="5574" table:style-name="ce5">
            <text:p>5,574<text:s/></text:p>
          </table:table-cell>
          <table:table-cell office:value-type="float" office:value="5873" table:style-name="ce5">
            <text:p>5,873<text:s/></text:p>
          </table:table-cell>
          <table:table-cell office:value-type="float" office:value="2260" table:style-name="ce5">
            <text:p>2,260<text:s/></text:p>
          </table:table-cell>
          <table:table-cell office:value-type="float" office:value="26563" table:style-name="ce5">
            <text:p>26,563<text:s/></text:p>
          </table:table-cell>
          <table:table-cell office:value-type="float" office:value="2012" table:style-name="ce5">
            <text:p>2,012<text:s/></text:p>
          </table:table-cell>
          <table:table-cell office:value-type="float" office:value="14660" table:style-name="ce5">
            <text:p>14,660<text:s/></text:p>
          </table:table-cell>
          <table:table-cell office:value-type="float" office:value="8858" table:style-name="ce5">
            <text:p>8,858<text:s/></text:p>
          </table:table-cell>
          <table:table-cell office:value-type="float" office:value="13147" table:style-name="ce5">
            <text:p>13,147<text:s/></text:p>
          </table:table-cell>
          <table:table-cell office:value-type="float" office:value="15425" table:style-name="ce5">
            <text:p>15,425<text:s/></text:p>
          </table:table-cell>
          <table:table-cell office:value-type="float" office:value="14086" table:style-name="ce5">
            <text:p>14,086<text:s/></text:p>
          </table:table-cell>
          <table:table-cell office:value-type="float" office:value="8526" table:style-name="ce5">
            <text:p>8,526<text:s/></text:p>
          </table:table-cell>
          <table:table-cell office:value-type="float" office:value="29812" table:style-name="ce5">
            <text:p>29,812<text:s/></text:p>
          </table:table-cell>
          <table:table-cell office:value-type="float" office:value="16420" table:style-name="ce5">
            <text:p>16,420<text:s/></text:p>
          </table:table-cell>
          <table:table-cell office:value-type="float" office:value="22912" table:style-name="ce5">
            <text:p>22,912<text:s/></text:p>
          </table:table-cell>
          <table:table-cell office:value-type="float" office:value="25851" table:style-name="ce5">
            <text:p>25,851<text:s/></text:p>
          </table:table-cell>
          <table:table-cell office:value-type="float" office:value="5019" table:style-name="ce5">
            <text:p>5,019<text:s/></text:p>
          </table:table-cell>
          <table:table-cell office:value-type="float" office:value="29436" table:style-name="ce5">
            <text:p>29,436<text:s/></text:p>
          </table:table-cell>
          <table:table-cell office:value-type="float" office:value="20922" table:style-name="ce5">
            <text:p>20,922<text:s/></text:p>
          </table:table-cell>
          <table:table-cell office:value-type="float" office:value="19708" table:style-name="ce5">
            <text:p>19,708<text:s/></text:p>
          </table:table-cell>
          <table:table-cell office:value-type="float" office:value="17542" table:style-name="ce5">
            <text:p>17,542<text:s/></text:p>
          </table:table-cell>
          <table:table-cell office:value-type="float" office:value="15021" table:style-name="ce5">
            <text:p>15,021<text:s/></text:p>
          </table:table-cell>
          <table:table-cell office:value-type="float" office:value="181071" table:style-name="ce5">
            <text:p>181,071<text:s/></text:p>
          </table:table-cell>
          <table:table-cell office:value-type="float" office:value="39011" table:style-name="ce5">
            <text:p>39,011<text:s/></text:p>
          </table:table-cell>
          <table:table-cell office:value-type="float" office:value="15223" table:style-name="ce5">
            <text:p>15,223<text:s/></text:p>
          </table:table-cell>
          <table:table-cell office:value-type="float" office:value="20109" table:style-name="ce5">
            <text:p>20,109<text:s/></text:p>
          </table:table-cell>
          <table:table-cell office:value-type="float" office:value="32037" table:style-name="ce5">
            <text:p>32,037<text:s/></text:p>
          </table:table-cell>
          <table:table-cell office:value-type="float" office:value="34116" table:style-name="ce5">
            <text:p>34,116<text:s/></text:p>
          </table:table-cell>
          <table:table-cell office:value-type="float" office:value="25447" table:style-name="ce5">
            <text:p>25,447<text:s/></text:p>
          </table:table-cell>
          <table:table-cell office:value-type="float" office:value="21420" table:style-name="ce5">
            <text:p>21,420<text:s/></text:p>
          </table:table-cell>
          <table:table-cell office:value-type="float" office:value="8386" table:style-name="ce5">
            <text:p>8,386<text:s/></text:p>
          </table:table-cell>
          <table:table-cell office:value-type="float" office:value="23721" table:style-name="ce5">
            <text:p>23,721<text:s/></text:p>
          </table:table-cell>
          <table:table-cell office:value-type="float" office:value="6088" table:style-name="ce5">
            <text:p>6,088<text:s/></text:p>
          </table:table-cell>
          <table:table-cell office:value-type="float" office:value="6837" table:style-name="ce5">
            <text:p>6,837<text:s/></text:p>
          </table:table-cell>
          <table:table-cell office:value-type="float" office:value="15055" table:style-name="ce5">
            <text:p>15,055<text:s/></text:p>
          </table:table-cell>
          <table:table-cell office:value-type="float" office:value="7430" table:style-name="ce5">
            <text:p>7,430<text:s/></text:p>
          </table:table-cell>
          <table:table-cell office:value-type="float" office:value="2821" table:style-name="ce5">
            <text:p>2,821<text:s/></text:p>
          </table:table-cell>
          <table:table-cell office:value-type="float" office:value="1936" table:style-name="ce5">
            <text:p>1,936<text:s/></text:p>
          </table:table-cell>
          <table:table-cell office:value-type="float" office:value="8177" table:style-name="ce5">
            <text:p>8,177<text:s/></text:p>
          </table:table-cell>
          <table:table-cell office:value-type="float" office:value="7758" table:style-name="ce5">
            <text:p>7,758<text:s/></text:p>
          </table:table-cell>
          <table:table-cell office:value-type="float" office:value="5795" table:style-name="ce5">
            <text:p>5,795<text:s/></text:p>
          </table:table-cell>
          <table:table-cell office:value-type="float" office:value="46110" table:style-name="ce5">
            <text:p>46,110<text:s/></text:p>
          </table:table-cell>
          <table:table-cell office:value-type="float" office:value="7261" table:style-name="ce5">
            <text:p>7,261<text:s/></text:p>
          </table:table-cell>
          <table:table-cell office:value-type="float" office:value="11702" table:style-name="ce5">
            <text:p>11,702<text:s/></text:p>
          </table:table-cell>
          <table:table-cell office:value-type="float" office:value="6196" table:style-name="ce5">
            <text:p>6,196<text:s/></text:p>
          </table:table-cell>
          <table:table-cell office:value-type="float" office:value="17357" table:style-name="ce5">
            <text:p>17,357<text:s/></text:p>
          </table:table-cell>
          <table:table-cell office:value-type="float" office:value="16118" table:style-name="ce5">
            <text:p>16,118<text:s/></text:p>
          </table:table-cell>
          <table:table-cell office:value-type="float" office:value="28436" table:style-name="ce5">
            <text:p>28,436<text:s/></text:p>
          </table:table-cell>
          <table:table-cell office:value-type="float" office:value="45253" table:style-name="ce5">
            <text:p>45,253<text:s/></text:p>
          </table:table-cell>
          <table:table-cell office:value-type="float" office:value="33531" table:style-name="ce5">
            <text:p>33,531<text:s/></text:p>
          </table:table-cell>
          <table:table-cell office:value-type="float" office:value="19964" table:style-name="ce5">
            <text:p>19,964<text:s/></text:p>
          </table:table-cell>
          <table:table-cell office:value-type="float" office:value="29165" table:style-name="ce5">
            <text:p>29,165<text:s/></text:p>
          </table:table-cell>
          <table:table-cell office:value-type="float" office:value="80230" table:style-name="ce5">
            <text:p>80,230<text:s/></text:p>
          </table:table-cell>
          <table:table-cell office:value-type="float" office:value="14528" table:style-name="ce5">
            <text:p>14,528<text:s/></text:p>
          </table:table-cell>
          <table:table-cell office:value-type="float" office:value="30255" table:style-name="ce5">
            <text:p>30,255<text:s/></text:p>
          </table:table-cell>
          <table:table-cell office:value-type="float" office:value="29865" table:style-name="ce5">
            <text:p>29,865<text:s/></text:p>
          </table:table-cell>
          <table:table-cell office:value-type="float" office:value="16467" table:style-name="ce5">
            <text:p>16,467<text:s/></text:p>
          </table:table-cell>
          <table:table-cell office:value-type="float" office:value="56699" table:style-name="ce5">
            <text:p>56,699<text:s/></text:p>
          </table:table-cell>
          <table:table-cell office:value-type="float" office:value="14456" table:style-name="ce5">
            <text:p>14,456<text:s/></text:p>
          </table:table-cell>
          <table:table-cell office:value-type="float" office:value="13953" table:style-name="ce5">
            <text:p>13,953<text:s/></text:p>
          </table:table-cell>
          <table:table-cell office:value-type="float" office:value="9006" table:style-name="ce5">
            <text:p>9,006<text:s/></text:p>
          </table:table-cell>
          <table:table-cell office:value-type="float" office:value="16729" table:style-name="ce5">
            <text:p>16,729<text:s/></text:p>
          </table:table-cell>
          <table:table-cell office:value-type="float" office:value="10879" table:style-name="ce5">
            <text:p>10,879<text:s/></text:p>
          </table:table-cell>
          <table:table-cell office:value-type="float" office:value="26412" table:style-name="ce5">
            <text:p>26,412<text:s/></text:p>
          </table:table-cell>
          <table:table-cell office:value-type="float" office:value="11242" table:style-name="ce5">
            <text:p>11,242<text:s/></text:p>
          </table:table-cell>
          <table:table-cell office:value-type="float" office:value="10864" table:style-name="ce5">
            <text:p>10,864<text:s/></text:p>
          </table:table-cell>
          <table:table-cell office:value-type="float" office:value="10454" table:style-name="ce5">
            <text:p>10,454<text:s/></text:p>
          </table:table-cell>
          <table:table-cell office:value-type="float" office:value="16620" table:style-name="ce5">
            <text:p>16,620<text:s/></text:p>
          </table:table-cell>
          <table:table-cell office:value-type="float" office:value="13743" table:style-name="ce5">
            <text:p>13,743<text:s/></text:p>
          </table:table-cell>
          <table:table-cell office:value-type="float" office:value="14465" table:style-name="ce5">
            <text:p>14,465<text:s/></text:p>
          </table:table-cell>
          <table:table-cell office:value-type="float" office:value="18946" table:style-name="ce5">
            <text:p>18,946<text:s/></text:p>
          </table:table-cell>
          <table:table-cell office:value-type="float" office:value="7292" table:style-name="ce5">
            <text:p>7,292<text:s/></text:p>
          </table:table-cell>
          <table:table-cell office:value-type="float" office:value="8712" table:style-name="ce5">
            <text:p>8,712<text:s/></text:p>
          </table:table-cell>
          <table:table-cell office:value-type="float" office:value="3884" table:style-name="ce5">
            <text:p>3,884<text:s/></text:p>
          </table:table-cell>
          <table:table-cell office:value-type="float" office:value="2435" table:style-name="ce5">
            <text:p>2,435<text:s/></text:p>
          </table:table-cell>
          <table:table-cell office:value-type="float" office:value="5596" table:style-name="ce5">
            <text:p>5,596<text:s/></text:p>
          </table:table-cell>
          <table:table-cell office:value-type="float" office:value="7587" table:style-name="ce5">
            <text:p>7,587<text:s/></text:p>
          </table:table-cell>
          <table:table-cell office:value-type="float" office:value="8285" table:style-name="ce5">
            <text:p>8,285<text:s/></text:p>
          </table:table-cell>
          <table:table-cell office:value-type="float" office:value="12778" table:style-name="ce5">
            <text:p>12,778<text:s/></text:p>
          </table:table-cell>
          <table:table-cell office:value-type="float" office:value="12098" table:style-name="ce5">
            <text:p>12,098<text:s/></text:p>
          </table:table-cell>
          <table:table-cell office:value-type="float" office:value="17916" table:style-name="ce5">
            <text:p>17,916<text:s/></text:p>
          </table:table-cell>
          <table:table-cell office:value-type="float" office:value="20922" table:style-name="ce5">
            <text:p>20,922<text:s/></text:p>
          </table:table-cell>
          <table:table-cell office:value-type="float" office:value="10793" table:style-name="ce5">
            <text:p>10,793<text:s/></text:p>
          </table:table-cell>
          <table:table-cell office:value-type="float" office:value="9948" table:style-name="ce5">
            <text:p>9,948<text:s/></text:p>
          </table:table-cell>
          <table:table-cell office:value-type="float" office:value="9425" table:style-name="ce5">
            <text:p>9,425<text:s/></text:p>
          </table:table-cell>
          <table:table-cell office:value-type="float" office:value="9683" table:style-name="ce5">
            <text:p>9,683<text:s/></text:p>
          </table:table-cell>
          <table:table-cell office:value-type="float" office:value="9713" table:style-name="ce5">
            <text:p>9,713<text:s/></text:p>
          </table:table-cell>
          <table:table-cell office:value-type="float" office:value="7768" table:style-name="ce5">
            <text:p>7,768<text:s/></text:p>
          </table:table-cell>
          <table:table-cell office:value-type="float" office:value="7735" table:style-name="ce5">
            <text:p>7,735<text:s/></text:p>
          </table:table-cell>
          <table:table-cell table:number-columns-repeated="16275"/>
        </table:table-row>
        <table:table-row table:style-name="ro2">
          <table:table-cell office:value-type="date" office:date-value="2018-11-12T00:00:00" table:style-name="ce4">
            <text:p>2018/11/12</text:p>
          </table:table-cell>
          <table:table-cell office:value-type="float" office:value="5681" table:style-name="ce5">
            <text:p>5,681<text:s/></text:p>
          </table:table-cell>
          <table:table-cell office:value-type="float" office:value="15558" table:style-name="ce5">
            <text:p>15,558<text:s/></text:p>
          </table:table-cell>
          <table:table-cell office:value-type="float" office:value="39918" table:style-name="ce5">
            <text:p>39,918<text:s/></text:p>
          </table:table-cell>
          <table:table-cell office:value-type="float" office:value="62851" table:style-name="ce5">
            <text:p>62,851<text:s/></text:p>
          </table:table-cell>
          <table:table-cell office:value-type="float" office:value="26688" table:style-name="ce5">
            <text:p>26,688<text:s/></text:p>
          </table:table-cell>
          <table:table-cell office:value-type="float" office:value="15756" table:style-name="ce5">
            <text:p>15,756<text:s/></text:p>
          </table:table-cell>
          <table:table-cell office:value-type="float" office:value="11826" table:style-name="ce5">
            <text:p>11,826<text:s/></text:p>
          </table:table-cell>
          <table:table-cell office:value-type="float" office:value="4231" table:style-name="ce5">
            <text:p>4,231<text:s/></text:p>
          </table:table-cell>
          <table:table-cell office:value-type="float" office:value="3302" table:style-name="ce5">
            <text:p>3,302<text:s/></text:p>
          </table:table-cell>
          <table:table-cell office:value-type="float" office:value="14684" table:style-name="ce5">
            <text:p>14,684<text:s/></text:p>
          </table:table-cell>
          <table:table-cell office:value-type="float" office:value="2645" table:style-name="ce5">
            <text:p>2,645<text:s/></text:p>
          </table:table-cell>
          <table:table-cell office:value-type="float" office:value="3833" table:style-name="ce5">
            <text:p>3,833<text:s/></text:p>
          </table:table-cell>
          <table:table-cell office:value-type="float" office:value="5779" table:style-name="ce5">
            <text:p>5,779<text:s/></text:p>
          </table:table-cell>
          <table:table-cell office:value-type="float" office:value="10715" table:style-name="ce5">
            <text:p>10,715<text:s/></text:p>
          </table:table-cell>
          <table:table-cell office:value-type="float" office:value="10211" table:style-name="ce5">
            <text:p>10,211<text:s/></text:p>
          </table:table-cell>
          <table:table-cell office:value-type="float" office:value="18599" table:style-name="ce5">
            <text:p>18,599<text:s/></text:p>
          </table:table-cell>
          <table:table-cell office:value-type="float" office:value="17462" table:style-name="ce5">
            <text:p>17,462<text:s/></text:p>
          </table:table-cell>
          <table:table-cell office:value-type="float" office:value="4755" table:style-name="ce5">
            <text:p>4,755<text:s/></text:p>
          </table:table-cell>
          <table:table-cell office:value-type="float" office:value="8811" table:style-name="ce5">
            <text:p>8,811<text:s/></text:p>
          </table:table-cell>
          <table:table-cell office:value-type="float" office:value="3319" table:style-name="ce5">
            <text:p>3,319<text:s/></text:p>
          </table:table-cell>
          <table:table-cell office:value-type="float" office:value="8541" table:style-name="ce5">
            <text:p>8,541<text:s/></text:p>
          </table:table-cell>
          <table:table-cell office:value-type="float" office:value="8312" table:style-name="ce5">
            <text:p>8,312<text:s/></text:p>
          </table:table-cell>
          <table:table-cell office:value-type="float" office:value="5383" table:style-name="ce5">
            <text:p>5,383<text:s/></text:p>
          </table:table-cell>
          <table:table-cell office:value-type="float" office:value="29798" table:style-name="ce5">
            <text:p>29,798<text:s/></text:p>
          </table:table-cell>
          <table:table-cell office:value-type="float" office:value="2101" table:style-name="ce5">
            <text:p>2,101<text:s/></text:p>
          </table:table-cell>
          <table:table-cell office:value-type="float" office:value="13253" table:style-name="ce5">
            <text:p>13,253<text:s/></text:p>
          </table:table-cell>
          <table:table-cell office:value-type="float" office:value="11355" table:style-name="ce5">
            <text:p>11,355<text:s/></text:p>
          </table:table-cell>
          <table:table-cell office:value-type="float" office:value="17106" table:style-name="ce5">
            <text:p>17,106<text:s/></text:p>
          </table:table-cell>
          <table:table-cell office:value-type="float" office:value="22184" table:style-name="ce5">
            <text:p>22,184<text:s/></text:p>
          </table:table-cell>
          <table:table-cell office:value-type="float" office:value="17345" table:style-name="ce5">
            <text:p>17,345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27909" table:style-name="ce5">
            <text:p>27,909<text:s/></text:p>
          </table:table-cell>
          <table:table-cell office:value-type="float" office:value="17599" table:style-name="ce5">
            <text:p>17,599<text:s/></text:p>
          </table:table-cell>
          <table:table-cell office:value-type="float" office:value="33697" table:style-name="ce5">
            <text:p>33,697<text:s/></text:p>
          </table:table-cell>
          <table:table-cell office:value-type="float" office:value="27735" table:style-name="ce5">
            <text:p>27,735<text:s/></text:p>
          </table:table-cell>
          <table:table-cell office:value-type="float" office:value="11566" table:style-name="ce5">
            <text:p>11,566<text:s/></text:p>
          </table:table-cell>
          <table:table-cell office:value-type="float" office:value="36456" table:style-name="ce5">
            <text:p>36,456<text:s/></text:p>
          </table:table-cell>
          <table:table-cell office:value-type="float" office:value="26694" table:style-name="ce5">
            <text:p>26,694<text:s/></text:p>
          </table:table-cell>
          <table:table-cell office:value-type="float" office:value="26308" table:style-name="ce5">
            <text:p>26,308<text:s/></text:p>
          </table:table-cell>
          <table:table-cell office:value-type="float" office:value="22542" table:style-name="ce5">
            <text:p>22,542<text:s/></text:p>
          </table:table-cell>
          <table:table-cell office:value-type="float" office:value="25055" table:style-name="ce5">
            <text:p>25,055<text:s/></text:p>
          </table:table-cell>
          <table:table-cell office:value-type="float" office:value="145589" table:style-name="ce5">
            <text:p>145,589<text:s/></text:p>
          </table:table-cell>
          <table:table-cell office:value-type="float" office:value="37713" table:style-name="ce5">
            <text:p>37,713<text:s/></text:p>
          </table:table-cell>
          <table:table-cell office:value-type="float" office:value="22431" table:style-name="ce5">
            <text:p>22,431<text:s/></text:p>
          </table:table-cell>
          <table:table-cell office:value-type="float" office:value="24086" table:style-name="ce5">
            <text:p>24,086<text:s/></text:p>
          </table:table-cell>
          <table:table-cell office:value-type="float" office:value="28011" table:style-name="ce5">
            <text:p>28,011<text:s/></text:p>
          </table:table-cell>
          <table:table-cell office:value-type="float" office:value="35146" table:style-name="ce5">
            <text:p>35,146<text:s/></text:p>
          </table:table-cell>
          <table:table-cell office:value-type="float" office:value="28693" table:style-name="ce5">
            <text:p>28,693<text:s/></text:p>
          </table:table-cell>
          <table:table-cell office:value-type="float" office:value="23262" table:style-name="ce5">
            <text:p>23,262<text:s/></text:p>
          </table:table-cell>
          <table:table-cell office:value-type="float" office:value="12750" table:style-name="ce5">
            <text:p>12,750<text:s/></text:p>
          </table:table-cell>
          <table:table-cell office:value-type="float" office:value="31976" table:style-name="ce5">
            <text:p>31,976<text:s/></text:p>
          </table:table-cell>
          <table:table-cell office:value-type="float" office:value="7635" table:style-name="ce5">
            <text:p>7,635<text:s/></text:p>
          </table:table-cell>
          <table:table-cell office:value-type="float" office:value="9872" table:style-name="ce5">
            <text:p>9,872<text:s/></text:p>
          </table:table-cell>
          <table:table-cell office:value-type="float" office:value="17502" table:style-name="ce5">
            <text:p>17,502<text:s/></text:p>
          </table:table-cell>
          <table:table-cell office:value-type="float" office:value="6195" table:style-name="ce5">
            <text:p>6,195<text:s/></text:p>
          </table:table-cell>
          <table:table-cell office:value-type="float" office:value="3683" table:style-name="ce5">
            <text:p>3,683<text:s/></text:p>
          </table:table-cell>
          <table:table-cell office:value-type="float" office:value="3439" table:style-name="ce5">
            <text:p>3,439<text:s/></text:p>
          </table:table-cell>
          <table:table-cell office:value-type="float" office:value="13309" table:style-name="ce5">
            <text:p>13,309<text:s/></text:p>
          </table:table-cell>
          <table:table-cell office:value-type="float" office:value="9477" table:style-name="ce5">
            <text:p>9,477<text:s/></text:p>
          </table:table-cell>
          <table:table-cell office:value-type="float" office:value="7548" table:style-name="ce5">
            <text:p>7,548<text:s/></text:p>
          </table:table-cell>
          <table:table-cell office:value-type="float" office:value="37879" table:style-name="ce5">
            <text:p>37,879<text:s/></text:p>
          </table:table-cell>
          <table:table-cell office:value-type="float" office:value="8945" table:style-name="ce5">
            <text:p>8,945<text:s/></text:p>
          </table:table-cell>
          <table:table-cell office:value-type="float" office:value="13397" table:style-name="ce5">
            <text:p>13,397<text:s/></text:p>
          </table:table-cell>
          <table:table-cell office:value-type="float" office:value="7453" table:style-name="ce5">
            <text:p>7,453<text:s/></text:p>
          </table:table-cell>
          <table:table-cell office:value-type="float" office:value="22574" table:style-name="ce5">
            <text:p>22,574<text:s/></text:p>
          </table:table-cell>
          <table:table-cell office:value-type="float" office:value="26204" table:style-name="ce5">
            <text:p>26,204<text:s/></text:p>
          </table:table-cell>
          <table:table-cell office:value-type="float" office:value="30670" table:style-name="ce5">
            <text:p>30,670<text:s/></text:p>
          </table:table-cell>
          <table:table-cell office:value-type="float" office:value="38845" table:style-name="ce5">
            <text:p>38,845<text:s/></text:p>
          </table:table-cell>
          <table:table-cell office:value-type="float" office:value="42603" table:style-name="ce5">
            <text:p>42,603<text:s/></text:p>
          </table:table-cell>
          <table:table-cell office:value-type="float" office:value="25794" table:style-name="ce5">
            <text:p>25,794<text:s/></text:p>
          </table:table-cell>
          <table:table-cell office:value-type="float" office:value="30179" table:style-name="ce5">
            <text:p>30,179<text:s/></text:p>
          </table:table-cell>
          <table:table-cell office:value-type="float" office:value="69325" table:style-name="ce5">
            <text:p>69,325<text:s/></text:p>
          </table:table-cell>
          <table:table-cell office:value-type="float" office:value="22580" table:style-name="ce5">
            <text:p>22,580<text:s/></text:p>
          </table:table-cell>
          <table:table-cell office:value-type="float" office:value="33299" table:style-name="ce5">
            <text:p>33,299<text:s/></text:p>
          </table:table-cell>
          <table:table-cell office:value-type="float" office:value="34160" table:style-name="ce5">
            <text:p>34,160<text:s/></text:p>
          </table:table-cell>
          <table:table-cell office:value-type="float" office:value="21220" table:style-name="ce5">
            <text:p>21,220<text:s/></text:p>
          </table:table-cell>
          <table:table-cell office:value-type="float" office:value="58673" table:style-name="ce5">
            <text:p>58,673<text:s/></text:p>
          </table:table-cell>
          <table:table-cell office:value-type="float" office:value="19977" table:style-name="ce5">
            <text:p>19,977<text:s/></text:p>
          </table:table-cell>
          <table:table-cell office:value-type="float" office:value="16299" table:style-name="ce5">
            <text:p>16,299<text:s/></text:p>
          </table:table-cell>
          <table:table-cell office:value-type="float" office:value="14482" table:style-name="ce5">
            <text:p>14,482<text:s/></text:p>
          </table:table-cell>
          <table:table-cell office:value-type="float" office:value="17957" table:style-name="ce5">
            <text:p>17,957<text:s/></text:p>
          </table:table-cell>
          <table:table-cell office:value-type="float" office:value="14311" table:style-name="ce5">
            <text:p>14,311<text:s/></text:p>
          </table:table-cell>
          <table:table-cell office:value-type="float" office:value="28331" table:style-name="ce5">
            <text:p>28,331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7456" table:style-name="ce5">
            <text:p>7,456<text:s/></text:p>
          </table:table-cell>
          <table:table-cell office:value-type="float" office:value="12385" table:style-name="ce5">
            <text:p>12,385<text:s/></text:p>
          </table:table-cell>
          <table:table-cell office:value-type="float" office:value="38039" table:style-name="ce5">
            <text:p>38,039<text:s/></text:p>
          </table:table-cell>
          <table:table-cell office:value-type="float" office:value="24609" table:style-name="ce5">
            <text:p>24,609<text:s/></text:p>
          </table:table-cell>
          <table:table-cell office:value-type="float" office:value="23726" table:style-name="ce5">
            <text:p>23,726<text:s/></text:p>
          </table:table-cell>
          <table:table-cell office:value-type="float" office:value="25589" table:style-name="ce5">
            <text:p>25,589<text:s/></text:p>
          </table:table-cell>
          <table:table-cell office:value-type="float" office:value="13615" table:style-name="ce5">
            <text:p>13,615<text:s/></text:p>
          </table:table-cell>
          <table:table-cell office:value-type="float" office:value="10870" table:style-name="ce5">
            <text:p>10,870<text:s/></text:p>
          </table:table-cell>
          <table:table-cell office:value-type="float" office:value="5238" table:style-name="ce5">
            <text:p>5,238<text:s/></text:p>
          </table:table-cell>
          <table:table-cell office:value-type="float" office:value="4940" table:style-name="ce5">
            <text:p>4,940<text:s/></text:p>
          </table:table-cell>
          <table:table-cell office:value-type="float" office:value="6175" table:style-name="ce5">
            <text:p>6,175<text:s/></text:p>
          </table:table-cell>
          <table:table-cell office:value-type="float" office:value="10219" table:style-name="ce5">
            <text:p>10,219<text:s/></text:p>
          </table:table-cell>
          <table:table-cell office:value-type="float" office:value="9358" table:style-name="ce5">
            <text:p>9,358<text:s/></text:p>
          </table:table-cell>
          <table:table-cell office:value-type="float" office:value="13839" table:style-name="ce5">
            <text:p>13,839<text:s/></text:p>
          </table:table-cell>
          <table:table-cell office:value-type="float" office:value="17865" table:style-name="ce5">
            <text:p>17,865<text:s/></text:p>
          </table:table-cell>
          <table:table-cell office:value-type="float" office:value="27905" table:style-name="ce5">
            <text:p>27,905<text:s/></text:p>
          </table:table-cell>
          <table:table-cell office:value-type="float" office:value="24460" table:style-name="ce5">
            <text:p>24,460<text:s/></text:p>
          </table:table-cell>
          <table:table-cell office:value-type="float" office:value="14519" table:style-name="ce5">
            <text:p>14,519<text:s/></text:p>
          </table:table-cell>
          <table:table-cell office:value-type="float" office:value="11995" table:style-name="ce5">
            <text:p>11,995<text:s/></text:p>
          </table:table-cell>
          <table:table-cell office:value-type="float" office:value="12140" table:style-name="ce5">
            <text:p>12,140<text:s/></text:p>
          </table:table-cell>
          <table:table-cell office:value-type="float" office:value="12966" table:style-name="ce5">
            <text:p>12,966<text:s/></text:p>
          </table:table-cell>
          <table:table-cell office:value-type="float" office:value="12196" table:style-name="ce5">
            <text:p>12,196<text:s/></text:p>
          </table:table-cell>
          <table:table-cell office:value-type="float" office:value="11199" table:style-name="ce5">
            <text:p>11,199<text:s/></text:p>
          </table:table-cell>
          <table:table-cell office:value-type="float" office:value="9899" table:style-name="ce5">
            <text:p>9,899<text:s/></text:p>
          </table:table-cell>
          <table:table-cell table:number-columns-repeated="16275"/>
        </table:table-row>
        <table:table-row table:style-name="ro2">
          <table:table-cell office:value-type="date" office:date-value="2018-11-13T00:00:00" table:style-name="ce4">
            <text:p>2018/11/13</text:p>
          </table:table-cell>
          <table:table-cell office:value-type="float" office:value="5462" table:style-name="ce5">
            <text:p>5,462<text:s/></text:p>
          </table:table-cell>
          <table:table-cell office:value-type="float" office:value="16322" table:style-name="ce5">
            <text:p>16,322<text:s/></text:p>
          </table:table-cell>
          <table:table-cell office:value-type="float" office:value="40966" table:style-name="ce5">
            <text:p>40,966<text:s/></text:p>
          </table:table-cell>
          <table:table-cell office:value-type="float" office:value="56775" table:style-name="ce5">
            <text:p>56,775<text:s/></text:p>
          </table:table-cell>
          <table:table-cell office:value-type="float" office:value="28519" table:style-name="ce5">
            <text:p>28,519<text:s/></text:p>
          </table:table-cell>
          <table:table-cell office:value-type="float" office:value="16373" table:style-name="ce5">
            <text:p>16,373<text:s/></text:p>
          </table:table-cell>
          <table:table-cell office:value-type="float" office:value="12552" table:style-name="ce5">
            <text:p>12,552<text:s/></text:p>
          </table:table-cell>
          <table:table-cell office:value-type="float" office:value="4301" table:style-name="ce5">
            <text:p>4,301<text:s/></text:p>
          </table:table-cell>
          <table:table-cell office:value-type="float" office:value="3346" table:style-name="ce5">
            <text:p>3,346<text:s/></text:p>
          </table:table-cell>
          <table:table-cell office:value-type="float" office:value="15603" table:style-name="ce5">
            <text:p>15,603<text:s/></text:p>
          </table:table-cell>
          <table:table-cell office:value-type="float" office:value="2553" table:style-name="ce5">
            <text:p>2,553<text:s/></text:p>
          </table:table-cell>
          <table:table-cell office:value-type="float" office:value="4831" table:style-name="ce5">
            <text:p>4,831<text:s/></text:p>
          </table:table-cell>
          <table:table-cell office:value-type="float" office:value="6883" table:style-name="ce5">
            <text:p>6,883<text:s/></text:p>
          </table:table-cell>
          <table:table-cell office:value-type="float" office:value="10852" table:style-name="ce5">
            <text:p>10,852<text:s/></text:p>
          </table:table-cell>
          <table:table-cell office:value-type="float" office:value="10646" table:style-name="ce5">
            <text:p>10,646<text:s/></text:p>
          </table:table-cell>
          <table:table-cell office:value-type="float" office:value="19248" table:style-name="ce5">
            <text:p>19,248<text:s/></text:p>
          </table:table-cell>
          <table:table-cell office:value-type="float" office:value="17813" table:style-name="ce5">
            <text:p>17,813<text:s/></text:p>
          </table:table-cell>
          <table:table-cell office:value-type="float" office:value="6007" table:style-name="ce5">
            <text:p>6,007<text:s/></text:p>
          </table:table-cell>
          <table:table-cell office:value-type="float" office:value="9188" table:style-name="ce5">
            <text:p>9,188<text:s/></text:p>
          </table:table-cell>
          <table:table-cell office:value-type="float" office:value="3303" table:style-name="ce5">
            <text:p>3,303<text:s/></text:p>
          </table:table-cell>
          <table:table-cell office:value-type="float" office:value="8699" table:style-name="ce5">
            <text:p>8,699<text:s/></text:p>
          </table:table-cell>
          <table:table-cell office:value-type="float" office:value="8690" table:style-name="ce5">
            <text:p>8,690<text:s/></text:p>
          </table:table-cell>
          <table:table-cell office:value-type="float" office:value="5755" table:style-name="ce5">
            <text:p>5,755<text:s/></text:p>
          </table:table-cell>
          <table:table-cell office:value-type="float" office:value="30308" table:style-name="ce5">
            <text:p>30,308<text:s/></text:p>
          </table:table-cell>
          <table:table-cell office:value-type="float" office:value="2372" table:style-name="ce5">
            <text:p>2,372<text:s/></text:p>
          </table:table-cell>
          <table:table-cell office:value-type="float" office:value="13368" table:style-name="ce5">
            <text:p>13,368<text:s/></text:p>
          </table:table-cell>
          <table:table-cell office:value-type="float" office:value="11458" table:style-name="ce5">
            <text:p>11,458<text:s/></text:p>
          </table:table-cell>
          <table:table-cell office:value-type="float" office:value="17244" table:style-name="ce5">
            <text:p>17,244<text:s/></text:p>
          </table:table-cell>
          <table:table-cell office:value-type="float" office:value="22787" table:style-name="ce5">
            <text:p>22,787<text:s/></text:p>
          </table:table-cell>
          <table:table-cell office:value-type="float" office:value="18120" table:style-name="ce5">
            <text:p>18,120<text:s/></text:p>
          </table:table-cell>
          <table:table-cell office:value-type="float" office:value="10173" table:style-name="ce5">
            <text:p>10,173<text:s/></text:p>
          </table:table-cell>
          <table:table-cell office:value-type="float" office:value="28628" table:style-name="ce5">
            <text:p>28,628<text:s/></text:p>
          </table:table-cell>
          <table:table-cell office:value-type="float" office:value="18545" table:style-name="ce5">
            <text:p>18,545<text:s/></text:p>
          </table:table-cell>
          <table:table-cell office:value-type="float" office:value="35168" table:style-name="ce5">
            <text:p>35,168<text:s/></text:p>
          </table:table-cell>
          <table:table-cell office:value-type="float" office:value="29901" table:style-name="ce5">
            <text:p>29,901<text:s/></text:p>
          </table:table-cell>
          <table:table-cell office:value-type="float" office:value="11764" table:style-name="ce5">
            <text:p>11,764<text:s/></text:p>
          </table:table-cell>
          <table:table-cell office:value-type="float" office:value="36601" table:style-name="ce5">
            <text:p>36,601<text:s/></text:p>
          </table:table-cell>
          <table:table-cell office:value-type="float" office:value="27492" table:style-name="ce5">
            <text:p>27,492<text:s/></text:p>
          </table:table-cell>
          <table:table-cell office:value-type="float" office:value="26780" table:style-name="ce5">
            <text:p>26,780<text:s/></text:p>
          </table:table-cell>
          <table:table-cell office:value-type="float" office:value="23034" table:style-name="ce5">
            <text:p>23,034<text:s/></text:p>
          </table:table-cell>
          <table:table-cell office:value-type="float" office:value="26115" table:style-name="ce5">
            <text:p>26,115<text:s/></text:p>
          </table:table-cell>
          <table:table-cell office:value-type="float" office:value="135822" table:style-name="ce5">
            <text:p>135,822<text:s/></text:p>
          </table:table-cell>
          <table:table-cell office:value-type="float" office:value="38330" table:style-name="ce5">
            <text:p>38,330<text:s/></text:p>
          </table:table-cell>
          <table:table-cell office:value-type="float" office:value="22454" table:style-name="ce5">
            <text:p>22,454<text:s/></text:p>
          </table:table-cell>
          <table:table-cell office:value-type="float" office:value="25310" table:style-name="ce5">
            <text:p>25,310<text:s/></text:p>
          </table:table-cell>
          <table:table-cell office:value-type="float" office:value="28591" table:style-name="ce5">
            <text:p>28,591<text:s/></text:p>
          </table:table-cell>
          <table:table-cell office:value-type="float" office:value="34504" table:style-name="ce5">
            <text:p>34,504<text:s/></text:p>
          </table:table-cell>
          <table:table-cell office:value-type="float" office:value="29910" table:style-name="ce5">
            <text:p>29,910<text:s/></text:p>
          </table:table-cell>
          <table:table-cell office:value-type="float" office:value="24456" table:style-name="ce5">
            <text:p>24,456<text:s/></text:p>
          </table:table-cell>
          <table:table-cell office:value-type="float" office:value="13971" table:style-name="ce5">
            <text:p>13,971<text:s/></text:p>
          </table:table-cell>
          <table:table-cell office:value-type="float" office:value="32267" table:style-name="ce5">
            <text:p>32,267<text:s/></text:p>
          </table:table-cell>
          <table:table-cell office:value-type="float" office:value="7941" table:style-name="ce5">
            <text:p>7,941<text:s/></text:p>
          </table:table-cell>
          <table:table-cell office:value-type="float" office:value="10203" table:style-name="ce5">
            <text:p>10,203<text:s/></text:p>
          </table:table-cell>
          <table:table-cell office:value-type="float" office:value="18159" table:style-name="ce5">
            <text:p>18,159<text:s/></text:p>
          </table:table-cell>
          <table:table-cell office:value-type="float" office:value="6793" table:style-name="ce5">
            <text:p>6,793<text:s/></text:p>
          </table:table-cell>
          <table:table-cell office:value-type="float" office:value="3747" table:style-name="ce5">
            <text:p>3,747<text:s/></text:p>
          </table:table-cell>
          <table:table-cell office:value-type="float" office:value="3633" table:style-name="ce5">
            <text:p>3,633<text:s/></text:p>
          </table:table-cell>
          <table:table-cell office:value-type="float" office:value="13790" table:style-name="ce5">
            <text:p>13,790<text:s/></text:p>
          </table:table-cell>
          <table:table-cell office:value-type="float" office:value="9402" table:style-name="ce5">
            <text:p>9,402<text:s/></text:p>
          </table:table-cell>
          <table:table-cell office:value-type="float" office:value="7861" table:style-name="ce5">
            <text:p>7,861<text:s/></text:p>
          </table:table-cell>
          <table:table-cell office:value-type="float" office:value="36979" table:style-name="ce5">
            <text:p>36,979<text:s/></text:p>
          </table:table-cell>
          <table:table-cell office:value-type="float" office:value="9048" table:style-name="ce5">
            <text:p>9,048<text:s/></text:p>
          </table:table-cell>
          <table:table-cell office:value-type="float" office:value="13023" table:style-name="ce5">
            <text:p>13,023<text:s/></text:p>
          </table:table-cell>
          <table:table-cell office:value-type="float" office:value="7463" table:style-name="ce5">
            <text:p>7,463<text:s/></text:p>
          </table:table-cell>
          <table:table-cell office:value-type="float" office:value="22738" table:style-name="ce5">
            <text:p>22,738<text:s/></text:p>
          </table:table-cell>
          <table:table-cell office:value-type="float" office:value="26583" table:style-name="ce5">
            <text:p>26,583<text:s/></text:p>
          </table:table-cell>
          <table:table-cell office:value-type="float" office:value="31297" table:style-name="ce5">
            <text:p>31,297<text:s/></text:p>
          </table:table-cell>
          <table:table-cell office:value-type="float" office:value="38599" table:style-name="ce5">
            <text:p>38,599<text:s/></text:p>
          </table:table-cell>
          <table:table-cell office:value-type="float" office:value="43523" table:style-name="ce5">
            <text:p>43,523<text:s/></text:p>
          </table:table-cell>
          <table:table-cell office:value-type="float" office:value="26174" table:style-name="ce5">
            <text:p>26,174<text:s/></text:p>
          </table:table-cell>
          <table:table-cell office:value-type="float" office:value="30434" table:style-name="ce5">
            <text:p>30,434<text:s/></text:p>
          </table:table-cell>
          <table:table-cell office:value-type="float" office:value="67250" table:style-name="ce5">
            <text:p>67,250<text:s/></text:p>
          </table:table-cell>
          <table:table-cell office:value-type="float" office:value="24580" table:style-name="ce5">
            <text:p>24,580<text:s/></text:p>
          </table:table-cell>
          <table:table-cell office:value-type="float" office:value="33203" table:style-name="ce5">
            <text:p>33,203<text:s/></text:p>
          </table:table-cell>
          <table:table-cell office:value-type="float" office:value="34805" table:style-name="ce5">
            <text:p>34,805<text:s/></text:p>
          </table:table-cell>
          <table:table-cell office:value-type="float" office:value="21267" table:style-name="ce5">
            <text:p>21,267<text:s/></text:p>
          </table:table-cell>
          <table:table-cell office:value-type="float" office:value="59340" table:style-name="ce5">
            <text:p>59,340<text:s/></text:p>
          </table:table-cell>
          <table:table-cell office:value-type="float" office:value="21136" table:style-name="ce5">
            <text:p>21,136<text:s/></text:p>
          </table:table-cell>
          <table:table-cell office:value-type="float" office:value="17079" table:style-name="ce5">
            <text:p>17,079<text:s/></text:p>
          </table:table-cell>
          <table:table-cell office:value-type="float" office:value="14712" table:style-name="ce5">
            <text:p>14,712<text:s/></text:p>
          </table:table-cell>
          <table:table-cell office:value-type="float" office:value="17408" table:style-name="ce5">
            <text:p>17,408<text:s/></text:p>
          </table:table-cell>
          <table:table-cell office:value-type="float" office:value="14435" table:style-name="ce5">
            <text:p>14,435<text:s/></text:p>
          </table:table-cell>
          <table:table-cell office:value-type="float" office:value="28367" table:style-name="ce5">
            <text:p>28,367<text:s/></text:p>
          </table:table-cell>
          <table:table-cell office:value-type="float" office:value="18415" table:style-name="ce5">
            <text:p>18,415<text:s/></text:p>
          </table:table-cell>
          <table:table-cell office:value-type="float" office:value="8086" table:style-name="ce5">
            <text:p>8,086<text:s/></text:p>
          </table:table-cell>
          <table:table-cell office:value-type="float" office:value="12230" table:style-name="ce5">
            <text:p>12,230<text:s/></text:p>
          </table:table-cell>
          <table:table-cell office:value-type="float" office:value="39832" table:style-name="ce5">
            <text:p>39,832<text:s/></text:p>
          </table:table-cell>
          <table:table-cell office:value-type="float" office:value="25958" table:style-name="ce5">
            <text:p>25,958<text:s/></text:p>
          </table:table-cell>
          <table:table-cell office:value-type="float" office:value="24556" table:style-name="ce5">
            <text:p>24,556<text:s/></text:p>
          </table:table-cell>
          <table:table-cell office:value-type="float" office:value="26076" table:style-name="ce5">
            <text:p>26,076<text:s/></text:p>
          </table:table-cell>
          <table:table-cell office:value-type="float" office:value="13885" table:style-name="ce5">
            <text:p>13,885<text:s/></text:p>
          </table:table-cell>
          <table:table-cell office:value-type="float" office:value="11087" table:style-name="ce5">
            <text:p>11,087<text:s/></text:p>
          </table:table-cell>
          <table:table-cell office:value-type="float" office:value="5435" table:style-name="ce5">
            <text:p>5,435<text:s/></text:p>
          </table:table-cell>
          <table:table-cell office:value-type="float" office:value="5274" table:style-name="ce5">
            <text:p>5,274<text:s/></text:p>
          </table:table-cell>
          <table:table-cell office:value-type="float" office:value="6236" table:style-name="ce5">
            <text:p>6,236<text:s/></text:p>
          </table:table-cell>
          <table:table-cell office:value-type="float" office:value="10832" table:style-name="ce5">
            <text:p>10,832<text:s/></text:p>
          </table:table-cell>
          <table:table-cell office:value-type="float" office:value="9478" table:style-name="ce5">
            <text:p>9,478<text:s/></text:p>
          </table:table-cell>
          <table:table-cell office:value-type="float" office:value="13681" table:style-name="ce5">
            <text:p>13,681<text:s/></text:p>
          </table:table-cell>
          <table:table-cell office:value-type="float" office:value="18692" table:style-name="ce5">
            <text:p>18,692<text:s/></text:p>
          </table:table-cell>
          <table:table-cell office:value-type="float" office:value="28637" table:style-name="ce5">
            <text:p>28,637<text:s/></text:p>
          </table:table-cell>
          <table:table-cell office:value-type="float" office:value="24940" table:style-name="ce5">
            <text:p>24,940<text:s/></text:p>
          </table:table-cell>
          <table:table-cell office:value-type="float" office:value="14969" table:style-name="ce5">
            <text:p>14,969<text:s/></text:p>
          </table:table-cell>
          <table:table-cell office:value-type="float" office:value="12955" table:style-name="ce5">
            <text:p>12,955<text:s/></text:p>
          </table:table-cell>
          <table:table-cell office:value-type="float" office:value="12432" table:style-name="ce5">
            <text:p>12,432<text:s/></text:p>
          </table:table-cell>
          <table:table-cell office:value-type="float" office:value="13210" table:style-name="ce5">
            <text:p>13,210<text:s/></text:p>
          </table:table-cell>
          <table:table-cell office:value-type="float" office:value="12329" table:style-name="ce5">
            <text:p>12,329<text:s/></text:p>
          </table:table-cell>
          <table:table-cell office:value-type="float" office:value="11396" table:style-name="ce5">
            <text:p>11,396<text:s/></text:p>
          </table:table-cell>
          <table:table-cell office:value-type="float" office:value="10091" table:style-name="ce5">
            <text:p>10,091<text:s/></text:p>
          </table:table-cell>
          <table:table-cell table:number-columns-repeated="16275"/>
        </table:table-row>
        <table:table-row table:style-name="ro2">
          <table:table-cell office:value-type="date" office:date-value="2018-11-14T00:00:00" table:style-name="ce4">
            <text:p>2018/11/14</text:p>
          </table:table-cell>
          <table:table-cell office:value-type="float" office:value="5389" table:style-name="ce5">
            <text:p>5,389<text:s/></text:p>
          </table:table-cell>
          <table:table-cell office:value-type="float" office:value="16413" table:style-name="ce5">
            <text:p>16,413<text:s/></text:p>
          </table:table-cell>
          <table:table-cell office:value-type="float" office:value="41244" table:style-name="ce5">
            <text:p>41,244<text:s/></text:p>
          </table:table-cell>
          <table:table-cell office:value-type="float" office:value="60962" table:style-name="ce5">
            <text:p>60,962<text:s/></text:p>
          </table:table-cell>
          <table:table-cell office:value-type="float" office:value="29133" table:style-name="ce5">
            <text:p>29,133<text:s/></text:p>
          </table:table-cell>
          <table:table-cell office:value-type="float" office:value="16561" table:style-name="ce5">
            <text:p>16,561<text:s/></text:p>
          </table:table-cell>
          <table:table-cell office:value-type="float" office:value="12762" table:style-name="ce5">
            <text:p>12,762<text:s/></text:p>
          </table:table-cell>
          <table:table-cell office:value-type="float" office:value="4380" table:style-name="ce5">
            <text:p>4,380<text:s/></text:p>
          </table:table-cell>
          <table:table-cell office:value-type="float" office:value="4005" table:style-name="ce5">
            <text:p>4,005<text:s/></text:p>
          </table:table-cell>
          <table:table-cell office:value-type="float" office:value="15958" table:style-name="ce5">
            <text:p>15,958<text:s/></text:p>
          </table:table-cell>
          <table:table-cell office:value-type="float" office:value="2827" table:style-name="ce5">
            <text:p>2,827<text:s/></text:p>
          </table:table-cell>
          <table:table-cell office:value-type="float" office:value="4920" table:style-name="ce5">
            <text:p>4,920<text:s/></text:p>
          </table:table-cell>
          <table:table-cell office:value-type="float" office:value="7364" table:style-name="ce5">
            <text:p>7,364<text:s/></text:p>
          </table:table-cell>
          <table:table-cell office:value-type="float" office:value="11237" table:style-name="ce5">
            <text:p>11,237<text:s/></text:p>
          </table:table-cell>
          <table:table-cell office:value-type="float" office:value="11917" table:style-name="ce5">
            <text:p>11,917<text:s/></text:p>
          </table:table-cell>
          <table:table-cell office:value-type="float" office:value="19253" table:style-name="ce5">
            <text:p>19,253<text:s/></text:p>
          </table:table-cell>
          <table:table-cell office:value-type="float" office:value="17985" table:style-name="ce5">
            <text:p>17,985<text:s/></text:p>
          </table:table-cell>
          <table:table-cell office:value-type="float" office:value="6114" table:style-name="ce5">
            <text:p>6,114<text:s/></text:p>
          </table:table-cell>
          <table:table-cell office:value-type="float" office:value="9090" table:style-name="ce5">
            <text:p>9,090<text:s/></text:p>
          </table:table-cell>
          <table:table-cell office:value-type="float" office:value="3629" table:style-name="ce5">
            <text:p>3,629<text:s/></text:p>
          </table:table-cell>
          <table:table-cell office:value-type="float" office:value="9043" table:style-name="ce5">
            <text:p>9,043<text:s/></text:p>
          </table:table-cell>
          <table:table-cell office:value-type="float" office:value="8800" table:style-name="ce5">
            <text:p>8,800<text:s/></text:p>
          </table:table-cell>
          <table:table-cell office:value-type="float" office:value="5557" table:style-name="ce5">
            <text:p>5,557<text:s/></text:p>
          </table:table-cell>
          <table:table-cell office:value-type="float" office:value="30185" table:style-name="ce5">
            <text:p>30,185<text:s/></text:p>
          </table:table-cell>
          <table:table-cell office:value-type="float" office:value="2386" table:style-name="ce5">
            <text:p>2,386<text:s/></text:p>
          </table:table-cell>
          <table:table-cell office:value-type="float" office:value="13669" table:style-name="ce5">
            <text:p>13,669<text:s/></text:p>
          </table:table-cell>
          <table:table-cell office:value-type="float" office:value="11490" table:style-name="ce5">
            <text:p>11,490<text:s/></text:p>
          </table:table-cell>
          <table:table-cell office:value-type="float" office:value="17516" table:style-name="ce5">
            <text:p>17,516<text:s/></text:p>
          </table:table-cell>
          <table:table-cell office:value-type="float" office:value="22992" table:style-name="ce5">
            <text:p>22,992<text:s/></text:p>
          </table:table-cell>
          <table:table-cell office:value-type="float" office:value="18412" table:style-name="ce5">
            <text:p>18,412<text:s/></text:p>
          </table:table-cell>
          <table:table-cell office:value-type="float" office:value="10232" table:style-name="ce5">
            <text:p>10,232<text:s/></text:p>
          </table:table-cell>
          <table:table-cell office:value-type="float" office:value="30069" table:style-name="ce5">
            <text:p>30,069<text:s/></text:p>
          </table:table-cell>
          <table:table-cell office:value-type="float" office:value="18979" table:style-name="ce5">
            <text:p>18,979<text:s/></text:p>
          </table:table-cell>
          <table:table-cell office:value-type="float" office:value="35147" table:style-name="ce5">
            <text:p>35,147<text:s/></text:p>
          </table:table-cell>
          <table:table-cell office:value-type="float" office:value="29909" table:style-name="ce5">
            <text:p>29,909<text:s/></text:p>
          </table:table-cell>
          <table:table-cell office:value-type="float" office:value="11759" table:style-name="ce5">
            <text:p>11,759<text:s/></text:p>
          </table:table-cell>
          <table:table-cell office:value-type="float" office:value="37449" table:style-name="ce5">
            <text:p>37,449<text:s/></text:p>
          </table:table-cell>
          <table:table-cell office:value-type="float" office:value="28137" table:style-name="ce5">
            <text:p>28,137<text:s/></text:p>
          </table:table-cell>
          <table:table-cell office:value-type="float" office:value="27233" table:style-name="ce5">
            <text:p>27,233<text:s/></text:p>
          </table:table-cell>
          <table:table-cell office:value-type="float" office:value="23232" table:style-name="ce5">
            <text:p>23,232<text:s/></text:p>
          </table:table-cell>
          <table:table-cell office:value-type="float" office:value="26035" table:style-name="ce5">
            <text:p>26,035<text:s/></text:p>
          </table:table-cell>
          <table:table-cell office:value-type="float" office:value="137878" table:style-name="ce5">
            <text:p>137,878<text:s/></text:p>
          </table:table-cell>
          <table:table-cell office:value-type="float" office:value="39327" table:style-name="ce5">
            <text:p>39,327<text:s/></text:p>
          </table:table-cell>
          <table:table-cell office:value-type="float" office:value="22653" table:style-name="ce5">
            <text:p>22,653<text:s/></text:p>
          </table:table-cell>
          <table:table-cell office:value-type="float" office:value="25710" table:style-name="ce5">
            <text:p>25,710<text:s/></text:p>
          </table:table-cell>
          <table:table-cell office:value-type="float" office:value="28660" table:style-name="ce5">
            <text:p>28,660<text:s/></text:p>
          </table:table-cell>
          <table:table-cell office:value-type="float" office:value="35509" table:style-name="ce5">
            <text:p>35,509<text:s/></text:p>
          </table:table-cell>
          <table:table-cell office:value-type="float" office:value="30475" table:style-name="ce5">
            <text:p>30,475<text:s/></text:p>
          </table:table-cell>
          <table:table-cell office:value-type="float" office:value="24626" table:style-name="ce5">
            <text:p>24,626<text:s/></text:p>
          </table:table-cell>
          <table:table-cell office:value-type="float" office:value="14291" table:style-name="ce5">
            <text:p>14,291<text:s/></text:p>
          </table:table-cell>
          <table:table-cell office:value-type="float" office:value="32984" table:style-name="ce5">
            <text:p>32,984<text:s/></text:p>
          </table:table-cell>
          <table:table-cell office:value-type="float" office:value="7886" table:style-name="ce5">
            <text:p>7,886<text:s/></text:p>
          </table:table-cell>
          <table:table-cell office:value-type="float" office:value="10074" table:style-name="ce5">
            <text:p>10,074<text:s/></text:p>
          </table:table-cell>
          <table:table-cell office:value-type="float" office:value="18107" table:style-name="ce5">
            <text:p>18,107<text:s/></text:p>
          </table:table-cell>
          <table:table-cell office:value-type="float" office:value="6528" table:style-name="ce5">
            <text:p>6,528<text:s/></text:p>
          </table:table-cell>
          <table:table-cell office:value-type="float" office:value="3689" table:style-name="ce5">
            <text:p>3,689<text:s/></text:p>
          </table:table-cell>
          <table:table-cell office:value-type="float" office:value="3787" table:style-name="ce5">
            <text:p>3,787<text:s/></text:p>
          </table:table-cell>
          <table:table-cell office:value-type="float" office:value="13910" table:style-name="ce5">
            <text:p>13,910<text:s/></text:p>
          </table:table-cell>
          <table:table-cell office:value-type="float" office:value="9881" table:style-name="ce5">
            <text:p>9,881<text:s/></text:p>
          </table:table-cell>
          <table:table-cell office:value-type="float" office:value="7799" table:style-name="ce5">
            <text:p>7,799<text:s/></text:p>
          </table:table-cell>
          <table:table-cell office:value-type="float" office:value="38703" table:style-name="ce5">
            <text:p>38,703<text:s/></text:p>
          </table:table-cell>
          <table:table-cell office:value-type="float" office:value="9145" table:style-name="ce5">
            <text:p>9,145<text:s/></text:p>
          </table:table-cell>
          <table:table-cell office:value-type="float" office:value="12950" table:style-name="ce5">
            <text:p>12,950<text:s/></text:p>
          </table:table-cell>
          <table:table-cell office:value-type="float" office:value="7803" table:style-name="ce5">
            <text:p>7,803<text:s/></text:p>
          </table:table-cell>
          <table:table-cell office:value-type="float" office:value="22844" table:style-name="ce5">
            <text:p>22,844<text:s/></text:p>
          </table:table-cell>
          <table:table-cell office:value-type="float" office:value="26633" table:style-name="ce5">
            <text:p>26,633<text:s/></text:p>
          </table:table-cell>
          <table:table-cell office:value-type="float" office:value="31885" table:style-name="ce5">
            <text:p>31,885<text:s/></text:p>
          </table:table-cell>
          <table:table-cell office:value-type="float" office:value="39560" table:style-name="ce5">
            <text:p>39,560<text:s/></text:p>
          </table:table-cell>
          <table:table-cell office:value-type="float" office:value="44205" table:style-name="ce5">
            <text:p>44,205<text:s/></text:p>
          </table:table-cell>
          <table:table-cell office:value-type="float" office:value="26501" table:style-name="ce5">
            <text:p>26,501<text:s/></text:p>
          </table:table-cell>
          <table:table-cell office:value-type="float" office:value="30551" table:style-name="ce5">
            <text:p>30,551<text:s/></text:p>
          </table:table-cell>
          <table:table-cell office:value-type="float" office:value="69317" table:style-name="ce5">
            <text:p>69,317<text:s/></text:p>
          </table:table-cell>
          <table:table-cell office:value-type="float" office:value="25551" table:style-name="ce5">
            <text:p>25,551<text:s/></text:p>
          </table:table-cell>
          <table:table-cell office:value-type="float" office:value="33366" table:style-name="ce5">
            <text:p>33,366<text:s/></text:p>
          </table:table-cell>
          <table:table-cell office:value-type="float" office:value="35633" table:style-name="ce5">
            <text:p>35,633<text:s/></text:p>
          </table:table-cell>
          <table:table-cell office:value-type="float" office:value="22160" table:style-name="ce5">
            <text:p>22,160<text:s/></text:p>
          </table:table-cell>
          <table:table-cell office:value-type="float" office:value="60146" table:style-name="ce5">
            <text:p>60,146<text:s/></text:p>
          </table:table-cell>
          <table:table-cell office:value-type="float" office:value="21409" table:style-name="ce5">
            <text:p>21,409<text:s/></text:p>
          </table:table-cell>
          <table:table-cell office:value-type="float" office:value="17147" table:style-name="ce5">
            <text:p>17,147<text:s/></text:p>
          </table:table-cell>
          <table:table-cell office:value-type="float" office:value="14846" table:style-name="ce5">
            <text:p>14,846<text:s/></text:p>
          </table:table-cell>
          <table:table-cell office:value-type="float" office:value="17605" table:style-name="ce5">
            <text:p>17,605<text:s/></text:p>
          </table:table-cell>
          <table:table-cell office:value-type="float" office:value="14498" table:style-name="ce5">
            <text:p>14,498<text:s/></text:p>
          </table:table-cell>
          <table:table-cell office:value-type="float" office:value="28308" table:style-name="ce5">
            <text:p>28,308<text:s/></text:p>
          </table:table-cell>
          <table:table-cell office:value-type="float" office:value="18372" table:style-name="ce5">
            <text:p>18,372<text:s/></text:p>
          </table:table-cell>
          <table:table-cell office:value-type="float" office:value="8426" table:style-name="ce5">
            <text:p>8,426<text:s/></text:p>
          </table:table-cell>
          <table:table-cell office:value-type="float" office:value="12190" table:style-name="ce5">
            <text:p>12,190<text:s/></text:p>
          </table:table-cell>
          <table:table-cell office:value-type="float" office:value="40267" table:style-name="ce5">
            <text:p>40,267<text:s/></text:p>
          </table:table-cell>
          <table:table-cell office:value-type="float" office:value="25178" table:style-name="ce5">
            <text:p>25,178<text:s/></text:p>
          </table:table-cell>
          <table:table-cell office:value-type="float" office:value="24643" table:style-name="ce5">
            <text:p>24,643<text:s/></text:p>
          </table:table-cell>
          <table:table-cell office:value-type="float" office:value="26383" table:style-name="ce5">
            <text:p>26,383<text:s/></text:p>
          </table:table-cell>
          <table:table-cell office:value-type="float" office:value="14070" table:style-name="ce5">
            <text:p>14,070<text:s/></text:p>
          </table:table-cell>
          <table:table-cell office:value-type="float" office:value="11294" table:style-name="ce5">
            <text:p>11,294<text:s/></text:p>
          </table:table-cell>
          <table:table-cell office:value-type="float" office:value="5485" table:style-name="ce5">
            <text:p>5,485<text:s/></text:p>
          </table:table-cell>
          <table:table-cell office:value-type="float" office:value="5235" table:style-name="ce5">
            <text:p>5,235<text:s/></text:p>
          </table:table-cell>
          <table:table-cell office:value-type="float" office:value="6229" table:style-name="ce5">
            <text:p>6,229<text:s/></text:p>
          </table:table-cell>
          <table:table-cell office:value-type="float" office:value="10658" table:style-name="ce5">
            <text:p>10,658<text:s/></text:p>
          </table:table-cell>
          <table:table-cell office:value-type="float" office:value="9769" table:style-name="ce5">
            <text:p>9,769<text:s/></text:p>
          </table:table-cell>
          <table:table-cell office:value-type="float" office:value="13997" table:style-name="ce5">
            <text:p>13,997<text:s/></text:p>
          </table:table-cell>
          <table:table-cell office:value-type="float" office:value="18466" table:style-name="ce5">
            <text:p>18,466<text:s/></text:p>
          </table:table-cell>
          <table:table-cell office:value-type="float" office:value="29399" table:style-name="ce5">
            <text:p>29,399<text:s/></text:p>
          </table:table-cell>
          <table:table-cell office:value-type="float" office:value="26057" table:style-name="ce5">
            <text:p>26,057<text:s/></text:p>
          </table:table-cell>
          <table:table-cell office:value-type="float" office:value="14922" table:style-name="ce5">
            <text:p>14,922<text:s/></text:p>
          </table:table-cell>
          <table:table-cell office:value-type="float" office:value="12916" table:style-name="ce5">
            <text:p>12,916<text:s/></text:p>
          </table:table-cell>
          <table:table-cell office:value-type="float" office:value="12319" table:style-name="ce5">
            <text:p>12,319<text:s/></text:p>
          </table:table-cell>
          <table:table-cell office:value-type="float" office:value="13253" table:style-name="ce5">
            <text:p>13,253<text:s/></text:p>
          </table:table-cell>
          <table:table-cell office:value-type="float" office:value="12277" table:style-name="ce5">
            <text:p>12,277<text:s/></text:p>
          </table:table-cell>
          <table:table-cell office:value-type="float" office:value="11445" table:style-name="ce5">
            <text:p>11,445<text:s/></text:p>
          </table:table-cell>
          <table:table-cell office:value-type="float" office:value="10177" table:style-name="ce5">
            <text:p>10,177<text:s/></text:p>
          </table:table-cell>
          <table:table-cell table:number-columns-repeated="16275"/>
        </table:table-row>
        <table:table-row table:style-name="ro2">
          <table:table-cell office:value-type="date" office:date-value="2018-11-15T00:00:00" table:style-name="ce4">
            <text:p>2018/11/15</text:p>
          </table:table-cell>
          <table:table-cell office:value-type="float" office:value="5668" table:style-name="ce5">
            <text:p>5,668<text:s/></text:p>
          </table:table-cell>
          <table:table-cell office:value-type="float" office:value="16451" table:style-name="ce5">
            <text:p>16,451<text:s/></text:p>
          </table:table-cell>
          <table:table-cell office:value-type="float" office:value="42406" table:style-name="ce5">
            <text:p>42,406<text:s/></text:p>
          </table:table-cell>
          <table:table-cell office:value-type="float" office:value="58566" table:style-name="ce5">
            <text:p>58,566<text:s/></text:p>
          </table:table-cell>
          <table:table-cell office:value-type="float" office:value="28925" table:style-name="ce5">
            <text:p>28,925<text:s/></text:p>
          </table:table-cell>
          <table:table-cell office:value-type="float" office:value="16160" table:style-name="ce5">
            <text:p>16,160<text:s/></text:p>
          </table:table-cell>
          <table:table-cell office:value-type="float" office:value="12641" table:style-name="ce5">
            <text:p>12,641<text:s/></text:p>
          </table:table-cell>
          <table:table-cell office:value-type="float" office:value="4294" table:style-name="ce5">
            <text:p>4,294<text:s/></text:p>
          </table:table-cell>
          <table:table-cell office:value-type="float" office:value="3961" table:style-name="ce5">
            <text:p>3,961<text:s/></text:p>
          </table:table-cell>
          <table:table-cell office:value-type="float" office:value="15937" table:style-name="ce5">
            <text:p>15,937<text:s/></text:p>
          </table:table-cell>
          <table:table-cell office:value-type="float" office:value="2789" table:style-name="ce5">
            <text:p>2,789<text:s/></text:p>
          </table:table-cell>
          <table:table-cell office:value-type="float" office:value="4861" table:style-name="ce5">
            <text:p>4,861<text:s/></text:p>
          </table:table-cell>
          <table:table-cell office:value-type="float" office:value="7930" table:style-name="ce5">
            <text:p>7,930<text:s/></text:p>
          </table:table-cell>
          <table:table-cell office:value-type="float" office:value="11220" table:style-name="ce5">
            <text:p>11,220<text:s/></text:p>
          </table:table-cell>
          <table:table-cell office:value-type="float" office:value="12196" table:style-name="ce5">
            <text:p>12,196<text:s/></text:p>
          </table:table-cell>
          <table:table-cell office:value-type="float" office:value="19419" table:style-name="ce5">
            <text:p>19,419<text:s/></text:p>
          </table:table-cell>
          <table:table-cell office:value-type="float" office:value="18026" table:style-name="ce5">
            <text:p>18,026<text:s/></text:p>
          </table:table-cell>
          <table:table-cell office:value-type="float" office:value="6151" table:style-name="ce5">
            <text:p>6,151<text:s/></text:p>
          </table:table-cell>
          <table:table-cell office:value-type="float" office:value="9178" table:style-name="ce5">
            <text:p>9,178<text:s/></text:p>
          </table:table-cell>
          <table:table-cell office:value-type="float" office:value="3600" table:style-name="ce5">
            <text:p>3,600<text:s/></text:p>
          </table:table-cell>
          <table:table-cell office:value-type="float" office:value="8923" table:style-name="ce5">
            <text:p>8,923<text:s/></text:p>
          </table:table-cell>
          <table:table-cell office:value-type="float" office:value="8566" table:style-name="ce5">
            <text:p>8,566<text:s/></text:p>
          </table:table-cell>
          <table:table-cell office:value-type="float" office:value="5549" table:style-name="ce5">
            <text:p>5,549<text:s/></text:p>
          </table:table-cell>
          <table:table-cell office:value-type="float" office:value="31650" table:style-name="ce5">
            <text:p>31,650<text:s/></text:p>
          </table:table-cell>
          <table:table-cell office:value-type="float" office:value="2493" table:style-name="ce5">
            <text:p>2,493<text:s/></text:p>
          </table:table-cell>
          <table:table-cell office:value-type="float" office:value="13534" table:style-name="ce5">
            <text:p>13,534<text:s/></text:p>
          </table:table-cell>
          <table:table-cell office:value-type="float" office:value="11561" table:style-name="ce5">
            <text:p>11,561<text:s/></text:p>
          </table:table-cell>
          <table:table-cell office:value-type="float" office:value="17531" table:style-name="ce5">
            <text:p>17,531<text:s/></text:p>
          </table:table-cell>
          <table:table-cell office:value-type="float" office:value="22903" table:style-name="ce5">
            <text:p>22,903<text:s/></text:p>
          </table:table-cell>
          <table:table-cell office:value-type="float" office:value="18134" table:style-name="ce5">
            <text:p>18,134<text:s/></text:p>
          </table:table-cell>
          <table:table-cell office:value-type="float" office:value="10463" table:style-name="ce5">
            <text:p>10,463<text:s/></text:p>
          </table:table-cell>
          <table:table-cell office:value-type="float" office:value="29592" table:style-name="ce5">
            <text:p>29,592<text:s/></text:p>
          </table:table-cell>
          <table:table-cell office:value-type="float" office:value="19187" table:style-name="ce5">
            <text:p>19,187<text:s/></text:p>
          </table:table-cell>
          <table:table-cell office:value-type="float" office:value="35768" table:style-name="ce5">
            <text:p>35,768<text:s/></text:p>
          </table:table-cell>
          <table:table-cell office:value-type="float" office:value="31076" table:style-name="ce5">
            <text:p>31,076<text:s/></text:p>
          </table:table-cell>
          <table:table-cell office:value-type="float" office:value="11701" table:style-name="ce5">
            <text:p>11,701<text:s/></text:p>
          </table:table-cell>
          <table:table-cell office:value-type="float" office:value="37378" table:style-name="ce5">
            <text:p>37,378<text:s/></text:p>
          </table:table-cell>
          <table:table-cell office:value-type="float" office:value="28191" table:style-name="ce5">
            <text:p>28,191<text:s/></text:p>
          </table:table-cell>
          <table:table-cell office:value-type="float" office:value="27117" table:style-name="ce5">
            <text:p>27,117<text:s/></text:p>
          </table:table-cell>
          <table:table-cell office:value-type="float" office:value="23358" table:style-name="ce5">
            <text:p>23,358<text:s/></text:p>
          </table:table-cell>
          <table:table-cell office:value-type="float" office:value="25702" table:style-name="ce5">
            <text:p>25,702<text:s/></text:p>
          </table:table-cell>
          <table:table-cell office:value-type="float" office:value="144685" table:style-name="ce5">
            <text:p>144,685<text:s/></text:p>
          </table:table-cell>
          <table:table-cell office:value-type="float" office:value="40102" table:style-name="ce5">
            <text:p>40,102<text:s/></text:p>
          </table:table-cell>
          <table:table-cell office:value-type="float" office:value="22797" table:style-name="ce5">
            <text:p>22,797<text:s/></text:p>
          </table:table-cell>
          <table:table-cell office:value-type="float" office:value="25857" table:style-name="ce5">
            <text:p>25,857<text:s/></text:p>
          </table:table-cell>
          <table:table-cell office:value-type="float" office:value="31152" table:style-name="ce5">
            <text:p>31,152<text:s/></text:p>
          </table:table-cell>
          <table:table-cell office:value-type="float" office:value="36839" table:style-name="ce5">
            <text:p>36,839<text:s/></text:p>
          </table:table-cell>
          <table:table-cell office:value-type="float" office:value="30992" table:style-name="ce5">
            <text:p>30,992<text:s/></text:p>
          </table:table-cell>
          <table:table-cell office:value-type="float" office:value="24907" table:style-name="ce5">
            <text:p>24,907<text:s/></text:p>
          </table:table-cell>
          <table:table-cell office:value-type="float" office:value="14188" table:style-name="ce5">
            <text:p>14,188<text:s/></text:p>
          </table:table-cell>
          <table:table-cell office:value-type="float" office:value="32981" table:style-name="ce5">
            <text:p>32,981<text:s/></text:p>
          </table:table-cell>
          <table:table-cell office:value-type="float" office:value="7765" table:style-name="ce5">
            <text:p>7,765<text:s/></text:p>
          </table:table-cell>
          <table:table-cell office:value-type="float" office:value="10461" table:style-name="ce5">
            <text:p>10,461<text:s/></text:p>
          </table:table-cell>
          <table:table-cell office:value-type="float" office:value="18777" table:style-name="ce5">
            <text:p>18,777<text:s/></text:p>
          </table:table-cell>
          <table:table-cell office:value-type="float" office:value="6710" table:style-name="ce5">
            <text:p>6,710<text:s/></text:p>
          </table:table-cell>
          <table:table-cell office:value-type="float" office:value="3791" table:style-name="ce5">
            <text:p>3,791<text:s/></text:p>
          </table:table-cell>
          <table:table-cell office:value-type="float" office:value="3615" table:style-name="ce5">
            <text:p>3,615<text:s/></text:p>
          </table:table-cell>
          <table:table-cell office:value-type="float" office:value="13994" table:style-name="ce5">
            <text:p>13,994<text:s/></text:p>
          </table:table-cell>
          <table:table-cell office:value-type="float" office:value="9755" table:style-name="ce5">
            <text:p>9,755<text:s/></text:p>
          </table:table-cell>
          <table:table-cell office:value-type="float" office:value="7846" table:style-name="ce5">
            <text:p>7,846<text:s/></text:p>
          </table:table-cell>
          <table:table-cell office:value-type="float" office:value="41312" table:style-name="ce5">
            <text:p>41,312<text:s/></text:p>
          </table:table-cell>
          <table:table-cell office:value-type="float" office:value="9024" table:style-name="ce5">
            <text:p>9,024<text:s/></text:p>
          </table:table-cell>
          <table:table-cell office:value-type="float" office:value="13299" table:style-name="ce5">
            <text:p>13,299<text:s/></text:p>
          </table:table-cell>
          <table:table-cell office:value-type="float" office:value="7527" table:style-name="ce5">
            <text:p>7,527<text:s/></text:p>
          </table:table-cell>
          <table:table-cell office:value-type="float" office:value="22818" table:style-name="ce5">
            <text:p>22,818<text:s/></text:p>
          </table:table-cell>
          <table:table-cell office:value-type="float" office:value="26431" table:style-name="ce5">
            <text:p>26,431<text:s/></text:p>
          </table:table-cell>
          <table:table-cell office:value-type="float" office:value="32003" table:style-name="ce5">
            <text:p>32,003<text:s/></text:p>
          </table:table-cell>
          <table:table-cell office:value-type="float" office:value="41071" table:style-name="ce5">
            <text:p>41,071<text:s/></text:p>
          </table:table-cell>
          <table:table-cell office:value-type="float" office:value="43679" table:style-name="ce5">
            <text:p>43,679<text:s/></text:p>
          </table:table-cell>
          <table:table-cell office:value-type="float" office:value="26879" table:style-name="ce5">
            <text:p>26,879<text:s/></text:p>
          </table:table-cell>
          <table:table-cell office:value-type="float" office:value="31017" table:style-name="ce5">
            <text:p>31,017<text:s/></text:p>
          </table:table-cell>
          <table:table-cell office:value-type="float" office:value="72792" table:style-name="ce5">
            <text:p>72,792<text:s/></text:p>
          </table:table-cell>
          <table:table-cell office:value-type="float" office:value="25165" table:style-name="ce5">
            <text:p>25,165<text:s/></text:p>
          </table:table-cell>
          <table:table-cell office:value-type="float" office:value="34619" table:style-name="ce5">
            <text:p>34,619<text:s/></text:p>
          </table:table-cell>
          <table:table-cell office:value-type="float" office:value="36315" table:style-name="ce5">
            <text:p>36,315<text:s/></text:p>
          </table:table-cell>
          <table:table-cell office:value-type="float" office:value="22735" table:style-name="ce5">
            <text:p>22,735<text:s/></text:p>
          </table:table-cell>
          <table:table-cell office:value-type="float" office:value="62233" table:style-name="ce5">
            <text:p>62,233<text:s/></text:p>
          </table:table-cell>
          <table:table-cell office:value-type="float" office:value="21285" table:style-name="ce5">
            <text:p>21,285<text:s/></text:p>
          </table:table-cell>
          <table:table-cell office:value-type="float" office:value="17345" table:style-name="ce5">
            <text:p>17,345<text:s/></text:p>
          </table:table-cell>
          <table:table-cell office:value-type="float" office:value="15363" table:style-name="ce5">
            <text:p>15,363<text:s/></text:p>
          </table:table-cell>
          <table:table-cell office:value-type="float" office:value="18105" table:style-name="ce5">
            <text:p>18,105<text:s/></text:p>
          </table:table-cell>
          <table:table-cell office:value-type="float" office:value="15187" table:style-name="ce5">
            <text:p>15,187<text:s/></text:p>
          </table:table-cell>
          <table:table-cell office:value-type="float" office:value="30216" table:style-name="ce5">
            <text:p>30,216<text:s/></text:p>
          </table:table-cell>
          <table:table-cell office:value-type="float" office:value="18542" table:style-name="ce5">
            <text:p>18,542<text:s/></text:p>
          </table:table-cell>
          <table:table-cell office:value-type="float" office:value="8747" table:style-name="ce5">
            <text:p>8,747<text:s/></text:p>
          </table:table-cell>
          <table:table-cell office:value-type="float" office:value="12807" table:style-name="ce5">
            <text:p>12,807<text:s/></text:p>
          </table:table-cell>
          <table:table-cell office:value-type="float" office:value="41033" table:style-name="ce5">
            <text:p>41,033<text:s/></text:p>
          </table:table-cell>
          <table:table-cell office:value-type="float" office:value="26249" table:style-name="ce5">
            <text:p>26,249<text:s/></text:p>
          </table:table-cell>
          <table:table-cell office:value-type="float" office:value="24922" table:style-name="ce5">
            <text:p>24,922<text:s/></text:p>
          </table:table-cell>
          <table:table-cell office:value-type="float" office:value="26910" table:style-name="ce5">
            <text:p>26,910<text:s/></text:p>
          </table:table-cell>
          <table:table-cell office:value-type="float" office:value="14245" table:style-name="ce5">
            <text:p>14,245<text:s/></text:p>
          </table:table-cell>
          <table:table-cell office:value-type="float" office:value="11331" table:style-name="ce5">
            <text:p>11,331<text:s/></text:p>
          </table:table-cell>
          <table:table-cell office:value-type="float" office:value="5366" table:style-name="ce5">
            <text:p>5,366<text:s/></text:p>
          </table:table-cell>
          <table:table-cell office:value-type="float" office:value="5186" table:style-name="ce5">
            <text:p>5,186<text:s/></text:p>
          </table:table-cell>
          <table:table-cell office:value-type="float" office:value="6338" table:style-name="ce5">
            <text:p>6,338<text:s/></text:p>
          </table:table-cell>
          <table:table-cell office:value-type="float" office:value="10699" table:style-name="ce5">
            <text:p>10,699<text:s/></text:p>
          </table:table-cell>
          <table:table-cell office:value-type="float" office:value="9636" table:style-name="ce5">
            <text:p>9,636<text:s/></text:p>
          </table:table-cell>
          <table:table-cell office:value-type="float" office:value="14248" table:style-name="ce5">
            <text:p>14,248<text:s/></text:p>
          </table:table-cell>
          <table:table-cell office:value-type="float" office:value="18731" table:style-name="ce5">
            <text:p>18,731<text:s/></text:p>
          </table:table-cell>
          <table:table-cell office:value-type="float" office:value="29548" table:style-name="ce5">
            <text:p>29,548<text:s/></text:p>
          </table:table-cell>
          <table:table-cell office:value-type="float" office:value="26818" table:style-name="ce5">
            <text:p>26,818<text:s/></text:p>
          </table:table-cell>
          <table:table-cell office:value-type="float" office:value="14949" table:style-name="ce5">
            <text:p>14,949<text:s/></text:p>
          </table:table-cell>
          <table:table-cell office:value-type="float" office:value="13079" table:style-name="ce5">
            <text:p>13,079<text:s/></text:p>
          </table:table-cell>
          <table:table-cell office:value-type="float" office:value="12447" table:style-name="ce5">
            <text:p>12,447<text:s/></text:p>
          </table:table-cell>
          <table:table-cell office:value-type="float" office:value="13372" table:style-name="ce5">
            <text:p>13,372<text:s/></text:p>
          </table:table-cell>
          <table:table-cell office:value-type="float" office:value="12307" table:style-name="ce5">
            <text:p>12,307<text:s/></text:p>
          </table:table-cell>
          <table:table-cell office:value-type="float" office:value="11332" table:style-name="ce5">
            <text:p>11,332<text:s/></text:p>
          </table:table-cell>
          <table:table-cell office:value-type="float" office:value="10094" table:style-name="ce5">
            <text:p>10,094<text:s/></text:p>
          </table:table-cell>
          <table:table-cell table:number-columns-repeated="16275"/>
        </table:table-row>
        <table:table-row table:style-name="ro2">
          <table:table-cell office:value-type="date" office:date-value="2018-11-16T00:00:00" table:style-name="ce4">
            <text:p>2018/11/16</text:p>
          </table:table-cell>
          <table:table-cell office:value-type="float" office:value="6672" table:style-name="ce5">
            <text:p>6,672<text:s/></text:p>
          </table:table-cell>
          <table:table-cell office:value-type="float" office:value="17367" table:style-name="ce5">
            <text:p>17,367<text:s/></text:p>
          </table:table-cell>
          <table:table-cell office:value-type="float" office:value="43948" table:style-name="ce5">
            <text:p>43,948<text:s/></text:p>
          </table:table-cell>
          <table:table-cell office:value-type="float" office:value="68152" table:style-name="ce5">
            <text:p>68,152<text:s/></text:p>
          </table:table-cell>
          <table:table-cell office:value-type="float" office:value="29608" table:style-name="ce5">
            <text:p>29,608<text:s/></text:p>
          </table:table-cell>
          <table:table-cell office:value-type="float" office:value="17518" table:style-name="ce5">
            <text:p>17,518<text:s/></text:p>
          </table:table-cell>
          <table:table-cell office:value-type="float" office:value="13665" table:style-name="ce5">
            <text:p>13,665<text:s/></text:p>
          </table:table-cell>
          <table:table-cell office:value-type="float" office:value="4553" table:style-name="ce5">
            <text:p>4,553<text:s/></text:p>
          </table:table-cell>
          <table:table-cell office:value-type="float" office:value="3668" table:style-name="ce5">
            <text:p>3,668<text:s/></text:p>
          </table:table-cell>
          <table:table-cell office:value-type="float" office:value="18322" table:style-name="ce5">
            <text:p>18,322<text:s/></text:p>
          </table:table-cell>
          <table:table-cell office:value-type="float" office:value="2851" table:style-name="ce5">
            <text:p>2,851<text:s/></text:p>
          </table:table-cell>
          <table:table-cell office:value-type="float" office:value="5197" table:style-name="ce5">
            <text:p>5,197<text:s/></text:p>
          </table:table-cell>
          <table:table-cell office:value-type="float" office:value="9070" table:style-name="ce5">
            <text:p>9,070<text:s/></text:p>
          </table:table-cell>
          <table:table-cell office:value-type="float" office:value="11708" table:style-name="ce5">
            <text:p>11,708<text:s/></text:p>
          </table:table-cell>
          <table:table-cell office:value-type="float" office:value="12801" table:style-name="ce5">
            <text:p>12,801<text:s/></text:p>
          </table:table-cell>
          <table:table-cell office:value-type="float" office:value="19619" table:style-name="ce5">
            <text:p>19,619<text:s/></text:p>
          </table:table-cell>
          <table:table-cell office:value-type="float" office:value="18647" table:style-name="ce5">
            <text:p>18,647<text:s/></text:p>
          </table:table-cell>
          <table:table-cell office:value-type="float" office:value="6804" table:style-name="ce5">
            <text:p>6,804<text:s/></text:p>
          </table:table-cell>
          <table:table-cell office:value-type="float" office:value="10202" table:style-name="ce5">
            <text:p>10,202<text:s/></text:p>
          </table:table-cell>
          <table:table-cell office:value-type="float" office:value="3927" table:style-name="ce5">
            <text:p>3,927<text:s/></text:p>
          </table:table-cell>
          <table:table-cell office:value-type="float" office:value="9822" table:style-name="ce5">
            <text:p>9,822<text:s/></text:p>
          </table:table-cell>
          <table:table-cell office:value-type="float" office:value="9508" table:style-name="ce5">
            <text:p>9,508<text:s/></text:p>
          </table:table-cell>
          <table:table-cell office:value-type="float" office:value="5816" table:style-name="ce5">
            <text:p>5,816<text:s/></text:p>
          </table:table-cell>
          <table:table-cell office:value-type="float" office:value="47590" table:style-name="ce5">
            <text:p>47,590<text:s/></text:p>
          </table:table-cell>
          <table:table-cell office:value-type="float" office:value="2604" table:style-name="ce5">
            <text:p>2,604<text:s/></text:p>
          </table:table-cell>
          <table:table-cell office:value-type="float" office:value="14487" table:style-name="ce5">
            <text:p>14,487<text:s/></text:p>
          </table:table-cell>
          <table:table-cell office:value-type="float" office:value="12459" table:style-name="ce5">
            <text:p>12,459<text:s/></text:p>
          </table:table-cell>
          <table:table-cell office:value-type="float" office:value="19266" table:style-name="ce5">
            <text:p>19,266<text:s/></text:p>
          </table:table-cell>
          <table:table-cell office:value-type="float" office:value="24939" table:style-name="ce5">
            <text:p>24,939<text:s/></text:p>
          </table:table-cell>
          <table:table-cell office:value-type="float" office:value="19574" table:style-name="ce5">
            <text:p>19,574<text:s/></text:p>
          </table:table-cell>
          <table:table-cell office:value-type="float" office:value="11140" table:style-name="ce5">
            <text:p>11,140<text:s/></text:p>
          </table:table-cell>
          <table:table-cell office:value-type="float" office:value="35205" table:style-name="ce5">
            <text:p>35,205<text:s/></text:p>
          </table:table-cell>
          <table:table-cell office:value-type="float" office:value="21298" table:style-name="ce5">
            <text:p>21,298<text:s/></text:p>
          </table:table-cell>
          <table:table-cell office:value-type="float" office:value="36970" table:style-name="ce5">
            <text:p>36,970<text:s/></text:p>
          </table:table-cell>
          <table:table-cell office:value-type="float" office:value="33387" table:style-name="ce5">
            <text:p>33,387<text:s/></text:p>
          </table:table-cell>
          <table:table-cell office:value-type="float" office:value="12077" table:style-name="ce5">
            <text:p>12,077<text:s/></text:p>
          </table:table-cell>
          <table:table-cell office:value-type="float" office:value="39653" table:style-name="ce5">
            <text:p>39,653<text:s/></text:p>
          </table:table-cell>
          <table:table-cell office:value-type="float" office:value="29918" table:style-name="ce5">
            <text:p>29,918<text:s/></text:p>
          </table:table-cell>
          <table:table-cell office:value-type="float" office:value="28880" table:style-name="ce5">
            <text:p>28,880<text:s/></text:p>
          </table:table-cell>
          <table:table-cell office:value-type="float" office:value="24376" table:style-name="ce5">
            <text:p>24,376<text:s/></text:p>
          </table:table-cell>
          <table:table-cell office:value-type="float" office:value="25907" table:style-name="ce5">
            <text:p>25,907<text:s/></text:p>
          </table:table-cell>
          <table:table-cell office:value-type="float" office:value="177431" table:style-name="ce5">
            <text:p>177,431<text:s/></text:p>
          </table:table-cell>
          <table:table-cell office:value-type="float" office:value="45753" table:style-name="ce5">
            <text:p>45,753<text:s/></text:p>
          </table:table-cell>
          <table:table-cell office:value-type="float" office:value="24380" table:style-name="ce5">
            <text:p>24,380<text:s/></text:p>
          </table:table-cell>
          <table:table-cell office:value-type="float" office:value="26865" table:style-name="ce5">
            <text:p>26,865<text:s/></text:p>
          </table:table-cell>
          <table:table-cell office:value-type="float" office:value="33725" table:style-name="ce5">
            <text:p>33,725<text:s/></text:p>
          </table:table-cell>
          <table:table-cell office:value-type="float" office:value="42168" table:style-name="ce5">
            <text:p>42,168<text:s/></text:p>
          </table:table-cell>
          <table:table-cell office:value-type="float" office:value="35400" table:style-name="ce5">
            <text:p>35,400<text:s/></text:p>
          </table:table-cell>
          <table:table-cell office:value-type="float" office:value="26503" table:style-name="ce5">
            <text:p>26,503<text:s/></text:p>
          </table:table-cell>
          <table:table-cell office:value-type="float" office:value="14458" table:style-name="ce5">
            <text:p>14,458<text:s/></text:p>
          </table:table-cell>
          <table:table-cell office:value-type="float" office:value="35381" table:style-name="ce5">
            <text:p>35,381<text:s/></text:p>
          </table:table-cell>
          <table:table-cell office:value-type="float" office:value="8371" table:style-name="ce5">
            <text:p>8,371<text:s/></text:p>
          </table:table-cell>
          <table:table-cell office:value-type="float" office:value="10710" table:style-name="ce5">
            <text:p>10,710<text:s/></text:p>
          </table:table-cell>
          <table:table-cell office:value-type="float" office:value="20435" table:style-name="ce5">
            <text:p>20,435<text:s/></text:p>
          </table:table-cell>
          <table:table-cell office:value-type="float" office:value="7380" table:style-name="ce5">
            <text:p>7,380<text:s/></text:p>
          </table:table-cell>
          <table:table-cell office:value-type="float" office:value="4010" table:style-name="ce5">
            <text:p>4,010<text:s/></text:p>
          </table:table-cell>
          <table:table-cell office:value-type="float" office:value="3806" table:style-name="ce5">
            <text:p>3,806<text:s/></text:p>
          </table:table-cell>
          <table:table-cell office:value-type="float" office:value="14768" table:style-name="ce5">
            <text:p>14,768<text:s/></text:p>
          </table:table-cell>
          <table:table-cell office:value-type="float" office:value="10483" table:style-name="ce5">
            <text:p>10,483<text:s/></text:p>
          </table:table-cell>
          <table:table-cell office:value-type="float" office:value="8768" table:style-name="ce5">
            <text:p>8,768<text:s/></text:p>
          </table:table-cell>
          <table:table-cell office:value-type="float" office:value="48203" table:style-name="ce5">
            <text:p>48,203<text:s/></text:p>
          </table:table-cell>
          <table:table-cell office:value-type="float" office:value="9869" table:style-name="ce5">
            <text:p>9,869<text:s/></text:p>
          </table:table-cell>
          <table:table-cell office:value-type="float" office:value="14596" table:style-name="ce5">
            <text:p>14,596<text:s/></text:p>
          </table:table-cell>
          <table:table-cell office:value-type="float" office:value="8197" table:style-name="ce5">
            <text:p>8,197<text:s/></text:p>
          </table:table-cell>
          <table:table-cell office:value-type="float" office:value="24301" table:style-name="ce5">
            <text:p>24,301<text:s/></text:p>
          </table:table-cell>
          <table:table-cell office:value-type="float" office:value="27923" table:style-name="ce5">
            <text:p>27,923<text:s/></text:p>
          </table:table-cell>
          <table:table-cell office:value-type="float" office:value="35220" table:style-name="ce5">
            <text:p>35,220<text:s/></text:p>
          </table:table-cell>
          <table:table-cell office:value-type="float" office:value="52446" table:style-name="ce5">
            <text:p>52,446<text:s/></text:p>
          </table:table-cell>
          <table:table-cell office:value-type="float" office:value="47127" table:style-name="ce5">
            <text:p>47,127<text:s/></text:p>
          </table:table-cell>
          <table:table-cell office:value-type="float" office:value="28675" table:style-name="ce5">
            <text:p>28,675<text:s/></text:p>
          </table:table-cell>
          <table:table-cell office:value-type="float" office:value="33316" table:style-name="ce5">
            <text:p>33,316<text:s/></text:p>
          </table:table-cell>
          <table:table-cell office:value-type="float" office:value="82205" table:style-name="ce5">
            <text:p>82,205<text:s/></text:p>
          </table:table-cell>
          <table:table-cell office:value-type="float" office:value="25980" table:style-name="ce5">
            <text:p>25,980<text:s/></text:p>
          </table:table-cell>
          <table:table-cell office:value-type="float" office:value="38459" table:style-name="ce5">
            <text:p>38,459<text:s/></text:p>
          </table:table-cell>
          <table:table-cell office:value-type="float" office:value="41657" table:style-name="ce5">
            <text:p>41,657<text:s/></text:p>
          </table:table-cell>
          <table:table-cell office:value-type="float" office:value="25651" table:style-name="ce5">
            <text:p>25,651<text:s/></text:p>
          </table:table-cell>
          <table:table-cell office:value-type="float" office:value="73939" table:style-name="ce5">
            <text:p>73,939<text:s/></text:p>
          </table:table-cell>
          <table:table-cell office:value-type="float" office:value="23266" table:style-name="ce5">
            <text:p>23,266<text:s/></text:p>
          </table:table-cell>
          <table:table-cell office:value-type="float" office:value="18941" table:style-name="ce5">
            <text:p>18,941<text:s/></text:p>
          </table:table-cell>
          <table:table-cell office:value-type="float" office:value="16418" table:style-name="ce5">
            <text:p>16,418<text:s/></text:p>
          </table:table-cell>
          <table:table-cell office:value-type="float" office:value="22523" table:style-name="ce5">
            <text:p>22,523<text:s/></text:p>
          </table:table-cell>
          <table:table-cell office:value-type="float" office:value="15867" table:style-name="ce5">
            <text:p>15,867<text:s/></text:p>
          </table:table-cell>
          <table:table-cell office:value-type="float" office:value="34940" table:style-name="ce5">
            <text:p>34,940<text:s/></text:p>
          </table:table-cell>
          <table:table-cell office:value-type="float" office:value="19908" table:style-name="ce5">
            <text:p>19,908<text:s/></text:p>
          </table:table-cell>
          <table:table-cell office:value-type="float" office:value="9217" table:style-name="ce5">
            <text:p>9,217<text:s/></text:p>
          </table:table-cell>
          <table:table-cell office:value-type="float" office:value="14033" table:style-name="ce5">
            <text:p>14,033<text:s/></text:p>
          </table:table-cell>
          <table:table-cell office:value-type="float" office:value="41734" table:style-name="ce5">
            <text:p>41,734<text:s/></text:p>
          </table:table-cell>
          <table:table-cell office:value-type="float" office:value="27303" table:style-name="ce5">
            <text:p>27,303<text:s/></text:p>
          </table:table-cell>
          <table:table-cell office:value-type="float" office:value="26172" table:style-name="ce5">
            <text:p>26,172<text:s/></text:p>
          </table:table-cell>
          <table:table-cell office:value-type="float" office:value="28468" table:style-name="ce5">
            <text:p>28,468<text:s/></text:p>
          </table:table-cell>
          <table:table-cell office:value-type="float" office:value="15578" table:style-name="ce5">
            <text:p>15,578<text:s/></text:p>
          </table:table-cell>
          <table:table-cell office:value-type="float" office:value="11664" table:style-name="ce5">
            <text:p>11,664<text:s/></text:p>
          </table:table-cell>
          <table:table-cell office:value-type="float" office:value="5707" table:style-name="ce5">
            <text:p>5,707<text:s/></text:p>
          </table:table-cell>
          <table:table-cell office:value-type="float" office:value="5457" table:style-name="ce5">
            <text:p>5,457<text:s/></text:p>
          </table:table-cell>
          <table:table-cell office:value-type="float" office:value="6896" table:style-name="ce5">
            <text:p>6,896<text:s/></text:p>
          </table:table-cell>
          <table:table-cell office:value-type="float" office:value="11058" table:style-name="ce5">
            <text:p>11,058<text:s/></text:p>
          </table:table-cell>
          <table:table-cell office:value-type="float" office:value="10504" table:style-name="ce5">
            <text:p>10,504<text:s/></text:p>
          </table:table-cell>
          <table:table-cell office:value-type="float" office:value="16396" table:style-name="ce5">
            <text:p>16,396<text:s/></text:p>
          </table:table-cell>
          <table:table-cell office:value-type="float" office:value="19806" table:style-name="ce5">
            <text:p>19,806<text:s/></text:p>
          </table:table-cell>
          <table:table-cell office:value-type="float" office:value="30489" table:style-name="ce5">
            <text:p>30,489<text:s/></text:p>
          </table:table-cell>
          <table:table-cell office:value-type="float" office:value="28423" table:style-name="ce5">
            <text:p>28,423<text:s/></text:p>
          </table:table-cell>
          <table:table-cell office:value-type="float" office:value="15920" table:style-name="ce5">
            <text:p>15,920<text:s/></text:p>
          </table:table-cell>
          <table:table-cell office:value-type="float" office:value="13625" table:style-name="ce5">
            <text:p>13,625<text:s/></text:p>
          </table:table-cell>
          <table:table-cell office:value-type="float" office:value="13578" table:style-name="ce5">
            <text:p>13,578<text:s/></text:p>
          </table:table-cell>
          <table:table-cell office:value-type="float" office:value="13948" table:style-name="ce5">
            <text:p>13,948<text:s/></text:p>
          </table:table-cell>
          <table:table-cell office:value-type="float" office:value="13263" table:style-name="ce5">
            <text:p>13,263<text:s/></text:p>
          </table:table-cell>
          <table:table-cell office:value-type="float" office:value="12542" table:style-name="ce5">
            <text:p>12,542<text:s/></text:p>
          </table:table-cell>
          <table:table-cell office:value-type="float" office:value="10987" table:style-name="ce5">
            <text:p>10,987<text:s/></text:p>
          </table:table-cell>
          <table:table-cell table:number-columns-repeated="16275"/>
        </table:table-row>
        <table:table-row table:style-name="ro2">
          <table:table-cell office:value-type="date" office:date-value="2018-11-17T00:00:00" table:style-name="ce4">
            <text:p>2018/11/17</text:p>
          </table:table-cell>
          <table:table-cell office:value-type="float" office:value="4804" table:style-name="ce5">
            <text:p>4,804<text:s/></text:p>
          </table:table-cell>
          <table:table-cell office:value-type="float" office:value="11950" table:style-name="ce5">
            <text:p>11,950<text:s/></text:p>
          </table:table-cell>
          <table:table-cell office:value-type="float" office:value="26566" table:style-name="ce5">
            <text:p>26,566<text:s/></text:p>
          </table:table-cell>
          <table:table-cell office:value-type="float" office:value="69296" table:style-name="ce5">
            <text:p>69,296<text:s/></text:p>
          </table:table-cell>
          <table:table-cell office:value-type="float" office:value="18427" table:style-name="ce5">
            <text:p>18,427<text:s/></text:p>
          </table:table-cell>
          <table:table-cell office:value-type="float" office:value="12585" table:style-name="ce5">
            <text:p>12,585<text:s/></text:p>
          </table:table-cell>
          <table:table-cell office:value-type="float" office:value="9917" table:style-name="ce5">
            <text:p>9,917<text:s/></text:p>
          </table:table-cell>
          <table:table-cell office:value-type="float" office:value="4037" table:style-name="ce5">
            <text:p>4,037<text:s/></text:p>
          </table:table-cell>
          <table:table-cell office:value-type="float" office:value="2860" table:style-name="ce5">
            <text:p>2,860<text:s/></text:p>
          </table:table-cell>
          <table:table-cell office:value-type="float" office:value="12345" table:style-name="ce5">
            <text:p>12,345<text:s/></text:p>
          </table:table-cell>
          <table:table-cell office:value-type="float" office:value="2250" table:style-name="ce5">
            <text:p>2,250<text:s/></text:p>
          </table:table-cell>
          <table:table-cell office:value-type="float" office:value="3381" table:style-name="ce5">
            <text:p>3,381<text:s/></text:p>
          </table:table-cell>
          <table:table-cell office:value-type="float" office:value="9212" table:style-name="ce5">
            <text:p>9,212<text:s/></text:p>
          </table:table-cell>
          <table:table-cell office:value-type="float" office:value="8293" table:style-name="ce5">
            <text:p>8,293<text:s/></text:p>
          </table:table-cell>
          <table:table-cell office:value-type="float" office:value="12412" table:style-name="ce5">
            <text:p>12,412<text:s/></text:p>
          </table:table-cell>
          <table:table-cell office:value-type="float" office:value="9311" table:style-name="ce5">
            <text:p>9,311<text:s/></text:p>
          </table:table-cell>
          <table:table-cell office:value-type="float" office:value="7893" table:style-name="ce5">
            <text:p>7,893<text:s/></text:p>
          </table:table-cell>
          <table:table-cell office:value-type="float" office:value="4475" table:style-name="ce5">
            <text:p>4,475<text:s/></text:p>
          </table:table-cell>
          <table:table-cell office:value-type="float" office:value="9199" table:style-name="ce5">
            <text:p>9,199<text:s/></text:p>
          </table:table-cell>
          <table:table-cell office:value-type="float" office:value="3187" table:style-name="ce5">
            <text:p>3,187<text:s/></text:p>
          </table:table-cell>
          <table:table-cell office:value-type="float" office:value="7080" table:style-name="ce5">
            <text:p>7,080<text:s/></text:p>
          </table:table-cell>
          <table:table-cell office:value-type="float" office:value="7459" table:style-name="ce5">
            <text:p>7,459<text:s/></text:p>
          </table:table-cell>
          <table:table-cell office:value-type="float" office:value="3136" table:style-name="ce5">
            <text:p>3,136<text:s/></text:p>
          </table:table-cell>
          <table:table-cell office:value-type="float" office:value="42348" table:style-name="ce5">
            <text:p>42,348<text:s/></text:p>
          </table:table-cell>
          <table:table-cell office:value-type="float" office:value="2118" table:style-name="ce5">
            <text:p>2,118<text:s/></text:p>
          </table:table-cell>
          <table:table-cell office:value-type="float" office:value="11761" table:style-name="ce5">
            <text:p>11,761<text:s/></text:p>
          </table:table-cell>
          <table:table-cell office:value-type="float" office:value="10295" table:style-name="ce5">
            <text:p>10,295<text:s/></text:p>
          </table:table-cell>
          <table:table-cell office:value-type="float" office:value="15743" table:style-name="ce5">
            <text:p>15,743<text:s/></text:p>
          </table:table-cell>
          <table:table-cell office:value-type="float" office:value="18168" table:style-name="ce5">
            <text:p>18,168<text:s/></text:p>
          </table:table-cell>
          <table:table-cell office:value-type="float" office:value="17271" table:style-name="ce5">
            <text:p>17,271<text:s/></text:p>
          </table:table-cell>
          <table:table-cell office:value-type="float" office:value="10336" table:style-name="ce5">
            <text:p>10,336<text:s/></text:p>
          </table:table-cell>
          <table:table-cell office:value-type="float" office:value="34447" table:style-name="ce5">
            <text:p>34,447<text:s/></text:p>
          </table:table-cell>
          <table:table-cell office:value-type="float" office:value="19653" table:style-name="ce5">
            <text:p>19,653<text:s/></text:p>
          </table:table-cell>
          <table:table-cell office:value-type="float" office:value="30216" table:style-name="ce5">
            <text:p>30,216<text:s/></text:p>
          </table:table-cell>
          <table:table-cell office:value-type="float" office:value="26790" table:style-name="ce5">
            <text:p>26,790<text:s/></text:p>
          </table:table-cell>
          <table:table-cell office:value-type="float" office:value="6521" table:style-name="ce5">
            <text:p>6,521<text:s/></text:p>
          </table:table-cell>
          <table:table-cell office:value-type="float" office:value="34825" table:style-name="ce5">
            <text:p>34,825<text:s/></text:p>
          </table:table-cell>
          <table:table-cell office:value-type="float" office:value="24618" table:style-name="ce5">
            <text:p>24,618<text:s/></text:p>
          </table:table-cell>
          <table:table-cell office:value-type="float" office:value="23797" table:style-name="ce5">
            <text:p>23,797<text:s/></text:p>
          </table:table-cell>
          <table:table-cell office:value-type="float" office:value="20798" table:style-name="ce5">
            <text:p>20,798<text:s/></text:p>
          </table:table-cell>
          <table:table-cell office:value-type="float" office:value="13234" table:style-name="ce5">
            <text:p>13,234<text:s/></text:p>
          </table:table-cell>
          <table:table-cell office:value-type="float" office:value="189191" table:style-name="ce5">
            <text:p>189,191<text:s/></text:p>
          </table:table-cell>
          <table:table-cell office:value-type="float" office:value="48753" table:style-name="ce5">
            <text:p>48,753<text:s/></text:p>
          </table:table-cell>
          <table:table-cell office:value-type="float" office:value="20800" table:style-name="ce5">
            <text:p>20,800<text:s/></text:p>
          </table:table-cell>
          <table:table-cell office:value-type="float" office:value="19586" table:style-name="ce5">
            <text:p>19,586<text:s/></text:p>
          </table:table-cell>
          <table:table-cell office:value-type="float" office:value="33977" table:style-name="ce5">
            <text:p>33,977<text:s/></text:p>
          </table:table-cell>
          <table:table-cell office:value-type="float" office:value="38118" table:style-name="ce5">
            <text:p>38,118<text:s/></text:p>
          </table:table-cell>
          <table:table-cell office:value-type="float" office:value="31411" table:style-name="ce5">
            <text:p>31,411<text:s/></text:p>
          </table:table-cell>
          <table:table-cell office:value-type="float" office:value="22160" table:style-name="ce5">
            <text:p>22,160<text:s/></text:p>
          </table:table-cell>
          <table:table-cell office:value-type="float" office:value="11203" table:style-name="ce5">
            <text:p>11,203<text:s/></text:p>
          </table:table-cell>
          <table:table-cell office:value-type="float" office:value="28219" table:style-name="ce5">
            <text:p>28,219<text:s/></text:p>
          </table:table-cell>
          <table:table-cell office:value-type="float" office:value="6859" table:style-name="ce5">
            <text:p>6,859<text:s/></text:p>
          </table:table-cell>
          <table:table-cell office:value-type="float" office:value="7820" table:style-name="ce5">
            <text:p>7,820<text:s/></text:p>
          </table:table-cell>
          <table:table-cell office:value-type="float" office:value="16712" table:style-name="ce5">
            <text:p>16,712<text:s/></text:p>
          </table:table-cell>
          <table:table-cell office:value-type="float" office:value="8043" table:style-name="ce5">
            <text:p>8,043<text:s/></text:p>
          </table:table-cell>
          <table:table-cell office:value-type="float" office:value="3302" table:style-name="ce5">
            <text:p>3,302<text:s/></text:p>
          </table:table-cell>
          <table:table-cell office:value-type="float" office:value="1988" table:style-name="ce5">
            <text:p>1,988<text:s/></text:p>
          </table:table-cell>
          <table:table-cell office:value-type="float" office:value="9248" table:style-name="ce5">
            <text:p>9,248<text:s/></text:p>
          </table:table-cell>
          <table:table-cell office:value-type="float" office:value="8980" table:style-name="ce5">
            <text:p>8,980<text:s/></text:p>
          </table:table-cell>
          <table:table-cell office:value-type="float" office:value="6302" table:style-name="ce5">
            <text:p>6,302<text:s/></text:p>
          </table:table-cell>
          <table:table-cell office:value-type="float" office:value="39647" table:style-name="ce5">
            <text:p>39,647<text:s/></text:p>
          </table:table-cell>
          <table:table-cell office:value-type="float" office:value="7487" table:style-name="ce5">
            <text:p>7,487<text:s/></text:p>
          </table:table-cell>
          <table:table-cell office:value-type="float" office:value="12376" table:style-name="ce5">
            <text:p>12,376<text:s/></text:p>
          </table:table-cell>
          <table:table-cell office:value-type="float" office:value="7419" table:style-name="ce5">
            <text:p>7,419<text:s/></text:p>
          </table:table-cell>
          <table:table-cell office:value-type="float" office:value="19954" table:style-name="ce5">
            <text:p>19,954<text:s/></text:p>
          </table:table-cell>
          <table:table-cell office:value-type="float" office:value="20180" table:style-name="ce5">
            <text:p>20,180<text:s/></text:p>
          </table:table-cell>
          <table:table-cell office:value-type="float" office:value="33674" table:style-name="ce5">
            <text:p>33,674<text:s/></text:p>
          </table:table-cell>
          <table:table-cell office:value-type="float" office:value="61358" table:style-name="ce5">
            <text:p>61,358<text:s/></text:p>
          </table:table-cell>
          <table:table-cell office:value-type="float" office:value="38564" table:style-name="ce5">
            <text:p>38,564<text:s/></text:p>
          </table:table-cell>
          <table:table-cell office:value-type="float" office:value="23967" table:style-name="ce5">
            <text:p>23,967<text:s/></text:p>
          </table:table-cell>
          <table:table-cell office:value-type="float" office:value="32609" table:style-name="ce5">
            <text:p>32,609<text:s/></text:p>
          </table:table-cell>
          <table:table-cell office:value-type="float" office:value="92953" table:style-name="ce5">
            <text:p>92,953<text:s/></text:p>
          </table:table-cell>
          <table:table-cell office:value-type="float" office:value="17242" table:style-name="ce5">
            <text:p>17,242<text:s/></text:p>
          </table:table-cell>
          <table:table-cell office:value-type="float" office:value="34291" table:style-name="ce5">
            <text:p>34,291<text:s/></text:p>
          </table:table-cell>
          <table:table-cell office:value-type="float" office:value="38728" table:style-name="ce5">
            <text:p>38,728<text:s/></text:p>
          </table:table-cell>
          <table:table-cell office:value-type="float" office:value="24125" table:style-name="ce5">
            <text:p>24,125<text:s/></text:p>
          </table:table-cell>
          <table:table-cell office:value-type="float" office:value="66052" table:style-name="ce5">
            <text:p>66,052<text:s/></text:p>
          </table:table-cell>
          <table:table-cell office:value-type="float" office:value="17273" table:style-name="ce5">
            <text:p>17,273<text:s/></text:p>
          </table:table-cell>
          <table:table-cell office:value-type="float" office:value="15814" table:style-name="ce5">
            <text:p>15,814<text:s/></text:p>
          </table:table-cell>
          <table:table-cell office:value-type="float" office:value="10516" table:style-name="ce5">
            <text:p>10,516<text:s/></text:p>
          </table:table-cell>
          <table:table-cell office:value-type="float" office:value="19933" table:style-name="ce5">
            <text:p>19,933<text:s/></text:p>
          </table:table-cell>
          <table:table-cell office:value-type="float" office:value="10021" table:style-name="ce5">
            <text:p>10,021<text:s/></text:p>
          </table:table-cell>
          <table:table-cell office:value-type="float" office:value="35629" table:style-name="ce5">
            <text:p>35,629<text:s/></text:p>
          </table:table-cell>
          <table:table-cell office:value-type="float" office:value="14858" table:style-name="ce5">
            <text:p>14,858<text:s/></text:p>
          </table:table-cell>
          <table:table-cell office:value-type="float" office:value="9796" table:style-name="ce5">
            <text:p>9,796<text:s/></text:p>
          </table:table-cell>
          <table:table-cell office:value-type="float" office:value="12024" table:style-name="ce5">
            <text:p>12,024<text:s/></text:p>
          </table:table-cell>
          <table:table-cell office:value-type="float" office:value="22101" table:style-name="ce5">
            <text:p>22,101<text:s/></text:p>
          </table:table-cell>
          <table:table-cell office:value-type="float" office:value="15907" table:style-name="ce5">
            <text:p>15,907<text:s/></text:p>
          </table:table-cell>
          <table:table-cell office:value-type="float" office:value="18167" table:style-name="ce5">
            <text:p>18,167<text:s/></text:p>
          </table:table-cell>
          <table:table-cell office:value-type="float" office:value="21584" table:style-name="ce5">
            <text:p>21,584<text:s/></text:p>
          </table:table-cell>
          <table:table-cell office:value-type="float" office:value="10473" table:style-name="ce5">
            <text:p>10,473<text:s/></text:p>
          </table:table-cell>
          <table:table-cell office:value-type="float" office:value="9154" table:style-name="ce5">
            <text:p>9,154<text:s/></text:p>
          </table:table-cell>
          <table:table-cell office:value-type="float" office:value="4457" table:style-name="ce5">
            <text:p>4,457<text:s/></text:p>
          </table:table-cell>
          <table:table-cell office:value-type="float" office:value="2654" table:style-name="ce5">
            <text:p>2,654<text:s/></text:p>
          </table:table-cell>
          <table:table-cell office:value-type="float" office:value="6892" table:style-name="ce5">
            <text:p>6,892<text:s/></text:p>
          </table:table-cell>
          <table:table-cell office:value-type="float" office:value="8364" table:style-name="ce5">
            <text:p>8,364<text:s/></text:p>
          </table:table-cell>
          <table:table-cell office:value-type="float" office:value="10431" table:style-name="ce5">
            <text:p>10,431<text:s/></text:p>
          </table:table-cell>
          <table:table-cell office:value-type="float" office:value="14050" table:style-name="ce5">
            <text:p>14,050<text:s/></text:p>
          </table:table-cell>
          <table:table-cell office:value-type="float" office:value="14794" table:style-name="ce5">
            <text:p>14,794<text:s/></text:p>
          </table:table-cell>
          <table:table-cell office:value-type="float" office:value="21781" table:style-name="ce5">
            <text:p>21,781<text:s/></text:p>
          </table:table-cell>
          <table:table-cell office:value-type="float" office:value="25508" table:style-name="ce5">
            <text:p>25,508<text:s/></text:p>
          </table:table-cell>
          <table:table-cell office:value-type="float" office:value="12743" table:style-name="ce5">
            <text:p>12,743<text:s/></text:p>
          </table:table-cell>
          <table:table-cell office:value-type="float" office:value="10859" table:style-name="ce5">
            <text:p>10,859<text:s/></text:p>
          </table:table-cell>
          <table:table-cell office:value-type="float" office:value="11562" table:style-name="ce5">
            <text:p>11,562<text:s/></text:p>
          </table:table-cell>
          <table:table-cell office:value-type="float" office:value="11224" table:style-name="ce5">
            <text:p>11,224<text:s/></text:p>
          </table:table-cell>
          <table:table-cell office:value-type="float" office:value="11453" table:style-name="ce5">
            <text:p>11,453<text:s/></text:p>
          </table:table-cell>
          <table:table-cell office:value-type="float" office:value="8733" table:style-name="ce5">
            <text:p>8,733<text:s/></text:p>
          </table:table-cell>
          <table:table-cell office:value-type="float" office:value="8787" table:style-name="ce5">
            <text:p>8,787<text:s/></text:p>
          </table:table-cell>
          <table:table-cell table:number-columns-repeated="16275"/>
        </table:table-row>
        <table:table-row table:style-name="ro2">
          <table:table-cell office:value-type="date" office:date-value="2018-11-18T00:00:00" table:style-name="ce4">
            <text:p>2018/11/18</text:p>
          </table:table-cell>
          <table:table-cell office:value-type="float" office:value="5271" table:style-name="ce5">
            <text:p>5,271<text:s/></text:p>
          </table:table-cell>
          <table:table-cell office:value-type="float" office:value="9667" table:style-name="ce5">
            <text:p>9,667<text:s/></text:p>
          </table:table-cell>
          <table:table-cell office:value-type="float" office:value="20805" table:style-name="ce5">
            <text:p>20,805<text:s/></text:p>
          </table:table-cell>
          <table:table-cell office:value-type="float" office:value="57597" table:style-name="ce5">
            <text:p>57,597<text:s/></text:p>
          </table:table-cell>
          <table:table-cell office:value-type="float" office:value="14297" table:style-name="ce5">
            <text:p>14,297<text:s/></text:p>
          </table:table-cell>
          <table:table-cell office:value-type="float" office:value="12101" table:style-name="ce5">
            <text:p>12,101<text:s/></text:p>
          </table:table-cell>
          <table:table-cell office:value-type="float" office:value="8363" table:style-name="ce5">
            <text:p>8,363<text:s/></text:p>
          </table:table-cell>
          <table:table-cell office:value-type="float" office:value="3655" table:style-name="ce5">
            <text:p>3,655<text:s/></text:p>
          </table:table-cell>
          <table:table-cell office:value-type="float" office:value="2528" table:style-name="ce5">
            <text:p>2,528<text:s/></text:p>
          </table:table-cell>
          <table:table-cell office:value-type="float" office:value="9358" table:style-name="ce5">
            <text:p>9,358<text:s/></text:p>
          </table:table-cell>
          <table:table-cell office:value-type="float" office:value="2054" table:style-name="ce5">
            <text:p>2,054<text:s/></text:p>
          </table:table-cell>
          <table:table-cell office:value-type="float" office:value="3335" table:style-name="ce5">
            <text:p>3,335<text:s/></text:p>
          </table:table-cell>
          <table:table-cell office:value-type="float" office:value="11306" table:style-name="ce5">
            <text:p>11,306<text:s/></text:p>
          </table:table-cell>
          <table:table-cell office:value-type="float" office:value="6555" table:style-name="ce5">
            <text:p>6,555<text:s/></text:p>
          </table:table-cell>
          <table:table-cell office:value-type="float" office:value="12085" table:style-name="ce5">
            <text:p>12,085<text:s/></text:p>
          </table:table-cell>
          <table:table-cell office:value-type="float" office:value="5491" table:style-name="ce5">
            <text:p>5,491<text:s/></text:p>
          </table:table-cell>
          <table:table-cell office:value-type="float" office:value="6888" table:style-name="ce5">
            <text:p>6,888<text:s/></text:p>
          </table:table-cell>
          <table:table-cell office:value-type="float" office:value="3901" table:style-name="ce5">
            <text:p>3,901<text:s/></text:p>
          </table:table-cell>
          <table:table-cell office:value-type="float" office:value="7661" table:style-name="ce5">
            <text:p>7,661<text:s/></text:p>
          </table:table-cell>
          <table:table-cell office:value-type="float" office:value="3898" table:style-name="ce5">
            <text:p>3,898<text:s/></text:p>
          </table:table-cell>
          <table:table-cell office:value-type="float" office:value="5731" table:style-name="ce5">
            <text:p>5,731<text:s/></text:p>
          </table:table-cell>
          <table:table-cell office:value-type="float" office:value="6281" table:style-name="ce5">
            <text:p>6,281<text:s/></text:p>
          </table:table-cell>
          <table:table-cell office:value-type="float" office:value="2718" table:style-name="ce5">
            <text:p>2,718<text:s/></text:p>
          </table:table-cell>
          <table:table-cell office:value-type="float" office:value="37561" table:style-name="ce5">
            <text:p>37,561<text:s/></text:p>
          </table:table-cell>
          <table:table-cell office:value-type="float" office:value="2204" table:style-name="ce5">
            <text:p>2,204<text:s/></text:p>
          </table:table-cell>
          <table:table-cell office:value-type="float" office:value="13130" table:style-name="ce5">
            <text:p>13,130<text:s/></text:p>
          </table:table-cell>
          <table:table-cell office:value-type="float" office:value="9092" table:style-name="ce5">
            <text:p>9,092<text:s/></text:p>
          </table:table-cell>
          <table:table-cell office:value-type="float" office:value="13518" table:style-name="ce5">
            <text:p>13,518<text:s/></text:p>
          </table:table-cell>
          <table:table-cell office:value-type="float" office:value="16108" table:style-name="ce5">
            <text:p>16,108<text:s/></text:p>
          </table:table-cell>
          <table:table-cell office:value-type="float" office:value="15736" table:style-name="ce5">
            <text:p>15,736<text:s/></text:p>
          </table:table-cell>
          <table:table-cell office:value-type="float" office:value="8567" table:style-name="ce5">
            <text:p>8,567<text:s/></text:p>
          </table:table-cell>
          <table:table-cell office:value-type="float" office:value="31550" table:style-name="ce5">
            <text:p>31,550<text:s/></text:p>
          </table:table-cell>
          <table:table-cell office:value-type="float" office:value="18177" table:style-name="ce5">
            <text:p>18,177<text:s/></text:p>
          </table:table-cell>
          <table:table-cell office:value-type="float" office:value="23906" table:style-name="ce5">
            <text:p>23,906<text:s/></text:p>
          </table:table-cell>
          <table:table-cell office:value-type="float" office:value="27532" table:style-name="ce5">
            <text:p>27,532<text:s/></text:p>
          </table:table-cell>
          <table:table-cell office:value-type="float" office:value="4490" table:style-name="ce5">
            <text:p>4,490<text:s/></text:p>
          </table:table-cell>
          <table:table-cell office:value-type="float" office:value="30612" table:style-name="ce5">
            <text:p>30,612<text:s/></text:p>
          </table:table-cell>
          <table:table-cell office:value-type="float" office:value="21620" table:style-name="ce5">
            <text:p>21,620<text:s/></text:p>
          </table:table-cell>
          <table:table-cell office:value-type="float" office:value="20363" table:style-name="ce5">
            <text:p>20,363<text:s/></text:p>
          </table:table-cell>
          <table:table-cell office:value-type="float" office:value="18152" table:style-name="ce5">
            <text:p>18,152<text:s/></text:p>
          </table:table-cell>
          <table:table-cell office:value-type="float" office:value="16440" table:style-name="ce5">
            <text:p>16,440<text:s/></text:p>
          </table:table-cell>
          <table:table-cell office:value-type="float" office:value="202556" table:style-name="ce5">
            <text:p>202,556<text:s/></text:p>
          </table:table-cell>
          <table:table-cell office:value-type="float" office:value="39630" table:style-name="ce5">
            <text:p>39,630<text:s/></text:p>
          </table:table-cell>
          <table:table-cell office:value-type="float" office:value="15272" table:style-name="ce5">
            <text:p>15,272<text:s/></text:p>
          </table:table-cell>
          <table:table-cell office:value-type="float" office:value="19591" table:style-name="ce5">
            <text:p>19,591<text:s/></text:p>
          </table:table-cell>
          <table:table-cell office:value-type="float" office:value="32145" table:style-name="ce5">
            <text:p>32,145<text:s/></text:p>
          </table:table-cell>
          <table:table-cell office:value-type="float" office:value="34603" table:style-name="ce5">
            <text:p>34,603<text:s/></text:p>
          </table:table-cell>
          <table:table-cell office:value-type="float" office:value="26957" table:style-name="ce5">
            <text:p>26,957<text:s/></text:p>
          </table:table-cell>
          <table:table-cell office:value-type="float" office:value="21776" table:style-name="ce5">
            <text:p>21,776<text:s/></text:p>
          </table:table-cell>
          <table:table-cell office:value-type="float" office:value="8695" table:style-name="ce5">
            <text:p>8,695<text:s/></text:p>
          </table:table-cell>
          <table:table-cell office:value-type="float" office:value="23680" table:style-name="ce5">
            <text:p>23,680<text:s/></text:p>
          </table:table-cell>
          <table:table-cell office:value-type="float" office:value="6165" table:style-name="ce5">
            <text:p>6,165<text:s/></text:p>
          </table:table-cell>
          <table:table-cell office:value-type="float" office:value="6755" table:style-name="ce5">
            <text:p>6,755<text:s/></text:p>
          </table:table-cell>
          <table:table-cell office:value-type="float" office:value="15395" table:style-name="ce5">
            <text:p>15,395<text:s/></text:p>
          </table:table-cell>
          <table:table-cell office:value-type="float" office:value="7621" table:style-name="ce5">
            <text:p>7,621<text:s/></text:p>
          </table:table-cell>
          <table:table-cell office:value-type="float" office:value="3487" table:style-name="ce5">
            <text:p>3,487<text:s/></text:p>
          </table:table-cell>
          <table:table-cell office:value-type="float" office:value="3791" table:style-name="ce5">
            <text:p>3,791<text:s/></text:p>
          </table:table-cell>
          <table:table-cell office:value-type="float" office:value="8239" table:style-name="ce5">
            <text:p>8,239<text:s/></text:p>
          </table:table-cell>
          <table:table-cell office:value-type="float" office:value="7957" table:style-name="ce5">
            <text:p>7,957<text:s/></text:p>
          </table:table-cell>
          <table:table-cell office:value-type="float" office:value="5880" table:style-name="ce5">
            <text:p>5,880<text:s/></text:p>
          </table:table-cell>
          <table:table-cell office:value-type="float" office:value="47422" table:style-name="ce5">
            <text:p>47,422<text:s/></text:p>
          </table:table-cell>
          <table:table-cell office:value-type="float" office:value="7442" table:style-name="ce5">
            <text:p>7,442<text:s/></text:p>
          </table:table-cell>
          <table:table-cell office:value-type="float" office:value="12329" table:style-name="ce5">
            <text:p>12,329<text:s/></text:p>
          </table:table-cell>
          <table:table-cell office:value-type="float" office:value="6324" table:style-name="ce5">
            <text:p>6,324<text:s/></text:p>
          </table:table-cell>
          <table:table-cell office:value-type="float" office:value="17873" table:style-name="ce5">
            <text:p>17,873<text:s/></text:p>
          </table:table-cell>
          <table:table-cell office:value-type="float" office:value="16768" table:style-name="ce5">
            <text:p>16,768<text:s/></text:p>
          </table:table-cell>
          <table:table-cell office:value-type="float" office:value="30139" table:style-name="ce5">
            <text:p>30,139<text:s/></text:p>
          </table:table-cell>
          <table:table-cell office:value-type="float" office:value="56603" table:style-name="ce5">
            <text:p>56,603<text:s/></text:p>
          </table:table-cell>
          <table:table-cell office:value-type="float" office:value="33258" table:style-name="ce5">
            <text:p>33,258<text:s/></text:p>
          </table:table-cell>
          <table:table-cell office:value-type="float" office:value="20365" table:style-name="ce5">
            <text:p>20,365<text:s/></text:p>
          </table:table-cell>
          <table:table-cell office:value-type="float" office:value="30360" table:style-name="ce5">
            <text:p>30,360<text:s/></text:p>
          </table:table-cell>
          <table:table-cell office:value-type="float" office:value="83719" table:style-name="ce5">
            <text:p>83,719<text:s/></text:p>
          </table:table-cell>
          <table:table-cell office:value-type="float" office:value="14881" table:style-name="ce5">
            <text:p>14,881<text:s/></text:p>
          </table:table-cell>
          <table:table-cell office:value-type="float" office:value="29403" table:style-name="ce5">
            <text:p>29,403<text:s/></text:p>
          </table:table-cell>
          <table:table-cell office:value-type="float" office:value="28815" table:style-name="ce5">
            <text:p>28,815<text:s/></text:p>
          </table:table-cell>
          <table:table-cell office:value-type="float" office:value="19030" table:style-name="ce5">
            <text:p>19,030<text:s/></text:p>
          </table:table-cell>
          <table:table-cell office:value-type="float" office:value="65570" table:style-name="ce5">
            <text:p>65,570<text:s/></text:p>
          </table:table-cell>
          <table:table-cell office:value-type="float" office:value="15341" table:style-name="ce5">
            <text:p>15,341<text:s/></text:p>
          </table:table-cell>
          <table:table-cell office:value-type="float" office:value="14153" table:style-name="ce5">
            <text:p>14,153<text:s/></text:p>
          </table:table-cell>
          <table:table-cell office:value-type="float" office:value="9528" table:style-name="ce5">
            <text:p>9,528<text:s/></text:p>
          </table:table-cell>
          <table:table-cell office:value-type="float" office:value="17647" table:style-name="ce5">
            <text:p>17,647<text:s/></text:p>
          </table:table-cell>
          <table:table-cell office:value-type="float" office:value="11783" table:style-name="ce5">
            <text:p>11,783<text:s/></text:p>
          </table:table-cell>
          <table:table-cell office:value-type="float" office:value="33946" table:style-name="ce5">
            <text:p>33,946<text:s/></text:p>
          </table:table-cell>
          <table:table-cell office:value-type="float" office:value="11079" table:style-name="ce5">
            <text:p>11,079<text:s/></text:p>
          </table:table-cell>
          <table:table-cell office:value-type="float" office:value="10718" table:style-name="ce5">
            <text:p>10,718<text:s/></text:p>
          </table:table-cell>
          <table:table-cell office:value-type="float" office:value="14638" table:style-name="ce5">
            <text:p>14,638<text:s/></text:p>
          </table:table-cell>
          <table:table-cell office:value-type="float" office:value="17060" table:style-name="ce5">
            <text:p>17,060<text:s/></text:p>
          </table:table-cell>
          <table:table-cell office:value-type="float" office:value="13504" table:style-name="ce5">
            <text:p>13,504<text:s/></text:p>
          </table:table-cell>
          <table:table-cell office:value-type="float" office:value="14985" table:style-name="ce5">
            <text:p>14,985<text:s/></text:p>
          </table:table-cell>
          <table:table-cell office:value-type="float" office:value="19211" table:style-name="ce5">
            <text:p>19,211<text:s/></text:p>
          </table:table-cell>
          <table:table-cell office:value-type="float" office:value="8129" table:style-name="ce5">
            <text:p>8,129<text:s/></text:p>
          </table:table-cell>
          <table:table-cell office:value-type="float" office:value="8658" table:style-name="ce5">
            <text:p>8,658<text:s/></text:p>
          </table:table-cell>
          <table:table-cell office:value-type="float" office:value="4406" table:style-name="ce5">
            <text:p>4,406<text:s/></text:p>
          </table:table-cell>
          <table:table-cell office:value-type="float" office:value="2498" table:style-name="ce5">
            <text:p>2,498<text:s/></text:p>
          </table:table-cell>
          <table:table-cell office:value-type="float" office:value="5866" table:style-name="ce5">
            <text:p>5,866<text:s/></text:p>
          </table:table-cell>
          <table:table-cell office:value-type="float" office:value="7382" table:style-name="ce5">
            <text:p>7,382<text:s/></text:p>
          </table:table-cell>
          <table:table-cell office:value-type="float" office:value="8641" table:style-name="ce5">
            <text:p>8,641<text:s/></text:p>
          </table:table-cell>
          <table:table-cell office:value-type="float" office:value="13241" table:style-name="ce5">
            <text:p>13,241<text:s/></text:p>
          </table:table-cell>
          <table:table-cell office:value-type="float" office:value="12989" table:style-name="ce5">
            <text:p>12,989<text:s/></text:p>
          </table:table-cell>
          <table:table-cell office:value-type="float" office:value="19244" table:style-name="ce5">
            <text:p>19,244<text:s/></text:p>
          </table:table-cell>
          <table:table-cell office:value-type="float" office:value="22429" table:style-name="ce5">
            <text:p>22,429<text:s/></text:p>
          </table:table-cell>
          <table:table-cell office:value-type="float" office:value="11357" table:style-name="ce5">
            <text:p>11,357<text:s/></text:p>
          </table:table-cell>
          <table:table-cell office:value-type="float" office:value="10343" table:style-name="ce5">
            <text:p>10,343<text:s/></text:p>
          </table:table-cell>
          <table:table-cell office:value-type="float" office:value="10460" table:style-name="ce5">
            <text:p>10,460<text:s/></text:p>
          </table:table-cell>
          <table:table-cell office:value-type="float" office:value="9922" table:style-name="ce5">
            <text:p>9,922<text:s/></text:p>
          </table:table-cell>
          <table:table-cell office:value-type="float" office:value="10525" table:style-name="ce5">
            <text:p>10,525<text:s/></text:p>
          </table:table-cell>
          <table:table-cell office:value-type="float" office:value="7909" table:style-name="ce5">
            <text:p>7,909<text:s/></text:p>
          </table:table-cell>
          <table:table-cell office:value-type="float" office:value="7775" table:style-name="ce5">
            <text:p>7,775<text:s/></text:p>
          </table:table-cell>
          <table:table-cell table:number-columns-repeated="16275"/>
        </table:table-row>
        <table:table-row table:style-name="ro2">
          <table:table-cell office:value-type="date" office:date-value="2018-11-19T00:00:00" table:style-name="ce4">
            <text:p>2018/11/19</text:p>
          </table:table-cell>
          <table:table-cell office:value-type="float" office:value="5815" table:style-name="ce5">
            <text:p>5,815<text:s/></text:p>
          </table:table-cell>
          <table:table-cell office:value-type="float" office:value="16015" table:style-name="ce5">
            <text:p>16,015<text:s/></text:p>
          </table:table-cell>
          <table:table-cell office:value-type="float" office:value="41020" table:style-name="ce5">
            <text:p>41,020<text:s/></text:p>
          </table:table-cell>
          <table:table-cell office:value-type="float" office:value="58669" table:style-name="ce5">
            <text:p>58,669<text:s/></text:p>
          </table:table-cell>
          <table:table-cell office:value-type="float" office:value="27993" table:style-name="ce5">
            <text:p>27,993<text:s/></text:p>
          </table:table-cell>
          <table:table-cell office:value-type="float" office:value="16164" table:style-name="ce5">
            <text:p>16,164<text:s/></text:p>
          </table:table-cell>
          <table:table-cell office:value-type="float" office:value="12574" table:style-name="ce5">
            <text:p>12,574<text:s/></text:p>
          </table:table-cell>
          <table:table-cell office:value-type="float" office:value="4358" table:style-name="ce5">
            <text:p>4,358<text:s/></text:p>
          </table:table-cell>
          <table:table-cell office:value-type="float" office:value="3348" table:style-name="ce5">
            <text:p>3,348<text:s/></text:p>
          </table:table-cell>
          <table:table-cell office:value-type="float" office:value="15516" table:style-name="ce5">
            <text:p>15,516<text:s/></text:p>
          </table:table-cell>
          <table:table-cell office:value-type="float" office:value="2573" table:style-name="ce5">
            <text:p>2,573<text:s/></text:p>
          </table:table-cell>
          <table:table-cell office:value-type="float" office:value="4566" table:style-name="ce5">
            <text:p>4,566<text:s/></text:p>
          </table:table-cell>
          <table:table-cell office:value-type="float" office:value="5452" table:style-name="ce5">
            <text:p>5,452<text:s/></text:p>
          </table:table-cell>
          <table:table-cell office:value-type="float" office:value="10823" table:style-name="ce5">
            <text:p>10,823<text:s/></text:p>
          </table:table-cell>
          <table:table-cell office:value-type="float" office:value="10441" table:style-name="ce5">
            <text:p>10,441<text:s/></text:p>
          </table:table-cell>
          <table:table-cell office:value-type="float" office:value="19224" table:style-name="ce5">
            <text:p>19,224<text:s/></text:p>
          </table:table-cell>
          <table:table-cell office:value-type="float" office:value="17927" table:style-name="ce5">
            <text:p>17,927<text:s/></text:p>
          </table:table-cell>
          <table:table-cell office:value-type="float" office:value="6006" table:style-name="ce5">
            <text:p>6,006<text:s/></text:p>
          </table:table-cell>
          <table:table-cell office:value-type="float" office:value="9082" table:style-name="ce5">
            <text:p>9,082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8989" table:style-name="ce5">
            <text:p>8,989<text:s/></text:p>
          </table:table-cell>
          <table:table-cell office:value-type="float" office:value="8741" table:style-name="ce5">
            <text:p>8,741<text:s/></text:p>
          </table:table-cell>
          <table:table-cell office:value-type="float" office:value="5816" table:style-name="ce5">
            <text:p>5,816<text:s/></text:p>
          </table:table-cell>
          <table:table-cell office:value-type="float" office:value="43095" table:style-name="ce5">
            <text:p>43,095<text:s/></text:p>
          </table:table-cell>
          <table:table-cell office:value-type="float" office:value="2520" table:style-name="ce5">
            <text:p>2,520<text:s/></text:p>
          </table:table-cell>
          <table:table-cell office:value-type="float" office:value="12971" table:style-name="ce5">
            <text:p>12,971<text:s/></text:p>
          </table:table-cell>
          <table:table-cell office:value-type="float" office:value="11311" table:style-name="ce5">
            <text:p>11,311<text:s/></text:p>
          </table:table-cell>
          <table:table-cell office:value-type="float" office:value="17106" table:style-name="ce5">
            <text:p>17,106<text:s/></text:p>
          </table:table-cell>
          <table:table-cell office:value-type="float" office:value="22132" table:style-name="ce5">
            <text:p>22,132<text:s/></text:p>
          </table:table-cell>
          <table:table-cell office:value-type="float" office:value="17795" table:style-name="ce5">
            <text:p>17,795<text:s/></text:p>
          </table:table-cell>
          <table:table-cell office:value-type="float" office:value="10068" table:style-name="ce5">
            <text:p>10,068<text:s/></text:p>
          </table:table-cell>
          <table:table-cell office:value-type="float" office:value="27762" table:style-name="ce5">
            <text:p>27,762<text:s/></text:p>
          </table:table-cell>
          <table:table-cell office:value-type="float" office:value="17338" table:style-name="ce5">
            <text:p>17,338<text:s/></text:p>
          </table:table-cell>
          <table:table-cell office:value-type="float" office:value="34425" table:style-name="ce5">
            <text:p>34,425<text:s/></text:p>
          </table:table-cell>
          <table:table-cell office:value-type="float" office:value="28450" table:style-name="ce5">
            <text:p>28,450<text:s/></text:p>
          </table:table-cell>
          <table:table-cell office:value-type="float" office:value="11292" table:style-name="ce5">
            <text:p>11,292<text:s/></text:p>
          </table:table-cell>
          <table:table-cell office:value-type="float" office:value="36926" table:style-name="ce5">
            <text:p>36,926<text:s/></text:p>
          </table:table-cell>
          <table:table-cell office:value-type="float" office:value="27530" table:style-name="ce5">
            <text:p>27,530<text:s/></text:p>
          </table:table-cell>
          <table:table-cell office:value-type="float" office:value="27246" table:style-name="ce5">
            <text:p>27,246<text:s/></text:p>
          </table:table-cell>
          <table:table-cell office:value-type="float" office:value="22815" table:style-name="ce5">
            <text:p>22,815<text:s/></text:p>
          </table:table-cell>
          <table:table-cell office:value-type="float" office:value="25574" table:style-name="ce5">
            <text:p>25,574<text:s/></text:p>
          </table:table-cell>
          <table:table-cell office:value-type="float" office:value="150489" table:style-name="ce5">
            <text:p>150,489<text:s/></text:p>
          </table:table-cell>
          <table:table-cell office:value-type="float" office:value="38265" table:style-name="ce5">
            <text:p>38,265<text:s/></text:p>
          </table:table-cell>
          <table:table-cell office:value-type="float" office:value="22366" table:style-name="ce5">
            <text:p>22,366<text:s/></text:p>
          </table:table-cell>
          <table:table-cell office:value-type="float" office:value="25267" table:style-name="ce5">
            <text:p>25,267<text:s/></text:p>
          </table:table-cell>
          <table:table-cell office:value-type="float" office:value="26759" table:style-name="ce5">
            <text:p>26,759<text:s/></text:p>
          </table:table-cell>
          <table:table-cell office:value-type="float" office:value="33773" table:style-name="ce5">
            <text:p>33,773<text:s/></text:p>
          </table:table-cell>
          <table:table-cell office:value-type="float" office:value="28756" table:style-name="ce5">
            <text:p>28,756<text:s/></text:p>
          </table:table-cell>
          <table:table-cell office:value-type="float" office:value="23624" table:style-name="ce5">
            <text:p>23,624<text:s/></text:p>
          </table:table-cell>
          <table:table-cell office:value-type="float" office:value="13417" table:style-name="ce5">
            <text:p>13,417<text:s/></text:p>
          </table:table-cell>
          <table:table-cell office:value-type="float" office:value="31925" table:style-name="ce5">
            <text:p>31,925<text:s/></text:p>
          </table:table-cell>
          <table:table-cell office:value-type="float" office:value="7775" table:style-name="ce5">
            <text:p>7,775<text:s/></text:p>
          </table:table-cell>
          <table:table-cell office:value-type="float" office:value="10008" table:style-name="ce5">
            <text:p>10,008<text:s/></text:p>
          </table:table-cell>
          <table:table-cell office:value-type="float" office:value="17312" table:style-name="ce5">
            <text:p>17,312<text:s/></text:p>
          </table:table-cell>
          <table:table-cell office:value-type="float" office:value="6291" table:style-name="ce5">
            <text:p>6,291<text:s/></text:p>
          </table:table-cell>
          <table:table-cell office:value-type="float" office:value="3693" table:style-name="ce5">
            <text:p>3,693<text:s/></text:p>
          </table:table-cell>
          <table:table-cell office:value-type="float" office:value="3449" table:style-name="ce5">
            <text:p>3,449<text:s/></text:p>
          </table:table-cell>
          <table:table-cell office:value-type="float" office:value="13352" table:style-name="ce5">
            <text:p>13,352<text:s/></text:p>
          </table:table-cell>
          <table:table-cell office:value-type="float" office:value="9219" table:style-name="ce5">
            <text:p>9,219<text:s/></text:p>
          </table:table-cell>
          <table:table-cell office:value-type="float" office:value="7525" table:style-name="ce5">
            <text:p>7,525<text:s/></text:p>
          </table:table-cell>
          <table:table-cell office:value-type="float" office:value="36814" table:style-name="ce5">
            <text:p>36,814<text:s/></text:p>
          </table:table-cell>
          <table:table-cell office:value-type="float" office:value="8946" table:style-name="ce5">
            <text:p>8,946<text:s/></text:p>
          </table:table-cell>
          <table:table-cell office:value-type="float" office:value="13390" table:style-name="ce5">
            <text:p>13,390<text:s/></text:p>
          </table:table-cell>
          <table:table-cell office:value-type="float" office:value="7609" table:style-name="ce5">
            <text:p>7,609<text:s/></text:p>
          </table:table-cell>
          <table:table-cell office:value-type="float" office:value="22625" table:style-name="ce5">
            <text:p>22,625<text:s/></text:p>
          </table:table-cell>
          <table:table-cell office:value-type="float" office:value="26818" table:style-name="ce5">
            <text:p>26,818<text:s/></text:p>
          </table:table-cell>
          <table:table-cell office:value-type="float" office:value="31401" table:style-name="ce5">
            <text:p>31,401<text:s/></text:p>
          </table:table-cell>
          <table:table-cell office:value-type="float" office:value="43066" table:style-name="ce5">
            <text:p>43,066<text:s/></text:p>
          </table:table-cell>
          <table:table-cell office:value-type="float" office:value="43382" table:style-name="ce5">
            <text:p>43,382<text:s/></text:p>
          </table:table-cell>
          <table:table-cell office:value-type="float" office:value="25878" table:style-name="ce5">
            <text:p>25,878<text:s/></text:p>
          </table:table-cell>
          <table:table-cell office:value-type="float" office:value="30150" table:style-name="ce5">
            <text:p>30,150<text:s/></text:p>
          </table:table-cell>
          <table:table-cell office:value-type="float" office:value="69417" table:style-name="ce5">
            <text:p>69,417<text:s/></text:p>
          </table:table-cell>
          <table:table-cell office:value-type="float" office:value="23109" table:style-name="ce5">
            <text:p>23,109<text:s/></text:p>
          </table:table-cell>
          <table:table-cell office:value-type="float" office:value="32972" table:style-name="ce5">
            <text:p>32,972<text:s/></text:p>
          </table:table-cell>
          <table:table-cell office:value-type="float" office:value="34262" table:style-name="ce5">
            <text:p>34,262<text:s/></text:p>
          </table:table-cell>
          <table:table-cell office:value-type="float" office:value="21023" table:style-name="ce5">
            <text:p>21,023<text:s/></text:p>
          </table:table-cell>
          <table:table-cell office:value-type="float" office:value="62041" table:style-name="ce5">
            <text:p>62,041<text:s/></text:p>
          </table:table-cell>
          <table:table-cell office:value-type="float" office:value="21127" table:style-name="ce5">
            <text:p>21,127<text:s/></text:p>
          </table:table-cell>
          <table:table-cell office:value-type="float" office:value="17307" table:style-name="ce5">
            <text:p>17,307<text:s/></text:p>
          </table:table-cell>
          <table:table-cell office:value-type="float" office:value="15225" table:style-name="ce5">
            <text:p>15,225<text:s/></text:p>
          </table:table-cell>
          <table:table-cell office:value-type="float" office:value="20091" table:style-name="ce5">
            <text:p>20,091<text:s/></text:p>
          </table:table-cell>
          <table:table-cell office:value-type="float" office:value="14056" table:style-name="ce5">
            <text:p>14,056<text:s/></text:p>
          </table:table-cell>
          <table:table-cell office:value-type="float" office:value="31127" table:style-name="ce5">
            <text:p>31,127<text:s/></text:p>
          </table:table-cell>
          <table:table-cell office:value-type="float" office:value="18008" table:style-name="ce5">
            <text:p>18,008<text:s/></text:p>
          </table:table-cell>
          <table:table-cell office:value-type="float" office:value="7778" table:style-name="ce5">
            <text:p>7,778<text:s/></text:p>
          </table:table-cell>
          <table:table-cell office:value-type="float" office:value="12680" table:style-name="ce5">
            <text:p>12,680<text:s/></text:p>
          </table:table-cell>
          <table:table-cell office:value-type="float" office:value="39548" table:style-name="ce5">
            <text:p>39,548<text:s/></text:p>
          </table:table-cell>
          <table:table-cell office:value-type="float" office:value="23805" table:style-name="ce5">
            <text:p>23,805<text:s/></text:p>
          </table:table-cell>
          <table:table-cell office:value-type="float" office:value="24752" table:style-name="ce5">
            <text:p>24,752<text:s/></text:p>
          </table:table-cell>
          <table:table-cell office:value-type="float" office:value="25257" table:style-name="ce5">
            <text:p>25,257<text:s/></text:p>
          </table:table-cell>
          <table:table-cell office:value-type="float" office:value="13682" table:style-name="ce5">
            <text:p>13,682<text:s/></text:p>
          </table:table-cell>
          <table:table-cell office:value-type="float" office:value="10998" table:style-name="ce5">
            <text:p>10,998<text:s/></text:p>
          </table:table-cell>
          <table:table-cell office:value-type="float" office:value="5437" table:style-name="ce5">
            <text:p>5,437<text:s/></text:p>
          </table:table-cell>
          <table:table-cell office:value-type="float" office:value="5133" table:style-name="ce5">
            <text:p>5,133<text:s/></text:p>
          </table:table-cell>
          <table:table-cell office:value-type="float" office:value="6475" table:style-name="ce5">
            <text:p>6,475<text:s/></text:p>
          </table:table-cell>
          <table:table-cell office:value-type="float" office:value="11015" table:style-name="ce5">
            <text:p>11,015<text:s/></text:p>
          </table:table-cell>
          <table:table-cell office:value-type="float" office:value="9926" table:style-name="ce5">
            <text:p>9,926<text:s/></text:p>
          </table:table-cell>
          <table:table-cell office:value-type="float" office:value="13938" table:style-name="ce5">
            <text:p>13,938<text:s/></text:p>
          </table:table-cell>
          <table:table-cell office:value-type="float" office:value="18504" table:style-name="ce5">
            <text:p>18,504<text:s/></text:p>
          </table:table-cell>
          <table:table-cell office:value-type="float" office:value="28852" table:style-name="ce5">
            <text:p>28,852<text:s/></text:p>
          </table:table-cell>
          <table:table-cell office:value-type="float" office:value="24764" table:style-name="ce5">
            <text:p>24,764<text:s/></text:p>
          </table:table-cell>
          <table:table-cell office:value-type="float" office:value="14885" table:style-name="ce5">
            <text:p>14,885<text:s/></text:p>
          </table:table-cell>
          <table:table-cell office:value-type="float" office:value="12525" table:style-name="ce5">
            <text:p>12,525<text:s/></text:p>
          </table:table-cell>
          <table:table-cell office:value-type="float" office:value="12533" table:style-name="ce5">
            <text:p>12,533<text:s/></text:p>
          </table:table-cell>
          <table:table-cell office:value-type="float" office:value="13558" table:style-name="ce5">
            <text:p>13,558<text:s/></text:p>
          </table:table-cell>
          <table:table-cell office:value-type="float" office:value="12177" table:style-name="ce5">
            <text:p>12,177<text:s/></text:p>
          </table:table-cell>
          <table:table-cell office:value-type="float" office:value="11144" table:style-name="ce5">
            <text:p>11,144<text:s/></text:p>
          </table:table-cell>
          <table:table-cell office:value-type="float" office:value="10177" table:style-name="ce5">
            <text:p>10,177<text:s/></text:p>
          </table:table-cell>
          <table:table-cell table:number-columns-repeated="16275"/>
        </table:table-row>
        <table:table-row table:style-name="ro2">
          <table:table-cell office:value-type="date" office:date-value="2018-11-20T00:00:00" table:style-name="ce4">
            <text:p>2018/11/20</text:p>
          </table:table-cell>
          <table:table-cell office:value-type="float" office:value="5653" table:style-name="ce5">
            <text:p>5,653<text:s/></text:p>
          </table:table-cell>
          <table:table-cell office:value-type="float" office:value="15874" table:style-name="ce5">
            <text:p>15,874<text:s/></text:p>
          </table:table-cell>
          <table:table-cell office:value-type="float" office:value="41871" table:style-name="ce5">
            <text:p>41,871<text:s/></text:p>
          </table:table-cell>
          <table:table-cell office:value-type="float" office:value="46076" table:style-name="ce5">
            <text:p>46,076<text:s/></text:p>
          </table:table-cell>
          <table:table-cell office:value-type="float" office:value="28661" table:style-name="ce5">
            <text:p>28,661<text:s/></text:p>
          </table:table-cell>
          <table:table-cell office:value-type="float" office:value="16356" table:style-name="ce5">
            <text:p>16,356<text:s/></text:p>
          </table:table-cell>
          <table:table-cell office:value-type="float" office:value="12399" table:style-name="ce5">
            <text:p>12,399<text:s/></text:p>
          </table:table-cell>
          <table:table-cell office:value-type="float" office:value="4409" table:style-name="ce5">
            <text:p>4,409<text:s/></text:p>
          </table:table-cell>
          <table:table-cell office:value-type="float" office:value="3415" table:style-name="ce5">
            <text:p>3,415<text:s/></text:p>
          </table:table-cell>
          <table:table-cell office:value-type="float" office:value="15225" table:style-name="ce5">
            <text:p>15,225<text:s/></text:p>
          </table:table-cell>
          <table:table-cell office:value-type="float" office:value="2668" table:style-name="ce5">
            <text:p>2,668<text:s/></text:p>
          </table:table-cell>
          <table:table-cell office:value-type="float" office:value="4670" table:style-name="ce5">
            <text:p>4,670<text:s/></text:p>
          </table:table-cell>
          <table:table-cell office:value-type="float" office:value="7628" table:style-name="ce5">
            <text:p>7,628<text:s/></text:p>
          </table:table-cell>
          <table:table-cell office:value-type="float" office:value="10938" table:style-name="ce5">
            <text:p>10,938<text:s/></text:p>
          </table:table-cell>
          <table:table-cell office:value-type="float" office:value="10758" table:style-name="ce5">
            <text:p>10,758<text:s/></text:p>
          </table:table-cell>
          <table:table-cell office:value-type="float" office:value="19139" table:style-name="ce5">
            <text:p>19,139<text:s/></text:p>
          </table:table-cell>
          <table:table-cell office:value-type="float" office:value="17823" table:style-name="ce5">
            <text:p>17,823<text:s/></text:p>
          </table:table-cell>
          <table:table-cell office:value-type="float" office:value="6048" table:style-name="ce5">
            <text:p>6,048<text:s/></text:p>
          </table:table-cell>
          <table:table-cell office:value-type="float" office:value="9028" table:style-name="ce5">
            <text:p>9,028<text:s/></text:p>
          </table:table-cell>
          <table:table-cell office:value-type="float" office:value="3347" table:style-name="ce5">
            <text:p>3,347<text:s/></text:p>
          </table:table-cell>
          <table:table-cell office:value-type="float" office:value="8732" table:style-name="ce5">
            <text:p>8,732<text:s/></text:p>
          </table:table-cell>
          <table:table-cell office:value-type="float" office:value="8653" table:style-name="ce5">
            <text:p>8,653<text:s/></text:p>
          </table:table-cell>
          <table:table-cell office:value-type="float" office:value="5530" table:style-name="ce5">
            <text:p>5,530<text:s/></text:p>
          </table:table-cell>
          <table:table-cell office:value-type="float" office:value="30388" table:style-name="ce5">
            <text:p>30,388<text:s/></text:p>
          </table:table-cell>
          <table:table-cell office:value-type="float" office:value="2427" table:style-name="ce5">
            <text:p>2,427<text:s/></text:p>
          </table:table-cell>
          <table:table-cell office:value-type="float" office:value="13709" table:style-name="ce5">
            <text:p>13,709<text:s/></text:p>
          </table:table-cell>
          <table:table-cell office:value-type="float" office:value="11497" table:style-name="ce5">
            <text:p>11,497<text:s/></text:p>
          </table:table-cell>
          <table:table-cell office:value-type="float" office:value="17326" table:style-name="ce5">
            <text:p>17,326<text:s/></text:p>
          </table:table-cell>
          <table:table-cell office:value-type="float" office:value="22579" table:style-name="ce5">
            <text:p>22,579<text:s/></text:p>
          </table:table-cell>
          <table:table-cell office:value-type="float" office:value="18146" table:style-name="ce5">
            <text:p>18,146<text:s/></text:p>
          </table:table-cell>
          <table:table-cell office:value-type="float" office:value="10197" table:style-name="ce5">
            <text:p>10,197<text:s/></text:p>
          </table:table-cell>
          <table:table-cell office:value-type="float" office:value="28618" table:style-name="ce5">
            <text:p>28,618<text:s/></text:p>
          </table:table-cell>
          <table:table-cell office:value-type="float" office:value="18450" table:style-name="ce5">
            <text:p>18,450<text:s/></text:p>
          </table:table-cell>
          <table:table-cell office:value-type="float" office:value="34678" table:style-name="ce5">
            <text:p>34,678<text:s/></text:p>
          </table:table-cell>
          <table:table-cell office:value-type="float" office:value="31217" table:style-name="ce5">
            <text:p>31,217<text:s/></text:p>
          </table:table-cell>
          <table:table-cell office:value-type="float" office:value="11629" table:style-name="ce5">
            <text:p>11,629<text:s/></text:p>
          </table:table-cell>
          <table:table-cell office:value-type="float" office:value="36944" table:style-name="ce5">
            <text:p>36,944<text:s/></text:p>
          </table:table-cell>
          <table:table-cell office:value-type="float" office:value="27567" table:style-name="ce5">
            <text:p>27,567<text:s/></text:p>
          </table:table-cell>
          <table:table-cell office:value-type="float" office:value="26773" table:style-name="ce5">
            <text:p>26,773<text:s/></text:p>
          </table:table-cell>
          <table:table-cell office:value-type="float" office:value="22996" table:style-name="ce5">
            <text:p>22,996<text:s/></text:p>
          </table:table-cell>
          <table:table-cell office:value-type="float" office:value="26575" table:style-name="ce5">
            <text:p>26,575<text:s/></text:p>
          </table:table-cell>
          <table:table-cell office:value-type="float" office:value="137857" table:style-name="ce5">
            <text:p>137,857<text:s/></text:p>
          </table:table-cell>
          <table:table-cell office:value-type="float" office:value="38452" table:style-name="ce5">
            <text:p>38,452<text:s/></text:p>
          </table:table-cell>
          <table:table-cell office:value-type="float" office:value="22624" table:style-name="ce5">
            <text:p>22,624<text:s/></text:p>
          </table:table-cell>
          <table:table-cell office:value-type="float" office:value="25207" table:style-name="ce5">
            <text:p>25,207<text:s/></text:p>
          </table:table-cell>
          <table:table-cell office:value-type="float" office:value="28420" table:style-name="ce5">
            <text:p>28,420<text:s/></text:p>
          </table:table-cell>
          <table:table-cell office:value-type="float" office:value="35152" table:style-name="ce5">
            <text:p>35,152<text:s/></text:p>
          </table:table-cell>
          <table:table-cell office:value-type="float" office:value="29961" table:style-name="ce5">
            <text:p>29,961<text:s/></text:p>
          </table:table-cell>
          <table:table-cell office:value-type="float" office:value="24350" table:style-name="ce5">
            <text:p>24,350<text:s/></text:p>
          </table:table-cell>
          <table:table-cell office:value-type="float" office:value="14261" table:style-name="ce5">
            <text:p>14,261<text:s/></text:p>
          </table:table-cell>
          <table:table-cell office:value-type="float" office:value="32610" table:style-name="ce5">
            <text:p>32,610<text:s/></text:p>
          </table:table-cell>
          <table:table-cell office:value-type="float" office:value="7799" table:style-name="ce5">
            <text:p>7,799<text:s/></text:p>
          </table:table-cell>
          <table:table-cell office:value-type="float" office:value="10367" table:style-name="ce5">
            <text:p>10,367<text:s/></text:p>
          </table:table-cell>
          <table:table-cell office:value-type="float" office:value="18524" table:style-name="ce5">
            <text:p>18,524<text:s/></text:p>
          </table:table-cell>
          <table:table-cell office:value-type="float" office:value="6701" table:style-name="ce5">
            <text:p>6,701<text:s/></text:p>
          </table:table-cell>
          <table:table-cell office:value-type="float" office:value="3868" table:style-name="ce5">
            <text:p>3,868<text:s/></text:p>
          </table:table-cell>
          <table:table-cell office:value-type="float" office:value="3683" table:style-name="ce5">
            <text:p>3,683<text:s/></text:p>
          </table:table-cell>
          <table:table-cell office:value-type="float" office:value="13608" table:style-name="ce5">
            <text:p>13,608<text:s/></text:p>
          </table:table-cell>
          <table:table-cell office:value-type="float" office:value="9570" table:style-name="ce5">
            <text:p>9,570<text:s/></text:p>
          </table:table-cell>
          <table:table-cell office:value-type="float" office:value="7717" table:style-name="ce5">
            <text:p>7,717<text:s/></text:p>
          </table:table-cell>
          <table:table-cell office:value-type="float" office:value="39048" table:style-name="ce5">
            <text:p>39,048<text:s/></text:p>
          </table:table-cell>
          <table:table-cell office:value-type="float" office:value="8967" table:style-name="ce5">
            <text:p>8,967<text:s/></text:p>
          </table:table-cell>
          <table:table-cell office:value-type="float" office:value="13179" table:style-name="ce5">
            <text:p>13,179<text:s/></text:p>
          </table:table-cell>
          <table:table-cell office:value-type="float" office:value="7518" table:style-name="ce5">
            <text:p>7,518<text:s/></text:p>
          </table:table-cell>
          <table:table-cell office:value-type="float" office:value="22570" table:style-name="ce5">
            <text:p>22,570<text:s/></text:p>
          </table:table-cell>
          <table:table-cell office:value-type="float" office:value="27019" table:style-name="ce5">
            <text:p>27,019<text:s/></text:p>
          </table:table-cell>
          <table:table-cell office:value-type="float" office:value="31631" table:style-name="ce5">
            <text:p>31,631<text:s/></text:p>
          </table:table-cell>
          <table:table-cell office:value-type="float" office:value="41750" table:style-name="ce5">
            <text:p>41,750<text:s/></text:p>
          </table:table-cell>
          <table:table-cell office:value-type="float" office:value="43688" table:style-name="ce5">
            <text:p>43,688<text:s/></text:p>
          </table:table-cell>
          <table:table-cell office:value-type="float" office:value="26361" table:style-name="ce5">
            <text:p>26,361<text:s/></text:p>
          </table:table-cell>
          <table:table-cell office:value-type="float" office:value="31181" table:style-name="ce5">
            <text:p>31,181<text:s/></text:p>
          </table:table-cell>
          <table:table-cell office:value-type="float" office:value="69445" table:style-name="ce5">
            <text:p>69,445<text:s/></text:p>
          </table:table-cell>
          <table:table-cell office:value-type="float" office:value="24481" table:style-name="ce5">
            <text:p>24,481<text:s/></text:p>
          </table:table-cell>
          <table:table-cell office:value-type="float" office:value="32721" table:style-name="ce5">
            <text:p>32,721<text:s/></text:p>
          </table:table-cell>
          <table:table-cell office:value-type="float" office:value="34751" table:style-name="ce5">
            <text:p>34,751<text:s/></text:p>
          </table:table-cell>
          <table:table-cell office:value-type="float" office:value="21464" table:style-name="ce5">
            <text:p>21,464<text:s/></text:p>
          </table:table-cell>
          <table:table-cell office:value-type="float" office:value="60514" table:style-name="ce5">
            <text:p>60,514<text:s/></text:p>
          </table:table-cell>
          <table:table-cell office:value-type="float" office:value="21280" table:style-name="ce5">
            <text:p>21,280<text:s/></text:p>
          </table:table-cell>
          <table:table-cell office:value-type="float" office:value="16927" table:style-name="ce5">
            <text:p>16,927<text:s/></text:p>
          </table:table-cell>
          <table:table-cell office:value-type="float" office:value="14820" table:style-name="ce5">
            <text:p>14,820<text:s/></text:p>
          </table:table-cell>
          <table:table-cell office:value-type="float" office:value="17227" table:style-name="ce5">
            <text:p>17,227<text:s/></text:p>
          </table:table-cell>
          <table:table-cell office:value-type="float" office:value="14545" table:style-name="ce5">
            <text:p>14,545<text:s/></text:p>
          </table:table-cell>
          <table:table-cell office:value-type="float" office:value="29003" table:style-name="ce5">
            <text:p>29,003<text:s/></text:p>
          </table:table-cell>
          <table:table-cell office:value-type="float" office:value="18622" table:style-name="ce5">
            <text:p>18,622<text:s/></text:p>
          </table:table-cell>
          <table:table-cell office:value-type="float" office:value="8351" table:style-name="ce5">
            <text:p>8,351<text:s/></text:p>
          </table:table-cell>
          <table:table-cell office:value-type="float" office:value="12620" table:style-name="ce5">
            <text:p>12,620<text:s/></text:p>
          </table:table-cell>
          <table:table-cell office:value-type="float" office:value="40039" table:style-name="ce5">
            <text:p>40,039<text:s/></text:p>
          </table:table-cell>
          <table:table-cell office:value-type="float" office:value="26695" table:style-name="ce5">
            <text:p>26,695<text:s/></text:p>
          </table:table-cell>
          <table:table-cell office:value-type="float" office:value="25077" table:style-name="ce5">
            <text:p>25,077<text:s/></text:p>
          </table:table-cell>
          <table:table-cell office:value-type="float" office:value="26061" table:style-name="ce5">
            <text:p>26,061<text:s/></text:p>
          </table:table-cell>
          <table:table-cell office:value-type="float" office:value="13811" table:style-name="ce5">
            <text:p>13,811<text:s/></text:p>
          </table:table-cell>
          <table:table-cell office:value-type="float" office:value="11139" table:style-name="ce5">
            <text:p>11,139<text:s/></text:p>
          </table:table-cell>
          <table:table-cell office:value-type="float" office:value="5447" table:style-name="ce5">
            <text:p>5,447<text:s/></text:p>
          </table:table-cell>
          <table:table-cell office:value-type="float" office:value="5196" table:style-name="ce5">
            <text:p>5,196<text:s/></text:p>
          </table:table-cell>
          <table:table-cell office:value-type="float" office:value="6470" table:style-name="ce5">
            <text:p>6,470<text:s/></text:p>
          </table:table-cell>
          <table:table-cell office:value-type="float" office:value="10681" table:style-name="ce5">
            <text:p>10,681<text:s/></text:p>
          </table:table-cell>
          <table:table-cell office:value-type="float" office:value="9362" table:style-name="ce5">
            <text:p>9,362<text:s/></text:p>
          </table:table-cell>
          <table:table-cell office:value-type="float" office:value="13715" table:style-name="ce5">
            <text:p>13,715<text:s/></text:p>
          </table:table-cell>
          <table:table-cell office:value-type="float" office:value="18506" table:style-name="ce5">
            <text:p>18,506<text:s/></text:p>
          </table:table-cell>
          <table:table-cell office:value-type="float" office:value="29048" table:style-name="ce5">
            <text:p>29,048<text:s/></text:p>
          </table:table-cell>
          <table:table-cell office:value-type="float" office:value="25799" table:style-name="ce5">
            <text:p>25,799<text:s/></text:p>
          </table:table-cell>
          <table:table-cell office:value-type="float" office:value="14860" table:style-name="ce5">
            <text:p>14,860<text:s/></text:p>
          </table:table-cell>
          <table:table-cell office:value-type="float" office:value="12735" table:style-name="ce5">
            <text:p>12,735<text:s/></text:p>
          </table:table-cell>
          <table:table-cell office:value-type="float" office:value="12355" table:style-name="ce5">
            <text:p>12,355<text:s/></text:p>
          </table:table-cell>
          <table:table-cell office:value-type="float" office:value="13031" table:style-name="ce5">
            <text:p>13,031<text:s/></text:p>
          </table:table-cell>
          <table:table-cell office:value-type="float" office:value="12193" table:style-name="ce5">
            <text:p>12,193<text:s/></text:p>
          </table:table-cell>
          <table:table-cell office:value-type="float" office:value="11247" table:style-name="ce5">
            <text:p>11,247<text:s/></text:p>
          </table:table-cell>
          <table:table-cell office:value-type="float" office:value="10049" table:style-name="ce5">
            <text:p>10,049<text:s/></text:p>
          </table:table-cell>
          <table:table-cell table:number-columns-repeated="16275"/>
        </table:table-row>
        <table:table-row table:style-name="ro2">
          <table:table-cell office:value-type="date" office:date-value="2018-11-21T00:00:00" table:style-name="ce4">
            <text:p>2018/11/21</text:p>
          </table:table-cell>
          <table:table-cell office:value-type="float" office:value="5543" table:style-name="ce5">
            <text:p>5,543<text:s/></text:p>
          </table:table-cell>
          <table:table-cell office:value-type="float" office:value="16091" table:style-name="ce5">
            <text:p>16,091<text:s/></text:p>
          </table:table-cell>
          <table:table-cell office:value-type="float" office:value="41707" table:style-name="ce5">
            <text:p>41,707<text:s/></text:p>
          </table:table-cell>
          <table:table-cell office:value-type="float" office:value="45424" table:style-name="ce5">
            <text:p>45,424<text:s/></text:p>
          </table:table-cell>
          <table:table-cell office:value-type="float" office:value="28257" table:style-name="ce5">
            <text:p>28,257<text:s/></text:p>
          </table:table-cell>
          <table:table-cell office:value-type="float" office:value="16169" table:style-name="ce5">
            <text:p>16,169<text:s/></text:p>
          </table:table-cell>
          <table:table-cell office:value-type="float" office:value="12532" table:style-name="ce5">
            <text:p>12,532<text:s/></text:p>
          </table:table-cell>
          <table:table-cell office:value-type="float" office:value="4332" table:style-name="ce5">
            <text:p>4,332<text:s/></text:p>
          </table:table-cell>
          <table:table-cell office:value-type="float" office:value="3429" table:style-name="ce5">
            <text:p>3,429<text:s/></text:p>
          </table:table-cell>
          <table:table-cell office:value-type="float" office:value="15355" table:style-name="ce5">
            <text:p>15,355<text:s/></text:p>
          </table:table-cell>
          <table:table-cell office:value-type="float" office:value="2704" table:style-name="ce5">
            <text:p>2,704<text:s/></text:p>
          </table:table-cell>
          <table:table-cell office:value-type="float" office:value="4818" table:style-name="ce5">
            <text:p>4,818<text:s/></text:p>
          </table:table-cell>
          <table:table-cell office:value-type="float" office:value="7697" table:style-name="ce5">
            <text:p>7,697<text:s/></text:p>
          </table:table-cell>
          <table:table-cell office:value-type="float" office:value="11201" table:style-name="ce5">
            <text:p>11,201<text:s/></text:p>
          </table:table-cell>
          <table:table-cell office:value-type="float" office:value="10687" table:style-name="ce5">
            <text:p>10,687<text:s/></text:p>
          </table:table-cell>
          <table:table-cell office:value-type="float" office:value="19181" table:style-name="ce5">
            <text:p>19,181<text:s/></text:p>
          </table:table-cell>
          <table:table-cell office:value-type="float" office:value="17999" table:style-name="ce5">
            <text:p>17,999<text:s/></text:p>
          </table:table-cell>
          <table:table-cell office:value-type="float" office:value="6019" table:style-name="ce5">
            <text:p>6,019<text:s/></text:p>
          </table:table-cell>
          <table:table-cell office:value-type="float" office:value="9102" table:style-name="ce5">
            <text:p>9,102<text:s/></text:p>
          </table:table-cell>
          <table:table-cell office:value-type="float" office:value="3464" table:style-name="ce5">
            <text:p>3,464<text:s/></text:p>
          </table:table-cell>
          <table:table-cell office:value-type="float" office:value="8802" table:style-name="ce5">
            <text:p>8,802<text:s/></text:p>
          </table:table-cell>
          <table:table-cell office:value-type="float" office:value="8679" table:style-name="ce5">
            <text:p>8,679<text:s/></text:p>
          </table:table-cell>
          <table:table-cell office:value-type="float" office:value="5563" table:style-name="ce5">
            <text:p>5,563<text:s/></text:p>
          </table:table-cell>
          <table:table-cell office:value-type="float" office:value="30944" table:style-name="ce5">
            <text:p>30,944<text:s/></text:p>
          </table:table-cell>
          <table:table-cell office:value-type="float" office:value="2401" table:style-name="ce5">
            <text:p>2,401<text:s/></text:p>
          </table:table-cell>
          <table:table-cell office:value-type="float" office:value="13512" table:style-name="ce5">
            <text:p>13,512<text:s/></text:p>
          </table:table-cell>
          <table:table-cell office:value-type="float" office:value="11819" table:style-name="ce5">
            <text:p>11,819<text:s/></text:p>
          </table:table-cell>
          <table:table-cell office:value-type="float" office:value="17745" table:style-name="ce5">
            <text:p>17,745<text:s/></text:p>
          </table:table-cell>
          <table:table-cell office:value-type="float" office:value="22887" table:style-name="ce5">
            <text:p>22,887<text:s/></text:p>
          </table:table-cell>
          <table:table-cell office:value-type="float" office:value="18391" table:style-name="ce5">
            <text:p>18,391<text:s/></text:p>
          </table:table-cell>
          <table:table-cell office:value-type="float" office:value="10452" table:style-name="ce5">
            <text:p>10,452<text:s/></text:p>
          </table:table-cell>
          <table:table-cell office:value-type="float" office:value="29995" table:style-name="ce5">
            <text:p>29,995<text:s/></text:p>
          </table:table-cell>
          <table:table-cell office:value-type="float" office:value="18663" table:style-name="ce5">
            <text:p>18,663<text:s/></text:p>
          </table:table-cell>
          <table:table-cell office:value-type="float" office:value="35760" table:style-name="ce5">
            <text:p>35,760<text:s/></text:p>
          </table:table-cell>
          <table:table-cell office:value-type="float" office:value="31496" table:style-name="ce5">
            <text:p>31,496<text:s/></text:p>
          </table:table-cell>
          <table:table-cell office:value-type="float" office:value="11960" table:style-name="ce5">
            <text:p>11,960<text:s/></text:p>
          </table:table-cell>
          <table:table-cell office:value-type="float" office:value="37155" table:style-name="ce5">
            <text:p>37,155<text:s/></text:p>
          </table:table-cell>
          <table:table-cell office:value-type="float" office:value="27978" table:style-name="ce5">
            <text:p>27,978<text:s/></text:p>
          </table:table-cell>
          <table:table-cell office:value-type="float" office:value="27038" table:style-name="ce5">
            <text:p>27,038<text:s/></text:p>
          </table:table-cell>
          <table:table-cell office:value-type="float" office:value="23233" table:style-name="ce5">
            <text:p>23,233<text:s/></text:p>
          </table:table-cell>
          <table:table-cell office:value-type="float" office:value="26297" table:style-name="ce5">
            <text:p>26,297<text:s/></text:p>
          </table:table-cell>
          <table:table-cell office:value-type="float" office:value="142638" table:style-name="ce5">
            <text:p>142,638<text:s/></text:p>
          </table:table-cell>
          <table:table-cell office:value-type="float" office:value="39950" table:style-name="ce5">
            <text:p>39,950<text:s/></text:p>
          </table:table-cell>
          <table:table-cell office:value-type="float" office:value="22693" table:style-name="ce5">
            <text:p>22,693<text:s/></text:p>
          </table:table-cell>
          <table:table-cell office:value-type="float" office:value="25803" table:style-name="ce5">
            <text:p>25,803<text:s/></text:p>
          </table:table-cell>
          <table:table-cell office:value-type="float" office:value="32429" table:style-name="ce5">
            <text:p>32,429<text:s/></text:p>
          </table:table-cell>
          <table:table-cell office:value-type="float" office:value="36643" table:style-name="ce5">
            <text:p>36,643<text:s/></text:p>
          </table:table-cell>
          <table:table-cell office:value-type="float" office:value="31232" table:style-name="ce5">
            <text:p>31,232<text:s/></text:p>
          </table:table-cell>
          <table:table-cell office:value-type="float" office:value="24934" table:style-name="ce5">
            <text:p>24,934<text:s/></text:p>
          </table:table-cell>
          <table:table-cell office:value-type="float" office:value="14459" table:style-name="ce5">
            <text:p>14,459<text:s/></text:p>
          </table:table-cell>
          <table:table-cell office:value-type="float" office:value="34000" table:style-name="ce5">
            <text:p>34,000<text:s/></text:p>
          </table:table-cell>
          <table:table-cell office:value-type="float" office:value="7935" table:style-name="ce5">
            <text:p>7,935<text:s/></text:p>
          </table:table-cell>
          <table:table-cell office:value-type="float" office:value="10218" table:style-name="ce5">
            <text:p>10,218<text:s/></text:p>
          </table:table-cell>
          <table:table-cell office:value-type="float" office:value="18687" table:style-name="ce5">
            <text:p>18,687<text:s/></text:p>
          </table:table-cell>
          <table:table-cell office:value-type="float" office:value="6437" table:style-name="ce5">
            <text:p>6,437<text:s/></text:p>
          </table:table-cell>
          <table:table-cell office:value-type="float" office:value="3818" table:style-name="ce5">
            <text:p>3,818<text:s/></text:p>
          </table:table-cell>
          <table:table-cell office:value-type="float" office:value="3677" table:style-name="ce5">
            <text:p>3,677<text:s/></text:p>
          </table:table-cell>
          <table:table-cell office:value-type="float" office:value="13960" table:style-name="ce5">
            <text:p>13,960<text:s/></text:p>
          </table:table-cell>
          <table:table-cell office:value-type="float" office:value="9948" table:style-name="ce5">
            <text:p>9,948<text:s/></text:p>
          </table:table-cell>
          <table:table-cell office:value-type="float" office:value="8014" table:style-name="ce5">
            <text:p>8,014<text:s/></text:p>
          </table:table-cell>
          <table:table-cell office:value-type="float" office:value="40232" table:style-name="ce5">
            <text:p>40,232<text:s/></text:p>
          </table:table-cell>
          <table:table-cell office:value-type="float" office:value="9117" table:style-name="ce5">
            <text:p>9,117<text:s/></text:p>
          </table:table-cell>
          <table:table-cell office:value-type="float" office:value="13168" table:style-name="ce5">
            <text:p>13,168<text:s/></text:p>
          </table:table-cell>
          <table:table-cell office:value-type="float" office:value="7641" table:style-name="ce5">
            <text:p>7,641<text:s/></text:p>
          </table:table-cell>
          <table:table-cell office:value-type="float" office:value="22894" table:style-name="ce5">
            <text:p>22,894<text:s/></text:p>
          </table:table-cell>
          <table:table-cell office:value-type="float" office:value="27021" table:style-name="ce5">
            <text:p>27,021<text:s/></text:p>
          </table:table-cell>
          <table:table-cell office:value-type="float" office:value="31969" table:style-name="ce5">
            <text:p>31,969<text:s/></text:p>
          </table:table-cell>
          <table:table-cell office:value-type="float" office:value="42439" table:style-name="ce5">
            <text:p>42,439<text:s/></text:p>
          </table:table-cell>
          <table:table-cell office:value-type="float" office:value="44036" table:style-name="ce5">
            <text:p>44,036<text:s/></text:p>
          </table:table-cell>
          <table:table-cell office:value-type="float" office:value="26617" table:style-name="ce5">
            <text:p>26,617<text:s/></text:p>
          </table:table-cell>
          <table:table-cell office:value-type="float" office:value="30999" table:style-name="ce5">
            <text:p>30,999<text:s/></text:p>
          </table:table-cell>
          <table:table-cell office:value-type="float" office:value="68862" table:style-name="ce5">
            <text:p>68,862<text:s/></text:p>
          </table:table-cell>
          <table:table-cell office:value-type="float" office:value="24706" table:style-name="ce5">
            <text:p>24,706<text:s/></text:p>
          </table:table-cell>
          <table:table-cell office:value-type="float" office:value="33072" table:style-name="ce5">
            <text:p>33,072<text:s/></text:p>
          </table:table-cell>
          <table:table-cell office:value-type="float" office:value="35737" table:style-name="ce5">
            <text:p>35,737<text:s/></text:p>
          </table:table-cell>
          <table:table-cell office:value-type="float" office:value="21816" table:style-name="ce5">
            <text:p>21,816<text:s/></text:p>
          </table:table-cell>
          <table:table-cell office:value-type="float" office:value="61268" table:style-name="ce5">
            <text:p>61,268<text:s/></text:p>
          </table:table-cell>
          <table:table-cell office:value-type="float" office:value="21579" table:style-name="ce5">
            <text:p>21,579<text:s/></text:p>
          </table:table-cell>
          <table:table-cell office:value-type="float" office:value="17397" table:style-name="ce5">
            <text:p>17,397<text:s/></text:p>
          </table:table-cell>
          <table:table-cell office:value-type="float" office:value="14857" table:style-name="ce5">
            <text:p>14,857<text:s/></text:p>
          </table:table-cell>
          <table:table-cell office:value-type="float" office:value="17457" table:style-name="ce5">
            <text:p>17,457<text:s/></text:p>
          </table:table-cell>
          <table:table-cell office:value-type="float" office:value="14873" table:style-name="ce5">
            <text:p>14,873<text:s/></text:p>
          </table:table-cell>
          <table:table-cell office:value-type="float" office:value="28615" table:style-name="ce5">
            <text:p>28,615<text:s/></text:p>
          </table:table-cell>
          <table:table-cell office:value-type="float" office:value="19002" table:style-name="ce5">
            <text:p>19,002<text:s/></text:p>
          </table:table-cell>
          <table:table-cell office:value-type="float" office:value="8787" table:style-name="ce5">
            <text:p>8,787<text:s/></text:p>
          </table:table-cell>
          <table:table-cell office:value-type="float" office:value="12606" table:style-name="ce5">
            <text:p>12,606<text:s/></text:p>
          </table:table-cell>
          <table:table-cell office:value-type="float" office:value="40250" table:style-name="ce5">
            <text:p>40,250<text:s/></text:p>
          </table:table-cell>
          <table:table-cell office:value-type="float" office:value="25999" table:style-name="ce5">
            <text:p>25,999<text:s/></text:p>
          </table:table-cell>
          <table:table-cell office:value-type="float" office:value="24938" table:style-name="ce5">
            <text:p>24,938<text:s/></text:p>
          </table:table-cell>
          <table:table-cell office:value-type="float" office:value="26564" table:style-name="ce5">
            <text:p>26,564<text:s/></text:p>
          </table:table-cell>
          <table:table-cell office:value-type="float" office:value="14165" table:style-name="ce5">
            <text:p>14,165<text:s/></text:p>
          </table:table-cell>
          <table:table-cell office:value-type="float" office:value="11198" table:style-name="ce5">
            <text:p>11,198<text:s/></text:p>
          </table:table-cell>
          <table:table-cell office:value-type="float" office:value="5610" table:style-name="ce5">
            <text:p>5,610<text:s/></text:p>
          </table:table-cell>
          <table:table-cell office:value-type="float" office:value="5192" table:style-name="ce5">
            <text:p>5,192<text:s/></text:p>
          </table:table-cell>
          <table:table-cell office:value-type="float" office:value="6563" table:style-name="ce5">
            <text:p>6,563<text:s/></text:p>
          </table:table-cell>
          <table:table-cell office:value-type="float" office:value="10594" table:style-name="ce5">
            <text:p>10,594<text:s/></text:p>
          </table:table-cell>
          <table:table-cell office:value-type="float" office:value="9601" table:style-name="ce5">
            <text:p>9,601<text:s/></text:p>
          </table:table-cell>
          <table:table-cell office:value-type="float" office:value="13976" table:style-name="ce5">
            <text:p>13,976<text:s/></text:p>
          </table:table-cell>
          <table:table-cell office:value-type="float" office:value="18607" table:style-name="ce5">
            <text:p>18,607<text:s/></text:p>
          </table:table-cell>
          <table:table-cell office:value-type="float" office:value="28860" table:style-name="ce5">
            <text:p>28,860<text:s/></text:p>
          </table:table-cell>
          <table:table-cell office:value-type="float" office:value="26139" table:style-name="ce5">
            <text:p>26,139<text:s/></text:p>
          </table:table-cell>
          <table:table-cell office:value-type="float" office:value="14894" table:style-name="ce5">
            <text:p>14,894<text:s/></text:p>
          </table:table-cell>
          <table:table-cell office:value-type="float" office:value="12932" table:style-name="ce5">
            <text:p>12,932<text:s/></text:p>
          </table:table-cell>
          <table:table-cell office:value-type="float" office:value="12396" table:style-name="ce5">
            <text:p>12,396<text:s/></text:p>
          </table:table-cell>
          <table:table-cell office:value-type="float" office:value="13192" table:style-name="ce5">
            <text:p>13,192<text:s/></text:p>
          </table:table-cell>
          <table:table-cell office:value-type="float" office:value="12215" table:style-name="ce5">
            <text:p>12,215<text:s/></text:p>
          </table:table-cell>
          <table:table-cell office:value-type="float" office:value="11343" table:style-name="ce5">
            <text:p>11,343<text:s/></text:p>
          </table:table-cell>
          <table:table-cell office:value-type="float" office:value="10066" table:style-name="ce5">
            <text:p>10,066<text:s/></text:p>
          </table:table-cell>
          <table:table-cell table:number-columns-repeated="16275"/>
        </table:table-row>
        <table:table-row table:style-name="ro2">
          <table:table-cell office:value-type="date" office:date-value="2018-11-22T00:00:00" table:style-name="ce4">
            <text:p>2018/11/22</text:p>
          </table:table-cell>
          <table:table-cell office:value-type="float" office:value="5745" table:style-name="ce5">
            <text:p>5,745<text:s/></text:p>
          </table:table-cell>
          <table:table-cell office:value-type="float" office:value="16683" table:style-name="ce5">
            <text:p>16,683<text:s/></text:p>
          </table:table-cell>
          <table:table-cell office:value-type="float" office:value="43948" table:style-name="ce5">
            <text:p>43,948<text:s/></text:p>
          </table:table-cell>
          <table:table-cell office:value-type="float" office:value="47657" table:style-name="ce5">
            <text:p>47,657<text:s/></text:p>
          </table:table-cell>
          <table:table-cell office:value-type="float" office:value="29143" table:style-name="ce5">
            <text:p>29,143<text:s/></text:p>
          </table:table-cell>
          <table:table-cell office:value-type="float" office:value="17104" table:style-name="ce5">
            <text:p>17,104<text:s/></text:p>
          </table:table-cell>
          <table:table-cell office:value-type="float" office:value="12878" table:style-name="ce5">
            <text:p>12,878<text:s/></text:p>
          </table:table-cell>
          <table:table-cell office:value-type="float" office:value="4542" table:style-name="ce5">
            <text:p>4,542<text:s/></text:p>
          </table:table-cell>
          <table:table-cell office:value-type="float" office:value="3480" table:style-name="ce5">
            <text:p>3,480<text:s/></text:p>
          </table:table-cell>
          <table:table-cell office:value-type="float" office:value="15707" table:style-name="ce5">
            <text:p>15,707<text:s/></text:p>
          </table:table-cell>
          <table:table-cell office:value-type="float" office:value="2658" table:style-name="ce5">
            <text:p>2,658<text:s/></text:p>
          </table:table-cell>
          <table:table-cell office:value-type="float" office:value="4825" table:style-name="ce5">
            <text:p>4,825<text:s/></text:p>
          </table:table-cell>
          <table:table-cell office:value-type="float" office:value="6502" table:style-name="ce5">
            <text:p>6,502<text:s/></text:p>
          </table:table-cell>
          <table:table-cell office:value-type="float" office:value="11336" table:style-name="ce5">
            <text:p>11,336<text:s/></text:p>
          </table:table-cell>
          <table:table-cell office:value-type="float" office:value="11060" table:style-name="ce5">
            <text:p>11,060<text:s/></text:p>
          </table:table-cell>
          <table:table-cell office:value-type="float" office:value="19654" table:style-name="ce5">
            <text:p>19,654<text:s/></text:p>
          </table:table-cell>
          <table:table-cell office:value-type="float" office:value="18356" table:style-name="ce5">
            <text:p>18,356<text:s/></text:p>
          </table:table-cell>
          <table:table-cell office:value-type="float" office:value="6058" table:style-name="ce5">
            <text:p>6,058<text:s/></text:p>
          </table:table-cell>
          <table:table-cell office:value-type="float" office:value="9395" table:style-name="ce5">
            <text:p>9,395<text:s/></text:p>
          </table:table-cell>
          <table:table-cell office:value-type="float" office:value="3255" table:style-name="ce5">
            <text:p>3,255<text:s/></text:p>
          </table:table-cell>
          <table:table-cell office:value-type="float" office:value="9015" table:style-name="ce5">
            <text:p>9,015<text:s/></text:p>
          </table:table-cell>
          <table:table-cell office:value-type="float" office:value="8862" table:style-name="ce5">
            <text:p>8,862<text:s/></text:p>
          </table:table-cell>
          <table:table-cell office:value-type="float" office:value="5997" table:style-name="ce5">
            <text:p>5,997<text:s/></text:p>
          </table:table-cell>
          <table:table-cell office:value-type="float" office:value="32386" table:style-name="ce5">
            <text:p>32,386<text:s/></text:p>
          </table:table-cell>
          <table:table-cell office:value-type="float" office:value="2651" table:style-name="ce5">
            <text:p>2,651<text:s/></text:p>
          </table:table-cell>
          <table:table-cell office:value-type="float" office:value="13574" table:style-name="ce5">
            <text:p>13,574<text:s/></text:p>
          </table:table-cell>
          <table:table-cell office:value-type="float" office:value="11816" table:style-name="ce5">
            <text:p>11,816<text:s/></text:p>
          </table:table-cell>
          <table:table-cell office:value-type="float" office:value="17772" table:style-name="ce5">
            <text:p>17,772<text:s/></text:p>
          </table:table-cell>
          <table:table-cell office:value-type="float" office:value="23959" table:style-name="ce5">
            <text:p>23,959<text:s/></text:p>
          </table:table-cell>
          <table:table-cell office:value-type="float" office:value="18743" table:style-name="ce5">
            <text:p>18,743<text:s/></text:p>
          </table:table-cell>
          <table:table-cell office:value-type="float" office:value="10841" table:style-name="ce5">
            <text:p>10,841<text:s/></text:p>
          </table:table-cell>
          <table:table-cell office:value-type="float" office:value="31551" table:style-name="ce5">
            <text:p>31,551<text:s/></text:p>
          </table:table-cell>
          <table:table-cell office:value-type="float" office:value="19458" table:style-name="ce5">
            <text:p>19,458<text:s/></text:p>
          </table:table-cell>
          <table:table-cell office:value-type="float" office:value="36406" table:style-name="ce5">
            <text:p>36,406<text:s/></text:p>
          </table:table-cell>
          <table:table-cell office:value-type="float" office:value="32539" table:style-name="ce5">
            <text:p>32,539<text:s/></text:p>
          </table:table-cell>
          <table:table-cell office:value-type="float" office:value="12214" table:style-name="ce5">
            <text:p>12,214<text:s/></text:p>
          </table:table-cell>
          <table:table-cell office:value-type="float" office:value="38420" table:style-name="ce5">
            <text:p>38,420<text:s/></text:p>
          </table:table-cell>
          <table:table-cell office:value-type="float" office:value="28683" table:style-name="ce5">
            <text:p>28,683<text:s/></text:p>
          </table:table-cell>
          <table:table-cell office:value-type="float" office:value="27575" table:style-name="ce5">
            <text:p>27,575<text:s/></text:p>
          </table:table-cell>
          <table:table-cell office:value-type="float" office:value="23891" table:style-name="ce5">
            <text:p>23,891<text:s/></text:p>
          </table:table-cell>
          <table:table-cell office:value-type="float" office:value="25451" table:style-name="ce5">
            <text:p>25,451<text:s/></text:p>
          </table:table-cell>
          <table:table-cell office:value-type="float" office:value="149460" table:style-name="ce5">
            <text:p>149,460<text:s/></text:p>
          </table:table-cell>
          <table:table-cell office:value-type="float" office:value="41744" table:style-name="ce5">
            <text:p>41,744<text:s/></text:p>
          </table:table-cell>
          <table:table-cell office:value-type="float" office:value="22649" table:style-name="ce5">
            <text:p>22,649<text:s/></text:p>
          </table:table-cell>
          <table:table-cell office:value-type="float" office:value="26258" table:style-name="ce5">
            <text:p>26,258<text:s/></text:p>
          </table:table-cell>
          <table:table-cell office:value-type="float" office:value="28211" table:style-name="ce5">
            <text:p>28,211<text:s/></text:p>
          </table:table-cell>
          <table:table-cell office:value-type="float" office:value="35884" table:style-name="ce5">
            <text:p>35,884<text:s/></text:p>
          </table:table-cell>
          <table:table-cell office:value-type="float" office:value="30511" table:style-name="ce5">
            <text:p>30,511<text:s/></text:p>
          </table:table-cell>
          <table:table-cell office:value-type="float" office:value="24743" table:style-name="ce5">
            <text:p>24,743<text:s/></text:p>
          </table:table-cell>
          <table:table-cell office:value-type="float" office:value="14226" table:style-name="ce5">
            <text:p>14,226<text:s/></text:p>
          </table:table-cell>
          <table:table-cell office:value-type="float" office:value="33212" table:style-name="ce5">
            <text:p>33,212<text:s/></text:p>
          </table:table-cell>
          <table:table-cell office:value-type="float" office:value="7889" table:style-name="ce5">
            <text:p>7,889<text:s/></text:p>
          </table:table-cell>
          <table:table-cell office:value-type="float" office:value="10289" table:style-name="ce5">
            <text:p>10,289<text:s/></text:p>
          </table:table-cell>
          <table:table-cell office:value-type="float" office:value="18361" table:style-name="ce5">
            <text:p>18,361<text:s/></text:p>
          </table:table-cell>
          <table:table-cell office:value-type="float" office:value="7119" table:style-name="ce5">
            <text:p>7,119<text:s/></text:p>
          </table:table-cell>
          <table:table-cell office:value-type="float" office:value="3874" table:style-name="ce5">
            <text:p>3,874<text:s/></text:p>
          </table:table-cell>
          <table:table-cell office:value-type="float" office:value="3721" table:style-name="ce5">
            <text:p>3,721<text:s/></text:p>
          </table:table-cell>
          <table:table-cell office:value-type="float" office:value="14383" table:style-name="ce5">
            <text:p>14,383<text:s/></text:p>
          </table:table-cell>
          <table:table-cell office:value-type="float" office:value="9675" table:style-name="ce5">
            <text:p>9,675<text:s/></text:p>
          </table:table-cell>
          <table:table-cell office:value-type="float" office:value="7880" table:style-name="ce5">
            <text:p>7,880<text:s/></text:p>
          </table:table-cell>
          <table:table-cell office:value-type="float" office:value="38427" table:style-name="ce5">
            <text:p>38,427<text:s/></text:p>
          </table:table-cell>
          <table:table-cell office:value-type="float" office:value="8986" table:style-name="ce5">
            <text:p>8,986<text:s/></text:p>
          </table:table-cell>
          <table:table-cell office:value-type="float" office:value="13099" table:style-name="ce5">
            <text:p>13,099<text:s/></text:p>
          </table:table-cell>
          <table:table-cell office:value-type="float" office:value="7576" table:style-name="ce5">
            <text:p>7,576<text:s/></text:p>
          </table:table-cell>
          <table:table-cell office:value-type="float" office:value="22928" table:style-name="ce5">
            <text:p>22,928<text:s/></text:p>
          </table:table-cell>
          <table:table-cell office:value-type="float" office:value="27320" table:style-name="ce5">
            <text:p>27,320<text:s/></text:p>
          </table:table-cell>
          <table:table-cell office:value-type="float" office:value="32339" table:style-name="ce5">
            <text:p>32,339<text:s/></text:p>
          </table:table-cell>
          <table:table-cell office:value-type="float" office:value="43329" table:style-name="ce5">
            <text:p>43,329<text:s/></text:p>
          </table:table-cell>
          <table:table-cell office:value-type="float" office:value="44846" table:style-name="ce5">
            <text:p>44,846<text:s/></text:p>
          </table:table-cell>
          <table:table-cell office:value-type="float" office:value="27391" table:style-name="ce5">
            <text:p>27,391<text:s/></text:p>
          </table:table-cell>
          <table:table-cell office:value-type="float" office:value="32466" table:style-name="ce5">
            <text:p>32,466<text:s/></text:p>
          </table:table-cell>
          <table:table-cell office:value-type="float" office:value="71292" table:style-name="ce5">
            <text:p>71,292<text:s/></text:p>
          </table:table-cell>
          <table:table-cell office:value-type="float" office:value="25380" table:style-name="ce5">
            <text:p>25,380<text:s/></text:p>
          </table:table-cell>
          <table:table-cell office:value-type="float" office:value="34471" table:style-name="ce5">
            <text:p>34,471<text:s/></text:p>
          </table:table-cell>
          <table:table-cell office:value-type="float" office:value="36938" table:style-name="ce5">
            <text:p>36,938<text:s/></text:p>
          </table:table-cell>
          <table:table-cell office:value-type="float" office:value="23201" table:style-name="ce5">
            <text:p>23,201<text:s/></text:p>
          </table:table-cell>
          <table:table-cell office:value-type="float" office:value="65130" table:style-name="ce5">
            <text:p>65,130<text:s/></text:p>
          </table:table-cell>
          <table:table-cell office:value-type="float" office:value="21956" table:style-name="ce5">
            <text:p>21,956<text:s/></text:p>
          </table:table-cell>
          <table:table-cell office:value-type="float" office:value="17591" table:style-name="ce5">
            <text:p>17,591<text:s/></text:p>
          </table:table-cell>
          <table:table-cell office:value-type="float" office:value="15688" table:style-name="ce5">
            <text:p>15,688<text:s/></text:p>
          </table:table-cell>
          <table:table-cell office:value-type="float" office:value="18518" table:style-name="ce5">
            <text:p>18,518<text:s/></text:p>
          </table:table-cell>
          <table:table-cell office:value-type="float" office:value="14228" table:style-name="ce5">
            <text:p>14,228<text:s/></text:p>
          </table:table-cell>
          <table:table-cell office:value-type="float" office:value="31058" table:style-name="ce5">
            <text:p>31,058<text:s/></text:p>
          </table:table-cell>
          <table:table-cell office:value-type="float" office:value="19595" table:style-name="ce5">
            <text:p>19,595<text:s/></text:p>
          </table:table-cell>
          <table:table-cell office:value-type="float" office:value="8350" table:style-name="ce5">
            <text:p>8,350<text:s/></text:p>
          </table:table-cell>
          <table:table-cell office:value-type="float" office:value="12946" table:style-name="ce5">
            <text:p>12,946<text:s/></text:p>
          </table:table-cell>
          <table:table-cell office:value-type="float" office:value="42576" table:style-name="ce5">
            <text:p>42,576<text:s/></text:p>
          </table:table-cell>
          <table:table-cell office:value-type="float" office:value="28790" table:style-name="ce5">
            <text:p>28,790<text:s/></text:p>
          </table:table-cell>
          <table:table-cell office:value-type="float" office:value="25793" table:style-name="ce5">
            <text:p>25,793<text:s/></text:p>
          </table:table-cell>
          <table:table-cell office:value-type="float" office:value="26727" table:style-name="ce5">
            <text:p>26,727<text:s/></text:p>
          </table:table-cell>
          <table:table-cell office:value-type="float" office:value="14398" table:style-name="ce5">
            <text:p>14,398<text:s/></text:p>
          </table:table-cell>
          <table:table-cell office:value-type="float" office:value="11490" table:style-name="ce5">
            <text:p>11,490<text:s/></text:p>
          </table:table-cell>
          <table:table-cell office:value-type="float" office:value="5439" table:style-name="ce5">
            <text:p>5,439<text:s/></text:p>
          </table:table-cell>
          <table:table-cell office:value-type="float" office:value="5317" table:style-name="ce5">
            <text:p>5,317<text:s/></text:p>
          </table:table-cell>
          <table:table-cell office:value-type="float" office:value="6540" table:style-name="ce5">
            <text:p>6,540<text:s/></text:p>
          </table:table-cell>
          <table:table-cell office:value-type="float" office:value="11018" table:style-name="ce5">
            <text:p>11,018<text:s/></text:p>
          </table:table-cell>
          <table:table-cell office:value-type="float" office:value="10043" table:style-name="ce5">
            <text:p>10,043<text:s/></text:p>
          </table:table-cell>
          <table:table-cell office:value-type="float" office:value="14357" table:style-name="ce5">
            <text:p>14,357<text:s/></text:p>
          </table:table-cell>
          <table:table-cell office:value-type="float" office:value="19040" table:style-name="ce5">
            <text:p>19,040<text:s/></text:p>
          </table:table-cell>
          <table:table-cell office:value-type="float" office:value="30859" table:style-name="ce5">
            <text:p>30,859<text:s/></text:p>
          </table:table-cell>
          <table:table-cell office:value-type="float" office:value="27143" table:style-name="ce5">
            <text:p>27,143<text:s/></text:p>
          </table:table-cell>
          <table:table-cell office:value-type="float" office:value="15003" table:style-name="ce5">
            <text:p>15,003<text:s/></text:p>
          </table:table-cell>
          <table:table-cell office:value-type="float" office:value="12952" table:style-name="ce5">
            <text:p>12,952<text:s/></text:p>
          </table:table-cell>
          <table:table-cell office:value-type="float" office:value="12598" table:style-name="ce5">
            <text:p>12,598<text:s/></text:p>
          </table:table-cell>
          <table:table-cell office:value-type="float" office:value="13604" table:style-name="ce5">
            <text:p>13,604<text:s/></text:p>
          </table:table-cell>
          <table:table-cell office:value-type="float" office:value="12601" table:style-name="ce5">
            <text:p>12,601<text:s/></text:p>
          </table:table-cell>
          <table:table-cell office:value-type="float" office:value="11350" table:style-name="ce5">
            <text:p>11,350<text:s/></text:p>
          </table:table-cell>
          <table:table-cell office:value-type="float" office:value="10357" table:style-name="ce5">
            <text:p>10,357<text:s/></text:p>
          </table:table-cell>
          <table:table-cell table:number-columns-repeated="16275"/>
        </table:table-row>
        <table:table-row table:style-name="ro2">
          <table:table-cell office:value-type="date" office:date-value="2018-11-23T00:00:00" table:style-name="ce4">
            <text:p>2018/11/23</text:p>
          </table:table-cell>
          <table:table-cell office:value-type="float" office:value="6467" table:style-name="ce5">
            <text:p>6,467<text:s/></text:p>
          </table:table-cell>
          <table:table-cell office:value-type="float" office:value="17449" table:style-name="ce5">
            <text:p>17,449<text:s/></text:p>
          </table:table-cell>
          <table:table-cell office:value-type="float" office:value="45560" table:style-name="ce5">
            <text:p>45,560<text:s/></text:p>
          </table:table-cell>
          <table:table-cell office:value-type="float" office:value="54436" table:style-name="ce5">
            <text:p>54,436<text:s/></text:p>
          </table:table-cell>
          <table:table-cell office:value-type="float" office:value="30563" table:style-name="ce5">
            <text:p>30,563<text:s/></text:p>
          </table:table-cell>
          <table:table-cell office:value-type="float" office:value="18179" table:style-name="ce5">
            <text:p>18,179<text:s/></text:p>
          </table:table-cell>
          <table:table-cell office:value-type="float" office:value="13542" table:style-name="ce5">
            <text:p>13,542<text:s/></text:p>
          </table:table-cell>
          <table:table-cell office:value-type="float" office:value="4802" table:style-name="ce5">
            <text:p>4,802<text:s/></text:p>
          </table:table-cell>
          <table:table-cell office:value-type="float" office:value="3697" table:style-name="ce5">
            <text:p>3,697<text:s/></text:p>
          </table:table-cell>
          <table:table-cell office:value-type="float" office:value="18059" table:style-name="ce5">
            <text:p>18,059<text:s/></text:p>
          </table:table-cell>
          <table:table-cell office:value-type="float" office:value="2788" table:style-name="ce5">
            <text:p>2,788<text:s/></text:p>
          </table:table-cell>
          <table:table-cell office:value-type="float" office:value="4979" table:style-name="ce5">
            <text:p>4,979<text:s/></text:p>
          </table:table-cell>
          <table:table-cell office:value-type="float" office:value="7838" table:style-name="ce5">
            <text:p>7,838<text:s/></text:p>
          </table:table-cell>
          <table:table-cell office:value-type="float" office:value="12215" table:style-name="ce5">
            <text:p>12,215<text:s/></text:p>
          </table:table-cell>
          <table:table-cell office:value-type="float" office:value="12339" table:style-name="ce5">
            <text:p>12,339<text:s/></text:p>
          </table:table-cell>
          <table:table-cell office:value-type="float" office:value="20797" table:style-name="ce5">
            <text:p>20,797<text:s/></text:p>
          </table:table-cell>
          <table:table-cell office:value-type="float" office:value="19348" table:style-name="ce5">
            <text:p>19,348<text:s/></text:p>
          </table:table-cell>
          <table:table-cell office:value-type="float" office:value="6906" table:style-name="ce5">
            <text:p>6,906<text:s/></text:p>
          </table:table-cell>
          <table:table-cell office:value-type="float" office:value="10354" table:style-name="ce5">
            <text:p>10,354<text:s/></text:p>
          </table:table-cell>
          <table:table-cell office:value-type="float" office:value="3516" table:style-name="ce5">
            <text:p>3,516<text:s/></text:p>
          </table:table-cell>
          <table:table-cell office:value-type="float" office:value="10086" table:style-name="ce5">
            <text:p>10,086<text:s/></text:p>
          </table:table-cell>
          <table:table-cell office:value-type="float" office:value="9786" table:style-name="ce5">
            <text:p>9,786<text:s/></text:p>
          </table:table-cell>
          <table:table-cell office:value-type="float" office:value="6153" table:style-name="ce5">
            <text:p>6,153<text:s/></text:p>
          </table:table-cell>
          <table:table-cell office:value-type="float" office:value="47722" table:style-name="ce5">
            <text:p>47,722<text:s/></text:p>
          </table:table-cell>
          <table:table-cell office:value-type="float" office:value="2627" table:style-name="ce5">
            <text:p>2,627<text:s/></text:p>
          </table:table-cell>
          <table:table-cell office:value-type="float" office:value="14689" table:style-name="ce5">
            <text:p>14,689<text:s/></text:p>
          </table:table-cell>
          <table:table-cell office:value-type="float" office:value="12718" table:style-name="ce5">
            <text:p>12,718<text:s/></text:p>
          </table:table-cell>
          <table:table-cell office:value-type="float" office:value="19644" table:style-name="ce5">
            <text:p>19,644<text:s/></text:p>
          </table:table-cell>
          <table:table-cell office:value-type="float" office:value="25129" table:style-name="ce5">
            <text:p>25,129<text:s/></text:p>
          </table:table-cell>
          <table:table-cell office:value-type="float" office:value="20496" table:style-name="ce5">
            <text:p>20,496<text:s/></text:p>
          </table:table-cell>
          <table:table-cell office:value-type="float" office:value="11630" table:style-name="ce5">
            <text:p>11,630<text:s/></text:p>
          </table:table-cell>
          <table:table-cell office:value-type="float" office:value="37584" table:style-name="ce5">
            <text:p>37,584<text:s/></text:p>
          </table:table-cell>
          <table:table-cell office:value-type="float" office:value="21481" table:style-name="ce5">
            <text:p>21,481<text:s/></text:p>
          </table:table-cell>
          <table:table-cell office:value-type="float" office:value="38906" table:style-name="ce5">
            <text:p>38,906<text:s/></text:p>
          </table:table-cell>
          <table:table-cell office:value-type="float" office:value="36503" table:style-name="ce5">
            <text:p>36,503<text:s/></text:p>
          </table:table-cell>
          <table:table-cell office:value-type="float" office:value="12190" table:style-name="ce5">
            <text:p>12,190<text:s/></text:p>
          </table:table-cell>
          <table:table-cell office:value-type="float" office:value="40952" table:style-name="ce5">
            <text:p>40,952<text:s/></text:p>
          </table:table-cell>
          <table:table-cell office:value-type="float" office:value="29916" table:style-name="ce5">
            <text:p>29,916<text:s/></text:p>
          </table:table-cell>
          <table:table-cell office:value-type="float" office:value="28974" table:style-name="ce5">
            <text:p>28,974<text:s/></text:p>
          </table:table-cell>
          <table:table-cell office:value-type="float" office:value="24528" table:style-name="ce5">
            <text:p>24,528<text:s/></text:p>
          </table:table-cell>
          <table:table-cell office:value-type="float" office:value="29224" table:style-name="ce5">
            <text:p>29,224<text:s/></text:p>
          </table:table-cell>
          <table:table-cell office:value-type="float" office:value="181282" table:style-name="ce5">
            <text:p>181,282<text:s/></text:p>
          </table:table-cell>
          <table:table-cell office:value-type="float" office:value="46576" table:style-name="ce5">
            <text:p>46,576<text:s/></text:p>
          </table:table-cell>
          <table:table-cell office:value-type="float" office:value="24696" table:style-name="ce5">
            <text:p>24,696<text:s/></text:p>
          </table:table-cell>
          <table:table-cell office:value-type="float" office:value="27524" table:style-name="ce5">
            <text:p>27,524<text:s/></text:p>
          </table:table-cell>
          <table:table-cell office:value-type="float" office:value="32105" table:style-name="ce5">
            <text:p>32,105<text:s/></text:p>
          </table:table-cell>
          <table:table-cell office:value-type="float" office:value="41768" table:style-name="ce5">
            <text:p>41,768<text:s/></text:p>
          </table:table-cell>
          <table:table-cell office:value-type="float" office:value="34936" table:style-name="ce5">
            <text:p>34,936<text:s/></text:p>
          </table:table-cell>
          <table:table-cell office:value-type="float" office:value="27184" table:style-name="ce5">
            <text:p>27,184<text:s/></text:p>
          </table:table-cell>
          <table:table-cell office:value-type="float" office:value="14610" table:style-name="ce5">
            <text:p>14,610<text:s/></text:p>
          </table:table-cell>
          <table:table-cell office:value-type="float" office:value="35600" table:style-name="ce5">
            <text:p>35,600<text:s/></text:p>
          </table:table-cell>
          <table:table-cell office:value-type="float" office:value="8569" table:style-name="ce5">
            <text:p>8,569<text:s/></text:p>
          </table:table-cell>
          <table:table-cell office:value-type="float" office:value="10598" table:style-name="ce5">
            <text:p>10,598<text:s/></text:p>
          </table:table-cell>
          <table:table-cell office:value-type="float" office:value="20743" table:style-name="ce5">
            <text:p>20,743<text:s/></text:p>
          </table:table-cell>
          <table:table-cell office:value-type="float" office:value="7652" table:style-name="ce5">
            <text:p>7,652<text:s/></text:p>
          </table:table-cell>
          <table:table-cell office:value-type="float" office:value="3962" table:style-name="ce5">
            <text:p>3,962<text:s/></text:p>
          </table:table-cell>
          <table:table-cell office:value-type="float" office:value="4057" table:style-name="ce5">
            <text:p>4,057<text:s/></text:p>
          </table:table-cell>
          <table:table-cell office:value-type="float" office:value="15542" table:style-name="ce5">
            <text:p>15,542<text:s/></text:p>
          </table:table-cell>
          <table:table-cell office:value-type="float" office:value="10361" table:style-name="ce5">
            <text:p>10,361<text:s/></text:p>
          </table:table-cell>
          <table:table-cell office:value-type="float" office:value="8985" table:style-name="ce5">
            <text:p>8,985<text:s/></text:p>
          </table:table-cell>
          <table:table-cell office:value-type="float" office:value="46543" table:style-name="ce5">
            <text:p>46,543<text:s/></text:p>
          </table:table-cell>
          <table:table-cell office:value-type="float" office:value="9868" table:style-name="ce5">
            <text:p>9,868<text:s/></text:p>
          </table:table-cell>
          <table:table-cell office:value-type="float" office:value="14466" table:style-name="ce5">
            <text:p>14,466<text:s/></text:p>
          </table:table-cell>
          <table:table-cell office:value-type="float" office:value="8302" table:style-name="ce5">
            <text:p>8,302<text:s/></text:p>
          </table:table-cell>
          <table:table-cell office:value-type="float" office:value="24682" table:style-name="ce5">
            <text:p>24,682<text:s/></text:p>
          </table:table-cell>
          <table:table-cell office:value-type="float" office:value="28520" table:style-name="ce5">
            <text:p>28,520<text:s/></text:p>
          </table:table-cell>
          <table:table-cell office:value-type="float" office:value="35129" table:style-name="ce5">
            <text:p>35,129<text:s/></text:p>
          </table:table-cell>
          <table:table-cell office:value-type="float" office:value="53524" table:style-name="ce5">
            <text:p>53,524<text:s/></text:p>
          </table:table-cell>
          <table:table-cell office:value-type="float" office:value="48108" table:style-name="ce5">
            <text:p>48,108<text:s/></text:p>
          </table:table-cell>
          <table:table-cell office:value-type="float" office:value="28609" table:style-name="ce5">
            <text:p>28,609<text:s/></text:p>
          </table:table-cell>
          <table:table-cell office:value-type="float" office:value="34025" table:style-name="ce5">
            <text:p>34,025<text:s/></text:p>
          </table:table-cell>
          <table:table-cell office:value-type="float" office:value="79951" table:style-name="ce5">
            <text:p>79,951<text:s/></text:p>
          </table:table-cell>
          <table:table-cell office:value-type="float" office:value="26341" table:style-name="ce5">
            <text:p>26,341<text:s/></text:p>
          </table:table-cell>
          <table:table-cell office:value-type="float" office:value="38637" table:style-name="ce5">
            <text:p>38,637<text:s/></text:p>
          </table:table-cell>
          <table:table-cell office:value-type="float" office:value="41539" table:style-name="ce5">
            <text:p>41,539<text:s/></text:p>
          </table:table-cell>
          <table:table-cell office:value-type="float" office:value="24651" table:style-name="ce5">
            <text:p>24,651<text:s/></text:p>
          </table:table-cell>
          <table:table-cell office:value-type="float" office:value="79441" table:style-name="ce5">
            <text:p>79,441<text:s/></text:p>
          </table:table-cell>
          <table:table-cell office:value-type="float" office:value="23519" table:style-name="ce5">
            <text:p>23,519<text:s/></text:p>
          </table:table-cell>
          <table:table-cell office:value-type="float" office:value="19099" table:style-name="ce5">
            <text:p>19,099<text:s/></text:p>
          </table:table-cell>
          <table:table-cell office:value-type="float" office:value="16383" table:style-name="ce5">
            <text:p>16,383<text:s/></text:p>
          </table:table-cell>
          <table:table-cell office:value-type="float" office:value="22601" table:style-name="ce5">
            <text:p>22,601<text:s/></text:p>
          </table:table-cell>
          <table:table-cell office:value-type="float" office:value="15912" table:style-name="ce5">
            <text:p>15,912<text:s/></text:p>
          </table:table-cell>
          <table:table-cell office:value-type="float" office:value="44616" table:style-name="ce5">
            <text:p>44,616<text:s/></text:p>
          </table:table-cell>
          <table:table-cell office:value-type="float" office:value="21096" table:style-name="ce5">
            <text:p>21,096<text:s/></text:p>
          </table:table-cell>
          <table:table-cell office:value-type="float" office:value="9171" table:style-name="ce5">
            <text:p>9,171<text:s/></text:p>
          </table:table-cell>
          <table:table-cell office:value-type="float" office:value="14559" table:style-name="ce5">
            <text:p>14,559<text:s/></text:p>
          </table:table-cell>
          <table:table-cell office:value-type="float" office:value="43393" table:style-name="ce5">
            <text:p>43,393<text:s/></text:p>
          </table:table-cell>
          <table:table-cell office:value-type="float" office:value="31485" table:style-name="ce5">
            <text:p>31,485<text:s/></text:p>
          </table:table-cell>
          <table:table-cell office:value-type="float" office:value="26726" table:style-name="ce5">
            <text:p>26,726<text:s/></text:p>
          </table:table-cell>
          <table:table-cell office:value-type="float" office:value="28577" table:style-name="ce5">
            <text:p>28,577<text:s/></text:p>
          </table:table-cell>
          <table:table-cell office:value-type="float" office:value="16187" table:style-name="ce5">
            <text:p>16,187<text:s/></text:p>
          </table:table-cell>
          <table:table-cell office:value-type="float" office:value="11768" table:style-name="ce5">
            <text:p>11,768<text:s/></text:p>
          </table:table-cell>
          <table:table-cell office:value-type="float" office:value="5731" table:style-name="ce5">
            <text:p>5,731<text:s/></text:p>
          </table:table-cell>
          <table:table-cell office:value-type="float" office:value="5577" table:style-name="ce5">
            <text:p>5,577<text:s/></text:p>
          </table:table-cell>
          <table:table-cell office:value-type="float" office:value="7021" table:style-name="ce5">
            <text:p>7,021<text:s/></text:p>
          </table:table-cell>
          <table:table-cell office:value-type="float" office:value="11858" table:style-name="ce5">
            <text:p>11,858<text:s/></text:p>
          </table:table-cell>
          <table:table-cell office:value-type="float" office:value="10796" table:style-name="ce5">
            <text:p>10,796<text:s/></text:p>
          </table:table-cell>
          <table:table-cell office:value-type="float" office:value="17704" table:style-name="ce5">
            <text:p>17,704<text:s/></text:p>
          </table:table-cell>
          <table:table-cell office:value-type="float" office:value="20058" table:style-name="ce5">
            <text:p>20,058<text:s/></text:p>
          </table:table-cell>
          <table:table-cell office:value-type="float" office:value="31231" table:style-name="ce5">
            <text:p>31,231<text:s/></text:p>
          </table:table-cell>
          <table:table-cell office:value-type="float" office:value="29829" table:style-name="ce5">
            <text:p>29,829<text:s/></text:p>
          </table:table-cell>
          <table:table-cell office:value-type="float" office:value="15837" table:style-name="ce5">
            <text:p>15,837<text:s/></text:p>
          </table:table-cell>
          <table:table-cell office:value-type="float" office:value="13965" table:style-name="ce5">
            <text:p>13,965<text:s/></text:p>
          </table:table-cell>
          <table:table-cell office:value-type="float" office:value="13591" table:style-name="ce5">
            <text:p>13,591<text:s/></text:p>
          </table:table-cell>
          <table:table-cell office:value-type="float" office:value="14474" table:style-name="ce5">
            <text:p>14,474<text:s/></text:p>
          </table:table-cell>
          <table:table-cell office:value-type="float" office:value="13311" table:style-name="ce5">
            <text:p>13,311<text:s/></text:p>
          </table:table-cell>
          <table:table-cell office:value-type="float" office:value="12383" table:style-name="ce5">
            <text:p>12,383<text:s/></text:p>
          </table:table-cell>
          <table:table-cell office:value-type="float" office:value="11242" table:style-name="ce5">
            <text:p>11,242<text:s/></text:p>
          </table:table-cell>
          <table:table-cell table:number-columns-repeated="16275"/>
        </table:table-row>
        <table:table-row table:style-name="ro2">
          <table:table-cell office:value-type="date" office:date-value="2018-11-24T00:00:00" table:style-name="ce4">
            <text:p>2018/11/24</text:p>
          </table:table-cell>
          <table:table-cell office:value-type="float" office:value="4822" table:style-name="ce5">
            <text:p>4,822<text:s/></text:p>
          </table:table-cell>
          <table:table-cell office:value-type="float" office:value="10114" table:style-name="ce5">
            <text:p>10,114<text:s/></text:p>
          </table:table-cell>
          <table:table-cell office:value-type="float" office:value="23130" table:style-name="ce5">
            <text:p>23,130<text:s/></text:p>
          </table:table-cell>
          <table:table-cell office:value-type="float" office:value="44789" table:style-name="ce5">
            <text:p>44,789<text:s/></text:p>
          </table:table-cell>
          <table:table-cell office:value-type="float" office:value="16030" table:style-name="ce5">
            <text:p>16,030<text:s/></text:p>
          </table:table-cell>
          <table:table-cell office:value-type="float" office:value="9758" table:style-name="ce5">
            <text:p>9,758<text:s/></text:p>
          </table:table-cell>
          <table:table-cell office:value-type="float" office:value="8621" table:style-name="ce5">
            <text:p>8,621<text:s/></text:p>
          </table:table-cell>
          <table:table-cell office:value-type="float" office:value="3931" table:style-name="ce5">
            <text:p>3,931<text:s/></text:p>
          </table:table-cell>
          <table:table-cell office:value-type="float" office:value="2658" table:style-name="ce5">
            <text:p>2,658<text:s/></text:p>
          </table:table-cell>
          <table:table-cell office:value-type="float" office:value="9788" table:style-name="ce5">
            <text:p>9,788<text:s/></text:p>
          </table:table-cell>
          <table:table-cell office:value-type="float" office:value="2078" table:style-name="ce5">
            <text:p>2,078<text:s/></text:p>
          </table:table-cell>
          <table:table-cell office:value-type="float" office:value="3419" table:style-name="ce5">
            <text:p>3,419<text:s/></text:p>
          </table:table-cell>
          <table:table-cell office:value-type="float" office:value="8742" table:style-name="ce5">
            <text:p>8,742<text:s/></text:p>
          </table:table-cell>
          <table:table-cell office:value-type="float" office:value="6693" table:style-name="ce5">
            <text:p>6,693<text:s/></text:p>
          </table:table-cell>
          <table:table-cell office:value-type="float" office:value="10064" table:style-name="ce5">
            <text:p>10,064<text:s/></text:p>
          </table:table-cell>
          <table:table-cell office:value-type="float" office:value="5767" table:style-name="ce5">
            <text:p>5,767<text:s/></text:p>
          </table:table-cell>
          <table:table-cell office:value-type="float" office:value="7075" table:style-name="ce5">
            <text:p>7,075<text:s/></text:p>
          </table:table-cell>
          <table:table-cell office:value-type="float" office:value="4229" table:style-name="ce5">
            <text:p>4,229<text:s/></text:p>
          </table:table-cell>
          <table:table-cell office:value-type="float" office:value="8396" table:style-name="ce5">
            <text:p>8,396<text:s/></text:p>
          </table:table-cell>
          <table:table-cell office:value-type="float" office:value="3319" table:style-name="ce5">
            <text:p>3,319<text:s/></text:p>
          </table:table-cell>
          <table:table-cell office:value-type="float" office:value="6326" table:style-name="ce5">
            <text:p>6,326<text:s/></text:p>
          </table:table-cell>
          <table:table-cell office:value-type="float" office:value="6884" table:style-name="ce5">
            <text:p>6,884<text:s/></text:p>
          </table:table-cell>
          <table:table-cell office:value-type="float" office:value="2373" table:style-name="ce5">
            <text:p>2,373<text:s/></text:p>
          </table:table-cell>
          <table:table-cell office:value-type="float" office:value="34867" table:style-name="ce5">
            <text:p>34,867<text:s/></text:p>
          </table:table-cell>
          <table:table-cell office:value-type="float" office:value="1926" table:style-name="ce5">
            <text:p>1,926<text:s/></text:p>
          </table:table-cell>
          <table:table-cell office:value-type="float" office:value="11247" table:style-name="ce5">
            <text:p>11,247<text:s/></text:p>
          </table:table-cell>
          <table:table-cell office:value-type="float" office:value="9671" table:style-name="ce5">
            <text:p>9,671<text:s/></text:p>
          </table:table-cell>
          <table:table-cell office:value-type="float" office:value="13606" table:style-name="ce5">
            <text:p>13,606<text:s/></text:p>
          </table:table-cell>
          <table:table-cell office:value-type="float" office:value="15253" table:style-name="ce5">
            <text:p>15,253<text:s/></text:p>
          </table:table-cell>
          <table:table-cell office:value-type="float" office:value="14359" table:style-name="ce5">
            <text:p>14,359<text:s/></text:p>
          </table:table-cell>
          <table:table-cell office:value-type="float" office:value="9054" table:style-name="ce5">
            <text:p>9,054<text:s/></text:p>
          </table:table-cell>
          <table:table-cell office:value-type="float" office:value="25328" table:style-name="ce5">
            <text:p>25,328<text:s/></text:p>
          </table:table-cell>
          <table:table-cell office:value-type="float" office:value="16764" table:style-name="ce5">
            <text:p>16,764<text:s/></text:p>
          </table:table-cell>
          <table:table-cell office:value-type="float" office:value="26867" table:style-name="ce5">
            <text:p>26,867<text:s/></text:p>
          </table:table-cell>
          <table:table-cell office:value-type="float" office:value="24898" table:style-name="ce5">
            <text:p>24,898<text:s/></text:p>
          </table:table-cell>
          <table:table-cell office:value-type="float" office:value="4397" table:style-name="ce5">
            <text:p>4,397<text:s/></text:p>
          </table:table-cell>
          <table:table-cell office:value-type="float" office:value="30621" table:style-name="ce5">
            <text:p>30,621<text:s/></text:p>
          </table:table-cell>
          <table:table-cell office:value-type="float" office:value="21808" table:style-name="ce5">
            <text:p>21,808<text:s/></text:p>
          </table:table-cell>
          <table:table-cell office:value-type="float" office:value="20746" table:style-name="ce5">
            <text:p>20,746<text:s/></text:p>
          </table:table-cell>
          <table:table-cell office:value-type="float" office:value="18172" table:style-name="ce5">
            <text:p>18,172<text:s/></text:p>
          </table:table-cell>
          <table:table-cell office:value-type="float" office:value="11355" table:style-name="ce5">
            <text:p>11,355<text:s/></text:p>
          </table:table-cell>
          <table:table-cell office:value-type="float" office:value="156035" table:style-name="ce5">
            <text:p>156,035<text:s/></text:p>
          </table:table-cell>
          <table:table-cell office:value-type="float" office:value="40441" table:style-name="ce5">
            <text:p>40,441<text:s/></text:p>
          </table:table-cell>
          <table:table-cell office:value-type="float" office:value="17616" table:style-name="ce5">
            <text:p>17,616<text:s/></text:p>
          </table:table-cell>
          <table:table-cell office:value-type="float" office:value="17661" table:style-name="ce5">
            <text:p>17,661<text:s/></text:p>
          </table:table-cell>
          <table:table-cell office:value-type="float" office:value="27518" table:style-name="ce5">
            <text:p>27,518<text:s/></text:p>
          </table:table-cell>
          <table:table-cell office:value-type="float" office:value="34521" table:style-name="ce5">
            <text:p>34,521<text:s/></text:p>
          </table:table-cell>
          <table:table-cell office:value-type="float" office:value="25785" table:style-name="ce5">
            <text:p>25,785<text:s/></text:p>
          </table:table-cell>
          <table:table-cell office:value-type="float" office:value="21492" table:style-name="ce5">
            <text:p>21,492<text:s/></text:p>
          </table:table-cell>
          <table:table-cell office:value-type="float" office:value="10197" table:style-name="ce5">
            <text:p>10,197<text:s/></text:p>
          </table:table-cell>
          <table:table-cell office:value-type="float" office:value="24366" table:style-name="ce5">
            <text:p>24,366<text:s/></text:p>
          </table:table-cell>
          <table:table-cell office:value-type="float" office:value="6978" table:style-name="ce5">
            <text:p>6,978<text:s/></text:p>
          </table:table-cell>
          <table:table-cell office:value-type="float" office:value="6805" table:style-name="ce5">
            <text:p>6,805<text:s/></text:p>
          </table:table-cell>
          <table:table-cell office:value-type="float" office:value="16027" table:style-name="ce5">
            <text:p>16,027<text:s/></text:p>
          </table:table-cell>
          <table:table-cell office:value-type="float" office:value="7262" table:style-name="ce5">
            <text:p>7,262<text:s/></text:p>
          </table:table-cell>
          <table:table-cell office:value-type="float" office:value="3282" table:style-name="ce5">
            <text:p>3,282<text:s/></text:p>
          </table:table-cell>
          <table:table-cell office:value-type="float" office:value="1712" table:style-name="ce5">
            <text:p>1,712<text:s/></text:p>
          </table:table-cell>
          <table:table-cell office:value-type="float" office:value="8809" table:style-name="ce5">
            <text:p>8,809<text:s/></text:p>
          </table:table-cell>
          <table:table-cell office:value-type="float" office:value="8817" table:style-name="ce5">
            <text:p>8,817<text:s/></text:p>
          </table:table-cell>
          <table:table-cell office:value-type="float" office:value="5814" table:style-name="ce5">
            <text:p>5,814<text:s/></text:p>
          </table:table-cell>
          <table:table-cell office:value-type="float" office:value="41144" table:style-name="ce5">
            <text:p>41,144<text:s/></text:p>
          </table:table-cell>
          <table:table-cell office:value-type="float" office:value="7337" table:style-name="ce5">
            <text:p>7,337<text:s/></text:p>
          </table:table-cell>
          <table:table-cell office:value-type="float" office:value="11152" table:style-name="ce5">
            <text:p>11,152<text:s/></text:p>
          </table:table-cell>
          <table:table-cell office:value-type="float" office:value="6851" table:style-name="ce5">
            <text:p>6,851<text:s/></text:p>
          </table:table-cell>
          <table:table-cell office:value-type="float" office:value="17950" table:style-name="ce5">
            <text:p>17,950<text:s/></text:p>
          </table:table-cell>
          <table:table-cell office:value-type="float" office:value="17417" table:style-name="ce5">
            <text:p>17,417<text:s/></text:p>
          </table:table-cell>
          <table:table-cell office:value-type="float" office:value="29734" table:style-name="ce5">
            <text:p>29,734<text:s/></text:p>
          </table:table-cell>
          <table:table-cell office:value-type="float" office:value="55233" table:style-name="ce5">
            <text:p>55,233<text:s/></text:p>
          </table:table-cell>
          <table:table-cell office:value-type="float" office:value="32902" table:style-name="ce5">
            <text:p>32,902<text:s/></text:p>
          </table:table-cell>
          <table:table-cell office:value-type="float" office:value="21381" table:style-name="ce5">
            <text:p>21,381<text:s/></text:p>
          </table:table-cell>
          <table:table-cell office:value-type="float" office:value="30012" table:style-name="ce5">
            <text:p>30,012<text:s/></text:p>
          </table:table-cell>
          <table:table-cell office:value-type="float" office:value="76591" table:style-name="ce5">
            <text:p>76,591<text:s/></text:p>
          </table:table-cell>
          <table:table-cell office:value-type="float" office:value="14232" table:style-name="ce5">
            <text:p>14,232<text:s/></text:p>
          </table:table-cell>
          <table:table-cell office:value-type="float" office:value="27440" table:style-name="ce5">
            <text:p>27,440<text:s/></text:p>
          </table:table-cell>
          <table:table-cell office:value-type="float" office:value="30855" table:style-name="ce5">
            <text:p>30,855<text:s/></text:p>
          </table:table-cell>
          <table:table-cell office:value-type="float" office:value="17946" table:style-name="ce5">
            <text:p>17,946<text:s/></text:p>
          </table:table-cell>
          <table:table-cell office:value-type="float" office:value="53795" table:style-name="ce5">
            <text:p>53,795<text:s/></text:p>
          </table:table-cell>
          <table:table-cell office:value-type="float" office:value="15270" table:style-name="ce5">
            <text:p>15,270<text:s/></text:p>
          </table:table-cell>
          <table:table-cell office:value-type="float" office:value="14797" table:style-name="ce5">
            <text:p>14,797<text:s/></text:p>
          </table:table-cell>
          <table:table-cell office:value-type="float" office:value="9313" table:style-name="ce5">
            <text:p>9,313<text:s/></text:p>
          </table:table-cell>
          <table:table-cell office:value-type="float" office:value="15337" table:style-name="ce5">
            <text:p>15,337<text:s/></text:p>
          </table:table-cell>
          <table:table-cell office:value-type="float" office:value="10588" table:style-name="ce5">
            <text:p>10,588<text:s/></text:p>
          </table:table-cell>
          <table:table-cell office:value-type="float" office:value="31221" table:style-name="ce5">
            <text:p>31,221<text:s/></text:p>
          </table:table-cell>
          <table:table-cell office:value-type="float" office:value="13124" table:style-name="ce5">
            <text:p>13,124<text:s/></text:p>
          </table:table-cell>
          <table:table-cell office:value-type="float" office:value="9270" table:style-name="ce5">
            <text:p>9,270<text:s/></text:p>
          </table:table-cell>
          <table:table-cell office:value-type="float" office:value="10133" table:style-name="ce5">
            <text:p>10,133<text:s/></text:p>
          </table:table-cell>
          <table:table-cell office:value-type="float" office:value="18429" table:style-name="ce5">
            <text:p>18,429<text:s/></text:p>
          </table:table-cell>
          <table:table-cell office:value-type="float" office:value="13030" table:style-name="ce5">
            <text:p>13,030<text:s/></text:p>
          </table:table-cell>
          <table:table-cell office:value-type="float" office:value="15598" table:style-name="ce5">
            <text:p>15,598<text:s/></text:p>
          </table:table-cell>
          <table:table-cell office:value-type="float" office:value="19076" table:style-name="ce5">
            <text:p>19,076<text:s/></text:p>
          </table:table-cell>
          <table:table-cell office:value-type="float" office:value="6718" table:style-name="ce5">
            <text:p>6,718<text:s/></text:p>
          </table:table-cell>
          <table:table-cell office:value-type="float" office:value="8299" table:style-name="ce5">
            <text:p>8,299<text:s/></text:p>
          </table:table-cell>
          <table:table-cell office:value-type="float" office:value="3605" table:style-name="ce5">
            <text:p>3,605<text:s/></text:p>
          </table:table-cell>
          <table:table-cell office:value-type="float" office:value="2201" table:style-name="ce5">
            <text:p>2,201<text:s/></text:p>
          </table:table-cell>
          <table:table-cell office:value-type="float" office:value="5294" table:style-name="ce5">
            <text:p>5,294<text:s/></text:p>
          </table:table-cell>
          <table:table-cell office:value-type="float" office:value="7307" table:style-name="ce5">
            <text:p>7,307<text:s/></text:p>
          </table:table-cell>
          <table:table-cell office:value-type="float" office:value="8767" table:style-name="ce5">
            <text:p>8,767<text:s/></text:p>
          </table:table-cell>
          <table:table-cell office:value-type="float" office:value="12854" table:style-name="ce5">
            <text:p>12,854<text:s/></text:p>
          </table:table-cell>
          <table:table-cell office:value-type="float" office:value="14135" table:style-name="ce5">
            <text:p>14,135<text:s/></text:p>
          </table:table-cell>
          <table:table-cell office:value-type="float" office:value="18098" table:style-name="ce5">
            <text:p>18,098<text:s/></text:p>
          </table:table-cell>
          <table:table-cell office:value-type="float" office:value="23338" table:style-name="ce5">
            <text:p>23,338<text:s/></text:p>
          </table:table-cell>
          <table:table-cell office:value-type="float" office:value="11138" table:style-name="ce5">
            <text:p>11,138<text:s/></text:p>
          </table:table-cell>
          <table:table-cell office:value-type="float" office:value="10133" table:style-name="ce5">
            <text:p>10,133<text:s/></text:p>
          </table:table-cell>
          <table:table-cell office:value-type="float" office:value="10097" table:style-name="ce5">
            <text:p>10,097<text:s/></text:p>
          </table:table-cell>
          <table:table-cell office:value-type="float" office:value="9889" table:style-name="ce5">
            <text:p>9,889<text:s/></text:p>
          </table:table-cell>
          <table:table-cell office:value-type="float" office:value="10109" table:style-name="ce5">
            <text:p>10,109<text:s/></text:p>
          </table:table-cell>
          <table:table-cell office:value-type="float" office:value="7774" table:style-name="ce5">
            <text:p>7,774<text:s/></text:p>
          </table:table-cell>
          <table:table-cell office:value-type="float" office:value="7900" table:style-name="ce5">
            <text:p>7,900<text:s/></text:p>
          </table:table-cell>
          <table:table-cell table:number-columns-repeated="16275"/>
        </table:table-row>
        <table:table-row table:style-name="ro2">
          <table:table-cell office:value-type="date" office:date-value="2018-11-25T00:00:00" table:style-name="ce4">
            <text:p>2018/11/25</text:p>
          </table:table-cell>
          <table:table-cell office:value-type="float" office:value="5117" table:style-name="ce5">
            <text:p>5,117<text:s/></text:p>
          </table:table-cell>
          <table:table-cell office:value-type="float" office:value="8799" table:style-name="ce5">
            <text:p>8,799<text:s/></text:p>
          </table:table-cell>
          <table:table-cell office:value-type="float" office:value="19518" table:style-name="ce5">
            <text:p>19,518<text:s/></text:p>
          </table:table-cell>
          <table:table-cell office:value-type="float" office:value="40419" table:style-name="ce5">
            <text:p>40,419<text:s/></text:p>
          </table:table-cell>
          <table:table-cell office:value-type="float" office:value="13280" table:style-name="ce5">
            <text:p>13,280<text:s/></text:p>
          </table:table-cell>
          <table:table-cell office:value-type="float" office:value="9059" table:style-name="ce5">
            <text:p>9,059<text:s/></text:p>
          </table:table-cell>
          <table:table-cell office:value-type="float" office:value="7286" table:style-name="ce5">
            <text:p>7,286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2356" table:style-name="ce5">
            <text:p>2,356<text:s/></text:p>
          </table:table-cell>
          <table:table-cell office:value-type="float" office:value="7739" table:style-name="ce5">
            <text:p>7,739<text:s/></text:p>
          </table:table-cell>
          <table:table-cell office:value-type="float" office:value="2028" table:style-name="ce5">
            <text:p>2,028<text:s/></text:p>
          </table:table-cell>
          <table:table-cell office:value-type="float" office:value="3319" table:style-name="ce5">
            <text:p>3,319<text:s/></text:p>
          </table:table-cell>
          <table:table-cell office:value-type="float" office:value="10044" table:style-name="ce5">
            <text:p>10,044<text:s/></text:p>
          </table:table-cell>
          <table:table-cell office:value-type="float" office:value="5506" table:style-name="ce5">
            <text:p>5,506<text:s/></text:p>
          </table:table-cell>
          <table:table-cell office:value-type="float" office:value="10700" table:style-name="ce5">
            <text:p>10,700<text:s/></text:p>
          </table:table-cell>
          <table:table-cell office:value-type="float" office:value="4959" table:style-name="ce5">
            <text:p>4,959<text:s/></text:p>
          </table:table-cell>
          <table:table-cell office:value-type="float" office:value="5575" table:style-name="ce5">
            <text:p>5,575<text:s/></text:p>
          </table:table-cell>
          <table:table-cell office:value-type="float" office:value="3634" table:style-name="ce5">
            <text:p>3,634<text:s/></text:p>
          </table:table-cell>
          <table:table-cell office:value-type="float" office:value="7288" table:style-name="ce5">
            <text:p>7,288<text:s/></text:p>
          </table:table-cell>
          <table:table-cell office:value-type="float" office:value="3592" table:style-name="ce5">
            <text:p>3,592<text:s/></text:p>
          </table:table-cell>
          <table:table-cell office:value-type="float" office:value="5466" table:style-name="ce5">
            <text:p>5,466<text:s/></text:p>
          </table:table-cell>
          <table:table-cell office:value-type="float" office:value="5841" table:style-name="ce5">
            <text:p>5,841<text:s/></text:p>
          </table:table-cell>
          <table:table-cell office:value-type="float" office:value="2660" table:style-name="ce5">
            <text:p>2,660<text:s/></text:p>
          </table:table-cell>
          <table:table-cell office:value-type="float" office:value="37281" table:style-name="ce5">
            <text:p>37,281<text:s/></text:p>
          </table:table-cell>
          <table:table-cell office:value-type="float" office:value="1990" table:style-name="ce5">
            <text:p>1,990<text:s/></text:p>
          </table:table-cell>
          <table:table-cell office:value-type="float" office:value="12303" table:style-name="ce5">
            <text:p>12,303<text:s/></text:p>
          </table:table-cell>
          <table:table-cell office:value-type="float" office:value="8445" table:style-name="ce5">
            <text:p>8,445<text:s/></text:p>
          </table:table-cell>
          <table:table-cell office:value-type="float" office:value="12676" table:style-name="ce5">
            <text:p>12,676<text:s/></text:p>
          </table:table-cell>
          <table:table-cell office:value-type="float" office:value="15387" table:style-name="ce5">
            <text:p>15,387<text:s/></text:p>
          </table:table-cell>
          <table:table-cell office:value-type="float" office:value="13678" table:style-name="ce5">
            <text:p>13,678<text:s/></text:p>
          </table:table-cell>
          <table:table-cell office:value-type="float" office:value="8164" table:style-name="ce5">
            <text:p>8,164<text:s/></text:p>
          </table:table-cell>
          <table:table-cell office:value-type="float" office:value="25442" table:style-name="ce5">
            <text:p>25,442<text:s/></text:p>
          </table:table-cell>
          <table:table-cell office:value-type="float" office:value="15069" table:style-name="ce5">
            <text:p>15,069<text:s/></text:p>
          </table:table-cell>
          <table:table-cell office:value-type="float" office:value="22140" table:style-name="ce5">
            <text:p>22,140<text:s/></text:p>
          </table:table-cell>
          <table:table-cell office:value-type="float" office:value="21875" table:style-name="ce5">
            <text:p>21,875<text:s/></text:p>
          </table:table-cell>
          <table:table-cell office:value-type="float" office:value="3866" table:style-name="ce5">
            <text:p>3,866<text:s/></text:p>
          </table:table-cell>
          <table:table-cell office:value-type="float" office:value="27479" table:style-name="ce5">
            <text:p>27,479<text:s/></text:p>
          </table:table-cell>
          <table:table-cell office:value-type="float" office:value="19743" table:style-name="ce5">
            <text:p>19,743<text:s/></text:p>
          </table:table-cell>
          <table:table-cell office:value-type="float" office:value="18495" table:style-name="ce5">
            <text:p>18,495<text:s/></text:p>
          </table:table-cell>
          <table:table-cell office:value-type="float" office:value="16457" table:style-name="ce5">
            <text:p>16,457<text:s/></text:p>
          </table:table-cell>
          <table:table-cell office:value-type="float" office:value="11698" table:style-name="ce5">
            <text:p>11,698<text:s/></text:p>
          </table:table-cell>
          <table:table-cell office:value-type="float" office:value="197654" table:style-name="ce5">
            <text:p>197,654<text:s/></text:p>
          </table:table-cell>
          <table:table-cell office:value-type="float" office:value="37374" table:style-name="ce5">
            <text:p>37,374<text:s/></text:p>
          </table:table-cell>
          <table:table-cell office:value-type="float" office:value="13980" table:style-name="ce5">
            <text:p>13,980<text:s/></text:p>
          </table:table-cell>
          <table:table-cell office:value-type="float" office:value="18890" table:style-name="ce5">
            <text:p>18,890<text:s/></text:p>
          </table:table-cell>
          <table:table-cell office:value-type="float" office:value="31624" table:style-name="ce5">
            <text:p>31,624<text:s/></text:p>
          </table:table-cell>
          <table:table-cell office:value-type="float" office:value="30716" table:style-name="ce5">
            <text:p>30,716<text:s/></text:p>
          </table:table-cell>
          <table:table-cell office:value-type="float" office:value="24275" table:style-name="ce5">
            <text:p>24,275<text:s/></text:p>
          </table:table-cell>
          <table:table-cell office:value-type="float" office:value="20299" table:style-name="ce5">
            <text:p>20,299<text:s/></text:p>
          </table:table-cell>
          <table:table-cell office:value-type="float" office:value="7855" table:style-name="ce5">
            <text:p>7,855<text:s/></text:p>
          </table:table-cell>
          <table:table-cell office:value-type="float" office:value="20658" table:style-name="ce5">
            <text:p>20,658<text:s/></text:p>
          </table:table-cell>
          <table:table-cell office:value-type="float" office:value="5758" table:style-name="ce5">
            <text:p>5,758<text:s/></text:p>
          </table:table-cell>
          <table:table-cell office:value-type="float" office:value="6032" table:style-name="ce5">
            <text:p>6,032<text:s/></text:p>
          </table:table-cell>
          <table:table-cell office:value-type="float" office:value="14668" table:style-name="ce5">
            <text:p>14,668<text:s/></text:p>
          </table:table-cell>
          <table:table-cell office:value-type="float" office:value="7147" table:style-name="ce5">
            <text:p>7,147<text:s/></text:p>
          </table:table-cell>
          <table:table-cell office:value-type="float" office:value="2844" table:style-name="ce5">
            <text:p>2,844<text:s/></text:p>
          </table:table-cell>
          <table:table-cell office:value-type="float" office:value="1792" table:style-name="ce5">
            <text:p>1,792<text:s/></text:p>
          </table:table-cell>
          <table:table-cell office:value-type="float" office:value="7648" table:style-name="ce5">
            <text:p>7,648<text:s/></text:p>
          </table:table-cell>
          <table:table-cell office:value-type="float" office:value="7616" table:style-name="ce5">
            <text:p>7,616<text:s/></text:p>
          </table:table-cell>
          <table:table-cell office:value-type="float" office:value="5751" table:style-name="ce5">
            <text:p>5,751<text:s/></text:p>
          </table:table-cell>
          <table:table-cell office:value-type="float" office:value="42848" table:style-name="ce5">
            <text:p>42,848<text:s/></text:p>
          </table:table-cell>
          <table:table-cell office:value-type="float" office:value="6832" table:style-name="ce5">
            <text:p>6,832<text:s/></text:p>
          </table:table-cell>
          <table:table-cell office:value-type="float" office:value="11428" table:style-name="ce5">
            <text:p>11,428<text:s/></text:p>
          </table:table-cell>
          <table:table-cell office:value-type="float" office:value="5861" table:style-name="ce5">
            <text:p>5,861<text:s/></text:p>
          </table:table-cell>
          <table:table-cell office:value-type="float" office:value="16389" table:style-name="ce5">
            <text:p>16,389<text:s/></text:p>
          </table:table-cell>
          <table:table-cell office:value-type="float" office:value="15787" table:style-name="ce5">
            <text:p>15,787<text:s/></text:p>
          </table:table-cell>
          <table:table-cell office:value-type="float" office:value="27579" table:style-name="ce5">
            <text:p>27,579<text:s/></text:p>
          </table:table-cell>
          <table:table-cell office:value-type="float" office:value="52367" table:style-name="ce5">
            <text:p>52,367<text:s/></text:p>
          </table:table-cell>
          <table:table-cell office:value-type="float" office:value="30132" table:style-name="ce5">
            <text:p>30,132<text:s/></text:p>
          </table:table-cell>
          <table:table-cell office:value-type="float" office:value="18948" table:style-name="ce5">
            <text:p>18,948<text:s/></text:p>
          </table:table-cell>
          <table:table-cell office:value-type="float" office:value="28211" table:style-name="ce5">
            <text:p>28,211<text:s/></text:p>
          </table:table-cell>
          <table:table-cell office:value-type="float" office:value="69929" table:style-name="ce5">
            <text:p>69,929<text:s/></text:p>
          </table:table-cell>
          <table:table-cell office:value-type="float" office:value="13686" table:style-name="ce5">
            <text:p>13,686<text:s/></text:p>
          </table:table-cell>
          <table:table-cell office:value-type="float" office:value="27036" table:style-name="ce5">
            <text:p>27,036<text:s/></text:p>
          </table:table-cell>
          <table:table-cell office:value-type="float" office:value="27104" table:style-name="ce5">
            <text:p>27,104<text:s/></text:p>
          </table:table-cell>
          <table:table-cell office:value-type="float" office:value="15741" table:style-name="ce5">
            <text:p>15,741<text:s/></text:p>
          </table:table-cell>
          <table:table-cell office:value-type="float" office:value="55264" table:style-name="ce5">
            <text:p>55,264<text:s/></text:p>
          </table:table-cell>
          <table:table-cell office:value-type="float" office:value="13904" table:style-name="ce5">
            <text:p>13,904<text:s/></text:p>
          </table:table-cell>
          <table:table-cell office:value-type="float" office:value="12681" table:style-name="ce5">
            <text:p>12,681<text:s/></text:p>
          </table:table-cell>
          <table:table-cell office:value-type="float" office:value="8133" table:style-name="ce5">
            <text:p>8,133<text:s/></text:p>
          </table:table-cell>
          <table:table-cell office:value-type="float" office:value="17810" table:style-name="ce5">
            <text:p>17,810<text:s/></text:p>
          </table:table-cell>
          <table:table-cell office:value-type="float" office:value="10544" table:style-name="ce5">
            <text:p>10,544<text:s/></text:p>
          </table:table-cell>
          <table:table-cell office:value-type="float" office:value="28059" table:style-name="ce5">
            <text:p>28,059<text:s/></text:p>
          </table:table-cell>
          <table:table-cell office:value-type="float" office:value="10572" table:style-name="ce5">
            <text:p>10,572<text:s/></text:p>
          </table:table-cell>
          <table:table-cell office:value-type="float" office:value="10079" table:style-name="ce5">
            <text:p>10,079<text:s/></text:p>
          </table:table-cell>
          <table:table-cell office:value-type="float" office:value="10137" table:style-name="ce5">
            <text:p>10,137<text:s/></text:p>
          </table:table-cell>
          <table:table-cell office:value-type="float" office:value="15135" table:style-name="ce5">
            <text:p>15,135<text:s/></text:p>
          </table:table-cell>
          <table:table-cell office:value-type="float" office:value="12972" table:style-name="ce5">
            <text:p>12,972<text:s/></text:p>
          </table:table-cell>
          <table:table-cell office:value-type="float" office:value="13526" table:style-name="ce5">
            <text:p>13,526<text:s/></text:p>
          </table:table-cell>
          <table:table-cell office:value-type="float" office:value="17875" table:style-name="ce5">
            <text:p>17,875<text:s/></text:p>
          </table:table-cell>
          <table:table-cell office:value-type="float" office:value="6968" table:style-name="ce5">
            <text:p>6,968<text:s/></text:p>
          </table:table-cell>
          <table:table-cell office:value-type="float" office:value="7543" table:style-name="ce5">
            <text:p>7,543<text:s/></text:p>
          </table:table-cell>
          <table:table-cell office:value-type="float" office:value="3660" table:style-name="ce5">
            <text:p>3,660<text:s/></text:p>
          </table:table-cell>
          <table:table-cell office:value-type="float" office:value="2189" table:style-name="ce5">
            <text:p>2,189<text:s/></text:p>
          </table:table-cell>
          <table:table-cell office:value-type="float" office:value="5086" table:style-name="ce5">
            <text:p>5,086<text:s/></text:p>
          </table:table-cell>
          <table:table-cell office:value-type="float" office:value="6598" table:style-name="ce5">
            <text:p>6,598<text:s/></text:p>
          </table:table-cell>
          <table:table-cell office:value-type="float" office:value="7811" table:style-name="ce5">
            <text:p>7,811<text:s/></text:p>
          </table:table-cell>
          <table:table-cell office:value-type="float" office:value="12935" table:style-name="ce5">
            <text:p>12,935<text:s/></text:p>
          </table:table-cell>
          <table:table-cell office:value-type="float" office:value="11756" table:style-name="ce5">
            <text:p>11,756<text:s/></text:p>
          </table:table-cell>
          <table:table-cell office:value-type="float" office:value="17600" table:style-name="ce5">
            <text:p>17,600<text:s/></text:p>
          </table:table-cell>
          <table:table-cell office:value-type="float" office:value="21542" table:style-name="ce5">
            <text:p>21,542<text:s/></text:p>
          </table:table-cell>
          <table:table-cell office:value-type="float" office:value="10377" table:style-name="ce5">
            <text:p>10,377<text:s/></text:p>
          </table:table-cell>
          <table:table-cell office:value-type="float" office:value="9181" table:style-name="ce5">
            <text:p>9,181<text:s/></text:p>
          </table:table-cell>
          <table:table-cell office:value-type="float" office:value="9429" table:style-name="ce5">
            <text:p>9,429<text:s/></text:p>
          </table:table-cell>
          <table:table-cell office:value-type="float" office:value="8937" table:style-name="ce5">
            <text:p>8,937<text:s/></text:p>
          </table:table-cell>
          <table:table-cell office:value-type="float" office:value="9483" table:style-name="ce5">
            <text:p>9,483<text:s/></text:p>
          </table:table-cell>
          <table:table-cell office:value-type="float" office:value="7241" table:style-name="ce5">
            <text:p>7,241<text:s/></text:p>
          </table:table-cell>
          <table:table-cell office:value-type="float" office:value="7214" table:style-name="ce5">
            <text:p>7,214<text:s/></text:p>
          </table:table-cell>
          <table:table-cell table:number-columns-repeated="16275"/>
        </table:table-row>
        <table:table-row table:style-name="ro2">
          <table:table-cell office:value-type="date" office:date-value="2018-11-26T00:00:00" table:style-name="ce4">
            <text:p>2018/11/26</text:p>
          </table:table-cell>
          <table:table-cell office:value-type="float" office:value="5623" table:style-name="ce5">
            <text:p>5,623<text:s/></text:p>
          </table:table-cell>
          <table:table-cell office:value-type="float" office:value="15703" table:style-name="ce5">
            <text:p>15,703<text:s/></text:p>
          </table:table-cell>
          <table:table-cell office:value-type="float" office:value="41175" table:style-name="ce5">
            <text:p>41,175<text:s/></text:p>
          </table:table-cell>
          <table:table-cell office:value-type="float" office:value="44208" table:style-name="ce5">
            <text:p>44,208<text:s/></text:p>
          </table:table-cell>
          <table:table-cell office:value-type="float" office:value="27580" table:style-name="ce5">
            <text:p>27,580<text:s/></text:p>
          </table:table-cell>
          <table:table-cell office:value-type="float" office:value="15893" table:style-name="ce5">
            <text:p>15,893<text:s/></text:p>
          </table:table-cell>
          <table:table-cell office:value-type="float" office:value="12200" table:style-name="ce5">
            <text:p>12,200<text:s/></text:p>
          </table:table-cell>
          <table:table-cell office:value-type="float" office:value="4185" table:style-name="ce5">
            <text:p>4,185<text:s/></text:p>
          </table:table-cell>
          <table:table-cell office:value-type="float" office:value="3309" table:style-name="ce5">
            <text:p>3,309<text:s/></text:p>
          </table:table-cell>
          <table:table-cell office:value-type="float" office:value="15008" table:style-name="ce5">
            <text:p>15,008<text:s/></text:p>
          </table:table-cell>
          <table:table-cell office:value-type="float" office:value="2615" table:style-name="ce5">
            <text:p>2,615<text:s/></text:p>
          </table:table-cell>
          <table:table-cell office:value-type="float" office:value="4676" table:style-name="ce5">
            <text:p>4,676<text:s/></text:p>
          </table:table-cell>
          <table:table-cell office:value-type="float" office:value="5331" table:style-name="ce5">
            <text:p>5,331<text:s/></text:p>
          </table:table-cell>
          <table:table-cell office:value-type="float" office:value="10418" table:style-name="ce5">
            <text:p>10,418<text:s/></text:p>
          </table:table-cell>
          <table:table-cell office:value-type="float" office:value="10354" table:style-name="ce5">
            <text:p>10,354<text:s/></text:p>
          </table:table-cell>
          <table:table-cell office:value-type="float" office:value="19025" table:style-name="ce5">
            <text:p>19,025<text:s/></text:p>
          </table:table-cell>
          <table:table-cell office:value-type="float" office:value="17869" table:style-name="ce5">
            <text:p>17,869<text:s/></text:p>
          </table:table-cell>
          <table:table-cell office:value-type="float" office:value="5906" table:style-name="ce5">
            <text:p>5,906<text:s/></text:p>
          </table:table-cell>
          <table:table-cell office:value-type="float" office:value="8980" table:style-name="ce5">
            <text:p>8,980<text:s/></text:p>
          </table:table-cell>
          <table:table-cell office:value-type="float" office:value="3271" table:style-name="ce5">
            <text:p>3,271<text:s/></text:p>
          </table:table-cell>
          <table:table-cell office:value-type="float" office:value="8878" table:style-name="ce5">
            <text:p>8,878<text:s/></text:p>
          </table:table-cell>
          <table:table-cell office:value-type="float" office:value="8577" table:style-name="ce5">
            <text:p>8,577<text:s/></text:p>
          </table:table-cell>
          <table:table-cell office:value-type="float" office:value="6122" table:style-name="ce5">
            <text:p>6,122<text:s/></text:p>
          </table:table-cell>
          <table:table-cell office:value-type="float" office:value="46359" table:style-name="ce5">
            <text:p>46,359<text:s/></text:p>
          </table:table-cell>
          <table:table-cell office:value-type="float" office:value="2299" table:style-name="ce5">
            <text:p>2,299<text:s/></text:p>
          </table:table-cell>
          <table:table-cell office:value-type="float" office:value="12901" table:style-name="ce5">
            <text:p>12,901<text:s/></text:p>
          </table:table-cell>
          <table:table-cell office:value-type="float" office:value="11245" table:style-name="ce5">
            <text:p>11,245<text:s/></text:p>
          </table:table-cell>
          <table:table-cell office:value-type="float" office:value="17290" table:style-name="ce5">
            <text:p>17,290<text:s/></text:p>
          </table:table-cell>
          <table:table-cell office:value-type="float" office:value="22436" table:style-name="ce5">
            <text:p>22,436<text:s/></text:p>
          </table:table-cell>
          <table:table-cell office:value-type="float" office:value="17322" table:style-name="ce5">
            <text:p>17,322<text:s/></text:p>
          </table:table-cell>
          <table:table-cell office:value-type="float" office:value="9945" table:style-name="ce5">
            <text:p>9,945<text:s/></text:p>
          </table:table-cell>
          <table:table-cell office:value-type="float" office:value="27272" table:style-name="ce5">
            <text:p>27,272<text:s/></text:p>
          </table:table-cell>
          <table:table-cell office:value-type="float" office:value="17641" table:style-name="ce5">
            <text:p>17,641<text:s/></text:p>
          </table:table-cell>
          <table:table-cell office:value-type="float" office:value="33660" table:style-name="ce5">
            <text:p>33,660<text:s/></text:p>
          </table:table-cell>
          <table:table-cell office:value-type="float" office:value="27383" table:style-name="ce5">
            <text:p>27,383<text:s/></text:p>
          </table:table-cell>
          <table:table-cell office:value-type="float" office:value="12046" table:style-name="ce5">
            <text:p>12,046<text:s/></text:p>
          </table:table-cell>
          <table:table-cell office:value-type="float" office:value="35959" table:style-name="ce5">
            <text:p>35,959<text:s/></text:p>
          </table:table-cell>
          <table:table-cell office:value-type="float" office:value="26896" table:style-name="ce5">
            <text:p>26,896<text:s/></text:p>
          </table:table-cell>
          <table:table-cell office:value-type="float" office:value="26479" table:style-name="ce5">
            <text:p>26,479<text:s/></text:p>
          </table:table-cell>
          <table:table-cell office:value-type="float" office:value="22554" table:style-name="ce5">
            <text:p>22,554<text:s/></text:p>
          </table:table-cell>
          <table:table-cell office:value-type="float" office:value="25484" table:style-name="ce5">
            <text:p>25,484<text:s/></text:p>
          </table:table-cell>
          <table:table-cell office:value-type="float" office:value="158579" table:style-name="ce5">
            <text:p>158,579<text:s/></text:p>
          </table:table-cell>
          <table:table-cell office:value-type="float" office:value="37687" table:style-name="ce5">
            <text:p>37,687<text:s/></text:p>
          </table:table-cell>
          <table:table-cell office:value-type="float" office:value="22535" table:style-name="ce5">
            <text:p>22,535<text:s/></text:p>
          </table:table-cell>
          <table:table-cell office:value-type="float" office:value="25038" table:style-name="ce5">
            <text:p>25,038<text:s/></text:p>
          </table:table-cell>
          <table:table-cell office:value-type="float" office:value="29450" table:style-name="ce5">
            <text:p>29,450<text:s/></text:p>
          </table:table-cell>
          <table:table-cell office:value-type="float" office:value="32812" table:style-name="ce5">
            <text:p>32,812<text:s/></text:p>
          </table:table-cell>
          <table:table-cell office:value-type="float" office:value="28447" table:style-name="ce5">
            <text:p>28,447<text:s/></text:p>
          </table:table-cell>
          <table:table-cell office:value-type="float" office:value="23393" table:style-name="ce5">
            <text:p>23,393<text:s/></text:p>
          </table:table-cell>
          <table:table-cell office:value-type="float" office:value="13864" table:style-name="ce5">
            <text:p>13,864<text:s/></text:p>
          </table:table-cell>
          <table:table-cell office:value-type="float" office:value="31948" table:style-name="ce5">
            <text:p>31,948<text:s/></text:p>
          </table:table-cell>
          <table:table-cell office:value-type="float" office:value="7583" table:style-name="ce5">
            <text:p>7,583<text:s/></text:p>
          </table:table-cell>
          <table:table-cell office:value-type="float" office:value="9845" table:style-name="ce5">
            <text:p>9,845<text:s/></text:p>
          </table:table-cell>
          <table:table-cell office:value-type="float" office:value="17405" table:style-name="ce5">
            <text:p>17,405<text:s/></text:p>
          </table:table-cell>
          <table:table-cell office:value-type="float" office:value="6321" table:style-name="ce5">
            <text:p>6,321<text:s/></text:p>
          </table:table-cell>
          <table:table-cell office:value-type="float" office:value="3794" table:style-name="ce5">
            <text:p>3,794<text:s/></text:p>
          </table:table-cell>
          <table:table-cell office:value-type="float" office:value="3547" table:style-name="ce5">
            <text:p>3,547<text:s/></text:p>
          </table:table-cell>
          <table:table-cell office:value-type="float" office:value="13110" table:style-name="ce5">
            <text:p>13,110<text:s/></text:p>
          </table:table-cell>
          <table:table-cell office:value-type="float" office:value="9237" table:style-name="ce5">
            <text:p>9,237<text:s/></text:p>
          </table:table-cell>
          <table:table-cell office:value-type="float" office:value="7647" table:style-name="ce5">
            <text:p>7,647<text:s/></text:p>
          </table:table-cell>
          <table:table-cell office:value-type="float" office:value="36078" table:style-name="ce5">
            <text:p>36,078<text:s/></text:p>
          </table:table-cell>
          <table:table-cell office:value-type="float" office:value="8742" table:style-name="ce5">
            <text:p>8,742<text:s/></text:p>
          </table:table-cell>
          <table:table-cell office:value-type="float" office:value="13380" table:style-name="ce5">
            <text:p>13,380<text:s/></text:p>
          </table:table-cell>
          <table:table-cell office:value-type="float" office:value="7430" table:style-name="ce5">
            <text:p>7,430<text:s/></text:p>
          </table:table-cell>
          <table:table-cell office:value-type="float" office:value="21294" table:style-name="ce5">
            <text:p>21,294<text:s/></text:p>
          </table:table-cell>
          <table:table-cell office:value-type="float" office:value="26244" table:style-name="ce5">
            <text:p>26,244<text:s/></text:p>
          </table:table-cell>
          <table:table-cell office:value-type="float" office:value="30429" table:style-name="ce5">
            <text:p>30,429<text:s/></text:p>
          </table:table-cell>
          <table:table-cell office:value-type="float" office:value="42010" table:style-name="ce5">
            <text:p>42,010<text:s/></text:p>
          </table:table-cell>
          <table:table-cell office:value-type="float" office:value="42677" table:style-name="ce5">
            <text:p>42,677<text:s/></text:p>
          </table:table-cell>
          <table:table-cell office:value-type="float" office:value="25856" table:style-name="ce5">
            <text:p>25,856<text:s/></text:p>
          </table:table-cell>
          <table:table-cell office:value-type="float" office:value="30257" table:style-name="ce5">
            <text:p>30,257<text:s/></text:p>
          </table:table-cell>
          <table:table-cell office:value-type="float" office:value="65252" table:style-name="ce5">
            <text:p>65,252<text:s/></text:p>
          </table:table-cell>
          <table:table-cell office:value-type="float" office:value="23765" table:style-name="ce5">
            <text:p>23,765<text:s/></text:p>
          </table:table-cell>
          <table:table-cell office:value-type="float" office:value="32304" table:style-name="ce5">
            <text:p>32,304<text:s/></text:p>
          </table:table-cell>
          <table:table-cell office:value-type="float" office:value="34512" table:style-name="ce5">
            <text:p>34,512<text:s/></text:p>
          </table:table-cell>
          <table:table-cell office:value-type="float" office:value="20965" table:style-name="ce5">
            <text:p>20,965<text:s/></text:p>
          </table:table-cell>
          <table:table-cell office:value-type="float" office:value="61428" table:style-name="ce5">
            <text:p>61,428<text:s/></text:p>
          </table:table-cell>
          <table:table-cell office:value-type="float" office:value="20860" table:style-name="ce5">
            <text:p>20,860<text:s/></text:p>
          </table:table-cell>
          <table:table-cell office:value-type="float" office:value="16980" table:style-name="ce5">
            <text:p>16,980<text:s/></text:p>
          </table:table-cell>
          <table:table-cell office:value-type="float" office:value="14780" table:style-name="ce5">
            <text:p>14,780<text:s/></text:p>
          </table:table-cell>
          <table:table-cell office:value-type="float" office:value="20080" table:style-name="ce5">
            <text:p>20,080<text:s/></text:p>
          </table:table-cell>
          <table:table-cell office:value-type="float" office:value="14132" table:style-name="ce5">
            <text:p>14,132<text:s/></text:p>
          </table:table-cell>
          <table:table-cell office:value-type="float" office:value="27858" table:style-name="ce5">
            <text:p>27,858<text:s/></text:p>
          </table:table-cell>
          <table:table-cell office:value-type="float" office:value="18103" table:style-name="ce5">
            <text:p>18,103<text:s/></text:p>
          </table:table-cell>
          <table:table-cell office:value-type="float" office:value="7646" table:style-name="ce5">
            <text:p>7,646<text:s/></text:p>
          </table:table-cell>
          <table:table-cell office:value-type="float" office:value="12128" table:style-name="ce5">
            <text:p>12,128<text:s/></text:p>
          </table:table-cell>
          <table:table-cell office:value-type="float" office:value="39368" table:style-name="ce5">
            <text:p>39,368<text:s/></text:p>
          </table:table-cell>
          <table:table-cell office:value-type="float" office:value="23947" table:style-name="ce5">
            <text:p>23,947<text:s/></text:p>
          </table:table-cell>
          <table:table-cell office:value-type="float" office:value="24763" table:style-name="ce5">
            <text:p>24,763<text:s/></text:p>
          </table:table-cell>
          <table:table-cell office:value-type="float" office:value="25075" table:style-name="ce5">
            <text:p>25,075<text:s/></text:p>
          </table:table-cell>
          <table:table-cell office:value-type="float" office:value="13355" table:style-name="ce5">
            <text:p>13,355<text:s/></text:p>
          </table:table-cell>
          <table:table-cell office:value-type="float" office:value="10883" table:style-name="ce5">
            <text:p>10,883<text:s/></text:p>
          </table:table-cell>
          <table:table-cell office:value-type="float" office:value="5343" table:style-name="ce5">
            <text:p>5,343<text:s/></text:p>
          </table:table-cell>
          <table:table-cell office:value-type="float" office:value="5029" table:style-name="ce5">
            <text:p>5,029<text:s/></text:p>
          </table:table-cell>
          <table:table-cell office:value-type="float" office:value="6090" table:style-name="ce5">
            <text:p>6,090<text:s/></text:p>
          </table:table-cell>
          <table:table-cell office:value-type="float" office:value="10468" table:style-name="ce5">
            <text:p>10,468<text:s/></text:p>
          </table:table-cell>
          <table:table-cell office:value-type="float" office:value="9265" table:style-name="ce5">
            <text:p>9,265<text:s/></text:p>
          </table:table-cell>
          <table:table-cell office:value-type="float" office:value="14203" table:style-name="ce5">
            <text:p>14,203<text:s/></text:p>
          </table:table-cell>
          <table:table-cell office:value-type="float" office:value="17937" table:style-name="ce5">
            <text:p>17,937<text:s/></text:p>
          </table:table-cell>
          <table:table-cell office:value-type="float" office:value="28611" table:style-name="ce5">
            <text:p>28,611<text:s/></text:p>
          </table:table-cell>
          <table:table-cell office:value-type="float" office:value="24519" table:style-name="ce5">
            <text:p>24,519<text:s/></text:p>
          </table:table-cell>
          <table:table-cell office:value-type="float" office:value="14727" table:style-name="ce5">
            <text:p>14,727<text:s/></text:p>
          </table:table-cell>
          <table:table-cell office:value-type="float" office:value="12642" table:style-name="ce5">
            <text:p>12,642<text:s/></text:p>
          </table:table-cell>
          <table:table-cell office:value-type="float" office:value="12213" table:style-name="ce5">
            <text:p>12,213<text:s/></text:p>
          </table:table-cell>
          <table:table-cell office:value-type="float" office:value="13061" table:style-name="ce5">
            <text:p>13,061<text:s/></text:p>
          </table:table-cell>
          <table:table-cell office:value-type="float" office:value="11864" table:style-name="ce5">
            <text:p>11,864<text:s/></text:p>
          </table:table-cell>
          <table:table-cell office:value-type="float" office:value="11104" table:style-name="ce5">
            <text:p>11,104<text:s/></text:p>
          </table:table-cell>
          <table:table-cell office:value-type="float" office:value="10000" table:style-name="ce5">
            <text:p>10,000<text:s/></text:p>
          </table:table-cell>
          <table:table-cell table:number-columns-repeated="16275"/>
        </table:table-row>
        <table:table-row table:style-name="ro2">
          <table:table-cell office:value-type="date" office:date-value="2018-11-27T00:00:00" table:style-name="ce4">
            <text:p>2018/11/27</text:p>
          </table:table-cell>
          <table:table-cell office:value-type="float" office:value="5419" table:style-name="ce5">
            <text:p>5,419<text:s/></text:p>
          </table:table-cell>
          <table:table-cell office:value-type="float" office:value="15910" table:style-name="ce5">
            <text:p>15,910<text:s/></text:p>
          </table:table-cell>
          <table:table-cell office:value-type="float" office:value="41924" table:style-name="ce5">
            <text:p>41,924<text:s/></text:p>
          </table:table-cell>
          <table:table-cell office:value-type="float" office:value="44631" table:style-name="ce5">
            <text:p>44,631<text:s/></text:p>
          </table:table-cell>
          <table:table-cell office:value-type="float" office:value="28309" table:style-name="ce5">
            <text:p>28,309<text:s/></text:p>
          </table:table-cell>
          <table:table-cell office:value-type="float" office:value="16300" table:style-name="ce5">
            <text:p>16,300<text:s/></text:p>
          </table:table-cell>
          <table:table-cell office:value-type="float" office:value="12567" table:style-name="ce5">
            <text:p>12,567<text:s/></text:p>
          </table:table-cell>
          <table:table-cell office:value-type="float" office:value="4350" table:style-name="ce5">
            <text:p>4,350<text:s/></text:p>
          </table:table-cell>
          <table:table-cell office:value-type="float" office:value="3229" table:style-name="ce5">
            <text:p>3,229<text:s/></text:p>
          </table:table-cell>
          <table:table-cell office:value-type="float" office:value="15017" table:style-name="ce5">
            <text:p>15,017<text:s/></text:p>
          </table:table-cell>
          <table:table-cell office:value-type="float" office:value="2747" table:style-name="ce5">
            <text:p>2,747<text:s/></text:p>
          </table:table-cell>
          <table:table-cell office:value-type="float" office:value="4674" table:style-name="ce5">
            <text:p>4,674<text:s/></text:p>
          </table:table-cell>
          <table:table-cell office:value-type="float" office:value="6924" table:style-name="ce5">
            <text:p>6,924<text:s/></text:p>
          </table:table-cell>
          <table:table-cell office:value-type="float" office:value="10892" table:style-name="ce5">
            <text:p>10,892<text:s/></text:p>
          </table:table-cell>
          <table:table-cell office:value-type="float" office:value="10406" table:style-name="ce5">
            <text:p>10,406<text:s/></text:p>
          </table:table-cell>
          <table:table-cell office:value-type="float" office:value="19275" table:style-name="ce5">
            <text:p>19,275<text:s/></text:p>
          </table:table-cell>
          <table:table-cell office:value-type="float" office:value="17962" table:style-name="ce5">
            <text:p>17,962<text:s/></text:p>
          </table:table-cell>
          <table:table-cell office:value-type="float" office:value="5975" table:style-name="ce5">
            <text:p>5,975<text:s/></text:p>
          </table:table-cell>
          <table:table-cell office:value-type="float" office:value="9182" table:style-name="ce5">
            <text:p>9,182<text:s/></text:p>
          </table:table-cell>
          <table:table-cell office:value-type="float" office:value="3421" table:style-name="ce5">
            <text:p>3,421<text:s/></text:p>
          </table:table-cell>
          <table:table-cell office:value-type="float" office:value="8813" table:style-name="ce5">
            <text:p>8,813<text:s/></text:p>
          </table:table-cell>
          <table:table-cell office:value-type="float" office:value="8799" table:style-name="ce5">
            <text:p>8,799<text:s/></text:p>
          </table:table-cell>
          <table:table-cell office:value-type="float" office:value="5606" table:style-name="ce5">
            <text:p>5,606<text:s/></text:p>
          </table:table-cell>
          <table:table-cell office:value-type="float" office:value="30529" table:style-name="ce5">
            <text:p>30,529<text:s/></text:p>
          </table:table-cell>
          <table:table-cell office:value-type="float" office:value="2492" table:style-name="ce5">
            <text:p>2,492<text:s/></text:p>
          </table:table-cell>
          <table:table-cell office:value-type="float" office:value="13314" table:style-name="ce5">
            <text:p>13,314<text:s/></text:p>
          </table:table-cell>
          <table:table-cell office:value-type="float" office:value="11363" table:style-name="ce5">
            <text:p>11,363<text:s/></text:p>
          </table:table-cell>
          <table:table-cell office:value-type="float" office:value="17395" table:style-name="ce5">
            <text:p>17,395<text:s/></text:p>
          </table:table-cell>
          <table:table-cell office:value-type="float" office:value="22616" table:style-name="ce5">
            <text:p>22,616<text:s/></text:p>
          </table:table-cell>
          <table:table-cell office:value-type="float" office:value="17984" table:style-name="ce5">
            <text:p>17,984<text:s/></text:p>
          </table:table-cell>
          <table:table-cell office:value-type="float" office:value="10252" table:style-name="ce5">
            <text:p>10,252<text:s/></text:p>
          </table:table-cell>
          <table:table-cell office:value-type="float" office:value="28554" table:style-name="ce5">
            <text:p>28,554<text:s/></text:p>
          </table:table-cell>
          <table:table-cell office:value-type="float" office:value="18680" table:style-name="ce5">
            <text:p>18,680<text:s/></text:p>
          </table:table-cell>
          <table:table-cell office:value-type="float" office:value="34969" table:style-name="ce5">
            <text:p>34,969<text:s/></text:p>
          </table:table-cell>
          <table:table-cell office:value-type="float" office:value="30399" table:style-name="ce5">
            <text:p>30,399<text:s/></text:p>
          </table:table-cell>
          <table:table-cell office:value-type="float" office:value="11950" table:style-name="ce5">
            <text:p>11,950<text:s/></text:p>
          </table:table-cell>
          <table:table-cell office:value-type="float" office:value="36553" table:style-name="ce5">
            <text:p>36,553<text:s/></text:p>
          </table:table-cell>
          <table:table-cell office:value-type="float" office:value="27946" table:style-name="ce5">
            <text:p>27,946<text:s/></text:p>
          </table:table-cell>
          <table:table-cell office:value-type="float" office:value="26686" table:style-name="ce5">
            <text:p>26,686<text:s/></text:p>
          </table:table-cell>
          <table:table-cell office:value-type="float" office:value="23218" table:style-name="ce5">
            <text:p>23,218<text:s/></text:p>
          </table:table-cell>
          <table:table-cell office:value-type="float" office:value="26258" table:style-name="ce5">
            <text:p>26,258<text:s/></text:p>
          </table:table-cell>
          <table:table-cell office:value-type="float" office:value="138215" table:style-name="ce5">
            <text:p>138,215<text:s/></text:p>
          </table:table-cell>
          <table:table-cell office:value-type="float" office:value="38751" table:style-name="ce5">
            <text:p>38,751<text:s/></text:p>
          </table:table-cell>
          <table:table-cell office:value-type="float" office:value="22738" table:style-name="ce5">
            <text:p>22,738<text:s/></text:p>
          </table:table-cell>
          <table:table-cell office:value-type="float" office:value="25729" table:style-name="ce5">
            <text:p>25,729<text:s/></text:p>
          </table:table-cell>
          <table:table-cell office:value-type="float" office:value="28736" table:style-name="ce5">
            <text:p>28,736<text:s/></text:p>
          </table:table-cell>
          <table:table-cell office:value-type="float" office:value="35209" table:style-name="ce5">
            <text:p>35,209<text:s/></text:p>
          </table:table-cell>
          <table:table-cell office:value-type="float" office:value="29617" table:style-name="ce5">
            <text:p>29,617<text:s/></text:p>
          </table:table-cell>
          <table:table-cell office:value-type="float" office:value="24435" table:style-name="ce5">
            <text:p>24,435<text:s/></text:p>
          </table:table-cell>
          <table:table-cell office:value-type="float" office:value="14186" table:style-name="ce5">
            <text:p>14,186<text:s/></text:p>
          </table:table-cell>
          <table:table-cell office:value-type="float" office:value="32483" table:style-name="ce5">
            <text:p>32,483<text:s/></text:p>
          </table:table-cell>
          <table:table-cell office:value-type="float" office:value="7651" table:style-name="ce5">
            <text:p>7,651<text:s/></text:p>
          </table:table-cell>
          <table:table-cell office:value-type="float" office:value="10046" table:style-name="ce5">
            <text:p>10,046<text:s/></text:p>
          </table:table-cell>
          <table:table-cell office:value-type="float" office:value="18411" table:style-name="ce5">
            <text:p>18,411<text:s/></text:p>
          </table:table-cell>
          <table:table-cell office:value-type="float" office:value="7134" table:style-name="ce5">
            <text:p>7,134<text:s/></text:p>
          </table:table-cell>
          <table:table-cell office:value-type="float" office:value="3859" table:style-name="ce5">
            <text:p>3,859<text:s/></text:p>
          </table:table-cell>
          <table:table-cell office:value-type="float" office:value="3647" table:style-name="ce5">
            <text:p>3,647<text:s/></text:p>
          </table:table-cell>
          <table:table-cell office:value-type="float" office:value="13664" table:style-name="ce5">
            <text:p>13,664<text:s/></text:p>
          </table:table-cell>
          <table:table-cell office:value-type="float" office:value="9504" table:style-name="ce5">
            <text:p>9,504<text:s/></text:p>
          </table:table-cell>
          <table:table-cell office:value-type="float" office:value="7836" table:style-name="ce5">
            <text:p>7,836<text:s/></text:p>
          </table:table-cell>
          <table:table-cell office:value-type="float" office:value="37806" table:style-name="ce5">
            <text:p>37,806<text:s/></text:p>
          </table:table-cell>
          <table:table-cell office:value-type="float" office:value="8953" table:style-name="ce5">
            <text:p>8,953<text:s/></text:p>
          </table:table-cell>
          <table:table-cell office:value-type="float" office:value="12898" table:style-name="ce5">
            <text:p>12,898<text:s/></text:p>
          </table:table-cell>
          <table:table-cell office:value-type="float" office:value="7451" table:style-name="ce5">
            <text:p>7,451<text:s/></text:p>
          </table:table-cell>
          <table:table-cell office:value-type="float" office:value="22649" table:style-name="ce5">
            <text:p>22,649<text:s/></text:p>
          </table:table-cell>
          <table:table-cell office:value-type="float" office:value="26876" table:style-name="ce5">
            <text:p>26,876<text:s/></text:p>
          </table:table-cell>
          <table:table-cell office:value-type="float" office:value="31608" table:style-name="ce5">
            <text:p>31,608<text:s/></text:p>
          </table:table-cell>
          <table:table-cell office:value-type="float" office:value="42058" table:style-name="ce5">
            <text:p>42,058<text:s/></text:p>
          </table:table-cell>
          <table:table-cell office:value-type="float" office:value="43712" table:style-name="ce5">
            <text:p>43,712<text:s/></text:p>
          </table:table-cell>
          <table:table-cell office:value-type="float" office:value="26210" table:style-name="ce5">
            <text:p>26,210<text:s/></text:p>
          </table:table-cell>
          <table:table-cell office:value-type="float" office:value="31395" table:style-name="ce5">
            <text:p>31,395<text:s/></text:p>
          </table:table-cell>
          <table:table-cell office:value-type="float" office:value="66905" table:style-name="ce5">
            <text:p>66,905<text:s/></text:p>
          </table:table-cell>
          <table:table-cell office:value-type="float" office:value="24122" table:style-name="ce5">
            <text:p>24,122<text:s/></text:p>
          </table:table-cell>
          <table:table-cell office:value-type="float" office:value="32868" table:style-name="ce5">
            <text:p>32,868<text:s/></text:p>
          </table:table-cell>
          <table:table-cell office:value-type="float" office:value="35195" table:style-name="ce5">
            <text:p>35,195<text:s/></text:p>
          </table:table-cell>
          <table:table-cell office:value-type="float" office:value="21550" table:style-name="ce5">
            <text:p>21,550<text:s/></text:p>
          </table:table-cell>
          <table:table-cell office:value-type="float" office:value="60753" table:style-name="ce5">
            <text:p>60,753<text:s/></text:p>
          </table:table-cell>
          <table:table-cell office:value-type="float" office:value="21227" table:style-name="ce5">
            <text:p>21,227<text:s/></text:p>
          </table:table-cell>
          <table:table-cell office:value-type="float" office:value="17030" table:style-name="ce5">
            <text:p>17,030<text:s/></text:p>
          </table:table-cell>
          <table:table-cell office:value-type="float" office:value="15057" table:style-name="ce5">
            <text:p>15,057<text:s/></text:p>
          </table:table-cell>
          <table:table-cell office:value-type="float" office:value="17759" table:style-name="ce5">
            <text:p>17,759<text:s/></text:p>
          </table:table-cell>
          <table:table-cell office:value-type="float" office:value="14708" table:style-name="ce5">
            <text:p>14,708<text:s/></text:p>
          </table:table-cell>
          <table:table-cell office:value-type="float" office:value="28684" table:style-name="ce5">
            <text:p>28,684<text:s/></text:p>
          </table:table-cell>
          <table:table-cell office:value-type="float" office:value="18567" table:style-name="ce5">
            <text:p>18,567<text:s/></text:p>
          </table:table-cell>
          <table:table-cell office:value-type="float" office:value="8603" table:style-name="ce5">
            <text:p>8,603<text:s/></text:p>
          </table:table-cell>
          <table:table-cell office:value-type="float" office:value="12188" table:style-name="ce5">
            <text:p>12,188<text:s/></text:p>
          </table:table-cell>
          <table:table-cell office:value-type="float" office:value="39580" table:style-name="ce5">
            <text:p>39,580<text:s/></text:p>
          </table:table-cell>
          <table:table-cell office:value-type="float" office:value="24751" table:style-name="ce5">
            <text:p>24,751<text:s/></text:p>
          </table:table-cell>
          <table:table-cell office:value-type="float" office:value="24788" table:style-name="ce5">
            <text:p>24,788<text:s/></text:p>
          </table:table-cell>
          <table:table-cell office:value-type="float" office:value="25808" table:style-name="ce5">
            <text:p>25,808<text:s/></text:p>
          </table:table-cell>
          <table:table-cell office:value-type="float" office:value="13606" table:style-name="ce5">
            <text:p>13,606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5329" table:style-name="ce5">
            <text:p>5,329<text:s/></text:p>
          </table:table-cell>
          <table:table-cell office:value-type="float" office:value="5095" table:style-name="ce5">
            <text:p>5,095<text:s/></text:p>
          </table:table-cell>
          <table:table-cell office:value-type="float" office:value="6243" table:style-name="ce5">
            <text:p>6,243<text:s/></text:p>
          </table:table-cell>
          <table:table-cell office:value-type="float" office:value="10683" table:style-name="ce5">
            <text:p>10,683<text:s/></text:p>
          </table:table-cell>
          <table:table-cell office:value-type="float" office:value="9469" table:style-name="ce5">
            <text:p>9,469<text:s/></text:p>
          </table:table-cell>
          <table:table-cell office:value-type="float" office:value="13758" table:style-name="ce5">
            <text:p>13,758<text:s/></text:p>
          </table:table-cell>
          <table:table-cell office:value-type="float" office:value="18219" table:style-name="ce5">
            <text:p>18,219<text:s/></text:p>
          </table:table-cell>
          <table:table-cell office:value-type="float" office:value="28384" table:style-name="ce5">
            <text:p>28,384<text:s/></text:p>
          </table:table-cell>
          <table:table-cell office:value-type="float" office:value="25649" table:style-name="ce5">
            <text:p>25,649<text:s/></text:p>
          </table:table-cell>
          <table:table-cell office:value-type="float" office:value="14902" table:style-name="ce5">
            <text:p>14,902<text:s/></text:p>
          </table:table-cell>
          <table:table-cell office:value-type="float" office:value="12659" table:style-name="ce5">
            <text:p>12,659<text:s/></text:p>
          </table:table-cell>
          <table:table-cell office:value-type="float" office:value="12187" table:style-name="ce5">
            <text:p>12,187<text:s/></text:p>
          </table:table-cell>
          <table:table-cell office:value-type="float" office:value="13106" table:style-name="ce5">
            <text:p>13,106<text:s/></text:p>
          </table:table-cell>
          <table:table-cell office:value-type="float" office:value="12174" table:style-name="ce5">
            <text:p>12,174<text:s/></text:p>
          </table:table-cell>
          <table:table-cell office:value-type="float" office:value="11168" table:style-name="ce5">
            <text:p>11,168<text:s/></text:p>
          </table:table-cell>
          <table:table-cell office:value-type="float" office:value="10005" table:style-name="ce5">
            <text:p>10,005<text:s/></text:p>
          </table:table-cell>
          <table:table-cell table:number-columns-repeated="16275"/>
        </table:table-row>
        <table:table-row table:style-name="ro2">
          <table:table-cell office:value-type="date" office:date-value="2018-11-28T00:00:00" table:style-name="ce4">
            <text:p>2018/11/28</text:p>
          </table:table-cell>
          <table:table-cell office:value-type="float" office:value="5564" table:style-name="ce5">
            <text:p>5,564<text:s/></text:p>
          </table:table-cell>
          <table:table-cell office:value-type="float" office:value="16232" table:style-name="ce5">
            <text:p>16,232<text:s/></text:p>
          </table:table-cell>
          <table:table-cell office:value-type="float" office:value="41807" table:style-name="ce5">
            <text:p>41,807<text:s/></text:p>
          </table:table-cell>
          <table:table-cell office:value-type="float" office:value="45642" table:style-name="ce5">
            <text:p>45,642<text:s/></text:p>
          </table:table-cell>
          <table:table-cell office:value-type="float" office:value="28741" table:style-name="ce5">
            <text:p>28,741<text:s/></text:p>
          </table:table-cell>
          <table:table-cell office:value-type="float" office:value="16443" table:style-name="ce5">
            <text:p>16,443<text:s/></text:p>
          </table:table-cell>
          <table:table-cell office:value-type="float" office:value="12569" table:style-name="ce5">
            <text:p>12,569<text:s/></text:p>
          </table:table-cell>
          <table:table-cell office:value-type="float" office:value="4437" table:style-name="ce5">
            <text:p>4,437<text:s/></text:p>
          </table:table-cell>
          <table:table-cell office:value-type="float" office:value="3426" table:style-name="ce5">
            <text:p>3,426<text:s/></text:p>
          </table:table-cell>
          <table:table-cell office:value-type="float" office:value="15318" table:style-name="ce5">
            <text:p>15,318<text:s/></text:p>
          </table:table-cell>
          <table:table-cell office:value-type="float" office:value="2774" table:style-name="ce5">
            <text:p>2,774<text:s/></text:p>
          </table:table-cell>
          <table:table-cell office:value-type="float" office:value="4676" table:style-name="ce5">
            <text:p>4,676<text:s/></text:p>
          </table:table-cell>
          <table:table-cell office:value-type="float" office:value="6332" table:style-name="ce5">
            <text:p>6,332<text:s/></text:p>
          </table:table-cell>
          <table:table-cell office:value-type="float" office:value="11049" table:style-name="ce5">
            <text:p>11,049<text:s/></text:p>
          </table:table-cell>
          <table:table-cell office:value-type="float" office:value="10746" table:style-name="ce5">
            <text:p>10,746<text:s/></text:p>
          </table:table-cell>
          <table:table-cell office:value-type="float" office:value="19413" table:style-name="ce5">
            <text:p>19,413<text:s/></text:p>
          </table:table-cell>
          <table:table-cell office:value-type="float" office:value="18386" table:style-name="ce5">
            <text:p>18,386<text:s/></text:p>
          </table:table-cell>
          <table:table-cell office:value-type="float" office:value="6030" table:style-name="ce5">
            <text:p>6,030<text:s/></text:p>
          </table:table-cell>
          <table:table-cell office:value-type="float" office:value="8944" table:style-name="ce5">
            <text:p>8,944<text:s/></text:p>
          </table:table-cell>
          <table:table-cell office:value-type="float" office:value="3370" table:style-name="ce5">
            <text:p>3,370<text:s/></text:p>
          </table:table-cell>
          <table:table-cell office:value-type="float" office:value="9003" table:style-name="ce5">
            <text:p>9,003<text:s/></text:p>
          </table:table-cell>
          <table:table-cell office:value-type="float" office:value="8785" table:style-name="ce5">
            <text:p>8,785<text:s/></text:p>
          </table:table-cell>
          <table:table-cell office:value-type="float" office:value="5679" table:style-name="ce5">
            <text:p>5,679<text:s/></text:p>
          </table:table-cell>
          <table:table-cell office:value-type="float" office:value="31379" table:style-name="ce5">
            <text:p>31,379<text:s/></text:p>
          </table:table-cell>
          <table:table-cell office:value-type="float" office:value="2388" table:style-name="ce5">
            <text:p>2,388<text:s/></text:p>
          </table:table-cell>
          <table:table-cell office:value-type="float" office:value="13296" table:style-name="ce5">
            <text:p>13,296<text:s/></text:p>
          </table:table-cell>
          <table:table-cell office:value-type="float" office:value="11694" table:style-name="ce5">
            <text:p>11,694<text:s/></text:p>
          </table:table-cell>
          <table:table-cell office:value-type="float" office:value="17420" table:style-name="ce5">
            <text:p>17,420<text:s/></text:p>
          </table:table-cell>
          <table:table-cell office:value-type="float" office:value="22671" table:style-name="ce5">
            <text:p>22,671<text:s/></text:p>
          </table:table-cell>
          <table:table-cell office:value-type="float" office:value="18296" table:style-name="ce5">
            <text:p>18,296<text:s/></text:p>
          </table:table-cell>
          <table:table-cell office:value-type="float" office:value="10464" table:style-name="ce5">
            <text:p>10,464<text:s/></text:p>
          </table:table-cell>
          <table:table-cell office:value-type="float" office:value="29377" table:style-name="ce5">
            <text:p>29,377<text:s/></text:p>
          </table:table-cell>
          <table:table-cell office:value-type="float" office:value="18958" table:style-name="ce5">
            <text:p>18,958<text:s/></text:p>
          </table:table-cell>
          <table:table-cell office:value-type="float" office:value="35456" table:style-name="ce5">
            <text:p>35,456<text:s/></text:p>
          </table:table-cell>
          <table:table-cell office:value-type="float" office:value="30009" table:style-name="ce5">
            <text:p>30,009<text:s/></text:p>
          </table:table-cell>
          <table:table-cell office:value-type="float" office:value="11768" table:style-name="ce5">
            <text:p>11,768<text:s/></text:p>
          </table:table-cell>
          <table:table-cell office:value-type="float" office:value="37124" table:style-name="ce5">
            <text:p>37,124<text:s/></text:p>
          </table:table-cell>
          <table:table-cell office:value-type="float" office:value="27906" table:style-name="ce5">
            <text:p>27,906<text:s/></text:p>
          </table:table-cell>
          <table:table-cell office:value-type="float" office:value="27368" table:style-name="ce5">
            <text:p>27,368<text:s/></text:p>
          </table:table-cell>
          <table:table-cell office:value-type="float" office:value="23316" table:style-name="ce5">
            <text:p>23,316<text:s/></text:p>
          </table:table-cell>
          <table:table-cell office:value-type="float" office:value="25791" table:style-name="ce5">
            <text:p>25,791<text:s/></text:p>
          </table:table-cell>
          <table:table-cell office:value-type="float" office:value="139094" table:style-name="ce5">
            <text:p>139,094<text:s/></text:p>
          </table:table-cell>
          <table:table-cell office:value-type="float" office:value="39916" table:style-name="ce5">
            <text:p>39,916<text:s/></text:p>
          </table:table-cell>
          <table:table-cell office:value-type="float" office:value="23364" table:style-name="ce5">
            <text:p>23,364<text:s/></text:p>
          </table:table-cell>
          <table:table-cell office:value-type="float" office:value="25659" table:style-name="ce5">
            <text:p>25,659<text:s/></text:p>
          </table:table-cell>
          <table:table-cell office:value-type="float" office:value="27960" table:style-name="ce5">
            <text:p>27,960<text:s/></text:p>
          </table:table-cell>
          <table:table-cell office:value-type="float" office:value="35162" table:style-name="ce5">
            <text:p>35,162<text:s/></text:p>
          </table:table-cell>
          <table:table-cell office:value-type="float" office:value="30227" table:style-name="ce5">
            <text:p>30,227<text:s/></text:p>
          </table:table-cell>
          <table:table-cell office:value-type="float" office:value="29662" table:style-name="ce5">
            <text:p>29,662<text:s/></text:p>
          </table:table-cell>
          <table:table-cell office:value-type="float" office:value="13968" table:style-name="ce5">
            <text:p>13,968<text:s/></text:p>
          </table:table-cell>
          <table:table-cell office:value-type="float" office:value="33557" table:style-name="ce5">
            <text:p>33,557<text:s/></text:p>
          </table:table-cell>
          <table:table-cell office:value-type="float" office:value="7896" table:style-name="ce5">
            <text:p>7,896<text:s/></text:p>
          </table:table-cell>
          <table:table-cell office:value-type="float" office:value="10114" table:style-name="ce5">
            <text:p>10,114<text:s/></text:p>
          </table:table-cell>
          <table:table-cell office:value-type="float" office:value="18538" table:style-name="ce5">
            <text:p>18,538<text:s/></text:p>
          </table:table-cell>
          <table:table-cell office:value-type="float" office:value="6959" table:style-name="ce5">
            <text:p>6,959<text:s/></text:p>
          </table:table-cell>
          <table:table-cell office:value-type="float" office:value="3963" table:style-name="ce5">
            <text:p>3,963<text:s/></text:p>
          </table:table-cell>
          <table:table-cell office:value-type="float" office:value="3727" table:style-name="ce5">
            <text:p>3,727<text:s/></text:p>
          </table:table-cell>
          <table:table-cell office:value-type="float" office:value="14045" table:style-name="ce5">
            <text:p>14,045<text:s/></text:p>
          </table:table-cell>
          <table:table-cell office:value-type="float" office:value="9716" table:style-name="ce5">
            <text:p>9,716<text:s/></text:p>
          </table:table-cell>
          <table:table-cell office:value-type="float" office:value="7775" table:style-name="ce5">
            <text:p>7,775<text:s/></text:p>
          </table:table-cell>
          <table:table-cell office:value-type="float" office:value="37337" table:style-name="ce5">
            <text:p>37,337<text:s/></text:p>
          </table:table-cell>
          <table:table-cell office:value-type="float" office:value="8899" table:style-name="ce5">
            <text:p>8,899<text:s/></text:p>
          </table:table-cell>
          <table:table-cell office:value-type="float" office:value="12808" table:style-name="ce5">
            <text:p>12,808<text:s/></text:p>
          </table:table-cell>
          <table:table-cell office:value-type="float" office:value="7632" table:style-name="ce5">
            <text:p>7,632<text:s/></text:p>
          </table:table-cell>
          <table:table-cell office:value-type="float" office:value="23503" table:style-name="ce5">
            <text:p>23,503<text:s/></text:p>
          </table:table-cell>
          <table:table-cell office:value-type="float" office:value="26982" table:style-name="ce5">
            <text:p>26,982<text:s/></text:p>
          </table:table-cell>
          <table:table-cell office:value-type="float" office:value="32139" table:style-name="ce5">
            <text:p>32,139<text:s/></text:p>
          </table:table-cell>
          <table:table-cell office:value-type="float" office:value="42985" table:style-name="ce5">
            <text:p>42,985<text:s/></text:p>
          </table:table-cell>
          <table:table-cell office:value-type="float" office:value="43778" table:style-name="ce5">
            <text:p>43,778<text:s/></text:p>
          </table:table-cell>
          <table:table-cell office:value-type="float" office:value="26746" table:style-name="ce5">
            <text:p>26,746<text:s/></text:p>
          </table:table-cell>
          <table:table-cell office:value-type="float" office:value="31324" table:style-name="ce5">
            <text:p>31,324<text:s/></text:p>
          </table:table-cell>
          <table:table-cell office:value-type="float" office:value="68089" table:style-name="ce5">
            <text:p>68,089<text:s/></text:p>
          </table:table-cell>
          <table:table-cell office:value-type="float" office:value="24906" table:style-name="ce5">
            <text:p>24,906<text:s/></text:p>
          </table:table-cell>
          <table:table-cell office:value-type="float" office:value="33658" table:style-name="ce5">
            <text:p>33,658<text:s/></text:p>
          </table:table-cell>
          <table:table-cell office:value-type="float" office:value="35895" table:style-name="ce5">
            <text:p>35,895<text:s/></text:p>
          </table:table-cell>
          <table:table-cell office:value-type="float" office:value="21971" table:style-name="ce5">
            <text:p>21,971<text:s/></text:p>
          </table:table-cell>
          <table:table-cell office:value-type="float" office:value="62246" table:style-name="ce5">
            <text:p>62,246<text:s/></text:p>
          </table:table-cell>
          <table:table-cell office:value-type="float" office:value="21243" table:style-name="ce5">
            <text:p>21,243<text:s/></text:p>
          </table:table-cell>
          <table:table-cell office:value-type="float" office:value="17227" table:style-name="ce5">
            <text:p>17,227<text:s/></text:p>
          </table:table-cell>
          <table:table-cell office:value-type="float" office:value="15102" table:style-name="ce5">
            <text:p>15,102<text:s/></text:p>
          </table:table-cell>
          <table:table-cell office:value-type="float" office:value="18104" table:style-name="ce5">
            <text:p>18,104<text:s/></text:p>
          </table:table-cell>
          <table:table-cell office:value-type="float" office:value="14489" table:style-name="ce5">
            <text:p>14,489<text:s/></text:p>
          </table:table-cell>
          <table:table-cell office:value-type="float" office:value="31354" table:style-name="ce5">
            <text:p>31,354<text:s/></text:p>
          </table:table-cell>
          <table:table-cell office:value-type="float" office:value="18694" table:style-name="ce5">
            <text:p>18,694<text:s/></text:p>
          </table:table-cell>
          <table:table-cell office:value-type="float" office:value="8154" table:style-name="ce5">
            <text:p>8,154<text:s/></text:p>
          </table:table-cell>
          <table:table-cell office:value-type="float" office:value="12358" table:style-name="ce5">
            <text:p>12,358<text:s/></text:p>
          </table:table-cell>
          <table:table-cell office:value-type="float" office:value="40823" table:style-name="ce5">
            <text:p>40,823<text:s/></text:p>
          </table:table-cell>
          <table:table-cell office:value-type="float" office:value="25242" table:style-name="ce5">
            <text:p>25,242<text:s/></text:p>
          </table:table-cell>
          <table:table-cell office:value-type="float" office:value="25404" table:style-name="ce5">
            <text:p>25,404<text:s/></text:p>
          </table:table-cell>
          <table:table-cell office:value-type="float" office:value="25913" table:style-name="ce5">
            <text:p>25,913<text:s/></text:p>
          </table:table-cell>
          <table:table-cell office:value-type="float" office:value="13699" table:style-name="ce5">
            <text:p>13,699<text:s/></text:p>
          </table:table-cell>
          <table:table-cell office:value-type="float" office:value="11081" table:style-name="ce5">
            <text:p>11,081<text:s/></text:p>
          </table:table-cell>
          <table:table-cell office:value-type="float" office:value="5548" table:style-name="ce5">
            <text:p>5,548<text:s/></text:p>
          </table:table-cell>
          <table:table-cell office:value-type="float" office:value="5234" table:style-name="ce5">
            <text:p>5,234<text:s/></text:p>
          </table:table-cell>
          <table:table-cell office:value-type="float" office:value="6284" table:style-name="ce5">
            <text:p>6,284<text:s/></text:p>
          </table:table-cell>
          <table:table-cell office:value-type="float" office:value="10970" table:style-name="ce5">
            <text:p>10,970<text:s/></text:p>
          </table:table-cell>
          <table:table-cell office:value-type="float" office:value="9699" table:style-name="ce5">
            <text:p>9,699<text:s/></text:p>
          </table:table-cell>
          <table:table-cell office:value-type="float" office:value="13947" table:style-name="ce5">
            <text:p>13,947<text:s/></text:p>
          </table:table-cell>
          <table:table-cell office:value-type="float" office:value="18369" table:style-name="ce5">
            <text:p>18,369<text:s/></text:p>
          </table:table-cell>
          <table:table-cell office:value-type="float" office:value="29296" table:style-name="ce5">
            <text:p>29,296<text:s/></text:p>
          </table:table-cell>
          <table:table-cell office:value-type="float" office:value="25960" table:style-name="ce5">
            <text:p>25,960<text:s/></text:p>
          </table:table-cell>
          <table:table-cell office:value-type="float" office:value="14846" table:style-name="ce5">
            <text:p>14,846<text:s/></text:p>
          </table:table-cell>
          <table:table-cell office:value-type="float" office:value="12581" table:style-name="ce5">
            <text:p>12,581<text:s/></text:p>
          </table:table-cell>
          <table:table-cell office:value-type="float" office:value="12385" table:style-name="ce5">
            <text:p>12,385<text:s/></text:p>
          </table:table-cell>
          <table:table-cell office:value-type="float" office:value="13301" table:style-name="ce5">
            <text:p>13,301<text:s/></text:p>
          </table:table-cell>
          <table:table-cell office:value-type="float" office:value="12195" table:style-name="ce5">
            <text:p>12,195<text:s/></text:p>
          </table:table-cell>
          <table:table-cell office:value-type="float" office:value="11286" table:style-name="ce5">
            <text:p>11,286<text:s/></text:p>
          </table:table-cell>
          <table:table-cell office:value-type="float" office:value="10159" table:style-name="ce5">
            <text:p>10,159<text:s/></text:p>
          </table:table-cell>
          <table:table-cell table:number-columns-repeated="16275"/>
        </table:table-row>
        <table:table-row table:style-name="ro2">
          <table:table-cell office:value-type="date" office:date-value="2018-11-29T00:00:00" table:style-name="ce4">
            <text:p>2018/11/29</text:p>
          </table:table-cell>
          <table:table-cell office:value-type="float" office:value="5748" table:style-name="ce5">
            <text:p>5,748<text:s/></text:p>
          </table:table-cell>
          <table:table-cell office:value-type="float" office:value="16142" table:style-name="ce5">
            <text:p>16,142<text:s/></text:p>
          </table:table-cell>
          <table:table-cell office:value-type="float" office:value="41998" table:style-name="ce5">
            <text:p>41,998<text:s/></text:p>
          </table:table-cell>
          <table:table-cell office:value-type="float" office:value="46772" table:style-name="ce5">
            <text:p>46,772<text:s/></text:p>
          </table:table-cell>
          <table:table-cell office:value-type="float" office:value="29324" table:style-name="ce5">
            <text:p>29,324<text:s/></text:p>
          </table:table-cell>
          <table:table-cell office:value-type="float" office:value="16664" table:style-name="ce5">
            <text:p>16,664<text:s/></text:p>
          </table:table-cell>
          <table:table-cell office:value-type="float" office:value="12638" table:style-name="ce5">
            <text:p>12,638<text:s/></text:p>
          </table:table-cell>
          <table:table-cell office:value-type="float" office:value="4400" table:style-name="ce5">
            <text:p>4,400<text:s/></text:p>
          </table:table-cell>
          <table:table-cell office:value-type="float" office:value="3461" table:style-name="ce5">
            <text:p>3,461<text:s/></text:p>
          </table:table-cell>
          <table:table-cell office:value-type="float" office:value="15486" table:style-name="ce5">
            <text:p>15,486<text:s/></text:p>
          </table:table-cell>
          <table:table-cell office:value-type="float" office:value="2794" table:style-name="ce5">
            <text:p>2,794<text:s/></text:p>
          </table:table-cell>
          <table:table-cell office:value-type="float" office:value="4804" table:style-name="ce5">
            <text:p>4,804<text:s/></text:p>
          </table:table-cell>
          <table:table-cell office:value-type="float" office:value="8017" table:style-name="ce5">
            <text:p>8,017<text:s/></text:p>
          </table:table-cell>
          <table:table-cell office:value-type="float" office:value="11281" table:style-name="ce5">
            <text:p>11,281<text:s/></text:p>
          </table:table-cell>
          <table:table-cell office:value-type="float" office:value="10949" table:style-name="ce5">
            <text:p>10,949<text:s/></text:p>
          </table:table-cell>
          <table:table-cell office:value-type="float" office:value="19495" table:style-name="ce5">
            <text:p>19,495<text:s/></text:p>
          </table:table-cell>
          <table:table-cell office:value-type="float" office:value="18200" table:style-name="ce5">
            <text:p>18,200<text:s/></text:p>
          </table:table-cell>
          <table:table-cell office:value-type="float" office:value="6088" table:style-name="ce5">
            <text:p>6,088<text:s/></text:p>
          </table:table-cell>
          <table:table-cell office:value-type="float" office:value="9058" table:style-name="ce5">
            <text:p>9,058<text:s/></text:p>
          </table:table-cell>
          <table:table-cell office:value-type="float" office:value="3567" table:style-name="ce5">
            <text:p>3,567<text:s/></text:p>
          </table:table-cell>
          <table:table-cell office:value-type="float" office:value="8924" table:style-name="ce5">
            <text:p>8,924<text:s/></text:p>
          </table:table-cell>
          <table:table-cell office:value-type="float" office:value="8815" table:style-name="ce5">
            <text:p>8,815<text:s/></text:p>
          </table:table-cell>
          <table:table-cell office:value-type="float" office:value="5734" table:style-name="ce5">
            <text:p>5,734<text:s/></text:p>
          </table:table-cell>
          <table:table-cell office:value-type="float" office:value="36092" table:style-name="ce5">
            <text:p>36,092<text:s/></text:p>
          </table:table-cell>
          <table:table-cell office:value-type="float" office:value="2455" table:style-name="ce5">
            <text:p>2,455<text:s/></text:p>
          </table:table-cell>
          <table:table-cell office:value-type="float" office:value="13766" table:style-name="ce5">
            <text:p>13,766<text:s/></text:p>
          </table:table-cell>
          <table:table-cell office:value-type="float" office:value="11639" table:style-name="ce5">
            <text:p>11,639<text:s/></text:p>
          </table:table-cell>
          <table:table-cell office:value-type="float" office:value="17965" table:style-name="ce5">
            <text:p>17,965<text:s/></text:p>
          </table:table-cell>
          <table:table-cell office:value-type="float" office:value="23344" table:style-name="ce5">
            <text:p>23,344<text:s/></text:p>
          </table:table-cell>
          <table:table-cell office:value-type="float" office:value="18484" table:style-name="ce5">
            <text:p>18,484<text:s/></text:p>
          </table:table-cell>
          <table:table-cell office:value-type="float" office:value="10523" table:style-name="ce5">
            <text:p>10,523<text:s/></text:p>
          </table:table-cell>
          <table:table-cell office:value-type="float" office:value="30777" table:style-name="ce5">
            <text:p>30,777<text:s/></text:p>
          </table:table-cell>
          <table:table-cell office:value-type="float" office:value="19677" table:style-name="ce5">
            <text:p>19,677<text:s/></text:p>
          </table:table-cell>
          <table:table-cell office:value-type="float" office:value="35501" table:style-name="ce5">
            <text:p>35,501<text:s/></text:p>
          </table:table-cell>
          <table:table-cell office:value-type="float" office:value="31439" table:style-name="ce5">
            <text:p>31,439<text:s/></text:p>
          </table:table-cell>
          <table:table-cell office:value-type="float" office:value="11858" table:style-name="ce5">
            <text:p>11,858<text:s/></text:p>
          </table:table-cell>
          <table:table-cell office:value-type="float" office:value="37790" table:style-name="ce5">
            <text:p>37,790<text:s/></text:p>
          </table:table-cell>
          <table:table-cell office:value-type="float" office:value="28244" table:style-name="ce5">
            <text:p>28,244<text:s/></text:p>
          </table:table-cell>
          <table:table-cell office:value-type="float" office:value="26848" table:style-name="ce5">
            <text:p>26,848<text:s/></text:p>
          </table:table-cell>
          <table:table-cell office:value-type="float" office:value="23577" table:style-name="ce5">
            <text:p>23,577<text:s/></text:p>
          </table:table-cell>
          <table:table-cell office:value-type="float" office:value="25715" table:style-name="ce5">
            <text:p>25,715<text:s/></text:p>
          </table:table-cell>
          <table:table-cell office:value-type="float" office:value="142503" table:style-name="ce5">
            <text:p>142,503<text:s/></text:p>
          </table:table-cell>
          <table:table-cell office:value-type="float" office:value="39932" table:style-name="ce5">
            <text:p>39,932<text:s/></text:p>
          </table:table-cell>
          <table:table-cell office:value-type="float" office:value="22923" table:style-name="ce5">
            <text:p>22,923<text:s/></text:p>
          </table:table-cell>
          <table:table-cell office:value-type="float" office:value="25893" table:style-name="ce5">
            <text:p>25,893<text:s/></text:p>
          </table:table-cell>
          <table:table-cell office:value-type="float" office:value="29099" table:style-name="ce5">
            <text:p>29,099<text:s/></text:p>
          </table:table-cell>
          <table:table-cell office:value-type="float" office:value="36755" table:style-name="ce5">
            <text:p>36,755<text:s/></text:p>
          </table:table-cell>
          <table:table-cell office:value-type="float" office:value="31671" table:style-name="ce5">
            <text:p>31,671<text:s/></text:p>
          </table:table-cell>
          <table:table-cell office:value-type="float" office:value="27765" table:style-name="ce5">
            <text:p>27,765<text:s/></text:p>
          </table:table-cell>
          <table:table-cell office:value-type="float" office:value="14108" table:style-name="ce5">
            <text:p>14,108<text:s/></text:p>
          </table:table-cell>
          <table:table-cell office:value-type="float" office:value="33207" table:style-name="ce5">
            <text:p>33,207<text:s/></text:p>
          </table:table-cell>
          <table:table-cell office:value-type="float" office:value="7831" table:style-name="ce5">
            <text:p>7,831<text:s/></text:p>
          </table:table-cell>
          <table:table-cell office:value-type="float" office:value="10127" table:style-name="ce5">
            <text:p>10,127<text:s/></text:p>
          </table:table-cell>
          <table:table-cell office:value-type="float" office:value="18952" table:style-name="ce5">
            <text:p>18,952<text:s/></text:p>
          </table:table-cell>
          <table:table-cell office:value-type="float" office:value="6852" table:style-name="ce5">
            <text:p>6,852<text:s/></text:p>
          </table:table-cell>
          <table:table-cell office:value-type="float" office:value="3942" table:style-name="ce5">
            <text:p>3,942<text:s/></text:p>
          </table:table-cell>
          <table:table-cell office:value-type="float" office:value="3566" table:style-name="ce5">
            <text:p>3,566<text:s/></text:p>
          </table:table-cell>
          <table:table-cell office:value-type="float" office:value="14014" table:style-name="ce5">
            <text:p>14,014<text:s/></text:p>
          </table:table-cell>
          <table:table-cell office:value-type="float" office:value="9858" table:style-name="ce5">
            <text:p>9,858<text:s/></text:p>
          </table:table-cell>
          <table:table-cell office:value-type="float" office:value="7964" table:style-name="ce5">
            <text:p>7,964<text:s/></text:p>
          </table:table-cell>
          <table:table-cell office:value-type="float" office:value="40920" table:style-name="ce5">
            <text:p>40,920<text:s/></text:p>
          </table:table-cell>
          <table:table-cell office:value-type="float" office:value="8885" table:style-name="ce5">
            <text:p>8,885<text:s/></text:p>
          </table:table-cell>
          <table:table-cell office:value-type="float" office:value="13215" table:style-name="ce5">
            <text:p>13,215<text:s/></text:p>
          </table:table-cell>
          <table:table-cell office:value-type="float" office:value="7816" table:style-name="ce5">
            <text:p>7,816<text:s/></text:p>
          </table:table-cell>
          <table:table-cell office:value-type="float" office:value="23281" table:style-name="ce5">
            <text:p>23,281<text:s/></text:p>
          </table:table-cell>
          <table:table-cell office:value-type="float" office:value="27061" table:style-name="ce5">
            <text:p>27,061<text:s/></text:p>
          </table:table-cell>
          <table:table-cell office:value-type="float" office:value="32957" table:style-name="ce5">
            <text:p>32,957<text:s/></text:p>
          </table:table-cell>
          <table:table-cell office:value-type="float" office:value="45210" table:style-name="ce5">
            <text:p>45,210<text:s/></text:p>
          </table:table-cell>
          <table:table-cell office:value-type="float" office:value="44396" table:style-name="ce5">
            <text:p>44,396<text:s/></text:p>
          </table:table-cell>
          <table:table-cell office:value-type="float" office:value="27024" table:style-name="ce5">
            <text:p>27,024<text:s/></text:p>
          </table:table-cell>
          <table:table-cell office:value-type="float" office:value="34571" table:style-name="ce5">
            <text:p>34,571<text:s/></text:p>
          </table:table-cell>
          <table:table-cell office:value-type="float" office:value="69624" table:style-name="ce5">
            <text:p>69,624<text:s/></text:p>
          </table:table-cell>
          <table:table-cell office:value-type="float" office:value="24610" table:style-name="ce5">
            <text:p>24,610<text:s/></text:p>
          </table:table-cell>
          <table:table-cell office:value-type="float" office:value="34186" table:style-name="ce5">
            <text:p>34,186<text:s/></text:p>
          </table:table-cell>
          <table:table-cell office:value-type="float" office:value="35928" table:style-name="ce5">
            <text:p>35,928<text:s/></text:p>
          </table:table-cell>
          <table:table-cell office:value-type="float" office:value="22506" table:style-name="ce5">
            <text:p>22,506<text:s/></text:p>
          </table:table-cell>
          <table:table-cell office:value-type="float" office:value="63834" table:style-name="ce5">
            <text:p>63,834<text:s/></text:p>
          </table:table-cell>
          <table:table-cell office:value-type="float" office:value="21769" table:style-name="ce5">
            <text:p>21,769<text:s/></text:p>
          </table:table-cell>
          <table:table-cell office:value-type="float" office:value="17443" table:style-name="ce5">
            <text:p>17,443<text:s/></text:p>
          </table:table-cell>
          <table:table-cell office:value-type="float" office:value="16157" table:style-name="ce5">
            <text:p>16,157<text:s/></text:p>
          </table:table-cell>
          <table:table-cell office:value-type="float" office:value="19687" table:style-name="ce5">
            <text:p>19,687<text:s/></text:p>
          </table:table-cell>
          <table:table-cell office:value-type="float" office:value="15088" table:style-name="ce5">
            <text:p>15,088<text:s/></text:p>
          </table:table-cell>
          <table:table-cell office:value-type="float" office:value="33157" table:style-name="ce5">
            <text:p>33,157<text:s/></text:p>
          </table:table-cell>
          <table:table-cell office:value-type="float" office:value="18997" table:style-name="ce5">
            <text:p>18,997<text:s/></text:p>
          </table:table-cell>
          <table:table-cell office:value-type="float" office:value="8743" table:style-name="ce5">
            <text:p>8,743<text:s/></text:p>
          </table:table-cell>
          <table:table-cell office:value-type="float" office:value="12316" table:style-name="ce5">
            <text:p>12,316<text:s/></text:p>
          </table:table-cell>
          <table:table-cell office:value-type="float" office:value="41226" table:style-name="ce5">
            <text:p>41,226<text:s/></text:p>
          </table:table-cell>
          <table:table-cell office:value-type="float" office:value="25538" table:style-name="ce5">
            <text:p>25,538<text:s/></text:p>
          </table:table-cell>
          <table:table-cell office:value-type="float" office:value="25063" table:style-name="ce5">
            <text:p>25,063<text:s/></text:p>
          </table:table-cell>
          <table:table-cell office:value-type="float" office:value="26690" table:style-name="ce5">
            <text:p>26,690<text:s/></text:p>
          </table:table-cell>
          <table:table-cell office:value-type="float" office:value="13763" table:style-name="ce5">
            <text:p>13,763<text:s/></text:p>
          </table:table-cell>
          <table:table-cell office:value-type="float" office:value="11298" table:style-name="ce5">
            <text:p>11,298<text:s/></text:p>
          </table:table-cell>
          <table:table-cell office:value-type="float" office:value="5319" table:style-name="ce5">
            <text:p>5,319<text:s/></text:p>
          </table:table-cell>
          <table:table-cell office:value-type="float" office:value="5136" table:style-name="ce5">
            <text:p>5,136<text:s/></text:p>
          </table:table-cell>
          <table:table-cell office:value-type="float" office:value="6468" table:style-name="ce5">
            <text:p>6,468<text:s/></text:p>
          </table:table-cell>
          <table:table-cell office:value-type="float" office:value="10800" table:style-name="ce5">
            <text:p>10,800<text:s/></text:p>
          </table:table-cell>
          <table:table-cell office:value-type="float" office:value="9646" table:style-name="ce5">
            <text:p>9,646<text:s/></text:p>
          </table:table-cell>
          <table:table-cell office:value-type="float" office:value="13937" table:style-name="ce5">
            <text:p>13,937<text:s/></text:p>
          </table:table-cell>
          <table:table-cell office:value-type="float" office:value="18698" table:style-name="ce5">
            <text:p>18,698<text:s/></text:p>
          </table:table-cell>
          <table:table-cell office:value-type="float" office:value="29048" table:style-name="ce5">
            <text:p>29,048<text:s/></text:p>
          </table:table-cell>
          <table:table-cell office:value-type="float" office:value="25993" table:style-name="ce5">
            <text:p>25,993<text:s/></text:p>
          </table:table-cell>
          <table:table-cell office:value-type="float" office:value="14969" table:style-name="ce5">
            <text:p>14,969<text:s/></text:p>
          </table:table-cell>
          <table:table-cell office:value-type="float" office:value="12922" table:style-name="ce5">
            <text:p>12,922<text:s/></text:p>
          </table:table-cell>
          <table:table-cell office:value-type="float" office:value="12381" table:style-name="ce5">
            <text:p>12,381<text:s/></text:p>
          </table:table-cell>
          <table:table-cell office:value-type="float" office:value="13362" table:style-name="ce5">
            <text:p>13,362<text:s/></text:p>
          </table:table-cell>
          <table:table-cell office:value-type="float" office:value="12472" table:style-name="ce5">
            <text:p>12,472<text:s/></text:p>
          </table:table-cell>
          <table:table-cell office:value-type="float" office:value="11326" table:style-name="ce5">
            <text:p>11,326<text:s/></text:p>
          </table:table-cell>
          <table:table-cell office:value-type="float" office:value="10139" table:style-name="ce5">
            <text:p>10,139<text:s/></text:p>
          </table:table-cell>
          <table:table-cell table:number-columns-repeated="16275"/>
        </table:table-row>
        <table:table-row table:style-name="ro2">
          <table:table-cell office:value-type="date" office:date-value="2018-11-30T00:00:00" table:style-name="ce4">
            <text:p>2018/11/30</text:p>
          </table:table-cell>
          <table:table-cell office:value-type="float" office:value="6386" table:style-name="ce5">
            <text:p>6,386<text:s/></text:p>
          </table:table-cell>
          <table:table-cell office:value-type="float" office:value="16945" table:style-name="ce5">
            <text:p>16,945<text:s/></text:p>
          </table:table-cell>
          <table:table-cell office:value-type="float" office:value="43094" table:style-name="ce5">
            <text:p>43,094<text:s/></text:p>
          </table:table-cell>
          <table:table-cell office:value-type="float" office:value="52069" table:style-name="ce5">
            <text:p>52,069<text:s/></text:p>
          </table:table-cell>
          <table:table-cell office:value-type="float" office:value="29812" table:style-name="ce5">
            <text:p>29,812<text:s/></text:p>
          </table:table-cell>
          <table:table-cell office:value-type="float" office:value="17114" table:style-name="ce5">
            <text:p>17,114<text:s/></text:p>
          </table:table-cell>
          <table:table-cell office:value-type="float" office:value="13382" table:style-name="ce5">
            <text:p>13,382<text:s/></text:p>
          </table:table-cell>
          <table:table-cell office:value-type="float" office:value="4699" table:style-name="ce5">
            <text:p>4,699<text:s/></text:p>
          </table:table-cell>
          <table:table-cell office:value-type="float" office:value="3589" table:style-name="ce5">
            <text:p>3,589<text:s/></text:p>
          </table:table-cell>
          <table:table-cell office:value-type="float" office:value="17940" table:style-name="ce5">
            <text:p>17,940<text:s/></text:p>
          </table:table-cell>
          <table:table-cell office:value-type="float" office:value="2937" table:style-name="ce5">
            <text:p>2,937<text:s/></text:p>
          </table:table-cell>
          <table:table-cell office:value-type="float" office:value="4985" table:style-name="ce5">
            <text:p>4,985<text:s/></text:p>
          </table:table-cell>
          <table:table-cell office:value-type="float" office:value="8990" table:style-name="ce5">
            <text:p>8,990<text:s/></text:p>
          </table:table-cell>
          <table:table-cell office:value-type="float" office:value="12821" table:style-name="ce5">
            <text:p>12,821<text:s/></text:p>
          </table:table-cell>
          <table:table-cell office:value-type="float" office:value="13406" table:style-name="ce5">
            <text:p>13,406<text:s/></text:p>
          </table:table-cell>
          <table:table-cell office:value-type="float" office:value="20210" table:style-name="ce5">
            <text:p>20,210<text:s/></text:p>
          </table:table-cell>
          <table:table-cell office:value-type="float" office:value="18856" table:style-name="ce5">
            <text:p>18,856<text:s/></text:p>
          </table:table-cell>
          <table:table-cell office:value-type="float" office:value="6796" table:style-name="ce5">
            <text:p>6,796<text:s/></text:p>
          </table:table-cell>
          <table:table-cell office:value-type="float" office:value="10194" table:style-name="ce5">
            <text:p>10,194<text:s/></text:p>
          </table:table-cell>
          <table:table-cell office:value-type="float" office:value="4000" table:style-name="ce5">
            <text:p>4,000<text:s/></text:p>
          </table:table-cell>
          <table:table-cell office:value-type="float" office:value="9920" table:style-name="ce5">
            <text:p>9,920<text:s/></text:p>
          </table:table-cell>
          <table:table-cell office:value-type="float" office:value="9514" table:style-name="ce5">
            <text:p>9,514<text:s/></text:p>
          </table:table-cell>
          <table:table-cell office:value-type="float" office:value="6110" table:style-name="ce5">
            <text:p>6,110<text:s/></text:p>
          </table:table-cell>
          <table:table-cell office:value-type="float" office:value="37662" table:style-name="ce5">
            <text:p>37,662<text:s/></text:p>
          </table:table-cell>
          <table:table-cell office:value-type="float" office:value="2624" table:style-name="ce5">
            <text:p>2,624<text:s/></text:p>
          </table:table-cell>
          <table:table-cell office:value-type="float" office:value="14559" table:style-name="ce5">
            <text:p>14,559<text:s/></text:p>
          </table:table-cell>
          <table:table-cell office:value-type="float" office:value="12422" table:style-name="ce5">
            <text:p>12,422<text:s/></text:p>
          </table:table-cell>
          <table:table-cell office:value-type="float" office:value="19427" table:style-name="ce5">
            <text:p>19,427<text:s/></text:p>
          </table:table-cell>
          <table:table-cell office:value-type="float" office:value="25262" table:style-name="ce5">
            <text:p>25,262<text:s/></text:p>
          </table:table-cell>
          <table:table-cell office:value-type="float" office:value="19852" table:style-name="ce5">
            <text:p>19,852<text:s/></text:p>
          </table:table-cell>
          <table:table-cell office:value-type="float" office:value="11268" table:style-name="ce5">
            <text:p>11,268<text:s/></text:p>
          </table:table-cell>
          <table:table-cell office:value-type="float" office:value="35440" table:style-name="ce5">
            <text:p>35,440<text:s/></text:p>
          </table:table-cell>
          <table:table-cell office:value-type="float" office:value="21145" table:style-name="ce5">
            <text:p>21,145<text:s/></text:p>
          </table:table-cell>
          <table:table-cell office:value-type="float" office:value="37904" table:style-name="ce5">
            <text:p>37,904<text:s/></text:p>
          </table:table-cell>
          <table:table-cell office:value-type="float" office:value="33599" table:style-name="ce5">
            <text:p>33,599<text:s/></text:p>
          </table:table-cell>
          <table:table-cell office:value-type="float" office:value="12198" table:style-name="ce5">
            <text:p>12,198<text:s/></text:p>
          </table:table-cell>
          <table:table-cell office:value-type="float" office:value="39646" table:style-name="ce5">
            <text:p>39,646<text:s/></text:p>
          </table:table-cell>
          <table:table-cell office:value-type="float" office:value="29996" table:style-name="ce5">
            <text:p>29,996<text:s/></text:p>
          </table:table-cell>
          <table:table-cell office:value-type="float" office:value="28752" table:style-name="ce5">
            <text:p>28,752<text:s/></text:p>
          </table:table-cell>
          <table:table-cell office:value-type="float" office:value="24342" table:style-name="ce5">
            <text:p>24,342<text:s/></text:p>
          </table:table-cell>
          <table:table-cell office:value-type="float" office:value="25985" table:style-name="ce5">
            <text:p>25,985<text:s/></text:p>
          </table:table-cell>
          <table:table-cell office:value-type="float" office:value="172452" table:style-name="ce5">
            <text:p>172,452<text:s/></text:p>
          </table:table-cell>
          <table:table-cell office:value-type="float" office:value="45813" table:style-name="ce5">
            <text:p>45,813<text:s/></text:p>
          </table:table-cell>
          <table:table-cell office:value-type="float" office:value="24132" table:style-name="ce5">
            <text:p>24,132<text:s/></text:p>
          </table:table-cell>
          <table:table-cell office:value-type="float" office:value="27216" table:style-name="ce5">
            <text:p>27,216<text:s/></text:p>
          </table:table-cell>
          <table:table-cell office:value-type="float" office:value="33069" table:style-name="ce5">
            <text:p>33,069<text:s/></text:p>
          </table:table-cell>
          <table:table-cell office:value-type="float" office:value="41447" table:style-name="ce5">
            <text:p>41,447<text:s/></text:p>
          </table:table-cell>
          <table:table-cell office:value-type="float" office:value="38311" table:style-name="ce5">
            <text:p>38,311<text:s/></text:p>
          </table:table-cell>
          <table:table-cell office:value-type="float" office:value="29990" table:style-name="ce5">
            <text:p>29,990<text:s/></text:p>
          </table:table-cell>
          <table:table-cell office:value-type="float" office:value="14870" table:style-name="ce5">
            <text:p>14,870<text:s/></text:p>
          </table:table-cell>
          <table:table-cell office:value-type="float" office:value="35325" table:style-name="ce5">
            <text:p>35,325<text:s/></text:p>
          </table:table-cell>
          <table:table-cell office:value-type="float" office:value="8534" table:style-name="ce5">
            <text:p>8,534<text:s/></text:p>
          </table:table-cell>
          <table:table-cell office:value-type="float" office:value="10951" table:style-name="ce5">
            <text:p>10,951<text:s/></text:p>
          </table:table-cell>
          <table:table-cell office:value-type="float" office:value="20676" table:style-name="ce5">
            <text:p>20,676<text:s/></text:p>
          </table:table-cell>
          <table:table-cell office:value-type="float" office:value="7465" table:style-name="ce5">
            <text:p>7,465<text:s/></text:p>
          </table:table-cell>
          <table:table-cell office:value-type="float" office:value="4087" table:style-name="ce5">
            <text:p>4,087<text:s/></text:p>
          </table:table-cell>
          <table:table-cell office:value-type="float" office:value="3815" table:style-name="ce5">
            <text:p>3,815<text:s/></text:p>
          </table:table-cell>
          <table:table-cell office:value-type="float" office:value="14803" table:style-name="ce5">
            <text:p>14,803<text:s/></text:p>
          </table:table-cell>
          <table:table-cell office:value-type="float" office:value="10375" table:style-name="ce5">
            <text:p>10,375<text:s/></text:p>
          </table:table-cell>
          <table:table-cell office:value-type="float" office:value="9043" table:style-name="ce5">
            <text:p>9,043<text:s/></text:p>
          </table:table-cell>
          <table:table-cell office:value-type="float" office:value="47296" table:style-name="ce5">
            <text:p>47,296<text:s/></text:p>
          </table:table-cell>
          <table:table-cell office:value-type="float" office:value="9550" table:style-name="ce5">
            <text:p>9,550<text:s/></text:p>
          </table:table-cell>
          <table:table-cell office:value-type="float" office:value="14521" table:style-name="ce5">
            <text:p>14,521<text:s/></text:p>
          </table:table-cell>
          <table:table-cell office:value-type="float" office:value="8151" table:style-name="ce5">
            <text:p>8,151<text:s/></text:p>
          </table:table-cell>
          <table:table-cell office:value-type="float" office:value="22805" table:style-name="ce5">
            <text:p>22,805<text:s/></text:p>
          </table:table-cell>
          <table:table-cell office:value-type="float" office:value="28117" table:style-name="ce5">
            <text:p>28,117<text:s/></text:p>
          </table:table-cell>
          <table:table-cell office:value-type="float" office:value="34780" table:style-name="ce5">
            <text:p>34,780<text:s/></text:p>
          </table:table-cell>
          <table:table-cell office:value-type="float" office:value="55208" table:style-name="ce5">
            <text:p>55,208<text:s/></text:p>
          </table:table-cell>
          <table:table-cell office:value-type="float" office:value="46972" table:style-name="ce5">
            <text:p>46,972<text:s/></text:p>
          </table:table-cell>
          <table:table-cell office:value-type="float" office:value="28268" table:style-name="ce5">
            <text:p>28,268<text:s/></text:p>
          </table:table-cell>
          <table:table-cell office:value-type="float" office:value="33784" table:style-name="ce5">
            <text:p>33,784<text:s/></text:p>
          </table:table-cell>
          <table:table-cell office:value-type="float" office:value="81731" table:style-name="ce5">
            <text:p>81,731<text:s/></text:p>
          </table:table-cell>
          <table:table-cell office:value-type="float" office:value="25947" table:style-name="ce5">
            <text:p>25,947<text:s/></text:p>
          </table:table-cell>
          <table:table-cell office:value-type="float" office:value="37200" table:style-name="ce5">
            <text:p>37,200<text:s/></text:p>
          </table:table-cell>
          <table:table-cell office:value-type="float" office:value="40742" table:style-name="ce5">
            <text:p>40,742<text:s/></text:p>
          </table:table-cell>
          <table:table-cell office:value-type="float" office:value="24857" table:style-name="ce5">
            <text:p>24,857<text:s/></text:p>
          </table:table-cell>
          <table:table-cell office:value-type="float" office:value="72991" table:style-name="ce5">
            <text:p>72,991<text:s/></text:p>
          </table:table-cell>
          <table:table-cell office:value-type="float" office:value="23091" table:style-name="ce5">
            <text:p>23,091<text:s/></text:p>
          </table:table-cell>
          <table:table-cell office:value-type="float" office:value="19212" table:style-name="ce5">
            <text:p>19,212<text:s/></text:p>
          </table:table-cell>
          <table:table-cell office:value-type="float" office:value="16448" table:style-name="ce5">
            <text:p>16,448<text:s/></text:p>
          </table:table-cell>
          <table:table-cell office:value-type="float" office:value="21746" table:style-name="ce5">
            <text:p>21,746<text:s/></text:p>
          </table:table-cell>
          <table:table-cell office:value-type="float" office:value="16234" table:style-name="ce5">
            <text:p>16,234<text:s/></text:p>
          </table:table-cell>
          <table:table-cell office:value-type="float" office:value="38270" table:style-name="ce5">
            <text:p>38,270<text:s/></text:p>
          </table:table-cell>
          <table:table-cell office:value-type="float" office:value="20219" table:style-name="ce5">
            <text:p>20,219<text:s/></text:p>
          </table:table-cell>
          <table:table-cell office:value-type="float" office:value="9538" table:style-name="ce5">
            <text:p>9,538<text:s/></text:p>
          </table:table-cell>
          <table:table-cell office:value-type="float" office:value="13784" table:style-name="ce5">
            <text:p>13,784<text:s/></text:p>
          </table:table-cell>
          <table:table-cell office:value-type="float" office:value="41169" table:style-name="ce5">
            <text:p>41,169<text:s/></text:p>
          </table:table-cell>
          <table:table-cell office:value-type="float" office:value="26354" table:style-name="ce5">
            <text:p>26,354<text:s/></text:p>
          </table:table-cell>
          <table:table-cell office:value-type="float" office:value="26103" table:style-name="ce5">
            <text:p>26,103<text:s/></text:p>
          </table:table-cell>
          <table:table-cell office:value-type="float" office:value="28959" table:style-name="ce5">
            <text:p>28,959<text:s/></text:p>
          </table:table-cell>
          <table:table-cell office:value-type="float" office:value="14894" table:style-name="ce5">
            <text:p>14,894<text:s/></text:p>
          </table:table-cell>
          <table:table-cell office:value-type="float" office:value="11752" table:style-name="ce5">
            <text:p>11,752<text:s/></text:p>
          </table:table-cell>
          <table:table-cell office:value-type="float" office:value="5991" table:style-name="ce5">
            <text:p>5,991<text:s/></text:p>
          </table:table-cell>
          <table:table-cell office:value-type="float" office:value="5356" table:style-name="ce5">
            <text:p>5,356<text:s/></text:p>
          </table:table-cell>
          <table:table-cell office:value-type="float" office:value="6868" table:style-name="ce5">
            <text:p>6,868<text:s/></text:p>
          </table:table-cell>
          <table:table-cell office:value-type="float" office:value="11201" table:style-name="ce5">
            <text:p>11,201<text:s/></text:p>
          </table:table-cell>
          <table:table-cell office:value-type="float" office:value="10534" table:style-name="ce5">
            <text:p>10,534<text:s/></text:p>
          </table:table-cell>
          <table:table-cell office:value-type="float" office:value="16657" table:style-name="ce5">
            <text:p>16,657<text:s/></text:p>
          </table:table-cell>
          <table:table-cell office:value-type="float" office:value="19818" table:style-name="ce5">
            <text:p>19,818<text:s/></text:p>
          </table:table-cell>
          <table:table-cell office:value-type="float" office:value="30679" table:style-name="ce5">
            <text:p>30,679<text:s/></text:p>
          </table:table-cell>
          <table:table-cell office:value-type="float" office:value="27849" table:style-name="ce5">
            <text:p>27,849<text:s/></text:p>
          </table:table-cell>
          <table:table-cell office:value-type="float" office:value="15872" table:style-name="ce5">
            <text:p>15,872<text:s/></text:p>
          </table:table-cell>
          <table:table-cell office:value-type="float" office:value="13778" table:style-name="ce5">
            <text:p>13,778<text:s/></text:p>
          </table:table-cell>
          <table:table-cell office:value-type="float" office:value="13232" table:style-name="ce5">
            <text:p>13,232<text:s/></text:p>
          </table:table-cell>
          <table:table-cell office:value-type="float" office:value="13958" table:style-name="ce5">
            <text:p>13,958<text:s/></text:p>
          </table:table-cell>
          <table:table-cell office:value-type="float" office:value="13153" table:style-name="ce5">
            <text:p>13,153<text:s/></text:p>
          </table:table-cell>
          <table:table-cell office:value-type="float" office:value="12262" table:style-name="ce5">
            <text:p>12,262<text:s/></text:p>
          </table:table-cell>
          <table:table-cell office:value-type="float" office:value="10981" table:style-name="ce5">
            <text:p>10,981<text:s/></text:p>
          </table:table-cell>
          <table:table-cell table:number-columns-repeated="16275"/>
        </table:table-row>
        <table:table-row table:style-name="ro2">
          <table:table-cell table:style-name="ce4"/>
          <table:table-cell table:number-columns-repeated="108" table:style-name="ce5"/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8-12-11T13:45:49Z</meta:creation-date>
    <dc:date>2018-12-11T13:47:15Z</dc:date>
  </office:meta>
</office:document-meta>
</file>